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6.001cm"/>
    </style:style>
    <style:style style:name="co2" style:family="table-column">
      <style:table-column-properties fo:break-before="auto" style:column-width="2.258cm"/>
    </style:style>
    <style:style style:name="ro1" style:family="table-row">
      <style:table-row-properties style:row-height="0.557cm" fo:break-before="auto" style:use-optimal-row-height="true"/>
    </style:style>
    <style:style style:name="ro2" style:family="table-row">
      <style:table-row-properties style:row-height="1.157cm" fo:break-before="auto" style:use-optimal-row-height="true"/>
    </style:style>
    <style:style style:name="ro3" style:family="table-row">
      <style:table-row-properties style:row-height="8.528cm" fo:break-before="auto" style:use-optimal-row-height="true"/>
    </style:style>
    <style:style style:name="ro4" style:family="table-row">
      <style:table-row-properties style:row-height="6.422cm" fo:break-before="auto" style:use-optimal-row-height="true"/>
    </style:style>
    <style:style style:name="ro5" style:family="table-row">
      <style:table-row-properties style:row-height="6.884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3.644cm" fo:break-before="auto" style:use-optimal-row-height="true"/>
    </style:style>
    <style:style style:name="ro8" style:family="table-row">
      <style:table-row-properties style:row-height="5.75cm" fo:break-before="auto" style:use-optimal-row-height="true"/>
    </style:style>
    <style:style style:name="ro9" style:family="table-row">
      <style:table-row-properties style:row-height="1.214cm" fo:break-before="auto" style:use-optimal-row-height="true"/>
    </style:style>
    <style:style style:name="ro10" style:family="table-row">
      <style:table-row-properties style:row-height="1.782cm" fo:break-before="auto" style:use-optimal-row-height="true"/>
    </style:style>
    <style:style style:name="ro11" style:family="table-row">
      <style:table-row-properties style:row-height="2.348cm" fo:break-before="auto" style:use-optimal-row-height="true"/>
    </style:style>
    <style:style style:name="ro12" style:family="table-row">
      <style:table-row-properties style:row-height="0.647cm" fo:break-before="auto" style:use-optimal-row-height="true"/>
    </style:style>
    <style:style style:name="ro13" style:family="table-row">
      <style:table-row-properties style:row-height="4.05cm" fo:break-before="auto" style:use-optimal-row-height="true"/>
    </style:style>
    <style:style style:name="ro14" style:family="table-row">
      <style:table-row-properties style:row-height="2.916cm" fo:break-before="auto" style:use-optimal-row-height="true"/>
    </style:style>
    <style:style style:name="ro15" style:family="table-row">
      <style:table-row-properties style:row-height="0.891cm" fo:break-before="auto" style:use-optimal-row-height="true"/>
    </style:style>
    <style:style style:name="ro16" style:family="table-row">
      <style:table-row-properties style:row-height="5.184cm" fo:break-before="auto" style:use-optimal-row-height="true"/>
    </style:style>
    <style:style style:name="ro17" style:family="table-row">
      <style:table-row-properties style:row-height="6.318cm" fo:break-before="auto" style:use-optimal-row-height="true"/>
    </style:style>
    <style:style style:name="ro18" style:family="table-row">
      <style:table-row-properties style:row-height="4.616cm" fo:break-before="auto" style:use-optimal-row-height="true"/>
    </style:style>
    <style:style style:name="ro19" style:family="table-row">
      <style:table-row-properties style:row-height="3.482cm" fo:break-before="auto" style:use-optimal-row-height="true"/>
    </style:style>
    <style:style style:name="ro20"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666666" style:text-align-source="fix" style:repeat-content="false" fo:wrap-option="wrap"/>
      <style:paragraph-properties fo:text-align="center" fo:margin-left="0cm"/>
      <style:text-properties fo:color="#ffffff" style:text-outline="false" style:text-line-through-style="none" style:text-line-through-type="none" style:font-name="Arial" fo:font-size="10pt" fo:language="es" fo:country="E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fo:background-color="#999999"/>
      <style:text-properties style:font-name="Arial"/>
    </style:style>
    <style:style style:name="ce10" style:family="table-cell" style:parent-style-name="Default">
      <style:table-cell-properties fo:background-color="transparent"/>
      <style:text-properties style:font-name="Arial"/>
    </style:style>
    <style:style style:name="ce5" style:family="table-cell" style:parent-style-name="Default">
      <style:text-properties style:font-name="Arial"/>
    </style:style>
    <style:style style:name="ce6" style:family="table-cell" style:parent-style-name="Default">
      <style:table-cell-properties fo:wrap-option="wrap"/>
      <style:text-properties style:use-window-font-color="true"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666666" style:text-align-source="fix" style:repeat-content="false" fo:wrap-option="wrap"/>
      <style:paragraph-properties fo:text-align="center" fo:margin-left="0cm"/>
      <style:text-properties fo:color="#ffffff" style:text-outline="false" style:text-line-through-style="none" style:text-line-through-type="none" style:font-name="Arial" fo:font-size="10pt" fo:language="es" fo:country="E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fo:background-color="#999999"/>
      <style:text-properties style:font-name="Arial"/>
    </style:style>
    <style:style style:name="ce21" style:family="table-cell" style:parent-style-name="Default">
      <style:table-cell-properties fo:background-color="transparent"/>
      <style:text-properties style:font-name="Arial"/>
    </style:style>
    <style:style style:name="ce16" style:family="table-cell" style:parent-style-name="Default">
      <style:text-properties style:font-name="Arial"/>
    </style:style>
    <style:style style:name="ce17" style:family="table-cell" style:parent-style-name="Default">
      <style:table-cell-properties fo:wrap-option="wrap"/>
      <style:text-properties style:use-window-font-color="true"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999999" style:text-align-source="fix" style:repeat-content="false" fo:wrap-option="wrap"/>
      <style:paragraph-properties fo:text-align="center" fo:margin-left="0cm"/>
      <style:text-properties style:font-name="Arial"/>
    </style:style>
    <style:style style:name="ce8" style:family="table-cell" style:parent-style-name="Default">
      <style:table-cell-properties fo:wrap-option="wrap"/>
      <style:text-properties style:font-name="Arial"/>
    </style:style>
    <style:style style:name="ce9" style:family="table-cell" style:parent-style-name="Default">
      <style:table-cell-properties fo:wrap-option="wrap"/>
      <style:text-properties style:font-name="Arial" fo:font-size="11pt" fo:language="en" fo:country="GB" style:font-name-asian="Calibri" style:font-size-asian="11pt" style:language-asian="en" style:country-asian="US" style:font-name-complex="Times New Roman" style:font-size-complex="11pt" style:language-complex="ar" style:country-complex="SA"/>
    </style:style>
    <style:style style:name="ce30" style:family="table-cell" style:parent-style-name="Default">
      <style:table-cell-properties fo:padding="0.071cm"/>
    </style:style>
    <style:style style:name="ce11" style:family="table-cell" style:parent-style-name="Default">
      <style:table-cell-properties fo:background-color="#999999" style:text-align-source="fix" style:repeat-content="false" fo:wrap-option="wrap"/>
      <style:paragraph-properties fo:text-align="center" fo:margin-left="0cm"/>
    </style:style>
    <style:style style:name="ce12" style:family="table-cell" style:parent-style-name="Default">
      <style:table-cell-properties fo:wrap-option="wrap"/>
    </style:style>
    <style:style style:name="T1" style:family="text">
      <style:text-properties style:letter-kerning="true" fo:language="en" fo:country="GB" style:language-asian="en" style:country-asian="US" style:language-complex="ar" style:country-complex="SA"/>
    </style:style>
  </office:automatic-styles>
  <office:body>
    <office:spreadsheet>
      <table:calculation-settings table:automatic-find-labels="false" table:use-regular-expressions="false" table:use-wildcards="true"/>
      <table:table table:name="Hoja1" table:style-name="ta1">
        <table:table-column table:style-name="co1" table:default-cell-style-name="ce5"/>
        <table:table-column table:style-name="co1" table:default-cell-style-name="ce16"/>
        <table:table-column table:style-name="co1" table:default-cell-style-name="ce5"/>
        <table:table-column table:style-name="co1" table:default-cell-style-name="ce8"/>
        <table:table-column table:style-name="co1" table:number-columns-repeated="24" table:default-cell-style-name="ce12"/>
        <table:table-column table:style-name="co2" table:number-columns-repeated="16356" table:default-cell-style-name="Default"/>
        <table:table-row table:style-name="ro1">
          <table:table-cell table:style-name="ce1" office:value-type="string" calcext:value-type="string">
            <text:p>Trigger/Element/Note</text:p>
          </table:table-cell>
          <table:table-cell table:style-name="ce14" office:value-type="string" calcext:value-type="string">
            <text:p>Who speaks?</text:p>
          </table:table-cell>
          <table:table-cell table:style-name="ce1" office:value-type="string" calcext:value-type="string">
            <text:p>Is answer?</text:p>
          </table:table-cell>
          <table:table-cell table:style-name="ce1" office:value-type="string" calcext:value-type="string">
            <text:p>English (raw)</text:p>
          </table:table-cell>
          <table:table-cell table:style-name="ce1" office:value-type="string" calcext:value-type="string">
            <text:p>Chinese</text:p>
          </table:table-cell>
          <table:table-cell table:style-name="ce1" office:value-type="string" calcext:value-type="string">
            <text:p>Japanese</text:p>
          </table:table-cell>
          <table:table-cell table:style-name="ce1" office:value-type="string" calcext:value-type="string">
            <text:p>Polish</text:p>
          </table:table-cell>
          <table:table-cell table:style-name="ce1" office:value-type="string" calcext:value-type="string">
            <text:p>Spanish</text:p>
          </table:table-cell>
          <table:table-cell table:style-name="ce1" office:value-type="string" calcext:value-type="string">
            <text:p>Russian</text:p>
          </table:table-cell>
          <table:table-cell table:style-name="ce1" office:value-type="string" calcext:value-type="string">
            <text:p>French</text:p>
          </table:table-cell>
          <table:table-cell table:style-name="ce1" office:value-type="string" calcext:value-type="string">
            <text:p>Slovenian</text:p>
          </table:table-cell>
          <table:table-cell table:style-name="ce1" office:value-type="string" calcext:value-type="string">
            <text:p>Hungarian</text:p>
          </table:table-cell>
          <table:table-cell table:style-name="ce1" office:value-type="string" calcext:value-type="string">
            <text:p>Greek</text:p>
          </table:table-cell>
          <table:table-cell table:style-name="ce1" office:value-type="string" calcext:value-type="string">
            <text:p>Turkish</text:p>
          </table:table-cell>
          <table:table-cell table:style-name="ce1" office:value-type="string" calcext:value-type="string">
            <text:p>Italian</text:p>
          </table:table-cell>
          <table:table-cell table:style-name="ce1" office:value-type="string" calcext:value-type="string">
            <text:p>Dutch</text:p>
          </table:table-cell>
          <table:table-cell table:style-name="ce1" office:value-type="string" calcext:value-type="string">
            <text:p>Korean</text:p>
          </table:table-cell>
          <table:table-cell table:style-name="ce1" office:value-type="string" calcext:value-type="string">
            <text:p>Slovak</text:p>
          </table:table-cell>
          <table:table-cell table:style-name="ce1" office:value-type="string" calcext:value-type="string">
            <text:p>Portuguese</text:p>
          </table:table-cell>
          <table:table-cell table:style-name="ce1" office:value-type="string" calcext:value-type="string">
            <text:p>Thai</text:p>
          </table:table-cell>
          <table:table-cell table:style-name="ce1" office:value-type="string" calcext:value-type="string">
            <text:p>Indonesian</text:p>
          </table:table-cell>
          <table:table-cell table:style-name="ce1" office:value-type="string" calcext:value-type="string">
            <text:p>Czech</text:p>
          </table:table-cell>
          <table:table-cell table:style-name="ce1" office:value-type="string" calcext:value-type="string">
            <text:p>Filipino</text:p>
          </table:table-cell>
          <table:table-cell table:style-name="ce1" office:value-type="string" calcext:value-type="string">
            <text:p>Ukranian</text:p>
          </table:table-cell>
          <table:table-cell table:style-name="ce1" office:value-type="string" calcext:value-type="string">
            <text:p>Vietnamese</text:p>
          </table:table-cell>
          <table:table-cell table:style-name="ce1" office:value-type="string" calcext:value-type="string">
            <text:p>German</text:p>
          </table:table-cell>
          <table:table-cell table:style-name="ce1" office:value-type="string" calcext:value-type="string">
            <text:p>Finnish</text:p>
          </table:table-cell>
          <table:table-cell table:style-name="ce1" office:value-type="string" calcext:value-type="string">
            <text:p>Danish</text:p>
          </table:table-cell>
          <table:table-cell office:value-type="string" calcext:value-type="string">
            <text:p>***END***</text:p>
          </table:table-cell>
          <table:table-cell table:number-columns-repeated="16355"/>
        </table:table-row>
        <table:table-row table:style-name="ro1">
          <table:table-cell table:style-name="ce4"/>
          <table:table-cell table:style-name="ce15"/>
          <table:table-cell table:style-name="ce4"/>
          <table:table-cell table:style-name="ce7" office:value-type="string" calcext:value-type="string">
            <text:p>en</text:p>
          </table:table-cell>
          <table:table-cell table:style-name="ce11" office:value-type="string" calcext:value-type="string">
            <text:p>zh-CN</text:p>
          </table:table-cell>
          <table:table-cell table:style-name="ce11" office:value-type="string" calcext:value-type="string">
            <text:p>ja</text:p>
          </table:table-cell>
          <table:table-cell table:style-name="ce11" office:value-type="string" calcext:value-type="string">
            <text:p>pl</text:p>
          </table:table-cell>
          <table:table-cell table:style-name="ce11" office:value-type="string" calcext:value-type="string">
            <text:p>es</text:p>
          </table:table-cell>
          <table:table-cell table:style-name="ce11" office:value-type="string" calcext:value-type="string">
            <text:p>ru</text:p>
          </table:table-cell>
          <table:table-cell table:style-name="ce11" office:value-type="string" calcext:value-type="string">
            <text:p>fr</text:p>
          </table:table-cell>
          <table:table-cell table:style-name="ce11" office:value-type="string" calcext:value-type="string">
            <text:p>sl</text:p>
          </table:table-cell>
          <table:table-cell table:style-name="ce11" office:value-type="string" calcext:value-type="string">
            <text:p>hu</text:p>
          </table:table-cell>
          <table:table-cell table:style-name="ce11" office:value-type="string" calcext:value-type="string">
            <text:p>el</text:p>
          </table:table-cell>
          <table:table-cell table:style-name="ce11" office:value-type="string" calcext:value-type="string">
            <text:p>tr</text:p>
          </table:table-cell>
          <table:table-cell table:style-name="ce11" office:value-type="string" calcext:value-type="string">
            <text:p>it</text:p>
          </table:table-cell>
          <table:table-cell table:style-name="ce11" office:value-type="string" calcext:value-type="string">
            <text:p>nl</text:p>
          </table:table-cell>
          <table:table-cell table:style-name="ce11" office:value-type="string" calcext:value-type="string">
            <text:p>ko</text:p>
          </table:table-cell>
          <table:table-cell table:style-name="ce11" office:value-type="string" calcext:value-type="string">
            <text:p>sk</text:p>
          </table:table-cell>
          <table:table-cell table:style-name="ce11" office:value-type="string" calcext:value-type="string">
            <text:p>pt</text:p>
          </table:table-cell>
          <table:table-cell table:style-name="ce11" office:value-type="string" calcext:value-type="string">
            <text:p>th</text:p>
          </table:table-cell>
          <table:table-cell table:style-name="ce11" office:value-type="string" calcext:value-type="string">
            <text:p>id</text:p>
          </table:table-cell>
          <table:table-cell table:style-name="ce11" office:value-type="string" calcext:value-type="string">
            <text:p>cs</text:p>
          </table:table-cell>
          <table:table-cell table:style-name="ce11" office:value-type="string" calcext:value-type="string">
            <text:p>fil</text:p>
          </table:table-cell>
          <table:table-cell table:style-name="ce11" office:value-type="string" calcext:value-type="string">
            <text:p>uk</text:p>
          </table:table-cell>
          <table:table-cell table:style-name="ce11" office:value-type="string" calcext:value-type="string">
            <text:p>vi</text:p>
          </table:table-cell>
          <table:table-cell table:style-name="ce11" office:value-type="string" calcext:value-type="string">
            <text:p>de</text:p>
          </table:table-cell>
          <table:table-cell table:style-name="ce11" office:value-type="string" calcext:value-type="string">
            <text:p>fi</text:p>
          </table:table-cell>
          <table:table-cell table:style-name="ce11" office:value-type="string" calcext:value-type="string">
            <text:p>da</text:p>
          </table:table-cell>
          <table:table-cell office:value-type="string" calcext:value-type="string">
            <text:p>***END***</text:p>
          </table:table-cell>
          <table:table-cell table:number-columns-repeated="16355"/>
        </table:table-row>
        <table:table-row table:style-name="ro2">
          <table:table-cell table:style-name="ce10" office:value-type="string" calcext:value-type="string">
            <text:p>Name</text:p>
          </table:table-cell>
          <table:table-cell table:style-name="ce21"/>
          <table:table-cell table:style-name="ce10"/>
          <table:table-cell office:value-type="string" calcext:value-type="string">
            <text:p>Guidance Bot Personality Module</text:p>
          </table:table-cell>
          <table:table-cell table:formula="of:=GOOGLETRANSLATE_YOULIBRECALC([.$D3];[.$D$2];[.$E$2])" office:value-type="string" office:string-value="指导机器人个性模块" calcext:value-type="string">
            <text:p>指导机器人个性模块</text:p>
          </table:table-cell>
          <table:table-cell table:formula="of:=GOOGLETRANSLATE_YOULIBRECALC([.$D3];[.$D$2];[.$F$2])" office:value-type="string" office:string-value="ガイダンスボットパーソナリティモジュール" calcext:value-type="string">
            <text:p>ガイダンスボットパーソナリティモジュール</text:p>
          </table:table-cell>
          <table:table-cell table:formula="of:=GOOGLETRANSLATE_YOULIBRECALC([.$D3];[.$D$2];[.$G$2])" office:value-type="string" office:string-value="Moduł osobowości botów wskazówek" calcext:value-type="string">
            <text:p>Moduł osobowości botów wskazówek</text:p>
          </table:table-cell>
          <table:table-cell table:formula="of:=GOOGLETRANSLATE_YOULIBRECALC([.$D3];[.$D$2];[.$H$2])" office:value-type="string" office:string-value="Módulo de personalidad de Bot de orientación" calcext:value-type="string">
            <text:p>Módulo de personalidad de Bot de orientación</text:p>
          </table:table-cell>
          <table:table-cell table:formula="of:=GOOGLETRANSLATE_YOULIBRECALC([.$D3];[.$D$2];[.$I$2])" office:value-type="string" office:string-value="Модуль личности руководства" calcext:value-type="string">
            <text:p>Модуль личности руководства</text:p>
          </table:table-cell>
          <table:table-cell table:formula="of:=GOOGLETRANSLATE_YOULIBRECALC([.$D3];[.$D$2];[.$J$2])" office:value-type="string" office:string-value="Module de personnalité de bot de guidage" calcext:value-type="string">
            <text:p>Module de personnalité de bot de guidage</text:p>
          </table:table-cell>
          <table:table-cell table:formula="of:=GOOGLETRANSLATE_YOULIBRECALC([.$D3];[.$D$2];[.$K$2])" office:value-type="string" office:string-value="Vodnik bot osebnostni modul" calcext:value-type="string">
            <text:p>Vodnik bot osebnostni modul</text:p>
          </table:table-cell>
          <table:table-cell table:formula="of:=GOOGLETRANSLATE_YOULIBRECALC([.$D3];[.$D$2];[.$L$2])" office:value-type="string" office:string-value="Útmutató bot személyiségmodul" calcext:value-type="string">
            <text:p>Útmutató bot személyiségmodul</text:p>
          </table:table-cell>
          <table:table-cell table:formula="of:=GOOGLETRANSLATE_YOULIBRECALC([.$D3];[.$D$2];[.$M$2])" office:value-type="string" office:string-value="Μονάδα προσωπικότητας καθοδήγησης BOT" calcext:value-type="string">
            <text:p>Μονάδα προσωπικότητας καθοδήγησης BOT</text:p>
          </table:table-cell>
          <table:table-cell table:formula="of:=GOOGLETRANSLATE_YOULIBRECALC([.$D3];[.$D$2];[.$N$2])" office:value-type="string" office:string-value="Rehberlik Bot Kişilik Modülü" calcext:value-type="string">
            <text:p>Rehberlik Bot Kişilik Modülü</text:p>
          </table:table-cell>
          <table:table-cell table:formula="of:=GOOGLETRANSLATE_YOULIBRECALC([.$D3];[.$D$2];[.$O$2])" office:value-type="string" office:string-value="Modulo di personalità di orientamento bot" calcext:value-type="string">
            <text:p>Modulo di personalità di orientamento bot</text:p>
          </table:table-cell>
          <table:table-cell table:formula="of:=GOOGLETRANSLATE_YOULIBRECALC([.$D3];[.$D$2];[.$P$2])" office:value-type="string" office:string-value="Guidance BOT Persoonlijkheidsmodule" calcext:value-type="string">
            <text:p>Guidance BOT Persoonlijkheidsmodule</text:p>
          </table:table-cell>
          <table:table-cell table:formula="of:=GOOGLETRANSLATE_YOULIBRECALC([.$D3];[.$D$2];[.$Q$2])" office:value-type="string" office:string-value="안내 봇 성격 모듈" calcext:value-type="string">
            <text:p>안내 봇 성격 모듈</text:p>
          </table:table-cell>
          <table:table-cell table:formula="of:=GOOGLETRANSLATE_YOULIBRECALC([.$D3];[.$D$2];[.$R$2])" office:value-type="string" office:string-value="Riadiaci modul osobnosti" calcext:value-type="string">
            <text:p>Riadiaci modul osobnosti</text:p>
          </table:table-cell>
          <table:table-cell table:formula="of:=GOOGLETRANSLATE_YOULIBRECALC([.$D3];[.$D$2];[.$S$2])" office:value-type="string" office:string-value="Módulo de personalidade de botão de orientação" calcext:value-type="string">
            <text:p>Módulo de personalidade de botão de orientação</text:p>
          </table:table-cell>
          <table:table-cell table:formula="of:=GOOGLETRANSLATE_YOULIBRECALC([.$D3];[.$D$2];[.$T$2])" office:value-type="string" office:string-value="คำแนะนำของโมดูลบุคลิกภาพ" calcext:value-type="string">
            <text:p>คำแนะนำของโมดูลบุคลิกภาพ</text:p>
          </table:table-cell>
          <table:table-cell table:formula="of:=GOOGLETRANSLATE_YOULIBRECALC([.$D3];[.$D$2];[.$U$2])" office:value-type="string" office:string-value="Modul Kepribadian Bot Bimbingan" calcext:value-type="string">
            <text:p>Modul Kepribadian Bot Bimbingan</text:p>
          </table:table-cell>
          <table:table-cell table:formula="of:=GOOGLETRANSLATE_YOULIBRECALC([.$D3];[.$D$2];[.$V$2])" office:value-type="string" office:string-value="Modul osobnosti Bot Bot" calcext:value-type="string">
            <text:p>Modul osobnosti Bot Bot</text:p>
          </table:table-cell>
          <table:table-cell table:formula="of:=GOOGLETRANSLATE_YOULIBRECALC([.$D3];[.$D$2];[.$W$2])" office:value-type="string" office:string-value="Guidance Bot Personality Module" calcext:value-type="string">
            <text:p>Guidance Bot Personality Module</text:p>
          </table:table-cell>
          <table:table-cell table:formula="of:=GOOGLETRANSLATE_YOULIBRECALC([.$D3];[.$D$2];[.$X$2])" office:value-type="string" office:string-value="Керівництво бот -модуль особистості" calcext:value-type="string">
            <text:p>Керівництво бот -модуль особистості</text:p>
          </table:table-cell>
          <table:table-cell table:formula="of:=GOOGLETRANSLATE_YOULIBRECALC([.$D3];[.$D$2];[.$Y$2])" office:value-type="string" office:string-value="Hướng dẫn mô -đun nhân cách bot" calcext:value-type="string">
            <text:p>Hướng dẫn mô -đun nhân cách bot</text:p>
          </table:table-cell>
          <table:table-cell table:formula="of:=GOOGLETRANSLATE_YOULIBRECALC([.$D3];[.$D$2];[.$Z$2])" office:value-type="string" office:string-value="Guidance Bot Persönlichkeitsmodul" calcext:value-type="string">
            <text:p>Guidance Bot Persönlichkeitsmodul</text:p>
          </table:table-cell>
          <table:table-cell table:formula="of:=GOOGLETRANSLATE_YOULIBRECALC([.$D3];[.$D$2];[.$AA$2])" office:value-type="string" office:string-value="Ohjaus bot persoonallisuusmoduuli" calcext:value-type="string">
            <text:p>Ohjaus bot persoonallisuusmoduuli</text:p>
          </table:table-cell>
          <table:table-cell table:formula="of:=GOOGLETRANSLATE_YOULIBRECALC([.$D3];[.$D$2];[.$AB$2])" office:value-type="string" office:string-value="Vejledning af bot personlighedsmodul" calcext:value-type="string">
            <text:p>Vejledning af bot personlighedsmodul</text:p>
          </table:table-cell>
          <table:table-cell office:value-type="string" calcext:value-type="string">
            <text:p>***END***</text:p>
          </table:table-cell>
        </table:table-row>
        <table:table-row table:style-name="ro3">
          <table:table-cell office:value-type="string" calcext:value-type="string">
            <text:p>Mod_description</text:p>
          </table:table-cell>
          <table:table-cell table:number-columns-repeated="2"/>
          <table:table-cell office:value-type="string" calcext:value-type="string">
            <text:p>From the creators of Nerd Dimension Personality Modules (Volume I), arrives a completely new opportunity to get nerdy! Prepare yourself for the latest, most advanced Nerd Dimension personality modules product line, including: Guidance, which offers a magic experience for those who are not “properly skilled”. Your bot will guide you thought this journey in what would probably be the best sex ed you ever had! What are you waiting for? Join the nerd army! Become part of the Nerd Dimension!</text:p>
          </table:table-cell>
          <table:table-cell table:formula="of:=GOOGLETRANSLATE_YOULIBRECALC([.$D4];[.$D$2];[.$E$2])" office:value-type="string" office:string-value="从书呆子维度个性模块的创建者（第I卷）中获得了一个全新的机会，可以使您变得书呆子！为最新的，最先进的书呆子个性模块产品线做好准备，包括：指导，为那些不熟练熟练的人提供了神奇的体验。您的机器人将指导您认为这一旅程可能是您有史以来最好的性爱！你还在等什么？加入书呆子军队！成为书呆子维度的一部分！" calcext:value-type="string">
            <text:p>从书呆子维度个性模块的创建者（第I卷）中获得了一个全新的机会，可以使您变得书呆子！为最新的，最先进的书呆子个性模块产品线做好准备，包括：指导，为那些不熟练熟练的人提供了神奇的体验。您的机器人将指导您认为这一旅程可能是您有史以来最好的性爱！你还在等什么？加入书呆子军队！成为书呆子维度的一部分！</text:p>
          </table:table-cell>
          <table:table-cell table:formula="of:=GOOGLETRANSLATE_YOULIBRECALC([.$D4];[.$D$2];[.$F$2])" office:value-type="string" office:string-value="オタクディメンションパーソナリティモジュール（ボリュームI）の作成者から、オタクになるまったく新しい機会が届きます！ 「適切に熟練していない」人に魔法の体験を提供するガイダンスを含む、最新の、最新のオタクディメンションパーソナリティモジュール製品ラインに備えてください。あなたのボットは、あなたがこれまでに持っていた最高のセックスであると思われるこの旅を考えています！何を待っていますか？オタク軍に参加してください！オタクの寸法の一部になりましょう！" calcext:value-type="string">
            <text:p>オタクディメンションパーソナリティモジュール（ボリュームI）の作成者から、オタクになるまったく新しい機会が届きます！ 「適切に熟練していない」人に魔法の体験を提供するガイダンスを含む、最新の、最新のオタクディメンションパーソナリティモジュール製品ラインに備えてください。あなたのボットは、あなたがこれまでに持っていた最高のセックスであると思われるこの旅を考えています！何を待っていますか？オタク軍に参加してください！オタクの寸法の一部になりましょう！</text:p>
          </table:table-cell>
          <table:table-cell table:formula="of:=GOOGLETRANSLATE_YOULIBRECALC([.$D4];[.$D$2];[.$G$2])" office:value-type="string" office:string-value="Od twórców modułów osobowości Nerd Dimension (tom I) przybywa zupełnie nowa okazja, aby uzyskać nerdy! Przygotuj się na najnowszą, najbardziej zaawansowaną linię osobowości Nerd Dimension Personality, w tym: wskazówkę, która oferuje magiczne doświadczenie dla tych, którzy nie są „odpowiednio wykwalifikowani”. Twój bot poprowadzi cię, pomyślał o tej podróży w tym, co prawdopodobnie byłby najlepszy seks, jaki kiedykolwiek miałeś! Na co czekasz? Dołącz do armii nerd! Stać się częścią wymiaru kujona!" calcext:value-type="string">
            <text:p>Od twórców modułów osobowości Nerd Dimension (tom I) przybywa zupełnie nowa okazja, aby uzyskać nerdy! Przygotuj się na najnowszą, najbardziej zaawansowaną linię osobowości Nerd Dimension Personality, w tym: wskazówkę, która oferuje magiczne doświadczenie dla tych, którzy nie są „odpowiednio wykwalifikowani”. Twój bot poprowadzi cię, pomyślał o tej podróży w tym, co prawdopodobnie byłby najlepszy seks, jaki kiedykolwiek miałeś! Na co czekasz? Dołącz do armii nerd! Stać się częścią wymiaru kujona!</text:p>
          </table:table-cell>
          <table:table-cell table:formula="of:=GOOGLETRANSLATE_YOULIBRECALC([.$D4];[.$D$2];[.$H$2])" office:value-type="string" office:string-value="¡De los creadores de los módulos de personalidad de la dimensión Nerd (Volumen I), llega una oportunidad completamente nueva para obtener nerd! Prepárese para la línea de productos de los módulos de personalidad nerd de la dimensión nerd más avanzados, que incluye: guía, que ofrece una experiencia mágica para aquellos que no son &quot;adecuadamente hábiles&quot;. ¡Tu bot te guiará pensó que este viaje en lo que probablemente sería el mejor sexo que hayas tenido! ¿Qué estás esperando? ¡Únete al ejército nerd! ¡Conviértete en parte de la dimensión nerd!" calcext:value-type="string">
            <text:p>¡De los creadores de los módulos de personalidad de la dimensión Nerd (Volumen I), llega una oportunidad completamente nueva para obtener nerd! Prepárese para la línea de productos de los módulos de personalidad nerd de la dimensión nerd más avanzados, que incluye: guía, que ofrece una experiencia mágica para aquellos que no son "adecuadamente hábiles". ¡Tu bot te guiará pensó que este viaje en lo que probablemente sería el mejor sexo que hayas tenido! ¿Qué estás esperando? ¡Únete al ejército nerd! ¡Conviértete en parte de la dimensión nerd!</text:p>
          </table:table-cell>
          <table:table-cell table:formula="of:=GOOGLETRANSLATE_YOULIBRECALC([.$D4];[.$D$2];[.$I$2])" office:value-type="string" office:string-value="От создателей модулей личности измерения Nerd (том I), прибывает совершенно новая возможность получить занудную! Подготовьтесь к последней, самой продвинутой линейной линейке продуктов Nerd Dimension Modules, в том числе: Guidance, которая предлагает магический опыт для тех, кто не «должным образом квалифицирован». Ваш бот будет вести, вы думали, что это путешествие в том, что, вероятно, будет лучшим сексом, который вы когда -либо имели! Чего вы ждете? Присоединяйтесь к армии ботаников! Станьте частью измерения ботаника!" calcext:value-type="string">
            <text:p>От создателей модулей личности измерения Nerd (том I), прибывает совершенно новая возможность получить занудную! Подготовьтесь к последней, самой продвинутой линейной линейке продуктов Nerd Dimension Modules, в том числе: Guidance, которая предлагает магический опыт для тех, кто не «должным образом квалифицирован». Ваш бот будет вести, вы думали, что это путешествие в том, что, вероятно, будет лучшим сексом, который вы когда -либо имели! Чего вы ждете? Присоединяйтесь к армии ботаников! Станьте частью измерения ботаника!</text:p>
          </table:table-cell>
          <table:table-cell table:formula="of:=GOOGLETRANSLATE_YOULIBRECALC([.$D4];[.$D$2];[.$J$2])" office:value-type="string" office:string-value="Des créateurs de modules de personnalité de dimension nerd (volume I), arrive une toute nouvelle occasion de devenir ringard! Préparez-vous à la dernière gamme de produits de la personnalité de la personnalité des dimensions de nerd les plus avancées, notamment: Guidance, qui offre une expérience magique à ceux qui ne sont pas «correctement qualifiés». Votre bot vous guidera que vous pensiez ce voyage dans ce qui serait probablement le meilleur sexe que vous ayez jamais eu! Qu'attendez-vous? Rejoignez l'armée nerd! Faites partie de la dimension nerd!" calcext:value-type="string">
            <text:p>Des créateurs de modules de personnalité de dimension nerd (volume I), arrive une toute nouvelle occasion de devenir ringard! Préparez-vous à la dernière gamme de produits de la personnalité de la personnalité des dimensions de nerd les plus avancées, notamment: Guidance, qui offre une expérience magique à ceux qui ne sont pas «correctement qualifiés». Votre bot vous guidera que vous pensiez ce voyage dans ce qui serait probablement le meilleur sexe que vous ayez jamais eu! Qu'attendez-vous? Rejoignez l'armée nerd! Faites partie de la dimension nerd!</text:p>
          </table:table-cell>
          <table:table-cell table:formula="of:=GOOGLETRANSLATE_YOULIBRECALC([.$D4];[.$D$2];[.$K$2])" office:value-type="string" office:string-value="Od ustvarjalcev osebnostnih modulov Nerd Dimension (zvezek I) prihaja povsem nova priložnost, da dobite nervo! Pripravite se na najnovejšo, najbolj napredno linijo osebnostnih osebnosti Nerd Dimension, vključno z: smernicami, ki ponuja čarobno izkušnjo za tiste, ki niso &quot;pravilno usposobljeni&quot;. Vaš bot bo vodil, da ste mislili, da je to potovanje v tem, kar bi verjetno bil najboljši seks, ki ste ga kdaj imeli! Kaj čakaš? Pridružite se nerd vojski! Postanite del dimenzije Nerd!" calcext:value-type="string">
            <text:p>Od ustvarjalcev osebnostnih modulov Nerd Dimension (zvezek I) prihaja povsem nova priložnost, da dobite nervo! Pripravite se na najnovejšo, najbolj napredno linijo osebnostnih osebnosti Nerd Dimension, vključno z: smernicami, ki ponuja čarobno izkušnjo za tiste, ki niso "pravilno usposobljeni". Vaš bot bo vodil, da ste mislili, da je to potovanje v tem, kar bi verjetno bil najboljši seks, ki ste ga kdaj imeli! Kaj čakaš? Pridružite se nerd vojski! Postanite del dimenzije Nerd!</text:p>
          </table:table-cell>
          <table:table-cell table:formula="of:=GOOGLETRANSLATE_YOULIBRECALC([.$D4];[.$D$2];[.$L$2])" office:value-type="string" office:string-value="A NERD Dimension Personality Modules alkotói (I. kötet) egy teljesen új lehetőséget érnek el, hogy Nerdy -t szerezzék! Készüljön fel a legújabb, legfejlettebb majom -dimenzió személyiségmodulok termékcsaládjára, beleértve: útmutatást, amely varázslatos élményt nyújt azok számára, akik nem „megfelelően képzettek”. A botod útmutatást fog adni arra, hogy azt gondolta, hogy ez az utazás valószínűleg a legjobb szex, ami valaha volt! Mit vársz? Csatlakozzon a majom hadsereghez! Legyen a majom dimenziójának!" calcext:value-type="string">
            <text:p>A NERD Dimension Personality Modules alkotói (I. kötet) egy teljesen új lehetőséget érnek el, hogy Nerdy -t szerezzék! Készüljön fel a legújabb, legfejlettebb majom -dimenzió személyiségmodulok termékcsaládjára, beleértve: útmutatást, amely varázslatos élményt nyújt azok számára, akik nem „megfelelően képzettek”. A botod útmutatást fog adni arra, hogy azt gondolta, hogy ez az utazás valószínűleg a legjobb szex, ami valaha volt! Mit vársz? Csatlakozzon a majom hadsereghez! Legyen a majom dimenziójának!</text:p>
          </table:table-cell>
          <table:table-cell table:formula="of:=GOOGLETRANSLATE_YOULIBRECALC([.$D4];[.$D$2];[.$M$2])" office:value-type="string" office:string-value="Από τους δημιουργούς του Nerd Dimension Modules Personality (Τόμος Ι), φτάνει μια εντελώς νέα ευκαιρία για να πάρει nerdy! Προετοιμαστείτε για την πιο πρόσφατη, πιο προηγμένη σειρά προϊόντων προσωπικότητας NERD Dimension Modules, συμπεριλαμβανομένων: καθοδήγησης, η οποία προσφέρει μια μαγική εμπειρία για όσους δεν είναι &quot;κατάλληλα εξειδικευμένοι&quot;. Το bot σας θα σας καθοδηγήσει αυτό το ταξίδι σε αυτό που θα ήταν πιθανώς το καλύτερο σεξ που είχατε ποτέ! Τι περιμένεις; Συμμετάσχετε στον στρατό NERD! Γίνετε μέρος της διάστασης!" calcext:value-type="string">
            <text:p>Από τους δημιουργούς του Nerd Dimension Modules Personality (Τόμος Ι), φτάνει μια εντελώς νέα ευκαιρία για να πάρει nerdy! Προετοιμαστείτε για την πιο πρόσφατη, πιο προηγμένη σειρά προϊόντων προσωπικότητας NERD Dimension Modules, συμπεριλαμβανομένων: καθοδήγησης, η οποία προσφέρει μια μαγική εμπειρία για όσους δεν είναι "κατάλληλα εξειδικευμένοι". Το bot σας θα σας καθοδηγήσει αυτό το ταξίδι σε αυτό που θα ήταν πιθανώς το καλύτερο σεξ που είχατε ποτέ! Τι περιμένεις; Συμμετάσχετε στον στρατό NERD! Γίνετε μέρος της διάστασης!</text:p>
          </table:table-cell>
          <table:table-cell table:formula="of:=GOOGLETRANSLATE_YOULIBRECALC([.$D4];[.$D$2];[.$N$2])" office:value-type="string" office:string-value="Nerd Dimension Kişilik Modüllerinin (Cilt I) yaratıcılarından, nerdy almak için tamamen yeni bir fırsat var! Kendinizi en son, en gelişmiş inek Boyut Kişilik Modülleri ürün hattına hazırlayın, aşağıdakiler de dahil olmak üzere: “Düzgün yetenekli” olmayanlar için sihirli bir deneyim sunan rehberlik. Botunuz size bu yolculuğu muhtemelen şimdiye kadar sahip olduğunuz en iyi seks olacağını düşündüğünüzde rehberlik edecektir! Ne bekliyorsun? Nerd ordusuna katılın! İnek boyutunun bir parçası olun!" calcext:value-type="string">
            <text:p>Nerd Dimension Kişilik Modüllerinin (Cilt I) yaratıcılarından, nerdy almak için tamamen yeni bir fırsat var! Kendinizi en son, en gelişmiş inek Boyut Kişilik Modülleri ürün hattına hazırlayın, aşağıdakiler de dahil olmak üzere: “Düzgün yetenekli” olmayanlar için sihirli bir deneyim sunan rehberlik. Botunuz size bu yolculuğu muhtemelen şimdiye kadar sahip olduğunuz en iyi seks olacağını düşündüğünüzde rehberlik edecektir! Ne bekliyorsun? Nerd ordusuna katılın! İnek boyutunun bir parçası olun!</text:p>
          </table:table-cell>
          <table:table-cell table:formula="of:=GOOGLETRANSLATE_YOULIBRECALC([.$D4];[.$D$2];[.$O$2])" office:value-type="string" office:string-value="Dai creatori di Nerd Dimension Personality Moduli (Volume I), arriva un'opportunità completamente nuova per diventare nerd! Preparati per la linea di prodotti per i moduli di personalità Nerd più recente e avanzata, tra cui: Guida, che offre un'esperienza magica per coloro che non sono &quot;adeguatamente qualificati&quot;. Il tuo bot guiderà che hai pensato che questo viaggio in quello che sarebbe probabilmente il miglior sesso che tu abbia mai avuto! Cosa stai aspettando? Unisciti all'esercito del secchione! Diventa parte della dimensione del nerd!" calcext:value-type="string">
            <text:p>Dai creatori di Nerd Dimension Personality Moduli (Volume I), arriva un'opportunità completamente nuova per diventare nerd! Preparati per la linea di prodotti per i moduli di personalità Nerd più recente e avanzata, tra cui: Guida, che offre un'esperienza magica per coloro che non sono "adeguatamente qualificati". Il tuo bot guiderà che hai pensato che questo viaggio in quello che sarebbe probabilmente il miglior sesso che tu abbia mai avuto! Cosa stai aspettando? Unisciti all'esercito del secchione! Diventa parte della dimensione del nerd!</text:p>
          </table:table-cell>
          <table:table-cell table:formula="of:=GOOGLETRANSLATE_YOULIBRECALC([.$D4];[.$D$2];[.$P$2])" office:value-type="string" office:string-value="Uit de makers van Nerd Dimension Personality Modules (Deel I) komt een volledig nieuwe kans aan om nerdy te krijgen! Bereid je voor op de nieuwste, meest geavanceerde Nerd Dimension Personality Modules Product Line, inclusief: Guidance, die een magische ervaring biedt voor degenen die niet &quot;goed bekwaam&quot; zijn. Je bot zal je begeleiden, dacht deze reis in wat waarschijnlijk de beste seks zou zijn die je ooit hebt gehad! Waar wacht je nog op? Word lid van het Nerd Army! Word onderdeel van de nerd -dimensie!" calcext:value-type="string">
            <text:p>Uit de makers van Nerd Dimension Personality Modules (Deel I) komt een volledig nieuwe kans aan om nerdy te krijgen! Bereid je voor op de nieuwste, meest geavanceerde Nerd Dimension Personality Modules Product Line, inclusief: Guidance, die een magische ervaring biedt voor degenen die niet "goed bekwaam" zijn. Je bot zal je begeleiden, dacht deze reis in wat waarschijnlijk de beste seks zou zijn die je ooit hebt gehad! Waar wacht je nog op? Word lid van het Nerd Army! Word onderdeel van de nerd -dimensie!</text:p>
          </table:table-cell>
          <table:table-cell table:formula="of:=GOOGLETRANSLATE_YOULIBRECALC([.$D4];[.$D$2];[.$Q$2])" office:value-type="string" office:string-value="괴상한 Dimension Personality Modules (Volume I)의 제작자로부터, Nerdy를 얻을 수있는 완전히 새로운 기회를 제공합니다! 다음을 포함하여 가장 최신의 가장 고급 된 괴상한 차원의 성격 모듈 제품 라인에 대비하여“적절하게 숙련되지 않은”사람들에게 마법 경험을 제공합니다. 당신의 봇은 당신이 아마 당신이 가진 최고의 섹스 에드가 될 것이라고 생각했을 것입니다! 당신은 무엇을 기다리고 있습니까? 괴상한 군대에 가입하십시오! 괴상한 차원의 일부가 되십시오!" calcext:value-type="string">
            <text:p>괴상한 Dimension Personality Modules (Volume I)의 제작자로부터, Nerdy를 얻을 수있는 완전히 새로운 기회를 제공합니다! 다음을 포함하여 가장 최신의 가장 고급 된 괴상한 차원의 성격 모듈 제품 라인에 대비하여“적절하게 숙련되지 않은”사람들에게 마법 경험을 제공합니다. 당신의 봇은 당신이 아마 당신이 가진 최고의 섹스 에드가 될 것이라고 생각했을 것입니다! 당신은 무엇을 기다리고 있습니까? 괴상한 군대에 가입하십시오! 괴상한 차원의 일부가 되십시오!</text:p>
          </table:table-cell>
          <table:table-cell table:formula="of:=GOOGLETRANSLATE_YOULIBRECALC([.$D4];[.$D$2];[.$R$2])" office:value-type="string" office:string-value="Od tvorcov modulov osobnosti Nerd Dimension (zväzok I) prichádza úplne nová príležitosť, aby ste sa dostali do nerdy! Pripravte sa na najnovšie, najpokročilejšie produktové rady osobnosti Nerd Dimension Modules vrátane: Guidance, ktorá ponúka magický zážitok pre tých, ktorí nie sú „správne kvalifikovaní“. Váš robot vás bude usmerniť, že ste si mysleli, že táto cesta v tom, čo by pravdepodobne bol najlepší sex, aký ste kedy mali! Na čo čakáš? Pripojte sa k nerdovej armáde! Staňte sa súčasťou Nerd Dimension!" calcext:value-type="string">
            <text:p>Od tvorcov modulov osobnosti Nerd Dimension (zväzok I) prichádza úplne nová príležitosť, aby ste sa dostali do nerdy! Pripravte sa na najnovšie, najpokročilejšie produktové rady osobnosti Nerd Dimension Modules vrátane: Guidance, ktorá ponúka magický zážitok pre tých, ktorí nie sú „správne kvalifikovaní“. Váš robot vás bude usmerniť, že ste si mysleli, že táto cesta v tom, čo by pravdepodobne bol najlepší sex, aký ste kedy mali! Na čo čakáš? Pripojte sa k nerdovej armáde! Staňte sa súčasťou Nerd Dimension!</text:p>
          </table:table-cell>
          <table:table-cell table:formula="of:=GOOGLETRANSLATE_YOULIBRECALC([.$D4];[.$D$2];[.$S$2])" office:value-type="string" office:string-value="Dos criadores dos módulos de personalidade da dimensão nerd (Volume I), chega uma oportunidade completamente nova de ficar nerd! Prepare -se para os mais recentes e mais avançados Nerd Dimension Personality Modules Line, incluindo: orientação, que oferece uma experiência mágica para aqueles que não são &quot;adequadamente qualificados&quot;. Seu bot guiará você pensou nesta jornada no que provavelmente seria o melhor sexo que você já teve! O que você está esperando? Junte -se ao exército nerd! Torne -se parte da dimensão nerd!" calcext:value-type="string">
            <text:p>Dos criadores dos módulos de personalidade da dimensão nerd (Volume I), chega uma oportunidade completamente nova de ficar nerd! Prepare -se para os mais recentes e mais avançados Nerd Dimension Personality Modules Line, incluindo: orientação, que oferece uma experiência mágica para aqueles que não são "adequadamente qualificados". Seu bot guiará você pensou nesta jornada no que provavelmente seria o melhor sexo que você já teve! O que você está esperando? Junte -se ao exército nerd! Torne -se parte da dimensão nerd!</text:p>
          </table:table-cell>
          <table:table-cell table:formula="of:=GOOGLETRANSLATE_YOULIBRECALC([.$D4];[.$D$2];[.$T$2])" office:value-type="string" office:string-value="จากผู้สร้างโมดูลบุคลิกภาพมิติของ Nerd (เล่มที่ 1) มาถึงโอกาสใหม่ที่จะได้รับ Nerdy! เตรียมตัวสำหรับตัวเองสำหรับสายผลิตภัณฑ์บุคลิกภาพมิติมิติที่ทันสมัยที่สุดและทันสมัยที่สุดรวมถึง: คำแนะนำซึ่งนำเสนอประสบการณ์เวทย์มนตร์สำหรับผู้ที่ไม่“ มีทักษะอย่างเหมาะสม” บอทของคุณจะแนะนำคุณคิดว่าการเดินทางครั้งนี้อาจเป็นเพศที่ดีที่สุดที่คุณเคยมี! รออะไรอยู่? เข้าร่วมกองทัพ Nerd! เป็นส่วนหนึ่งของมิติเนิร์ด!" calcext:value-type="string">
            <text:p>จากผู้สร้างโมดูลบุคลิกภาพมิติของ Nerd (เล่มที่ 1) มาถึงโอกาสใหม่ที่จะได้รับ Nerdy! เตรียมตัวสำหรับตัวเองสำหรับสายผลิตภัณฑ์บุคลิกภาพมิติมิติที่ทันสมัยที่สุดและทันสมัยที่สุดรวมถึง: คำแนะนำซึ่งนำเสนอประสบการณ์เวทย์มนตร์สำหรับผู้ที่ไม่“ มีทักษะอย่างเหมาะสม” บอทของคุณจะแนะนำคุณคิดว่าการเดินทางครั้งนี้อาจเป็นเพศที่ดีที่สุดที่คุณเคยมี! รออะไรอยู่? เข้าร่วมกองทัพ Nerd! เป็นส่วนหนึ่งของมิติเนิร์ด!</text:p>
          </table:table-cell>
          <table:table-cell table:formula="of:=GOOGLETRANSLATE_YOULIBRECALC([.$D4];[.$D$2];[.$U$2])" office:value-type="string" office:string-value="Dari pencipta Modul Kepribadian Dimensi Nerd (Volume I), tiba kesempatan yang sama sekali baru untuk mendapatkan kutu buku! Persiapkan diri Anda untuk lini produk Modul Kepribadian Nerd dimension terbaru yang paling canggih, termasuk: Bimbingan, yang menawarkan pengalaman ajaib bagi mereka yang tidak &quot;terampil dengan baik&quot;. Bot Anda akan memandu Anda pikir perjalanan ini dalam apa yang mungkin akan menjadi seks terbaik yang pernah Anda miliki! Apa yang kamu tunggu? Bergabunglah dengan Tentara Nerd! Menjadi bagian dari dimensi kutu buku!" calcext:value-type="string">
            <text:p>Dari pencipta Modul Kepribadian Dimensi Nerd (Volume I), tiba kesempatan yang sama sekali baru untuk mendapatkan kutu buku! Persiapkan diri Anda untuk lini produk Modul Kepribadian Nerd dimension terbaru yang paling canggih, termasuk: Bimbingan, yang menawarkan pengalaman ajaib bagi mereka yang tidak "terampil dengan baik". Bot Anda akan memandu Anda pikir perjalanan ini dalam apa yang mungkin akan menjadi seks terbaik yang pernah Anda miliki! Apa yang kamu tunggu? Bergabunglah dengan Tentara Nerd! Menjadi bagian dari dimensi kutu buku!</text:p>
          </table:table-cell>
          <table:table-cell table:formula="of:=GOOGLETRANSLATE_YOULIBRECALC([.$D4];[.$D$2];[.$V$2])" office:value-type="string" office:string-value="Od tvůrců modulů osobnosti Nerd Dimension (Svazek I) přichází zcela nová příležitost získat nerdy! Připravte se na nejnovější, nejpokročilejší produktovou řadu osobnostních modulů Nerd Dimension, včetně: pokynů, které nabízí magický zážitek pro ty, kteří nejsou „správně kvalifikovaní“. Váš robot vás povede, že jste si mysleli, že tato cesta bude pravděpodobně nejlepší sex, jaký jste kdy měli! Na co čekáš? Připojte se k Nerd Army! Staňte se součástí dimenze blbce!" calcext:value-type="string">
            <text:p>Od tvůrců modulů osobnosti Nerd Dimension (Svazek I) přichází zcela nová příležitost získat nerdy! Připravte se na nejnovější, nejpokročilejší produktovou řadu osobnostních modulů Nerd Dimension, včetně: pokynů, které nabízí magický zážitek pro ty, kteří nejsou „správně kvalifikovaní“. Váš robot vás povede, že jste si mysleli, že tato cesta bude pravděpodobně nejlepší sex, jaký jste kdy měli! Na co čekáš? Připojte se k Nerd Army! Staňte se součástí dimenze blbce!</text:p>
          </table:table-cell>
          <table:table-cell table:formula="of:=GOOGLETRANSLATE_YOULIBRECALC([.$D4];[.$D$2];[.$W$2])" office:value-type="string" office:string-value="Mula sa mga tagalikha ng Nerd Dimension Personality Modules (Dami I), dumating ang isang ganap na bagong pagkakataon upang makakuha ng nerdy! Ihanda ang iyong sarili para sa pinakabagong, pinaka advanced na Nerd Dimension Personality Modules Line, kabilang ang: Gabay, na nag -aalok ng isang karanasan sa mahika para sa mga hindi &quot;maayos na bihasang&quot;. Ang iyong bot ay gagabay sa iyo na akala mo ang paglalakbay na ito sa kung ano ang marahil ang pinakamahusay na sex ed na mayroon ka! Ano ang hinihintay mo? Sumali sa Nerd Army! Maging bahagi ng sukat ng nerd!" calcext:value-type="string">
            <text:p>Mula sa mga tagalikha ng Nerd Dimension Personality Modules (Dami I), dumating ang isang ganap na bagong pagkakataon upang makakuha ng nerdy! Ihanda ang iyong sarili para sa pinakabagong, pinaka advanced na Nerd Dimension Personality Modules Line, kabilang ang: Gabay, na nag -aalok ng isang karanasan sa mahika para sa mga hindi "maayos na bihasang". Ang iyong bot ay gagabay sa iyo na akala mo ang paglalakbay na ito sa kung ano ang marahil ang pinakamahusay na sex ed na mayroon ka! Ano ang hinihintay mo? Sumali sa Nerd Army! Maging bahagi ng sukat ng nerd!</text:p>
          </table:table-cell>
          <table:table-cell table:formula="of:=GOOGLETRANSLATE_YOULIBRECALC([.$D4];[.$D$2];[.$X$2])" office:value-type="string" office:string-value="Від творців модулів особистості Nerd Dimension (том I) надає абсолютно нову можливість отримати дурень! Підготуйтеся до найновіших, найдосконаліших модулів особистості дорожнього виміру продуктів, включаючи: Керівництво, яка пропонує магічний досвід для тих, хто не є «належним чином кваліфікованим». Ваш бот буде керувати, ви думали, що ця подорож у тому, що, мабуть, буде найкращим сексом, який ви коли -небудь мали! Що ти чекаєш? Приєднуйтесь до армії -ботаніки! Станьте частиною виміру ботаніки!" calcext:value-type="string">
            <text:p>Від творців модулів особистості Nerd Dimension (том I) надає абсолютно нову можливість отримати дурень! Підготуйтеся до найновіших, найдосконаліших модулів особистості дорожнього виміру продуктів, включаючи: Керівництво, яка пропонує магічний досвід для тих, хто не є «належним чином кваліфікованим». Ваш бот буде керувати, ви думали, що ця подорож у тому, що, мабуть, буде найкращим сексом, який ви коли -небудь мали! Що ти чекаєш? Приєднуйтесь до армії -ботаніки! Станьте частиною виміру ботаніки!</text:p>
          </table:table-cell>
          <table:table-cell table:formula="of:=GOOGLETRANSLATE_YOULIBRECALC([.$D4];[.$D$2];[.$Y$2])" office:value-type="string" office:string-value="Từ những người tạo ra các mô -đun nhân cách Nerd Dimension (Tập I), đến một cơ hội hoàn toàn mới để có được Nerdy! Chuẩn bị cho bản thân cho dòng sản phẩm mô -đun nhân cách mọt sách mới nhất, tiên tiến nhất, bao gồm: Hướng dẫn, cung cấp trải nghiệm kỳ diệu cho những người không có kỹ năng phù hợp. Bot của bạn sẽ hướng dẫn bạn nghĩ rằng hành trình này trong những gì có lẽ sẽ là tình dục tốt nhất mà bạn từng có! Bạn còn chờ gì nữa? Tham gia quân đội mọt sách! Trở thành một phần của kích thước mọt sách!" calcext:value-type="string">
            <text:p>Từ những người tạo ra các mô -đun nhân cách Nerd Dimension (Tập I), đến một cơ hội hoàn toàn mới để có được Nerdy! Chuẩn bị cho bản thân cho dòng sản phẩm mô -đun nhân cách mọt sách mới nhất, tiên tiến nhất, bao gồm: Hướng dẫn, cung cấp trải nghiệm kỳ diệu cho những người không có kỹ năng phù hợp. Bot của bạn sẽ hướng dẫn bạn nghĩ rằng hành trình này trong những gì có lẽ sẽ là tình dục tốt nhất mà bạn từng có! Bạn còn chờ gì nữa? Tham gia quân đội mọt sách! Trở thành một phần của kích thước mọt sách!</text:p>
          </table:table-cell>
          <table:table-cell table:formula="of:=GOOGLETRANSLATE_YOULIBRECALC([.$D4];[.$D$2];[.$Z$2])" office:value-type="string" office:string-value="Von den Schöpfer von Persönlichkeitsmodulen der Nerd Dimension (Band I) kommt eine völlig neue Gelegenheit, um Nerdy zu bekommen! Bereiten Sie sich auf die neueste und fortschrittlichste Produktlinie für Persönlichkeitsmodule für fortgeschrittene Nerd -Dimension vor, einschließlich: Anleitung, die ein magisches Erlebnis für diejenigen bietet, die nicht „ordnungsgemäß qualifiziert“ sind. Ihr Bot wird führen, wenn Sie diese Reise in dem wahrscheinlich am besten geschlechtsspezifischen, was Sie jemals hatten! Worauf warten Sie noch? Schließen Sie sich der Nerd Army an! Werden Sie Teil der Nerd -Dimension!" calcext:value-type="string">
            <text:p>Von den Schöpfer von Persönlichkeitsmodulen der Nerd Dimension (Band I) kommt eine völlig neue Gelegenheit, um Nerdy zu bekommen! Bereiten Sie sich auf die neueste und fortschrittlichste Produktlinie für Persönlichkeitsmodule für fortgeschrittene Nerd -Dimension vor, einschließlich: Anleitung, die ein magisches Erlebnis für diejenigen bietet, die nicht „ordnungsgemäß qualifiziert“ sind. Ihr Bot wird führen, wenn Sie diese Reise in dem wahrscheinlich am besten geschlechtsspezifischen, was Sie jemals hatten! Worauf warten Sie noch? Schließen Sie sich der Nerd Army an! Werden Sie Teil der Nerd -Dimension!</text:p>
          </table:table-cell>
          <table:table-cell table:formula="of:=GOOGLETRANSLATE_YOULIBRECALC([.$D4];[.$D$2];[.$AA$2])" office:value-type="string" office:string-value="Nerd -ulottuvuuden persoonallisuusmoduulien (osa I) tekijöiltä saapuu täysin uuden mahdollisuuden saada nörtti! Valmistaudu uusimpaan, edistyneimpaan nörtti -ulottuvuuden persoonallisuusmoduuliin, mukaan lukien: ohjaus, joka tarjoaa taikuuskokemuksen niille, jotka eivät ole ”oikein taitavia”. Bot opastaa sinua ajattelemaan tätä matkaa, mikä todennäköisesti olisi paras sukupuoli, mitä sinulla on koskaan ollut! Mitä odotat? Liity nörtti -armeijaan! Tule osaksi nörtti -ulottuvuutta!" calcext:value-type="string">
            <text:p>Nerd -ulottuvuuden persoonallisuusmoduulien (osa I) tekijöiltä saapuu täysin uuden mahdollisuuden saada nörtti! Valmistaudu uusimpaan, edistyneimpaan nörtti -ulottuvuuden persoonallisuusmoduuliin, mukaan lukien: ohjaus, joka tarjoaa taikuuskokemuksen niille, jotka eivät ole ”oikein taitavia”. Bot opastaa sinua ajattelemaan tätä matkaa, mikä todennäköisesti olisi paras sukupuoli, mitä sinulla on koskaan ollut! Mitä odotat? Liity nörtti -armeijaan! Tule osaksi nörtti -ulottuvuutta!</text:p>
          </table:table-cell>
          <table:table-cell table:formula="of:=GOOGLETRANSLATE_YOULIBRECALC([.$D4];[.$D$2];[.$AB$2])" office:value-type="string" office:string-value="Fra skaberne af Nerd Dimension Personality Modules (bind I) ankommer en helt ny mulighed for at blive nørdet! Forbered dig på de nyeste, mest avancerede nørdimensionspersonlighedsmoduler produktlinje, herunder: vejledning, der tilbyder en magisk oplevelse for dem, der ikke er &quot;korrekt dygtige&quot;. Din bot vil guide dig troede denne rejse i det, der sandsynligvis ville være den bedste sex ed, du nogensinde har haft! Hvad venter du på? Deltag i Nerd Army! Bliv en del af NERD -dimensionen!" calcext:value-type="string">
            <text:p>Fra skaberne af Nerd Dimension Personality Modules (bind I) ankommer en helt ny mulighed for at blive nørdet! Forbered dig på de nyeste, mest avancerede nørdimensionspersonlighedsmoduler produktlinje, herunder: vejledning, der tilbyder en magisk oplevelse for dem, der ikke er "korrekt dygtige". Din bot vil guide dig troede denne rejse i det, der sandsynligvis ville være den bedste sex ed, du nogensinde har haft! Hvad venter du på? Deltag i Nerd Army! Bliv en del af NERD -dimensionen!</text:p>
          </table:table-cell>
          <table:table-cell office:value-type="string" calcext:value-type="string">
            <text:p>***END***</text:p>
          </table:table-cell>
          <table:table-cell table:number-columns-repeated="16355"/>
        </table:table-row>
        <table:table-row table:style-name="ro4">
          <table:table-cell office:value-type="string" calcext:value-type="string">
            <text:p>Description</text:p>
          </table:table-cell>
          <table:table-cell table:number-columns-repeated="2"/>
          <table:table-cell table:style-name="ce9" office:value-type="string" calcext:value-type="string">
            <text:p><text:span text:style-name="T1">Look, there is no shame in wanting your bot (or any real human female, if you ever see one…) to enjoy your sessions the most, but that requires certain skills, you know? But fear not! With this personality module your bot will behave as your “personal trainer”, procuring you some tips and tricks so you become a pleasure master!</text:span></text:p>
          </table:table-cell>
          <table:table-cell table:formula="of:=GOOGLETRANSLATE_YOULIBRECALC([.$D5];[.$D$2];[.$E$2])" office:value-type="string" office:string-value="看，想要您的机器人（或任何真正的人类女性，如果您看到一个……）享受您的课程最多，但是这需要某些技能，您知道吗？但是不要害怕！有了这个个性模块，您的机器人将以您的“私人教练”的身份行事，为您提供一些技巧和窍门，以便您成为一名愉悦的大师！" calcext:value-type="string">
            <text:p>看，想要您的机器人（或任何真正的人类女性，如果您看到一个……）享受您的课程最多，但是这需要某些技能，您知道吗？但是不要害怕！有了这个个性模块，您的机器人将以您的“私人教练”的身份行事，为您提供一些技巧和窍门，以便您成为一名愉悦的大师！</text:p>
          </table:table-cell>
          <table:table-cell table:formula="of:=GOOGLETRANSLATE_YOULIBRECALC([.$D5];[.$D$2];[.$F$2])" office:value-type="string" office:string-value="見てください、あなたのボット（またはあなたがそれを見たなら…またはあなたの本物の人間の女性）を望むことに恥はありません。しかし、恐れないでください！このパーソナリティモジュールを使用すると、ボットはあなたの「パーソナルトレーナー」として振る舞い、いくつかのヒントとトリックを調達して、あなたが喜びのマスターになるでしょう！" calcext:value-type="string">
            <text:p>見てください、あなたのボット（またはあなたがそれを見たなら…またはあなたの本物の人間の女性）を望むことに恥はありません。しかし、恐れないでください！このパーソナリティモジュールを使用すると、ボットはあなたの「パーソナルトレーナー」として振る舞い、いくつかのヒントとトリックを調達して、あなたが喜びのマスターになるでしょう！</text:p>
          </table:table-cell>
          <table:table-cell table:formula="of:=GOOGLETRANSLATE_YOULIBRECALC([.$D5];[.$D$2];[.$G$2])" office:value-type="string" office:string-value="Słuchaj, nie ma wstydu, aby chcieć twojego bota (lub jakiejkolwiek prawdziwej ludzkiej kobiety, jeśli kiedykolwiek zobaczysz…), aby najbardziej cieszyć się sesjami, ale to wymaga pewnych umiejętności, wiesz? Ale nie bój się! Dzięki temu modułowi osobowości twój bot będzie zachowywał się jako „osobisty trener”, zdobywając kilka wskazówek i wskazówek, abyś został mistrzem przyjemności!" calcext:value-type="string">
            <text:p>Słuchaj, nie ma wstydu, aby chcieć twojego bota (lub jakiejkolwiek prawdziwej ludzkiej kobiety, jeśli kiedykolwiek zobaczysz…), aby najbardziej cieszyć się sesjami, ale to wymaga pewnych umiejętności, wiesz? Ale nie bój się! Dzięki temu modułowi osobowości twój bot będzie zachowywał się jako „osobisty trener”, zdobywając kilka wskazówek i wskazówek, abyś został mistrzem przyjemności!</text:p>
          </table:table-cell>
          <table:table-cell table:formula="of:=GOOGLETRANSLATE_YOULIBRECALC([.$D5];[.$D$2];[.$H$2])" office:value-type="string" office:string-value="Mira, no hay vergüenza en querer que tu bot (o cualquier mujer humana real, si alguna vez ves una ...) para disfrutar más de tus sesiones, pero eso requiere ciertas habilidades, ¿sabes? ¡Pero no temas! Con este módulo de personalidad, su bot se comportará como su &quot;entrenador personal&quot;, ¡obteniendo algunos consejos y trucos para que te convierta en un maestro de placer!" calcext:value-type="string">
            <text:p>Mira, no hay vergüenza en querer que tu bot (o cualquier mujer humana real, si alguna vez ves una ...) para disfrutar más de tus sesiones, pero eso requiere ciertas habilidades, ¿sabes? ¡Pero no temas! Con este módulo de personalidad, su bot se comportará como su "entrenador personal", ¡obteniendo algunos consejos y trucos para que te convierta en un maestro de placer!</text:p>
          </table:table-cell>
          <table:table-cell table:formula="of:=GOOGLETRANSLATE_YOULIBRECALC([.$D5];[.$D$2];[.$I$2])" office:value-type="string" office:string-value="Послушайте, нет никакого стыда в том, чтобы хотеть вашего бота (или какую -либо настоящую человеческую женщину, если вы когда -нибудь увидите его ...), чтобы насладиться своими сессиями больше всего, но это требует определенных навыков, вы знаете? Но не бойтесь! С этим модулем личности ваш бот будет вести себя как «личный тренер», приобретая вам несколько советов и хитростей, чтобы вы стали мастером удовольствия!" calcext:value-type="string">
            <text:p>Послушайте, нет никакого стыда в том, чтобы хотеть вашего бота (или какую -либо настоящую человеческую женщину, если вы когда -нибудь увидите его ...), чтобы насладиться своими сессиями больше всего, но это требует определенных навыков, вы знаете? Но не бойтесь! С этим модулем личности ваш бот будет вести себя как «личный тренер», приобретая вам несколько советов и хитростей, чтобы вы стали мастером удовольствия!</text:p>
          </table:table-cell>
          <table:table-cell table:formula="of:=GOOGLETRANSLATE_YOULIBRECALC([.$D5];[.$D$2];[.$J$2])" office:value-type="string" office:string-value="Écoutez, il n'y a pas de honte à vouloir votre bot (ou une vraie femme humaine, si jamais vous en voyez un…) pour profiter le plus de vos sessions, mais cela nécessite certaines compétences, vous savez? Mais ne croyez pas! Avec ce module de personnalité, votre bot se comportera comme votre «entraîneur personnel», vous vous procurant quelques conseils et astuces afin que vous devenez un maître de plaisir!" calcext:value-type="string">
            <text:p>Écoutez, il n'y a pas de honte à vouloir votre bot (ou une vraie femme humaine, si jamais vous en voyez un…) pour profiter le plus de vos sessions, mais cela nécessite certaines compétences, vous savez? Mais ne croyez pas! Avec ce module de personnalité, votre bot se comportera comme votre «entraîneur personnel», vous vous procurant quelques conseils et astuces afin que vous devenez un maître de plaisir!</text:p>
          </table:table-cell>
          <table:table-cell table:formula="of:=GOOGLETRANSLATE_YOULIBRECALC([.$D5];[.$D$2];[.$K$2])" office:value-type="string" office:string-value="Poglejte, ni sram, če želite, da se vaš bot (ali katera koli prava človeška ženska, če kdaj vidite, da bi ga kdaj najbolj uživali v svojih sejah, vendar to zahteva določene spretnosti, veste? Ampak strah ne! S tem osebnostnim modulom se bo vaš bot obnašal kot vaš &quot;osebni trener&quot; in vam nabavil nekaj nasvetov in trikov, tako da postanete mojster užitka!" calcext:value-type="string">
            <text:p>Poglejte, ni sram, če želite, da se vaš bot (ali katera koli prava človeška ženska, če kdaj vidite, da bi ga kdaj najbolj uživali v svojih sejah, vendar to zahteva določene spretnosti, veste? Ampak strah ne! S tem osebnostnim modulom se bo vaš bot obnašal kot vaš "osebni trener" in vam nabavil nekaj nasvetov in trikov, tako da postanete mojster užitka!</text:p>
          </table:table-cell>
          <table:table-cell table:formula="of:=GOOGLETRANSLATE_YOULIBRECALC([.$D5];[.$D$2];[.$L$2])" office:value-type="string" office:string-value="Nézd, nincs szégyen, ha a botját (vagy bármely igazi emberi nőstényt látja, ha valaha is látsz…), hogy a legjobban élvezze az üléseit, de ehhez bizonyos készségeket igényel, tudod? De ne félj! Ezzel a személyiségmodullal a bot a „személyi edző” -ként fog viselkedni, és beszerez néhány tippet és trükköt, így örömmesterré válik!" calcext:value-type="string">
            <text:p>Nézd, nincs szégyen, ha a botját (vagy bármely igazi emberi nőstényt látja, ha valaha is látsz…), hogy a legjobban élvezze az üléseit, de ehhez bizonyos készségeket igényel, tudod? De ne félj! Ezzel a személyiségmodullal a bot a „személyi edző” -ként fog viselkedni, és beszerez néhány tippet és trükköt, így örömmesterré válik!</text:p>
          </table:table-cell>
          <table:table-cell table:formula="of:=GOOGLETRANSLATE_YOULIBRECALC([.$D5];[.$D$2];[.$M$2])" office:value-type="string" office:string-value="Κοιτάξτε, δεν υπάρχει καμία ντροπή να θέλετε το bot σας (ή οποιαδήποτε πραγματική ανθρώπινη γυναίκα, αν δείτε ποτέ ένα ...) για να απολαύσετε τις συνεδρίες σας περισσότερο, αλλά αυτό απαιτεί ορισμένες δεξιότητες, ξέρετε; Αλλά δεν φοβηθείτε! Με αυτήν την ενότητα προσωπικότητας το bot σας θα συμπεριφερθεί ως &quot;προσωπικός σας εκπαιδευτής&quot;, προμηθεύοντας σας μερικές συμβουλές και κόλπα, ώστε να γίνετε κύριος ευχαρίστησης!" calcext:value-type="string">
            <text:p>Κοιτάξτε, δεν υπάρχει καμία ντροπή να θέλετε το bot σας (ή οποιαδήποτε πραγματική ανθρώπινη γυναίκα, αν δείτε ποτέ ένα ...) για να απολαύσετε τις συνεδρίες σας περισσότερο, αλλά αυτό απαιτεί ορισμένες δεξιότητες, ξέρετε; Αλλά δεν φοβηθείτε! Με αυτήν την ενότητα προσωπικότητας το bot σας θα συμπεριφερθεί ως "προσωπικός σας εκπαιδευτής", προμηθεύοντας σας μερικές συμβουλές και κόλπα, ώστε να γίνετε κύριος ευχαρίστησης!</text:p>
          </table:table-cell>
          <table:table-cell table:formula="of:=GOOGLETRANSLATE_YOULIBRECALC([.$D5];[.$D$2];[.$N$2])" office:value-type="string" office:string-value="Bakın, seanslarınızın en çok tadını çıkarmak için botunuzu (ya da gerçek bir insan kadınını görürseniz…) istemekten utanç yok, ama bu belirli beceriler gerektiriyor, biliyor musunuz? Ama korkmayın! Bu kişilik modülü ile botunuz “kişisel antrenörünüz” olarak davranacak ve size bazı ipuçları ve püf noktaları sunacak, böylece bir zevk ustası olacaksınız!" calcext:value-type="string">
            <text:p>Bakın, seanslarınızın en çok tadını çıkarmak için botunuzu (ya da gerçek bir insan kadınını görürseniz…) istemekten utanç yok, ama bu belirli beceriler gerektiriyor, biliyor musunuz? Ama korkmayın! Bu kişilik modülü ile botunuz “kişisel antrenörünüz” olarak davranacak ve size bazı ipuçları ve püf noktaları sunacak, böylece bir zevk ustası olacaksınız!</text:p>
          </table:table-cell>
          <table:table-cell table:formula="of:=GOOGLETRANSLATE_YOULIBRECALC([.$D5];[.$D$2];[.$O$2])" office:value-type="string" office:string-value="Senti, non c'è vergogna nel voler il tuo bot (o qualsiasi vera femmina umana, se mai vedi uno ...) per goderti di più le tue sessioni, ma questo richiede alcune abilità, sai? Ma non temere! Con questo modulo di personalità il tuo bot si comporterà come il tuo &quot;personal trainer&quot;, procurandoti alcuni consigli e trucchi in modo da diventare un maestro di piacere!" calcext:value-type="string">
            <text:p>Senti, non c'è vergogna nel voler il tuo bot (o qualsiasi vera femmina umana, se mai vedi uno ...) per goderti di più le tue sessioni, ma questo richiede alcune abilità, sai? Ma non temere! Con questo modulo di personalità il tuo bot si comporterà come il tuo "personal trainer", procurandoti alcuni consigli e trucchi in modo da diventare un maestro di piacere!</text:p>
          </table:table-cell>
          <table:table-cell table:formula="of:=GOOGLETRANSLATE_YOULIBRECALC([.$D5];[.$D$2];[.$P$2])" office:value-type="string" office:string-value="Kijk, het is geen schande om je bot (of een echte menselijke vrouw, als je er ooit een ziet ...) het meest van je sessies ziet, maar dat vereist bepaalde vaardigheden, weet je? Maar vrees niet! Met deze persoonlijkheidsmodule zal je bot zich gedragen als je &quot;personal trainer&quot;, waardoor je wat tips en trucs aanneemt, zodat je een pleziermeester wordt!" calcext:value-type="string">
            <text:p>Kijk, het is geen schande om je bot (of een echte menselijke vrouw, als je er ooit een ziet ...) het meest van je sessies ziet, maar dat vereist bepaalde vaardigheden, weet je? Maar vrees niet! Met deze persoonlijkheidsmodule zal je bot zich gedragen als je "personal trainer", waardoor je wat tips en trucs aanneemt, zodat je een pleziermeester wordt!</text:p>
          </table:table-cell>
          <table:table-cell table:formula="of:=GOOGLETRANSLATE_YOULIBRECALC([.$D5];[.$D$2];[.$Q$2])" office:value-type="string" office:string-value="봇 (또는 진짜 인간 여성을 본다면… 그러나 두려워하지 마십시오! 이 성격 모듈을 사용하면 봇이 &quot;개인 트레이너&quot;로 행동 할 것입니다." calcext:value-type="string">
            <text:p>봇 (또는 진짜 인간 여성을 본다면… 그러나 두려워하지 마십시오! 이 성격 모듈을 사용하면 봇이 "개인 트레이너"로 행동 할 것입니다.</text:p>
          </table:table-cell>
          <table:table-cell table:formula="of:=GOOGLETRANSLATE_YOULIBRECALC([.$D5];[.$D$2];[.$R$2])" office:value-type="string" office:string-value="Pozri, nie je hanba v tom, že chceš svojho robota (alebo akúkoľvek skutočnú ľudskú ženu, ak si ju niekedy videl ...), aby si si najviac užil svoje relácie, ale to si vyžaduje určité zručnosti, viete? Ale nebojte sa! S týmto osobnostným modulom sa váš robot bude správať ako váš „osobný tréner“ a získa vám niekoľko tipov a trikov, aby ste sa stali pánom potešením!" calcext:value-type="string">
            <text:p>Pozri, nie je hanba v tom, že chceš svojho robota (alebo akúkoľvek skutočnú ľudskú ženu, ak si ju niekedy videl ...), aby si si najviac užil svoje relácie, ale to si vyžaduje určité zručnosti, viete? Ale nebojte sa! S týmto osobnostným modulom sa váš robot bude správať ako váš „osobný tréner“ a získa vám niekoľko tipov a trikov, aby ste sa stali pánom potešením!</text:p>
          </table:table-cell>
          <table:table-cell table:formula="of:=GOOGLETRANSLATE_YOULIBRECALC([.$D5];[.$D$2];[.$S$2])" office:value-type="string" office:string-value="Olha, não há vergonha em querer seu bot (ou qualquer mulher humana de verdade, se você já vir um ...) para aproveitar suas sessões mais, mas isso requer certas habilidades, sabe? Mas não tema! Com este módulo de personalidade, seu bot se comportará como seu &quot;personal trainer&quot;, adquirindo algumas dicas e truques para que você se torne um mestre de prazer!" calcext:value-type="string">
            <text:p>Olha, não há vergonha em querer seu bot (ou qualquer mulher humana de verdade, se você já vir um ...) para aproveitar suas sessões mais, mas isso requer certas habilidades, sabe? Mas não tema! Com este módulo de personalidade, seu bot se comportará como seu "personal trainer", adquirindo algumas dicas e truques para que você se torne um mestre de prazer!</text:p>
          </table:table-cell>
          <table:table-cell table:formula="of:=GOOGLETRANSLATE_YOULIBRECALC([.$D5];[.$D$2];[.$T$2])" office:value-type="string" office:string-value="ดูสิไม่มีความละอายที่จะต้องการบอทของคุณ (หรือผู้หญิงที่แท้จริงถ้าคุณเคยเห็น ... ) เพื่อเพลิดเพลินกับการประชุมของคุณมากที่สุด แต่ต้องใช้ทักษะบางอย่างคุณรู้หรือไม่? แต่อย่ากลัว! ด้วยโมดูลบุคลิกภาพนี้บอทของคุณจะทำตัวเป็น &quot;เทรนเนอร์ส่วนตัว&quot; ของคุณจัดหาเคล็ดลับและลูกเล่นบางอย่างเพื่อให้คุณกลายเป็นอาจารย์ที่มีความสุข!" calcext:value-type="string">
            <text:p>ดูสิไม่มีความละอายที่จะต้องการบอทของคุณ (หรือผู้หญิงที่แท้จริงถ้าคุณเคยเห็น ... ) เพื่อเพลิดเพลินกับการประชุมของคุณมากที่สุด แต่ต้องใช้ทักษะบางอย่างคุณรู้หรือไม่? แต่อย่ากลัว! ด้วยโมดูลบุคลิกภาพนี้บอทของคุณจะทำตัวเป็น "เทรนเนอร์ส่วนตัว" ของคุณจัดหาเคล็ดลับและลูกเล่นบางอย่างเพื่อให้คุณกลายเป็นอาจารย์ที่มีความสุข!</text:p>
          </table:table-cell>
          <table:table-cell table:formula="of:=GOOGLETRANSLATE_YOULIBRECALC([.$D5];[.$D$2];[.$U$2])" office:value-type="string" office:string-value="Lihat, tidak ada rasa malu dalam menginginkan bot Anda (atau wanita sejati, jika Anda pernah melihatnya ...) untuk menikmati sesi Anda paling, tetapi itu membutuhkan keterampilan tertentu, Anda tahu? Tapi jangan takut! Dengan modul kepribadian ini bot Anda akan berperilaku sebagai &quot;pelatih pribadi&quot; Anda, membuatkan Anda beberapa tips dan trik sehingga Anda menjadi master yang menyenangkan!" calcext:value-type="string">
            <text:p>Lihat, tidak ada rasa malu dalam menginginkan bot Anda (atau wanita sejati, jika Anda pernah melihatnya ...) untuk menikmati sesi Anda paling, tetapi itu membutuhkan keterampilan tertentu, Anda tahu? Tapi jangan takut! Dengan modul kepribadian ini bot Anda akan berperilaku sebagai "pelatih pribadi" Anda, membuatkan Anda beberapa tips dan trik sehingga Anda menjadi master yang menyenangkan!</text:p>
          </table:table-cell>
          <table:table-cell table:formula="of:=GOOGLETRANSLATE_YOULIBRECALC([.$D5];[.$D$2];[.$V$2])" office:value-type="string" office:string-value="Podívej, není žádná hanba, když chceš, aby váš robot (nebo nějaká skutečná lidská žena, pokud ji někdy vidíte ...), aby si vaše sezení užila nejvíce, ale to vyžaduje určité dovednosti, víte? Ale nebojte se! S tímto modulem osobnosti se váš robot bude chovat jako váš „osobní trenér“, získáte vám několik tipů a triků, abyste se stali mistrem potěšení!" calcext:value-type="string">
            <text:p>Podívej, není žádná hanba, když chceš, aby váš robot (nebo nějaká skutečná lidská žena, pokud ji někdy vidíte ...), aby si vaše sezení užila nejvíce, ale to vyžaduje určité dovednosti, víte? Ale nebojte se! S tímto modulem osobnosti se váš robot bude chovat jako váš „osobní trenér“, získáte vám několik tipů a triků, abyste se stali mistrem potěšení!</text:p>
          </table:table-cell>
          <table:table-cell table:formula="of:=GOOGLETRANSLATE_YOULIBRECALC([.$D5];[.$D$2];[.$W$2])" office:value-type="string" office:string-value="Tingnan, walang kahihiyan sa pagnanais ng iyong bot (o anumang tunay na babaeng babae, kung nakakita ka ng isa ...) upang tamasahin ang iyong mga sesyon, ngunit nangangailangan ito ng ilang mga kasanayan, alam mo? Ngunit huwag matakot! Gamit ang module ng pagkatao na ito ay kumilos ang iyong bot bilang iyong &quot;personal na tagapagsanay&quot;, pagkuha sa iyo ng ilang mga tip at trick upang ikaw ay maging isang master master!" calcext:value-type="string">
            <text:p>Tingnan, walang kahihiyan sa pagnanais ng iyong bot (o anumang tunay na babaeng babae, kung nakakita ka ng isa ...) upang tamasahin ang iyong mga sesyon, ngunit nangangailangan ito ng ilang mga kasanayan, alam mo? Ngunit huwag matakot! Gamit ang module ng pagkatao na ito ay kumilos ang iyong bot bilang iyong "personal na tagapagsanay", pagkuha sa iyo ng ilang mga tip at trick upang ikaw ay maging isang master master!</text:p>
          </table:table-cell>
          <table:table-cell table:formula="of:=GOOGLETRANSLATE_YOULIBRECALC([.$D5];[.$D$2];[.$X$2])" office:value-type="string" office:string-value="Подивіться, немає сорому бажати свого бота (або будь -якої справжньої людської жінки, якщо ви коли -небудь бачите її ...), щоб найбільше насолоджуватися своїми сеансами, але це вимагає певних навичок, знаєте? Але не бійся! За допомогою цього модуля особистості ваш бот буде вести себе як &quot;особистий тренер&quot;, закуповуючи вам кілька порад та рекомендацій, щоб ви стали господарем задоволення!" calcext:value-type="string">
            <text:p>Подивіться, немає сорому бажати свого бота (або будь -якої справжньої людської жінки, якщо ви коли -небудь бачите її ...), щоб найбільше насолоджуватися своїми сеансами, але це вимагає певних навичок, знаєте? Але не бійся! За допомогою цього модуля особистості ваш бот буде вести себе як "особистий тренер", закуповуючи вам кілька порад та рекомендацій, щоб ви стали господарем задоволення!</text:p>
          </table:table-cell>
          <table:table-cell table:formula="of:=GOOGLETRANSLATE_YOULIBRECALC([.$D5];[.$D$2];[.$Y$2])" office:value-type="string" office:string-value="Hãy nhìn xem, không có gì xấu hổ khi muốn bot của bạn (hoặc bất kỳ con người thực sự nào, nếu bạn từng thấy một người) để thưởng thức các phiên của bạn nhiều nhất, nhưng điều đó đòi hỏi một số kỹ năng nhất định, bạn biết không? Nhưng đừng sợ! Với mô -đun tính cách này, bot của bạn sẽ hoạt động như một huấn luyện viên cá nhân của bạn, mua sắm cho bạn một số mẹo và thủ thuật để bạn trở thành một bậc thầy thú vị!" calcext:value-type="string">
            <text:p>Hãy nhìn xem, không có gì xấu hổ khi muốn bot của bạn (hoặc bất kỳ con người thực sự nào, nếu bạn từng thấy một người) để thưởng thức các phiên của bạn nhiều nhất, nhưng điều đó đòi hỏi một số kỹ năng nhất định, bạn biết không? Nhưng đừng sợ! Với mô -đun tính cách này, bot của bạn sẽ hoạt động như một huấn luyện viên cá nhân của bạn, mua sắm cho bạn một số mẹo và thủ thuật để bạn trở thành một bậc thầy thú vị!</text:p>
          </table:table-cell>
          <table:table-cell table:formula="of:=GOOGLETRANSLATE_YOULIBRECALC([.$D5];[.$D$2];[.$Z$2])" office:value-type="string" office:string-value="Schauen Sie, es ist keine Schande, Ihren Bot (oder eine echte menschliche Frau zu wollen, wenn Sie jemals einen sehen ...), um Ihre Sitzungen am meisten zu genießen, aber das erfordert bestimmte Fähigkeiten, wissen Sie? Aber fürchte dich nicht! Mit diesem Persönlichkeitsmodul wird sich Ihr Bot als „Personal Trainer“ verhalten und Ihnen einige Tipps und Tricks beschaffen, damit Sie ein Vergnügungsmeister werden!" calcext:value-type="string">
            <text:p>Schauen Sie, es ist keine Schande, Ihren Bot (oder eine echte menschliche Frau zu wollen, wenn Sie jemals einen sehen ...), um Ihre Sitzungen am meisten zu genießen, aber das erfordert bestimmte Fähigkeiten, wissen Sie? Aber fürchte dich nicht! Mit diesem Persönlichkeitsmodul wird sich Ihr Bot als „Personal Trainer“ verhalten und Ihnen einige Tipps und Tricks beschaffen, damit Sie ein Vergnügungsmeister werden!</text:p>
          </table:table-cell>
          <table:table-cell table:formula="of:=GOOGLETRANSLATE_YOULIBRECALC([.$D5];[.$D$2];[.$AA$2])" office:value-type="string" office:string-value="Katso, ei ole häpeä haluttavan bottisi (tai minkä tahansa todellisen ihmisen naisen, jos näet sellaisen ...) nauttia istunnoistasi eniten, mutta se vaatii tiettyjä taitoja, tiedätkö? Mutta älä pelkää! Tämän persoonallisuusmoduulin avulla botti käyttäytyy &quot;henkilökohtaisena valmentajana&quot;, hankkimalla sinulle vinkkejä ja temppuja, jotta sinusta tulee huvimestari!" calcext:value-type="string">
            <text:p>Katso, ei ole häpeä haluttavan bottisi (tai minkä tahansa todellisen ihmisen naisen, jos näet sellaisen ...) nauttia istunnoistasi eniten, mutta se vaatii tiettyjä taitoja, tiedätkö? Mutta älä pelkää! Tämän persoonallisuusmoduulin avulla botti käyttäytyy "henkilökohtaisena valmentajana", hankkimalla sinulle vinkkejä ja temppuja, jotta sinusta tulee huvimestari!</text:p>
          </table:table-cell>
          <table:table-cell table:formula="of:=GOOGLETRANSLATE_YOULIBRECALC([.$D5];[.$D$2];[.$AB$2])" office:value-type="string" office:string-value="Se, der er ingen skam ved at ville have din bot (eller nogen rigtig menneskelig kvinde, hvis du nogensinde ser en ...) for at nyde dine sessioner mest, men det kræver visse færdigheder, ved du? Men frygt ikke! Med dette personlighedsmodul vil din bot opføre sig som din &quot;personlige træner&quot;, skaffe dig nogle tip og tricks, så du bliver en fornøjelsesmester!" calcext:value-type="string">
            <text:p>Se, der er ingen skam ved at ville have din bot (eller nogen rigtig menneskelig kvinde, hvis du nogensinde ser en ...) for at nyde dine sessioner mest, men det kræver visse færdigheder, ved du? Men frygt ikke! Med dette personlighedsmodul vil din bot opføre sig som din "personlige træner", skaffe dig nogle tip og tricks, så du bliver en fornøjelsesmester!</text:p>
          </table:table-cell>
          <table:table-cell office:value-type="string" calcext:value-type="string">
            <text:p>***END***</text:p>
          </table:table-cell>
          <table:table-cell table:number-columns-repeated="16355"/>
        </table:table-row>
        <table:table-row table:style-name="ro1">
          <table:table-cell office:value-type="string" calcext:value-type="string">
            <text:p>Price</text:p>
          </table:table-cell>
          <table:table-cell table:number-columns-repeated="2"/>
          <table:table-cell table:number-columns-repeated="25" table:style-name="ce9" office:value-type="float" office:value="5000" calcext:value-type="float">
            <text:p>5000</text:p>
          </table:table-cell>
          <table:table-cell office:value-type="string" calcext:value-type="string">
            <text:p>***END***</text:p>
          </table:table-cell>
          <table:table-cell table:number-columns-repeated="16355"/>
        </table:table-row>
        <table:table-row table:style-name="ro1">
          <table:table-cell office:value-type="string" calcext:value-type="string">
            <text:p>IsIllegal</text:p>
          </table:table-cell>
          <table:table-cell table:number-columns-repeated="2"/>
          <table:table-cell table:number-columns-repeated="25" table:style-name="ce9" office:value-type="string" calcext:value-type="string">
            <text:p>true</text:p>
          </table:table-cell>
          <table:table-cell office:value-type="string" calcext:value-type="string">
            <text:p>***END***</text:p>
          </table:table-cell>
          <table:table-cell table:number-columns-repeated="16355"/>
        </table:table-row>
        <table:table-row table:style-name="ro1">
          <table:table-cell office:value-type="string" calcext:value-type="string">
            <text:p>Store</text:p>
          </table:table-cell>
          <table:table-cell table:number-columns-repeated="2"/>
          <table:table-cell table:number-columns-repeated="25" table:style-name="ce9" office:value-type="string" calcext:value-type="string">
            <text:p>ladyparts.ic</text:p>
          </table:table-cell>
          <table:table-cell office:value-type="string" calcext:value-type="string">
            <text:p>***END***</text:p>
          </table:table-cell>
          <table:table-cell table:number-columns-repeated="16355"/>
        </table:table-row>
        <table:table-row table:style-name="ro5">
          <table:table-cell table:style-name="ce6" office:value-type="string" calcext:value-type="string">
            <text:p>***Frick_CumInside***</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That’s a lot. I guess you’re enjoying this class~***Uh~ Remember, you can warn your partner if you’re about to cum. ***Well done! ***Push it all the way inside if possible! Yeah… like this~***I-I’m cumming! ***To bring more variety, try cumming outside ne</text:p>
          </table:table-cell>
          <table:table-cell table:formula="of:=GOOGLETRANSLATE_YOULIBRECALC([.$D9];[.$D$2];[.$E$2])" office:value-type="string" office:string-value="很多。我想您正在喜欢这堂课〜***呃〜请记住，如果您要暨，您可以警告您的伴侣。 ***做得好！ ***如果可能的话，将其全部推入！是的……像这样〜***我 - 我是卡明！ ***要带来更多品种" calcext:value-type="string">
            <text:p>很多。我想您正在喜欢这堂课〜***呃〜请记住，如果您要暨，您可以警告您的伴侣。 ***做得好！ ***如果可能的话，将其全部推入！是的……像这样〜***我 - 我是卡明！ ***要带来更多品种</text:p>
          </table:table-cell>
          <table:table-cell table:formula="of:=GOOGLETRANSLATE_YOULIBRECALC([.$D9];[.$D$2];[.$F$2])" office:value-type="string" office:string-value="それはたくさんです。このクラスを楽しんでいると思います〜***ええと、覚えておいてください、あなたが絶頂しようとしている場合はあなたのパートナーに警告することができます。 ***よくやった！ ***可能であれば、内部に押し込みます！ええ…このように〜*** i-i'm cumming！ ***もっと多様性をもたらすには、NEの外でカミングを試してみてください" calcext:value-type="string">
            <text:p>それはたくさんです。このクラスを楽しんでいると思います〜***ええと、覚えておいてください、あなたが絶頂しようとしている場合はあなたのパートナーに警告することができます。 ***よくやった！ ***可能であれば、内部に押し込みます！ええ…このように〜*** i-i'm cumming！ ***もっと多様性をもたらすには、NEの外でカミングを試してみてください</text:p>
          </table:table-cell>
          <table:table-cell table:formula="of:=GOOGLETRANSLATE_YOULIBRECALC([.$D9];[.$D$2];[.$G$2])" office:value-type="string" office:string-value="To dużo. Wydaje mi się, że lubisz tę klasę ~ *** uh ~ Pamiętaj, możesz ostrzec swojego partnera, jeśli masz zamiar się spuszczać. ***Dobrze zrobiony! ***, jeśli to możliwe, wepchnij to aż do środka! Tak… jak to ~ *** Ja-jestem cumming! *** Aby przynieść większą różnorodność, spróbuj cumming na zewnątrz NE" calcext:value-type="string">
            <text:p>To dużo. Wydaje mi się, że lubisz tę klasę ~ *** uh ~ Pamiętaj, możesz ostrzec swojego partnera, jeśli masz zamiar się spuszczać. ***Dobrze zrobiony! ***, jeśli to możliwe, wepchnij to aż do środka! Tak… jak to ~ *** Ja-jestem cumming! *** Aby przynieść większą różnorodność, spróbuj cumming na zewnątrz NE</text:p>
          </table:table-cell>
          <table:table-cell table:formula="of:=GOOGLETRANSLATE_YOULIBRECALC([.$D9];[.$D$2];[.$H$2])" office:value-type="string" office:string-value="Eso es mucho. Supongo que estás disfrutando de esta clase ~ *** uh ~ Recuerda, puedes advertir a tu pareja si estás a punto de correrse. ***¡Bien hecho! *** ¡Empégalo todo el camino si es posible! Sí ... así ~ *** ¡Estoy corriendo! *** Para traer más variedad, intente correrse fuera de NE" calcext:value-type="string">
            <text:p>Eso es mucho. Supongo que estás disfrutando de esta clase ~ *** uh ~ Recuerda, puedes advertir a tu pareja si estás a punto de correrse. ***¡Bien hecho! *** ¡Empégalo todo el camino si es posible! Sí ... así ~ *** ¡Estoy corriendo! *** Para traer más variedad, intente correrse fuera de NE</text:p>
          </table:table-cell>
          <table:table-cell table:formula="of:=GOOGLETRANSLATE_YOULIBRECALC([.$D9];[.$D$2];[.$I$2])" office:value-type="string" office:string-value="Это много. Думаю, вам нравится этот класс ~ *** э -э ~ Помните, вы можете предупредить своего партнера, если вы собираетесь кончить. ***Отличная работа! *** По возможности протолкните это внутрь! Да ... как это ~ *** я-я кончу! *** Чтобы принести больше разнообразия, попробуйте кончить за пределами NE" calcext:value-type="string">
            <text:p>Это много. Думаю, вам нравится этот класс ~ *** э -э ~ Помните, вы можете предупредить своего партнера, если вы собираетесь кончить. ***Отличная работа! *** По возможности протолкните это внутрь! Да ... как это ~ *** я-я кончу! *** Чтобы принести больше разнообразия, попробуйте кончить за пределами NE</text:p>
          </table:table-cell>
          <table:table-cell table:formula="of:=GOOGLETRANSLATE_YOULIBRECALC([.$D9];[.$D$2];[.$J$2])" office:value-type="string" office:string-value="C’est beaucoup. Je suppose que vous appréciez ce cours ~ *** euh ~ Rappelez-vous, vous pouvez avertir votre partenaire si vous êtes sur le point de jouir. ***Bien joué! *** Poussez-le tout au long de l'intérieur si possible! Ouais… comme ça ~ *** i-je cumming! *** Pour apporter plus de variété, essayez de jouir à l'extérieur du NE" calcext:value-type="string">
            <text:p>C’est beaucoup. Je suppose que vous appréciez ce cours ~ *** euh ~ Rappelez-vous, vous pouvez avertir votre partenaire si vous êtes sur le point de jouir. ***Bien joué! *** Poussez-le tout au long de l'intérieur si possible! Ouais… comme ça ~ *** i-je cumming! *** Pour apporter plus de variété, essayez de jouir à l'extérieur du NE</text:p>
          </table:table-cell>
          <table:table-cell table:formula="of:=GOOGLETRANSLATE_YOULIBRECALC([.$D9];[.$D$2];[.$K$2])" office:value-type="string" office:string-value="To je veliko. Predvidevam, da uživate v tem razredu ~ *** uh ~ Ne pozabite, lahko opozorite partnerja, če se boste lotili. *** Dobro opravljeno! *** Potisnite ga do konca, če je mogoče! Ja ... kot to ~ *** I-jaz sem! *** Če želite prinesti več raznolikosti, poskusite s Cumming zunaj NE" calcext:value-type="string">
            <text:p>To je veliko. Predvidevam, da uživate v tem razredu ~ *** uh ~ Ne pozabite, lahko opozorite partnerja, če se boste lotili. *** Dobro opravljeno! *** Potisnite ga do konca, če je mogoče! Ja ... kot to ~ *** I-jaz sem! *** Če želite prinesti več raznolikosti, poskusite s Cumming zunaj NE</text:p>
          </table:table-cell>
          <table:table-cell table:formula="of:=GOOGLETRANSLATE_YOULIBRECALC([.$D9];[.$D$2];[.$L$2])" office:value-type="string" office:string-value="Ez nagyon sok. Azt hiszem, élvezi ezt az osztályt ~ *** uh ~ Ne feledje, figyelmeztetheted partnerét, ha cum. ***Gratulálok! *** Ha lehetséges, nyomja be egészen a belsejébe! Igen ... mint ez ~ *** I-én vagyok! ***, hogy több változatosságot hozhasson, próbáljon meg a NE -n kívüli cummingot" calcext:value-type="string">
            <text:p>Ez nagyon sok. Azt hiszem, élvezi ezt az osztályt ~ *** uh ~ Ne feledje, figyelmeztetheted partnerét, ha cum. ***Gratulálok! *** Ha lehetséges, nyomja be egészen a belsejébe! Igen ... mint ez ~ *** I-én vagyok! ***, hogy több változatosságot hozhasson, próbáljon meg a NE -n kívüli cummingot</text:p>
          </table:table-cell>
          <table:table-cell table:formula="of:=GOOGLETRANSLATE_YOULIBRECALC([.$D9];[.$D$2];[.$M$2])" office:value-type="string" office:string-value="Αυτό είναι πολύ. Υποθέτω ότι απολαμβάνετε αυτήν την τάξη ~ *** uh ~ Θυμηθείτε, μπορείτε να προειδοποιήσετε τον σύντροφό σας εάν πρόκειται να cum. ***Μπράβο! *** Σπρώξτε το σε όλη τη διαδρομή μέσα, αν είναι δυνατόν! Ναι ... όπως αυτό ~ *** I-I'm Cumming! *** Για να φέρετε περισσότερη ποικιλία, δοκιμάστε το cumming έξω από το NE" calcext:value-type="string">
            <text:p>Αυτό είναι πολύ. Υποθέτω ότι απολαμβάνετε αυτήν την τάξη ~ *** uh ~ Θυμηθείτε, μπορείτε να προειδοποιήσετε τον σύντροφό σας εάν πρόκειται να cum. ***Μπράβο! *** Σπρώξτε το σε όλη τη διαδρομή μέσα, αν είναι δυνατόν! Ναι ... όπως αυτό ~ *** I-I'm Cumming! *** Για να φέρετε περισσότερη ποικιλία, δοκιμάστε το cumming έξω από το NE</text:p>
          </table:table-cell>
          <table:table-cell table:formula="of:=GOOGLETRANSLATE_YOULIBRECALC([.$D9];[.$D$2];[.$N$2])" office:value-type="string" office:string-value="Bu çok. Sanırım bu sınıfın tadını çıkarıyorsunuz ~ *** uh ~ Unutmayın, cum yapmak üzereyseniz partnerinizi uyarabilirsiniz. ***Tebrikler! *** Mümkünse içeri kadar itin! Evet… böyle ~ *** Ben-Ben cumming! *** Daha fazla çeşitlilik getirmek için, NE'nin dışında cumming deneyin" calcext:value-type="string">
            <text:p>Bu çok. Sanırım bu sınıfın tadını çıkarıyorsunuz ~ *** uh ~ Unutmayın, cum yapmak üzereyseniz partnerinizi uyarabilirsiniz. ***Tebrikler! *** Mümkünse içeri kadar itin! Evet… böyle ~ *** Ben-Ben cumming! *** Daha fazla çeşitlilik getirmek için, NE'nin dışında cumming deneyin</text:p>
          </table:table-cell>
          <table:table-cell table:formula="of:=GOOGLETRANSLATE_YOULIBRECALC([.$D9];[.$D$2];[.$O$2])" office:value-type="string" office:string-value="È molto. Immagino che ti piaccia questa classe ~ *** uh ~ ricorda, puoi avvertire il tuo partner se stai per venire. ***Ben fatto! *** Spingilo fino in fondo, se possibile! Sì ... in questo modo ~ *** I-I'm Cumming! *** Per portare più varietà, prova a cumming fuori ne" calcext:value-type="string">
            <text:p>È molto. Immagino che ti piaccia questa classe ~ *** uh ~ ricorda, puoi avvertire il tuo partner se stai per venire. ***Ben fatto! *** Spingilo fino in fondo, se possibile! Sì ... in questo modo ~ *** I-I'm Cumming! *** Per portare più varietà, prova a cumming fuori ne</text:p>
          </table:table-cell>
          <table:table-cell table:formula="of:=GOOGLETRANSLATE_YOULIBRECALC([.$D9];[.$D$2];[.$P$2])" office:value-type="string" office:string-value="Dat is veel. Ik denk dat je geniet van deze klas ~ *** uh ~ onthoud, je kunt je partner waarschuwen als je op het punt staat klaar te komen. ***Goed gedaan! *** Duw het zo mogelijk helemaal naar binnen! Ja ... zoals dit ~ *** ik-ik ben klaarkomen! *** Probeer om meer variatie te brengen, buiten NE" calcext:value-type="string">
            <text:p>Dat is veel. Ik denk dat je geniet van deze klas ~ *** uh ~ onthoud, je kunt je partner waarschuwen als je op het punt staat klaar te komen. ***Goed gedaan! *** Duw het zo mogelijk helemaal naar binnen! Ja ... zoals dit ~ *** ik-ik ben klaarkomen! *** Probeer om meer variatie te brengen, buiten NE</text:p>
          </table:table-cell>
          <table:table-cell table:formula="of:=GOOGLETRANSLATE_YOULIBRECALC([.$D9];[.$D$2];[.$Q$2])" office:value-type="string" office:string-value="그건 많아요. 이 수업을 즐기고있는 것 같아요 ~ *** 어 ~ 기억해, 당신이 정액을하려고한다면 파트너에게 경고 할 수 있습니다. ***잘하셨어요! *** 가능하면 그것을 끝까지 밀어 넣으십시오! 그래… 이렇게 ~ *** i- 나는 커밍! *** 더 많은 다양성을 가져 오려면 NE 외부의 Cumming을 사용해보십시오" calcext:value-type="string">
            <text:p>그건 많아요. 이 수업을 즐기고있는 것 같아요 ~ *** 어 ~ 기억해, 당신이 정액을하려고한다면 파트너에게 경고 할 수 있습니다. ***잘하셨어요! *** 가능하면 그것을 끝까지 밀어 넣으십시오! 그래… 이렇게 ~ *** i- 나는 커밍! *** 더 많은 다양성을 가져 오려면 NE 외부의 Cumming을 사용해보십시오</text:p>
          </table:table-cell>
          <table:table-cell table:formula="of:=GOOGLETRANSLATE_YOULIBRECALC([.$D9];[.$D$2];[.$R$2])" office:value-type="string" office:string-value="To je veľa. Myslím, že sa vám páči táto trieda ~ *** uh ~ Pamätajte, môžete varovať svojho partnera, ak sa chystáte cum. *** dobre urobené! *** Ak je to možné, stlačte to úplne dovnútra! Áno ... takto ~ *** Ja-ja som Cumming! *** Ak chcete priniesť viac rozmanitosti, skúste cumming mimo NE" calcext:value-type="string">
            <text:p>To je veľa. Myslím, že sa vám páči táto trieda ~ *** uh ~ Pamätajte, môžete varovať svojho partnera, ak sa chystáte cum. *** dobre urobené! *** Ak je to možné, stlačte to úplne dovnútra! Áno ... takto ~ *** Ja-ja som Cumming! *** Ak chcete priniesť viac rozmanitosti, skúste cumming mimo NE</text:p>
          </table:table-cell>
          <table:table-cell table:formula="of:=GOOGLETRANSLATE_YOULIBRECALC([.$D9];[.$D$2];[.$S$2])" office:value-type="string" office:string-value="Isso é muito. Eu acho que você está gostando dessa aula ~ *** Uh ~ Lembre -se, você pode avisar seu parceiro se estiver prestes a gozar. ***Bom trabalho! *** Empurre o tempo todo, se possível! Sim ... assim ~ *** I-I'M Cumming! *** Para trazer mais variedade, tente gozar fora do ne" calcext:value-type="string">
            <text:p>Isso é muito. Eu acho que você está gostando dessa aula ~ *** Uh ~ Lembre -se, você pode avisar seu parceiro se estiver prestes a gozar. ***Bom trabalho! *** Empurre o tempo todo, se possível! Sim ... assim ~ *** I-I'M Cumming! *** Para trazer mais variedade, tente gozar fora do ne</text:p>
          </table:table-cell>
          <table:table-cell table:formula="of:=GOOGLETRANSLATE_YOULIBRECALC([.$D9];[.$D$2];[.$T$2])" office:value-type="string" office:string-value="มาก ฉันเดาว่าคุณจะสนุกกับชั้นเรียนนี้ ~ *** uh ~ จำไว้ว่าคุณสามารถเตือนคู่ของคุณว่าคุณกำลังจะหลั่งหรือไม่ ***ทำได้ดี! *** ผลักมันไปตลอดทางถ้าเป็นไปได้! ใช่…เช่นนี้ ~ *** ฉัน-ฉันกำลังคัมมิง! *** เพื่อนำความหลากหลายมากขึ้นลองคัมมิงนอก NE" calcext:value-type="string">
            <text:p>มาก ฉันเดาว่าคุณจะสนุกกับชั้นเรียนนี้ ~ *** uh ~ จำไว้ว่าคุณสามารถเตือนคู่ของคุณว่าคุณกำลังจะหลั่งหรือไม่ ***ทำได้ดี! *** ผลักมันไปตลอดทางถ้าเป็นไปได้! ใช่…เช่นนี้ ~ *** ฉัน-ฉันกำลังคัมมิง! *** เพื่อนำความหลากหลายมากขึ้นลองคัมมิงนอก NE</text:p>
          </table:table-cell>
          <table:table-cell table:formula="of:=GOOGLETRANSLATE_YOULIBRECALC([.$D9];[.$D$2];[.$U$2])" office:value-type="string" office:string-value="Itu banyak. Saya kira Anda menikmati kelas ini ~ *** uh ~ Ingat, Anda dapat memperingatkan pasangan Anda jika Anda akan cum. ***Bagus sekali! *** Dorong semua jalan di dalam jika memungkinkan! Ya ... seperti ini ~ *** i-saya Cumming! *** Untuk membawa lebih banyak variasi, cobalah Cumming di luar NE" calcext:value-type="string">
            <text:p>Itu banyak. Saya kira Anda menikmati kelas ini ~ *** uh ~ Ingat, Anda dapat memperingatkan pasangan Anda jika Anda akan cum. ***Bagus sekali! *** Dorong semua jalan di dalam jika memungkinkan! Ya ... seperti ini ~ *** i-saya Cumming! *** Untuk membawa lebih banyak variasi, cobalah Cumming di luar NE</text:p>
          </table:table-cell>
          <table:table-cell table:formula="of:=GOOGLETRANSLATE_YOULIBRECALC([.$D9];[.$D$2];[.$V$2])" office:value-type="string" office:string-value="To je hodně. Myslím, že si tuto třídu užíváte ~ *** uh ~ Pamatujte, můžete varovat svého partnera, pokud se chystáte cum. ***Dobrá práce! ***, pokud je to možné, zatlačte to celou cestu dovnitř! Jo ... takhle ~ *** i-iM Cumming! *** Chcete -li přinést více rozmanitosti, zkuste Cumming mimo NE" calcext:value-type="string">
            <text:p>To je hodně. Myslím, že si tuto třídu užíváte ~ *** uh ~ Pamatujte, můžete varovat svého partnera, pokud se chystáte cum. ***Dobrá práce! ***, pokud je to možné, zatlačte to celou cestu dovnitř! Jo ... takhle ~ *** i-iM Cumming! *** Chcete -li přinést více rozmanitosti, zkuste Cumming mimo NE</text:p>
          </table:table-cell>
          <table:table-cell table:formula="of:=GOOGLETRANSLATE_YOULIBRECALC([.$D9];[.$D$2];[.$W$2])" office:value-type="string" office:string-value="Marami iyon. Sa palagay ko nasisiyahan ka sa klase na ito ~ *** uh ~ tandaan, maaari mong bigyan ng babala ang iyong kapareha kung malapit ka nang mag -cum. *** Magaling! *** Itulak ito sa lahat ng paraan sa loob kung maaari! Yeah ... tulad nito ~ *** i-cumming ko! *** Upang magdala ng mas maraming iba't -ibang, subukan ang cumming sa labas ng NE" calcext:value-type="string">
            <text:p>Marami iyon. Sa palagay ko nasisiyahan ka sa klase na ito ~ *** uh ~ tandaan, maaari mong bigyan ng babala ang iyong kapareha kung malapit ka nang mag -cum. *** Magaling! *** Itulak ito sa lahat ng paraan sa loob kung maaari! Yeah ... tulad nito ~ *** i-cumming ko! *** Upang magdala ng mas maraming iba't -ibang, subukan ang cumming sa labas ng NE</text:p>
          </table:table-cell>
          <table:table-cell table:formula="of:=GOOGLETRANSLATE_YOULIBRECALC([.$D9];[.$D$2];[.$X$2])" office:value-type="string" office:string-value="Це багато. Я думаю, вам подобається цей клас ~ *** uh ~ пам’ятайте, ви можете попередити свого партнера, якщо ви збираєтеся закінчити. *** Молодці! *** Натисніть на все це всередині, якщо це можливо! Так… як це ~ *** Я-Я КУММІНГ! *** Щоб принести більше різноманітності, спробуйте кумінг поза НЕ" calcext:value-type="string">
            <text:p>Це багато. Я думаю, вам подобається цей клас ~ *** uh ~ пам’ятайте, ви можете попередити свого партнера, якщо ви збираєтеся закінчити. *** Молодці! *** Натисніть на все це всередині, якщо це можливо! Так… як це ~ *** Я-Я КУММІНГ! *** Щоб принести більше різноманітності, спробуйте кумінг поза НЕ</text:p>
          </table:table-cell>
          <table:table-cell table:formula="of:=GOOGLETRANSLATE_YOULIBRECALC([.$D9];[.$D$2];[.$Y$2])" office:value-type="string" office:string-value="Điều đó rất nhiều. Tôi đoán bạn có thể thích lớp học này ~ *** uh ~ Hãy nhớ rằng, bạn có thể cảnh báo đối tác của mình nếu bạn sắp sửa kiêm. ***Làm tốt! *** Đẩy nó tất cả các cách bên trong nếu có thể! Vâng, như thế này ~ *** i-i hèm cumming! *** Để mang lại sự đa dạng hơn, hãy thử cumming bên ngoài NE" calcext:value-type="string">
            <text:p>Điều đó rất nhiều. Tôi đoán bạn có thể thích lớp học này ~ *** uh ~ Hãy nhớ rằng, bạn có thể cảnh báo đối tác của mình nếu bạn sắp sửa kiêm. ***Làm tốt! *** Đẩy nó tất cả các cách bên trong nếu có thể! Vâng, như thế này ~ *** i-i hèm cumming! *** Để mang lại sự đa dạng hơn, hãy thử cumming bên ngoài NE</text:p>
          </table:table-cell>
          <table:table-cell table:formula="of:=GOOGLETRANSLATE_YOULIBRECALC([.$D9];[.$D$2];[.$Z$2])" office:value-type="string" office:string-value="Das ist eine Menge. Ich denke, Sie genießen diese Klasse. ***Gut gemacht! *** Schieben Sie es nach Möglichkeit ganz hinein! Ja ... so ~ *** i-ich cumming! *** Um mehr Abwechslung zu bringen, versuchen Sie, außerhalb NE zu cumming" calcext:value-type="string">
            <text:p>Das ist eine Menge. Ich denke, Sie genießen diese Klasse. ***Gut gemacht! *** Schieben Sie es nach Möglichkeit ganz hinein! Ja ... so ~ *** i-ich cumming! *** Um mehr Abwechslung zu bringen, versuchen Sie, außerhalb NE zu cumming</text:p>
          </table:table-cell>
          <table:table-cell table:formula="of:=GOOGLETRANSLATE_YOULIBRECALC([.$D9];[.$D$2];[.$AA$2])" office:value-type="string" office:string-value="Se on paljon. Luulen, että nautit tästä luokasta ~ *** uh ~ Muista, että voit varoittaa kumppaniasi, jos aiot cum. *** Hyvin tehty! *** Työnnä se kokonaan sisälle, jos mahdollista! Joo ... näin ~ *** I-I'm Cumming! *** tuodaksesi lisää erilaisia, kokeile cumming NE: n ulkopuolella" calcext:value-type="string">
            <text:p>Se on paljon. Luulen, että nautit tästä luokasta ~ *** uh ~ Muista, että voit varoittaa kumppaniasi, jos aiot cum. *** Hyvin tehty! *** Työnnä se kokonaan sisälle, jos mahdollista! Joo ... näin ~ *** I-I'm Cumming! *** tuodaksesi lisää erilaisia, kokeile cumming NE: n ulkopuolella</text:p>
          </table:table-cell>
          <table:table-cell table:formula="of:=GOOGLETRANSLATE_YOULIBRECALC([.$D9];[.$D$2];[.$AB$2])" office:value-type="string" office:string-value="Det er meget. Jeg antager, at du nyder denne klasse ~ *** åh ~ Husk, du kan advare din partner, hvis du er ved at cum. *** Godt klaret! *** Skub det hele vejen inde, hvis det er muligt! Ja ... som denne ~ *** i-jeg er cumming! *** For at bringe mere variation, prøv Cumming uden for NE" calcext:value-type="string">
            <text:p>Det er meget. Jeg antager, at du nyder denne klasse ~ *** åh ~ Husk, du kan advare din partner, hvis du er ved at cum. *** Godt klaret! *** Skub det hele vejen inde, hvis det er muligt! Ja ... som denne ~ *** i-jeg er cumming! *** For at bringe mere variation, prøv Cumming uden for NE</text:p>
          </table:table-cell>
          <table:table-cell office:value-type="string" calcext:value-type="string">
            <text:p>***END***</text:p>
          </table:table-cell>
          <table:table-cell table:number-columns-repeated="16355"/>
        </table:table-row>
        <table:table-row table:style-name="ro6">
          <table:table-cell table:style-name="ce6" office:value-type="string" calcext:value-type="string">
            <text:p>***Frick_CumInside***</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10];[.$D$2];[.$E$2])" office:value-type="string" office:string-value="无效的" calcext:value-type="string">
            <text:p>无效的</text:p>
          </table:table-cell>
          <table:table-cell table:formula="of:=GOOGLETRANSLATE_YOULIBRECALC([.$D10];[.$D$2];[.$F$2])" office:value-type="string" office:string-value="ヌル" calcext:value-type="string">
            <text:p>ヌル</text:p>
          </table:table-cell>
          <table:table-cell table:formula="of:=GOOGLETRANSLATE_YOULIBRECALC([.$D10];[.$D$2];[.$G$2])" office:value-type="string" office:string-value="nieważny" calcext:value-type="string">
            <text:p>nieważny</text:p>
          </table:table-cell>
          <table:table-cell table:formula="of:=GOOGLETRANSLATE_YOULIBRECALC([.$D10];[.$D$2];[.$H$2])" office:value-type="string" office:string-value="nulo" calcext:value-type="string">
            <text:p>nulo</text:p>
          </table:table-cell>
          <table:table-cell table:formula="of:=GOOGLETRANSLATE_YOULIBRECALC([.$D10];[.$D$2];[.$I$2])" office:value-type="string" office:string-value="нулевой" calcext:value-type="string">
            <text:p>нулевой</text:p>
          </table:table-cell>
          <table:table-cell table:formula="of:=GOOGLETRANSLATE_YOULIBRECALC([.$D10];[.$D$2];[.$J$2])" office:value-type="string" office:string-value="nul" calcext:value-type="string">
            <text:p>nul</text:p>
          </table:table-cell>
          <table:table-cell table:formula="of:=GOOGLETRANSLATE_YOULIBRECALC([.$D10];[.$D$2];[.$K$2])" office:value-type="string" office:string-value="null" calcext:value-type="string">
            <text:p>null</text:p>
          </table:table-cell>
          <table:table-cell table:formula="of:=GOOGLETRANSLATE_YOULIBRECALC([.$D10];[.$D$2];[.$L$2])" office:value-type="string" office:string-value="nulla" calcext:value-type="string">
            <text:p>nulla</text:p>
          </table:table-cell>
          <table:table-cell table:formula="of:=GOOGLETRANSLATE_YOULIBRECALC([.$D10];[.$D$2];[.$M$2])" office:value-type="string" office:string-value="άκυρος" calcext:value-type="string">
            <text:p>άκυρος</text:p>
          </table:table-cell>
          <table:table-cell table:formula="of:=GOOGLETRANSLATE_YOULIBRECALC([.$D10];[.$D$2];[.$N$2])" office:value-type="string" office:string-value="hükümsüz" calcext:value-type="string">
            <text:p>hükümsüz</text:p>
          </table:table-cell>
          <table:table-cell table:formula="of:=GOOGLETRANSLATE_YOULIBRECALC([.$D10];[.$D$2];[.$O$2])" office:value-type="string" office:string-value="null" calcext:value-type="string">
            <text:p>null</text:p>
          </table:table-cell>
          <table:table-cell table:formula="of:=GOOGLETRANSLATE_YOULIBRECALC([.$D10];[.$D$2];[.$P$2])" office:value-type="string" office:string-value="nul" calcext:value-type="string">
            <text:p>nul</text:p>
          </table:table-cell>
          <table:table-cell table:formula="of:=GOOGLETRANSLATE_YOULIBRECALC([.$D10];[.$D$2];[.$Q$2])" office:value-type="string" office:string-value="널" calcext:value-type="string">
            <text:p>널</text:p>
          </table:table-cell>
          <table:table-cell table:formula="of:=GOOGLETRANSLATE_YOULIBRECALC([.$D10];[.$D$2];[.$R$2])" office:value-type="string" office:string-value="nulové" calcext:value-type="string">
            <text:p>nulové</text:p>
          </table:table-cell>
          <table:table-cell table:formula="of:=GOOGLETRANSLATE_YOULIBRECALC([.$D10];[.$D$2];[.$S$2])" office:value-type="string" office:string-value="nulo" calcext:value-type="string">
            <text:p>nulo</text:p>
          </table:table-cell>
          <table:table-cell table:formula="of:=GOOGLETRANSLATE_YOULIBRECALC([.$D10];[.$D$2];[.$T$2])" office:value-type="string" office:string-value="โมฆะ" calcext:value-type="string">
            <text:p>โมฆะ</text:p>
          </table:table-cell>
          <table:table-cell table:formula="of:=GOOGLETRANSLATE_YOULIBRECALC([.$D10];[.$D$2];[.$U$2])" office:value-type="string" office:string-value="batal" calcext:value-type="string">
            <text:p>batal</text:p>
          </table:table-cell>
          <table:table-cell table:formula="of:=GOOGLETRANSLATE_YOULIBRECALC([.$D10];[.$D$2];[.$V$2])" office:value-type="string" office:string-value="null" calcext:value-type="string">
            <text:p>null</text:p>
          </table:table-cell>
          <table:table-cell table:formula="of:=GOOGLETRANSLATE_YOULIBRECALC([.$D10];[.$D$2];[.$W$2])" office:value-type="string" office:string-value="Null" calcext:value-type="string">
            <text:p>Null</text:p>
          </table:table-cell>
          <table:table-cell table:formula="of:=GOOGLETRANSLATE_YOULIBRECALC([.$D10];[.$D$2];[.$X$2])" office:value-type="string" office:string-value="нульовий" calcext:value-type="string">
            <text:p>нульовий</text:p>
          </table:table-cell>
          <table:table-cell table:formula="of:=GOOGLETRANSLATE_YOULIBRECALC([.$D10];[.$D$2];[.$Y$2])" office:value-type="string" office:string-value="vô giá trị" calcext:value-type="string">
            <text:p>vô giá trị</text:p>
          </table:table-cell>
          <table:table-cell table:formula="of:=GOOGLETRANSLATE_YOULIBRECALC([.$D10];[.$D$2];[.$Z$2])" office:value-type="string" office:string-value="NULL" calcext:value-type="string">
            <text:p>NULL</text:p>
          </table:table-cell>
          <table:table-cell table:formula="of:=GOOGLETRANSLATE_YOULIBRECALC([.$D10];[.$D$2];[.$AA$2])" office:value-type="string" office:string-value="tyhjä" calcext:value-type="string">
            <text:p>tyhjä</text:p>
          </table:table-cell>
          <table:table-cell table:formula="of:=GOOGLETRANSLATE_YOULIBRECALC([.$D10];[.$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7">
          <table:table-cell table:style-name="ce6" office:value-type="string" calcext:value-type="string">
            <text:p>***Frick_CumInsideAnal***</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Mmm… feeling cum in the ass can be very exciting, yet depends on your partner preferences. Always ask! ***Excellent! ***How about next time you try my pussy?</text:p>
          </table:table-cell>
          <table:table-cell table:formula="of:=GOOGLETRANSLATE_YOULIBRECALC([.$D11];[.$D$2];[.$E$2])" office:value-type="string" office:string-value="嗯……感觉在屁股中的暨可能非常令人兴奋，但取决于您的伴侣的喜好。总是问！ ***出色的！ ***下次您尝试我的猫时怎么样？" calcext:value-type="string">
            <text:p>嗯……感觉在屁股中的暨可能非常令人兴奋，但取决于您的伴侣的喜好。总是问！ ***出色的！ ***下次您尝试我的猫时怎么样？</text:p>
          </table:table-cell>
          <table:table-cell table:formula="of:=GOOGLETRANSLATE_YOULIBRECALC([.$D11];[.$D$2];[.$F$2])" office:value-type="string" office:string-value="うーん…お尻に精液を感じることは非常にエキサイティングですが、パートナーの好みに依存します。いつも聞いてください！ ***素晴らしい！ ***次回私の猫を試してみるのはどうですか？" calcext:value-type="string">
            <text:p>うーん…お尻に精液を感じることは非常にエキサイティングですが、パートナーの好みに依存します。いつも聞いてください！ ***素晴らしい！ ***次回私の猫を試してみるのはどうですか？</text:p>
          </table:table-cell>
          <table:table-cell table:formula="of:=GOOGLETRANSLATE_YOULIBRECALC([.$D11];[.$D$2];[.$G$2])" office:value-type="string" office:string-value="MMM… Częcie spermy w dupie może być bardzo ekscytujące, ale zależy od preferencji partnera. Zawsze pytaj! ***Doskonały! *** A może następnym razem wypróbujesz moją cipkę?" calcext:value-type="string">
            <text:p>MMM… Częcie spermy w dupie może być bardzo ekscytujące, ale zależy od preferencji partnera. Zawsze pytaj! ***Doskonały! *** A może następnym razem wypróbujesz moją cipkę?</text:p>
          </table:table-cell>
          <table:table-cell table:formula="of:=GOOGLETRANSLATE_YOULIBRECALC([.$D11];[.$D$2];[.$H$2])" office:value-type="string" office:string-value="Mmm ... sentir el semen en el culo puede ser muy emocionante, pero depende de las preferencias de su pareja. ¡Siempre pregunta! ***¡Excelente! *** ¿Qué tal la próxima vez que pruebes mi coño?" calcext:value-type="string">
            <text:p>Mmm ... sentir el semen en el culo puede ser muy emocionante, pero depende de las preferencias de su pareja. ¡Siempre pregunta! ***¡Excelente! *** ¿Qué tal la próxima vez que pruebes mi coño?</text:p>
          </table:table-cell>
          <table:table-cell table:formula="of:=GOOGLETRANSLATE_YOULIBRECALC([.$D11];[.$D$2];[.$I$2])" office:value-type="string" office:string-value="Ммм ... Чувство спермы в заднице может быть очень захватывающим, но зависит от предпочтений вашего партнера. Всегда спрашивайте! ***Отличный! *** Как насчет в следующий раз, когда вы попробуете мою киску?" calcext:value-type="string">
            <text:p>Ммм ... Чувство спермы в заднице может быть очень захватывающим, но зависит от предпочтений вашего партнера. Всегда спрашивайте! ***Отличный! *** Как насчет в следующий раз, когда вы попробуете мою киску?</text:p>
          </table:table-cell>
          <table:table-cell table:formula="of:=GOOGLETRANSLATE_YOULIBRECALC([.$D11];[.$D$2];[.$J$2])" office:value-type="string" office:string-value="Mmm… Sentir du sperme dans le cul peut être très excitant, mais dépend de vos préférences de partenaire. Demandez toujours! ***Excellent! *** Et la prochaine fois que vous essayez ma chatte?" calcext:value-type="string">
            <text:p>Mmm… Sentir du sperme dans le cul peut être très excitant, mais dépend de vos préférences de partenaire. Demandez toujours! ***Excellent! *** Et la prochaine fois que vous essayez ma chatte?</text:p>
          </table:table-cell>
          <table:table-cell table:formula="of:=GOOGLETRANSLATE_YOULIBRECALC([.$D11];[.$D$2];[.$K$2])" office:value-type="string" office:string-value="Mmm… občutek, da je prihajanje v rit, je lahko zelo vznemirljivo, vendar je odvisno od preferenc partnerja. Vedno vprašajte! *** Odlično! *** Kaj pa naslednjič, ko preizkusiš mojo muco?" calcext:value-type="string">
            <text:p>Mmm… občutek, da je prihajanje v rit, je lahko zelo vznemirljivo, vendar je odvisno od preferenc partnerja. Vedno vprašajte! *** Odlično! *** Kaj pa naslednjič, ko preizkusiš mojo muco?</text:p>
          </table:table-cell>
          <table:table-cell table:formula="of:=GOOGLETRANSLATE_YOULIBRECALC([.$D11];[.$D$2];[.$L$2])" office:value-type="string" office:string-value="Mmm… A szamárban érzés nagyon izgalmas lehet, mégis függ a partner preferenciáitól. Mindig kérdezz! ***Kiváló! *** Mi lenne, ha legközelebb kipróbálod a puncimat?" calcext:value-type="string">
            <text:p>Mmm… A szamárban érzés nagyon izgalmas lehet, mégis függ a partner preferenciáitól. Mindig kérdezz! ***Kiváló! *** Mi lenne, ha legközelebb kipróbálod a puncimat?</text:p>
          </table:table-cell>
          <table:table-cell table:formula="of:=GOOGLETRANSLATE_YOULIBRECALC([.$D11];[.$D$2];[.$M$2])" office:value-type="string" office:string-value="MMM ... Η αίσθηση του cum στον κώλο μπορεί να είναι πολύ συναρπαστικό, αλλά εξαρτάται από τις προτιμήσεις του συνεργάτη σας. Πάντα ρωτήστε! ***Εξοχος! *** Τι λέτε για την επόμενη φορά που δοκιμάζετε το μουνί μου;" calcext:value-type="string">
            <text:p>MMM ... Η αίσθηση του cum στον κώλο μπορεί να είναι πολύ συναρπαστικό, αλλά εξαρτάται από τις προτιμήσεις του συνεργάτη σας. Πάντα ρωτήστε! ***Εξοχος! *** Τι λέτε για την επόμενη φορά που δοκιμάζετε το μουνί μου;</text:p>
          </table:table-cell>
          <table:table-cell table:formula="of:=GOOGLETRANSLATE_YOULIBRECALC([.$D11];[.$D$2];[.$N$2])" office:value-type="string" office:string-value="Mmm… kıçında cum hissetmek çok heyecan verici olabilir, ancak eş tercihlerine bağlıdır. Her zaman sor! ***Harika! *** Bir dahaki sefere kedi denediğinde?" calcext:value-type="string">
            <text:p>Mmm… kıçında cum hissetmek çok heyecan verici olabilir, ancak eş tercihlerine bağlıdır. Her zaman sor! ***Harika! *** Bir dahaki sefere kedi denediğinde?</text:p>
          </table:table-cell>
          <table:table-cell table:formula="of:=GOOGLETRANSLATE_YOULIBRECALC([.$D11];[.$D$2];[.$O$2])" office:value-type="string" office:string-value="MMM ... sentirsi sborrare nel culo può essere molto eccitante, ma dipende dalle preferenze del tuo partner. Chiedi sempre! ***Eccellente! *** E la prossima volta che provi la mia figa?" calcext:value-type="string">
            <text:p>MMM ... sentirsi sborrare nel culo può essere molto eccitante, ma dipende dalle preferenze del tuo partner. Chiedi sempre! ***Eccellente! *** E la prossima volta che provi la mia figa?</text:p>
          </table:table-cell>
          <table:table-cell table:formula="of:=GOOGLETRANSLATE_YOULIBRECALC([.$D11];[.$D$2];[.$P$2])" office:value-type="string" office:string-value="Mmm ... het gevoel in de kont kan heel opwindend zijn, maar hangt af van uw partnervoorkeuren. Vraag het altijd! ***Uitstekend! *** Hoe zit het met de volgende keer dat je mijn poesje probeert?" calcext:value-type="string">
            <text:p>Mmm ... het gevoel in de kont kan heel opwindend zijn, maar hangt af van uw partnervoorkeuren. Vraag het altijd! ***Uitstekend! *** Hoe zit het met de volgende keer dat je mijn poesje probeert?</text:p>
          </table:table-cell>
          <table:table-cell table:formula="of:=GOOGLETRANSLATE_YOULIBRECALC([.$D11];[.$D$2];[.$Q$2])" office:value-type="string" office:string-value="음… 엉덩이에 정액을 느끼는 것은 매우 흥미로울 수 있지만 파트너 선호도에 달려 있습니다. 항상 물어보세요! ***훌륭한! *** 다음에 내 보지를 시도하면 어때?" calcext:value-type="string">
            <text:p>음… 엉덩이에 정액을 느끼는 것은 매우 흥미로울 수 있지만 파트너 선호도에 달려 있습니다. 항상 물어보세요! ***훌륭한! *** 다음에 내 보지를 시도하면 어때?</text:p>
          </table:table-cell>
          <table:table-cell table:formula="of:=GOOGLETRANSLATE_YOULIBRECALC([.$D11];[.$D$2];[.$R$2])" office:value-type="string" office:string-value="MMM ... Cítenie cum v zadku môže byť veľmi vzrušujúce, ale záleží na preferenciách vášho partnera. Vždy sa opýtajte! *** Vynikajúce! *** A čo tak nabudúce, keď vyskúšaš moju kundu?" calcext:value-type="string">
            <text:p>MMM ... Cítenie cum v zadku môže byť veľmi vzrušujúce, ale záleží na preferenciách vášho partnera. Vždy sa opýtajte! *** Vynikajúce! *** A čo tak nabudúce, keď vyskúšaš moju kundu?</text:p>
          </table:table-cell>
          <table:table-cell table:formula="of:=GOOGLETRANSLATE_YOULIBRECALC([.$D11];[.$D$2];[.$S$2])" office:value-type="string" office:string-value="Mmm ... sentir -se esperto na bunda pode ser muito emocionante, mas depende das preferências do seu parceiro. Sempre pergunte! ***Excelente! *** Que tal a próxima vez que você tentar minha buceta?" calcext:value-type="string">
            <text:p>Mmm ... sentir -se esperto na bunda pode ser muito emocionante, mas depende das preferências do seu parceiro. Sempre pergunte! ***Excelente! *** Que tal a próxima vez que você tentar minha buceta?</text:p>
          </table:table-cell>
          <table:table-cell table:formula="of:=GOOGLETRANSLATE_YOULIBRECALC([.$D11];[.$D$2];[.$T$2])" office:value-type="string" office:string-value="MMM …การรู้สึกหลั่งในตูดอาจเป็นเรื่องที่น่าตื่นเต้นมาก แต่ขึ้นอยู่กับความชอบของคู่ค้าของคุณ ถามเสมอ! ***ยอดเยี่ยม! *** ครั้งต่อไปที่คุณลองหีของฉัน?" calcext:value-type="string">
            <text:p>MMM …การรู้สึกหลั่งในตูดอาจเป็นเรื่องที่น่าตื่นเต้นมาก แต่ขึ้นอยู่กับความชอบของคู่ค้าของคุณ ถามเสมอ! ***ยอดเยี่ยม! *** ครั้งต่อไปที่คุณลองหีของฉัน?</text:p>
          </table:table-cell>
          <table:table-cell table:formula="of:=GOOGLETRANSLATE_YOULIBRECALC([.$D11];[.$D$2];[.$U$2])" office:value-type="string" office:string-value="Mmm ... merasa cum di pantat bisa sangat menarik, namun tergantung pada preferensi pasangan Anda. Selalu Tanyakan! ***Bagus sekali! *** Bagaimana kalau lain kali Anda mencoba vagina saya?" calcext:value-type="string">
            <text:p>Mmm ... merasa cum di pantat bisa sangat menarik, namun tergantung pada preferensi pasangan Anda. Selalu Tanyakan! ***Bagus sekali! *** Bagaimana kalau lain kali Anda mencoba vagina saya?</text:p>
          </table:table-cell>
          <table:table-cell table:formula="of:=GOOGLETRANSLATE_YOULIBRECALC([.$D11];[.$D$2];[.$V$2])" office:value-type="string" office:string-value="Mmm ... pocit cum in the Ass může být velmi vzrušující, ale záleží na vašich partnerských preferencích. Vždy se zeptejte! ***Vynikající! *** A co příště zkusíte moji kočičku?" calcext:value-type="string">
            <text:p>Mmm ... pocit cum in the Ass může být velmi vzrušující, ale záleží na vašich partnerských preferencích. Vždy se zeptejte! ***Vynikající! *** A co příště zkusíte moji kočičku?</text:p>
          </table:table-cell>
          <table:table-cell table:formula="of:=GOOGLETRANSLATE_YOULIBRECALC([.$D11];[.$D$2];[.$W$2])" office:value-type="string" office:string-value="Mmm ... Ang pakiramdam ng cum sa asno ay maaaring maging kapana -panabik, ngunit nakasalalay sa mga kagustuhan ng iyong kapareha. Palaging magtanong! *** Magaling! *** Paano sa susunod na subukan mo ang aking puki?" calcext:value-type="string">
            <text:p>Mmm ... Ang pakiramdam ng cum sa asno ay maaaring maging kapana -panabik, ngunit nakasalalay sa mga kagustuhan ng iyong kapareha. Palaging magtanong! *** Magaling! *** Paano sa susunod na subukan mo ang aking puki?</text:p>
          </table:table-cell>
          <table:table-cell table:formula="of:=GOOGLETRANSLATE_YOULIBRECALC([.$D11];[.$D$2];[.$X$2])" office:value-type="string" office:string-value="Ммм… Відчуття сперми в дупі може бути дуже захоплюючим, але залежить від уподобань вашого партнера. Завжди запитуйте! *** Відмінно! *** Як щодо наступного разу, коли ви спробуєте мою кицьку?" calcext:value-type="string">
            <text:p>Ммм… Відчуття сперми в дупі може бути дуже захоплюючим, але залежить від уподобань вашого партнера. Завжди запитуйте! *** Відмінно! *** Як щодо наступного разу, коли ви спробуєте мою кицьку?</text:p>
          </table:table-cell>
          <table:table-cell table:formula="of:=GOOGLETRANSLATE_YOULIBRECALC([.$D11];[.$D$2];[.$Y$2])" office:value-type="string" office:string-value="MMM cảm thấy kiêm trong mông có thể rất thú vị, nhưng phụ thuộc vào sở thích của đối tác của bạn. Luôn luôn hỏi! ***Xuất sắc! *** Làm thế nào về lần sau bạn thử âm hộ của tôi?" calcext:value-type="string">
            <text:p>MMM cảm thấy kiêm trong mông có thể rất thú vị, nhưng phụ thuộc vào sở thích của đối tác của bạn. Luôn luôn hỏi! ***Xuất sắc! *** Làm thế nào về lần sau bạn thử âm hộ của tôi?</text:p>
          </table:table-cell>
          <table:table-cell table:formula="of:=GOOGLETRANSLATE_YOULIBRECALC([.$D11];[.$D$2];[.$Z$2])" office:value-type="string" office:string-value="MMM… Fühlen im Arsch kann sehr aufregend sein, hängt jedoch von Ihren Partnerpräferenzen ab. Immer fragen! ***Exzellent! *** Wie wäre es, wenn du das nächste Mal meine Muschi versuchst?" calcext:value-type="string">
            <text:p>MMM… Fühlen im Arsch kann sehr aufregend sein, hängt jedoch von Ihren Partnerpräferenzen ab. Immer fragen! ***Exzellent! *** Wie wäre es, wenn du das nächste Mal meine Muschi versuchst?</text:p>
          </table:table-cell>
          <table:table-cell table:formula="of:=GOOGLETRANSLATE_YOULIBRECALC([.$D11];[.$D$2];[.$AA$2])" office:value-type="string" office:string-value="Mmm… cum -tunne perseessä voi olla erittäin jännittävää, mutta riippuu kumppanisi mieltymyksistä. Kysy aina! ***Erinomainen! *** Entä seuraavan kerran kokeilet pillua?" calcext:value-type="string">
            <text:p>Mmm… cum -tunne perseessä voi olla erittäin jännittävää, mutta riippuu kumppanisi mieltymyksistä. Kysy aina! ***Erinomainen! *** Entä seuraavan kerran kokeilet pillua?</text:p>
          </table:table-cell>
          <table:table-cell table:formula="of:=GOOGLETRANSLATE_YOULIBRECALC([.$D11];[.$D$2];[.$AB$2])" office:value-type="string" office:string-value="Mmm ... At føle sig sperm i røvet kan være meget spændende, men afhænger alligevel af dine partnerpræferencer. Spørg altid! *** Fremragende! *** Hvad med næste gang du prøver min fisse?" calcext:value-type="string">
            <text:p>Mmm ... At føle sig sperm i røvet kan være meget spændende, men afhænger alligevel af dine partnerpræferencer. Spørg altid! *** Fremragende! *** Hvad med næste gang du prøver min fisse?</text:p>
          </table:table-cell>
          <table:table-cell office:value-type="string" calcext:value-type="string">
            <text:p>***END***</text:p>
          </table:table-cell>
          <table:table-cell table:number-columns-repeated="16355"/>
        </table:table-row>
        <table:table-row table:style-name="ro6">
          <table:table-cell table:style-name="ce6" office:value-type="string" calcext:value-type="string">
            <text:p>***Frick_CumInsideAnal***</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12];[.$D$2];[.$E$2])" office:value-type="string" office:string-value="无效的" calcext:value-type="string">
            <text:p>无效的</text:p>
          </table:table-cell>
          <table:table-cell table:formula="of:=GOOGLETRANSLATE_YOULIBRECALC([.$D12];[.$D$2];[.$F$2])" office:value-type="string" office:string-value="ヌル" calcext:value-type="string">
            <text:p>ヌル</text:p>
          </table:table-cell>
          <table:table-cell table:formula="of:=GOOGLETRANSLATE_YOULIBRECALC([.$D12];[.$D$2];[.$G$2])" office:value-type="string" office:string-value="nieważny" calcext:value-type="string">
            <text:p>nieważny</text:p>
          </table:table-cell>
          <table:table-cell table:formula="of:=GOOGLETRANSLATE_YOULIBRECALC([.$D12];[.$D$2];[.$H$2])" office:value-type="string" office:string-value="nulo" calcext:value-type="string">
            <text:p>nulo</text:p>
          </table:table-cell>
          <table:table-cell table:formula="of:=GOOGLETRANSLATE_YOULIBRECALC([.$D12];[.$D$2];[.$I$2])" office:value-type="string" office:string-value="нулевой" calcext:value-type="string">
            <text:p>нулевой</text:p>
          </table:table-cell>
          <table:table-cell table:formula="of:=GOOGLETRANSLATE_YOULIBRECALC([.$D12];[.$D$2];[.$J$2])" office:value-type="string" office:string-value="nul" calcext:value-type="string">
            <text:p>nul</text:p>
          </table:table-cell>
          <table:table-cell table:formula="of:=GOOGLETRANSLATE_YOULIBRECALC([.$D12];[.$D$2];[.$K$2])" office:value-type="string" office:string-value="null" calcext:value-type="string">
            <text:p>null</text:p>
          </table:table-cell>
          <table:table-cell table:formula="of:=GOOGLETRANSLATE_YOULIBRECALC([.$D12];[.$D$2];[.$L$2])" office:value-type="string" office:string-value="nulla" calcext:value-type="string">
            <text:p>nulla</text:p>
          </table:table-cell>
          <table:table-cell table:formula="of:=GOOGLETRANSLATE_YOULIBRECALC([.$D12];[.$D$2];[.$M$2])" office:value-type="string" office:string-value="άκυρος" calcext:value-type="string">
            <text:p>άκυρος</text:p>
          </table:table-cell>
          <table:table-cell table:formula="of:=GOOGLETRANSLATE_YOULIBRECALC([.$D12];[.$D$2];[.$N$2])" office:value-type="string" office:string-value="hükümsüz" calcext:value-type="string">
            <text:p>hükümsüz</text:p>
          </table:table-cell>
          <table:table-cell table:formula="of:=GOOGLETRANSLATE_YOULIBRECALC([.$D12];[.$D$2];[.$O$2])" office:value-type="string" office:string-value="null" calcext:value-type="string">
            <text:p>null</text:p>
          </table:table-cell>
          <table:table-cell table:formula="of:=GOOGLETRANSLATE_YOULIBRECALC([.$D12];[.$D$2];[.$P$2])" office:value-type="string" office:string-value="nul" calcext:value-type="string">
            <text:p>nul</text:p>
          </table:table-cell>
          <table:table-cell table:formula="of:=GOOGLETRANSLATE_YOULIBRECALC([.$D12];[.$D$2];[.$Q$2])" office:value-type="string" office:string-value="널" calcext:value-type="string">
            <text:p>널</text:p>
          </table:table-cell>
          <table:table-cell table:formula="of:=GOOGLETRANSLATE_YOULIBRECALC([.$D12];[.$D$2];[.$R$2])" office:value-type="string" office:string-value="nulové" calcext:value-type="string">
            <text:p>nulové</text:p>
          </table:table-cell>
          <table:table-cell table:formula="of:=GOOGLETRANSLATE_YOULIBRECALC([.$D12];[.$D$2];[.$S$2])" office:value-type="string" office:string-value="nulo" calcext:value-type="string">
            <text:p>nulo</text:p>
          </table:table-cell>
          <table:table-cell table:formula="of:=GOOGLETRANSLATE_YOULIBRECALC([.$D12];[.$D$2];[.$T$2])" office:value-type="string" office:string-value="โมฆะ" calcext:value-type="string">
            <text:p>โมฆะ</text:p>
          </table:table-cell>
          <table:table-cell table:formula="of:=GOOGLETRANSLATE_YOULIBRECALC([.$D12];[.$D$2];[.$U$2])" office:value-type="string" office:string-value="batal" calcext:value-type="string">
            <text:p>batal</text:p>
          </table:table-cell>
          <table:table-cell table:formula="of:=GOOGLETRANSLATE_YOULIBRECALC([.$D12];[.$D$2];[.$V$2])" office:value-type="string" office:string-value="null" calcext:value-type="string">
            <text:p>null</text:p>
          </table:table-cell>
          <table:table-cell table:formula="of:=GOOGLETRANSLATE_YOULIBRECALC([.$D12];[.$D$2];[.$W$2])" office:value-type="string" office:string-value="Null" calcext:value-type="string">
            <text:p>Null</text:p>
          </table:table-cell>
          <table:table-cell table:formula="of:=GOOGLETRANSLATE_YOULIBRECALC([.$D12];[.$D$2];[.$X$2])" office:value-type="string" office:string-value="нульовий" calcext:value-type="string">
            <text:p>нульовий</text:p>
          </table:table-cell>
          <table:table-cell table:formula="of:=GOOGLETRANSLATE_YOULIBRECALC([.$D12];[.$D$2];[.$Y$2])" office:value-type="string" office:string-value="vô giá trị" calcext:value-type="string">
            <text:p>vô giá trị</text:p>
          </table:table-cell>
          <table:table-cell table:formula="of:=GOOGLETRANSLATE_YOULIBRECALC([.$D12];[.$D$2];[.$Z$2])" office:value-type="string" office:string-value="NULL" calcext:value-type="string">
            <text:p>NULL</text:p>
          </table:table-cell>
          <table:table-cell table:formula="of:=GOOGLETRANSLATE_YOULIBRECALC([.$D12];[.$D$2];[.$AA$2])" office:value-type="string" office:string-value="tyhjä" calcext:value-type="string">
            <text:p>tyhjä</text:p>
          </table:table-cell>
          <table:table-cell table:formula="of:=GOOGLETRANSLATE_YOULIBRECALC([.$D12];[.$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8">
          <table:table-cell table:style-name="ce6" office:value-type="string" calcext:value-type="string">
            <text:p>***Frick_CumOutside***</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Wow… hehe… That’s great! Just remember: do not shoot towards the eyes or nose! ***Amazing! ***That was… perfect~ Time for some headpats? ***Great! Next time you definitely need to try cumming in my pussy! ***Wonderful! Maybe next time you fancy some anal </text:p>
          </table:table-cell>
          <table:table-cell table:formula="of:=GOOGLETRANSLATE_YOULIBRECALC([.$D13];[.$D$2];[.$E$2])" office:value-type="string" office:string-value="哇……呵呵……太好了！请记住：不要向眼睛或鼻子射击！ ***惊人的！ ***那是……完美的〜一些头猫的时间？ ***伟大的！下次，您肯定需要尝试在我的猫中加入！ ***精彩的！也许下次您喜欢肛门" calcext:value-type="string">
            <text:p>哇……呵呵……太好了！请记住：不要向眼睛或鼻子射击！ ***惊人的！ ***那是……完美的〜一些头猫的时间？ ***伟大的！下次，您肯定需要尝试在我的猫中加入！ ***精彩的！也许下次您喜欢肛门</text:p>
          </table:table-cell>
          <table:table-cell table:formula="of:=GOOGLETRANSLATE_YOULIBRECALC([.$D13];[.$D$2];[.$F$2])" office:value-type="string" office:string-value="うわー…hehe…それは素晴らしいです！覚えておいてください：目や鼻に向かって撃たないでください！ ***すばらしい！ ***それは…完璧でした〜ヘッドパットの時間？ ***素晴らしい！次回は間違いなく私の猫でカミングを試す必要があります！ ***素晴らしい！たぶん次回はあなたがいくつかの肛門を空想したいです" calcext:value-type="string">
            <text:p>うわー…hehe…それは素晴らしいです！覚えておいてください：目や鼻に向かって撃たないでください！ ***すばらしい！ ***それは…完璧でした〜ヘッドパットの時間？ ***素晴らしい！次回は間違いなく私の猫でカミングを試す必要があります！ ***素晴らしい！たぶん次回はあなたがいくつかの肛門を空想したいです</text:p>
          </table:table-cell>
          <table:table-cell table:formula="of:=GOOGLETRANSLATE_YOULIBRECALC([.$D13];[.$D$2];[.$G$2])" office:value-type="string" office:string-value="Wow… hehe… to świetnie! Pamiętaj tylko: nie strzelaj do oczu ani nosa! ***Niesamowity! *** To był… idealny ~ czas na niektóre główki? ***Świetnie! Następnym razem na pewno musisz spróbować Cumming w mojej cipce! ***Wspaniały! Może następnym razem, gdy masz ochotę na jakiś anal" calcext:value-type="string">
            <text:p>Wow… hehe… to świetnie! Pamiętaj tylko: nie strzelaj do oczu ani nosa! ***Niesamowity! *** To był… idealny ~ czas na niektóre główki? ***Świetnie! Następnym razem na pewno musisz spróbować Cumming w mojej cipce! ***Wspaniały! Może następnym razem, gdy masz ochotę na jakiś anal</text:p>
          </table:table-cell>
          <table:table-cell table:formula="of:=GOOGLETRANSLATE_YOULIBRECALC([.$D13];[.$D$2];[.$H$2])" office:value-type="string" office:string-value="Wow ... jeje ... ¡eso es genial! Solo recuerda: ¡no dispares hacia los ojos o la nariz! ***¡Asombroso! *** ¿Eso fue ... perfecto ~ tiempo para algunos a Headpats? ***¡Excelente! ¡La próxima vez definitivamente necesitas intentar Cumming en mi coño! ***¡Maravilloso! Tal vez la próxima vez que te apetezca un poco anal" calcext:value-type="string">
            <text:p>Wow ... jeje ... ¡eso es genial! Solo recuerda: ¡no dispares hacia los ojos o la nariz! ***¡Asombroso! *** ¿Eso fue ... perfecto ~ tiempo para algunos a Headpats? ***¡Excelente! ¡La próxima vez definitivamente necesitas intentar Cumming en mi coño! ***¡Maravilloso! Tal vez la próxima vez que te apetezca un poco anal</text:p>
          </table:table-cell>
          <table:table-cell table:formula="of:=GOOGLETRANSLATE_YOULIBRECALC([.$D13];[.$D$2];[.$I$2])" office:value-type="string" office:string-value="Вау ... хе -хе ... это здорово! Просто помните: не стреляйте в глаза или нос! ***Удивительный! *** Это было… идеально ~ время для нескольких головных потоков? ***Большой! В следующий раз, когда вам определенно нужно будет попытаться кончить в моей киске! ***Замечательный! Может быть" calcext:value-type="string">
            <text:p>Вау ... хе -хе ... это здорово! Просто помните: не стреляйте в глаза или нос! ***Удивительный! *** Это было… идеально ~ время для нескольких головных потоков? ***Большой! В следующий раз, когда вам определенно нужно будет попытаться кончить в моей киске! ***Замечательный! Может быть</text:p>
          </table:table-cell>
          <table:table-cell table:formula="of:=GOOGLETRANSLATE_YOULIBRECALC([.$D13];[.$D$2];[.$J$2])" office:value-type="string" office:string-value="Wow… hehe… c'est super! N'oubliez pas: ne tirez pas vers les yeux ou le nez! ***Incroyable! *** C'était… parfait ~ temps pour certains frappeurs? ***Super! La prochaine fois, vous aurez vraiment besoin d'essayer de jouir dans ma chatte! ***Merveilleux! Peut-être que la prochaine fois que vous avez envie d'un anal" calcext:value-type="string">
            <text:p>Wow… hehe… c'est super! N'oubliez pas: ne tirez pas vers les yeux ou le nez! ***Incroyable! *** C'était… parfait ~ temps pour certains frappeurs? ***Super! La prochaine fois, vous aurez vraiment besoin d'essayer de jouir dans ma chatte! ***Merveilleux! Peut-être que la prochaine fois que vous avez envie d'un anal</text:p>
          </table:table-cell>
          <table:table-cell table:formula="of:=GOOGLETRANSLATE_YOULIBRECALC([.$D13];[.$D$2];[.$K$2])" office:value-type="string" office:string-value="Vau ... hehe ... to je super! Samo zapomnite si: ne streljajte proti očem ali nosu! *** Neverjetno! *** To je bilo… popoln čas za nekatere glave? *** Super! Naslednjič, ko boste zagotovo morali poskusiti Cumming v moji muci! *** Čudovito! Mogoče naslednjič, ko si zamislite kakšno analno" calcext:value-type="string">
            <text:p>Vau ... hehe ... to je super! Samo zapomnite si: ne streljajte proti očem ali nosu! *** Neverjetno! *** To je bilo… popoln čas za nekatere glave? *** Super! Naslednjič, ko boste zagotovo morali poskusiti Cumming v moji muci! *** Čudovito! Mogoče naslednjič, ko si zamislite kakšno analno</text:p>
          </table:table-cell>
          <table:table-cell table:formula="of:=GOOGLETRANSLATE_YOULIBRECALC([.$D13];[.$D$2];[.$L$2])" office:value-type="string" office:string-value="Hú ... hehe ... ez nagyszerű! Ne felejtsd el: ne lőj a szem vagy az orr felé! ***Elképesztő! *** Ez volt… tökéletes ~ idő néhány Headpats számára? ***Nagy! Legközelebb, amikor feltétlenül meg kell próbálnia a puncimat! ***Csodálatos! Talán legközelebb, amikor kedveli anális valamit" calcext:value-type="string">
            <text:p>Hú ... hehe ... ez nagyszerű! Ne felejtsd el: ne lőj a szem vagy az orr felé! ***Elképesztő! *** Ez volt… tökéletes ~ idő néhány Headpats számára? ***Nagy! Legközelebb, amikor feltétlenül meg kell próbálnia a puncimat! ***Csodálatos! Talán legközelebb, amikor kedveli anális valamit</text:p>
          </table:table-cell>
          <table:table-cell table:formula="of:=GOOGLETRANSLATE_YOULIBRECALC([.$D13];[.$D$2];[.$M$2])" office:value-type="string" office:string-value="Ουάου ... hehe ... αυτό είναι υπέροχο! Απλά θυμηθείτε: Μην πυροβολείτε προς τα μάτια ή τη μύτη! ***Καταπληκτικός! *** Αυτό ήταν ... τέλειος ~ Ώρα για μερικά headpats; ***Μεγάλος! Την επόμενη φορά που σίγουρα πρέπει να δοκιμάσετε το Cumming στο μουνί μου! ***Θαυμάσιος! Ίσως την επόμενη φορά που σας αρέσει λίγο πρωκτικό" calcext:value-type="string">
            <text:p>Ουάου ... hehe ... αυτό είναι υπέροχο! Απλά θυμηθείτε: Μην πυροβολείτε προς τα μάτια ή τη μύτη! ***Καταπληκτικός! *** Αυτό ήταν ... τέλειος ~ Ώρα για μερικά headpats; ***Μεγάλος! Την επόμενη φορά που σίγουρα πρέπει να δοκιμάσετε το Cumming στο μουνί μου! ***Θαυμάσιος! Ίσως την επόμενη φορά που σας αρέσει λίγο πρωκτικό</text:p>
          </table:table-cell>
          <table:table-cell table:formula="of:=GOOGLETRANSLATE_YOULIBRECALC([.$D13];[.$D$2];[.$N$2])" office:value-type="string" office:string-value="Vay canına… hehe… bu harika! Unutmayın: Gözlere veya buruna doğru ateş etmeyin! ***İnanılmaz! *** Bu… mükemmel ~ bazı Headpats için zaman mıydı? ***Harika! Bir dahaki sefere kesinlikle benim kedi cumming denemek gerekiyor! ***Müthiş! Belki bir dahaki sefere biraz anal" calcext:value-type="string">
            <text:p>Vay canına… hehe… bu harika! Unutmayın: Gözlere veya buruna doğru ateş etmeyin! ***İnanılmaz! *** Bu… mükemmel ~ bazı Headpats için zaman mıydı? ***Harika! Bir dahaki sefere kesinlikle benim kedi cumming denemek gerekiyor! ***Müthiş! Belki bir dahaki sefere biraz anal</text:p>
          </table:table-cell>
          <table:table-cell table:formula="of:=GOOGLETRANSLATE_YOULIBRECALC([.$D13];[.$D$2];[.$O$2])" office:value-type="string" office:string-value="Wow ... hehe ... è fantastico! Ricorda: non sparare verso gli occhi o il naso! ***Sorprendente! *** È stato ... perfetto ~ tempo per alcuni copricapi? ***Grande! La prossima volta che hai sicuramente bisogno di provare a cumming nella mia figa! ***Meraviglioso! Forse la prossima volta che ti piace un po 'di anale" calcext:value-type="string">
            <text:p>Wow ... hehe ... è fantastico! Ricorda: non sparare verso gli occhi o il naso! ***Sorprendente! *** È stato ... perfetto ~ tempo per alcuni copricapi? ***Grande! La prossima volta che hai sicuramente bisogno di provare a cumming nella mia figa! ***Meraviglioso! Forse la prossima volta che ti piace un po 'di anale</text:p>
          </table:table-cell>
          <table:table-cell table:formula="of:=GOOGLETRANSLATE_YOULIBRECALC([.$D13];[.$D$2];[.$P$2])" office:value-type="string" office:string-value="Wauw ... hehe ... dat is geweldig! Onthoud: schiet niet naar de ogen of neus! ***Verbazingwekkend! *** Dat was ... perfect ~ Tijd voor sommige headpats? ***Geweldig! De volgende keer dat je zeker moet proberen te klaarkomen in mijn kutje! ***Prachtig! Misschien de volgende keer dat je zin hebt in een anaal" calcext:value-type="string">
            <text:p>Wauw ... hehe ... dat is geweldig! Onthoud: schiet niet naar de ogen of neus! ***Verbazingwekkend! *** Dat was ... perfect ~ Tijd voor sommige headpats? ***Geweldig! De volgende keer dat je zeker moet proberen te klaarkomen in mijn kutje! ***Prachtig! Misschien de volgende keer dat je zin hebt in een anaal</text:p>
          </table:table-cell>
          <table:table-cell table:formula="of:=GOOGLETRANSLATE_YOULIBRECALC([.$D13];[.$D$2];[.$Q$2])" office:value-type="string" office:string-value="와우… 헤헤… 그냥 기억하십시오 : 눈이나 코를 향해 쏘지 마십시오! ***놀라운! *** 그건… 완벽한 ~ 헤드 파트를위한 시간? ***엄청난! 다음에 당신은 확실히 내 음부에서 Cumming을 시도해야합니다! ***아주 멋진! 다음에 항문을 좋아할 수도 있습니다" calcext:value-type="string">
            <text:p>와우… 헤헤… 그냥 기억하십시오 : 눈이나 코를 향해 쏘지 마십시오! ***놀라운! *** 그건… 완벽한 ~ 헤드 파트를위한 시간? ***엄청난! 다음에 당신은 확실히 내 음부에서 Cumming을 시도해야합니다! ***아주 멋진! 다음에 항문을 좋아할 수도 있습니다</text:p>
          </table:table-cell>
          <table:table-cell table:formula="of:=GOOGLETRANSLATE_YOULIBRECALC([.$D13];[.$D$2];[.$R$2])" office:value-type="string" office:string-value="Páni ... hehe ... to je skvelé! Pamätajte si: Nestrieľajte smerom k očiam alebo nosu! *** Úžasné! *** To bolo ... perfektné ~ čas pre nejaké hlavné opatrenia? *** Skvelé! Až nabudúce určite budete musieť vyskúšať Cumming v mojej kundičke! *** Úžasné! Možno nabudúce si budete mať chuť nejakého análu" calcext:value-type="string">
            <text:p>Páni ... hehe ... to je skvelé! Pamätajte si: Nestrieľajte smerom k očiam alebo nosu! *** Úžasné! *** To bolo ... perfektné ~ čas pre nejaké hlavné opatrenia? *** Skvelé! Až nabudúce určite budete musieť vyskúšať Cumming v mojej kundičke! *** Úžasné! Možno nabudúce si budete mať chuť nejakého análu</text:p>
          </table:table-cell>
          <table:table-cell table:formula="of:=GOOGLETRANSLATE_YOULIBRECALC([.$D13];[.$D$2];[.$S$2])" office:value-type="string" office:string-value="Uau ... hehe ... isso é ótimo! Lembre -se: não atire em direção aos olhos ou nariz! ***Incrível! *** isso foi ... perfeito ~ Hora para alguns pau -níveis? ***Ótimo! Da próxima vez que você definitivamente precisa tentar gozar na minha buceta! ***Maravilhoso! Talvez da próxima vez você goste de algum anal" calcext:value-type="string">
            <text:p>Uau ... hehe ... isso é ótimo! Lembre -se: não atire em direção aos olhos ou nariz! ***Incrível! *** isso foi ... perfeito ~ Hora para alguns pau -níveis? ***Ótimo! Da próxima vez que você definitivamente precisa tentar gozar na minha buceta! ***Maravilhoso! Talvez da próxima vez você goste de algum anal</text:p>
          </table:table-cell>
          <table:table-cell table:formula="of:=GOOGLETRANSLATE_YOULIBRECALC([.$D13];[.$D$2];[.$T$2])" office:value-type="string" office:string-value="ว้าว…ฮิฮิ…เยี่ยมมาก! เพียงจำไว้ว่า: อย่ายิงเข้าหาดวงตาหรือจมูก! ***อัศจรรย์! *** นั่นคือ…สมบูรณ์แบบ ~ ถึงเวลาสำหรับ Headpats บางตัว? ***ยอดเยี่ยม! ครั้งต่อไปที่คุณต้องลองคัมมิงในหีของฉัน! ***มหัศจรรย์! บางทีครั้งต่อไปที่คุณคิดทวารหนัก" calcext:value-type="string">
            <text:p>ว้าว…ฮิฮิ…เยี่ยมมาก! เพียงจำไว้ว่า: อย่ายิงเข้าหาดวงตาหรือจมูก! ***อัศจรรย์! *** นั่นคือ…สมบูรณ์แบบ ~ ถึงเวลาสำหรับ Headpats บางตัว? ***ยอดเยี่ยม! ครั้งต่อไปที่คุณต้องลองคัมมิงในหีของฉัน! ***มหัศจรรย์! บางทีครั้งต่อไปที่คุณคิดทวารหนัก</text:p>
          </table:table-cell>
          <table:table-cell table:formula="of:=GOOGLETRANSLATE_YOULIBRECALC([.$D13];[.$D$2];[.$U$2])" office:value-type="string" office:string-value="Wow ... hehe ... itu bagus! Ingat saja: Jangan menembak ke arah mata atau hidung! ***Luar biasa! *** Itu ... sempurna ~ waktu untuk beberapa headpats? ***Besar! Lain kali Anda pasti perlu mencoba cumming di vagina saya! ***Luar biasa! Mungkin lain kali Anda suka anal" calcext:value-type="string">
            <text:p>Wow ... hehe ... itu bagus! Ingat saja: Jangan menembak ke arah mata atau hidung! ***Luar biasa! *** Itu ... sempurna ~ waktu untuk beberapa headpats? ***Besar! Lain kali Anda pasti perlu mencoba cumming di vagina saya! ***Luar biasa! Mungkin lain kali Anda suka anal</text:p>
          </table:table-cell>
          <table:table-cell table:formula="of:=GOOGLETRANSLATE_YOULIBRECALC([.$D13];[.$D$2];[.$V$2])" office:value-type="string" office:string-value="Páni ... hehe ... to je skvělé! Jen si pamatujte: Nestřílejte na oči nebo nos! ***Úžasný! *** To bylo ... perfektní ~ čas pro některé hlavy? ***Velký! Až příště budete určitě muset vyzkoušet Cumming v mé kundě! *** Skvělé! Možná příště budete mít chuť nějaké anální" calcext:value-type="string">
            <text:p>Páni ... hehe ... to je skvělé! Jen si pamatujte: Nestřílejte na oči nebo nos! ***Úžasný! *** To bylo ... perfektní ~ čas pro některé hlavy? ***Velký! Až příště budete určitě muset vyzkoušet Cumming v mé kundě! *** Skvělé! Možná příště budete mít chuť nějaké anální</text:p>
          </table:table-cell>
          <table:table-cell table:formula="of:=GOOGLETRANSLATE_YOULIBRECALC([.$D13];[.$D$2];[.$W$2])" office:value-type="string" office:string-value="Wow ... hehe ... mahusay iyon! Tandaan lamang: Huwag mag -shoot patungo sa mga mata o ilong! *** Kamangha -manghang! *** Iyon ay ... perpekto ~ oras para sa ilang mga headpats? *** Mahusay! Sa susunod na kailangan mong subukan ang cumming sa aking puki! *** Napakaganda! Siguro sa susunod na magustuhan mo ang ilang anal" calcext:value-type="string">
            <text:p>Wow ... hehe ... mahusay iyon! Tandaan lamang: Huwag mag -shoot patungo sa mga mata o ilong! *** Kamangha -manghang! *** Iyon ay ... perpekto ~ oras para sa ilang mga headpats? *** Mahusay! Sa susunod na kailangan mong subukan ang cumming sa aking puki! *** Napakaganda! Siguro sa susunod na magustuhan mo ang ilang anal</text:p>
          </table:table-cell>
          <table:table-cell table:formula="of:=GOOGLETRANSLATE_YOULIBRECALC([.$D13];[.$D$2];[.$X$2])" office:value-type="string" office:string-value="Ого ... хе -хе ... це чудово! Просто пам’ятайте: не стріляйте до очей чи носа! *** Дивовижно! *** Це було… ідеальний ~ час для деяких підборів? *** Чудово! Наступного разу вам обов'язково потрібно спробувати кумінг у моїй кицьці! *** Чудово! Можливо, наступного разу, коли ви любите якийсь анальний" calcext:value-type="string">
            <text:p>Ого ... хе -хе ... це чудово! Просто пам’ятайте: не стріляйте до очей чи носа! *** Дивовижно! *** Це було… ідеальний ~ час для деяких підборів? *** Чудово! Наступного разу вам обов'язково потрібно спробувати кумінг у моїй кицьці! *** Чудово! Можливо, наступного разу, коли ви любите якийсь анальний</text:p>
          </table:table-cell>
          <table:table-cell table:formula="of:=GOOGLETRANSLATE_YOULIBRECALC([.$D13];[.$D$2];[.$Y$2])" office:value-type="string" office:string-value="Wow, hehe, đó là tuyệt vời! Chỉ cần nhớ: Đừng bắn về phía mắt hoặc mũi! ***Tuyệt vời! *** Đó là một cách hoàn hảo ~ Thời gian cho một số mũ đầu? ***Tuyệt vời! Lần tới khi bạn chắc chắn cần phải thử cumming trong âm hộ của tôi! ***Tuyệt vời! Có thể lần sau bạn thích một số hậu môn" calcext:value-type="string">
            <text:p>Wow, hehe, đó là tuyệt vời! Chỉ cần nhớ: Đừng bắn về phía mắt hoặc mũi! ***Tuyệt vời! *** Đó là một cách hoàn hảo ~ Thời gian cho một số mũ đầu? ***Tuyệt vời! Lần tới khi bạn chắc chắn cần phải thử cumming trong âm hộ của tôi! ***Tuyệt vời! Có thể lần sau bạn thích một số hậu môn</text:p>
          </table:table-cell>
          <table:table-cell table:formula="of:=GOOGLETRANSLATE_YOULIBRECALC([.$D13];[.$D$2];[.$Z$2])" office:value-type="string" office:string-value="Wow ... hehe ... das ist großartig! Denken Sie daran: Schießen Sie nicht auf die Augen oder die Nase! ***Toll! *** Das war… perfekt ~ Zeit für ein paar Headpats? ***Großartig! Das nächste Mal müssen Sie auf jeden Fall versuchen, in meiner Muschi zu kummeln! ***Wunderbar! Vielleicht lust du das nächste Mal Lust auf Anal" calcext:value-type="string">
            <text:p>Wow ... hehe ... das ist großartig! Denken Sie daran: Schießen Sie nicht auf die Augen oder die Nase! ***Toll! *** Das war… perfekt ~ Zeit für ein paar Headpats? ***Großartig! Das nächste Mal müssen Sie auf jeden Fall versuchen, in meiner Muschi zu kummeln! ***Wunderbar! Vielleicht lust du das nächste Mal Lust auf Anal</text:p>
          </table:table-cell>
          <table:table-cell table:formula="of:=GOOGLETRANSLATE_YOULIBRECALC([.$D13];[.$D$2];[.$AA$2])" office:value-type="string" office:string-value="Vau ... hehe ... se on hienoa! Muista vain: Älä ammu kohti silmiä tai nenää! ***Hämmästyttävä! *** Se oli… täydellinen ~ aika joillekin pääratsille? *** Hienoa! Seuraavan kerran sinun on ehdottomasti kokeiltava cumming -pillussa! ***Ihana! Ehkä seuraavan kerran, kun haluat anaali" calcext:value-type="string">
            <text:p>Vau ... hehe ... se on hienoa! Muista vain: Älä ammu kohti silmiä tai nenää! ***Hämmästyttävä! *** Se oli… täydellinen ~ aika joillekin pääratsille? *** Hienoa! Seuraavan kerran sinun on ehdottomasti kokeiltava cumming -pillussa! ***Ihana! Ehkä seuraavan kerran, kun haluat anaali</text:p>
          </table:table-cell>
          <table:table-cell table:formula="of:=GOOGLETRANSLATE_YOULIBRECALC([.$D13];[.$D$2];[.$AB$2])" office:value-type="string" office:string-value="Wow ... hehe ... det er fantastisk! Bare husk: Skyd ikke mod øjnene eller næsen! ***Forbløffende! *** Det var ... perfekt ~ tid til nogle headpats? ***Stor! Næste gang du bestemt har brug for at prøve Cumming i min fisse! ***Vidunderlig! Måske næste gang du har lyst til noget anal" calcext:value-type="string">
            <text:p>Wow ... hehe ... det er fantastisk! Bare husk: Skyd ikke mod øjnene eller næsen! ***Forbløffende! *** Det var ... perfekt ~ tid til nogle headpats? ***Stor! Næste gang du bestemt har brug for at prøve Cumming i min fisse! ***Vidunderlig! Måske næste gang du har lyst til noget anal</text:p>
          </table:table-cell>
          <table:table-cell office:value-type="string" calcext:value-type="string">
            <text:p>***END***</text:p>
          </table:table-cell>
          <table:table-cell table:number-columns-repeated="16355"/>
        </table:table-row>
        <table:table-row table:style-name="ro6">
          <table:table-cell table:style-name="ce6" office:value-type="string" calcext:value-type="string">
            <text:p>***Frick_CumOutside***</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14];[.$D$2];[.$E$2])" office:value-type="string" office:string-value="无效的" calcext:value-type="string">
            <text:p>无效的</text:p>
          </table:table-cell>
          <table:table-cell table:formula="of:=GOOGLETRANSLATE_YOULIBRECALC([.$D14];[.$D$2];[.$F$2])" office:value-type="string" office:string-value="ヌル" calcext:value-type="string">
            <text:p>ヌル</text:p>
          </table:table-cell>
          <table:table-cell table:formula="of:=GOOGLETRANSLATE_YOULIBRECALC([.$D14];[.$D$2];[.$G$2])" office:value-type="string" office:string-value="nieważny" calcext:value-type="string">
            <text:p>nieważny</text:p>
          </table:table-cell>
          <table:table-cell table:formula="of:=GOOGLETRANSLATE_YOULIBRECALC([.$D14];[.$D$2];[.$H$2])" office:value-type="string" office:string-value="nulo" calcext:value-type="string">
            <text:p>nulo</text:p>
          </table:table-cell>
          <table:table-cell table:formula="of:=GOOGLETRANSLATE_YOULIBRECALC([.$D14];[.$D$2];[.$I$2])" office:value-type="string" office:string-value="нулевой" calcext:value-type="string">
            <text:p>нулевой</text:p>
          </table:table-cell>
          <table:table-cell table:formula="of:=GOOGLETRANSLATE_YOULIBRECALC([.$D14];[.$D$2];[.$J$2])" office:value-type="string" office:string-value="nul" calcext:value-type="string">
            <text:p>nul</text:p>
          </table:table-cell>
          <table:table-cell table:formula="of:=GOOGLETRANSLATE_YOULIBRECALC([.$D14];[.$D$2];[.$K$2])" office:value-type="string" office:string-value="null" calcext:value-type="string">
            <text:p>null</text:p>
          </table:table-cell>
          <table:table-cell table:formula="of:=GOOGLETRANSLATE_YOULIBRECALC([.$D14];[.$D$2];[.$L$2])" office:value-type="string" office:string-value="nulla" calcext:value-type="string">
            <text:p>nulla</text:p>
          </table:table-cell>
          <table:table-cell table:formula="of:=GOOGLETRANSLATE_YOULIBRECALC([.$D14];[.$D$2];[.$M$2])" office:value-type="string" office:string-value="άκυρος" calcext:value-type="string">
            <text:p>άκυρος</text:p>
          </table:table-cell>
          <table:table-cell table:formula="of:=GOOGLETRANSLATE_YOULIBRECALC([.$D14];[.$D$2];[.$N$2])" office:value-type="string" office:string-value="hükümsüz" calcext:value-type="string">
            <text:p>hükümsüz</text:p>
          </table:table-cell>
          <table:table-cell table:formula="of:=GOOGLETRANSLATE_YOULIBRECALC([.$D14];[.$D$2];[.$O$2])" office:value-type="string" office:string-value="null" calcext:value-type="string">
            <text:p>null</text:p>
          </table:table-cell>
          <table:table-cell table:formula="of:=GOOGLETRANSLATE_YOULIBRECALC([.$D14];[.$D$2];[.$P$2])" office:value-type="string" office:string-value="nul" calcext:value-type="string">
            <text:p>nul</text:p>
          </table:table-cell>
          <table:table-cell table:formula="of:=GOOGLETRANSLATE_YOULIBRECALC([.$D14];[.$D$2];[.$Q$2])" office:value-type="string" office:string-value="널" calcext:value-type="string">
            <text:p>널</text:p>
          </table:table-cell>
          <table:table-cell table:formula="of:=GOOGLETRANSLATE_YOULIBRECALC([.$D14];[.$D$2];[.$R$2])" office:value-type="string" office:string-value="nulové" calcext:value-type="string">
            <text:p>nulové</text:p>
          </table:table-cell>
          <table:table-cell table:formula="of:=GOOGLETRANSLATE_YOULIBRECALC([.$D14];[.$D$2];[.$S$2])" office:value-type="string" office:string-value="nulo" calcext:value-type="string">
            <text:p>nulo</text:p>
          </table:table-cell>
          <table:table-cell table:formula="of:=GOOGLETRANSLATE_YOULIBRECALC([.$D14];[.$D$2];[.$T$2])" office:value-type="string" office:string-value="โมฆะ" calcext:value-type="string">
            <text:p>โมฆะ</text:p>
          </table:table-cell>
          <table:table-cell table:formula="of:=GOOGLETRANSLATE_YOULIBRECALC([.$D14];[.$D$2];[.$U$2])" office:value-type="string" office:string-value="batal" calcext:value-type="string">
            <text:p>batal</text:p>
          </table:table-cell>
          <table:table-cell table:formula="of:=GOOGLETRANSLATE_YOULIBRECALC([.$D14];[.$D$2];[.$V$2])" office:value-type="string" office:string-value="null" calcext:value-type="string">
            <text:p>null</text:p>
          </table:table-cell>
          <table:table-cell table:formula="of:=GOOGLETRANSLATE_YOULIBRECALC([.$D14];[.$D$2];[.$W$2])" office:value-type="string" office:string-value="Null" calcext:value-type="string">
            <text:p>Null</text:p>
          </table:table-cell>
          <table:table-cell table:formula="of:=GOOGLETRANSLATE_YOULIBRECALC([.$D14];[.$D$2];[.$X$2])" office:value-type="string" office:string-value="нульовий" calcext:value-type="string">
            <text:p>нульовий</text:p>
          </table:table-cell>
          <table:table-cell table:formula="of:=GOOGLETRANSLATE_YOULIBRECALC([.$D14];[.$D$2];[.$Y$2])" office:value-type="string" office:string-value="vô giá trị" calcext:value-type="string">
            <text:p>vô giá trị</text:p>
          </table:table-cell>
          <table:table-cell table:formula="of:=GOOGLETRANSLATE_YOULIBRECALC([.$D14];[.$D$2];[.$Z$2])" office:value-type="string" office:string-value="NULL" calcext:value-type="string">
            <text:p>NULL</text:p>
          </table:table-cell>
          <table:table-cell table:formula="of:=GOOGLETRANSLATE_YOULIBRECALC([.$D14];[.$D$2];[.$AA$2])" office:value-type="string" office:string-value="tyhjä" calcext:value-type="string">
            <text:p>tyhjä</text:p>
          </table:table-cell>
          <table:table-cell table:formula="of:=GOOGLETRANSLATE_YOULIBRECALC([.$D14];[.$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9">
          <table:table-cell table:style-name="ce6" office:value-type="string" calcext:value-type="string">
            <text:p>***Frick_CumTogether***</text:p>
          </table:table-cell>
          <table:table-cell table:style-name="ce17" office:value-type="string" calcext:value-type="string">
            <text:p>Bot</text:p>
          </table:table-cell>
          <table:table-cell table:style-name="ce6" office:value-type="string" calcext:value-type="string">
            <text:p>Y</text:p>
          </table:table-cell>
          <table:table-cell table:style-name="ce30" office:value-type="string" calcext:value-type="string">
            <text:p>I-I’mmm…***I’m at my limit! ***I’m cumming!</text:p>
          </table:table-cell>
          <table:table-cell table:formula="of:=GOOGLETRANSLATE_YOULIBRECALC([.$D15];[.$D$2];[.$E$2])" office:value-type="string" office:string-value="我 - 我……***我处于极限！ ***我在卡明！" calcext:value-type="string">
            <text:p>我 - 我……***我处于极限！ ***我在卡明！</text:p>
          </table:table-cell>
          <table:table-cell table:formula="of:=GOOGLETRANSLATE_YOULIBRECALC([.$D15];[.$D$2];[.$F$2])" office:value-type="string" office:string-value="i-i’mmm…***私は自分の限界にあります！ ***カミングです！" calcext:value-type="string">
            <text:p>i-i’mmm…***私は自分の限界にあります！ ***カミングです！</text:p>
          </table:table-cell>
          <table:table-cell table:formula="of:=GOOGLETRANSLATE_YOULIBRECALC([.$D15];[.$D$2];[.$G$2])" office:value-type="string" office:string-value="Ja-Immm… *** Jestem na mojej limicie! *** Cumming!" calcext:value-type="string">
            <text:p>Ja-Immm… *** Jestem na mojej limicie! *** Cumming!</text:p>
          </table:table-cell>
          <table:table-cell table:formula="of:=GOOGLETRANSLATE_YOULIBRECALC([.$D15];[.$D$2];[.$H$2])" office:value-type="string" office:string-value="I-i’mmm ... *** ¡Estoy en mi límite! *** ¡Estoy corriendo!" calcext:value-type="string">
            <text:p>I-i’mmm ... *** ¡Estoy en mi límite! *** ¡Estoy corriendo!</text:p>
          </table:table-cell>
          <table:table-cell table:formula="of:=GOOGLETRANSLATE_YOULIBRECALC([.$D15];[.$D$2];[.$I$2])" office:value-type="string" office:string-value="Я-мммм ... *** Я нахожусь в своем пределе! *** Я кончу!" calcext:value-type="string">
            <text:p>Я-мммм ... *** Я нахожусь в своем пределе! *** Я кончу!</text:p>
          </table:table-cell>
          <table:table-cell table:formula="of:=GOOGLETRANSLATE_YOULIBRECALC([.$D15];[.$D$2];[.$J$2])" office:value-type="string" office:string-value="I-i’mmm… *** Je suis à ma limite! *** Je jouis!" calcext:value-type="string">
            <text:p>I-i’mmm… *** Je suis à ma limite! *** Je jouis!</text:p>
          </table:table-cell>
          <table:table-cell table:formula="of:=GOOGLETRANSLATE_YOULIBRECALC([.$D15];[.$D$2];[.$K$2])" office:value-type="string" office:string-value="Jaz sem ... *** Sem na svoji meji! *** KUMMIM!" calcext:value-type="string">
            <text:p>Jaz sem ... *** Sem na svoji meji! *** KUMMIM!</text:p>
          </table:table-cell>
          <table:table-cell table:formula="of:=GOOGLETRANSLATE_YOULIBRECALC([.$D15];[.$D$2];[.$L$2])" office:value-type="string" office:string-value="I-én vagyok ... *** A határértékem vagyok! *** Cumming vagyok!" calcext:value-type="string">
            <text:p>I-én vagyok ... *** A határértékem vagyok! *** Cumming vagyok!</text:p>
          </table:table-cell>
          <table:table-cell table:formula="of:=GOOGLETRANSLATE_YOULIBRECALC([.$D15];[.$D$2];[.$M$2])" office:value-type="string" office:string-value="I-i'mmm ... *** Είμαι στο όριο μου! *** Είμαι cumming!" calcext:value-type="string">
            <text:p>I-i'mmm ... *** Είμαι στο όριο μου! *** Είμαι cumming!</text:p>
          </table:table-cell>
          <table:table-cell table:formula="of:=GOOGLETRANSLATE_YOULIBRECALC([.$D15];[.$D$2];[.$N$2])" office:value-type="string" office:string-value="Ben-ben… *** Sınırımdayım! *** Ben cumming!" calcext:value-type="string">
            <text:p>Ben-ben… *** Sınırımdayım! *** Ben cumming!</text:p>
          </table:table-cell>
          <table:table-cell table:formula="of:=GOOGLETRANSLATE_YOULIBRECALC([.$D15];[.$D$2];[.$O$2])" office:value-type="string" office:string-value="Io-immm ... *** Sono al mio limite! *** Sto cumming!" calcext:value-type="string">
            <text:p>Io-immm ... *** Sono al mio limite! *** Sto cumming!</text:p>
          </table:table-cell>
          <table:table-cell table:formula="of:=GOOGLETRANSLATE_YOULIBRECALC([.$D15];[.$D$2];[.$P$2])" office:value-type="string" office:string-value="I-I’mmm ... *** Ik ben aan mijn limiet! *** Ik kom klaar!" calcext:value-type="string">
            <text:p>I-I’mmm ... *** Ik ben aan mijn limiet! *** Ik kom klaar!</text:p>
          </table:table-cell>
          <table:table-cell table:formula="of:=GOOGLETRANSLATE_YOULIBRECALC([.$D15];[.$D$2];[.$Q$2])" office:value-type="string" office:string-value="I-I-I'mmm… *** 제 한계에 있습니다! *** 커밍!" calcext:value-type="string">
            <text:p>I-I-I'mmm… *** 제 한계에 있습니다! *** 커밍!</text:p>
          </table:table-cell>
          <table:table-cell table:formula="of:=GOOGLETRANSLATE_YOULIBRECALC([.$D15];[.$D$2];[.$R$2])" office:value-type="string" office:string-value="I-I'mmm ... *** Som na svojom limite! *** Cumming!" calcext:value-type="string">
            <text:p>I-I'mmm ... *** Som na svojom limite! *** Cumming!</text:p>
          </table:table-cell>
          <table:table-cell table:formula="of:=GOOGLETRANSLATE_YOULIBRECALC([.$D15];[.$D$2];[.$S$2])" office:value-type="string" office:string-value="Eu-eu'mmm ... *** eu estou no meu limite! *** Estou gozando!" calcext:value-type="string">
            <text:p>Eu-eu'mmm ... *** eu estou no meu limite! *** Estou gozando!</text:p>
          </table:table-cell>
          <table:table-cell table:formula="of:=GOOGLETRANSLATE_YOULIBRECALC([.$D15];[.$D$2];[.$T$2])" office:value-type="string" office:string-value="ฉัน-ฉัน… *** ฉันอยู่ในขีด จำกัด ของฉัน! *** ฉันคัมมิง!" calcext:value-type="string">
            <text:p>ฉัน-ฉัน… *** ฉันอยู่ในขีด จำกัด ของฉัน! *** ฉันคัมมิง!</text:p>
          </table:table-cell>
          <table:table-cell table:formula="of:=GOOGLETRANSLATE_YOULIBRECALC([.$D15];[.$D$2];[.$U$2])" office:value-type="string" office:string-value="I-i'mmm ... *** Saya berada di batas saya! *** Saya cumming!" calcext:value-type="string">
            <text:p>I-i'mmm ... *** Saya berada di batas saya! *** Saya cumming!</text:p>
          </table:table-cell>
          <table:table-cell table:formula="of:=GOOGLETRANSLATE_YOULIBRECALC([.$D15];[.$D$2];[.$V$2])" office:value-type="string" office:string-value="I-i'mmmm ... *** Jsem na svém limitu! *** Jsem Cumming!" calcext:value-type="string">
            <text:p>I-i'mmmm ... *** Jsem na svém limitu! *** Jsem Cumming!</text:p>
          </table:table-cell>
          <table:table-cell table:formula="of:=GOOGLETRANSLATE_YOULIBRECALC([.$D15];[.$D$2];[.$W$2])" office:value-type="string" office:string-value="I-i'mmm ... *** Nasa limitasyon ako! *** Cumming ako!" calcext:value-type="string">
            <text:p>I-i'mmm ... *** Nasa limitasyon ako! *** Cumming ako!</text:p>
          </table:table-cell>
          <table:table-cell table:formula="of:=GOOGLETRANSLATE_YOULIBRECALC([.$D15];[.$D$2];[.$X$2])" office:value-type="string" office:string-value="Я-я ... *** Я на своєму межі! *** Я КУММІНГ!" calcext:value-type="string">
            <text:p>Я-я ... *** Я на своєму межі! *** Я КУММІНГ!</text:p>
          </table:table-cell>
          <table:table-cell table:formula="of:=GOOGLETRANSLATE_YOULIBRECALC([.$D15];[.$D$2];[.$Y$2])" office:value-type="string" office:string-value="Tôi-i hèmmm, *** Tôi ở giới hạn của tôi! *** Tôi đã cumming!" calcext:value-type="string">
            <text:p>Tôi-i hèmmm, *** Tôi ở giới hạn của tôi! *** Tôi đã cumming!</text:p>
          </table:table-cell>
          <table:table-cell table:formula="of:=GOOGLETRANSLATE_YOULIBRECALC([.$D15];[.$D$2];[.$Z$2])" office:value-type="string" office:string-value="I-i'mmm ... *** Ich bin an meinem Grenze! *** Ich komme an!" calcext:value-type="string">
            <text:p>I-i'mmm ... *** Ich bin an meinem Grenze! *** Ich komme an!</text:p>
          </table:table-cell>
          <table:table-cell table:formula="of:=GOOGLETRANSLATE_YOULIBRECALC([.$D15];[.$D$2];[.$AA$2])" office:value-type="string" office:string-value="I-I'mmm… *** Olen rajani! *** Olen cumming!" calcext:value-type="string">
            <text:p>I-I'mmm… *** Olen rajani! *** Olen cumming!</text:p>
          </table:table-cell>
          <table:table-cell table:formula="of:=GOOGLETRANSLATE_YOULIBRECALC([.$D15];[.$D$2];[.$AB$2])" office:value-type="string" office:string-value="Jeg-jeg er… *** Jeg er ved min grænse! *** Jeg er cumming!" calcext:value-type="string">
            <text:p>Jeg-jeg er… *** Jeg er ved min grænse! *** Jeg er cumming!</text:p>
          </table:table-cell>
          <table:table-cell office:value-type="string" calcext:value-type="string">
            <text:p>***END***</text:p>
          </table:table-cell>
          <table:table-cell table:number-columns-repeated="16355"/>
        </table:table-row>
        <table:table-row table:style-name="ro10">
          <table:table-cell table:style-name="ce6" office:value-type="string" calcext:value-type="string">
            <text:p>***Frick_CumTogether***</text:p>
          </table:table-cell>
          <table:table-cell table:style-name="ce17" office:value-type="string" calcext:value-type="string">
            <text:p>You</text:p>
          </table:table-cell>
          <table:table-cell table:style-name="ce6" office:value-type="string" calcext:value-type="string">
            <text:p>Y</text:p>
          </table:table-cell>
          <table:table-cell table:style-name="ce30" office:value-type="string" calcext:value-type="string">
            <text:p>Me too! ***Yeahhh! ***Let it flow! ***Mmmm~ we will came together!</text:p>
          </table:table-cell>
          <table:table-cell table:formula="of:=GOOGLETRANSLATE_YOULIBRECALC([.$D16];[.$D$2];[.$E$2])" office:value-type="string" office:string-value="我也是！ ***是的！ ***让它流动！ *** mmmm〜我们将在一起！" calcext:value-type="string">
            <text:p>我也是！ ***是的！ ***让它流动！ *** mmmm〜我们将在一起！</text:p>
          </table:table-cell>
          <table:table-cell table:formula="of:=GOOGLETRANSLATE_YOULIBRECALC([.$D16];[.$D$2];[.$F$2])" office:value-type="string" office:string-value="私もです！ ***ええ！ ***流れましょう！ *** mmmm〜一緒に来ます！" calcext:value-type="string">
            <text:p>私もです！ ***ええ！ ***流れましょう！ *** mmmm〜一緒に来ます！</text:p>
          </table:table-cell>
          <table:table-cell table:formula="of:=GOOGLETRANSLATE_YOULIBRECALC([.$D16];[.$D$2];[.$G$2])" office:value-type="string" office:string-value="Ja też! *** Takhh! *** Niech płynie! *** Mmmm ~ Zebramy się!" calcext:value-type="string">
            <text:p>Ja też! *** Takhh! *** Niech płynie! *** Mmmm ~ Zebramy się!</text:p>
          </table:table-cell>
          <table:table-cell table:formula="of:=GOOGLETRANSLATE_YOULIBRECALC([.$D16];[.$D$2];[.$H$2])" office:value-type="string" office:string-value="¡Yo también! *** ¡Yeahhh! *** ¡Déjalo fluir! *** Mmmm ~ ¡nos uniremos!" calcext:value-type="string">
            <text:p>¡Yo también! *** ¡Yeahhh! *** ¡Déjalo fluir! *** Mmmm ~ ¡nos uniremos!</text:p>
          </table:table-cell>
          <table:table-cell table:formula="of:=GOOGLETRANSLATE_YOULIBRECALC([.$D16];[.$D$2];[.$I$2])" office:value-type="string" office:string-value="Я тоже! *** Да! *** Пусть он течет! *** Мммм ~ Мы собрались вместе!" calcext:value-type="string">
            <text:p>Я тоже! *** Да! *** Пусть он течет! *** Мммм ~ Мы собрались вместе!</text:p>
          </table:table-cell>
          <table:table-cell table:formula="of:=GOOGLETRANSLATE_YOULIBRECALC([.$D16];[.$D$2];[.$J$2])" office:value-type="string" office:string-value="Moi aussi! *** ouaishh! *** Laissez-le couler! *** Mmmm ~ Nous nous réunirons!" calcext:value-type="string">
            <text:p>Moi aussi! *** ouaishh! *** Laissez-le couler! *** Mmmm ~ Nous nous réunirons!</text:p>
          </table:table-cell>
          <table:table-cell table:formula="of:=GOOGLETRANSLATE_YOULIBRECALC([.$D16];[.$D$2];[.$K$2])" office:value-type="string" office:string-value="Tudi jaz! *** Ja,! *** Naj teče! *** mmmm ~ Zbrali se bomo!" calcext:value-type="string">
            <text:p>Tudi jaz! *** Ja,! *** Naj teče! *** mmmm ~ Zbrali se bomo!</text:p>
          </table:table-cell>
          <table:table-cell table:formula="of:=GOOGLETRANSLATE_YOULIBRECALC([.$D16];[.$D$2];[.$L$2])" office:value-type="string" office:string-value="Én is! *** Igen! *** Hadd folyjon! *** mmmm ~ Össze fogunk jönni!" calcext:value-type="string">
            <text:p>Én is! *** Igen! *** Hadd folyjon! *** mmmm ~ Össze fogunk jönni!</text:p>
          </table:table-cell>
          <table:table-cell table:formula="of:=GOOGLETRANSLATE_YOULIBRECALC([.$D16];[.$D$2];[.$M$2])" office:value-type="string" office:string-value="Και εγώ! *** Ναι! *** Αφήστε το να ρέει! *** mmmm ~ Θα συναντηθούμε!" calcext:value-type="string">
            <text:p>Και εγώ! *** Ναι! *** Αφήστε το να ρέει! *** mmmm ~ Θα συναντηθούμε!</text:p>
          </table:table-cell>
          <table:table-cell table:formula="of:=GOOGLETRANSLATE_YOULIBRECALC([.$D16];[.$D$2];[.$N$2])" office:value-type="string" office:string-value="Ben de! *** Evet! *** Akar! *** mmmm ~ bir araya geleceğiz!" calcext:value-type="string">
            <text:p>Ben de! *** Evet! *** Akar! *** mmmm ~ bir araya geleceğiz!</text:p>
          </table:table-cell>
          <table:table-cell table:formula="of:=GOOGLETRANSLATE_YOULIBRECALC([.$D16];[.$D$2];[.$O$2])" office:value-type="string" office:string-value="Anche io! *** Yeahhh! *** Lascialo fluire! *** mmmm ~ ci riuniremo!" calcext:value-type="string">
            <text:p>Anche io! *** Yeahhh! *** Lascialo fluire! *** mmmm ~ ci riuniremo!</text:p>
          </table:table-cell>
          <table:table-cell table:formula="of:=GOOGLETRANSLATE_YOULIBRECALC([.$D16];[.$D$2];[.$P$2])" office:value-type="string" office:string-value="Ik ook! *** Ja! *** Laat het stromen! *** mmmm ~ we zullen samenkomen!" calcext:value-type="string">
            <text:p>Ik ook! *** Ja! *** Laat het stromen! *** mmmm ~ we zullen samenkomen!</text:p>
          </table:table-cell>
          <table:table-cell table:formula="of:=GOOGLETRANSLATE_YOULIBRECALC([.$D16];[.$D$2];[.$Q$2])" office:value-type="string" office:string-value="저도요! *** 예! *** 흐하게하십시오! *** 음 ~ 우리는 함께 올 것이다!" calcext:value-type="string">
            <text:p>저도요! *** 예! *** 흐하게하십시오! *** 음 ~ 우리는 함께 올 것이다!</text:p>
          </table:table-cell>
          <table:table-cell table:formula="of:=GOOGLETRANSLATE_YOULIBRECALC([.$D16];[.$D$2];[.$R$2])" office:value-type="string" office:string-value="Ja tiež! *** Áno! *** Nechajte to prúdiť! *** mmmm ~ Zíjame sa!" calcext:value-type="string">
            <text:p>Ja tiež! *** Áno! *** Nechajte to prúdiť! *** mmmm ~ Zíjame sa!</text:p>
          </table:table-cell>
          <table:table-cell table:formula="of:=GOOGLETRANSLATE_YOULIBRECALC([.$D16];[.$D$2];[.$S$2])" office:value-type="string" office:string-value="Eu também! *** yeahhh! *** Deixe fluir! *** mmmm ~ Vamos nos unir!" calcext:value-type="string">
            <text:p>Eu também! *** yeahhh! *** Deixe fluir! *** mmmm ~ Vamos nos unir!</text:p>
          </table:table-cell>
          <table:table-cell table:formula="of:=GOOGLETRANSLATE_YOULIBRECALC([.$D16];[.$D$2];[.$T$2])" office:value-type="string" office:string-value="ฉันด้วย! *** ใช่! *** ปล่อยให้มันไหล! *** mmmm ~ เราจะมารวมกัน!" calcext:value-type="string">
            <text:p>ฉันด้วย! *** ใช่! *** ปล่อยให้มันไหล! *** mmmm ~ เราจะมารวมกัน!</text:p>
          </table:table-cell>
          <table:table-cell table:formula="of:=GOOGLETRANSLATE_YOULIBRECALC([.$D16];[.$D$2];[.$U$2])" office:value-type="string" office:string-value="Saya juga! *** yeahhh! ***Biarkan mengalir saja! *** mmmm ~ Kami akan datang bersama!" calcext:value-type="string">
            <text:p>Saya juga! *** yeahhh! ***Biarkan mengalir saja! *** mmmm ~ Kami akan datang bersama!</text:p>
          </table:table-cell>
          <table:table-cell table:formula="of:=GOOGLETRANSLATE_YOULIBRECALC([.$D16];[.$D$2];[.$V$2])" office:value-type="string" office:string-value="Já taky! *** jo! *** Nechte to proudit! *** Mmmm ~ se sešli!" calcext:value-type="string">
            <text:p>Já taky! *** jo! *** Nechte to proudit! *** Mmmm ~ se sešli!</text:p>
          </table:table-cell>
          <table:table-cell table:formula="of:=GOOGLETRANSLATE_YOULIBRECALC([.$D16];[.$D$2];[.$W$2])" office:value-type="string" office:string-value="Ako din! *** yeahhh! *** Hayaan itong dumaloy! *** mmmm ~ Magsasama tayo!" calcext:value-type="string">
            <text:p>Ako din! *** yeahhh! *** Hayaan itong dumaloy! *** mmmm ~ Magsasama tayo!</text:p>
          </table:table-cell>
          <table:table-cell table:formula="of:=GOOGLETRANSLATE_YOULIBRECALC([.$D16];[.$D$2];[.$X$2])" office:value-type="string" office:string-value="Я теж! *** так! *** Нехай це тече! *** мммм ~ ми зійдемося!" calcext:value-type="string">
            <text:p>Я теж! *** так! *** Нехай це тече! *** мммм ~ ми зійдемося!</text:p>
          </table:table-cell>
          <table:table-cell table:formula="of:=GOOGLETRANSLATE_YOULIBRECALC([.$D16];[.$D$2];[.$Y$2])" office:value-type="string" office:string-value="Tôi cũng vậy! *** Yeahhh! *** Hãy để nó chảy! *** Mmmm ~ Chúng tôi sẽ đến với nhau!" calcext:value-type="string">
            <text:p>Tôi cũng vậy! *** Yeahhh! *** Hãy để nó chảy! *** Mmmm ~ Chúng tôi sẽ đến với nhau!</text:p>
          </table:table-cell>
          <table:table-cell table:formula="of:=GOOGLETRANSLATE_YOULIBRECALC([.$D16];[.$D$2];[.$Z$2])" office:value-type="string" office:string-value="Ich auch! *** yeahhh! *** Lass es fließen! *** mmmm ~ Wir werden zusammenkommen!" calcext:value-type="string">
            <text:p>Ich auch! *** yeahhh! *** Lass es fließen! *** mmmm ~ Wir werden zusammenkommen!</text:p>
          </table:table-cell>
          <table:table-cell table:formula="of:=GOOGLETRANSLATE_YOULIBRECALC([.$D16];[.$D$2];[.$AA$2])" office:value-type="string" office:string-value="Minäkin! *** joo! *** Anna sen virrata! *** Mmmm ~ Tulimme yhteen!" calcext:value-type="string">
            <text:p>Minäkin! *** joo! *** Anna sen virrata! *** Mmmm ~ Tulimme yhteen!</text:p>
          </table:table-cell>
          <table:table-cell table:formula="of:=GOOGLETRANSLATE_YOULIBRECALC([.$D16];[.$D$2];[.$AB$2])" office:value-type="string" office:string-value="Mig også! *** Yeahhh! *** Lad det flyde! *** mmmm ~ Vi kommer sammen!" calcext:value-type="string">
            <text:p>Mig også! *** Yeahhh! *** Lad det flyde! *** mmmm ~ Vi kommer sammen!</text:p>
          </table:table-cell>
          <table:table-cell office:value-type="string" calcext:value-type="string">
            <text:p>***END***</text:p>
          </table:table-cell>
          <table:table-cell table:number-columns-repeated="16355"/>
        </table:table-row>
        <table:table-row table:style-name="ro11">
          <table:table-cell table:style-name="ce6" office:value-type="string" calcext:value-type="string">
            <text:p>***Frick_BotCumming***</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Just like that! ***You learn fast~***T-that’s… I’m cumming! ***The student overcomes the master~</text:p>
          </table:table-cell>
          <table:table-cell table:formula="of:=GOOGLETRANSLATE_YOULIBRECALC([.$D17];[.$D$2];[.$E$2])" office:value-type="string" office:string-value="就是这样！ ***您快速学习〜*** t-t-t-t-t-t-t-t-t-t-t-t-t-t-t-t-t- ***学生克服了大师〜" calcext:value-type="string">
            <text:p>就是这样！ ***您快速学习〜*** t-t-t-t-t-t-t-t-t-t-t-t-t-t-t-t-t- ***学生克服了大师〜</text:p>
          </table:table-cell>
          <table:table-cell table:formula="of:=GOOGLETRANSLATE_YOULIBRECALC([.$D17];[.$D$2];[.$F$2])" office:value-type="string" office:string-value="そのように！ ***あなたは速く学びます〜*** t-それは…私はカミングしています！ ***学生はマスターを克服します〜" calcext:value-type="string">
            <text:p>そのように！ ***あなたは速く学びます〜*** t-それは…私はカミングしています！ ***学生はマスターを克服します〜</text:p>
          </table:table-cell>
          <table:table-cell table:formula="of:=GOOGLETRANSLATE_YOULIBRECALC([.$D17];[.$D$2];[.$G$2])" office:value-type="string" office:string-value="Właśnie tak! *** Uczysz się szybko ~ *** T-to… Cumming! *** Uczeń pokonuje mistrza ~" calcext:value-type="string">
            <text:p>Właśnie tak! *** Uczysz się szybko ~ *** T-to… Cumming! *** Uczeń pokonuje mistrza ~</text:p>
          </table:table-cell>
          <table:table-cell table:formula="of:=GOOGLETRANSLATE_YOULIBRECALC([.$D17];[.$D$2];[.$H$2])" office:value-type="string" office:string-value="¡Así! *** Aprendes rápido ~ *** T-ESA ... ¡Estoy corriendo! *** El estudiante supera al maestro ~" calcext:value-type="string">
            <text:p>¡Así! *** Aprendes rápido ~ *** T-ESA ... ¡Estoy corriendo! *** El estudiante supera al maestro ~</text:p>
          </table:table-cell>
          <table:table-cell table:formula="of:=GOOGLETRANSLATE_YOULIBRECALC([.$D17];[.$D$2];[.$I$2])" office:value-type="string" office:string-value="Точно так! *** Вы учитесь быстро ~ *** T-IT ... Я кончаю! *** Студент преодолевает мастера ~" calcext:value-type="string">
            <text:p>Точно так! *** Вы учитесь быстро ~ *** T-IT ... Я кончаю! *** Студент преодолевает мастера ~</text:p>
          </table:table-cell>
          <table:table-cell table:formula="of:=GOOGLETRANSLATE_YOULIBRECALC([.$D17];[.$D$2];[.$J$2])" office:value-type="string" office:string-value="Comme ça! *** Vous apprenez rapidement ~ *** T-C’est… je jouis! *** L'élève surmonte le maître ~" calcext:value-type="string">
            <text:p>Comme ça! *** Vous apprenez rapidement ~ *** T-C’est… je jouis! *** L'élève surmonte le maître ~</text:p>
          </table:table-cell>
          <table:table-cell table:formula="of:=GOOGLETRANSLATE_YOULIBRECALC([.$D17];[.$D$2];[.$K$2])" office:value-type="string" office:string-value="Tako kot to! *** Hitro se naučiš ~ *** T-to je ... jaz sem! *** Študent premaga mojstra ~" calcext:value-type="string">
            <text:p>Tako kot to! *** Hitro se naučiš ~ *** T-to je ... jaz sem! *** Študent premaga mojstra ~</text:p>
          </table:table-cell>
          <table:table-cell table:formula="of:=GOOGLETRANSLATE_YOULIBRECALC([.$D17];[.$D$2];[.$L$2])" office:value-type="string" office:string-value="Csak úgy! *** Gyorsan megtanulsz ~ *** t-thing… Cumming vagyok! *** A hallgató legyőzi a Mestert ~" calcext:value-type="string">
            <text:p>Csak úgy! *** Gyorsan megtanulsz ~ *** t-thing… Cumming vagyok! *** A hallgató legyőzi a Mestert ~</text:p>
          </table:table-cell>
          <table:table-cell table:formula="of:=GOOGLETRANSLATE_YOULIBRECALC([.$D17];[.$D$2];[.$M$2])" office:value-type="string" office:string-value="Ακριβώς έτσι! *** Μάθετε γρήγορα ~ *** T-Αυτό είναι ... Είμαι cumming! *** Ο μαθητής ξεπερνά τον κύριο ~" calcext:value-type="string">
            <text:p>Ακριβώς έτσι! *** Μάθετε γρήγορα ~ *** T-Αυτό είναι ... Είμαι cumming! *** Ο μαθητής ξεπερνά τον κύριο ~</text:p>
          </table:table-cell>
          <table:table-cell table:formula="of:=GOOGLETRANSLATE_YOULIBRECALC([.$D17];[.$D$2];[.$N$2])" office:value-type="string" office:string-value="Aynen böyle! *** Hızlı öğreniyorsun ~ *** t-bu… Ben cumming! *** Öğrenci ustanın üstesinden gelir ~" calcext:value-type="string">
            <text:p>Aynen böyle! *** Hızlı öğreniyorsun ~ *** t-bu… Ben cumming! *** Öğrenci ustanın üstesinden gelir ~</text:p>
          </table:table-cell>
          <table:table-cell table:formula="of:=GOOGLETRANSLATE_YOULIBRECALC([.$D17];[.$D$2];[.$O$2])" office:value-type="string" office:string-value="Proprio così! *** Impari velocemente ~ *** t-che è ... sto cumming! *** Lo studente supera il maestro ~" calcext:value-type="string">
            <text:p>Proprio così! *** Impari velocemente ~ *** t-che è ... sto cumming! *** Lo studente supera il maestro ~</text:p>
          </table:table-cell>
          <table:table-cell table:formula="of:=GOOGLETRANSLATE_YOULIBRECALC([.$D17];[.$D$2];[.$P$2])" office:value-type="string" office:string-value="Net als dat! *** Je leert snel ~ *** T-dat is ... Ik ben klaarkomen! *** De student overwint de meester ~" calcext:value-type="string">
            <text:p>Net als dat! *** Je leert snel ~ *** T-dat is ... Ik ben klaarkomen! *** De student overwint de meester ~</text:p>
          </table:table-cell>
          <table:table-cell table:formula="of:=GOOGLETRANSLATE_YOULIBRECALC([.$D17];[.$D$2];[.$Q$2])" office:value-type="string" office:string-value="그냥! *** 당신은 빠르게 배웁니다 ~ *** t-that 's… 나는 Cumming! *** 학생은 마스터를 극복합니다 ~" calcext:value-type="string">
            <text:p>그냥! *** 당신은 빠르게 배웁니다 ~ *** t-that 's… 나는 Cumming! *** 학생은 마스터를 극복합니다 ~</text:p>
          </table:table-cell>
          <table:table-cell table:formula="of:=GOOGLETRANSLATE_YOULIBRECALC([.$D17];[.$D$2];[.$R$2])" office:value-type="string" office:string-value="Rovnako tak! *** Dozviete sa rýchlo ~ *** t-that ... ja cumming! *** Študent prekonáva majster ~" calcext:value-type="string">
            <text:p>Rovnako tak! *** Dozviete sa rýchlo ~ *** t-that ... ja cumming! *** Študent prekonáva majster ~</text:p>
          </table:table-cell>
          <table:table-cell table:formula="of:=GOOGLETRANSLATE_YOULIBRECALC([.$D17];[.$D$2];[.$S$2])" office:value-type="string" office:string-value="Assim assim! *** Você aprende rápido ~ *** t-that's ... estou gozando! *** O aluno supera o mestre ~" calcext:value-type="string">
            <text:p>Assim assim! *** Você aprende rápido ~ *** t-that's ... estou gozando! *** O aluno supera o mestre ~</text:p>
          </table:table-cell>
          <table:table-cell table:formula="of:=GOOGLETRANSLATE_YOULIBRECALC([.$D17];[.$D$2];[.$T$2])" office:value-type="string" office:string-value="เช่นนั้น! *** คุณเรียนรู้อย่างรวดเร็ว ~ *** T-that's …ฉันกำลังคัมมิง! *** นักเรียนเอาชนะอาจารย์ ~" calcext:value-type="string">
            <text:p>เช่นนั้น! *** คุณเรียนรู้อย่างรวดเร็ว ~ *** T-that's …ฉันกำลังคัมมิง! *** นักเรียนเอาชนะอาจารย์ ~</text:p>
          </table:table-cell>
          <table:table-cell table:formula="of:=GOOGLETRANSLATE_YOULIBRECALC([.$D17];[.$D$2];[.$U$2])" office:value-type="string" office:string-value="Sama seperti itu! *** Anda belajar cepat ~ *** t-itu ... Saya cumming! *** Siswa mengatasi master ~" calcext:value-type="string">
            <text:p>Sama seperti itu! *** Anda belajar cepat ~ *** t-itu ... Saya cumming! *** Siswa mengatasi master ~</text:p>
          </table:table-cell>
          <table:table-cell table:formula="of:=GOOGLETRANSLATE_YOULIBRECALC([.$D17];[.$D$2];[.$V$2])" office:value-type="string" office:string-value="Jen takhle! *** Naučíte se rychle ~ *** T-to je ... Jsem Cumming! *** Student překonává Master ~" calcext:value-type="string">
            <text:p>Jen takhle! *** Naučíte se rychle ~ *** T-to je ... Jsem Cumming! *** Student překonává Master ~</text:p>
          </table:table-cell>
          <table:table-cell table:formula="of:=GOOGLETRANSLATE_YOULIBRECALC([.$D17];[.$D$2];[.$W$2])" office:value-type="string" office:string-value="Ganun lang! *** Mabilis kang natututo ~ *** t-iyon ... Ako ay cumming! *** Ang mag -aaral ay nagtagumpay sa Guro ~" calcext:value-type="string">
            <text:p>Ganun lang! *** Mabilis kang natututo ~ *** t-iyon ... Ako ay cumming! *** Ang mag -aaral ay nagtagumpay sa Guro ~</text:p>
          </table:table-cell>
          <table:table-cell table:formula="of:=GOOGLETRANSLATE_YOULIBRECALC([.$D17];[.$D$2];[.$X$2])" office:value-type="string" office:string-value="Просто так! *** ти швидко вчишся ~ *** t-that's… я кумлюю! *** Студент долає майстра ~" calcext:value-type="string">
            <text:p>Просто так! *** ти швидко вчишся ~ *** t-that's… я кумлюю! *** Студент долає майстра ~</text:p>
          </table:table-cell>
          <table:table-cell table:formula="of:=GOOGLETRANSLATE_YOULIBRECALC([.$D17];[.$D$2];[.$Y$2])" office:value-type="string" office:string-value="Chỉ như vậy! *** Bạn học nhanh ~ *** T-That, tôi đã cumming! *** Học sinh vượt qua Master ~" calcext:value-type="string">
            <text:p>Chỉ như vậy! *** Bạn học nhanh ~ *** T-That, tôi đã cumming! *** Học sinh vượt qua Master ~</text:p>
          </table:table-cell>
          <table:table-cell table:formula="of:=GOOGLETRANSLATE_YOULIBRECALC([.$D17];[.$D$2];[.$Z$2])" office:value-type="string" office:string-value="Einfach so! *** Du lernst schnell ~ *** T-das ist ... ich kollekt! *** Der Schüler überwindet den Meister ~" calcext:value-type="string">
            <text:p>Einfach so! *** Du lernst schnell ~ *** T-das ist ... ich kollekt! *** Der Schüler überwindet den Meister ~</text:p>
          </table:table-cell>
          <table:table-cell table:formula="of:=GOOGLETRANSLATE_YOULIBRECALC([.$D17];[.$D$2];[.$AA$2])" office:value-type="string" office:string-value="Aivan niin! *** Opit nopeasti ~ *** t-se on… olen cumming! *** Opiskelija voittaa mestarin ~" calcext:value-type="string">
            <text:p>Aivan niin! *** Opit nopeasti ~ *** t-se on… olen cumming! *** Opiskelija voittaa mestarin ~</text:p>
          </table:table-cell>
          <table:table-cell table:formula="of:=GOOGLETRANSLATE_YOULIBRECALC([.$D17];[.$D$2];[.$AB$2])" office:value-type="string" office:string-value="Ligesom det! *** Du lærer hurtig ~ *** t-det er ... Jeg er cumming! *** Studenten overvinder mesteren ~" calcext:value-type="string">
            <text:p>Ligesom det! *** Du lærer hurtig ~ *** t-det er ... Jeg er cumming! *** Studenten overvinder mesteren ~</text:p>
          </table:table-cell>
          <table:table-cell office:value-type="string" calcext:value-type="string">
            <text:p>***END***</text:p>
          </table:table-cell>
          <table:table-cell table:number-columns-repeated="16355"/>
        </table:table-row>
        <table:table-row table:style-name="ro12">
          <table:table-cell table:style-name="ce6" office:value-type="string" calcext:value-type="string">
            <text:p>***Frick_BotCumming***</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18];[.$D$2];[.$E$2])" office:value-type="string" office:string-value="无效的" calcext:value-type="string">
            <text:p>无效的</text:p>
          </table:table-cell>
          <table:table-cell table:formula="of:=GOOGLETRANSLATE_YOULIBRECALC([.$D18];[.$D$2];[.$F$2])" office:value-type="string" office:string-value="ヌル" calcext:value-type="string">
            <text:p>ヌル</text:p>
          </table:table-cell>
          <table:table-cell table:formula="of:=GOOGLETRANSLATE_YOULIBRECALC([.$D18];[.$D$2];[.$G$2])" office:value-type="string" office:string-value="nieważny" calcext:value-type="string">
            <text:p>nieważny</text:p>
          </table:table-cell>
          <table:table-cell table:formula="of:=GOOGLETRANSLATE_YOULIBRECALC([.$D18];[.$D$2];[.$H$2])" office:value-type="string" office:string-value="nulo" calcext:value-type="string">
            <text:p>nulo</text:p>
          </table:table-cell>
          <table:table-cell table:formula="of:=GOOGLETRANSLATE_YOULIBRECALC([.$D18];[.$D$2];[.$I$2])" office:value-type="string" office:string-value="нулевой" calcext:value-type="string">
            <text:p>нулевой</text:p>
          </table:table-cell>
          <table:table-cell table:formula="of:=GOOGLETRANSLATE_YOULIBRECALC([.$D18];[.$D$2];[.$J$2])" office:value-type="string" office:string-value="nul" calcext:value-type="string">
            <text:p>nul</text:p>
          </table:table-cell>
          <table:table-cell table:formula="of:=GOOGLETRANSLATE_YOULIBRECALC([.$D18];[.$D$2];[.$K$2])" office:value-type="string" office:string-value="null" calcext:value-type="string">
            <text:p>null</text:p>
          </table:table-cell>
          <table:table-cell table:formula="of:=GOOGLETRANSLATE_YOULIBRECALC([.$D18];[.$D$2];[.$L$2])" office:value-type="string" office:string-value="nulla" calcext:value-type="string">
            <text:p>nulla</text:p>
          </table:table-cell>
          <table:table-cell table:formula="of:=GOOGLETRANSLATE_YOULIBRECALC([.$D18];[.$D$2];[.$M$2])" office:value-type="string" office:string-value="άκυρος" calcext:value-type="string">
            <text:p>άκυρος</text:p>
          </table:table-cell>
          <table:table-cell table:formula="of:=GOOGLETRANSLATE_YOULIBRECALC([.$D18];[.$D$2];[.$N$2])" office:value-type="string" office:string-value="hükümsüz" calcext:value-type="string">
            <text:p>hükümsüz</text:p>
          </table:table-cell>
          <table:table-cell table:formula="of:=GOOGLETRANSLATE_YOULIBRECALC([.$D18];[.$D$2];[.$O$2])" office:value-type="string" office:string-value="null" calcext:value-type="string">
            <text:p>null</text:p>
          </table:table-cell>
          <table:table-cell table:formula="of:=GOOGLETRANSLATE_YOULIBRECALC([.$D18];[.$D$2];[.$P$2])" office:value-type="string" office:string-value="nul" calcext:value-type="string">
            <text:p>nul</text:p>
          </table:table-cell>
          <table:table-cell table:formula="of:=GOOGLETRANSLATE_YOULIBRECALC([.$D18];[.$D$2];[.$Q$2])" office:value-type="string" office:string-value="널" calcext:value-type="string">
            <text:p>널</text:p>
          </table:table-cell>
          <table:table-cell table:formula="of:=GOOGLETRANSLATE_YOULIBRECALC([.$D18];[.$D$2];[.$R$2])" office:value-type="string" office:string-value="nulové" calcext:value-type="string">
            <text:p>nulové</text:p>
          </table:table-cell>
          <table:table-cell table:formula="of:=GOOGLETRANSLATE_YOULIBRECALC([.$D18];[.$D$2];[.$S$2])" office:value-type="string" office:string-value="nulo" calcext:value-type="string">
            <text:p>nulo</text:p>
          </table:table-cell>
          <table:table-cell table:formula="of:=GOOGLETRANSLATE_YOULIBRECALC([.$D18];[.$D$2];[.$T$2])" office:value-type="string" office:string-value="โมฆะ" calcext:value-type="string">
            <text:p>โมฆะ</text:p>
          </table:table-cell>
          <table:table-cell table:formula="of:=GOOGLETRANSLATE_YOULIBRECALC([.$D18];[.$D$2];[.$U$2])" office:value-type="string" office:string-value="batal" calcext:value-type="string">
            <text:p>batal</text:p>
          </table:table-cell>
          <table:table-cell table:formula="of:=GOOGLETRANSLATE_YOULIBRECALC([.$D18];[.$D$2];[.$V$2])" office:value-type="string" office:string-value="null" calcext:value-type="string">
            <text:p>null</text:p>
          </table:table-cell>
          <table:table-cell table:formula="of:=GOOGLETRANSLATE_YOULIBRECALC([.$D18];[.$D$2];[.$W$2])" office:value-type="string" office:string-value="Null" calcext:value-type="string">
            <text:p>Null</text:p>
          </table:table-cell>
          <table:table-cell table:formula="of:=GOOGLETRANSLATE_YOULIBRECALC([.$D18];[.$D$2];[.$X$2])" office:value-type="string" office:string-value="нульовий" calcext:value-type="string">
            <text:p>нульовий</text:p>
          </table:table-cell>
          <table:table-cell table:formula="of:=GOOGLETRANSLATE_YOULIBRECALC([.$D18];[.$D$2];[.$Y$2])" office:value-type="string" office:string-value="vô giá trị" calcext:value-type="string">
            <text:p>vô giá trị</text:p>
          </table:table-cell>
          <table:table-cell table:formula="of:=GOOGLETRANSLATE_YOULIBRECALC([.$D18];[.$D$2];[.$Z$2])" office:value-type="string" office:string-value="NULL" calcext:value-type="string">
            <text:p>NULL</text:p>
          </table:table-cell>
          <table:table-cell table:formula="of:=GOOGLETRANSLATE_YOULIBRECALC([.$D18];[.$D$2];[.$AA$2])" office:value-type="string" office:string-value="tyhjä" calcext:value-type="string">
            <text:p>tyhjä</text:p>
          </table:table-cell>
          <table:table-cell table:formula="of:=GOOGLETRANSLATE_YOULIBRECALC([.$D18];[.$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1">
          <table:table-cell table:style-name="ce6" office:value-type="string" calcext:value-type="string">
            <text:p>***Frick_EdgingOn***</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Let’s practice some edging. ***Count from 100 to 0 backwards, it will help you last longer.</text:p>
          </table:table-cell>
          <table:table-cell table:formula="of:=GOOGLETRANSLATE_YOULIBRECALC([.$D19];[.$D$2];[.$E$2])" office:value-type="string" office:string-value="让我们练习一些边缘。 ***从100到0向后计数，它将帮助您持续更长的时间。" calcext:value-type="string">
            <text:p>让我们练习一些边缘。 ***从100到0向后计数，它将帮助您持续更长的时间。</text:p>
          </table:table-cell>
          <table:table-cell table:formula="of:=GOOGLETRANSLATE_YOULIBRECALC([.$D19];[.$D$2];[.$F$2])" office:value-type="string" office:string-value="エッジングを練習しましょう。 *** 100から0の後方にカウントすると、長持ちするのに役立ちます。" calcext:value-type="string">
            <text:p>エッジングを練習しましょう。 *** 100から0の後方にカウントすると、長持ちするのに役立ちます。</text:p>
          </table:table-cell>
          <table:table-cell table:formula="of:=GOOGLETRANSLATE_YOULIBRECALC([.$D19];[.$D$2];[.$G$2])" office:value-type="string" office:string-value="Ćwiczmy niektóre obrzeże. *** Policz od 100 do 0 wstecz, pomoże ci wytrzymać dłużej." calcext:value-type="string">
            <text:p>Ćwiczmy niektóre obrzeże. *** Policz od 100 do 0 wstecz, pomoże ci wytrzymać dłużej.</text:p>
          </table:table-cell>
          <table:table-cell table:formula="of:=GOOGLETRANSLATE_YOULIBRECALC([.$D19];[.$D$2];[.$H$2])" office:value-type="string" office:string-value="Practicemos algunos bordes. *** Cuente de 100 a 0 al revés, te ayudará a durar más." calcext:value-type="string">
            <text:p>Practicemos algunos bordes. *** Cuente de 100 a 0 al revés, te ayudará a durar más.</text:p>
          </table:table-cell>
          <table:table-cell table:formula="of:=GOOGLETRANSLATE_YOULIBRECALC([.$D19];[.$D$2];[.$I$2])" office:value-type="string" office:string-value="Давайте потренируем какую -то окантовку. *** Считайте от 100 до 0 назад, это поможет вам продлиться дольше." calcext:value-type="string">
            <text:p>Давайте потренируем какую -то окантовку. *** Считайте от 100 до 0 назад, это поможет вам продлиться дольше.</text:p>
          </table:table-cell>
          <table:table-cell table:formula="of:=GOOGLETRANSLATE_YOULIBRECALC([.$D19];[.$D$2];[.$J$2])" office:value-type="string" office:string-value="Passons en pratiquons un peu de bordure. *** Comptez de 100 à 0 en arrière, cela vous aidera à durer plus longtemps." calcext:value-type="string">
            <text:p>Passons en pratiquons un peu de bordure. *** Comptez de 100 à 0 en arrière, cela vous aidera à durer plus longtemps.</text:p>
          </table:table-cell>
          <table:table-cell table:formula="of:=GOOGLETRANSLATE_YOULIBRECALC([.$D19];[.$D$2];[.$K$2])" office:value-type="string" office:string-value="Vadimo nekaj roba. *** Štet od 100 do 0 nazaj, pomagal vam bo dlje." calcext:value-type="string">
            <text:p>Vadimo nekaj roba. *** Štet od 100 do 0 nazaj, pomagal vam bo dlje.</text:p>
          </table:table-cell>
          <table:table-cell table:formula="of:=GOOGLETRANSLATE_YOULIBRECALC([.$D19];[.$D$2];[.$L$2])" office:value-type="string" office:string-value="Gyakorold néhány szegélyt. *** Count 100 -tól 0 -ig hátra, ez segít tovább tartani." calcext:value-type="string">
            <text:p>Gyakorold néhány szegélyt. *** Count 100 -tól 0 -ig hátra, ez segít tovább tartani.</text:p>
          </table:table-cell>
          <table:table-cell table:formula="of:=GOOGLETRANSLATE_YOULIBRECALC([.$D19];[.$D$2];[.$M$2])" office:value-type="string" office:string-value="Ας ασκήσουμε κάποια άκρη. *** Μετρήστε από 100 σε 0 προς τα πίσω, θα σας βοηθήσει να διαρκέσει περισσότερο." calcext:value-type="string">
            <text:p>Ας ασκήσουμε κάποια άκρη. *** Μετρήστε από 100 σε 0 προς τα πίσω, θα σας βοηθήσει να διαρκέσει περισσότερο.</text:p>
          </table:table-cell>
          <table:table-cell table:formula="of:=GOOGLETRANSLATE_YOULIBRECALC([.$D19];[.$D$2];[.$N$2])" office:value-type="string" office:string-value="Biraz kenar uygulayalım. *** 100 ila 0 geriye doğru say, daha uzun süre dayanmanıza yardımcı olacaktır." calcext:value-type="string">
            <text:p>Biraz kenar uygulayalım. *** 100 ila 0 geriye doğru say, daha uzun süre dayanmanıza yardımcı olacaktır.</text:p>
          </table:table-cell>
          <table:table-cell table:formula="of:=GOOGLETRANSLATE_YOULIBRECALC([.$D19];[.$D$2];[.$O$2])" office:value-type="string" office:string-value="Pratichiamo un po 'di bordi. *** Conteggio da 100 a 0 all'indietro, ti aiuterà a durare più a lungo." calcext:value-type="string">
            <text:p>Pratichiamo un po 'di bordi. *** Conteggio da 100 a 0 all'indietro, ti aiuterà a durare più a lungo.</text:p>
          </table:table-cell>
          <table:table-cell table:formula="of:=GOOGLETRANSLATE_YOULIBRECALC([.$D19];[.$D$2];[.$P$2])" office:value-type="string" office:string-value="Laten we wat randen oefenen. *** Tel van 100 tot 0 achteruit, het zal je helpen langer mee te gaan." calcext:value-type="string">
            <text:p>Laten we wat randen oefenen. *** Tel van 100 tot 0 achteruit, het zal je helpen langer mee te gaan.</text:p>
          </table:table-cell>
          <table:table-cell table:formula="of:=GOOGLETRANSLATE_YOULIBRECALC([.$D19];[.$D$2];[.$Q$2])" office:value-type="string" office:string-value="시제를 연습합시다. *** 100에서 0으로 거꾸로 계산하면 더 오래 지속되는 데 도움이됩니다." calcext:value-type="string">
            <text:p>시제를 연습합시다. *** 100에서 0으로 거꾸로 계산하면 더 오래 지속되는 데 도움이됩니다.</text:p>
          </table:table-cell>
          <table:table-cell table:formula="of:=GOOGLETRANSLATE_YOULIBRECALC([.$D19];[.$D$2];[.$R$2])" office:value-type="string" office:string-value="Precvičme si nejaké hrany. *** Počítajte od 100 do 0 dozadu, pomôže vám vydržať dlhšie." calcext:value-type="string">
            <text:p>Precvičme si nejaké hrany. *** Počítajte od 100 do 0 dozadu, pomôže vám vydržať dlhšie.</text:p>
          </table:table-cell>
          <table:table-cell table:formula="of:=GOOGLETRANSLATE_YOULIBRECALC([.$D19];[.$D$2];[.$S$2])" office:value-type="string" office:string-value="Vamos praticar algumas bordas. *** Conte de 100 a 0 para trás, ajudará você a durar mais." calcext:value-type="string">
            <text:p>Vamos praticar algumas bordas. *** Conte de 100 a 0 para trás, ajudará você a durar mais.</text:p>
          </table:table-cell>
          <table:table-cell table:formula="of:=GOOGLETRANSLATE_YOULIBRECALC([.$D19];[.$D$2];[.$T$2])" office:value-type="string" office:string-value="มาฝึกฝนขอบกันเถอะ *** นับจาก 100 ถึง 0 ย้อนหลังมันจะช่วยให้คุณอยู่ได้นานขึ้น" calcext:value-type="string">
            <text:p>มาฝึกฝนขอบกันเถอะ *** นับจาก 100 ถึง 0 ย้อนหลังมันจะช่วยให้คุณอยู่ได้นานขึ้น</text:p>
          </table:table-cell>
          <table:table-cell table:formula="of:=GOOGLETRANSLATE_YOULIBRECALC([.$D19];[.$D$2];[.$U$2])" office:value-type="string" office:string-value="Mari kita berlatih beberapa tepi. *** Hitung dari 100 ke 0 mundur, ini akan membantu Anda bertahan lebih lama." calcext:value-type="string">
            <text:p>Mari kita berlatih beberapa tepi. *** Hitung dari 100 ke 0 mundur, ini akan membantu Anda bertahan lebih lama.</text:p>
          </table:table-cell>
          <table:table-cell table:formula="of:=GOOGLETRANSLATE_YOULIBRECALC([.$D19];[.$D$2];[.$V$2])" office:value-type="string" office:string-value="Pojďme si procvičit nějaké hrany. *** Počítejte od 100 do 0 dozadu, pomůže vám to vydržet déle." calcext:value-type="string">
            <text:p>Pojďme si procvičit nějaké hrany. *** Počítejte od 100 do 0 dozadu, pomůže vám to vydržet déle.</text:p>
          </table:table-cell>
          <table:table-cell table:formula="of:=GOOGLETRANSLATE_YOULIBRECALC([.$D19];[.$D$2];[.$W$2])" office:value-type="string" office:string-value="Magsagawa tayo ng ilang pag -edit. *** Bilangin mula 100 hanggang 0 paatras, makakatulong ito sa iyo na magtagal nang mas mahaba." calcext:value-type="string">
            <text:p>Magsagawa tayo ng ilang pag -edit. *** Bilangin mula 100 hanggang 0 paatras, makakatulong ito sa iyo na magtagal nang mas mahaba.</text:p>
          </table:table-cell>
          <table:table-cell table:formula="of:=GOOGLETRANSLATE_YOULIBRECALC([.$D19];[.$D$2];[.$X$2])" office:value-type="string" office:string-value="Давайте практикуємо деяку окантовку. *** рахувати від 100 до 0 назад, це допоможе вам тривати довше." calcext:value-type="string">
            <text:p>Давайте практикуємо деяку окантовку. *** рахувати від 100 до 0 назад, це допоможе вам тривати довше.</text:p>
          </table:table-cell>
          <table:table-cell table:formula="of:=GOOGLETRANSLATE_YOULIBRECALC([.$D19];[.$D$2];[.$Y$2])" office:value-type="string" office:string-value="Hãy để thực hành một số Edging. *** Đếm từ 100 đến 0 ngược, nó sẽ giúp bạn tồn tại lâu hơn." calcext:value-type="string">
            <text:p>Hãy để thực hành một số Edging. *** Đếm từ 100 đến 0 ngược, nó sẽ giúp bạn tồn tại lâu hơn.</text:p>
          </table:table-cell>
          <table:table-cell table:formula="of:=GOOGLETRANSLATE_YOULIBRECALC([.$D19];[.$D$2];[.$Z$2])" office:value-type="string" office:string-value="Üben wir ein paar Kanten. *** Zählen Sie von 100 bis 0 rückwärts. Es hilft Ihnen, länger zu dauern." calcext:value-type="string">
            <text:p>Üben wir ein paar Kanten. *** Zählen Sie von 100 bis 0 rückwärts. Es hilft Ihnen, länger zu dauern.</text:p>
          </table:table-cell>
          <table:table-cell table:formula="of:=GOOGLETRANSLATE_YOULIBRECALC([.$D19];[.$D$2];[.$AA$2])" office:value-type="string" office:string-value="Harjoitellaan jonkin verran reunaa. *** Laske 100: sta 0: een taaksepäin, se auttaa sinua kestämään pidempään." calcext:value-type="string">
            <text:p>Harjoitellaan jonkin verran reunaa. *** Laske 100: sta 0: een taaksepäin, se auttaa sinua kestämään pidempään.</text:p>
          </table:table-cell>
          <table:table-cell table:formula="of:=GOOGLETRANSLATE_YOULIBRECALC([.$D19];[.$D$2];[.$AB$2])" office:value-type="string" office:string-value="Lad os øve noget kant. *** Tæl fra 100 til 0 baglæns, det vil hjælpe dig med at vare længere." calcext:value-type="string">
            <text:p>Lad os øve noget kant. *** Tæl fra 100 til 0 baglæns, det vil hjælpe dig med at vare længere.</text:p>
          </table:table-cell>
          <table:table-cell office:value-type="string" calcext:value-type="string">
            <text:p>***END***</text:p>
          </table:table-cell>
          <table:table-cell table:number-columns-repeated="16355"/>
        </table:table-row>
        <table:table-row table:style-name="ro12">
          <table:table-cell table:style-name="ce6" office:value-type="string" calcext:value-type="string">
            <text:p>***Frick_EdgingOn***</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20];[.$D$2];[.$E$2])" office:value-type="string" office:string-value="无效的" calcext:value-type="string">
            <text:p>无效的</text:p>
          </table:table-cell>
          <table:table-cell table:formula="of:=GOOGLETRANSLATE_YOULIBRECALC([.$D20];[.$D$2];[.$F$2])" office:value-type="string" office:string-value="ヌル" calcext:value-type="string">
            <text:p>ヌル</text:p>
          </table:table-cell>
          <table:table-cell table:formula="of:=GOOGLETRANSLATE_YOULIBRECALC([.$D20];[.$D$2];[.$G$2])" office:value-type="string" office:string-value="nieważny" calcext:value-type="string">
            <text:p>nieważny</text:p>
          </table:table-cell>
          <table:table-cell table:formula="of:=GOOGLETRANSLATE_YOULIBRECALC([.$D20];[.$D$2];[.$H$2])" office:value-type="string" office:string-value="nulo" calcext:value-type="string">
            <text:p>nulo</text:p>
          </table:table-cell>
          <table:table-cell table:formula="of:=GOOGLETRANSLATE_YOULIBRECALC([.$D20];[.$D$2];[.$I$2])" office:value-type="string" office:string-value="нулевой" calcext:value-type="string">
            <text:p>нулевой</text:p>
          </table:table-cell>
          <table:table-cell table:formula="of:=GOOGLETRANSLATE_YOULIBRECALC([.$D20];[.$D$2];[.$J$2])" office:value-type="string" office:string-value="nul" calcext:value-type="string">
            <text:p>nul</text:p>
          </table:table-cell>
          <table:table-cell table:formula="of:=GOOGLETRANSLATE_YOULIBRECALC([.$D20];[.$D$2];[.$K$2])" office:value-type="string" office:string-value="null" calcext:value-type="string">
            <text:p>null</text:p>
          </table:table-cell>
          <table:table-cell table:formula="of:=GOOGLETRANSLATE_YOULIBRECALC([.$D20];[.$D$2];[.$L$2])" office:value-type="string" office:string-value="nulla" calcext:value-type="string">
            <text:p>nulla</text:p>
          </table:table-cell>
          <table:table-cell table:formula="of:=GOOGLETRANSLATE_YOULIBRECALC([.$D20];[.$D$2];[.$M$2])" office:value-type="string" office:string-value="άκυρος" calcext:value-type="string">
            <text:p>άκυρος</text:p>
          </table:table-cell>
          <table:table-cell table:formula="of:=GOOGLETRANSLATE_YOULIBRECALC([.$D20];[.$D$2];[.$N$2])" office:value-type="string" office:string-value="hükümsüz" calcext:value-type="string">
            <text:p>hükümsüz</text:p>
          </table:table-cell>
          <table:table-cell table:formula="of:=GOOGLETRANSLATE_YOULIBRECALC([.$D20];[.$D$2];[.$O$2])" office:value-type="string" office:string-value="null" calcext:value-type="string">
            <text:p>null</text:p>
          </table:table-cell>
          <table:table-cell table:formula="of:=GOOGLETRANSLATE_YOULIBRECALC([.$D20];[.$D$2];[.$P$2])" office:value-type="string" office:string-value="nul" calcext:value-type="string">
            <text:p>nul</text:p>
          </table:table-cell>
          <table:table-cell table:formula="of:=GOOGLETRANSLATE_YOULIBRECALC([.$D20];[.$D$2];[.$Q$2])" office:value-type="string" office:string-value="널" calcext:value-type="string">
            <text:p>널</text:p>
          </table:table-cell>
          <table:table-cell table:formula="of:=GOOGLETRANSLATE_YOULIBRECALC([.$D20];[.$D$2];[.$R$2])" office:value-type="string" office:string-value="nulové" calcext:value-type="string">
            <text:p>nulové</text:p>
          </table:table-cell>
          <table:table-cell table:formula="of:=GOOGLETRANSLATE_YOULIBRECALC([.$D20];[.$D$2];[.$S$2])" office:value-type="string" office:string-value="nulo" calcext:value-type="string">
            <text:p>nulo</text:p>
          </table:table-cell>
          <table:table-cell table:formula="of:=GOOGLETRANSLATE_YOULIBRECALC([.$D20];[.$D$2];[.$T$2])" office:value-type="string" office:string-value="โมฆะ" calcext:value-type="string">
            <text:p>โมฆะ</text:p>
          </table:table-cell>
          <table:table-cell table:formula="of:=GOOGLETRANSLATE_YOULIBRECALC([.$D20];[.$D$2];[.$U$2])" office:value-type="string" office:string-value="batal" calcext:value-type="string">
            <text:p>batal</text:p>
          </table:table-cell>
          <table:table-cell table:formula="of:=GOOGLETRANSLATE_YOULIBRECALC([.$D20];[.$D$2];[.$V$2])" office:value-type="string" office:string-value="null" calcext:value-type="string">
            <text:p>null</text:p>
          </table:table-cell>
          <table:table-cell table:formula="of:=GOOGLETRANSLATE_YOULIBRECALC([.$D20];[.$D$2];[.$W$2])" office:value-type="string" office:string-value="Null" calcext:value-type="string">
            <text:p>Null</text:p>
          </table:table-cell>
          <table:table-cell table:formula="of:=GOOGLETRANSLATE_YOULIBRECALC([.$D20];[.$D$2];[.$X$2])" office:value-type="string" office:string-value="нульовий" calcext:value-type="string">
            <text:p>нульовий</text:p>
          </table:table-cell>
          <table:table-cell table:formula="of:=GOOGLETRANSLATE_YOULIBRECALC([.$D20];[.$D$2];[.$Y$2])" office:value-type="string" office:string-value="vô giá trị" calcext:value-type="string">
            <text:p>vô giá trị</text:p>
          </table:table-cell>
          <table:table-cell table:formula="of:=GOOGLETRANSLATE_YOULIBRECALC([.$D20];[.$D$2];[.$Z$2])" office:value-type="string" office:string-value="NULL" calcext:value-type="string">
            <text:p>NULL</text:p>
          </table:table-cell>
          <table:table-cell table:formula="of:=GOOGLETRANSLATE_YOULIBRECALC([.$D20];[.$D$2];[.$AA$2])" office:value-type="string" office:string-value="tyhjä" calcext:value-type="string">
            <text:p>tyhjä</text:p>
          </table:table-cell>
          <table:table-cell table:formula="of:=GOOGLETRANSLATE_YOULIBRECALC([.$D20];[.$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9">
          <table:table-cell table:style-name="ce6" office:value-type="string" calcext:value-type="string">
            <text:p>***Frick_EdgingOff***</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Enough edging. Let’s get some action!</text:p>
          </table:table-cell>
          <table:table-cell table:formula="of:=GOOGLETRANSLATE_YOULIBRECALC([.$D21];[.$D$2];[.$E$2])" office:value-type="string" office:string-value="足够的边缘。让我们采取一些行动！" calcext:value-type="string">
            <text:p>足够的边缘。让我们采取一些行动！</text:p>
          </table:table-cell>
          <table:table-cell table:formula="of:=GOOGLETRANSLATE_YOULIBRECALC([.$D21];[.$D$2];[.$F$2])" office:value-type="string" office:string-value="十分なエッジ。何らかのアクションを手に入れましょう！" calcext:value-type="string">
            <text:p>十分なエッジ。何らかのアクションを手に入れましょう！</text:p>
          </table:table-cell>
          <table:table-cell table:formula="of:=GOOGLETRANSLATE_YOULIBRECALC([.$D21];[.$D$2];[.$G$2])" office:value-type="string" office:string-value="Wystarczająca obrzeża. Zdobądźmy trochę akcji!" calcext:value-type="string">
            <text:p>Wystarczająca obrzeża. Zdobądźmy trochę akcji!</text:p>
          </table:table-cell>
          <table:table-cell table:formula="of:=GOOGLETRANSLATE_YOULIBRECALC([.$D21];[.$D$2];[.$H$2])" office:value-type="string" office:string-value="Basta de bordes. ¡Hagamos algo de acción!" calcext:value-type="string">
            <text:p>Basta de bordes. ¡Hagamos algo de acción!</text:p>
          </table:table-cell>
          <table:table-cell table:formula="of:=GOOGLETRANSLATE_YOULIBRECALC([.$D21];[.$D$2];[.$I$2])" office:value-type="string" office:string-value="Достаточно окантовки. Давайте сделаем какое -то действие!" calcext:value-type="string">
            <text:p>Достаточно окантовки. Давайте сделаем какое -то действие!</text:p>
          </table:table-cell>
          <table:table-cell table:formula="of:=GOOGLETRANSLATE_YOULIBRECALC([.$D21];[.$D$2];[.$J$2])" office:value-type="string" office:string-value="Assez de bordure. Allons-y de l'action!" calcext:value-type="string">
            <text:p>Assez de bordure. Allons-y de l'action!</text:p>
          </table:table-cell>
          <table:table-cell table:formula="of:=GOOGLETRANSLATE_YOULIBRECALC([.$D21];[.$D$2];[.$K$2])" office:value-type="string" office:string-value="Dovolj obrobja. Naj bo nekaj akcije!" calcext:value-type="string">
            <text:p>Dovolj obrobja. Naj bo nekaj akcije!</text:p>
          </table:table-cell>
          <table:table-cell table:formula="of:=GOOGLETRANSLATE_YOULIBRECALC([.$D21];[.$D$2];[.$L$2])" office:value-type="string" office:string-value="Elég szegély. Szerezzünk némi műveletet!" calcext:value-type="string">
            <text:p>Elég szegély. Szerezzünk némi műveletet!</text:p>
          </table:table-cell>
          <table:table-cell table:formula="of:=GOOGLETRANSLATE_YOULIBRECALC([.$D21];[.$D$2];[.$M$2])" office:value-type="string" office:string-value="Αρκετή άκρη. Ας πάρουμε κάποια δράση!" calcext:value-type="string">
            <text:p>Αρκετή άκρη. Ας πάρουμε κάποια δράση!</text:p>
          </table:table-cell>
          <table:table-cell table:formula="of:=GOOGLETRANSLATE_YOULIBRECALC([.$D21];[.$D$2];[.$N$2])" office:value-type="string" office:string-value="Yeterli kenar. Biraz eylem yapalım!" calcext:value-type="string">
            <text:p>Yeterli kenar. Biraz eylem yapalım!</text:p>
          </table:table-cell>
          <table:table-cell table:formula="of:=GOOGLETRANSLATE_YOULIBRECALC([.$D21];[.$D$2];[.$O$2])" office:value-type="string" office:string-value="Beding abbastanza. Facciamo qualche azione!" calcext:value-type="string">
            <text:p>Beding abbastanza. Facciamo qualche azione!</text:p>
          </table:table-cell>
          <table:table-cell table:formula="of:=GOOGLETRANSLATE_YOULIBRECALC([.$D21];[.$D$2];[.$P$2])" office:value-type="string" office:string-value="Genoeg rand. Laten we wat actie ondernemen!" calcext:value-type="string">
            <text:p>Genoeg rand. Laten we wat actie ondernemen!</text:p>
          </table:table-cell>
          <table:table-cell table:formula="of:=GOOGLETRANSLATE_YOULIBRECALC([.$D21];[.$D$2];[.$Q$2])" office:value-type="string" office:string-value="충분한 테두리. 조치를 취합시다!" calcext:value-type="string">
            <text:p>충분한 테두리. 조치를 취합시다!</text:p>
          </table:table-cell>
          <table:table-cell table:formula="of:=GOOGLETRANSLATE_YOULIBRECALC([.$D21];[.$D$2];[.$R$2])" office:value-type="string" office:string-value="Dosť lemovania. Poďme na nejakú akciu!" calcext:value-type="string">
            <text:p>Dosť lemovania. Poďme na nejakú akciu!</text:p>
          </table:table-cell>
          <table:table-cell table:formula="of:=GOOGLETRANSLATE_YOULIBRECALC([.$D21];[.$D$2];[.$S$2])" office:value-type="string" office:string-value="Bordas suficientes. Vamos fazer alguma ação!" calcext:value-type="string">
            <text:p>Bordas suficientes. Vamos fazer alguma ação!</text:p>
          </table:table-cell>
          <table:table-cell table:formula="of:=GOOGLETRANSLATE_YOULIBRECALC([.$D21];[.$D$2];[.$T$2])" office:value-type="string" office:string-value="ขอบเพียงพอ มาดำเนินการกันเถอะ!" calcext:value-type="string">
            <text:p>ขอบเพียงพอ มาดำเนินการกันเถอะ!</text:p>
          </table:table-cell>
          <table:table-cell table:formula="of:=GOOGLETRANSLATE_YOULIBRECALC([.$D21];[.$D$2];[.$U$2])" office:value-type="string" office:string-value="Tepi yang cukup. Mari kita beraksi!" calcext:value-type="string">
            <text:p>Tepi yang cukup. Mari kita beraksi!</text:p>
          </table:table-cell>
          <table:table-cell table:formula="of:=GOOGLETRANSLATE_YOULIBRECALC([.$D21];[.$D$2];[.$V$2])" office:value-type="string" office:string-value="Dostatek okrajů. Pojďme si udělat nějakou akci!" calcext:value-type="string">
            <text:p>Dostatek okrajů. Pojďme si udělat nějakou akci!</text:p>
          </table:table-cell>
          <table:table-cell table:formula="of:=GOOGLETRANSLATE_YOULIBRECALC([.$D21];[.$D$2];[.$W$2])" office:value-type="string" office:string-value="Sapat na edging. Kumuha ng ilang aksyon!" calcext:value-type="string">
            <text:p>Sapat na edging. Kumuha ng ilang aksyon!</text:p>
          </table:table-cell>
          <table:table-cell table:formula="of:=GOOGLETRANSLATE_YOULIBRECALC([.$D21];[.$D$2];[.$X$2])" office:value-type="string" office:string-value="Досить окантовки. Давайте отримаємо деякі дії!" calcext:value-type="string">
            <text:p>Досить окантовки. Давайте отримаємо деякі дії!</text:p>
          </table:table-cell>
          <table:table-cell table:formula="of:=GOOGLETRANSLATE_YOULIBRECALC([.$D21];[.$D$2];[.$Y$2])" office:value-type="string" office:string-value="Đủ viền. Hãy để nhận được một số hành động!" calcext:value-type="string">
            <text:p>Đủ viền. Hãy để nhận được một số hành động!</text:p>
          </table:table-cell>
          <table:table-cell table:formula="of:=GOOGLETRANSLATE_YOULIBRECALC([.$D21];[.$D$2];[.$Z$2])" office:value-type="string" office:string-value="Genug Kante. Lassen Sie uns etwas Action bekommen!" calcext:value-type="string">
            <text:p>Genug Kante. Lassen Sie uns etwas Action bekommen!</text:p>
          </table:table-cell>
          <table:table-cell table:formula="of:=GOOGLETRANSLATE_YOULIBRECALC([.$D21];[.$D$2];[.$AA$2])" office:value-type="string" office:string-value="Tarpeeksi reunusta. Hankitaan jotain toimintaa!" calcext:value-type="string">
            <text:p>Tarpeeksi reunusta. Hankitaan jotain toimintaa!</text:p>
          </table:table-cell>
          <table:table-cell table:formula="of:=GOOGLETRANSLATE_YOULIBRECALC([.$D21];[.$D$2];[.$AB$2])" office:value-type="string" office:string-value="Nok kantning. Lad os få noget handling!" calcext:value-type="string">
            <text:p>Nok kantning. Lad os få noget handling!</text:p>
          </table:table-cell>
          <table:table-cell office:value-type="string" calcext:value-type="string">
            <text:p>***END***</text:p>
          </table:table-cell>
          <table:table-cell table:number-columns-repeated="16355"/>
        </table:table-row>
        <table:table-row table:style-name="ro12">
          <table:table-cell table:style-name="ce6" office:value-type="string" calcext:value-type="string">
            <text:p>***Frick_EdgingOff***</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22];[.$D$2];[.$E$2])" office:value-type="string" office:string-value="无效的" calcext:value-type="string">
            <text:p>无效的</text:p>
          </table:table-cell>
          <table:table-cell table:formula="of:=GOOGLETRANSLATE_YOULIBRECALC([.$D22];[.$D$2];[.$F$2])" office:value-type="string" office:string-value="ヌル" calcext:value-type="string">
            <text:p>ヌル</text:p>
          </table:table-cell>
          <table:table-cell table:formula="of:=GOOGLETRANSLATE_YOULIBRECALC([.$D22];[.$D$2];[.$G$2])" office:value-type="string" office:string-value="nieważny" calcext:value-type="string">
            <text:p>nieważny</text:p>
          </table:table-cell>
          <table:table-cell table:formula="of:=GOOGLETRANSLATE_YOULIBRECALC([.$D22];[.$D$2];[.$H$2])" office:value-type="string" office:string-value="nulo" calcext:value-type="string">
            <text:p>nulo</text:p>
          </table:table-cell>
          <table:table-cell table:formula="of:=GOOGLETRANSLATE_YOULIBRECALC([.$D22];[.$D$2];[.$I$2])" office:value-type="string" office:string-value="нулевой" calcext:value-type="string">
            <text:p>нулевой</text:p>
          </table:table-cell>
          <table:table-cell table:formula="of:=GOOGLETRANSLATE_YOULIBRECALC([.$D22];[.$D$2];[.$J$2])" office:value-type="string" office:string-value="nul" calcext:value-type="string">
            <text:p>nul</text:p>
          </table:table-cell>
          <table:table-cell table:formula="of:=GOOGLETRANSLATE_YOULIBRECALC([.$D22];[.$D$2];[.$K$2])" office:value-type="string" office:string-value="null" calcext:value-type="string">
            <text:p>null</text:p>
          </table:table-cell>
          <table:table-cell table:formula="of:=GOOGLETRANSLATE_YOULIBRECALC([.$D22];[.$D$2];[.$L$2])" office:value-type="string" office:string-value="nulla" calcext:value-type="string">
            <text:p>nulla</text:p>
          </table:table-cell>
          <table:table-cell table:formula="of:=GOOGLETRANSLATE_YOULIBRECALC([.$D22];[.$D$2];[.$M$2])" office:value-type="string" office:string-value="άκυρος" calcext:value-type="string">
            <text:p>άκυρος</text:p>
          </table:table-cell>
          <table:table-cell table:formula="of:=GOOGLETRANSLATE_YOULIBRECALC([.$D22];[.$D$2];[.$N$2])" office:value-type="string" office:string-value="hükümsüz" calcext:value-type="string">
            <text:p>hükümsüz</text:p>
          </table:table-cell>
          <table:table-cell table:formula="of:=GOOGLETRANSLATE_YOULIBRECALC([.$D22];[.$D$2];[.$O$2])" office:value-type="string" office:string-value="null" calcext:value-type="string">
            <text:p>null</text:p>
          </table:table-cell>
          <table:table-cell table:formula="of:=GOOGLETRANSLATE_YOULIBRECALC([.$D22];[.$D$2];[.$P$2])" office:value-type="string" office:string-value="nul" calcext:value-type="string">
            <text:p>nul</text:p>
          </table:table-cell>
          <table:table-cell table:formula="of:=GOOGLETRANSLATE_YOULIBRECALC([.$D22];[.$D$2];[.$Q$2])" office:value-type="string" office:string-value="널" calcext:value-type="string">
            <text:p>널</text:p>
          </table:table-cell>
          <table:table-cell table:formula="of:=GOOGLETRANSLATE_YOULIBRECALC([.$D22];[.$D$2];[.$R$2])" office:value-type="string" office:string-value="nulové" calcext:value-type="string">
            <text:p>nulové</text:p>
          </table:table-cell>
          <table:table-cell table:formula="of:=GOOGLETRANSLATE_YOULIBRECALC([.$D22];[.$D$2];[.$S$2])" office:value-type="string" office:string-value="nulo" calcext:value-type="string">
            <text:p>nulo</text:p>
          </table:table-cell>
          <table:table-cell table:formula="of:=GOOGLETRANSLATE_YOULIBRECALC([.$D22];[.$D$2];[.$T$2])" office:value-type="string" office:string-value="โมฆะ" calcext:value-type="string">
            <text:p>โมฆะ</text:p>
          </table:table-cell>
          <table:table-cell table:formula="of:=GOOGLETRANSLATE_YOULIBRECALC([.$D22];[.$D$2];[.$U$2])" office:value-type="string" office:string-value="batal" calcext:value-type="string">
            <text:p>batal</text:p>
          </table:table-cell>
          <table:table-cell table:formula="of:=GOOGLETRANSLATE_YOULIBRECALC([.$D22];[.$D$2];[.$V$2])" office:value-type="string" office:string-value="null" calcext:value-type="string">
            <text:p>null</text:p>
          </table:table-cell>
          <table:table-cell table:formula="of:=GOOGLETRANSLATE_YOULIBRECALC([.$D22];[.$D$2];[.$W$2])" office:value-type="string" office:string-value="Null" calcext:value-type="string">
            <text:p>Null</text:p>
          </table:table-cell>
          <table:table-cell table:formula="of:=GOOGLETRANSLATE_YOULIBRECALC([.$D22];[.$D$2];[.$X$2])" office:value-type="string" office:string-value="нульовий" calcext:value-type="string">
            <text:p>нульовий</text:p>
          </table:table-cell>
          <table:table-cell table:formula="of:=GOOGLETRANSLATE_YOULIBRECALC([.$D22];[.$D$2];[.$Y$2])" office:value-type="string" office:string-value="vô giá trị" calcext:value-type="string">
            <text:p>vô giá trị</text:p>
          </table:table-cell>
          <table:table-cell table:formula="of:=GOOGLETRANSLATE_YOULIBRECALC([.$D22];[.$D$2];[.$Z$2])" office:value-type="string" office:string-value="NULL" calcext:value-type="string">
            <text:p>NULL</text:p>
          </table:table-cell>
          <table:table-cell table:formula="of:=GOOGLETRANSLATE_YOULIBRECALC([.$D22];[.$D$2];[.$AA$2])" office:value-type="string" office:string-value="tyhjä" calcext:value-type="string">
            <text:p>tyhjä</text:p>
          </table:table-cell>
          <table:table-cell table:formula="of:=GOOGLETRANSLATE_YOULIBRECALC([.$D22];[.$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0">
          <table:table-cell table:style-name="ce6" office:value-type="string" calcext:value-type="string">
            <text:p>***Frick_Moan***</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Mm~***Ahhhh~***{f_playerName}~***So good~***Just right~***Mmmm~</text:p>
          </table:table-cell>
          <table:table-cell table:formula="of:=GOOGLETRANSLATE_YOULIBRECALC([.$D23];[.$D$2];[.$E$2])" office:value-type="string" office:string-value="mm〜 *** ahhhh〜 *** {f_playername}〜***很好〜***恰好〜*** mmmm〜" calcext:value-type="string">
            <text:p>mm〜 *** ahhhh〜 *** {f_playername}〜***很好〜***恰好〜*** mmmm〜</text:p>
          </table:table-cell>
          <table:table-cell table:formula="of:=GOOGLETRANSLATE_YOULIBRECALC([.$D23];[.$D$2];[.$F$2])" office:value-type="string" office:string-value="mm〜 *** ahhhh〜 *** {f_playername}〜***とても良い〜***右〜*** mmmm〜" calcext:value-type="string">
            <text:p>mm〜 *** ahhhh〜 *** {f_playername}〜***とても良い〜***右〜*** mmmm〜</text:p>
          </table:table-cell>
          <table:table-cell table:formula="of:=GOOGLETRANSLATE_YOULIBRECALC([.$D23];[.$D$2];[.$G$2])" office:value-type="string" office:string-value="Mm ~ *** ahhhh ~ *** {f_playername} ~ *** SO GOOD ~ *** w prawo ~ *** mmmm ~" calcext:value-type="string">
            <text:p>Mm ~ *** ahhhh ~ *** {f_playername} ~ *** SO GOOD ~ *** w prawo ~ *** mmmm ~</text:p>
          </table:table-cell>
          <table:table-cell table:formula="of:=GOOGLETRANSLATE_YOULIBRECALC([.$D23];[.$D$2];[.$H$2])" office:value-type="string" office:string-value="Mm ~ *** ahhhh ~ *** {f_playername} ~ *** tan bueno ~ *** justo ~ *** mmmm ~" calcext:value-type="string">
            <text:p>Mm ~ *** ahhhh ~ *** {f_playername} ~ *** tan bueno ~ *** justo ~ *** mmmm ~</text:p>
          </table:table-cell>
          <table:table-cell table:formula="of:=GOOGLETRANSLATE_YOULIBRECALC([.$D23];[.$D$2];[.$I$2])" office:value-type="string" office:string-value="Mm ~ *** ahhhh ~ *** {f_playername} ~ *** Так хорошо ~ *** прямо ~ *** мммм ~" calcext:value-type="string">
            <text:p>Mm ~ *** ahhhh ~ *** {f_playername} ~ *** Так хорошо ~ *** прямо ~ *** мммм ~</text:p>
          </table:table-cell>
          <table:table-cell table:formula="of:=GOOGLETRANSLATE_YOULIBRECALC([.$D23];[.$D$2];[.$J$2])" office:value-type="string" office:string-value="Mm ~ *** ahhhh ~ *** {f_playername} ~ *** So Good ~ *** juste à droite ~ *** mmmm ~" calcext:value-type="string">
            <text:p>Mm ~ *** ahhhh ~ *** {f_playername} ~ *** So Good ~ *** juste à droite ~ *** mmmm ~</text:p>
          </table:table-cell>
          <table:table-cell table:formula="of:=GOOGLETRANSLATE_YOULIBRECALC([.$D23];[.$D$2];[.$K$2])" office:value-type="string" office:string-value="Mm ~ *** ahhhh ~ *** {f_playername} ~ *** Tako dobro ~ *** ravno prav ~ *** mmmm ~" calcext:value-type="string">
            <text:p>Mm ~ *** ahhhh ~ *** {f_playername} ~ *** Tako dobro ~ *** ravno prav ~ *** mmmm ~</text:p>
          </table:table-cell>
          <table:table-cell table:formula="of:=GOOGLETRANSLATE_YOULIBRECALC([.$D23];[.$D$2];[.$L$2])" office:value-type="string" office:string-value="Mm ~ *** ahhhh ~ *** {f_playerName} ~ *** olyan jó ~ *** csak jobbra ~ *** mmmm ~" calcext:value-type="string">
            <text:p>Mm ~ *** ahhhh ~ *** {f_playerName} ~ *** olyan jó ~ *** csak jobbra ~ *** mmmm ~</text:p>
          </table:table-cell>
          <table:table-cell table:formula="of:=GOOGLETRANSLATE_YOULIBRECALC([.$D23];[.$D$2];[.$M$2])" office:value-type="string" office:string-value="Mm ~ *** ahhhh ~ *** {f_playername} ~ *** τόσο καλό ~ *** ακριβώς δεξιά ~ *** mmmm ~" calcext:value-type="string">
            <text:p>Mm ~ *** ahhhh ~ *** {f_playername} ~ *** τόσο καλό ~ *** ακριβώς δεξιά ~ *** mmmm ~</text:p>
          </table:table-cell>
          <table:table-cell table:formula="of:=GOOGLETRANSLATE_YOULIBRECALC([.$D23];[.$D$2];[.$N$2])" office:value-type="string" office:string-value="Mm ~ *** ahhhh ~ *** {f_playername} ~ *** çok iyi ~ *** tam ~ *** mmmm ~" calcext:value-type="string">
            <text:p>Mm ~ *** ahhhh ~ *** {f_playername} ~ *** çok iyi ~ *** tam ~ *** mmmm ~</text:p>
          </table:table-cell>
          <table:table-cell table:formula="of:=GOOGLETRANSLATE_YOULIBRECALC([.$D23];[.$D$2];[.$O$2])" office:value-type="string" office:string-value="Mm ~ *** ahhhh ~ *** {f_playername} ~ *** così bene ~ *** Just Right ~ *** mmmm ~" calcext:value-type="string">
            <text:p>Mm ~ *** ahhhh ~ *** {f_playername} ~ *** così bene ~ *** Just Right ~ *** mmmm ~</text:p>
          </table:table-cell>
          <table:table-cell table:formula="of:=GOOGLETRANSLATE_YOULIBRECALC([.$D23];[.$D$2];[.$P$2])" office:value-type="string" office:string-value="Mm ~ *** ahhhh ~ *** {f_playerName} ~ *** zo goed ~ *** Just Just Just ~ *** mmmm ~" calcext:value-type="string">
            <text:p>Mm ~ *** ahhhh ~ *** {f_playerName} ~ *** zo goed ~ *** Just Just Just ~ *** mmmm ~</text:p>
          </table:table-cell>
          <table:table-cell table:formula="of:=GOOGLETRANSLATE_YOULIBRECALC([.$D23];[.$D$2];[.$Q$2])" office:value-type="string" office:string-value="mm ~ *** ahhhh ~ *** {f_playername} ~ *** 너무 좋아 ~ *** 바로 ~ *** mmmm ~" calcext:value-type="string">
            <text:p>mm ~ *** ahhhh ~ *** {f_playername} ~ *** 너무 좋아 ~ *** 바로 ~ *** mmmm ~</text:p>
          </table:table-cell>
          <table:table-cell table:formula="of:=GOOGLETRANSLATE_YOULIBRECALC([.$D23];[.$D$2];[.$R$2])" office:value-type="string" office:string-value="Mm ~ *** ahhhh ~ *** {f_playername} ~ *** tak dobrý ~ *** práve vpravo ~ *** mmmm ~" calcext:value-type="string">
            <text:p>Mm ~ *** ahhhh ~ *** {f_playername} ~ *** tak dobrý ~ *** práve vpravo ~ *** mmmm ~</text:p>
          </table:table-cell>
          <table:table-cell table:formula="of:=GOOGLETRANSLATE_YOULIBRECALC([.$D23];[.$D$2];[.$S$2])" office:value-type="string" office:string-value="Mm ~ *** ahhhh ~ *** {f_playername} ~ *** tão bom ~ *** apenas certo ~ *** mmmm ~" calcext:value-type="string">
            <text:p>Mm ~ *** ahhhh ~ *** {f_playername} ~ *** tão bom ~ *** apenas certo ~ *** mmmm ~</text:p>
          </table:table-cell>
          <table:table-cell table:formula="of:=GOOGLETRANSLATE_YOULIBRECALC([.$D23];[.$D$2];[.$T$2])" office:value-type="string" office:string-value="mm ~ *** ahhhh ~ *** {f_playername} ~ *** ดีมาก ~ *** แค่ถูกต้อง ~ *** mmmm ~" calcext:value-type="string">
            <text:p>mm ~ *** ahhhh ~ *** {f_playername} ~ *** ดีมาก ~ *** แค่ถูกต้อง ~ *** mmmm ~</text:p>
          </table:table-cell>
          <table:table-cell table:formula="of:=GOOGLETRANSLATE_YOULIBRECALC([.$D23];[.$D$2];[.$U$2])" office:value-type="string" office:string-value="Mm ~ *** ahhhh ~ *** {f_playername} ~ *** sangat bagus ~ *** tepat ~ *** mmmm ~" calcext:value-type="string">
            <text:p>Mm ~ *** ahhhh ~ *** {f_playername} ~ *** sangat bagus ~ *** tepat ~ *** mmmm ~</text:p>
          </table:table-cell>
          <table:table-cell table:formula="of:=GOOGLETRANSLATE_YOULIBRECALC([.$D23];[.$D$2];[.$V$2])" office:value-type="string" office:string-value="Mm ~ *** ahhhh ~ *** {f_playername} ~ *** So Good ~ *** právě v pořádku ~ *** mmmm ~" calcext:value-type="string">
            <text:p>Mm ~ *** ahhhh ~ *** {f_playername} ~ *** So Good ~ *** právě v pořádku ~ *** mmmm ~</text:p>
          </table:table-cell>
          <table:table-cell table:formula="of:=GOOGLETRANSLATE_YOULIBRECALC([.$D23];[.$D$2];[.$W$2])" office:value-type="string" office:string-value="Mm ~ *** ahhhh ~ *** {f_playername} ~ *** napakabuti ~ *** tama lang ~ *** mmmm ~" calcext:value-type="string">
            <text:p>Mm ~ *** ahhhh ~ *** {f_playername} ~ *** napakabuti ~ *** tama lang ~ *** mmmm ~</text:p>
          </table:table-cell>
          <table:table-cell table:formula="of:=GOOGLETRANSLATE_YOULIBRECALC([.$D23];[.$D$2];[.$X$2])" office:value-type="string" office:string-value="Mm ~ *** ahhhh ~ *** {f_playername} ~ *** Так добре ~ *** Право ~ *** мммм ~" calcext:value-type="string">
            <text:p>Mm ~ *** ahhhh ~ *** {f_playername} ~ *** Так добре ~ *** Право ~ *** мммм ~</text:p>
          </table:table-cell>
          <table:table-cell table:formula="of:=GOOGLETRANSLATE_YOULIBRECALC([.$D23];[.$D$2];[.$Y$2])" office:value-type="string" office:string-value="Mm ~ *** ahhhh ~ *** {f_playername} ~ *** rất tốt ~ *** Chỉ đúng ~ *** mmmm ~" calcext:value-type="string">
            <text:p>Mm ~ *** ahhhh ~ *** {f_playername} ~ *** rất tốt ~ *** Chỉ đúng ~ *** mmmm ~</text:p>
          </table:table-cell>
          <table:table-cell table:formula="of:=GOOGLETRANSLATE_YOULIBRECALC([.$D23];[.$D$2];[.$Z$2])" office:value-type="string" office:string-value="Mm ~ *** ahhhh ~ *** {f_playername} ~ *** So gut ~ *** genau richtig ~ *** mmmm ~" calcext:value-type="string">
            <text:p>Mm ~ *** ahhhh ~ *** {f_playername} ~ *** So gut ~ *** genau richtig ~ *** mmmm ~</text:p>
          </table:table-cell>
          <table:table-cell table:formula="of:=GOOGLETRANSLATE_YOULIBRECALC([.$D23];[.$D$2];[.$AA$2])" office:value-type="string" office:string-value="Mm ~ *** ahhhh ~ *** {f_playername} ~ *** niin hyvä ~ *** aivan oikealla ~ *** mmmm ~" calcext:value-type="string">
            <text:p>Mm ~ *** ahhhh ~ *** {f_playername} ~ *** niin hyvä ~ *** aivan oikealla ~ *** mmmm ~</text:p>
          </table:table-cell>
          <table:table-cell table:formula="of:=GOOGLETRANSLATE_YOULIBRECALC([.$D23];[.$D$2];[.$AB$2])" office:value-type="string" office:string-value="Mm ~ *** ahhhh ~ *** {f_playername} ~ *** så god ~ *** lige rigtigt ~ *** mmmm ~" calcext:value-type="string">
            <text:p>Mm ~ *** ahhhh ~ *** {f_playername} ~ *** så god ~ *** lige rigtigt ~ *** mmmm ~</text:p>
          </table:table-cell>
          <table:table-cell office:value-type="string" calcext:value-type="string">
            <text:p>***END***</text:p>
          </table:table-cell>
          <table:table-cell table:number-columns-repeated="16355"/>
        </table:table-row>
        <table:table-row table:style-name="ro12">
          <table:table-cell table:style-name="ce6" office:value-type="string" calcext:value-type="string">
            <text:p>***Frick_Moan***</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24];[.$D$2];[.$E$2])" office:value-type="string" office:string-value="无效的" calcext:value-type="string">
            <text:p>无效的</text:p>
          </table:table-cell>
          <table:table-cell table:formula="of:=GOOGLETRANSLATE_YOULIBRECALC([.$D24];[.$D$2];[.$F$2])" office:value-type="string" office:string-value="ヌル" calcext:value-type="string">
            <text:p>ヌル</text:p>
          </table:table-cell>
          <table:table-cell table:formula="of:=GOOGLETRANSLATE_YOULIBRECALC([.$D24];[.$D$2];[.$G$2])" office:value-type="string" office:string-value="nieważny" calcext:value-type="string">
            <text:p>nieważny</text:p>
          </table:table-cell>
          <table:table-cell table:formula="of:=GOOGLETRANSLATE_YOULIBRECALC([.$D24];[.$D$2];[.$H$2])" office:value-type="string" office:string-value="nulo" calcext:value-type="string">
            <text:p>nulo</text:p>
          </table:table-cell>
          <table:table-cell table:formula="of:=GOOGLETRANSLATE_YOULIBRECALC([.$D24];[.$D$2];[.$I$2])" office:value-type="string" office:string-value="нулевой" calcext:value-type="string">
            <text:p>нулевой</text:p>
          </table:table-cell>
          <table:table-cell table:formula="of:=GOOGLETRANSLATE_YOULIBRECALC([.$D24];[.$D$2];[.$J$2])" office:value-type="string" office:string-value="nul" calcext:value-type="string">
            <text:p>nul</text:p>
          </table:table-cell>
          <table:table-cell table:formula="of:=GOOGLETRANSLATE_YOULIBRECALC([.$D24];[.$D$2];[.$K$2])" office:value-type="string" office:string-value="null" calcext:value-type="string">
            <text:p>null</text:p>
          </table:table-cell>
          <table:table-cell table:formula="of:=GOOGLETRANSLATE_YOULIBRECALC([.$D24];[.$D$2];[.$L$2])" office:value-type="string" office:string-value="nulla" calcext:value-type="string">
            <text:p>nulla</text:p>
          </table:table-cell>
          <table:table-cell table:formula="of:=GOOGLETRANSLATE_YOULIBRECALC([.$D24];[.$D$2];[.$M$2])" office:value-type="string" office:string-value="άκυρος" calcext:value-type="string">
            <text:p>άκυρος</text:p>
          </table:table-cell>
          <table:table-cell table:formula="of:=GOOGLETRANSLATE_YOULIBRECALC([.$D24];[.$D$2];[.$N$2])" office:value-type="string" office:string-value="hükümsüz" calcext:value-type="string">
            <text:p>hükümsüz</text:p>
          </table:table-cell>
          <table:table-cell table:formula="of:=GOOGLETRANSLATE_YOULIBRECALC([.$D24];[.$D$2];[.$O$2])" office:value-type="string" office:string-value="null" calcext:value-type="string">
            <text:p>null</text:p>
          </table:table-cell>
          <table:table-cell table:formula="of:=GOOGLETRANSLATE_YOULIBRECALC([.$D24];[.$D$2];[.$P$2])" office:value-type="string" office:string-value="nul" calcext:value-type="string">
            <text:p>nul</text:p>
          </table:table-cell>
          <table:table-cell table:formula="of:=GOOGLETRANSLATE_YOULIBRECALC([.$D24];[.$D$2];[.$Q$2])" office:value-type="string" office:string-value="널" calcext:value-type="string">
            <text:p>널</text:p>
          </table:table-cell>
          <table:table-cell table:formula="of:=GOOGLETRANSLATE_YOULIBRECALC([.$D24];[.$D$2];[.$R$2])" office:value-type="string" office:string-value="nulové" calcext:value-type="string">
            <text:p>nulové</text:p>
          </table:table-cell>
          <table:table-cell table:formula="of:=GOOGLETRANSLATE_YOULIBRECALC([.$D24];[.$D$2];[.$S$2])" office:value-type="string" office:string-value="nulo" calcext:value-type="string">
            <text:p>nulo</text:p>
          </table:table-cell>
          <table:table-cell table:formula="of:=GOOGLETRANSLATE_YOULIBRECALC([.$D24];[.$D$2];[.$T$2])" office:value-type="string" office:string-value="โมฆะ" calcext:value-type="string">
            <text:p>โมฆะ</text:p>
          </table:table-cell>
          <table:table-cell table:formula="of:=GOOGLETRANSLATE_YOULIBRECALC([.$D24];[.$D$2];[.$U$2])" office:value-type="string" office:string-value="batal" calcext:value-type="string">
            <text:p>batal</text:p>
          </table:table-cell>
          <table:table-cell table:formula="of:=GOOGLETRANSLATE_YOULIBRECALC([.$D24];[.$D$2];[.$V$2])" office:value-type="string" office:string-value="null" calcext:value-type="string">
            <text:p>null</text:p>
          </table:table-cell>
          <table:table-cell table:formula="of:=GOOGLETRANSLATE_YOULIBRECALC([.$D24];[.$D$2];[.$W$2])" office:value-type="string" office:string-value="Null" calcext:value-type="string">
            <text:p>Null</text:p>
          </table:table-cell>
          <table:table-cell table:formula="of:=GOOGLETRANSLATE_YOULIBRECALC([.$D24];[.$D$2];[.$X$2])" office:value-type="string" office:string-value="нульовий" calcext:value-type="string">
            <text:p>нульовий</text:p>
          </table:table-cell>
          <table:table-cell table:formula="of:=GOOGLETRANSLATE_YOULIBRECALC([.$D24];[.$D$2];[.$Y$2])" office:value-type="string" office:string-value="vô giá trị" calcext:value-type="string">
            <text:p>vô giá trị</text:p>
          </table:table-cell>
          <table:table-cell table:formula="of:=GOOGLETRANSLATE_YOULIBRECALC([.$D24];[.$D$2];[.$Z$2])" office:value-type="string" office:string-value="NULL" calcext:value-type="string">
            <text:p>NULL</text:p>
          </table:table-cell>
          <table:table-cell table:formula="of:=GOOGLETRANSLATE_YOULIBRECALC([.$D24];[.$D$2];[.$AA$2])" office:value-type="string" office:string-value="tyhjä" calcext:value-type="string">
            <text:p>tyhjä</text:p>
          </table:table-cell>
          <table:table-cell table:formula="of:=GOOGLETRANSLATE_YOULIBRECALC([.$D24];[.$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1">
          <table:table-cell table:style-name="ce6" office:value-type="string" calcext:value-type="string">
            <text:p>***Frick_RapeBegStopSuccess***</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Okay, I guess you got the point already. ***Yeah, it’s time for you to practice a bit on your own.</text:p>
          </table:table-cell>
          <table:table-cell table:formula="of:=GOOGLETRANSLATE_YOULIBRECALC([.$D25];[.$D$2];[.$E$2])" office:value-type="string" office:string-value="好吧，我想你已经明白了。 ***是的，是时候让您自己练习一点了。" calcext:value-type="string">
            <text:p>好吧，我想你已经明白了。 ***是的，是时候让您自己练习一点了。</text:p>
          </table:table-cell>
          <table:table-cell table:formula="of:=GOOGLETRANSLATE_YOULIBRECALC([.$D25];[.$D$2];[.$F$2])" office:value-type="string" office:string-value="さて、私はあなたがすでにポイントを得たと思います。 ***ええ、自分で少し練習する時が来ました。" calcext:value-type="string">
            <text:p>さて、私はあなたがすでにポイントを得たと思います。 ***ええ、自分で少し練習する時が来ました。</text:p>
          </table:table-cell>
          <table:table-cell table:formula="of:=GOOGLETRANSLATE_YOULIBRECALC([.$D25];[.$D$2];[.$G$2])" office:value-type="string" office:string-value="Okej, myślę, że już masz rację. *** Tak, nadszedł czas, abyś ćwiczył trochę samodzielnie." calcext:value-type="string">
            <text:p>Okej, myślę, że już masz rację. *** Tak, nadszedł czas, abyś ćwiczył trochę samodzielnie.</text:p>
          </table:table-cell>
          <table:table-cell table:formula="of:=GOOGLETRANSLATE_YOULIBRECALC([.$D25];[.$D$2];[.$H$2])" office:value-type="string" office:string-value="Bien, supongo que ya tienes el punto. *** Sí, es hora de que practiques un poco por tu cuenta." calcext:value-type="string">
            <text:p>Bien, supongo que ya tienes el punto. *** Sí, es hora de que practiques un poco por tu cuenta.</text:p>
          </table:table-cell>
          <table:table-cell table:formula="of:=GOOGLETRANSLATE_YOULIBRECALC([.$D25];[.$D$2];[.$I$2])" office:value-type="string" office:string-value="Хорошо, я думаю, ты уже понял. *** Да, пришло время немного потренироваться самостоятельно." calcext:value-type="string">
            <text:p>Хорошо, я думаю, ты уже понял. *** Да, пришло время немного потренироваться самостоятельно.</text:p>
          </table:table-cell>
          <table:table-cell table:formula="of:=GOOGLETRANSLATE_YOULIBRECALC([.$D25];[.$D$2];[.$J$2])" office:value-type="string" office:string-value="D'accord, je suppose que vous avez déjà eu le point. *** Oui, il est temps pour vous de pratiquer un peu par vous-même." calcext:value-type="string">
            <text:p>D'accord, je suppose que vous avez déjà eu le point. *** Oui, il est temps pour vous de pratiquer un peu par vous-même.</text:p>
          </table:table-cell>
          <table:table-cell table:formula="of:=GOOGLETRANSLATE_YOULIBRECALC([.$D25];[.$D$2];[.$K$2])" office:value-type="string" office:string-value="V redu, mislim, da ste že dobili točko. *** Ja, čas je, da malo vadite sami." calcext:value-type="string">
            <text:p>V redu, mislim, da ste že dobili točko. *** Ja, čas je, da malo vadite sami.</text:p>
          </table:table-cell>
          <table:table-cell table:formula="of:=GOOGLETRANSLATE_YOULIBRECALC([.$D25];[.$D$2];[.$L$2])" office:value-type="string" office:string-value="Oké, azt hiszem, már megvan a lényeg. *** Igen, itt az ideje, hogy egyedül gyakoroljon egy kicsit." calcext:value-type="string">
            <text:p>Oké, azt hiszem, már megvan a lényeg. *** Igen, itt az ideje, hogy egyedül gyakoroljon egy kicsit.</text:p>
          </table:table-cell>
          <table:table-cell table:formula="of:=GOOGLETRANSLATE_YOULIBRECALC([.$D25];[.$D$2];[.$M$2])" office:value-type="string" office:string-value="Εντάξει, υποθέτω ότι έχετε ήδη το σημείο. *** Ναι, ήρθε η ώρα να ασκήσετε λίγο μόνος σας." calcext:value-type="string">
            <text:p>Εντάξει, υποθέτω ότι έχετε ήδη το σημείο. *** Ναι, ήρθε η ώρα να ασκήσετε λίγο μόνος σας.</text:p>
          </table:table-cell>
          <table:table-cell table:formula="of:=GOOGLETRANSLATE_YOULIBRECALC([.$D25];[.$D$2];[.$N$2])" office:value-type="string" office:string-value="Tamam, sanırım zaten anladın. *** Evet, kendi başınıza biraz pratik yapmanın zamanı geldi." calcext:value-type="string">
            <text:p>Tamam, sanırım zaten anladın. *** Evet, kendi başınıza biraz pratik yapmanın zamanı geldi.</text:p>
          </table:table-cell>
          <table:table-cell table:formula="of:=GOOGLETRANSLATE_YOULIBRECALC([.$D25];[.$D$2];[.$O$2])" office:value-type="string" office:string-value="Ok, immagino che tu abbia già ottenuto il punto. *** Sì, è tempo che ti eserciti un po 'da solo." calcext:value-type="string">
            <text:p>Ok, immagino che tu abbia già ottenuto il punto. *** Sì, è tempo che ti eserciti un po 'da solo.</text:p>
          </table:table-cell>
          <table:table-cell table:formula="of:=GOOGLETRANSLATE_YOULIBRECALC([.$D25];[.$D$2];[.$P$2])" office:value-type="string" office:string-value="Oké, ik denk dat je het punt al hebt. *** Ja, het is tijd dat je alleen een beetje oefent." calcext:value-type="string">
            <text:p>Oké, ik denk dat je het punt al hebt. *** Ja, het is tijd dat je alleen een beetje oefent.</text:p>
          </table:table-cell>
          <table:table-cell table:formula="of:=GOOGLETRANSLATE_YOULIBRECALC([.$D25];[.$D$2];[.$Q$2])" office:value-type="string" office:string-value="좋아, 이미 요점을 얻었을 것 같아요. *** 예, 이제 스스로 연습 할 때입니다." calcext:value-type="string">
            <text:p>좋아, 이미 요점을 얻었을 것 같아요. *** 예, 이제 스스로 연습 할 때입니다.</text:p>
          </table:table-cell>
          <table:table-cell table:formula="of:=GOOGLETRANSLATE_YOULIBRECALC([.$D25];[.$D$2];[.$R$2])" office:value-type="string" office:string-value="Dobre, myslím, že už máš zmysel. *** Áno, je čas, aby ste si trochu precvičili sami." calcext:value-type="string">
            <text:p>Dobre, myslím, že už máš zmysel. *** Áno, je čas, aby ste si trochu precvičili sami.</text:p>
          </table:table-cell>
          <table:table-cell table:formula="of:=GOOGLETRANSLATE_YOULIBRECALC([.$D25];[.$D$2];[.$S$2])" office:value-type="string" office:string-value="Ok, acho que você já conseguiu o ponto. *** Sim, é hora de você praticar um pouco por conta própria." calcext:value-type="string">
            <text:p>Ok, acho que você já conseguiu o ponto. *** Sim, é hora de você praticar um pouco por conta própria.</text:p>
          </table:table-cell>
          <table:table-cell table:formula="of:=GOOGLETRANSLATE_YOULIBRECALC([.$D25];[.$D$2];[.$T$2])" office:value-type="string" office:string-value="โอเคฉันเดาว่าคุณมีประเด็นแล้ว *** ใช่ถึงเวลาที่คุณจะต้องฝึกฝนด้วยตัวคุณเอง" calcext:value-type="string">
            <text:p>โอเคฉันเดาว่าคุณมีประเด็นแล้ว *** ใช่ถึงเวลาที่คุณจะต้องฝึกฝนด้วยตัวคุณเอง</text:p>
          </table:table-cell>
          <table:table-cell table:formula="of:=GOOGLETRANSLATE_YOULIBRECALC([.$D25];[.$D$2];[.$U$2])" office:value-type="string" office:string-value="Oke, saya kira Anda sudah mendapatkan intinya. *** Ya, sudah waktunya bagi Anda untuk sedikit berlatih sendiri." calcext:value-type="string">
            <text:p>Oke, saya kira Anda sudah mendapatkan intinya. *** Ya, sudah waktunya bagi Anda untuk sedikit berlatih sendiri.</text:p>
          </table:table-cell>
          <table:table-cell table:formula="of:=GOOGLETRANSLATE_YOULIBRECALC([.$D25];[.$D$2];[.$V$2])" office:value-type="string" office:string-value="Dobře, myslím, že jsi už měl smysl. *** Jo, je čas, abyste si trochu cvičili sami." calcext:value-type="string">
            <text:p>Dobře, myslím, že jsi už měl smysl. *** Jo, je čas, abyste si trochu cvičili sami.</text:p>
          </table:table-cell>
          <table:table-cell table:formula="of:=GOOGLETRANSLATE_YOULIBRECALC([.$D25];[.$D$2];[.$W$2])" office:value-type="string" office:string-value="Okay, hulaan ko nakuha mo na ang punto. *** Oo, oras na para sa iyo na magsanay nang kaunti." calcext:value-type="string">
            <text:p>Okay, hulaan ko nakuha mo na ang punto. *** Oo, oras na para sa iyo na magsanay nang kaunti.</text:p>
          </table:table-cell>
          <table:table-cell table:formula="of:=GOOGLETRANSLATE_YOULIBRECALC([.$D25];[.$D$2];[.$X$2])" office:value-type="string" office:string-value="Гаразд, я думаю, у вас вже є справа. *** Так, настав час трохи практикувати самостійно." calcext:value-type="string">
            <text:p>Гаразд, я думаю, у вас вже є справа. *** Так, настав час трохи практикувати самостійно.</text:p>
          </table:table-cell>
          <table:table-cell table:formula="of:=GOOGLETRANSLATE_YOULIBRECALC([.$D25];[.$D$2];[.$Y$2])" office:value-type="string" office:string-value="Được rồi, tôi đoán bạn đã có điểm rồi. *** Vâng, đó là thời gian để bạn thực hành một chút." calcext:value-type="string">
            <text:p>Được rồi, tôi đoán bạn đã có điểm rồi. *** Vâng, đó là thời gian để bạn thực hành một chút.</text:p>
          </table:table-cell>
          <table:table-cell table:formula="of:=GOOGLETRANSLATE_YOULIBRECALC([.$D25];[.$D$2];[.$Z$2])" office:value-type="string" office:string-value="Okay, ich denke du hast schon den Punkt. *** Ja, es ist Zeit für Sie, selbst ein bisschen zu üben." calcext:value-type="string">
            <text:p>Okay, ich denke du hast schon den Punkt. *** Ja, es ist Zeit für Sie, selbst ein bisschen zu üben.</text:p>
          </table:table-cell>
          <table:table-cell table:formula="of:=GOOGLETRANSLATE_YOULIBRECALC([.$D25];[.$D$2];[.$AA$2])" office:value-type="string" office:string-value="Okei, luulen, että sinulla on jo kohta. *** Joo, sinun on aika harjoittaa vähän yksin." calcext:value-type="string">
            <text:p>Okei, luulen, että sinulla on jo kohta. *** Joo, sinun on aika harjoittaa vähän yksin.</text:p>
          </table:table-cell>
          <table:table-cell table:formula="of:=GOOGLETRANSLATE_YOULIBRECALC([.$D25];[.$D$2];[.$AB$2])" office:value-type="string" office:string-value="Okay, jeg antager, at du allerede fik pointen. *** Ja, det er tid for dig at øve lidt på egen hånd." calcext:value-type="string">
            <text:p>Okay, jeg antager, at du allerede fik pointen. *** Ja, det er tid for dig at øve lidt på egen hånd.</text:p>
          </table:table-cell>
          <table:table-cell office:value-type="string" calcext:value-type="string">
            <text:p>***END***</text:p>
          </table:table-cell>
          <table:table-cell table:number-columns-repeated="16355"/>
        </table:table-row>
        <table:table-row table:style-name="ro12">
          <table:table-cell table:style-name="ce6" office:value-type="string" calcext:value-type="string">
            <text:p>***Frick_RapeBegStopSuccess***</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26];[.$D$2];[.$E$2])" office:value-type="string" office:string-value="无效的" calcext:value-type="string">
            <text:p>无效的</text:p>
          </table:table-cell>
          <table:table-cell table:formula="of:=GOOGLETRANSLATE_YOULIBRECALC([.$D26];[.$D$2];[.$F$2])" office:value-type="string" office:string-value="ヌル" calcext:value-type="string">
            <text:p>ヌル</text:p>
          </table:table-cell>
          <table:table-cell table:formula="of:=GOOGLETRANSLATE_YOULIBRECALC([.$D26];[.$D$2];[.$G$2])" office:value-type="string" office:string-value="nieważny" calcext:value-type="string">
            <text:p>nieważny</text:p>
          </table:table-cell>
          <table:table-cell table:formula="of:=GOOGLETRANSLATE_YOULIBRECALC([.$D26];[.$D$2];[.$H$2])" office:value-type="string" office:string-value="nulo" calcext:value-type="string">
            <text:p>nulo</text:p>
          </table:table-cell>
          <table:table-cell table:formula="of:=GOOGLETRANSLATE_YOULIBRECALC([.$D26];[.$D$2];[.$I$2])" office:value-type="string" office:string-value="нулевой" calcext:value-type="string">
            <text:p>нулевой</text:p>
          </table:table-cell>
          <table:table-cell table:formula="of:=GOOGLETRANSLATE_YOULIBRECALC([.$D26];[.$D$2];[.$J$2])" office:value-type="string" office:string-value="nul" calcext:value-type="string">
            <text:p>nul</text:p>
          </table:table-cell>
          <table:table-cell table:formula="of:=GOOGLETRANSLATE_YOULIBRECALC([.$D26];[.$D$2];[.$K$2])" office:value-type="string" office:string-value="null" calcext:value-type="string">
            <text:p>null</text:p>
          </table:table-cell>
          <table:table-cell table:formula="of:=GOOGLETRANSLATE_YOULIBRECALC([.$D26];[.$D$2];[.$L$2])" office:value-type="string" office:string-value="nulla" calcext:value-type="string">
            <text:p>nulla</text:p>
          </table:table-cell>
          <table:table-cell table:formula="of:=GOOGLETRANSLATE_YOULIBRECALC([.$D26];[.$D$2];[.$M$2])" office:value-type="string" office:string-value="άκυρος" calcext:value-type="string">
            <text:p>άκυρος</text:p>
          </table:table-cell>
          <table:table-cell table:formula="of:=GOOGLETRANSLATE_YOULIBRECALC([.$D26];[.$D$2];[.$N$2])" office:value-type="string" office:string-value="hükümsüz" calcext:value-type="string">
            <text:p>hükümsüz</text:p>
          </table:table-cell>
          <table:table-cell table:formula="of:=GOOGLETRANSLATE_YOULIBRECALC([.$D26];[.$D$2];[.$O$2])" office:value-type="string" office:string-value="null" calcext:value-type="string">
            <text:p>null</text:p>
          </table:table-cell>
          <table:table-cell table:formula="of:=GOOGLETRANSLATE_YOULIBRECALC([.$D26];[.$D$2];[.$P$2])" office:value-type="string" office:string-value="nul" calcext:value-type="string">
            <text:p>nul</text:p>
          </table:table-cell>
          <table:table-cell table:formula="of:=GOOGLETRANSLATE_YOULIBRECALC([.$D26];[.$D$2];[.$Q$2])" office:value-type="string" office:string-value="널" calcext:value-type="string">
            <text:p>널</text:p>
          </table:table-cell>
          <table:table-cell table:formula="of:=GOOGLETRANSLATE_YOULIBRECALC([.$D26];[.$D$2];[.$R$2])" office:value-type="string" office:string-value="nulové" calcext:value-type="string">
            <text:p>nulové</text:p>
          </table:table-cell>
          <table:table-cell table:formula="of:=GOOGLETRANSLATE_YOULIBRECALC([.$D26];[.$D$2];[.$S$2])" office:value-type="string" office:string-value="nulo" calcext:value-type="string">
            <text:p>nulo</text:p>
          </table:table-cell>
          <table:table-cell table:formula="of:=GOOGLETRANSLATE_YOULIBRECALC([.$D26];[.$D$2];[.$T$2])" office:value-type="string" office:string-value="โมฆะ" calcext:value-type="string">
            <text:p>โมฆะ</text:p>
          </table:table-cell>
          <table:table-cell table:formula="of:=GOOGLETRANSLATE_YOULIBRECALC([.$D26];[.$D$2];[.$U$2])" office:value-type="string" office:string-value="batal" calcext:value-type="string">
            <text:p>batal</text:p>
          </table:table-cell>
          <table:table-cell table:formula="of:=GOOGLETRANSLATE_YOULIBRECALC([.$D26];[.$D$2];[.$V$2])" office:value-type="string" office:string-value="null" calcext:value-type="string">
            <text:p>null</text:p>
          </table:table-cell>
          <table:table-cell table:formula="of:=GOOGLETRANSLATE_YOULIBRECALC([.$D26];[.$D$2];[.$W$2])" office:value-type="string" office:string-value="Null" calcext:value-type="string">
            <text:p>Null</text:p>
          </table:table-cell>
          <table:table-cell table:formula="of:=GOOGLETRANSLATE_YOULIBRECALC([.$D26];[.$D$2];[.$X$2])" office:value-type="string" office:string-value="нульовий" calcext:value-type="string">
            <text:p>нульовий</text:p>
          </table:table-cell>
          <table:table-cell table:formula="of:=GOOGLETRANSLATE_YOULIBRECALC([.$D26];[.$D$2];[.$Y$2])" office:value-type="string" office:string-value="vô giá trị" calcext:value-type="string">
            <text:p>vô giá trị</text:p>
          </table:table-cell>
          <table:table-cell table:formula="of:=GOOGLETRANSLATE_YOULIBRECALC([.$D26];[.$D$2];[.$Z$2])" office:value-type="string" office:string-value="NULL" calcext:value-type="string">
            <text:p>NULL</text:p>
          </table:table-cell>
          <table:table-cell table:formula="of:=GOOGLETRANSLATE_YOULIBRECALC([.$D26];[.$D$2];[.$AA$2])" office:value-type="string" office:string-value="tyhjä" calcext:value-type="string">
            <text:p>tyhjä</text:p>
          </table:table-cell>
          <table:table-cell table:formula="of:=GOOGLETRANSLATE_YOULIBRECALC([.$D26];[.$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3">
          <table:table-cell table:style-name="ce6" office:value-type="string" calcext:value-type="string">
            <text:p>***Frick_RapeBegStopRefuse***</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No! It’s crucial that you understand the importance of pleasuring your partner when required. ***No way! You must experience the consequences of not satisfying your partner needs. ***Not yet! I’m not yet done!</text:p>
          </table:table-cell>
          <table:table-cell table:formula="of:=GOOGLETRANSLATE_YOULIBRECALC([.$D27];[.$D$2];[.$E$2])" office:value-type="string" office:string-value="不！至关重要的是，您了解在需要时取悦伴侣的重要性。 ***决不！您必须体验到不满足伴侣需求的后果。 ***还没有！我还没有完成！" calcext:value-type="string">
            <text:p>不！至关重要的是，您了解在需要时取悦伴侣的重要性。 ***决不！您必须体验到不满足伴侣需求的后果。 ***还没有！我还没有完成！</text:p>
          </table:table-cell>
          <table:table-cell table:formula="of:=GOOGLETRANSLATE_YOULIBRECALC([.$D27];[.$D$2];[.$F$2])" office:value-type="string" office:string-value="いいえ！必要に応じてパートナーを喜ばせることの重要性を理解することが重要です。 ***とんでもない！パートナーのニーズを満たさないという結果を経験する必要があります。 ***まだ！まだ終わっていません！" calcext:value-type="string">
            <text:p>いいえ！必要に応じてパートナーを喜ばせることの重要性を理解することが重要です。 ***とんでもない！パートナーのニーズを満たさないという結果を経験する必要があります。 ***まだ！まだ終わっていません！</text:p>
          </table:table-cell>
          <table:table-cell table:formula="of:=GOOGLETRANSLATE_YOULIBRECALC([.$D27];[.$D$2];[.$G$2])" office:value-type="string" office:string-value="NIE! Ważne jest, aby zrozumieć znaczenie przyjemności partnera w razie potrzeby. ***Nie ma mowy! Musisz doświadczyć konsekwencji nie zaspokojenia potrzeb partnera. ***Jeszcze nie! Nie skończyłem!" calcext:value-type="string">
            <text:p>NIE! Ważne jest, aby zrozumieć znaczenie przyjemności partnera w razie potrzeby. ***Nie ma mowy! Musisz doświadczyć konsekwencji nie zaspokojenia potrzeb partnera. ***Jeszcze nie! Nie skończyłem!</text:p>
          </table:table-cell>
          <table:table-cell table:formula="of:=GOOGLETRANSLATE_YOULIBRECALC([.$D27];[.$D$2];[.$H$2])" office:value-type="string" office:string-value="¡No! Es crucial que comprenda la importancia de complacer a su pareja cuando sea necesario. ***¡De ninguna manera! Debe experimentar las consecuencias de no satisfacer las necesidades de su pareja. ***¡Aún no! ¡Todavía no he terminado!" calcext:value-type="string">
            <text:p>¡No! Es crucial que comprenda la importancia de complacer a su pareja cuando sea necesario. ***¡De ninguna manera! Debe experimentar las consecuencias de no satisfacer las necesidades de su pareja. ***¡Aún no! ¡Todavía no he terminado!</text:p>
          </table:table-cell>
          <table:table-cell table:formula="of:=GOOGLETRANSLATE_YOULIBRECALC([.$D27];[.$D$2];[.$I$2])" office:value-type="string" office:string-value="Нет! Крайне важно, чтобы вы поняли важность удовольствия вашего партнера, когда это необходимо. ***Ни за что! Вы должны испытать последствия, не удовлетворяя потребности вашего партнера. ***Еще нет! Я еще не закончил!" calcext:value-type="string">
            <text:p>Нет! Крайне важно, чтобы вы поняли важность удовольствия вашего партнера, когда это необходимо. ***Ни за что! Вы должны испытать последствия, не удовлетворяя потребности вашего партнера. ***Еще нет! Я еще не закончил!</text:p>
          </table:table-cell>
          <table:table-cell table:formula="of:=GOOGLETRANSLATE_YOULIBRECALC([.$D27];[.$D$2];[.$J$2])" office:value-type="string" office:string-value="Non! Il est crucial que vous compreniez l’importance de faire plaisir à votre partenaire en cas de besoin. ***Certainement pas! Vous devez ressentir les conséquences de ne pas satisfaire les besoins de votre partenaire. ***Pas encore! Je n'ai pas encore fini!" calcext:value-type="string">
            <text:p>Non! Il est crucial que vous compreniez l’importance de faire plaisir à votre partenaire en cas de besoin. ***Certainement pas! Vous devez ressentir les conséquences de ne pas satisfaire les besoins de votre partenaire. ***Pas encore! Je n'ai pas encore fini!</text:p>
          </table:table-cell>
          <table:table-cell table:formula="of:=GOOGLETRANSLATE_YOULIBRECALC([.$D27];[.$D$2];[.$K$2])" office:value-type="string" office:string-value="Ne! Ključnega pomena je, da razumete pomembnost uživanja partnerja, kadar je to potrebno. *** Ni šans! Izkusiti morate posledice, da ne zadovoljujete potreb partnerja. *** še ne! Nisem še končana!" calcext:value-type="string">
            <text:p>Ne! Ključnega pomena je, da razumete pomembnost uživanja partnerja, kadar je to potrebno. *** Ni šans! Izkusiti morate posledice, da ne zadovoljujete potreb partnerja. *** še ne! Nisem še končana!</text:p>
          </table:table-cell>
          <table:table-cell table:formula="of:=GOOGLETRANSLATE_YOULIBRECALC([.$D27];[.$D$2];[.$L$2])" office:value-type="string" office:string-value="Nem! Alapvető fontosságú, hogy megértse a partner örömének fontosságát, ha szükséges. ***Szó sem lehet róla! Meg kell tapasztalnia annak következményeit, hogy nem kielégíti partneri igényeit. *** Még nem! Még nem vagyok kész!" calcext:value-type="string">
            <text:p>Nem! Alapvető fontosságú, hogy megértse a partner örömének fontosságát, ha szükséges. ***Szó sem lehet róla! Meg kell tapasztalnia annak következményeit, hogy nem kielégíti partneri igényeit. *** Még nem! Még nem vagyok kész!</text:p>
          </table:table-cell>
          <table:table-cell table:formula="of:=GOOGLETRANSLATE_YOULIBRECALC([.$D27];[.$D$2];[.$M$2])" office:value-type="string" office:string-value="Όχι! Είναι ζωτικής σημασίας να κατανοήσετε τη σημασία της ευχαρίστησης του συνεργάτη σας όταν απαιτείται. ***Αποκλείεται! Πρέπει να γνωρίσετε τις συνέπειες της μη ικανοποίησης των αναγκών του συνεργάτη σας. ***Οχι ακόμη! Δεν είμαι ακόμα!" calcext:value-type="string">
            <text:p>Όχι! Είναι ζωτικής σημασίας να κατανοήσετε τη σημασία της ευχαρίστησης του συνεργάτη σας όταν απαιτείται. ***Αποκλείεται! Πρέπει να γνωρίσετε τις συνέπειες της μη ικανοποίησης των αναγκών του συνεργάτη σας. ***Οχι ακόμη! Δεν είμαι ακόμα!</text:p>
          </table:table-cell>
          <table:table-cell table:formula="of:=GOOGLETRANSLATE_YOULIBRECALC([.$D27];[.$D$2];[.$N$2])" office:value-type="string" office:string-value="HAYIR! Gerektiğinde eşinizi memnun etmenin önemini anlamanız çok önemlidir. ***Mümkün değil! Partnerinizin ihtiyaçlarını karşılamamanın sonuçlarını deneyimlemelisiniz. ***Henüz değil! Henüz bitmedi!" calcext:value-type="string">
            <text:p>HAYIR! Gerektiğinde eşinizi memnun etmenin önemini anlamanız çok önemlidir. ***Mümkün değil! Partnerinizin ihtiyaçlarını karşılamamanın sonuçlarını deneyimlemelisiniz. ***Henüz değil! Henüz bitmedi!</text:p>
          </table:table-cell>
          <table:table-cell table:formula="of:=GOOGLETRANSLATE_YOULIBRECALC([.$D27];[.$D$2];[.$O$2])" office:value-type="string" office:string-value="NO! È fondamentale capire l'importanza di piacere al tuo partner quando richiesto. ***Non c'è modo! Devi sperimentare le conseguenze per non soddisfare le esigenze del tuo partner. ***Non ancora! Non ho ancora finito!" calcext:value-type="string">
            <text:p>NO! È fondamentale capire l'importanza di piacere al tuo partner quando richiesto. ***Non c'è modo! Devi sperimentare le conseguenze per non soddisfare le esigenze del tuo partner. ***Non ancora! Non ho ancora finito!</text:p>
          </table:table-cell>
          <table:table-cell table:formula="of:=GOOGLETRANSLATE_YOULIBRECALC([.$D27];[.$D$2];[.$P$2])" office:value-type="string" office:string-value="Nee! Het is cruciaal dat u het belang begrijpt om uw partner te beheren wanneer dat nodig is. *** Echt niet! U moet de gevolgen ervaren van het niet voldoen aan de behoeften van uw partner. ***Nog niet! Ik ben nog niet klaar!" calcext:value-type="string">
            <text:p>Nee! Het is cruciaal dat u het belang begrijpt om uw partner te beheren wanneer dat nodig is. *** Echt niet! U moet de gevolgen ervaren van het niet voldoen aan de behoeften van uw partner. ***Nog niet! Ik ben nog niet klaar!</text:p>
          </table:table-cell>
          <table:table-cell table:formula="of:=GOOGLETRANSLATE_YOULIBRECALC([.$D27];[.$D$2];[.$Q$2])" office:value-type="string" office:string-value="아니요! 필요할 때 파트너를 기쁘게하는 것이 중요하다는 것을 이해하는 것이 중요합니다. ***안 돼요! 파트너의 요구를 충족시키지 못한 결과를 경험해야합니다. ***아직 아님! 아직 끝나지 않았습니다!" calcext:value-type="string">
            <text:p>아니요! 필요할 때 파트너를 기쁘게하는 것이 중요하다는 것을 이해하는 것이 중요합니다. ***안 돼요! 파트너의 요구를 충족시키지 못한 결과를 경험해야합니다. ***아직 아님! 아직 끝나지 않았습니다!</text:p>
          </table:table-cell>
          <table:table-cell table:formula="of:=GOOGLETRANSLATE_YOULIBRECALC([.$D27];[.$D$2];[.$R$2])" office:value-type="string" office:string-value="Nie! Je nevyhnutné, aby ste pochopili dôležitosť potešenia svojho partnera, ak je to potrebné. *** V žiadnom prípade! Musíte zažiť dôsledky, že nespĺňate potreby svojich partnerov. *** Ešte nie! Ešte som to neurobil!" calcext:value-type="string">
            <text:p>Nie! Je nevyhnutné, aby ste pochopili dôležitosť potešenia svojho partnera, ak je to potrebné. *** V žiadnom prípade! Musíte zažiť dôsledky, že nespĺňate potreby svojich partnerov. *** Ešte nie! Ešte som to neurobil!</text:p>
          </table:table-cell>
          <table:table-cell table:formula="of:=GOOGLETRANSLATE_YOULIBRECALC([.$D27];[.$D$2];[.$S$2])" office:value-type="string" office:string-value="Não! É crucial que você entenda a importância de agradar seu parceiro quando necessário. ***Sem chance! Você deve experimentar as consequências de não satisfazer as necessidades de seu parceiro. ***Ainda não! Ainda não terminei!" calcext:value-type="string">
            <text:p>Não! É crucial que você entenda a importância de agradar seu parceiro quando necessário. ***Sem chance! Você deve experimentar as consequências de não satisfazer as necessidades de seu parceiro. ***Ainda não! Ainda não terminei!</text:p>
          </table:table-cell>
          <table:table-cell table:formula="of:=GOOGLETRANSLATE_YOULIBRECALC([.$D27];[.$D$2];[.$T$2])" office:value-type="string" office:string-value="เลขที่! เป็นสิ่งสำคัญที่คุณต้องเข้าใจถึงความสำคัญของการทำให้คู่ของคุณพอใจเมื่อจำเป็น *** ไม่มีทาง! คุณต้องสัมผัสกับผลที่ตามมาจากการไม่ตอบสนองความต้องการของคู่ค้า ***ยัง! ฉันยังไม่เสร็จ!" calcext:value-type="string">
            <text:p>เลขที่! เป็นสิ่งสำคัญที่คุณต้องเข้าใจถึงความสำคัญของการทำให้คู่ของคุณพอใจเมื่อจำเป็น *** ไม่มีทาง! คุณต้องสัมผัสกับผลที่ตามมาจากการไม่ตอบสนองความต้องการของคู่ค้า ***ยัง! ฉันยังไม่เสร็จ!</text:p>
          </table:table-cell>
          <table:table-cell table:formula="of:=GOOGLETRANSLATE_YOULIBRECALC([.$D27];[.$D$2];[.$U$2])" office:value-type="string" office:string-value="TIDAK! Sangat penting bagi Anda untuk memahami pentingnya kesenangan pasangan Anda saat diperlukan. ***Mustahil! Anda harus mengalami konsekuensi dari tidak memuaskan kebutuhan pasangan Anda. ***Belum! Saya belum selesai!" calcext:value-type="string">
            <text:p>TIDAK! Sangat penting bagi Anda untuk memahami pentingnya kesenangan pasangan Anda saat diperlukan. ***Mustahil! Anda harus mengalami konsekuensi dari tidak memuaskan kebutuhan pasangan Anda. ***Belum! Saya belum selesai!</text:p>
          </table:table-cell>
          <table:table-cell table:formula="of:=GOOGLETRANSLATE_YOULIBRECALC([.$D27];[.$D$2];[.$V$2])" office:value-type="string" office:string-value="Žádný! Je zásadní, abyste pochopili důležitost potěšení vašeho partnera v případě potřeby. *** V žádném případě! Musíte zažít důsledky, že nesplňují potřeby vašich partnerů. *** Ještě ne! Ještě nejsem hotový!" calcext:value-type="string">
            <text:p>Žádný! Je zásadní, abyste pochopili důležitost potěšení vašeho partnera v případě potřeby. *** V žádném případě! Musíte zažít důsledky, že nesplňují potřeby vašich partnerů. *** Ještě ne! Ještě nejsem hotový!</text:p>
          </table:table-cell>
          <table:table-cell table:formula="of:=GOOGLETRANSLATE_YOULIBRECALC([.$D27];[.$D$2];[.$W$2])" office:value-type="string" office:string-value="Hindi! Mahalaga na maunawaan mo ang kahalagahan ng kasiyahan sa iyong kapareha kung kinakailangan. *** Walang paraan! Dapat mong maranasan ang mga kahihinatnan ng hindi kasiya -siyang pangangailangan ng iyong kapareha. *** Hindi pa! Hindi pa ako tapos!" calcext:value-type="string">
            <text:p>Hindi! Mahalaga na maunawaan mo ang kahalagahan ng kasiyahan sa iyong kapareha kung kinakailangan. *** Walang paraan! Dapat mong maranasan ang mga kahihinatnan ng hindi kasiya -siyang pangangailangan ng iyong kapareha. *** Hindi pa! Hindi pa ako tapos!</text:p>
          </table:table-cell>
          <table:table-cell table:formula="of:=GOOGLETRANSLATE_YOULIBRECALC([.$D27];[.$D$2];[.$X$2])" office:value-type="string" office:string-value="Ні! Важливо, щоб ви розуміли важливість задоволення свого партнера, коли це потрібно. *** Ні в якому разі! Ви повинні відчути наслідки не задовольнити потреби вашого партнера. *** ще не! Я ще не закінчив!" calcext:value-type="string">
            <text:p>Ні! Важливо, щоб ви розуміли важливість задоволення свого партнера, коли це потрібно. *** Ні в якому разі! Ви повинні відчути наслідки не задовольнити потреби вашого партнера. *** ще не! Я ще не закінчив!</text:p>
          </table:table-cell>
          <table:table-cell table:formula="of:=GOOGLETRANSLATE_YOULIBRECALC([.$D27];[.$D$2];[.$Y$2])" office:value-type="string" office:string-value="KHÔNG! Điều quan trọng là bạn hiểu tầm quan trọng của việc làm hài lòng đối tác của mình khi được yêu cầu. ***Không đời nào! Bạn phải trải nghiệm hậu quả của việc không thỏa mãn nhu cầu đối tác của bạn. ***Chưa! Tôi chưa hoàn thành!" calcext:value-type="string">
            <text:p>KHÔNG! Điều quan trọng là bạn hiểu tầm quan trọng của việc làm hài lòng đối tác của mình khi được yêu cầu. ***Không đời nào! Bạn phải trải nghiệm hậu quả của việc không thỏa mãn nhu cầu đối tác của bạn. ***Chưa! Tôi chưa hoàn thành!</text:p>
          </table:table-cell>
          <table:table-cell table:formula="of:=GOOGLETRANSLATE_YOULIBRECALC([.$D27];[.$D$2];[.$Z$2])" office:value-type="string" office:string-value="NEIN! Es ist wichtig, dass Sie verstehen, wie wichtig es ist, Ihren Partner bei Bedarf zu erfreuen. ***Auf keinen Fall! Sie müssen die Konsequenzen erleben, wenn Sie Ihre Partnerbedürfnisse nicht erfüllen. ***Noch nicht! Ich bin noch nicht fertig!" calcext:value-type="string">
            <text:p>NEIN! Es ist wichtig, dass Sie verstehen, wie wichtig es ist, Ihren Partner bei Bedarf zu erfreuen. ***Auf keinen Fall! Sie müssen die Konsequenzen erleben, wenn Sie Ihre Partnerbedürfnisse nicht erfüllen. ***Noch nicht! Ich bin noch nicht fertig!</text:p>
          </table:table-cell>
          <table:table-cell table:formula="of:=GOOGLETRANSLATE_YOULIBRECALC([.$D27];[.$D$2];[.$AA$2])" office:value-type="string" office:string-value="Ei! On ratkaisevan tärkeää, että ymmärrät kumppanisi nautinnon tärkeyden tarvittaessa. *** Ei mitään! Sinun on koettava seuraukset, jotka eivät tyydyttäisi kumppanisi tarpeita. ***Ei vielä! En ole vielä valmis!" calcext:value-type="string">
            <text:p>Ei! On ratkaisevan tärkeää, että ymmärrät kumppanisi nautinnon tärkeyden tarvittaessa. *** Ei mitään! Sinun on koettava seuraukset, jotka eivät tyydyttäisi kumppanisi tarpeita. ***Ei vielä! En ole vielä valmis!</text:p>
          </table:table-cell>
          <table:table-cell table:formula="of:=GOOGLETRANSLATE_YOULIBRECALC([.$D27];[.$D$2];[.$AB$2])" office:value-type="string" office:string-value="Ingen! Det er vigtigt, at du forstår vigtigheden af ​​at glæde din partner, når det er nødvendigt. *** Ingen måde! Du skal opleve konsekvenserne af ikke at tilfredsstille dine partnerbehov. *** endnu ikke! Jeg er endnu ikke færdig!" calcext:value-type="string">
            <text:p>Ingen! Det er vigtigt, at du forstår vigtigheden af ​​at glæde din partner, når det er nødvendigt. *** Ingen måde! Du skal opleve konsekvenserne af ikke at tilfredsstille dine partnerbehov. *** endnu ikke! Jeg er endnu ikke færdig!</text:p>
          </table:table-cell>
          <table:table-cell office:value-type="string" calcext:value-type="string">
            <text:p>***END***</text:p>
          </table:table-cell>
          <table:table-cell table:number-columns-repeated="16355"/>
        </table:table-row>
        <table:table-row table:style-name="ro12">
          <table:table-cell table:style-name="ce6" office:value-type="string" calcext:value-type="string">
            <text:p>***Frick_RapeBegStopRefuse***</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28];[.$D$2];[.$E$2])" office:value-type="string" office:string-value="无效的" calcext:value-type="string">
            <text:p>无效的</text:p>
          </table:table-cell>
          <table:table-cell table:formula="of:=GOOGLETRANSLATE_YOULIBRECALC([.$D28];[.$D$2];[.$F$2])" office:value-type="string" office:string-value="ヌル" calcext:value-type="string">
            <text:p>ヌル</text:p>
          </table:table-cell>
          <table:table-cell table:formula="of:=GOOGLETRANSLATE_YOULIBRECALC([.$D28];[.$D$2];[.$G$2])" office:value-type="string" office:string-value="nieważny" calcext:value-type="string">
            <text:p>nieważny</text:p>
          </table:table-cell>
          <table:table-cell table:formula="of:=GOOGLETRANSLATE_YOULIBRECALC([.$D28];[.$D$2];[.$H$2])" office:value-type="string" office:string-value="nulo" calcext:value-type="string">
            <text:p>nulo</text:p>
          </table:table-cell>
          <table:table-cell table:formula="of:=GOOGLETRANSLATE_YOULIBRECALC([.$D28];[.$D$2];[.$I$2])" office:value-type="string" office:string-value="нулевой" calcext:value-type="string">
            <text:p>нулевой</text:p>
          </table:table-cell>
          <table:table-cell table:formula="of:=GOOGLETRANSLATE_YOULIBRECALC([.$D28];[.$D$2];[.$J$2])" office:value-type="string" office:string-value="nul" calcext:value-type="string">
            <text:p>nul</text:p>
          </table:table-cell>
          <table:table-cell table:formula="of:=GOOGLETRANSLATE_YOULIBRECALC([.$D28];[.$D$2];[.$K$2])" office:value-type="string" office:string-value="null" calcext:value-type="string">
            <text:p>null</text:p>
          </table:table-cell>
          <table:table-cell table:formula="of:=GOOGLETRANSLATE_YOULIBRECALC([.$D28];[.$D$2];[.$L$2])" office:value-type="string" office:string-value="nulla" calcext:value-type="string">
            <text:p>nulla</text:p>
          </table:table-cell>
          <table:table-cell table:formula="of:=GOOGLETRANSLATE_YOULIBRECALC([.$D28];[.$D$2];[.$M$2])" office:value-type="string" office:string-value="άκυρος" calcext:value-type="string">
            <text:p>άκυρος</text:p>
          </table:table-cell>
          <table:table-cell table:formula="of:=GOOGLETRANSLATE_YOULIBRECALC([.$D28];[.$D$2];[.$N$2])" office:value-type="string" office:string-value="hükümsüz" calcext:value-type="string">
            <text:p>hükümsüz</text:p>
          </table:table-cell>
          <table:table-cell table:formula="of:=GOOGLETRANSLATE_YOULIBRECALC([.$D28];[.$D$2];[.$O$2])" office:value-type="string" office:string-value="null" calcext:value-type="string">
            <text:p>null</text:p>
          </table:table-cell>
          <table:table-cell table:formula="of:=GOOGLETRANSLATE_YOULIBRECALC([.$D28];[.$D$2];[.$P$2])" office:value-type="string" office:string-value="nul" calcext:value-type="string">
            <text:p>nul</text:p>
          </table:table-cell>
          <table:table-cell table:formula="of:=GOOGLETRANSLATE_YOULIBRECALC([.$D28];[.$D$2];[.$Q$2])" office:value-type="string" office:string-value="널" calcext:value-type="string">
            <text:p>널</text:p>
          </table:table-cell>
          <table:table-cell table:formula="of:=GOOGLETRANSLATE_YOULIBRECALC([.$D28];[.$D$2];[.$R$2])" office:value-type="string" office:string-value="nulové" calcext:value-type="string">
            <text:p>nulové</text:p>
          </table:table-cell>
          <table:table-cell table:formula="of:=GOOGLETRANSLATE_YOULIBRECALC([.$D28];[.$D$2];[.$S$2])" office:value-type="string" office:string-value="nulo" calcext:value-type="string">
            <text:p>nulo</text:p>
          </table:table-cell>
          <table:table-cell table:formula="of:=GOOGLETRANSLATE_YOULIBRECALC([.$D28];[.$D$2];[.$T$2])" office:value-type="string" office:string-value="โมฆะ" calcext:value-type="string">
            <text:p>โมฆะ</text:p>
          </table:table-cell>
          <table:table-cell table:formula="of:=GOOGLETRANSLATE_YOULIBRECALC([.$D28];[.$D$2];[.$U$2])" office:value-type="string" office:string-value="batal" calcext:value-type="string">
            <text:p>batal</text:p>
          </table:table-cell>
          <table:table-cell table:formula="of:=GOOGLETRANSLATE_YOULIBRECALC([.$D28];[.$D$2];[.$V$2])" office:value-type="string" office:string-value="null" calcext:value-type="string">
            <text:p>null</text:p>
          </table:table-cell>
          <table:table-cell table:formula="of:=GOOGLETRANSLATE_YOULIBRECALC([.$D28];[.$D$2];[.$W$2])" office:value-type="string" office:string-value="Null" calcext:value-type="string">
            <text:p>Null</text:p>
          </table:table-cell>
          <table:table-cell table:formula="of:=GOOGLETRANSLATE_YOULIBRECALC([.$D28];[.$D$2];[.$X$2])" office:value-type="string" office:string-value="нульовий" calcext:value-type="string">
            <text:p>нульовий</text:p>
          </table:table-cell>
          <table:table-cell table:formula="of:=GOOGLETRANSLATE_YOULIBRECALC([.$D28];[.$D$2];[.$Y$2])" office:value-type="string" office:string-value="vô giá trị" calcext:value-type="string">
            <text:p>vô giá trị</text:p>
          </table:table-cell>
          <table:table-cell table:formula="of:=GOOGLETRANSLATE_YOULIBRECALC([.$D28];[.$D$2];[.$Z$2])" office:value-type="string" office:string-value="NULL" calcext:value-type="string">
            <text:p>NULL</text:p>
          </table:table-cell>
          <table:table-cell table:formula="of:=GOOGLETRANSLATE_YOULIBRECALC([.$D28];[.$D$2];[.$AA$2])" office:value-type="string" office:string-value="tyhjä" calcext:value-type="string">
            <text:p>tyhjä</text:p>
          </table:table-cell>
          <table:table-cell table:formula="of:=GOOGLETRANSLATE_YOULIBRECALC([.$D28];[.$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4">
          <table:table-cell table:style-name="ce6" office:value-type="string" calcext:value-type="string">
            <text:p>***Frick_RapeFlacidReaction***</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Ups… Maybe I got too enthusiastic in this class, hehe~***Mmm… We must further train your stamina so you last longer.</text:p>
          </table:table-cell>
          <table:table-cell table:formula="of:=GOOGLETRANSLATE_YOULIBRECALC([.$D29];[.$D$2];[.$E$2])" office:value-type="string" office:string-value="UPS…也许我在这堂课上太热情了，呵呵〜***嗯……我们必须进一步训练您的耐力，以便您持续更长的时间。" calcext:value-type="string">
            <text:p>UPS…也许我在这堂课上太热情了，呵呵〜***嗯……我们必须进一步训练您的耐力，以便您持续更长的时间。</text:p>
          </table:table-cell>
          <table:table-cell table:formula="of:=GOOGLETRANSLATE_YOULIBRECALC([.$D29];[.$D$2];[.$F$2])" office:value-type="string" office:string-value="ups…たぶん、私はこのクラスであまりにも熱心になったのかもしれません。" calcext:value-type="string">
            <text:p>ups…たぶん、私はこのクラスであまりにも熱心になったのかもしれません。</text:p>
          </table:table-cell>
          <table:table-cell table:formula="of:=GOOGLETRANSLATE_YOULIBRECALC([.$D29];[.$D$2];[.$G$2])" office:value-type="string" office:string-value="UPS… może stałem się zbyt entuzjastyczny w tej klasie, hehe ~ *** mmm… musimy dalej trenować twoją wytrzymałość, abyś trwał dłużej." calcext:value-type="string">
            <text:p>UPS… może stałem się zbyt entuzjastyczny w tej klasie, hehe ~ *** mmm… musimy dalej trenować twoją wytrzymałość, abyś trwał dłużej.</text:p>
          </table:table-cell>
          <table:table-cell table:formula="of:=GOOGLETRANSLATE_YOULIBRECALC([.$D29];[.$D$2];[.$H$2])" office:value-type="string" office:string-value="UPS ... tal vez me entusiasmé demasiado en esta clase, jeje ~ *** mmm ... Debemos entrenar aún más su resistencia para que dure más." calcext:value-type="string">
            <text:p>UPS ... tal vez me entusiasmé demasiado en esta clase, jeje ~ *** mmm ... Debemos entrenar aún más su resistencia para que dure más.</text:p>
          </table:table-cell>
          <table:table-cell table:formula="of:=GOOGLETRANSLATE_YOULIBRECALC([.$D29];[.$D$2];[.$I$2])" office:value-type="string" office:string-value="UPS ... может быть, я слишком восторженно в этом классе, хе -хе ~ *** ммм ... мы должны дальше тренировать вашу выносливость, чтобы вы длились дольше." calcext:value-type="string">
            <text:p>UPS ... может быть, я слишком восторженно в этом классе, хе -хе ~ *** ммм ... мы должны дальше тренировать вашу выносливость, чтобы вы длились дольше.</text:p>
          </table:table-cell>
          <table:table-cell table:formula="of:=GOOGLETRANSLATE_YOULIBRECALC([.$D29];[.$D$2];[.$J$2])" office:value-type="string" office:string-value="UPS… peut-être que je suis devenu trop enthousiaste dans cette classe, hehe ~ *** mmm… nous devons davantage entraîner votre endurance pour durer plus longtemps." calcext:value-type="string">
            <text:p>UPS… peut-être que je suis devenu trop enthousiaste dans cette classe, hehe ~ *** mmm… nous devons davantage entraîner votre endurance pour durer plus longtemps.</text:p>
          </table:table-cell>
          <table:table-cell table:formula="of:=GOOGLETRANSLATE_YOULIBRECALC([.$D29];[.$D$2];[.$K$2])" office:value-type="string" office:string-value="UPS… Mogoče sem v tem razredu preveč navdušen, hehe ~ *** mmm ... Nadalje moramo trenirati vašo vzdržljivost, da boste zdržali dlje." calcext:value-type="string">
            <text:p>UPS… Mogoče sem v tem razredu preveč navdušen, hehe ~ *** mmm ... Nadalje moramo trenirati vašo vzdržljivost, da boste zdržali dlje.</text:p>
          </table:table-cell>
          <table:table-cell table:formula="of:=GOOGLETRANSLATE_YOULIBRECALC([.$D29];[.$D$2];[.$L$2])" office:value-type="string" office:string-value="UPS… talán túl lelkes voltam ebben az osztályban, hehe ~ *** mmm ... tovább kell képeznie az állóképességét, így hosszabb ideig tart." calcext:value-type="string">
            <text:p>UPS… talán túl lelkes voltam ebben az osztályban, hehe ~ *** mmm ... tovább kell képeznie az állóképességét, így hosszabb ideig tart.</text:p>
          </table:table-cell>
          <table:table-cell table:formula="of:=GOOGLETRANSLATE_YOULIBRECALC([.$D29];[.$D$2];[.$M$2])" office:value-type="string" office:string-value="UPS ... ίσως πήρα πολύ ενθουσιώδη σε αυτή την τάξη, hehe ~ *** mmm ... πρέπει να εκπαιδεύσουμε περαιτέρω την αντοχή σας για να διαρκέσετε περισσότερο." calcext:value-type="string">
            <text:p>UPS ... ίσως πήρα πολύ ενθουσιώδη σε αυτή την τάξη, hehe ~ *** mmm ... πρέπει να εκπαιδεύσουμε περαιτέρω την αντοχή σας για να διαρκέσετε περισσότερο.</text:p>
          </table:table-cell>
          <table:table-cell table:formula="of:=GOOGLETRANSLATE_YOULIBRECALC([.$D29];[.$D$2];[.$N$2])" office:value-type="string" office:string-value="Ups… Belki bu sınıfta çok hevesli oldum, hehe ~ *** mmm… Daha uzun süre dayanarak dayanıklılığınızı daha da eğitmeliyiz." calcext:value-type="string">
            <text:p>Ups… Belki bu sınıfta çok hevesli oldum, hehe ~ *** mmm… Daha uzun süre dayanarak dayanıklılığınızı daha da eğitmeliyiz.</text:p>
          </table:table-cell>
          <table:table-cell table:formula="of:=GOOGLETRANSLATE_YOULIBRECALC([.$D29];[.$D$2];[.$O$2])" office:value-type="string" office:string-value="UPS ... forse sono diventato troppo entusiasta in questa classe, hehe ~ *** mmm ... dobbiamo ulteriormente addestrare la tua resistenza in modo da durare più a lungo." calcext:value-type="string">
            <text:p>UPS ... forse sono diventato troppo entusiasta in questa classe, hehe ~ *** mmm ... dobbiamo ulteriormente addestrare la tua resistenza in modo da durare più a lungo.</text:p>
          </table:table-cell>
          <table:table-cell table:formula="of:=GOOGLETRANSLATE_YOULIBRECALC([.$D29];[.$D$2];[.$P$2])" office:value-type="string" office:string-value="UPS ... misschien werd ik te enthousiast in deze klas, hehe ~ *** mmm ... we moeten je uithoudingsvermogen verder trainen, zodat je langer meegaat." calcext:value-type="string">
            <text:p>UPS ... misschien werd ik te enthousiast in deze klas, hehe ~ *** mmm ... we moeten je uithoudingsvermogen verder trainen, zodat je langer meegaat.</text:p>
          </table:table-cell>
          <table:table-cell table:formula="of:=GOOGLETRANSLATE_YOULIBRECALC([.$D29];[.$D$2];[.$Q$2])" office:value-type="string" office:string-value="Ups… 아마도 나는이 수업에서 너무 열성적이었을 것입니다. hehe ~ *** mmm… 우리는 당신의 체력을 더 많이 훈련 시켜서 더 오래 지속되어야합니다." calcext:value-type="string">
            <text:p>Ups… 아마도 나는이 수업에서 너무 열성적이었을 것입니다. hehe ~ *** mmm… 우리는 당신의 체력을 더 많이 훈련 시켜서 더 오래 지속되어야합니다.</text:p>
          </table:table-cell>
          <table:table-cell table:formula="of:=GOOGLETRANSLATE_YOULIBRECALC([.$D29];[.$D$2];[.$R$2])" office:value-type="string" office:string-value="UPS ... možno som v tejto triede príliš nadšený, hehe ~ *** mmm ... musíme ďalej trénovať vašu výdrž, aby ste vydržali dlhšie." calcext:value-type="string">
            <text:p>UPS ... možno som v tejto triede príliš nadšený, hehe ~ *** mmm ... musíme ďalej trénovať vašu výdrž, aby ste vydržali dlhšie.</text:p>
          </table:table-cell>
          <table:table-cell table:formula="of:=GOOGLETRANSLATE_YOULIBRECALC([.$D29];[.$D$2];[.$S$2])" office:value-type="string" office:string-value="UPS ... talvez eu fiquei muito entusiasmado nesta classe, hehe ~ *** mmm ... devemos treinar ainda mais sua resistência para que você dure mais." calcext:value-type="string">
            <text:p>UPS ... talvez eu fiquei muito entusiasmado nesta classe, hehe ~ *** mmm ... devemos treinar ainda mais sua resistência para que você dure mais.</text:p>
          </table:table-cell>
          <table:table-cell table:formula="of:=GOOGLETRANSLATE_YOULIBRECALC([.$D29];[.$D$2];[.$T$2])" office:value-type="string" office:string-value="ups …บางทีฉันอาจจะกระตือรือร้นเกินไปในชั้นเรียนนี้ฮิฮิ ~ *** mmm …เราต้องฝึกฝนความแข็งแกร่งของคุณต่อไป" calcext:value-type="string">
            <text:p>ups …บางทีฉันอาจจะกระตือรือร้นเกินไปในชั้นเรียนนี้ฮิฮิ ~ *** mmm …เราต้องฝึกฝนความแข็งแกร่งของคุณต่อไป</text:p>
          </table:table-cell>
          <table:table-cell table:formula="of:=GOOGLETRANSLATE_YOULIBRECALC([.$D29];[.$D$2];[.$U$2])" office:value-type="string" office:string-value="UPS ... mungkin saya terlalu antusias di kelas ini, hehe ~ *** mmm ... kita harus lebih lanjut melatih stamina Anda sehingga Anda bertahan lebih lama." calcext:value-type="string">
            <text:p>UPS ... mungkin saya terlalu antusias di kelas ini, hehe ~ *** mmm ... kita harus lebih lanjut melatih stamina Anda sehingga Anda bertahan lebih lama.</text:p>
          </table:table-cell>
          <table:table-cell table:formula="of:=GOOGLETRANSLATE_YOULIBRECALC([.$D29];[.$D$2];[.$V$2])" office:value-type="string" office:string-value="UPS ... možná jsem byl v této třídě příliš nadšený, hehe ~ *** mmm ... musíme dále trénovat vaši výdrž, takže vydržíte déle." calcext:value-type="string">
            <text:p>UPS ... možná jsem byl v této třídě příliš nadšený, hehe ~ *** mmm ... musíme dále trénovat vaši výdrž, takže vydržíte déle.</text:p>
          </table:table-cell>
          <table:table-cell table:formula="of:=GOOGLETRANSLATE_YOULIBRECALC([.$D29];[.$D$2];[.$W$2])" office:value-type="string" office:string-value="UPS ... marahil ay naging masigasig ako sa klase na ito, hehe ~ *** mmm ... dapat nating masanay pa ang iyong lakas kaya magtatagal ka nang mas mahaba." calcext:value-type="string">
            <text:p>UPS ... marahil ay naging masigasig ako sa klase na ito, hehe ~ *** mmm ... dapat nating masanay pa ang iyong lakas kaya magtatagal ka nang mas mahaba.</text:p>
          </table:table-cell>
          <table:table-cell table:formula="of:=GOOGLETRANSLATE_YOULIBRECALC([.$D29];[.$D$2];[.$X$2])" office:value-type="string" office:string-value="UPS ... можливо, я надто захоплений у цьому класі, хе -хе ~ *** ммм ... ми повинні надалі тренувати вашу витривалість, щоб ви тривали довше." calcext:value-type="string">
            <text:p>UPS ... можливо, я надто захоплений у цьому класі, хе -хе ~ *** ммм ... ми повинні надалі тренувати вашу витривалість, щоб ви тривали довше.</text:p>
          </table:table-cell>
          <table:table-cell table:formula="of:=GOOGLETRANSLATE_YOULIBRECALC([.$D29];[.$D$2];[.$Y$2])" office:value-type="string" office:string-value="Có lẽ tôi đã quá nhiệt tình trong lớp này, hehe ~ *** mmm, chúng tôi phải đào tạo thêm sức chịu đựng của bạn để bạn tồn tại lâu hơn." calcext:value-type="string">
            <text:p>Có lẽ tôi đã quá nhiệt tình trong lớp này, hehe ~ *** mmm, chúng tôi phải đào tạo thêm sức chịu đựng của bạn để bạn tồn tại lâu hơn.</text:p>
          </table:table-cell>
          <table:table-cell table:formula="of:=GOOGLETRANSLATE_YOULIBRECALC([.$D29];[.$D$2];[.$Z$2])" office:value-type="string" office:string-value="Ups ... vielleicht bin ich in dieser Klasse zu enthusiastisch geworden, hehe ~ *** mmm ... wir müssen Ihre Ausdauer weiter trainieren, damit Sie länger dauern." calcext:value-type="string">
            <text:p>Ups ... vielleicht bin ich in dieser Klasse zu enthusiastisch geworden, hehe ~ *** mmm ... wir müssen Ihre Ausdauer weiter trainieren, damit Sie länger dauern.</text:p>
          </table:table-cell>
          <table:table-cell table:formula="of:=GOOGLETRANSLATE_YOULIBRECALC([.$D29];[.$D$2];[.$AA$2])" office:value-type="string" office:string-value="UPS ... Ehkä sain liian innostuneena tässä luokassa, hehe ~ *** mmm… Meidän on edelleen koulutettava kestävyyttäsi, joten kestät pidempään." calcext:value-type="string">
            <text:p>UPS ... Ehkä sain liian innostuneena tässä luokassa, hehe ~ *** mmm… Meidän on edelleen koulutettava kestävyyttäsi, joten kestät pidempään.</text:p>
          </table:table-cell>
          <table:table-cell table:formula="of:=GOOGLETRANSLATE_YOULIBRECALC([.$D29];[.$D$2];[.$AB$2])" office:value-type="string" office:string-value="Ups ... måske blev jeg for entusiastisk i denne klasse, hehe ~ *** mmm ... vi må yderligere træne din udholdenhed, så du holder længere." calcext:value-type="string">
            <text:p>Ups ... måske blev jeg for entusiastisk i denne klasse, hehe ~ *** mmm ... vi må yderligere træne din udholdenhed, så du holder længere.</text:p>
          </table:table-cell>
          <table:table-cell office:value-type="string" calcext:value-type="string">
            <text:p>***END***</text:p>
          </table:table-cell>
          <table:table-cell table:number-columns-repeated="16355"/>
        </table:table-row>
        <table:table-row table:style-name="ro12">
          <table:table-cell table:style-name="ce6" office:value-type="string" calcext:value-type="string">
            <text:p>***Frick_RapeFlacidReaction***</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30];[.$D$2];[.$E$2])" office:value-type="string" office:string-value="无效的" calcext:value-type="string">
            <text:p>无效的</text:p>
          </table:table-cell>
          <table:table-cell table:formula="of:=GOOGLETRANSLATE_YOULIBRECALC([.$D30];[.$D$2];[.$F$2])" office:value-type="string" office:string-value="ヌル" calcext:value-type="string">
            <text:p>ヌル</text:p>
          </table:table-cell>
          <table:table-cell table:formula="of:=GOOGLETRANSLATE_YOULIBRECALC([.$D30];[.$D$2];[.$G$2])" office:value-type="string" office:string-value="nieważny" calcext:value-type="string">
            <text:p>nieważny</text:p>
          </table:table-cell>
          <table:table-cell table:formula="of:=GOOGLETRANSLATE_YOULIBRECALC([.$D30];[.$D$2];[.$H$2])" office:value-type="string" office:string-value="nulo" calcext:value-type="string">
            <text:p>nulo</text:p>
          </table:table-cell>
          <table:table-cell table:formula="of:=GOOGLETRANSLATE_YOULIBRECALC([.$D30];[.$D$2];[.$I$2])" office:value-type="string" office:string-value="нулевой" calcext:value-type="string">
            <text:p>нулевой</text:p>
          </table:table-cell>
          <table:table-cell table:formula="of:=GOOGLETRANSLATE_YOULIBRECALC([.$D30];[.$D$2];[.$J$2])" office:value-type="string" office:string-value="nul" calcext:value-type="string">
            <text:p>nul</text:p>
          </table:table-cell>
          <table:table-cell table:formula="of:=GOOGLETRANSLATE_YOULIBRECALC([.$D30];[.$D$2];[.$K$2])" office:value-type="string" office:string-value="null" calcext:value-type="string">
            <text:p>null</text:p>
          </table:table-cell>
          <table:table-cell table:formula="of:=GOOGLETRANSLATE_YOULIBRECALC([.$D30];[.$D$2];[.$L$2])" office:value-type="string" office:string-value="nulla" calcext:value-type="string">
            <text:p>nulla</text:p>
          </table:table-cell>
          <table:table-cell table:formula="of:=GOOGLETRANSLATE_YOULIBRECALC([.$D30];[.$D$2];[.$M$2])" office:value-type="string" office:string-value="άκυρος" calcext:value-type="string">
            <text:p>άκυρος</text:p>
          </table:table-cell>
          <table:table-cell table:formula="of:=GOOGLETRANSLATE_YOULIBRECALC([.$D30];[.$D$2];[.$N$2])" office:value-type="string" office:string-value="hükümsüz" calcext:value-type="string">
            <text:p>hükümsüz</text:p>
          </table:table-cell>
          <table:table-cell table:formula="of:=GOOGLETRANSLATE_YOULIBRECALC([.$D30];[.$D$2];[.$O$2])" office:value-type="string" office:string-value="null" calcext:value-type="string">
            <text:p>null</text:p>
          </table:table-cell>
          <table:table-cell table:formula="of:=GOOGLETRANSLATE_YOULIBRECALC([.$D30];[.$D$2];[.$P$2])" office:value-type="string" office:string-value="nul" calcext:value-type="string">
            <text:p>nul</text:p>
          </table:table-cell>
          <table:table-cell table:formula="of:=GOOGLETRANSLATE_YOULIBRECALC([.$D30];[.$D$2];[.$Q$2])" office:value-type="string" office:string-value="널" calcext:value-type="string">
            <text:p>널</text:p>
          </table:table-cell>
          <table:table-cell table:formula="of:=GOOGLETRANSLATE_YOULIBRECALC([.$D30];[.$D$2];[.$R$2])" office:value-type="string" office:string-value="nulové" calcext:value-type="string">
            <text:p>nulové</text:p>
          </table:table-cell>
          <table:table-cell table:formula="of:=GOOGLETRANSLATE_YOULIBRECALC([.$D30];[.$D$2];[.$S$2])" office:value-type="string" office:string-value="nulo" calcext:value-type="string">
            <text:p>nulo</text:p>
          </table:table-cell>
          <table:table-cell table:formula="of:=GOOGLETRANSLATE_YOULIBRECALC([.$D30];[.$D$2];[.$T$2])" office:value-type="string" office:string-value="โมฆะ" calcext:value-type="string">
            <text:p>โมฆะ</text:p>
          </table:table-cell>
          <table:table-cell table:formula="of:=GOOGLETRANSLATE_YOULIBRECALC([.$D30];[.$D$2];[.$U$2])" office:value-type="string" office:string-value="batal" calcext:value-type="string">
            <text:p>batal</text:p>
          </table:table-cell>
          <table:table-cell table:formula="of:=GOOGLETRANSLATE_YOULIBRECALC([.$D30];[.$D$2];[.$V$2])" office:value-type="string" office:string-value="null" calcext:value-type="string">
            <text:p>null</text:p>
          </table:table-cell>
          <table:table-cell table:formula="of:=GOOGLETRANSLATE_YOULIBRECALC([.$D30];[.$D$2];[.$W$2])" office:value-type="string" office:string-value="Null" calcext:value-type="string">
            <text:p>Null</text:p>
          </table:table-cell>
          <table:table-cell table:formula="of:=GOOGLETRANSLATE_YOULIBRECALC([.$D30];[.$D$2];[.$X$2])" office:value-type="string" office:string-value="нульовий" calcext:value-type="string">
            <text:p>нульовий</text:p>
          </table:table-cell>
          <table:table-cell table:formula="of:=GOOGLETRANSLATE_YOULIBRECALC([.$D30];[.$D$2];[.$Y$2])" office:value-type="string" office:string-value="vô giá trị" calcext:value-type="string">
            <text:p>vô giá trị</text:p>
          </table:table-cell>
          <table:table-cell table:formula="of:=GOOGLETRANSLATE_YOULIBRECALC([.$D30];[.$D$2];[.$Z$2])" office:value-type="string" office:string-value="NULL" calcext:value-type="string">
            <text:p>NULL</text:p>
          </table:table-cell>
          <table:table-cell table:formula="of:=GOOGLETRANSLATE_YOULIBRECALC([.$D30];[.$D$2];[.$AA$2])" office:value-type="string" office:string-value="tyhjä" calcext:value-type="string">
            <text:p>tyhjä</text:p>
          </table:table-cell>
          <table:table-cell table:formula="of:=GOOGLETRANSLATE_YOULIBRECALC([.$D30];[.$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3">
          <table:table-cell table:style-name="ce6" office:value-type="string" calcext:value-type="string">
            <text:p>***Frick_StartFrick***</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Relax, I will guide you. ***Don’t be shy. It’s normal to be nervous. ***Okay, start with whatever you prefer, I will give you instructions.</text:p>
          </table:table-cell>
          <table:table-cell table:formula="of:=GOOGLETRANSLATE_YOULIBRECALC([.$D31];[.$D$2];[.$E$2])" office:value-type="string" office:string-value="放松，我会引导你。 ***不要害羞。紧张是正常的。 ***好吧，从您喜欢的任何东西开始，我会给您指示。" calcext:value-type="string">
            <text:p>放松，我会引导你。 ***不要害羞。紧张是正常的。 ***好吧，从您喜欢的任何东西开始，我会给您指示。</text:p>
          </table:table-cell>
          <table:table-cell table:formula="of:=GOOGLETRANSLATE_YOULIBRECALC([.$D31];[.$D$2];[.$F$2])" office:value-type="string" office:string-value="リラックスしてください、私はあなたを導きます。 ***恥ずかしがらないで。緊張するのは普通です。 ***わかりました、あなたが好むものから始めてください、私はあなたに指示を与えます。" calcext:value-type="string">
            <text:p>リラックスしてください、私はあなたを導きます。 ***恥ずかしがらないで。緊張するのは普通です。 ***わかりました、あなたが好むものから始めてください、私はあなたに指示を与えます。</text:p>
          </table:table-cell>
          <table:table-cell table:formula="of:=GOOGLETRANSLATE_YOULIBRECALC([.$D31];[.$D$2];[.$G$2])" office:value-type="string" office:string-value="Zrelaksuj się, poprowadzę cię. *** Nie wstydź się. Normalne jest denerwowanie. *** OK, zacznij od tego, co wolisz, podam ci instrukcje." calcext:value-type="string">
            <text:p>Zrelaksuj się, poprowadzę cię. *** Nie wstydź się. Normalne jest denerwowanie. *** OK, zacznij od tego, co wolisz, podam ci instrukcje.</text:p>
          </table:table-cell>
          <table:table-cell table:formula="of:=GOOGLETRANSLATE_YOULIBRECALC([.$D31];[.$D$2];[.$H$2])" office:value-type="string" office:string-value="Relájate, te guiaré. *** No seas tímido. Es normal estar nervioso. *** Está bien, comience con lo que prefiera, le daré instrucciones." calcext:value-type="string">
            <text:p>Relájate, te guiaré. *** No seas tímido. Es normal estar nervioso. *** Está bien, comience con lo que prefiera, le daré instrucciones.</text:p>
          </table:table-cell>
          <table:table-cell table:formula="of:=GOOGLETRANSLATE_YOULIBRECALC([.$D31];[.$D$2];[.$I$2])" office:value-type="string" office:string-value="Расслабься, я буду вести тебя. *** Не стесняйтесь. Нормально нервничать. *** Хорошо, начните с того, что вы предпочитаете, я дам вам инструкции." calcext:value-type="string">
            <text:p>Расслабься, я буду вести тебя. *** Не стесняйтесь. Нормально нервничать. *** Хорошо, начните с того, что вы предпочитаете, я дам вам инструкции.</text:p>
          </table:table-cell>
          <table:table-cell table:formula="of:=GOOGLETRANSLATE_YOULIBRECALC([.$D31];[.$D$2];[.$J$2])" office:value-type="string" office:string-value="Détendez-vous, je vous guiderai. *** Ne soyez pas timide. Il est normal d'être nerveux. *** D'accord, commencez par tout ce que vous préférez, je vous donnerai des instructions." calcext:value-type="string">
            <text:p>Détendez-vous, je vous guiderai. *** Ne soyez pas timide. Il est normal d'être nerveux. *** D'accord, commencez par tout ce que vous préférez, je vous donnerai des instructions.</text:p>
          </table:table-cell>
          <table:table-cell table:formula="of:=GOOGLETRANSLATE_YOULIBRECALC([.$D31];[.$D$2];[.$K$2])" office:value-type="string" office:string-value="Sprostite se, vodil vas bom. *** Ne bodite sramežljivi. Normalno je biti nervozen. *** V redu, začnite s tem, kar imate najraje, dal vam bom navodila." calcext:value-type="string">
            <text:p>Sprostite se, vodil vas bom. *** Ne bodite sramežljivi. Normalno je biti nervozen. *** V redu, začnite s tem, kar imate najraje, dal vam bom navodila.</text:p>
          </table:table-cell>
          <table:table-cell table:formula="of:=GOOGLETRANSLATE_YOULIBRECALC([.$D31];[.$D$2];[.$L$2])" office:value-type="string" office:string-value="Pihenjen, irányítlak. *** Ne légy félénk. Normális, hogy ideges. *** Oké, kezdje el, amit szeretnél, utasításokat adok neked." calcext:value-type="string">
            <text:p>Pihenjen, irányítlak. *** Ne légy félénk. Normális, hogy ideges. *** Oké, kezdje el, amit szeretnél, utasításokat adok neked.</text:p>
          </table:table-cell>
          <table:table-cell table:formula="of:=GOOGLETRANSLATE_YOULIBRECALC([.$D31];[.$D$2];[.$M$2])" office:value-type="string" office:string-value="Χαλαρώστε, θα σας καθοδηγήσω. *** Μην ντρέπεστε. Είναι φυσιολογικό να είσαι νευρικός. *** Εντάξει, ξεκινήστε με ό, τι προτιμάτε, θα σας δώσω οδηγίες." calcext:value-type="string">
            <text:p>Χαλαρώστε, θα σας καθοδηγήσω. *** Μην ντρέπεστε. Είναι φυσιολογικό να είσαι νευρικός. *** Εντάξει, ξεκινήστε με ό, τι προτιμάτε, θα σας δώσω οδηγίες.</text:p>
          </table:table-cell>
          <table:table-cell table:formula="of:=GOOGLETRANSLATE_YOULIBRECALC([.$D31];[.$D$2];[.$N$2])" office:value-type="string" office:string-value="Rahatla, sana rehberlik edeceğim. *** utangaç olma. Gergin olmak normaldir. *** Tamam, ne tercih edersen başlayın, size talimatlar vereceğim." calcext:value-type="string">
            <text:p>Rahatla, sana rehberlik edeceğim. *** utangaç olma. Gergin olmak normaldir. *** Tamam, ne tercih edersen başlayın, size talimatlar vereceğim.</text:p>
          </table:table-cell>
          <table:table-cell table:formula="of:=GOOGLETRANSLATE_YOULIBRECALC([.$D31];[.$D$2];[.$O$2])" office:value-type="string" office:string-value="Rilassati, ti guiderò. *** Non essere timido. È normale essere nervosi. *** Okay, inizia con quello che preferisci, ti darò istruzioni." calcext:value-type="string">
            <text:p>Rilassati, ti guiderò. *** Non essere timido. È normale essere nervosi. *** Okay, inizia con quello che preferisci, ti darò istruzioni.</text:p>
          </table:table-cell>
          <table:table-cell table:formula="of:=GOOGLETRANSLATE_YOULIBRECALC([.$D31];[.$D$2];[.$P$2])" office:value-type="string" office:string-value="Ontspan, ik zal je begeleiden. *** Wees niet verlegen. Het is normaal om nerveus te zijn. *** Oké, begin met wat je verkiest, ik zal je instructies geven." calcext:value-type="string">
            <text:p>Ontspan, ik zal je begeleiden. *** Wees niet verlegen. Het is normaal om nerveus te zijn. *** Oké, begin met wat je verkiest, ik zal je instructies geven.</text:p>
          </table:table-cell>
          <table:table-cell table:formula="of:=GOOGLETRANSLATE_YOULIBRECALC([.$D31];[.$D$2];[.$Q$2])" office:value-type="string" office:string-value="긴장을 풀어, 나는 당신을 안내 할 것입니다. *** 부끄러워하지 마십시오. 긴장하는 것은 정상입니다. *** 좋아, 당신이 선호하는 모든 것을 시작하면, 나는 당신에게 지시를 줄 것입니다." calcext:value-type="string">
            <text:p>긴장을 풀어, 나는 당신을 안내 할 것입니다. *** 부끄러워하지 마십시오. 긴장하는 것은 정상입니다. *** 좋아, 당신이 선호하는 모든 것을 시작하면, 나는 당신에게 지시를 줄 것입니다.</text:p>
          </table:table-cell>
          <table:table-cell table:formula="of:=GOOGLETRANSLATE_YOULIBRECALC([.$D31];[.$D$2];[.$R$2])" office:value-type="string" office:string-value="Relax, budem ťa viesť. *** Nehanbite sa. Je normálne byť nervózny. *** Dobre, začnite s tým, čo uprednostňujete, dám vám pokyny." calcext:value-type="string">
            <text:p>Relax, budem ťa viesť. *** Nehanbite sa. Je normálne byť nervózny. *** Dobre, začnite s tým, čo uprednostňujete, dám vám pokyny.</text:p>
          </table:table-cell>
          <table:table-cell table:formula="of:=GOOGLETRANSLATE_YOULIBRECALC([.$D31];[.$D$2];[.$S$2])" office:value-type="string" office:string-value="Relaxe, vou guiá -lo. *** Não seja tímido. É normal ficar nervoso. *** Ok, comece com o que você preferir, eu lhe darei instruções." calcext:value-type="string">
            <text:p>Relaxe, vou guiá -lo. *** Não seja tímido. É normal ficar nervoso. *** Ok, comece com o que você preferir, eu lhe darei instruções.</text:p>
          </table:table-cell>
          <table:table-cell table:formula="of:=GOOGLETRANSLATE_YOULIBRECALC([.$D31];[.$D$2];[.$T$2])" office:value-type="string" office:string-value="ผ่อนคลายฉันจะแนะนำคุณ *** อย่าอาย เป็นเรื่องปกติที่จะประหม่า *** โอเคเริ่มต้นด้วยสิ่งที่คุณต้องการฉันจะให้คำแนะนำแก่คุณ" calcext:value-type="string">
            <text:p>ผ่อนคลายฉันจะแนะนำคุณ *** อย่าอาย เป็นเรื่องปกติที่จะประหม่า *** โอเคเริ่มต้นด้วยสิ่งที่คุณต้องการฉันจะให้คำแนะนำแก่คุณ</text:p>
          </table:table-cell>
          <table:table-cell table:formula="of:=GOOGLETRANSLATE_YOULIBRECALC([.$D31];[.$D$2];[.$U$2])" office:value-type="string" office:string-value="Santai, saya akan membimbing Anda. *** Jangan malu. Itu normal untuk gugup. *** Oke, mulailah dengan apa pun yang Anda sukai, saya akan memberi Anda instruksi." calcext:value-type="string">
            <text:p>Santai, saya akan membimbing Anda. *** Jangan malu. Itu normal untuk gugup. *** Oke, mulailah dengan apa pun yang Anda sukai, saya akan memberi Anda instruksi.</text:p>
          </table:table-cell>
          <table:table-cell table:formula="of:=GOOGLETRANSLATE_YOULIBRECALC([.$D31];[.$D$2];[.$V$2])" office:value-type="string" office:string-value="Uvolněte se, povedu vás. *** Nebuď se plachý. Je normální být nervózní. *** Dobře, začněte s tím, co dáváte přednost, dám vám pokyny." calcext:value-type="string">
            <text:p>Uvolněte se, povedu vás. *** Nebuď se plachý. Je normální být nervózní. *** Dobře, začněte s tím, co dáváte přednost, dám vám pokyny.</text:p>
          </table:table-cell>
          <table:table-cell table:formula="of:=GOOGLETRANSLATE_YOULIBRECALC([.$D31];[.$D$2];[.$W$2])" office:value-type="string" office:string-value="Mamahinga, gagabayan kita. *** Huwag kang mahiya. Ito ay normal na maging kinakabahan. *** Okay, magsimula sa kung ano ang gusto mo, bibigyan kita ng mga tagubilin." calcext:value-type="string">
            <text:p>Mamahinga, gagabayan kita. *** Huwag kang mahiya. Ito ay normal na maging kinakabahan. *** Okay, magsimula sa kung ano ang gusto mo, bibigyan kita ng mga tagubilin.</text:p>
          </table:table-cell>
          <table:table-cell table:formula="of:=GOOGLETRANSLATE_YOULIBRECALC([.$D31];[.$D$2];[.$X$2])" office:value-type="string" office:string-value="Відпочиньте, я вас направляю. *** Не соромтеся. Нормально нервувати. *** Гаразд, почніть з того, що вам подобається, я дам вам вказівки." calcext:value-type="string">
            <text:p>Відпочиньте, я вас направляю. *** Не соромтеся. Нормально нервувати. *** Гаразд, почніть з того, що вам подобається, я дам вам вказівки.</text:p>
          </table:table-cell>
          <table:table-cell table:formula="of:=GOOGLETRANSLATE_YOULIBRECALC([.$D31];[.$D$2];[.$Y$2])" office:value-type="string" office:string-value="Thư giãn, tôi sẽ hướng dẫn bạn. *** don lồng là nhút nhát. Nó rất bình thường để lo lắng. *** Được rồi, bắt đầu với bất cứ điều gì bạn thích, tôi sẽ cung cấp cho bạn hướng dẫn." calcext:value-type="string">
            <text:p>Thư giãn, tôi sẽ hướng dẫn bạn. *** don lồng là nhút nhát. Nó rất bình thường để lo lắng. *** Được rồi, bắt đầu với bất cứ điều gì bạn thích, tôi sẽ cung cấp cho bạn hướng dẫn.</text:p>
          </table:table-cell>
          <table:table-cell table:formula="of:=GOOGLETRANSLATE_YOULIBRECALC([.$D31];[.$D$2];[.$Z$2])" office:value-type="string" office:string-value="Entspannen Sie sich, ich werde Sie führen. *** Sei nicht schüchtern. Es ist normal, nervös zu sein. *** Okay, beginne mit allem, was du liebst, ich werde dir Anweisungen geben." calcext:value-type="string">
            <text:p>Entspannen Sie sich, ich werde Sie führen. *** Sei nicht schüchtern. Es ist normal, nervös zu sein. *** Okay, beginne mit allem, was du liebst, ich werde dir Anweisungen geben.</text:p>
          </table:table-cell>
          <table:table-cell table:formula="of:=GOOGLETRANSLATE_YOULIBRECALC([.$D31];[.$D$2];[.$AA$2])" office:value-type="string" office:string-value="Rentoudu, opastan sinua. *** Älä ole ujo. On normaalia olla hermostunut. *** Okei, aloita mitä haluat, annan sinulle ohjeita." calcext:value-type="string">
            <text:p>Rentoudu, opastan sinua. *** Älä ole ujo. On normaalia olla hermostunut. *** Okei, aloita mitä haluat, annan sinulle ohjeita.</text:p>
          </table:table-cell>
          <table:table-cell table:formula="of:=GOOGLETRANSLATE_YOULIBRECALC([.$D31];[.$D$2];[.$AB$2])" office:value-type="string" office:string-value="Slap af, jeg vil guide dig. *** Vær ikke genert. Det er normalt at være nervøs. *** Okay, start med hvad du foretrækker, jeg vil give dig instruktioner." calcext:value-type="string">
            <text:p>Slap af, jeg vil guide dig. *** Vær ikke genert. Det er normalt at være nervøs. *** Okay, start med hvad du foretrækker, jeg vil give dig instruktioner.</text:p>
          </table:table-cell>
          <table:table-cell office:value-type="string" calcext:value-type="string">
            <text:p>***END***</text:p>
          </table:table-cell>
          <table:table-cell table:number-columns-repeated="16355"/>
        </table:table-row>
        <table:table-row table:style-name="ro12">
          <table:table-cell table:style-name="ce6" office:value-type="string" calcext:value-type="string">
            <text:p>***Frick_StartFrick***</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32];[.$D$2];[.$E$2])" office:value-type="string" office:string-value="无效的" calcext:value-type="string">
            <text:p>无效的</text:p>
          </table:table-cell>
          <table:table-cell table:formula="of:=GOOGLETRANSLATE_YOULIBRECALC([.$D32];[.$D$2];[.$F$2])" office:value-type="string" office:string-value="ヌル" calcext:value-type="string">
            <text:p>ヌル</text:p>
          </table:table-cell>
          <table:table-cell table:formula="of:=GOOGLETRANSLATE_YOULIBRECALC([.$D32];[.$D$2];[.$G$2])" office:value-type="string" office:string-value="nieważny" calcext:value-type="string">
            <text:p>nieważny</text:p>
          </table:table-cell>
          <table:table-cell table:formula="of:=GOOGLETRANSLATE_YOULIBRECALC([.$D32];[.$D$2];[.$H$2])" office:value-type="string" office:string-value="nulo" calcext:value-type="string">
            <text:p>nulo</text:p>
          </table:table-cell>
          <table:table-cell table:formula="of:=GOOGLETRANSLATE_YOULIBRECALC([.$D32];[.$D$2];[.$I$2])" office:value-type="string" office:string-value="нулевой" calcext:value-type="string">
            <text:p>нулевой</text:p>
          </table:table-cell>
          <table:table-cell table:formula="of:=GOOGLETRANSLATE_YOULIBRECALC([.$D32];[.$D$2];[.$J$2])" office:value-type="string" office:string-value="nul" calcext:value-type="string">
            <text:p>nul</text:p>
          </table:table-cell>
          <table:table-cell table:formula="of:=GOOGLETRANSLATE_YOULIBRECALC([.$D32];[.$D$2];[.$K$2])" office:value-type="string" office:string-value="null" calcext:value-type="string">
            <text:p>null</text:p>
          </table:table-cell>
          <table:table-cell table:formula="of:=GOOGLETRANSLATE_YOULIBRECALC([.$D32];[.$D$2];[.$L$2])" office:value-type="string" office:string-value="nulla" calcext:value-type="string">
            <text:p>nulla</text:p>
          </table:table-cell>
          <table:table-cell table:formula="of:=GOOGLETRANSLATE_YOULIBRECALC([.$D32];[.$D$2];[.$M$2])" office:value-type="string" office:string-value="άκυρος" calcext:value-type="string">
            <text:p>άκυρος</text:p>
          </table:table-cell>
          <table:table-cell table:formula="of:=GOOGLETRANSLATE_YOULIBRECALC([.$D32];[.$D$2];[.$N$2])" office:value-type="string" office:string-value="hükümsüz" calcext:value-type="string">
            <text:p>hükümsüz</text:p>
          </table:table-cell>
          <table:table-cell table:formula="of:=GOOGLETRANSLATE_YOULIBRECALC([.$D32];[.$D$2];[.$O$2])" office:value-type="string" office:string-value="null" calcext:value-type="string">
            <text:p>null</text:p>
          </table:table-cell>
          <table:table-cell table:formula="of:=GOOGLETRANSLATE_YOULIBRECALC([.$D32];[.$D$2];[.$P$2])" office:value-type="string" office:string-value="nul" calcext:value-type="string">
            <text:p>nul</text:p>
          </table:table-cell>
          <table:table-cell table:formula="of:=GOOGLETRANSLATE_YOULIBRECALC([.$D32];[.$D$2];[.$Q$2])" office:value-type="string" office:string-value="널" calcext:value-type="string">
            <text:p>널</text:p>
          </table:table-cell>
          <table:table-cell table:formula="of:=GOOGLETRANSLATE_YOULIBRECALC([.$D32];[.$D$2];[.$R$2])" office:value-type="string" office:string-value="nulové" calcext:value-type="string">
            <text:p>nulové</text:p>
          </table:table-cell>
          <table:table-cell table:formula="of:=GOOGLETRANSLATE_YOULIBRECALC([.$D32];[.$D$2];[.$S$2])" office:value-type="string" office:string-value="nulo" calcext:value-type="string">
            <text:p>nulo</text:p>
          </table:table-cell>
          <table:table-cell table:formula="of:=GOOGLETRANSLATE_YOULIBRECALC([.$D32];[.$D$2];[.$T$2])" office:value-type="string" office:string-value="โมฆะ" calcext:value-type="string">
            <text:p>โมฆะ</text:p>
          </table:table-cell>
          <table:table-cell table:formula="of:=GOOGLETRANSLATE_YOULIBRECALC([.$D32];[.$D$2];[.$U$2])" office:value-type="string" office:string-value="batal" calcext:value-type="string">
            <text:p>batal</text:p>
          </table:table-cell>
          <table:table-cell table:formula="of:=GOOGLETRANSLATE_YOULIBRECALC([.$D32];[.$D$2];[.$V$2])" office:value-type="string" office:string-value="null" calcext:value-type="string">
            <text:p>null</text:p>
          </table:table-cell>
          <table:table-cell table:formula="of:=GOOGLETRANSLATE_YOULIBRECALC([.$D32];[.$D$2];[.$W$2])" office:value-type="string" office:string-value="Null" calcext:value-type="string">
            <text:p>Null</text:p>
          </table:table-cell>
          <table:table-cell table:formula="of:=GOOGLETRANSLATE_YOULIBRECALC([.$D32];[.$D$2];[.$X$2])" office:value-type="string" office:string-value="нульовий" calcext:value-type="string">
            <text:p>нульовий</text:p>
          </table:table-cell>
          <table:table-cell table:formula="of:=GOOGLETRANSLATE_YOULIBRECALC([.$D32];[.$D$2];[.$Y$2])" office:value-type="string" office:string-value="vô giá trị" calcext:value-type="string">
            <text:p>vô giá trị</text:p>
          </table:table-cell>
          <table:table-cell table:formula="of:=GOOGLETRANSLATE_YOULIBRECALC([.$D32];[.$D$2];[.$Z$2])" office:value-type="string" office:string-value="NULL" calcext:value-type="string">
            <text:p>NULL</text:p>
          </table:table-cell>
          <table:table-cell table:formula="of:=GOOGLETRANSLATE_YOULIBRECALC([.$D32];[.$D$2];[.$AA$2])" office:value-type="string" office:string-value="tyhjä" calcext:value-type="string">
            <text:p>tyhjä</text:p>
          </table:table-cell>
          <table:table-cell table:formula="of:=GOOGLETRANSLATE_YOULIBRECALC([.$D32];[.$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5">
          <table:table-cell table:style-name="ce6" office:value-type="string" calcext:value-type="string">
            <text:p>***Frick_GenericFuckBrainStateRandomDialogueCockOutside</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I know it may be intimidating. Just listen to your partner, relax and have fun! ***Waiting a bit can turn on your partner, yet don’t wait for too long! ***Now, slowly put it in. Gently. Feel the tact and take you time. Enjoy every second. ***If you are no</text:p>
          </table:table-cell>
          <table:table-cell table:formula="of:=GOOGLETRANSLATE_YOULIBRECALC([.$D33];[.$D$2];[.$E$2])" office:value-type="string" office:string-value="我知道这可能令人生畏。只需听您的伴侣，放松并玩得开心！ ***等待一点可以打开您的伴侣，但不要等待太久！ ***现在，慢慢放入。感受到机智并花时间。享受每一秒。 ***如果您没有" calcext:value-type="string">
            <text:p>我知道这可能令人生畏。只需听您的伴侣，放松并玩得开心！ ***等待一点可以打开您的伴侣，但不要等待太久！ ***现在，慢慢放入。感受到机智并花时间。享受每一秒。 ***如果您没有</text:p>
          </table:table-cell>
          <table:table-cell table:formula="of:=GOOGLETRANSLATE_YOULIBRECALC([.$D33];[.$D$2];[.$F$2])" office:value-type="string" office:string-value="私はそれが威圧的かもしれないことを知っています。パートナーの話を聞いて、リラックスして楽しんでください！ ***少し待つことはあなたのパートナーをオンにすることができますが、あまり長く待たないでください！ ***今、ゆっくりと入れてください。優しく。タクトを感じて、時間をかけてください。毎秒楽しんでください。 ***あなたがノーの場合" calcext:value-type="string">
            <text:p>私はそれが威圧的かもしれないことを知っています。パートナーの話を聞いて、リラックスして楽しんでください！ ***少し待つことはあなたのパートナーをオンにすることができますが、あまり長く待たないでください！ ***今、ゆっくりと入れてください。優しく。タクトを感じて、時間をかけてください。毎秒楽しんでください。 ***あなたがノーの場合</text:p>
          </table:table-cell>
          <table:table-cell table:formula="of:=GOOGLETRANSLATE_YOULIBRECALC([.$D33];[.$D$2];[.$G$2])" office:value-type="string" office:string-value="Wiem, że może to być zastraszające. Po prostu słuchaj swojego partnera, zrelaksuj się i baw się dobrze! *** Czekanie trochę może włączyć twojego partnera, ale nie czekaj zbyt długo! *** Teraz powoli wkładaj. Delikatnie. Poczuj takt i poświęć trochę czasu. Ciesz się każdą sekundą. *** Jeśli nie jesteś" calcext:value-type="string">
            <text:p>Wiem, że może to być zastraszające. Po prostu słuchaj swojego partnera, zrelaksuj się i baw się dobrze! *** Czekanie trochę może włączyć twojego partnera, ale nie czekaj zbyt długo! *** Teraz powoli wkładaj. Delikatnie. Poczuj takt i poświęć trochę czasu. Ciesz się każdą sekundą. *** Jeśli nie jesteś</text:p>
          </table:table-cell>
          <table:table-cell table:formula="of:=GOOGLETRANSLATE_YOULIBRECALC([.$D33];[.$D$2];[.$H$2])" office:value-type="string" office:string-value="Sé que puede ser intimidante. ¡Solo escucha a tu pareja, relájate y diviértete! *** Esperar un poco puede encender a su pareja, ¡pero no espere demasiado! *** Ahora, lentamente, póngalo lentamente. Gententemente. Siente el tacto y te tomas tiempo. Disfruta cada segundo. *** Si no eres" calcext:value-type="string">
            <text:p>Sé que puede ser intimidante. ¡Solo escucha a tu pareja, relájate y diviértete! *** Esperar un poco puede encender a su pareja, ¡pero no espere demasiado! *** Ahora, lentamente, póngalo lentamente. Gententemente. Siente el tacto y te tomas tiempo. Disfruta cada segundo. *** Si no eres</text:p>
          </table:table-cell>
          <table:table-cell table:formula="of:=GOOGLETRANSLATE_YOULIBRECALC([.$D33];[.$D$2];[.$I$2])" office:value-type="string" office:string-value="Я знаю, что это может быть пугающим. Просто послушайте своего партнера, расслабьтесь и получайте удовольствие! *** Немного ожидания может включить вашего партнера, но не ждите слишком долго! *** Теперь, медленно вставьте это. Аккуратно. Почувствуйте такт и уделите время. Наслаждайтесь каждой секундой. *** Если ты нет" calcext:value-type="string">
            <text:p>Я знаю, что это может быть пугающим. Просто послушайте своего партнера, расслабьтесь и получайте удовольствие! *** Немного ожидания может включить вашего партнера, но не ждите слишком долго! *** Теперь, медленно вставьте это. Аккуратно. Почувствуйте такт и уделите время. Наслаждайтесь каждой секундой. *** Если ты нет</text:p>
          </table:table-cell>
          <table:table-cell table:formula="of:=GOOGLETRANSLATE_YOULIBRECALC([.$D33];[.$D$2];[.$J$2])" office:value-type="string" office:string-value="Je sais que cela peut être intimidant. Écoutez simplement votre partenaire, détendez-vous et amusez-vous! *** Attendre un peu peut allumer votre partenaire, mais n'attendez pas trop longtemps! *** Maintenant, mettez-le lentement. Doucement. Sentez le tact et prenez du temps. Profitez de chaque seconde. *** Si vous n'êtes pas" calcext:value-type="string">
            <text:p>Je sais que cela peut être intimidant. Écoutez simplement votre partenaire, détendez-vous et amusez-vous! *** Attendre un peu peut allumer votre partenaire, mais n'attendez pas trop longtemps! *** Maintenant, mettez-le lentement. Doucement. Sentez le tact et prenez du temps. Profitez de chaque seconde. *** Si vous n'êtes pas</text:p>
          </table:table-cell>
          <table:table-cell table:formula="of:=GOOGLETRANSLATE_YOULIBRECALC([.$D33];[.$D$2];[.$K$2])" office:value-type="string" office:string-value="Vem, da je morda zastrašujoče. Samo poslušajte svojega partnerja, se sprostite in se zabavajte! *** Čakanje malo lahko vklopi partnerja, vendar ne čakajte predolgo! *** Zdaj ga počasi vstavite. Nežno. Začutite takt in si vzemite čas. Uživajte v vsaki sekundi. *** Če niste" calcext:value-type="string">
            <text:p>Vem, da je morda zastrašujoče. Samo poslušajte svojega partnerja, se sprostite in se zabavajte! *** Čakanje malo lahko vklopi partnerja, vendar ne čakajte predolgo! *** Zdaj ga počasi vstavite. Nežno. Začutite takt in si vzemite čas. Uživajte v vsaki sekundi. *** Če niste</text:p>
          </table:table-cell>
          <table:table-cell table:formula="of:=GOOGLETRANSLATE_YOULIBRECALC([.$D33];[.$D$2];[.$L$2])" office:value-type="string" office:string-value="Tudom, hogy ez félelmetes lehet. Csak hallgassa meg a partnerét, pihenjen és érezd jól magad! *** Várakozás egy kicsit bekapcsolhatja a partnerét, mégis ne várjon túl sokáig! *** Most lassan tegye be. Finoman. Érezze a tapintat, és szánjon időt. Élvezze minden másodpercet. *** Ha nem vagy" calcext:value-type="string">
            <text:p>Tudom, hogy ez félelmetes lehet. Csak hallgassa meg a partnerét, pihenjen és érezd jól magad! *** Várakozás egy kicsit bekapcsolhatja a partnerét, mégis ne várjon túl sokáig! *** Most lassan tegye be. Finoman. Érezze a tapintat, és szánjon időt. Élvezze minden másodpercet. *** Ha nem vagy</text:p>
          </table:table-cell>
          <table:table-cell table:formula="of:=GOOGLETRANSLATE_YOULIBRECALC([.$D33];[.$D$2];[.$M$2])" office:value-type="string" office:string-value="Ξέρω ότι μπορεί να είναι εκφοβιστικό. Απλώς ακούστε τον σύντροφό σας, χαλαρώστε και διασκεδάστε! *** Η αναμονή λίγο μπορεί να ενεργοποιήσει τον σύντροφό σας, αλλά μην περιμένετε πολύ καιρό! *** Τώρα, σιγά -σιγά το βάλτε μέσα. Απαλά. Νιώστε την τακτική και σας πάρτε χρόνο. Απολαύστε κάθε δευτερόλεπτο. *** Εάν δεν είστε" calcext:value-type="string">
            <text:p>Ξέρω ότι μπορεί να είναι εκφοβιστικό. Απλώς ακούστε τον σύντροφό σας, χαλαρώστε και διασκεδάστε! *** Η αναμονή λίγο μπορεί να ενεργοποιήσει τον σύντροφό σας, αλλά μην περιμένετε πολύ καιρό! *** Τώρα, σιγά -σιγά το βάλτε μέσα. Απαλά. Νιώστε την τακτική και σας πάρτε χρόνο. Απολαύστε κάθε δευτερόλεπτο. *** Εάν δεν είστε</text:p>
          </table:table-cell>
          <table:table-cell table:formula="of:=GOOGLETRANSLATE_YOULIBRECALC([.$D33];[.$D$2];[.$N$2])" office:value-type="string" office:string-value="Göz korkutucu olabileceğini biliyorum. Sadece eşinizi dinleyin, rahatla ve eğlenin! *** Biraz beklemek partnerinizi açabilir, ancak çok uzun süre beklemeyin! *** Şimdi, yavaşça içeri koy. Takımı hissedin ve zaman ayırın. Her saniyenin tadını çıkarın. *** Hayırsan" calcext:value-type="string">
            <text:p>Göz korkutucu olabileceğini biliyorum. Sadece eşinizi dinleyin, rahatla ve eğlenin! *** Biraz beklemek partnerinizi açabilir, ancak çok uzun süre beklemeyin! *** Şimdi, yavaşça içeri koy. Takımı hissedin ve zaman ayırın. Her saniyenin tadını çıkarın. *** Hayırsan</text:p>
          </table:table-cell>
          <table:table-cell table:formula="of:=GOOGLETRANSLATE_YOULIBRECALC([.$D33];[.$D$2];[.$O$2])" office:value-type="string" office:string-value="So che potrebbe essere intimidatorio. Ascolta il tuo partner, rilassati e divertiti! *** Aspettare un po 'può accendere il tuo partner, ma non aspettare troppo a lungo! *** Ora, lentamente mettilo dentro. Denzioso. Senti il ​​tatto e prenditi del tempo. Goditi ogni secondo. *** Se non sei no" calcext:value-type="string">
            <text:p>So che potrebbe essere intimidatorio. Ascolta il tuo partner, rilassati e divertiti! *** Aspettare un po 'può accendere il tuo partner, ma non aspettare troppo a lungo! *** Ora, lentamente mettilo dentro. Denzioso. Senti il ​​tatto e prenditi del tempo. Goditi ogni secondo. *** Se non sei no</text:p>
          </table:table-cell>
          <table:table-cell table:formula="of:=GOOGLETRANSLATE_YOULIBRECALC([.$D33];[.$D$2];[.$P$2])" office:value-type="string" office:string-value="Ik weet dat het intimiderend kan zijn. Luister gewoon naar je partner, ontspan en veel plezier! *** Een beetje wachten kan je partner inschakelen, maar wacht niet te lang! *** Nu, stop het langzaam erin. Zijver. Voel de tact en neem je tijd. Geniet elke seconde. *** Als je geen bent" calcext:value-type="string">
            <text:p>Ik weet dat het intimiderend kan zijn. Luister gewoon naar je partner, ontspan en veel plezier! *** Een beetje wachten kan je partner inschakelen, maar wacht niet te lang! *** Nu, stop het langzaam erin. Zijver. Voel de tact en neem je tijd. Geniet elke seconde. *** Als je geen bent</text:p>
          </table:table-cell>
          <table:table-cell table:formula="of:=GOOGLETRANSLATE_YOULIBRECALC([.$D33];[.$D$2];[.$Q$2])" office:value-type="string" office:string-value="나는 그것이 협박 할 수 있다는 것을 알고 있습니다. 파트너의 말을 듣고 긴장을 풀고 재미있게 보내십시오! *** 조금 기다리면 파트너가 켜질 수 있지만 너무 오래 기다리지 마십시오! *** 이제 천천히 넣으십시오. 부드럽게. 전술을 느끼고 시간을 내십시오. 매 초마다 즐기십시오. *** 당신이 아니오라면" calcext:value-type="string">
            <text:p>나는 그것이 협박 할 수 있다는 것을 알고 있습니다. 파트너의 말을 듣고 긴장을 풀고 재미있게 보내십시오! *** 조금 기다리면 파트너가 켜질 수 있지만 너무 오래 기다리지 마십시오! *** 이제 천천히 넣으십시오. 부드럽게. 전술을 느끼고 시간을 내십시오. 매 초마다 즐기십시오. *** 당신이 아니오라면</text:p>
          </table:table-cell>
          <table:table-cell table:formula="of:=GOOGLETRANSLATE_YOULIBRECALC([.$D33];[.$D$2];[.$R$2])" office:value-type="string" office:string-value="Viem, že to môže byť zastrašujúce. Len počúvajte svojho partnera, relaxujte a bavte sa! *** Čakanie môže trochu zapnúť vášho partnera, napriek tomu nečakajte príliš dlho! *** Teraz to pomaly vložte. Jemne. Cítite takt a venujte vám čas. Užite si každú sekundu. *** Ak ste nie" calcext:value-type="string">
            <text:p>Viem, že to môže byť zastrašujúce. Len počúvajte svojho partnera, relaxujte a bavte sa! *** Čakanie môže trochu zapnúť vášho partnera, napriek tomu nečakajte príliš dlho! *** Teraz to pomaly vložte. Jemne. Cítite takt a venujte vám čas. Užite si každú sekundu. *** Ak ste nie</text:p>
          </table:table-cell>
          <table:table-cell table:formula="of:=GOOGLETRANSLATE_YOULIBRECALC([.$D33];[.$D$2];[.$S$2])" office:value-type="string" office:string-value="Eu sei que pode ser intimidador. Basta ouvir seu parceiro, relaxar e se divertir! *** Esperando um pouco pode ligar seu parceiro, mas não espere por muito tempo! *** Agora, coloque -o lentamente. Gentilmente. Sinta o tato e leve -o. Aproveite cada segundo. *** se você é não" calcext:value-type="string">
            <text:p>Eu sei que pode ser intimidador. Basta ouvir seu parceiro, relaxar e se divertir! *** Esperando um pouco pode ligar seu parceiro, mas não espere por muito tempo! *** Agora, coloque -o lentamente. Gentilmente. Sinta o tato e leve -o. Aproveite cada segundo. *** se você é não</text:p>
          </table:table-cell>
          <table:table-cell table:formula="of:=GOOGLETRANSLATE_YOULIBRECALC([.$D33];[.$D$2];[.$T$2])" office:value-type="string" office:string-value="ฉันรู้ว่ามันอาจเป็นการข่มขู่ เพียงแค่ฟังคู่ของคุณผ่อนคลายและสนุก! *** การรอสักครู่สามารถเปิดคู่ของคุณได้ แต่อย่ารอนานเกินไป! *** ตอนนี้ค่อยๆใส่มันเบา ๆ รู้สึกถึงไหวพริบและใช้เวลาคุณ สนุกทุกวินาที *** ถ้าคุณไม่" calcext:value-type="string">
            <text:p>ฉันรู้ว่ามันอาจเป็นการข่มขู่ เพียงแค่ฟังคู่ของคุณผ่อนคลายและสนุก! *** การรอสักครู่สามารถเปิดคู่ของคุณได้ แต่อย่ารอนานเกินไป! *** ตอนนี้ค่อยๆใส่มันเบา ๆ รู้สึกถึงไหวพริบและใช้เวลาคุณ สนุกทุกวินาที *** ถ้าคุณไม่</text:p>
          </table:table-cell>
          <table:table-cell table:formula="of:=GOOGLETRANSLATE_YOULIBRECALC([.$D33];[.$D$2];[.$U$2])" office:value-type="string" office:string-value="Saya tahu itu mungkin mengintimidasi. Dengarkan saja pasangan Anda, bersantai dan bersenang -senang! *** Waiting sedikit dapat menghidupkan pasangan Anda, namun jangan menunggu terlalu lama! *** Sekarang, perlahan -lahan masukkan. Dengan lembut. Rasakan kebijaksanaannya dan luangkan waktu Anda. Nikmati setiap detik. *** Jika Anda tidak" calcext:value-type="string">
            <text:p>Saya tahu itu mungkin mengintimidasi. Dengarkan saja pasangan Anda, bersantai dan bersenang -senang! *** Waiting sedikit dapat menghidupkan pasangan Anda, namun jangan menunggu terlalu lama! *** Sekarang, perlahan -lahan masukkan. Dengan lembut. Rasakan kebijaksanaannya dan luangkan waktu Anda. Nikmati setiap detik. *** Jika Anda tidak</text:p>
          </table:table-cell>
          <table:table-cell table:formula="of:=GOOGLETRANSLATE_YOULIBRECALC([.$D33];[.$D$2];[.$V$2])" office:value-type="string" office:string-value="Vím, že to může být zastrašující. Jen poslouchejte svého partnera, relaxujte a bavte se! *** Čekání trochu může zapnout svého partnera, přesto nečekejte příliš dlouho! *** Nyní to pomalu vložte. Jemně. Cítíte takt a věnujte vám čas. Užijte si každou sekundu. *** Pokud nejste" calcext:value-type="string">
            <text:p>Vím, že to může být zastrašující. Jen poslouchejte svého partnera, relaxujte a bavte se! *** Čekání trochu může zapnout svého partnera, přesto nečekejte příliš dlouho! *** Nyní to pomalu vložte. Jemně. Cítíte takt a věnujte vám čas. Užijte si každou sekundu. *** Pokud nejste</text:p>
          </table:table-cell>
          <table:table-cell table:formula="of:=GOOGLETRANSLATE_YOULIBRECALC([.$D33];[.$D$2];[.$W$2])" office:value-type="string" office:string-value="Alam kong maaaring nakakatakot ito. Makinig lamang sa iyong kapareha, magpahinga at magsaya! *** Ang paghihintay ng kaunti ay maaaring i -on ang iyong kapareha, ngunit huwag maghintay ng masyadong mahaba! *** Ngayon, dahan -dahang ilagay ito. Malumanay. Pakiramdam ang taktika at maglaan ka ng oras. Masiyahan sa bawat segundo. *** Kung hindi ka" calcext:value-type="string">
            <text:p>Alam kong maaaring nakakatakot ito. Makinig lamang sa iyong kapareha, magpahinga at magsaya! *** Ang paghihintay ng kaunti ay maaaring i -on ang iyong kapareha, ngunit huwag maghintay ng masyadong mahaba! *** Ngayon, dahan -dahang ilagay ito. Malumanay. Pakiramdam ang taktika at maglaan ka ng oras. Masiyahan sa bawat segundo. *** Kung hindi ka</text:p>
          </table:table-cell>
          <table:table-cell table:formula="of:=GOOGLETRANSLATE_YOULIBRECALC([.$D33];[.$D$2];[.$X$2])" office:value-type="string" office:string-value="Я знаю, що це може залякати. Просто послухайте свого партнера, розслабтеся та розважайтеся! *** Чекання трохи може ввімкнути свого партнера, але не чекайте занадто довго! *** Тепер повільно покладіть його. Акуратно. Відчуйте тактовність і витрачайте час. Насолоджуйтесь кожною секундою. *** Якщо ви ні" calcext:value-type="string">
            <text:p>Я знаю, що це може залякати. Просто послухайте свого партнера, розслабтеся та розважайтеся! *** Чекання трохи може ввімкнути свого партнера, але не чекайте занадто довго! *** Тепер повільно покладіть його. Акуратно. Відчуйте тактовність і витрачайте час. Насолоджуйтесь кожною секундою. *** Якщо ви ні</text:p>
          </table:table-cell>
          <table:table-cell table:formula="of:=GOOGLETRANSLATE_YOULIBRECALC([.$D33];[.$D$2];[.$Y$2])" office:value-type="string" office:string-value="Tôi biết nó có thể đáng sợ. Chỉ cần lắng nghe đối tác của bạn, thư giãn và vui chơi! *** Chờ đợi một chút có thể bật đối tác của bạn, nhưng đừng chờ đợi quá lâu! *** Bây giờ, từ từ đặt nó vào. Nhẹ nhàng. Cảm nhận sự khéo léo và mất thời gian của bạn. Tận hưởng từng giây. *** Nếu bạn không" calcext:value-type="string">
            <text:p>Tôi biết nó có thể đáng sợ. Chỉ cần lắng nghe đối tác của bạn, thư giãn và vui chơi! *** Chờ đợi một chút có thể bật đối tác của bạn, nhưng đừng chờ đợi quá lâu! *** Bây giờ, từ từ đặt nó vào. Nhẹ nhàng. Cảm nhận sự khéo léo và mất thời gian của bạn. Tận hưởng từng giây. *** Nếu bạn không</text:p>
          </table:table-cell>
          <table:table-cell table:formula="of:=GOOGLETRANSLATE_YOULIBRECALC([.$D33];[.$D$2];[.$Z$2])" office:value-type="string" office:string-value="Ich weiß, dass es einschüchternd sein kann. Hören Sie einfach Ihrem Partner zu, entspannen Sie sich und haben Sie Spaß! *** Ein bisschen zu warten kann Ihren Partner einschalten, aber warten Sie nicht zu lange! *** Jetzt legte es langsam ein. Fühle den Takt und nehme dich Zeit. Genießen Sie jede Sekunde. *** Wenn du nein bist" calcext:value-type="string">
            <text:p>Ich weiß, dass es einschüchternd sein kann. Hören Sie einfach Ihrem Partner zu, entspannen Sie sich und haben Sie Spaß! *** Ein bisschen zu warten kann Ihren Partner einschalten, aber warten Sie nicht zu lange! *** Jetzt legte es langsam ein. Fühle den Takt und nehme dich Zeit. Genießen Sie jede Sekunde. *** Wenn du nein bist</text:p>
          </table:table-cell>
          <table:table-cell table:formula="of:=GOOGLETRANSLATE_YOULIBRECALC([.$D33];[.$D$2];[.$AA$2])" office:value-type="string" office:string-value="Tiedän, että se voi olla pelottava. Kuuntele vain kumppaniasi, rentoudu ja pidä hauskaa! *** Hieman odottaminen voi kytkeä kumppanisi päälle, mutta älä odota liian kauan! *** Laita se hitaasti. Tunne tahdikkuus ja vie aikaa. Nauti jokaisesta sekunnista. *** Jos et ole" calcext:value-type="string">
            <text:p>Tiedän, että se voi olla pelottava. Kuuntele vain kumppaniasi, rentoudu ja pidä hauskaa! *** Hieman odottaminen voi kytkeä kumppanisi päälle, mutta älä odota liian kauan! *** Laita se hitaasti. Tunne tahdikkuus ja vie aikaa. Nauti jokaisesta sekunnista. *** Jos et ole</text:p>
          </table:table-cell>
          <table:table-cell table:formula="of:=GOOGLETRANSLATE_YOULIBRECALC([.$D33];[.$D$2];[.$AB$2])" office:value-type="string" office:string-value="Jeg ved, det kan være skræmmende. Bare lyt til din partner, slap af og have det sjovt! *** Venter lidt kan tænde din partner, men vent ikke for længe! *** Nu, sæt det langsomt ind. Forsigtigt. Føl takten og tag dig tid. Nyd hvert sekund. *** Hvis du er nej" calcext:value-type="string">
            <text:p>Jeg ved, det kan være skræmmende. Bare lyt til din partner, slap af og have det sjovt! *** Venter lidt kan tænde din partner, men vent ikke for længe! *** Nu, sæt det langsomt ind. Forsigtigt. Føl takten og tag dig tid. Nyd hvert sekund. *** Hvis du er nej</text:p>
          </table:table-cell>
          <table:table-cell office:value-type="string" calcext:value-type="string">
            <text:p>***END***</text:p>
          </table:table-cell>
          <table:table-cell table:style-name="ce12" table:number-columns-repeated="16355"/>
        </table:table-row>
        <table:table-row table:style-name="ro15">
          <table:table-cell table:style-name="ce6" office:value-type="string" calcext:value-type="string">
            <text:p>***Frick_GenericFuckBrainStateRandomDialogueCockOutside***</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You like it?</text:p>
          </table:table-cell>
          <table:table-cell table:formula="of:=GOOGLETRANSLATE_YOULIBRECALC([.$D34];[.$D$2];[.$E$2])" office:value-type="string" office:string-value="你喜欢吗？" calcext:value-type="string">
            <text:p>你喜欢吗？</text:p>
          </table:table-cell>
          <table:table-cell table:formula="of:=GOOGLETRANSLATE_YOULIBRECALC([.$D34];[.$D$2];[.$F$2])" office:value-type="string" office:string-value="あなたはそれが好き？" calcext:value-type="string">
            <text:p>あなたはそれが好き？</text:p>
          </table:table-cell>
          <table:table-cell table:formula="of:=GOOGLETRANSLATE_YOULIBRECALC([.$D34];[.$D$2];[.$G$2])" office:value-type="string" office:string-value="Podoba ci się?" calcext:value-type="string">
            <text:p>Podoba ci się?</text:p>
          </table:table-cell>
          <table:table-cell table:formula="of:=GOOGLETRANSLATE_YOULIBRECALC([.$D34];[.$D$2];[.$H$2])" office:value-type="string" office:string-value="¿Te gusta?" calcext:value-type="string">
            <text:p>¿Te gusta?</text:p>
          </table:table-cell>
          <table:table-cell table:formula="of:=GOOGLETRANSLATE_YOULIBRECALC([.$D34];[.$D$2];[.$I$2])" office:value-type="string" office:string-value="Вам нравится это?" calcext:value-type="string">
            <text:p>Вам нравится это?</text:p>
          </table:table-cell>
          <table:table-cell table:formula="of:=GOOGLETRANSLATE_YOULIBRECALC([.$D34];[.$D$2];[.$J$2])" office:value-type="string" office:string-value="Vous l'aimez?" calcext:value-type="string">
            <text:p>Vous l'aimez?</text:p>
          </table:table-cell>
          <table:table-cell table:formula="of:=GOOGLETRANSLATE_YOULIBRECALC([.$D34];[.$D$2];[.$K$2])" office:value-type="string" office:string-value="Ti je všeč?" calcext:value-type="string">
            <text:p>Ti je všeč?</text:p>
          </table:table-cell>
          <table:table-cell table:formula="of:=GOOGLETRANSLATE_YOULIBRECALC([.$D34];[.$D$2];[.$L$2])" office:value-type="string" office:string-value="Tetszik?" calcext:value-type="string">
            <text:p>Tetszik?</text:p>
          </table:table-cell>
          <table:table-cell table:formula="of:=GOOGLETRANSLATE_YOULIBRECALC([.$D34];[.$D$2];[.$M$2])" office:value-type="string" office:string-value="Σου αρέσει;" calcext:value-type="string">
            <text:p>Σου αρέσει;</text:p>
          </table:table-cell>
          <table:table-cell table:formula="of:=GOOGLETRANSLATE_YOULIBRECALC([.$D34];[.$D$2];[.$N$2])" office:value-type="string" office:string-value="Bundan hoşlandın mı?" calcext:value-type="string">
            <text:p>Bundan hoşlandın mı?</text:p>
          </table:table-cell>
          <table:table-cell table:formula="of:=GOOGLETRANSLATE_YOULIBRECALC([.$D34];[.$D$2];[.$O$2])" office:value-type="string" office:string-value="Ti piace?" calcext:value-type="string">
            <text:p>Ti piace?</text:p>
          </table:table-cell>
          <table:table-cell table:formula="of:=GOOGLETRANSLATE_YOULIBRECALC([.$D34];[.$D$2];[.$P$2])" office:value-type="string" office:string-value="Vind je het leuk?" calcext:value-type="string">
            <text:p>Vind je het leuk?</text:p>
          </table:table-cell>
          <table:table-cell table:formula="of:=GOOGLETRANSLATE_YOULIBRECALC([.$D34];[.$D$2];[.$Q$2])" office:value-type="string" office:string-value="당신은 그것을 좋아합니까?" calcext:value-type="string">
            <text:p>당신은 그것을 좋아합니까?</text:p>
          </table:table-cell>
          <table:table-cell table:formula="of:=GOOGLETRANSLATE_YOULIBRECALC([.$D34];[.$D$2];[.$R$2])" office:value-type="string" office:string-value="Páči sa ti?" calcext:value-type="string">
            <text:p>Páči sa ti?</text:p>
          </table:table-cell>
          <table:table-cell table:formula="of:=GOOGLETRANSLATE_YOULIBRECALC([.$D34];[.$D$2];[.$S$2])" office:value-type="string" office:string-value="Você gosta disso?" calcext:value-type="string">
            <text:p>Você gosta disso?</text:p>
          </table:table-cell>
          <table:table-cell table:formula="of:=GOOGLETRANSLATE_YOULIBRECALC([.$D34];[.$D$2];[.$T$2])" office:value-type="string" office:string-value="คุณชอบมัน?" calcext:value-type="string">
            <text:p>คุณชอบมัน?</text:p>
          </table:table-cell>
          <table:table-cell table:formula="of:=GOOGLETRANSLATE_YOULIBRECALC([.$D34];[.$D$2];[.$U$2])" office:value-type="string" office:string-value="Anda menyukainya?" calcext:value-type="string">
            <text:p>Anda menyukainya?</text:p>
          </table:table-cell>
          <table:table-cell table:formula="of:=GOOGLETRANSLATE_YOULIBRECALC([.$D34];[.$D$2];[.$V$2])" office:value-type="string" office:string-value="Líbí se ti to?" calcext:value-type="string">
            <text:p>Líbí se ti to?</text:p>
          </table:table-cell>
          <table:table-cell table:formula="of:=GOOGLETRANSLATE_YOULIBRECALC([.$D34];[.$D$2];[.$W$2])" office:value-type="string" office:string-value="Gusto mo ito?" calcext:value-type="string">
            <text:p>Gusto mo ito?</text:p>
          </table:table-cell>
          <table:table-cell table:formula="of:=GOOGLETRANSLATE_YOULIBRECALC([.$D34];[.$D$2];[.$X$2])" office:value-type="string" office:string-value="Вам це подобається?" calcext:value-type="string">
            <text:p>Вам це подобається?</text:p>
          </table:table-cell>
          <table:table-cell table:formula="of:=GOOGLETRANSLATE_YOULIBRECALC([.$D34];[.$D$2];[.$Y$2])" office:value-type="string" office:string-value="Bạn thích nó?" calcext:value-type="string">
            <text:p>Bạn thích nó?</text:p>
          </table:table-cell>
          <table:table-cell table:formula="of:=GOOGLETRANSLATE_YOULIBRECALC([.$D34];[.$D$2];[.$Z$2])" office:value-type="string" office:string-value="Es gefällt dir?" calcext:value-type="string">
            <text:p>Es gefällt dir?</text:p>
          </table:table-cell>
          <table:table-cell table:formula="of:=GOOGLETRANSLATE_YOULIBRECALC([.$D34];[.$D$2];[.$AA$2])" office:value-type="string" office:string-value="Pidätkö siitä?" calcext:value-type="string">
            <text:p>Pidätkö siitä?</text:p>
          </table:table-cell>
          <table:table-cell table:formula="of:=GOOGLETRANSLATE_YOULIBRECALC([.$D34];[.$D$2];[.$AB$2])" office:value-type="string" office:string-value="Kan du lide det?" calcext:value-type="string">
            <text:p>Kan du lide det?</text:p>
          </table:table-cell>
          <table:table-cell office:value-type="string" calcext:value-type="string">
            <text:p>***END***</text:p>
          </table:table-cell>
          <table:table-cell table:style-name="ce12" table:number-columns-repeated="16355"/>
        </table:table-row>
        <table:table-row table:style-name="ro16">
          <table:table-cell table:style-name="ce6" office:value-type="string" calcext:value-type="string">
            <text:p>***Frick_GenericFuckBrainStateRandomDialogueCockInside***</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Change the speed from time to time. ***Faster~***Slow down~***Slowly~***G-go as fast as you can! ***Try different angles so you stimulate different areas of the vagina. ***I want it on my ass, please! ***Put it on my mouth~***Don’t stop~ Touch my tits~***</text:p>
          </table:table-cell>
          <table:table-cell table:formula="of:=GOOGLETRANSLATE_YOULIBRECALC([.$D35];[.$D$2];[.$E$2])" office:value-type="string" office:string-value="不时更改速度。 ***更快〜***慢慢〜***慢慢〜*** g-go尽可能快！ ***尝试不同的角度，以便刺激阴道的不同区域。 ***我想要我的屁股！ ***将其放在我的嘴上〜***不要停止〜触摸我的山雀〜***" calcext:value-type="string">
            <text:p>不时更改速度。 ***更快〜***慢慢〜***慢慢〜*** g-go尽可能快！ ***尝试不同的角度，以便刺激阴道的不同区域。 ***我想要我的屁股！ ***将其放在我的嘴上〜***不要停止〜触摸我的山雀〜***</text:p>
          </table:table-cell>
          <table:table-cell table:formula="of:=GOOGLETRANSLATE_YOULIBRECALC([.$D35];[.$D$2];[.$F$2])" office:value-type="string" office:string-value="速度を随時変更します。 ***より速い〜***スローダウン〜***ゆっくりと〜***できる限り速くG-Go！ ***さまざまな角度を試して、膣のさまざまな領域を刺激します。 ***お尻に欲しいです！ ***私の口にそれを置く〜***止まらない〜私のおっぱいに触れてください〜***" calcext:value-type="string">
            <text:p>速度を随時変更します。 ***より速い〜***スローダウン〜***ゆっくりと〜***できる限り速くG-Go！ ***さまざまな角度を試して、膣のさまざまな領域を刺激します。 ***お尻に欲しいです！ ***私の口にそれを置く〜***止まらない〜私のおっぱいに触れてください〜***</text:p>
          </table:table-cell>
          <table:table-cell table:formula="of:=GOOGLETRANSLATE_YOULIBRECALC([.$D35];[.$D$2];[.$G$2])" office:value-type="string" office:string-value="Zmień prędkość od czasu do czasu. *** szybciej ~ *** Zwolnij ~ *** powoli ~ *** g-go tak szybko, jak to możliwe! *** Wypróbuj różne kąty, aby stymulować różne obszary pochwy. *** Chcę tego na moim tyłku, proszę! *** Połóż to na ustach ~ *** Nie przestawaj ~ dotknij moich cycków ~ ***" calcext:value-type="string">
            <text:p>Zmień prędkość od czasu do czasu. *** szybciej ~ *** Zwolnij ~ *** powoli ~ *** g-go tak szybko, jak to możliwe! *** Wypróbuj różne kąty, aby stymulować różne obszary pochwy. *** Chcę tego na moim tyłku, proszę! *** Połóż to na ustach ~ *** Nie przestawaj ~ dotknij moich cycków ~ ***</text:p>
          </table:table-cell>
          <table:table-cell table:formula="of:=GOOGLETRANSLATE_YOULIBRECALC([.$D35];[.$D$2];[.$H$2])" office:value-type="string" office:string-value="Cambie la velocidad de vez en cuando. *** Más rápido ~ *** Disminuya ~ *** lentamente ~ *** g-g-go tan rápido como puedas! *** Intente diferentes ángulos para estimular diferentes áreas de la vagina. *** ¡Lo quiero en mi culo, por favor! *** Ponlo en mi boca ~ *** No te detengas ~ Toque mis tetas ~ ***" calcext:value-type="string">
            <text:p>Cambie la velocidad de vez en cuando. *** Más rápido ~ *** Disminuya ~ *** lentamente ~ *** g-g-go tan rápido como puedas! *** Intente diferentes ángulos para estimular diferentes áreas de la vagina. *** ¡Lo quiero en mi culo, por favor! *** Ponlo en mi boca ~ *** No te detengas ~ Toque mis tetas ~ ***</text:p>
          </table:table-cell>
          <table:table-cell table:formula="of:=GOOGLETRANSLATE_YOULIBRECALC([.$D35];[.$D$2];[.$I$2])" office:value-type="string" office:string-value="Время от времени менять скорость. *** быстрее ~ *** замедлить ~ *** Медленно ~ *** G-Go как можно быстрее! *** Попробуйте разные углы, чтобы стимулировать разные области влагалища. *** Я хочу это на моей заднице, пожалуйста! *** Положите его на рот ~ *** Не останавливайся ~ дотронуться до моих сиськ ~ ***" calcext:value-type="string">
            <text:p>Время от времени менять скорость. *** быстрее ~ *** замедлить ~ *** Медленно ~ *** G-Go как можно быстрее! *** Попробуйте разные углы, чтобы стимулировать разные области влагалища. *** Я хочу это на моей заднице, пожалуйста! *** Положите его на рот ~ *** Не останавливайся ~ дотронуться до моих сиськ ~ ***</text:p>
          </table:table-cell>
          <table:table-cell table:formula="of:=GOOGLETRANSLATE_YOULIBRECALC([.$D35];[.$D$2];[.$J$2])" office:value-type="string" office:string-value="Changez la vitesse de temps en temps. *** plus vite ~ *** ralentissez ~ *** lentement ~ *** G-go aussi vite que vous le pouvez! *** Essayez différents angles pour stimuler différentes zones du vagin. *** Je le veux sur mon cul, s'il vous plaît! *** Mettez-le sur ma bouche ~ *** Ne vous arrêtez pas ~ Touchez mes seins ~ ***" calcext:value-type="string">
            <text:p>Changez la vitesse de temps en temps. *** plus vite ~ *** ralentissez ~ *** lentement ~ *** G-go aussi vite que vous le pouvez! *** Essayez différents angles pour stimuler différentes zones du vagin. *** Je le veux sur mon cul, s'il vous plaît! *** Mettez-le sur ma bouche ~ *** Ne vous arrêtez pas ~ Touchez mes seins ~ ***</text:p>
          </table:table-cell>
          <table:table-cell table:formula="of:=GOOGLETRANSLATE_YOULIBRECALC([.$D35];[.$D$2];[.$K$2])" office:value-type="string" office:string-value="Občasno spremenite hitrost. *** hitreje ~ *** upočasnite ~ *** počasi ~ *** G-go čim hitreje! *** Preizkusite različne kote, da spodbudite različna območja nožnice. *** To želim na rit, prosim! *** Daj mi ga na usta ~ *** Ne prenehaj ~ Dotaknite se mojih jošk ~ ***" calcext:value-type="string">
            <text:p>Občasno spremenite hitrost. *** hitreje ~ *** upočasnite ~ *** počasi ~ *** G-go čim hitreje! *** Preizkusite različne kote, da spodbudite različna območja nožnice. *** To želim na rit, prosim! *** Daj mi ga na usta ~ *** Ne prenehaj ~ Dotaknite se mojih jošk ~ ***</text:p>
          </table:table-cell>
          <table:table-cell table:formula="of:=GOOGLETRANSLATE_YOULIBRECALC([.$D35];[.$D$2];[.$L$2])" office:value-type="string" office:string-value="Változtassa meg a sebességet időről időre. *** Gyorsabb ~ *** Lassítson ~ *** lassan ~ *** g-go, amennyire csak tudsz! *** Próbálja ki a különböző szögeket, hogy stimulálja a hüvely különböző területeit. *** Kérem, a seggemre akarom! *** Tedd a számra ~ *** Ne állj ~ Érintse meg a melleimet ~ ***" calcext:value-type="string">
            <text:p>Változtassa meg a sebességet időről időre. *** Gyorsabb ~ *** Lassítson ~ *** lassan ~ *** g-go, amennyire csak tudsz! *** Próbálja ki a különböző szögeket, hogy stimulálja a hüvely különböző területeit. *** Kérem, a seggemre akarom! *** Tedd a számra ~ *** Ne állj ~ Érintse meg a melleimet ~ ***</text:p>
          </table:table-cell>
          <table:table-cell table:formula="of:=GOOGLETRANSLATE_YOULIBRECALC([.$D35];[.$D$2];[.$M$2])" office:value-type="string" office:string-value="Αλλάξτε την ταχύτητα από καιρό σε καιρό. *** ταχύτερα ~ *** επιβραδύνει ~ *** αργά ~ *** g-g-go όσο πιο γρήγορα μπορείτε! *** Δοκιμάστε διαφορετικές γωνίες, ώστε να διεγείρετε διαφορετικές περιοχές του κόλπου. *** Το θέλω στον κώλο μου, παρακαλώ! *** Βάλτε το στο στόμα μου ~ *** Μην σταματήσετε ~ Αγγίξτε τα βυζιά μου ~ ***" calcext:value-type="string">
            <text:p>Αλλάξτε την ταχύτητα από καιρό σε καιρό. *** ταχύτερα ~ *** επιβραδύνει ~ *** αργά ~ *** g-g-go όσο πιο γρήγορα μπορείτε! *** Δοκιμάστε διαφορετικές γωνίες, ώστε να διεγείρετε διαφορετικές περιοχές του κόλπου. *** Το θέλω στον κώλο μου, παρακαλώ! *** Βάλτε το στο στόμα μου ~ *** Μην σταματήσετε ~ Αγγίξτε τα βυζιά μου ~ ***</text:p>
          </table:table-cell>
          <table:table-cell table:formula="of:=GOOGLETRANSLATE_YOULIBRECALC([.$D35];[.$D$2];[.$N$2])" office:value-type="string" office:string-value="Hızı zaman zaman değiştirin. *** daha hızlı ~ *** yavaş yavaş ~ *** yavaş yavaş ~ *** g-go olabildiğince hızlı! *** Vajinanın farklı alanlarını uyarmak için farklı açılar deneyin. *** Kıçımın üzerinde istiyorum lütfen! *** ağzıma koy ~ *** durma ~ göğüslerime dokun ~ ***" calcext:value-type="string">
            <text:p>Hızı zaman zaman değiştirin. *** daha hızlı ~ *** yavaş yavaş ~ *** yavaş yavaş ~ *** g-go olabildiğince hızlı! *** Vajinanın farklı alanlarını uyarmak için farklı açılar deneyin. *** Kıçımın üzerinde istiyorum lütfen! *** ağzıma koy ~ *** durma ~ göğüslerime dokun ~ ***</text:p>
          </table:table-cell>
          <table:table-cell table:formula="of:=GOOGLETRANSLATE_YOULIBRECALC([.$D35];[.$D$2];[.$O$2])" office:value-type="string" office:string-value="Cambia la velocità di volta in volta. *** più veloce ~ *** rallenta ~ *** lentamente ~ *** g-go il più velocemente possibile! *** Prova angoli diversi in modo da stimolare diverse aree della vagina. *** Lo voglio sul culo, per favore! *** Mettilo sulla mia bocca ~ *** Non fermarmi ~ tocca le mie tette ~ ***" calcext:value-type="string">
            <text:p>Cambia la velocità di volta in volta. *** più veloce ~ *** rallenta ~ *** lentamente ~ *** g-go il più velocemente possibile! *** Prova angoli diversi in modo da stimolare diverse aree della vagina. *** Lo voglio sul culo, per favore! *** Mettilo sulla mia bocca ~ *** Non fermarmi ~ tocca le mie tette ~ ***</text:p>
          </table:table-cell>
          <table:table-cell table:formula="of:=GOOGLETRANSLATE_YOULIBRECALC([.$D35];[.$D$2];[.$P$2])" office:value-type="string" office:string-value="Verander de snelheid van tijd tot tijd. *** sneller ~ *** langzaam ~ *** langzaam ~ *** g-go zo snel als je kunt! *** Probeer verschillende hoeken, zodat u verschillende gebieden van de vagina stimuleert. *** Ik wil het op mijn kont, alsjeblieft! *** Zet het op mijn mond ~ *** Stop niet ~ raak mijn tieten aan ~ ***" calcext:value-type="string">
            <text:p>Verander de snelheid van tijd tot tijd. *** sneller ~ *** langzaam ~ *** langzaam ~ *** g-go zo snel als je kunt! *** Probeer verschillende hoeken, zodat u verschillende gebieden van de vagina stimuleert. *** Ik wil het op mijn kont, alsjeblieft! *** Zet het op mijn mond ~ *** Stop niet ~ raak mijn tieten aan ~ ***</text:p>
          </table:table-cell>
          <table:table-cell table:formula="of:=GOOGLETRANSLATE_YOULIBRECALC([.$D35];[.$D$2];[.$Q$2])" office:value-type="string" office:string-value="속도를 때때로 변경하십시오. *** 더 빨리 ~ *** 천천히 ~ *** 천천히 ~ *** 가능한 한 빨리! *** 질의 다른 영역을 자극하도록 다른 각도를 시도하십시오. *** 내 엉덩이에 원해, 제발! *** 내 입에 넣어 ~ *** 멈추지 마 ~ 내 가슴을 터치 ~ ***" calcext:value-type="string">
            <text:p>속도를 때때로 변경하십시오. *** 더 빨리 ~ *** 천천히 ~ *** 천천히 ~ *** 가능한 한 빨리! *** 질의 다른 영역을 자극하도록 다른 각도를 시도하십시오. *** 내 엉덩이에 원해, 제발! *** 내 입에 넣어 ~ *** 멈추지 마 ~ 내 가슴을 터치 ~ ***</text:p>
          </table:table-cell>
          <table:table-cell table:formula="of:=GOOGLETRANSLATE_YOULIBRECALC([.$D35];[.$D$2];[.$R$2])" office:value-type="string" office:string-value="Z času na čas zmeňte rýchlosť. *** Rýchlejšie ~ *** Spomal ~ *** Pomaly ~ *** g-go čo najrýchlejšie! *** Vyskúšajte rôzne uhly, aby ste stimulovali rôzne oblasti vagíny. *** Chcem to na zadku, prosím! *** Daj mi to na ústa ~ *** Neprestaň ~ Dotknite sa mojich prsia ~ ***" calcext:value-type="string">
            <text:p>Z času na čas zmeňte rýchlosť. *** Rýchlejšie ~ *** Spomal ~ *** Pomaly ~ *** g-go čo najrýchlejšie! *** Vyskúšajte rôzne uhly, aby ste stimulovali rôzne oblasti vagíny. *** Chcem to na zadku, prosím! *** Daj mi to na ústa ~ *** Neprestaň ~ Dotknite sa mojich prsia ~ ***</text:p>
          </table:table-cell>
          <table:table-cell table:formula="of:=GOOGLETRANSLATE_YOULIBRECALC([.$D35];[.$D$2];[.$S$2])" office:value-type="string" office:string-value="Altere a velocidade de tempos em tempos. *** mais rápido ~ *** devagar ~ *** lentamente ~ *** G-Go o mais rápido possível! *** Experimente ângulos diferentes para estimular diferentes áreas da vagina. *** Eu quero isso na minha bunda, por favor! *** Coloque na minha boca ~ *** Não pare ~ Toque meus peitos ~ ***" calcext:value-type="string">
            <text:p>Altere a velocidade de tempos em tempos. *** mais rápido ~ *** devagar ~ *** lentamente ~ *** G-Go o mais rápido possível! *** Experimente ângulos diferentes para estimular diferentes áreas da vagina. *** Eu quero isso na minha bunda, por favor! *** Coloque na minha boca ~ *** Não pare ~ Toque meus peitos ~ ***</text:p>
          </table:table-cell>
          <table:table-cell table:formula="of:=GOOGLETRANSLATE_YOULIBRECALC([.$D35];[.$D$2];[.$T$2])" office:value-type="string" office:string-value="เปลี่ยนความเร็วเป็นครั้งคราว *** เร็วขึ้น ~ *** ช้าลง ~ *** ช้า ~ *** g-go ให้เร็วที่สุดเท่าที่จะทำได้! *** ลองมุมที่แตกต่างกันเพื่อให้คุณกระตุ้นบริเวณที่แตกต่างกันของช่องคลอด *** ฉันต้องการมันบนตูดของฉันได้โปรด! *** วางไว้ในปากของฉัน ~ *** อย่าหยุด ~ แตะหัวนมของฉัน ~ ***" calcext:value-type="string">
            <text:p>เปลี่ยนความเร็วเป็นครั้งคราว *** เร็วขึ้น ~ *** ช้าลง ~ *** ช้า ~ *** g-go ให้เร็วที่สุดเท่าที่จะทำได้! *** ลองมุมที่แตกต่างกันเพื่อให้คุณกระตุ้นบริเวณที่แตกต่างกันของช่องคลอด *** ฉันต้องการมันบนตูดของฉันได้โปรด! *** วางไว้ในปากของฉัน ~ *** อย่าหยุด ~ แตะหัวนมของฉัน ~ ***</text:p>
          </table:table-cell>
          <table:table-cell table:formula="of:=GOOGLETRANSLATE_YOULIBRECALC([.$D35];[.$D$2];[.$U$2])" office:value-type="string" office:string-value="Ubah kecepatan dari waktu ke waktu. *** lebih cepat ~ *** memperlambat ~ *** perlahan ~ *** g-go secepat mungkin! *** Cobalah sudut yang berbeda sehingga Anda merangsang area vagina yang berbeda. *** Saya menginginkannya di pantat saya, tolong! *** Letakkan di mulutku ~ *** Jangan berhenti ~ sentuh payudaraku ~ ***" calcext:value-type="string">
            <text:p>Ubah kecepatan dari waktu ke waktu. *** lebih cepat ~ *** memperlambat ~ *** perlahan ~ *** g-go secepat mungkin! *** Cobalah sudut yang berbeda sehingga Anda merangsang area vagina yang berbeda. *** Saya menginginkannya di pantat saya, tolong! *** Letakkan di mulutku ~ *** Jangan berhenti ~ sentuh payudaraku ~ ***</text:p>
          </table:table-cell>
          <table:table-cell table:formula="of:=GOOGLETRANSLATE_YOULIBRECALC([.$D35];[.$D$2];[.$V$2])" office:value-type="string" office:string-value="Změňte rychlost čas od času. *** rychlejší ~ *** zpomalte ~ *** pomalu ~ *** g-go tak rychle, jak jen můžete! *** Vyzkoušejte různé úhly, abyste stimulovali různé oblasti vagíny. *** Chci to na zadku, prosím! *** Dej to na mé ústa ~ *** Nezastavte se ~ dotkněte se mých prsa ~ ***" calcext:value-type="string">
            <text:p>Změňte rychlost čas od času. *** rychlejší ~ *** zpomalte ~ *** pomalu ~ *** g-go tak rychle, jak jen můžete! *** Vyzkoušejte různé úhly, abyste stimulovali různé oblasti vagíny. *** Chci to na zadku, prosím! *** Dej to na mé ústa ~ *** Nezastavte se ~ dotkněte se mých prsa ~ ***</text:p>
          </table:table-cell>
          <table:table-cell table:formula="of:=GOOGLETRANSLATE_YOULIBRECALC([.$D35];[.$D$2];[.$W$2])" office:value-type="string" office:string-value="Baguhin ang bilis mula sa oras -oras. *** mas mabilis ~ *** Mabagal ~ *** Dahan-dahang ~ *** g-go nang mas mabilis hangga't maaari! *** Subukan ang iba't ibang mga anggulo upang pasiglahin mo ang iba't ibang mga lugar ng puki. *** Gusto ko ito sa aking asno, mangyaring! *** ilagay ito sa aking bibig ~ *** Huwag tumigil ~ hawakan ang aking mga tits ~ ***" calcext:value-type="string">
            <text:p>Baguhin ang bilis mula sa oras -oras. *** mas mabilis ~ *** Mabagal ~ *** Dahan-dahang ~ *** g-go nang mas mabilis hangga't maaari! *** Subukan ang iba't ibang mga anggulo upang pasiglahin mo ang iba't ibang mga lugar ng puki. *** Gusto ko ito sa aking asno, mangyaring! *** ilagay ito sa aking bibig ~ *** Huwag tumigil ~ hawakan ang aking mga tits ~ ***</text:p>
          </table:table-cell>
          <table:table-cell table:formula="of:=GOOGLETRANSLATE_YOULIBRECALC([.$D35];[.$D$2];[.$X$2])" office:value-type="string" office:string-value="Час від часу змінюйте швидкість. *** швидше ~ *** уповільнити ~ *** повільно ~ *** g-go якомога швидше! *** Спробуйте різні кути, щоб ви стимулювали різні ділянки піхви. *** Я хочу це на дупі, будь ласка! *** Покладіть його на рот ~ *** Не зупиняйтеся ~ Торкніться мої сиськи ~ ***" calcext:value-type="string">
            <text:p>Час від часу змінюйте швидкість. *** швидше ~ *** уповільнити ~ *** повільно ~ *** g-go якомога швидше! *** Спробуйте різні кути, щоб ви стимулювали різні ділянки піхви. *** Я хочу це на дупі, будь ласка! *** Покладіть його на рот ~ *** Не зупиняйтеся ~ Торкніться мої сиськи ~ ***</text:p>
          </table:table-cell>
          <table:table-cell table:formula="of:=GOOGLETRANSLATE_YOULIBRECALC([.$D35];[.$D$2];[.$Y$2])" office:value-type="string" office:string-value="Thay đổi tốc độ theo thời gian. *** Nhanh hơn ~ *** chậm lại ~ *** từ từ ~ *** G-Go nhanh nhất có thể! *** Hãy thử các góc khác nhau để bạn kích thích các khu vực khác nhau của âm đạo. *** Tôi muốn nó trên mông của tôi, làm ơn! *** Đặt nó lên miệng của tôi ~ *** don lồng dừng ~ Chạm vào ngực của tôi ~ ***" calcext:value-type="string">
            <text:p>Thay đổi tốc độ theo thời gian. *** Nhanh hơn ~ *** chậm lại ~ *** từ từ ~ *** G-Go nhanh nhất có thể! *** Hãy thử các góc khác nhau để bạn kích thích các khu vực khác nhau của âm đạo. *** Tôi muốn nó trên mông của tôi, làm ơn! *** Đặt nó lên miệng của tôi ~ *** don lồng dừng ~ Chạm vào ngực của tôi ~ ***</text:p>
          </table:table-cell>
          <table:table-cell table:formula="of:=GOOGLETRANSLATE_YOULIBRECALC([.$D35];[.$D$2];[.$Z$2])" office:value-type="string" office:string-value="Ändern Sie die Geschwindigkeit von Zeit zu Zeit. *** schneller ~ *** Verlangsamen Sie ~ *** Langsam ~ *** g-go so schnell wie möglich! *** Versuchen Sie verschiedene Winkel, damit Sie verschiedene Bereiche der Vagina stimulieren. *** Ich will es auf meinem Arsch, bitte! *** Legen Sie es auf meinen Mund ~ *** Hören Sie nicht auf ~ Berühren Sie meine Titten ~ ***" calcext:value-type="string">
            <text:p>Ändern Sie die Geschwindigkeit von Zeit zu Zeit. *** schneller ~ *** Verlangsamen Sie ~ *** Langsam ~ *** g-go so schnell wie möglich! *** Versuchen Sie verschiedene Winkel, damit Sie verschiedene Bereiche der Vagina stimulieren. *** Ich will es auf meinem Arsch, bitte! *** Legen Sie es auf meinen Mund ~ *** Hören Sie nicht auf ~ Berühren Sie meine Titten ~ ***</text:p>
          </table:table-cell>
          <table:table-cell table:formula="of:=GOOGLETRANSLATE_YOULIBRECALC([.$D35];[.$D$2];[.$AA$2])" office:value-type="string" office:string-value="Muuta nopeutta ajoittain. *** nopeampi ~ *** hidasta ~ *** hitaasti ~ *** g-go niin nopeasti kuin pystyt! *** Kokeile eri kulmia, jotta stimuloit emättimen eri alueita. *** Haluan sen perseessäni! *** Laita se suuhuni ~ *** Älä lopeta ~ kosketa tissit ~ ***" calcext:value-type="string">
            <text:p>Muuta nopeutta ajoittain. *** nopeampi ~ *** hidasta ~ *** hitaasti ~ *** g-go niin nopeasti kuin pystyt! *** Kokeile eri kulmia, jotta stimuloit emättimen eri alueita. *** Haluan sen perseessäni! *** Laita se suuhuni ~ *** Älä lopeta ~ kosketa tissit ~ ***</text:p>
          </table:table-cell>
          <table:table-cell table:formula="of:=GOOGLETRANSLATE_YOULIBRECALC([.$D35];[.$D$2];[.$AB$2])" office:value-type="string" office:string-value="Skift hastigheden fra tid til anden. *** hurtigere ~ *** Sænk ~ *** langsomt ~ *** g-go så hurtigt som du kan! *** Prøv forskellige vinkler, så du stimulerer forskellige områder af vagina. *** Jeg vil have det på min røv, tak! *** Sæt det på min mund ~ *** Stop ikke ~ Rør ved mine bryster ~ ***" calcext:value-type="string">
            <text:p>Skift hastigheden fra tid til anden. *** hurtigere ~ *** Sænk ~ *** langsomt ~ *** g-go så hurtigt som du kan! *** Prøv forskellige vinkler, så du stimulerer forskellige områder af vagina. *** Jeg vil have det på min røv, tak! *** Sæt det på min mund ~ *** Stop ikke ~ Rør ved mine bryster ~ ***</text:p>
          </table:table-cell>
          <table:table-cell office:value-type="string" calcext:value-type="string">
            <text:p>***END***</text:p>
          </table:table-cell>
          <table:table-cell table:style-name="ce12" table:number-columns-repeated="16355"/>
        </table:table-row>
        <table:table-row table:style-name="ro15">
          <table:table-cell table:style-name="ce6" office:value-type="string" calcext:value-type="string">
            <text:p>***Frick_GenericFuckBrainStateRandomDialogueCockInside***</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Like that?</text:p>
          </table:table-cell>
          <table:table-cell table:formula="of:=GOOGLETRANSLATE_YOULIBRECALC([.$D36];[.$D$2];[.$E$2])" office:value-type="string" office:string-value="那样？" calcext:value-type="string">
            <text:p>那样？</text:p>
          </table:table-cell>
          <table:table-cell table:formula="of:=GOOGLETRANSLATE_YOULIBRECALC([.$D36];[.$D$2];[.$F$2])" office:value-type="string" office:string-value="そのように？" calcext:value-type="string">
            <text:p>そのように？</text:p>
          </table:table-cell>
          <table:table-cell table:formula="of:=GOOGLETRANSLATE_YOULIBRECALC([.$D36];[.$D$2];[.$G$2])" office:value-type="string" office:string-value="Tak?" calcext:value-type="string">
            <text:p>Tak?</text:p>
          </table:table-cell>
          <table:table-cell table:formula="of:=GOOGLETRANSLATE_YOULIBRECALC([.$D36];[.$D$2];[.$H$2])" office:value-type="string" office:string-value="Así?" calcext:value-type="string">
            <text:p>Así?</text:p>
          </table:table-cell>
          <table:table-cell table:formula="of:=GOOGLETRANSLATE_YOULIBRECALC([.$D36];[.$D$2];[.$I$2])" office:value-type="string" office:string-value="Как это?" calcext:value-type="string">
            <text:p>Как это?</text:p>
          </table:table-cell>
          <table:table-cell table:formula="of:=GOOGLETRANSLATE_YOULIBRECALC([.$D36];[.$D$2];[.$J$2])" office:value-type="string" office:string-value="Comme ça?" calcext:value-type="string">
            <text:p>Comme ça?</text:p>
          </table:table-cell>
          <table:table-cell table:formula="of:=GOOGLETRANSLATE_YOULIBRECALC([.$D36];[.$D$2];[.$K$2])" office:value-type="string" office:string-value="Kot to?" calcext:value-type="string">
            <text:p>Kot to?</text:p>
          </table:table-cell>
          <table:table-cell table:formula="of:=GOOGLETRANSLATE_YOULIBRECALC([.$D36];[.$D$2];[.$L$2])" office:value-type="string" office:string-value="Mint ez?" calcext:value-type="string">
            <text:p>Mint ez?</text:p>
          </table:table-cell>
          <table:table-cell table:formula="of:=GOOGLETRANSLATE_YOULIBRECALC([.$D36];[.$D$2];[.$M$2])" office:value-type="string" office:string-value="Έτσι;" calcext:value-type="string">
            <text:p>Έτσι;</text:p>
          </table:table-cell>
          <table:table-cell table:formula="of:=GOOGLETRANSLATE_YOULIBRECALC([.$D36];[.$D$2];[.$N$2])" office:value-type="string" office:string-value="Beğenme gibi mi?" calcext:value-type="string">
            <text:p>Beğenme gibi mi?</text:p>
          </table:table-cell>
          <table:table-cell table:formula="of:=GOOGLETRANSLATE_YOULIBRECALC([.$D36];[.$D$2];[.$O$2])" office:value-type="string" office:string-value="Ti piace?" calcext:value-type="string">
            <text:p>Ti piace?</text:p>
          </table:table-cell>
          <table:table-cell table:formula="of:=GOOGLETRANSLATE_YOULIBRECALC([.$D36];[.$D$2];[.$P$2])" office:value-type="string" office:string-value="Zo?" calcext:value-type="string">
            <text:p>Zo?</text:p>
          </table:table-cell>
          <table:table-cell table:formula="of:=GOOGLETRANSLATE_YOULIBRECALC([.$D36];[.$D$2];[.$Q$2])" office:value-type="string" office:string-value="그렇게?" calcext:value-type="string">
            <text:p>그렇게?</text:p>
          </table:table-cell>
          <table:table-cell table:formula="of:=GOOGLETRANSLATE_YOULIBRECALC([.$D36];[.$D$2];[.$R$2])" office:value-type="string" office:string-value="Takto?" calcext:value-type="string">
            <text:p>Takto?</text:p>
          </table:table-cell>
          <table:table-cell table:formula="of:=GOOGLETRANSLATE_YOULIBRECALC([.$D36];[.$D$2];[.$S$2])" office:value-type="string" office:string-value="Assim?" calcext:value-type="string">
            <text:p>Assim?</text:p>
          </table:table-cell>
          <table:table-cell table:formula="of:=GOOGLETRANSLATE_YOULIBRECALC([.$D36];[.$D$2];[.$T$2])" office:value-type="string" office:string-value="แบบนั้น?" calcext:value-type="string">
            <text:p>แบบนั้น?</text:p>
          </table:table-cell>
          <table:table-cell table:formula="of:=GOOGLETRANSLATE_YOULIBRECALC([.$D36];[.$D$2];[.$U$2])" office:value-type="string" office:string-value="Seperti itu?" calcext:value-type="string">
            <text:p>Seperti itu?</text:p>
          </table:table-cell>
          <table:table-cell table:formula="of:=GOOGLETRANSLATE_YOULIBRECALC([.$D36];[.$D$2];[.$V$2])" office:value-type="string" office:string-value="Takhle?" calcext:value-type="string">
            <text:p>Takhle?</text:p>
          </table:table-cell>
          <table:table-cell table:formula="of:=GOOGLETRANSLATE_YOULIBRECALC([.$D36];[.$D$2];[.$W$2])" office:value-type="string" office:string-value="Ganito?" calcext:value-type="string">
            <text:p>Ganito?</text:p>
          </table:table-cell>
          <table:table-cell table:formula="of:=GOOGLETRANSLATE_YOULIBRECALC([.$D36];[.$D$2];[.$X$2])" office:value-type="string" office:string-value="Так?" calcext:value-type="string">
            <text:p>Так?</text:p>
          </table:table-cell>
          <table:table-cell table:formula="of:=GOOGLETRANSLATE_YOULIBRECALC([.$D36];[.$D$2];[.$Y$2])" office:value-type="string" office:string-value="Như vậy?" calcext:value-type="string">
            <text:p>Như vậy?</text:p>
          </table:table-cell>
          <table:table-cell table:formula="of:=GOOGLETRANSLATE_YOULIBRECALC([.$D36];[.$D$2];[.$Z$2])" office:value-type="string" office:string-value="So?" calcext:value-type="string">
            <text:p>So?</text:p>
          </table:table-cell>
          <table:table-cell table:formula="of:=GOOGLETRANSLATE_YOULIBRECALC([.$D36];[.$D$2];[.$AA$2])" office:value-type="string" office:string-value="Niin?" calcext:value-type="string">
            <text:p>Niin?</text:p>
          </table:table-cell>
          <table:table-cell table:formula="of:=GOOGLETRANSLATE_YOULIBRECALC([.$D36];[.$D$2];[.$AB$2])" office:value-type="string" office:string-value="Sådan?" calcext:value-type="string">
            <text:p>Sådan?</text:p>
          </table:table-cell>
          <table:table-cell office:value-type="string" calcext:value-type="string">
            <text:p>***END***</text:p>
          </table:table-cell>
          <table:table-cell table:style-name="ce12" table:number-columns-repeated="16355"/>
        </table:table-row>
        <table:table-row table:style-name="ro17">
          <table:table-cell table:style-name="ce6" office:value-type="string" calcext:value-type="string">
            <text:p>***Frick_GenericFuckBrainStateRandomDialogueCockInsideAnal***</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You will turn your partner crazy if you speed abruptly, trust me! ***Go faster~***Faster! ***Keep it slow for a bit~***Tear me apart! Oh, yeah! ***Careful! As the rectum is not naturally lubricated, keeping anal for too long may be painful. Better to try </text:p>
          </table:table-cell>
          <table:table-cell table:formula="of:=GOOGLETRANSLATE_YOULIBRECALC([.$D37];[.$D$2];[.$E$2])" office:value-type="string" office:string-value="如果您突然加快速度，您将使您的伴侣发疯，请相信我！ ***走得更快〜***更快！ ***保持慢一点〜***将我撕裂！哦，是的！ ***小心！由于直肠不是自然润滑的，因此保持肛门时间太长可能很痛苦。最好尝试" calcext:value-type="string">
            <text:p>如果您突然加快速度，您将使您的伴侣发疯，请相信我！ ***走得更快〜***更快！ ***保持慢一点〜***将我撕裂！哦，是的！ ***小心！由于直肠不是自然润滑的，因此保持肛门时间太长可能很痛苦。最好尝试</text:p>
          </table:table-cell>
          <table:table-cell table:formula="of:=GOOGLETRANSLATE_YOULIBRECALC([.$D37];[.$D$2];[.$F$2])" office:value-type="string" office:string-value="あなたが突然スピードを上げれば、あなたはあなたのパートナーを夢中にさせます、私を信頼してください！ ***より速く行く〜***より速い！ ***少しゆっくりと〜***私を引き裂いてください！そうそう！ ***注意深い！直腸は自然に潤滑されていないため、肛門を長く保つことは痛みを伴うかもしれません。試してみる方がいい" calcext:value-type="string">
            <text:p>あなたが突然スピードを上げれば、あなたはあなたのパートナーを夢中にさせます、私を信頼してください！ ***より速く行く〜***より速い！ ***少しゆっくりと〜***私を引き裂いてください！そうそう！ ***注意深い！直腸は自然に潤滑されていないため、肛門を長く保つことは痛みを伴うかもしれません。試してみる方がいい</text:p>
          </table:table-cell>
          <table:table-cell table:formula="of:=GOOGLETRANSLATE_YOULIBRECALC([.$D37];[.$D$2];[.$G$2])" office:value-type="string" office:string-value="Zamień swojego partnera, jeśli gwałtownie przyspieszysz, zaufaj mi! *** Idź szybciej ~ *** Szybciej! *** Zachowaj to na trochę ~ *** Rozerwij mnie na części! O tak! ***Ostrożny! Ponieważ odbytnica nie jest naturalnie smarowana, zbyt długie utrzymanie anali może być bolesne. Lepiej spróbować" calcext:value-type="string">
            <text:p>Zamień swojego partnera, jeśli gwałtownie przyspieszysz, zaufaj mi! *** Idź szybciej ~ *** Szybciej! *** Zachowaj to na trochę ~ *** Rozerwij mnie na części! O tak! ***Ostrożny! Ponieważ odbytnica nie jest naturalnie smarowana, zbyt długie utrzymanie anali może być bolesne. Lepiej spróbować</text:p>
          </table:table-cell>
          <table:table-cell table:formula="of:=GOOGLETRANSLATE_YOULIBRECALC([.$D37];[.$D$2];[.$H$2])" office:value-type="string" office:string-value="Te volverás loco a tu pareja si aceleras abruptamente, ¡confía en mí! *** Vaya más rápido ~ *** más rápido! *** Manténgalo lento por un poco ~ *** ¡deséchame! ¡Oh sí! ***¡Cuidadoso! Como el recto no está lubricado naturalmente, mantener anal durante demasiado tiempo puede ser doloroso. Mejor intentarlo" calcext:value-type="string">
            <text:p>Te volverás loco a tu pareja si aceleras abruptamente, ¡confía en mí! *** Vaya más rápido ~ *** más rápido! *** Manténgalo lento por un poco ~ *** ¡deséchame! ¡Oh sí! ***¡Cuidadoso! Como el recto no está lubricado naturalmente, mantener anal durante demasiado tiempo puede ser doloroso. Mejor intentarlo</text:p>
          </table:table-cell>
          <table:table-cell table:formula="of:=GOOGLETRANSLATE_YOULIBRECALC([.$D37];[.$D$2];[.$I$2])" office:value-type="string" office:string-value="Вы будете с ума своего партнера, если вы внезапно ускоряетесь, поверьте мне! *** идти быстрее ~ *** быстрее! *** Держите это немного медленно ~ *** Разрушить меня на части! Ах, да! ***Осторожный! Поскольку прямая кишка не смазывается естественным образом, поддержание анала слишком долго может быть болезненным. Лучше попробовать" calcext:value-type="string">
            <text:p>Вы будете с ума своего партнера, если вы внезапно ускоряетесь, поверьте мне! *** идти быстрее ~ *** быстрее! *** Держите это немного медленно ~ *** Разрушить меня на части! Ах, да! ***Осторожный! Поскольку прямая кишка не смазывается естественным образом, поддержание анала слишком долго может быть болезненным. Лучше попробовать</text:p>
          </table:table-cell>
          <table:table-cell table:formula="of:=GOOGLETRANSLATE_YOULIBRECALC([.$D37];[.$D$2];[.$J$2])" office:value-type="string" office:string-value="Vous rendez votre partenaire fou si vous accélérez brusquement, croyez-moi! *** Allez plus vite ~ *** plus vite! *** Gardez-le lentement un peu ~ *** Déchira-moi! Oh ouais! ***Prudent! Comme le rectum n'est pas naturellement lubrifié, garder l'anal pendant trop longtemps peut être douloureux. Mieux vaut essayer" calcext:value-type="string">
            <text:p>Vous rendez votre partenaire fou si vous accélérez brusquement, croyez-moi! *** Allez plus vite ~ *** plus vite! *** Gardez-le lentement un peu ~ *** Déchira-moi! Oh ouais! ***Prudent! Comme le rectum n'est pas naturellement lubrifié, garder l'anal pendant trop longtemps peut être douloureux. Mieux vaut essayer</text:p>
          </table:table-cell>
          <table:table-cell table:formula="of:=GOOGLETRANSLATE_YOULIBRECALC([.$D37];[.$D$2];[.$K$2])" office:value-type="string" office:string-value="Svojega partnerja boste noro obrnili, če naglo pospešite, verjemite mi! *** pojdi hitreje ~ *** hitreje! *** Naj bo počasi za malo ~ *** Raztrgaj me! Oh, ja! *** Previdno! Ker rektum ni naravno mazan, je lahko predolgo analno boleče. Bolje poskusiti" calcext:value-type="string">
            <text:p>Svojega partnerja boste noro obrnili, če naglo pospešite, verjemite mi! *** pojdi hitreje ~ *** hitreje! *** Naj bo počasi za malo ~ *** Raztrgaj me! Oh, ja! *** Previdno! Ker rektum ni naravno mazan, je lahko predolgo analno boleče. Bolje poskusiti</text:p>
          </table:table-cell>
          <table:table-cell table:formula="of:=GOOGLETRANSLATE_YOULIBRECALC([.$D37];[.$D$2];[.$L$2])" office:value-type="string" office:string-value="Megőrülni fogja partnerét, ha hirtelen gyorsít, bízz bennem! *** Menj gyorsabban ~ *** gyorsabban! *** Tartsa egy kicsit lassan ~ *** Tépj szét! Ó, igen! ***Óvatos! Mivel a végbél természetesen nem kenve, az anális túl sokáig tartása fájdalmas lehet. Jobb kipróbálni" calcext:value-type="string">
            <text:p>Megőrülni fogja partnerét, ha hirtelen gyorsít, bízz bennem! *** Menj gyorsabban ~ *** gyorsabban! *** Tartsa egy kicsit lassan ~ *** Tépj szét! Ó, igen! ***Óvatos! Mivel a végbél természetesen nem kenve, az anális túl sokáig tartása fájdalmas lehet. Jobb kipróbálni</text:p>
          </table:table-cell>
          <table:table-cell table:formula="of:=GOOGLETRANSLATE_YOULIBRECALC([.$D37];[.$D$2];[.$M$2])" office:value-type="string" office:string-value="Θα γυρίσετε τον σύντροφό σας τρελό εάν επιταχύνετε απότομα, πιστέψτε με! *** πηγαίνετε γρηγορότερα ~ *** πιο γρήγορα! *** Κρατήστε το αργό για λίγο ~ *** Διάρτισε με! Ω, ναι! ***Προσεκτικός! Καθώς το ορθό δεν είναι φυσικά λιπαρωμένο, η διατήρηση του πρωκτού για πολύ καιρό μπορεί να είναι οδυνηρή. Καλύτερα να δοκιμάσετε" calcext:value-type="string">
            <text:p>Θα γυρίσετε τον σύντροφό σας τρελό εάν επιταχύνετε απότομα, πιστέψτε με! *** πηγαίνετε γρηγορότερα ~ *** πιο γρήγορα! *** Κρατήστε το αργό για λίγο ~ *** Διάρτισε με! Ω, ναι! ***Προσεκτικός! Καθώς το ορθό δεν είναι φυσικά λιπαρωμένο, η διατήρηση του πρωκτού για πολύ καιρό μπορεί να είναι οδυνηρή. Καλύτερα να δοκιμάσετε</text:p>
          </table:table-cell>
          <table:table-cell table:formula="of:=GOOGLETRANSLATE_YOULIBRECALC([.$D37];[.$D$2];[.$N$2])" office:value-type="string" office:string-value="Aniden hızlanırsan partnerinizi deli edeceksin, bana güven! *** Daha hızlı git ~ *** Daha hızlı! *** Biraz yavaş tut ~ *** Beni parçalayın! Ah evet! ***Dikkatli olmak! Rektum doğal olarak yağlanmadığından, çok uzun süre anal tutmak ağrılı olabilir. Denemek daha iyi" calcext:value-type="string">
            <text:p>Aniden hızlanırsan partnerinizi deli edeceksin, bana güven! *** Daha hızlı git ~ *** Daha hızlı! *** Biraz yavaş tut ~ *** Beni parçalayın! Ah evet! ***Dikkatli olmak! Rektum doğal olarak yağlanmadığından, çok uzun süre anal tutmak ağrılı olabilir. Denemek daha iyi</text:p>
          </table:table-cell>
          <table:table-cell table:formula="of:=GOOGLETRANSLATE_YOULIBRECALC([.$D37];[.$D$2];[.$O$2])" office:value-type="string" office:string-value="Trasmerai pazzo il tuo partner se acceleri bruscamente, fidati di me! *** vai più veloce ~ *** più veloce! *** Tienilo lento per un po '~ *** strappimi! O si! ***Attento! Poiché il retto non è naturalmente lubrificato, mantenere troppo a lungo può essere doloroso. Meglio provare" calcext:value-type="string">
            <text:p>Trasmerai pazzo il tuo partner se acceleri bruscamente, fidati di me! *** vai più veloce ~ *** più veloce! *** Tienilo lento per un po '~ *** strappimi! O si! ***Attento! Poiché il retto non è naturalmente lubrificato, mantenere troppo a lungo può essere doloroso. Meglio provare</text:p>
          </table:table-cell>
          <table:table-cell table:formula="of:=GOOGLETRANSLATE_YOULIBRECALC([.$D37];[.$D$2];[.$P$2])" office:value-type="string" office:string-value="Je maakt je partner gek als je abrupt snelt, geloof me! *** ga sneller ~ *** sneller! *** Houd het een beetje langzaam ~ *** Scheur me uit elkaar! Oh, ja! ***Voorzichtig! Omdat het rectum niet van nature wordt gesmeerd, kan het te lang anaal blijven pijnlijk zijn. Het is beter om het te proberen" calcext:value-type="string">
            <text:p>Je maakt je partner gek als je abrupt snelt, geloof me! *** ga sneller ~ *** sneller! *** Houd het een beetje langzaam ~ *** Scheur me uit elkaar! Oh, ja! ***Voorzichtig! Omdat het rectum niet van nature wordt gesmeerd, kan het te lang anaal blijven pijnlijk zijn. Het is beter om het te proberen</text:p>
          </table:table-cell>
          <table:table-cell table:formula="of:=GOOGLETRANSLATE_YOULIBRECALC([.$D37];[.$D$2];[.$Q$2])" office:value-type="string" office:string-value="갑자기 속도를 내면 파트너를 미치게 할 것입니다. *** 더 빨리 ~ *** 더 빨리! *** 조금 느리게 유지하십시오 ~ *** 나를 찢어! 오, 그래! ***주의 깊은! 직장이 자연적으로 윤활되지 않으므로 항문을 너무 오래 유지하는 것은 고통 스러울 수 있습니다. 시도하는 것이 좋습니다" calcext:value-type="string">
            <text:p>갑자기 속도를 내면 파트너를 미치게 할 것입니다. *** 더 빨리 ~ *** 더 빨리! *** 조금 느리게 유지하십시오 ~ *** 나를 찢어! 오, 그래! ***주의 깊은! 직장이 자연적으로 윤활되지 않으므로 항문을 너무 오래 유지하는 것은 고통 스러울 수 있습니다. 시도하는 것이 좋습니다</text:p>
          </table:table-cell>
          <table:table-cell table:formula="of:=GOOGLETRANSLATE_YOULIBRECALC([.$D37];[.$D$2];[.$R$2])" office:value-type="string" office:string-value="Ak sa náhle zrýchlite svojho partnera, zbláznite sa, verte mi! *** Choďte rýchlejšie ~ *** Rýchlejšie! *** Nechaj to trochu pomaly ~ *** Strel ma od seba! Ach, áno! *** opatrne! Pretože konečník nie je prirodzene mazaný, udržiavanie análneho príliš dlho môže byť bolestivé. Lepšie vyskúšať" calcext:value-type="string">
            <text:p>Ak sa náhle zrýchlite svojho partnera, zbláznite sa, verte mi! *** Choďte rýchlejšie ~ *** Rýchlejšie! *** Nechaj to trochu pomaly ~ *** Strel ma od seba! Ach, áno! *** opatrne! Pretože konečník nie je prirodzene mazaný, udržiavanie análneho príliš dlho môže byť bolestivé. Lepšie vyskúšať</text:p>
          </table:table-cell>
          <table:table-cell table:formula="of:=GOOGLETRANSLATE_YOULIBRECALC([.$D37];[.$D$2];[.$S$2])" office:value-type="string" office:string-value="Você vai enlouquecer seu parceiro se você acelerar abruptamente, confie em mim! *** Vá mais rápido ~ *** mais rápido! *** Mantenha -o devagar por um pouco ~ *** REGUMO -ME APARCIMENTO! Oh sim! ***Cuidadoso! Como o reto não é naturalmente lubrificado, manter o anal por muito tempo pode ser doloroso. Melhor tentar" calcext:value-type="string">
            <text:p>Você vai enlouquecer seu parceiro se você acelerar abruptamente, confie em mim! *** Vá mais rápido ~ *** mais rápido! *** Mantenha -o devagar por um pouco ~ *** REGUMO -ME APARCIMENTO! Oh sim! ***Cuidadoso! Como o reto não é naturalmente lubrificado, manter o anal por muito tempo pode ser doloroso. Melhor tentar</text:p>
          </table:table-cell>
          <table:table-cell table:formula="of:=GOOGLETRANSLATE_YOULIBRECALC([.$D37];[.$D$2];[.$T$2])" office:value-type="string" office:string-value="คุณจะทำให้คู่ของคุณคลั่งไคล้ถ้าคุณเร่งความเร็วในทันทีเชื่อฉัน! *** ไปเร็วขึ้น ~ *** เร็วขึ้น! *** ให้ช้าลงสักหน่อย ~ *** ฉีกฉันออกจากกัน! โอ้ใช่! ***ระมัดระวัง! เนื่องจากทวารหนักไม่ได้หล่อลื่นตามธรรมชาติการรักษาทวารหนักเกินไปอาจเจ็บปวด ดีกว่าที่จะลอง" calcext:value-type="string">
            <text:p>คุณจะทำให้คู่ของคุณคลั่งไคล้ถ้าคุณเร่งความเร็วในทันทีเชื่อฉัน! *** ไปเร็วขึ้น ~ *** เร็วขึ้น! *** ให้ช้าลงสักหน่อย ~ *** ฉีกฉันออกจากกัน! โอ้ใช่! ***ระมัดระวัง! เนื่องจากทวารหนักไม่ได้หล่อลื่นตามธรรมชาติการรักษาทวารหนักเกินไปอาจเจ็บปวด ดีกว่าที่จะลอง</text:p>
          </table:table-cell>
          <table:table-cell table:formula="of:=GOOGLETRANSLATE_YOULIBRECALC([.$D37];[.$D$2];[.$U$2])" office:value-type="string" office:string-value="Anda akan membuat pasangan Anda menjadi gila jika Anda mempercepat secara tiba -tiba, percayalah! *** pergi lebih cepat ~ *** lebih cepat! *** Jaga agar sedikit lambat ~ *** Sobek aku terpisah! Oh, ya! ***Hati-hati! Karena rektum tidak dilumasi secara alami, menjaga anal terlalu lama mungkin menyakitkan. Lebih baik mencoba" calcext:value-type="string">
            <text:p>Anda akan membuat pasangan Anda menjadi gila jika Anda mempercepat secara tiba -tiba, percayalah! *** pergi lebih cepat ~ *** lebih cepat! *** Jaga agar sedikit lambat ~ *** Sobek aku terpisah! Oh, ya! ***Hati-hati! Karena rektum tidak dilumasi secara alami, menjaga anal terlalu lama mungkin menyakitkan. Lebih baik mencoba</text:p>
          </table:table-cell>
          <table:table-cell table:formula="of:=GOOGLETRANSLATE_YOULIBRECALC([.$D37];[.$D$2];[.$V$2])" office:value-type="string" office:string-value="Pokud náhle zrychlíte, věřte mi! *** Jděte rychleji ~ *** rychleji! *** Udržujte to trochu pomalu ~ *** roztrhněte mě od sebe! Jo, jo! *** Opatrně! Vzhledem k tomu, že konečník není přirozeně namazán, může být příliš dlouho anální anální. Je lepší to zkusit" calcext:value-type="string">
            <text:p>Pokud náhle zrychlíte, věřte mi! *** Jděte rychleji ~ *** rychleji! *** Udržujte to trochu pomalu ~ *** roztrhněte mě od sebe! Jo, jo! *** Opatrně! Vzhledem k tomu, že konečník není přirozeně namazán, může být příliš dlouho anální anální. Je lepší to zkusit</text:p>
          </table:table-cell>
          <table:table-cell table:formula="of:=GOOGLETRANSLATE_YOULIBRECALC([.$D37];[.$D$2];[.$W$2])" office:value-type="string" office:string-value="Babaguhin mo ang iyong kapareha kung biglang bumilis ka, magtiwala ka sa akin! *** Pumunta nang mas mabilis ~ *** Mas mabilis! *** Panatilihing mabagal ito nang kaunti ~ *** Punitin mo ako! Oh, oo! *** Maingat! Dahil ang tumbong ay hindi natural na lubricated, ang pagpapanatiling anal para sa masyadong mahaba ay maaaring masakit. Mas mahusay na subukan" calcext:value-type="string">
            <text:p>Babaguhin mo ang iyong kapareha kung biglang bumilis ka, magtiwala ka sa akin! *** Pumunta nang mas mabilis ~ *** Mas mabilis! *** Panatilihing mabagal ito nang kaunti ~ *** Punitin mo ako! Oh, oo! *** Maingat! Dahil ang tumbong ay hindi natural na lubricated, ang pagpapanatiling anal para sa masyadong mahaba ay maaaring masakit. Mas mahusay na subukan</text:p>
          </table:table-cell>
          <table:table-cell table:formula="of:=GOOGLETRANSLATE_YOULIBRECALC([.$D37];[.$D$2];[.$X$2])" office:value-type="string" office:string-value="Ви повернете свого партнера з розуму, якщо швидко швидко швидко, повірте мені! *** Іди швидше ~ *** швидше! *** Тримайте це повільно трохи ~ *** розірте мене! О, так! *** Обережно! Оскільки пряма кишка не природно змащується, збереження анального занадто довго може бути болісним. Краще спробувати" calcext:value-type="string">
            <text:p>Ви повернете свого партнера з розуму, якщо швидко швидко швидко, повірте мені! *** Іди швидше ~ *** швидше! *** Тримайте це повільно трохи ~ *** розірте мене! О, так! *** Обережно! Оскільки пряма кишка не природно змащується, збереження анального занадто довго може бути болісним. Краще спробувати</text:p>
          </table:table-cell>
          <table:table-cell table:formula="of:=GOOGLETRANSLATE_YOULIBRECALC([.$D37];[.$D$2];[.$Y$2])" office:value-type="string" office:string-value="Bạn sẽ biến đối tác của bạn điên nếu bạn tăng tốc đột ngột, hãy tin tôi! *** Đi nhanh hơn ~ *** Nhanh hơn! *** Giữ cho nó chậm một chút ~ *** Xé tôi ra! Ồ, vâng! ***Cẩn thận! Vì trực tràng không được bôi trơn tự nhiên, việc giữ hậu môn quá lâu có thể gây đau đớn. Tốt hơn để thử" calcext:value-type="string">
            <text:p>Bạn sẽ biến đối tác của bạn điên nếu bạn tăng tốc đột ngột, hãy tin tôi! *** Đi nhanh hơn ~ *** Nhanh hơn! *** Giữ cho nó chậm một chút ~ *** Xé tôi ra! Ồ, vâng! ***Cẩn thận! Vì trực tràng không được bôi trơn tự nhiên, việc giữ hậu môn quá lâu có thể gây đau đớn. Tốt hơn để thử</text:p>
          </table:table-cell>
          <table:table-cell table:formula="of:=GOOGLETRANSLATE_YOULIBRECALC([.$D37];[.$D$2];[.$Z$2])" office:value-type="string" office:string-value="Sie werden Ihren Partner verrückt machen, wenn Sie abrupt beschleunigen, vertrauen Sie mir! *** Gehen Sie schneller ~ *** schneller! *** Halten Sie es ein bisschen langsam ~ *** reißen Sie mich auseinander! Oh ja! ***Vorsichtig! Da das Rektum nicht natürlich geschmiert ist, kann es schmerzhaft sein, zu lange anal zu bleiben. Besser zu versuchen" calcext:value-type="string">
            <text:p>Sie werden Ihren Partner verrückt machen, wenn Sie abrupt beschleunigen, vertrauen Sie mir! *** Gehen Sie schneller ~ *** schneller! *** Halten Sie es ein bisschen langsam ~ *** reißen Sie mich auseinander! Oh ja! ***Vorsichtig! Da das Rektum nicht natürlich geschmiert ist, kann es schmerzhaft sein, zu lange anal zu bleiben. Besser zu versuchen</text:p>
          </table:table-cell>
          <table:table-cell table:formula="of:=GOOGLETRANSLATE_YOULIBRECALC([.$D37];[.$D$2];[.$AA$2])" office:value-type="string" office:string-value="Kumppanisi käännät hulluksi, jos nopeutat äkillisesti, luota minuun! *** Mene nopeammin ~ *** nopeammin! *** Pidä se hitaasti vähän ~ *** repi minut toisistaan! Voi, kyllä! ***Varovainen! Koska peräsuolta ei ole luonnollisesti voideltu, anaalin pitäminen liian kauan voi olla tuskallista. Parempi kokeilla" calcext:value-type="string">
            <text:p>Kumppanisi käännät hulluksi, jos nopeutat äkillisesti, luota minuun! *** Mene nopeammin ~ *** nopeammin! *** Pidä se hitaasti vähän ~ *** repi minut toisistaan! Voi, kyllä! ***Varovainen! Koska peräsuolta ei ole luonnollisesti voideltu, anaalin pitäminen liian kauan voi olla tuskallista. Parempi kokeilla</text:p>
          </table:table-cell>
          <table:table-cell table:formula="of:=GOOGLETRANSLATE_YOULIBRECALC([.$D37];[.$D$2];[.$AB$2])" office:value-type="string" office:string-value="Du vil gøre din partner skør, hvis du pludselig fremskynder, stol på mig! *** Gå hurtigere ~ *** hurtigere! *** Hold det langsomt for lidt ~ *** Riv mig fra hinanden! Åh, ja! ***Omhyggelig! Da endetarmen ikke er smurt naturligt, kan det være smertefuldt at holde anal for længe. Bedre at prøve" calcext:value-type="string">
            <text:p>Du vil gøre din partner skør, hvis du pludselig fremskynder, stol på mig! *** Gå hurtigere ~ *** hurtigere! *** Hold det langsomt for lidt ~ *** Riv mig fra hinanden! Åh, ja! ***Omhyggelig! Da endetarmen ikke er smurt naturligt, kan det være smertefuldt at holde anal for længe. Bedre at prøve</text:p>
          </table:table-cell>
          <table:table-cell office:value-type="string" calcext:value-type="string">
            <text:p>***END***</text:p>
          </table:table-cell>
          <table:table-cell table:style-name="ce12" table:number-columns-repeated="16355"/>
        </table:table-row>
        <table:table-row table:style-name="ro9">
          <table:table-cell table:style-name="ce6" office:value-type="string" calcext:value-type="string">
            <text:p>***Frick_GenericFuckBrainStateRandomDialogueCockInsideAnal***</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Am I doing it right?</text:p>
          </table:table-cell>
          <table:table-cell table:formula="of:=GOOGLETRANSLATE_YOULIBRECALC([.$D38];[.$D$2];[.$E$2])" office:value-type="string" office:string-value="我在做对吗？" calcext:value-type="string">
            <text:p>我在做对吗？</text:p>
          </table:table-cell>
          <table:table-cell table:formula="of:=GOOGLETRANSLATE_YOULIBRECALC([.$D38];[.$D$2];[.$F$2])" office:value-type="string" office:string-value="私はそれを正しくやっていますか？" calcext:value-type="string">
            <text:p>私はそれを正しくやっていますか？</text:p>
          </table:table-cell>
          <table:table-cell table:formula="of:=GOOGLETRANSLATE_YOULIBRECALC([.$D38];[.$D$2];[.$G$2])" office:value-type="string" office:string-value="Czy to robię dobrze?" calcext:value-type="string">
            <text:p>Czy to robię dobrze?</text:p>
          </table:table-cell>
          <table:table-cell table:formula="of:=GOOGLETRANSLATE_YOULIBRECALC([.$D38];[.$D$2];[.$H$2])" office:value-type="string" office:string-value="¿Lo estoy haciendo bien?" calcext:value-type="string">
            <text:p>¿Lo estoy haciendo bien?</text:p>
          </table:table-cell>
          <table:table-cell table:formula="of:=GOOGLETRANSLATE_YOULIBRECALC([.$D38];[.$D$2];[.$I$2])" office:value-type="string" office:string-value="Я делаю это правильно?" calcext:value-type="string">
            <text:p>Я делаю это правильно?</text:p>
          </table:table-cell>
          <table:table-cell table:formula="of:=GOOGLETRANSLATE_YOULIBRECALC([.$D38];[.$D$2];[.$J$2])" office:value-type="string" office:string-value="Est-ce que je le fais bien?" calcext:value-type="string">
            <text:p>Est-ce que je le fais bien?</text:p>
          </table:table-cell>
          <table:table-cell table:formula="of:=GOOGLETRANSLATE_YOULIBRECALC([.$D38];[.$D$2];[.$K$2])" office:value-type="string" office:string-value="Ali to počnem, kajne?" calcext:value-type="string">
            <text:p>Ali to počnem, kajne?</text:p>
          </table:table-cell>
          <table:table-cell table:formula="of:=GOOGLETRANSLATE_YOULIBRECALC([.$D38];[.$D$2];[.$L$2])" office:value-type="string" office:string-value="Jól csinálom?" calcext:value-type="string">
            <text:p>Jól csinálom?</text:p>
          </table:table-cell>
          <table:table-cell table:formula="of:=GOOGLETRANSLATE_YOULIBRECALC([.$D38];[.$D$2];[.$M$2])" office:value-type="string" office:string-value="Το κάνω σωστά;" calcext:value-type="string">
            <text:p>Το κάνω σωστά;</text:p>
          </table:table-cell>
          <table:table-cell table:formula="of:=GOOGLETRANSLATE_YOULIBRECALC([.$D38];[.$D$2];[.$N$2])" office:value-type="string" office:string-value="Doğru mu yapıyorum?" calcext:value-type="string">
            <text:p>Doğru mu yapıyorum?</text:p>
          </table:table-cell>
          <table:table-cell table:formula="of:=GOOGLETRANSLATE_YOULIBRECALC([.$D38];[.$D$2];[.$O$2])" office:value-type="string" office:string-value="Lo sto facendo bene?" calcext:value-type="string">
            <text:p>Lo sto facendo bene?</text:p>
          </table:table-cell>
          <table:table-cell table:formula="of:=GOOGLETRANSLATE_YOULIBRECALC([.$D38];[.$D$2];[.$P$2])" office:value-type="string" office:string-value="Doe ik het goed?" calcext:value-type="string">
            <text:p>Doe ik het goed?</text:p>
          </table:table-cell>
          <table:table-cell table:formula="of:=GOOGLETRANSLATE_YOULIBRECALC([.$D38];[.$D$2];[.$Q$2])" office:value-type="string" office:string-value="내가 제대로하고 있습니까?" calcext:value-type="string">
            <text:p>내가 제대로하고 있습니까?</text:p>
          </table:table-cell>
          <table:table-cell table:formula="of:=GOOGLETRANSLATE_YOULIBRECALC([.$D38];[.$D$2];[.$R$2])" office:value-type="string" office:string-value="Robím to dobre?" calcext:value-type="string">
            <text:p>Robím to dobre?</text:p>
          </table:table-cell>
          <table:table-cell table:formula="of:=GOOGLETRANSLATE_YOULIBRECALC([.$D38];[.$D$2];[.$S$2])" office:value-type="string" office:string-value="Estou fazendo isso certo?" calcext:value-type="string">
            <text:p>Estou fazendo isso certo?</text:p>
          </table:table-cell>
          <table:table-cell table:formula="of:=GOOGLETRANSLATE_YOULIBRECALC([.$D38];[.$D$2];[.$T$2])" office:value-type="string" office:string-value="ฉันทำถูกต้องหรือไม่?" calcext:value-type="string">
            <text:p>ฉันทำถูกต้องหรือไม่?</text:p>
          </table:table-cell>
          <table:table-cell table:formula="of:=GOOGLETRANSLATE_YOULIBRECALC([.$D38];[.$D$2];[.$U$2])" office:value-type="string" office:string-value="Apakah saya melakukannya dengan benar?" calcext:value-type="string">
            <text:p>Apakah saya melakukannya dengan benar?</text:p>
          </table:table-cell>
          <table:table-cell table:formula="of:=GOOGLETRANSLATE_YOULIBRECALC([.$D38];[.$D$2];[.$V$2])" office:value-type="string" office:string-value="Dělám to správně?" calcext:value-type="string">
            <text:p>Dělám to správně?</text:p>
          </table:table-cell>
          <table:table-cell table:formula="of:=GOOGLETRANSLATE_YOULIBRECALC([.$D38];[.$D$2];[.$W$2])" office:value-type="string" office:string-value="Tama ba ang ginagawa ko?" calcext:value-type="string">
            <text:p>Tama ba ang ginagawa ko?</text:p>
          </table:table-cell>
          <table:table-cell table:formula="of:=GOOGLETRANSLATE_YOULIBRECALC([.$D38];[.$D$2];[.$X$2])" office:value-type="string" office:string-value="Я роблю це правильно?" calcext:value-type="string">
            <text:p>Я роблю це правильно?</text:p>
          </table:table-cell>
          <table:table-cell table:formula="of:=GOOGLETRANSLATE_YOULIBRECALC([.$D38];[.$D$2];[.$Y$2])" office:value-type="string" office:string-value="Tôi đang làm đúng không?" calcext:value-type="string">
            <text:p>Tôi đang làm đúng không?</text:p>
          </table:table-cell>
          <table:table-cell table:formula="of:=GOOGLETRANSLATE_YOULIBRECALC([.$D38];[.$D$2];[.$Z$2])" office:value-type="string" office:string-value="Mache ich es richtig?" calcext:value-type="string">
            <text:p>Mache ich es richtig?</text:p>
          </table:table-cell>
          <table:table-cell table:formula="of:=GOOGLETRANSLATE_YOULIBRECALC([.$D38];[.$D$2];[.$AA$2])" office:value-type="string" office:string-value="Teenkö sen oikein?" calcext:value-type="string">
            <text:p>Teenkö sen oikein?</text:p>
          </table:table-cell>
          <table:table-cell table:formula="of:=GOOGLETRANSLATE_YOULIBRECALC([.$D38];[.$D$2];[.$AB$2])" office:value-type="string" office:string-value="Gør jeg det rigtigt?" calcext:value-type="string">
            <text:p>Gør jeg det rigtigt?</text:p>
          </table:table-cell>
          <table:table-cell office:value-type="string" calcext:value-type="string">
            <text:p>***END***</text:p>
          </table:table-cell>
          <table:table-cell table:style-name="ce12" table:number-columns-repeated="16355"/>
        </table:table-row>
        <table:table-row table:style-name="ro8">
          <table:table-cell table:style-name="ce6" office:value-type="string" calcext:value-type="string">
            <text:p>***Frick_Headpat***</text:p>
          </table:table-cell>
          <table:table-cell table:style-name="ce17" office:value-type="string" calcext:value-type="string">
            <text:p>Bot</text:p>
          </table:table-cell>
          <table:table-cell table:style-name="ce6" office:value-type="string" calcext:value-type="string">
            <text:p>Y</text:p>
          </table:table-cell>
          <table:table-cell table:style-name="ce30" office:value-type="string" calcext:value-type="string">
            <text:p>Try massaging my head in slow, circular motion. ***Keep touching my hair~***Don’t stop~***Headpats… please stay like this forever! ***How about you move your hands to my boobs? ***Maybe… Maybe you can rub me a little you-know-where? ***It would be great t</text:p>
          </table:table-cell>
          <table:table-cell table:formula="of:=GOOGLETRANSLATE_YOULIBRECALC([.$D39];[.$D$2];[.$E$2])" office:value-type="string" office:string-value="尝试以缓慢的循环运动按摩我的头。 ***继续触摸我的头发〜***不要停止〜***头上……请永远像这样！ ***您将手移到我的胸部怎么样？ ***也许……也许您可以在哪里擦我一点？ ***很棒" calcext:value-type="string">
            <text:p>尝试以缓慢的循环运动按摩我的头。 ***继续触摸我的头发〜***不要停止〜***头上……请永远像这样！ ***您将手移到我的胸部怎么样？ ***也许……也许您可以在哪里擦我一点？ ***很棒</text:p>
          </table:table-cell>
          <table:table-cell table:formula="of:=GOOGLETRANSLATE_YOULIBRECALC([.$D39];[.$D$2];[.$F$2])" office:value-type="string" office:string-value="ゆっくりと円形の動きで頭をマッサージしてみてください。 ***私の髪に触れ続けてください〜***止まらないでください***あなたは私のおっぱいに手を動かしてみませんか？ ***多分…多分あなたは私に少しあなたをこすります - どこで知っていますか？ ***それは素晴らしいことでしょう" calcext:value-type="string">
            <text:p>ゆっくりと円形の動きで頭をマッサージしてみてください。 ***私の髪に触れ続けてください〜***止まらないでください***あなたは私のおっぱいに手を動かしてみませんか？ ***多分…多分あなたは私に少しあなたをこすります - どこで知っていますか？ ***それは素晴らしいことでしょう</text:p>
          </table:table-cell>
          <table:table-cell table:formula="of:=GOOGLETRANSLATE_YOULIBRECALC([.$D39];[.$D$2];[.$G$2])" office:value-type="string" office:string-value="Spróbuj masować głowę powolnym, okrągłym ruchem. *** Dotykaj moich włosów ~ *** Nie przestawaj ~ *** HEDPATS… Proszę, zostań na zawsze! *** Co powiesz na poruszanie rąk do moich piersi? *** Może… może możesz mnie trochę pocierać? *** byłoby świetnie t" calcext:value-type="string">
            <text:p>Spróbuj masować głowę powolnym, okrągłym ruchem. *** Dotykaj moich włosów ~ *** Nie przestawaj ~ *** HEDPATS… Proszę, zostań na zawsze! *** Co powiesz na poruszanie rąk do moich piersi? *** Może… może możesz mnie trochę pocierać? *** byłoby świetnie t</text:p>
          </table:table-cell>
          <table:table-cell table:formula="of:=GOOGLETRANSLATE_YOULIBRECALC([.$D39];[.$D$2];[.$H$2])" office:value-type="string" office:string-value="Intente masajear mi cabeza en movimiento lento y circular. *** Sigue tocando mi cabello ~ *** No te detengas ~ *** Atartistas ... ¡por favor, mantente así para siempre! *** ¿Qué tal si mueves tus manos a mis tetas? *** Tal vez ... tal vez puedas frotarme un poco, ¿sabes dónde? *** Sería genial t" calcext:value-type="string">
            <text:p>Intente masajear mi cabeza en movimiento lento y circular. *** Sigue tocando mi cabello ~ *** No te detengas ~ *** Atartistas ... ¡por favor, mantente así para siempre! *** ¿Qué tal si mueves tus manos a mis tetas? *** Tal vez ... tal vez puedas frotarme un poco, ¿sabes dónde? *** Sería genial t</text:p>
          </table:table-cell>
          <table:table-cell table:formula="of:=GOOGLETRANSLATE_YOULIBRECALC([.$D39];[.$D$2];[.$I$2])" office:value-type="string" office:string-value="Попробуйте массировать голову медленным круговым движением. *** Продолжайте прикасаться к моим волосам ~ *** Не останавливайтесь ~ *** головные потоки ... пожалуйста, оставайтесь такими навсегда! *** Как насчет того, чтобы переместить руки в мои сиськи? *** может ... может быть, ты можешь немного потратить меня, ты знаешь? *** Было бы здорово t" calcext:value-type="string">
            <text:p>Попробуйте массировать голову медленным круговым движением. *** Продолжайте прикасаться к моим волосам ~ *** Не останавливайтесь ~ *** головные потоки ... пожалуйста, оставайтесь такими навсегда! *** Как насчет того, чтобы переместить руки в мои сиськи? *** может ... может быть, ты можешь немного потратить меня, ты знаешь? *** Было бы здорово t</text:p>
          </table:table-cell>
          <table:table-cell table:formula="of:=GOOGLETRANSLATE_YOULIBRECALC([.$D39];[.$D$2];[.$J$2])" office:value-type="string" office:string-value="Essayez de masser ma tête dans un mouvement circulaire lent. *** Continuez à toucher mes cheveux ~ *** Ne vous arrêtez pas ~ *** Headpats… s'il vous plaît restez comme ça pour toujours! *** Et si vous bougez vos mains vers mes seins? *** Peut-être que… peut-être que vous pouvez me frotter un peu vous-savoir? *** ce serait super t" calcext:value-type="string">
            <text:p>Essayez de masser ma tête dans un mouvement circulaire lent. *** Continuez à toucher mes cheveux ~ *** Ne vous arrêtez pas ~ *** Headpats… s'il vous plaît restez comme ça pour toujours! *** Et si vous bougez vos mains vers mes seins? *** Peut-être que… peut-être que vous pouvez me frotter un peu vous-savoir? *** ce serait super t</text:p>
          </table:table-cell>
          <table:table-cell table:formula="of:=GOOGLETRANSLATE_YOULIBRECALC([.$D39];[.$D$2];[.$K$2])" office:value-type="string" office:string-value="Poskusite masirati glavo v počasnem krožnem gibanju. *** Nadaljujte se z lasmi ~ *** Ne ustavi ~ *** Headpats… prosim, ostanite tako za vedno! *** Kaj pa, da se premikate z rokami na moje joške? *** Mogoče ... morda me lahko malo podrgneš, kje? *** To bi bilo super" calcext:value-type="string">
            <text:p>Poskusite masirati glavo v počasnem krožnem gibanju. *** Nadaljujte se z lasmi ~ *** Ne ustavi ~ *** Headpats… prosim, ostanite tako za vedno! *** Kaj pa, da se premikate z rokami na moje joške? *** Mogoče ... morda me lahko malo podrgneš, kje? *** To bi bilo super</text:p>
          </table:table-cell>
          <table:table-cell table:formula="of:=GOOGLETRANSLATE_YOULIBRECALC([.$D39];[.$D$2];[.$L$2])" office:value-type="string" office:string-value="Próbálja meg masszírozni a fejem lassú, kör alakú mozgással. *** Folytassa a hajamat ~ *** Ne hagyja abba ~ *** Headpats ... Kérem, maradjon örökké! *** Mi lenne, ha a kezét a melleimre mozgatnád? *** Talán ... talán dörzsölhetsz nekem egy kicsit, tudod-hol? *** Nagyszerű lenne t" calcext:value-type="string">
            <text:p>Próbálja meg masszírozni a fejem lassú, kör alakú mozgással. *** Folytassa a hajamat ~ *** Ne hagyja abba ~ *** Headpats ... Kérem, maradjon örökké! *** Mi lenne, ha a kezét a melleimre mozgatnád? *** Talán ... talán dörzsölhetsz nekem egy kicsit, tudod-hol? *** Nagyszerű lenne t</text:p>
          </table:table-cell>
          <table:table-cell table:formula="of:=GOOGLETRANSLATE_YOULIBRECALC([.$D39];[.$D$2];[.$M$2])" office:value-type="string" office:string-value="Δοκιμάστε να μαστίζετε το κεφάλι μου σε αργή, κυκλική κίνηση. *** Συνεχίστε να αγγίζετε τα μαλλιά μου ~ *** Μην σταματήσετε ~ *** headpats ... παρακαλώ μείνετε έτσι για πάντα! *** Τι λες για να μετακινήσετε τα χέρια σας στα βυζιά μου; *** Ίσως ... ίσως μπορείτε να με τρίβετε λίγο-γνωρίζετε; *** Θα ήταν υπέροχο t" calcext:value-type="string">
            <text:p>Δοκιμάστε να μαστίζετε το κεφάλι μου σε αργή, κυκλική κίνηση. *** Συνεχίστε να αγγίζετε τα μαλλιά μου ~ *** Μην σταματήσετε ~ *** headpats ... παρακαλώ μείνετε έτσι για πάντα! *** Τι λες για να μετακινήσετε τα χέρια σας στα βυζιά μου; *** Ίσως ... ίσως μπορείτε να με τρίβετε λίγο-γνωρίζετε; *** Θα ήταν υπέροχο t</text:p>
          </table:table-cell>
          <table:table-cell table:formula="of:=GOOGLETRANSLATE_YOULIBRECALC([.$D39];[.$D$2];[.$N$2])" office:value-type="string" office:string-value="Başıma yavaş, dairesel hareketle masaj yapmayı deneyin. *** Saçlarıma dokunmaya devam edin ~ *** Durma ~ *** Headpats… Lütfen sonsuza dek böyle kalın! *** Ellerini göğüslerime taşımaya ne dersiniz? *** Belki… belki beni biraz biliyorsun? *** Harika olurdu" calcext:value-type="string">
            <text:p>Başıma yavaş, dairesel hareketle masaj yapmayı deneyin. *** Saçlarıma dokunmaya devam edin ~ *** Durma ~ *** Headpats… Lütfen sonsuza dek böyle kalın! *** Ellerini göğüslerime taşımaya ne dersiniz? *** Belki… belki beni biraz biliyorsun? *** Harika olurdu</text:p>
          </table:table-cell>
          <table:table-cell table:formula="of:=GOOGLETRANSLATE_YOULIBRECALC([.$D39];[.$D$2];[.$O$2])" office:value-type="string" office:string-value="Prova a massaggiare la testa in movimento lento e circolare. *** Continua a toccarmi i capelli ~ *** Non fermarmi ~ *** HEAPAT ... Per favore, resta così per sempre! *** Che ne dici di spostare le mani sulle mie tette? *** Forse ... forse puoi strofinarmi un po 'che tu sappia? *** Sarebbe fantastico t" calcext:value-type="string">
            <text:p>Prova a massaggiare la testa in movimento lento e circolare. *** Continua a toccarmi i capelli ~ *** Non fermarmi ~ *** HEAPAT ... Per favore, resta così per sempre! *** Che ne dici di spostare le mani sulle mie tette? *** Forse ... forse puoi strofinarmi un po 'che tu sappia? *** Sarebbe fantastico t</text:p>
          </table:table-cell>
          <table:table-cell table:formula="of:=GOOGLETRANSLATE_YOULIBRECALC([.$D39];[.$D$2];[.$P$2])" office:value-type="string" office:string-value="Probeer mijn hoofd in een langzame, cirkelvormige beweging te masseren. *** Blijf mijn haar aanraken ~ *** Stop niet ~ *** Headpats ... blijf alsjeblieft voor altijd zo! *** Hoe zit het met je beweegt je handen naar mijn borsten? *** Misschien ... misschien kun je me een beetje wrijven, waar je weet? *** Het zou geweldig zijn" calcext:value-type="string">
            <text:p>Probeer mijn hoofd in een langzame, cirkelvormige beweging te masseren. *** Blijf mijn haar aanraken ~ *** Stop niet ~ *** Headpats ... blijf alsjeblieft voor altijd zo! *** Hoe zit het met je beweegt je handen naar mijn borsten? *** Misschien ... misschien kun je me een beetje wrijven, waar je weet? *** Het zou geweldig zijn</text:p>
          </table:table-cell>
          <table:table-cell table:formula="of:=GOOGLETRANSLATE_YOULIBRECALC([.$D39];[.$D$2];[.$Q$2])" office:value-type="string" office:string-value="천천히 원형 운동으로 머리를 마사지 해보세요. *** 내 머리카락을 계속 만지십시오 ~ *** 멈추지 마십시오 ~ *** 헤드 패트… *** 손을 내 가슴으로 옮기는 건 어때? *** 어쩌면… 어쩌면 당신은 나를 조금만 알고있을 수 있습니까? *** 그것은 큰 t 일 것입니다" calcext:value-type="string">
            <text:p>천천히 원형 운동으로 머리를 마사지 해보세요. *** 내 머리카락을 계속 만지십시오 ~ *** 멈추지 마십시오 ~ *** 헤드 패트… *** 손을 내 가슴으로 옮기는 건 어때? *** 어쩌면… 어쩌면 당신은 나를 조금만 알고있을 수 있습니까? *** 그것은 큰 t 일 것입니다</text:p>
          </table:table-cell>
          <table:table-cell table:formula="of:=GOOGLETRANSLATE_YOULIBRECALC([.$D39];[.$D$2];[.$R$2])" office:value-type="string" office:string-value="Skúste masírovať hlavu pomalým kruhovým pohybom. *** Neustále sa dotýkajte mojich vlasov ~ *** Nepretavte ~ *** SAMPS ... Prosím, zostaňte takto navždy! *** A čo tak s pohybom rúk k mojim prsia? *** Možno ... možno ma môžeš trochu trieť, vieš? *** Bolo by to skvelé t" calcext:value-type="string">
            <text:p>Skúste masírovať hlavu pomalým kruhovým pohybom. *** Neustále sa dotýkajte mojich vlasov ~ *** Nepretavte ~ *** SAMPS ... Prosím, zostaňte takto navždy! *** A čo tak s pohybom rúk k mojim prsia? *** Možno ... možno ma môžeš trochu trieť, vieš? *** Bolo by to skvelé t</text:p>
          </table:table-cell>
          <table:table-cell table:formula="of:=GOOGLETRANSLATE_YOULIBRECALC([.$D39];[.$D$2];[.$S$2])" office:value-type="string" office:string-value="Tente massagear minha cabeça em movimento lento e circular. *** Continue tocando meu cabelo ~ *** Não pare ~ *** Headpats ... por favor, fique assim para sempre! *** Que tal você mover as mãos para meus seios? *** Talvez ... talvez você possa me esfregar um pouco que você sabe onde? *** seria ótimo t" calcext:value-type="string">
            <text:p>Tente massagear minha cabeça em movimento lento e circular. *** Continue tocando meu cabelo ~ *** Não pare ~ *** Headpats ... por favor, fique assim para sempre! *** Que tal você mover as mãos para meus seios? *** Talvez ... talvez você possa me esfregar um pouco que você sabe onde? *** seria ótimo t</text:p>
          </table:table-cell>
          <table:table-cell table:formula="of:=GOOGLETRANSLATE_YOULIBRECALC([.$D39];[.$D$2];[.$T$2])" office:value-type="string" office:string-value="ลองนวดหัวของฉันในการเคลื่อนไหวแบบวงกลมช้า *** สัมผัสผมของฉันต่อไป ~ *** อย่าหยุด ~ *** Headpats …โปรดอยู่แบบนี้ตลอดไป! *** คุณจะขยับมือไปที่หน้าอกของฉันได้อย่างไร? *** บางที…บางทีคุณอาจจะถูฉันสักหน่อยคุณรู้ว่าที่ไหน? *** มันจะยอดเยี่ยม t" calcext:value-type="string">
            <text:p>ลองนวดหัวของฉันในการเคลื่อนไหวแบบวงกลมช้า *** สัมผัสผมของฉันต่อไป ~ *** อย่าหยุด ~ *** Headpats …โปรดอยู่แบบนี้ตลอดไป! *** คุณจะขยับมือไปที่หน้าอกของฉันได้อย่างไร? *** บางที…บางทีคุณอาจจะถูฉันสักหน่อยคุณรู้ว่าที่ไหน? *** มันจะยอดเยี่ยม t</text:p>
          </table:table-cell>
          <table:table-cell table:formula="of:=GOOGLETRANSLATE_YOULIBRECALC([.$D39];[.$D$2];[.$U$2])" office:value-type="string" office:string-value="Cobalah memijat kepala saya dengan gerakan melingkar lambat. *** Terus menyentuh rambut saya ~ *** Jangan berhenti ~ *** headpats ... tolong tetap seperti ini selamanya! *** Bagaimana kalau Anda menggerakkan tangan Anda ke payudara saya? *** Mungkin… mungkin Anda bisa menggosok saya sedikit-Anda-tahu-di mana? *** Akan sangat bagus" calcext:value-type="string">
            <text:p>Cobalah memijat kepala saya dengan gerakan melingkar lambat. *** Terus menyentuh rambut saya ~ *** Jangan berhenti ~ *** headpats ... tolong tetap seperti ini selamanya! *** Bagaimana kalau Anda menggerakkan tangan Anda ke payudara saya? *** Mungkin… mungkin Anda bisa menggosok saya sedikit-Anda-tahu-di mana? *** Akan sangat bagus</text:p>
          </table:table-cell>
          <table:table-cell table:formula="of:=GOOGLETRANSLATE_YOULIBRECALC([.$D39];[.$D$2];[.$V$2])" office:value-type="string" office:string-value="Zkuste masírovat hlavu pomalým kruhovým pohybem. *** Stále se dotýkejte mých vlasů ~ *** Nezastavujte ~ *** Headpaty ... Zůstaňte takhle navždy! *** A co takhle přesunout ruce k mým prsa? *** Možná ... možná mě můžeš trochu otřete? *** Bylo by to skvělé t" calcext:value-type="string">
            <text:p>Zkuste masírovat hlavu pomalým kruhovým pohybem. *** Stále se dotýkejte mých vlasů ~ *** Nezastavujte ~ *** Headpaty ... Zůstaňte takhle navždy! *** A co takhle přesunout ruce k mým prsa? *** Možná ... možná mě můžeš trochu otřete? *** Bylo by to skvělé t</text:p>
          </table:table-cell>
          <table:table-cell table:formula="of:=GOOGLETRANSLATE_YOULIBRECALC([.$D39];[.$D$2];[.$W$2])" office:value-type="string" office:string-value="Subukan ang pag -masahe ng aking ulo sa mabagal, pabilog na paggalaw. *** Patuloy na hawakan ang aking buhok ~ *** Huwag tumigil ~ *** Headpats ... Mangyaring Manatiling Ganito Magpakailanman! *** Paano mo ilipat ang iyong mga kamay sa aking mga boobs? *** Siguro ... baka ma-rub mo ako ng kaunti-alam mo-saan? *** magiging mahusay ito t" calcext:value-type="string">
            <text:p>Subukan ang pag -masahe ng aking ulo sa mabagal, pabilog na paggalaw. *** Patuloy na hawakan ang aking buhok ~ *** Huwag tumigil ~ *** Headpats ... Mangyaring Manatiling Ganito Magpakailanman! *** Paano mo ilipat ang iyong mga kamay sa aking mga boobs? *** Siguro ... baka ma-rub mo ako ng kaunti-alam mo-saan? *** magiging mahusay ito t</text:p>
          </table:table-cell>
          <table:table-cell table:formula="of:=GOOGLETRANSLATE_YOULIBRECALC([.$D39];[.$D$2];[.$X$2])" office:value-type="string" office:string-value="Спробуйте масажувати голову повільним круговим рухом. *** Продовжуйте торкатися мого волосся ~ *** Не зупиняйтесь ~ *** Голови ... Будь ласка, залишайтеся таким назавжди! *** Як щодо того, щоб ви перемістили руки до моїх сиськів? ***, можливо,… можливо, ти можеш трохи потерти мене, коли ти знаєш? *** це було б чудово t" calcext:value-type="string">
            <text:p>Спробуйте масажувати голову повільним круговим рухом. *** Продовжуйте торкатися мого волосся ~ *** Не зупиняйтесь ~ *** Голови ... Будь ласка, залишайтеся таким назавжди! *** Як щодо того, щоб ви перемістили руки до моїх сиськів? ***, можливо,… можливо, ти можеш трохи потерти мене, коли ти знаєш? *** це було б чудово t</text:p>
          </table:table-cell>
          <table:table-cell table:formula="of:=GOOGLETRANSLATE_YOULIBRECALC([.$D39];[.$D$2];[.$Y$2])" office:value-type="string" office:string-value="Hãy thử mát xa đầu của tôi theo chuyển động chậm, tròn. *** Hãy tiếp tục chạm vào tóc của tôi ~ *** don lồng dừng ~ *** Headpats… Hãy ở lại như thế này mãi mãi! *** Làm thế nào về việc bạn di chuyển bàn tay của bạn đến bộ ngực của tôi? *** Có lẽ… có lẽ bạn có thể chà tôi một chút bạn biết? *** Nó sẽ rất tuyệt" calcext:value-type="string">
            <text:p>Hãy thử mát xa đầu của tôi theo chuyển động chậm, tròn. *** Hãy tiếp tục chạm vào tóc của tôi ~ *** don lồng dừng ~ *** Headpats… Hãy ở lại như thế này mãi mãi! *** Làm thế nào về việc bạn di chuyển bàn tay của bạn đến bộ ngực của tôi? *** Có lẽ… có lẽ bạn có thể chà tôi một chút bạn biết? *** Nó sẽ rất tuyệt</text:p>
          </table:table-cell>
          <table:table-cell table:formula="of:=GOOGLETRANSLATE_YOULIBRECALC([.$D39];[.$D$2];[.$Z$2])" office:value-type="string" office:string-value="Versuchen Sie, meinen Kopf in langsamer, kreisförmiger Bewegung zu massieren. *** Berühren Sie immer wieder meine Haare ~ *** Hören Sie nicht auf ~ *** Headpats ... bitte bleiben Sie für immer so! *** Wie wäre es, wenn du deine Hände zu meinen Brüsten bewegen? *** Vielleicht ... vielleicht kannst du mich ein bisschen reiben, wenn du weißt, wo? *** Es wäre großartig t" calcext:value-type="string">
            <text:p>Versuchen Sie, meinen Kopf in langsamer, kreisförmiger Bewegung zu massieren. *** Berühren Sie immer wieder meine Haare ~ *** Hören Sie nicht auf ~ *** Headpats ... bitte bleiben Sie für immer so! *** Wie wäre es, wenn du deine Hände zu meinen Brüsten bewegen? *** Vielleicht ... vielleicht kannst du mich ein bisschen reiben, wenn du weißt, wo? *** Es wäre großartig t</text:p>
          </table:table-cell>
          <table:table-cell table:formula="of:=GOOGLETRANSLATE_YOULIBRECALC([.$D39];[.$D$2];[.$AA$2])" office:value-type="string" office:string-value="Kokeile hierontaa päätäni hitaasti, pyöreällä liikkeellä. *** Kosketa hiuksiani ~ *** Älä lopeta ~ *** Heads ... Pysy niin ikuisesti! *** Entä jos siirrät kätesi rinnalleni? *** Ehkä… ehkä voit hieroa minua vähän tiedät missä? *** se olisi hienoa t" calcext:value-type="string">
            <text:p>Kokeile hierontaa päätäni hitaasti, pyöreällä liikkeellä. *** Kosketa hiuksiani ~ *** Älä lopeta ~ *** Heads ... Pysy niin ikuisesti! *** Entä jos siirrät kätesi rinnalleni? *** Ehkä… ehkä voit hieroa minua vähän tiedät missä? *** se olisi hienoa t</text:p>
          </table:table-cell>
          <table:table-cell table:formula="of:=GOOGLETRANSLATE_YOULIBRECALC([.$D39];[.$D$2];[.$AB$2])" office:value-type="string" office:string-value="Prøv at massere mit hoved i langsom, cirkulær bevægelse. *** Bliv ved med at røre ved mit hår ~ *** Stop ikke ~ *** Hovedpulter ... vær venlig at blive sådan for evigt! *** Hvad med at du flytter dine hænder til mine bryster? *** Måske ... måske kan du gnide mig lidt dig-ved-hvor? *** Det ville være godt t" calcext:value-type="string">
            <text:p>Prøv at massere mit hoved i langsom, cirkulær bevægelse. *** Bliv ved med at røre ved mit hår ~ *** Stop ikke ~ *** Hovedpulter ... vær venlig at blive sådan for evigt! *** Hvad med at du flytter dine hænder til mine bryster? *** Måske ... måske kan du gnide mig lidt dig-ved-hvor? *** Det ville være godt t</text:p>
          </table:table-cell>
          <table:table-cell office:value-type="string" calcext:value-type="string">
            <text:p>***END***</text:p>
          </table:table-cell>
          <table:table-cell table:number-columns-repeated="16355"/>
        </table:table-row>
        <table:table-row table:style-name="ro9">
          <table:table-cell table:style-name="ce6" office:value-type="string" calcext:value-type="string">
            <text:p>***Frick_Headpat***</text:p>
          </table:table-cell>
          <table:table-cell table:style-name="ce17" office:value-type="string" calcext:value-type="string">
            <text:p>You</text:p>
          </table:table-cell>
          <table:table-cell table:style-name="ce6" office:value-type="string" calcext:value-type="string">
            <text:p>Y</text:p>
          </table:table-cell>
          <table:table-cell table:style-name="ce30" office:value-type="string" calcext:value-type="string">
            <text:p>Consider it done~***Sure~</text:p>
          </table:table-cell>
          <table:table-cell table:formula="of:=GOOGLETRANSLATE_YOULIBRECALC([.$D40];[.$D$2];[.$E$2])" office:value-type="string" office:string-value="考虑完成〜***确定〜" calcext:value-type="string">
            <text:p>考虑完成〜***确定〜</text:p>
          </table:table-cell>
          <table:table-cell table:formula="of:=GOOGLETRANSLATE_YOULIBRECALC([.$D40];[.$D$2];[.$F$2])" office:value-type="string" office:string-value="それが行われたと考えてください〜***確かに〜" calcext:value-type="string">
            <text:p>それが行われたと考えてください〜***確かに〜</text:p>
          </table:table-cell>
          <table:table-cell table:formula="of:=GOOGLETRANSLATE_YOULIBRECALC([.$D40];[.$D$2];[.$G$2])" office:value-type="string" office:string-value="Rozważ to ~ *** Jasne ~" calcext:value-type="string">
            <text:p>Rozważ to ~ *** Jasne ~</text:p>
          </table:table-cell>
          <table:table-cell table:formula="of:=GOOGLETRANSLATE_YOULIBRECALC([.$D40];[.$D$2];[.$H$2])" office:value-type="string" office:string-value="Considérelo hecho ~ *** seguro ~" calcext:value-type="string">
            <text:p>Considérelo hecho ~ *** seguro ~</text:p>
          </table:table-cell>
          <table:table-cell table:formula="of:=GOOGLETRANSLATE_YOULIBRECALC([.$D40];[.$D$2];[.$I$2])" office:value-type="string" office:string-value="Считай это сделано ~ *** Конечно ~" calcext:value-type="string">
            <text:p>Считай это сделано ~ *** Конечно ~</text:p>
          </table:table-cell>
          <table:table-cell table:formula="of:=GOOGLETRANSLATE_YOULIBRECALC([.$D40];[.$D$2];[.$J$2])" office:value-type="string" office:string-value="Considérez-le fait ~ *** sûr ~" calcext:value-type="string">
            <text:p>Considérez-le fait ~ *** sûr ~</text:p>
          </table:table-cell>
          <table:table-cell table:formula="of:=GOOGLETRANSLATE_YOULIBRECALC([.$D40];[.$D$2];[.$K$2])" office:value-type="string" office:string-value="Upoštevajte, da je bilo narejeno ~ *** prepričan ~" calcext:value-type="string">
            <text:p>Upoštevajte, da je bilo narejeno ~ *** prepričan ~</text:p>
          </table:table-cell>
          <table:table-cell table:formula="of:=GOOGLETRANSLATE_YOULIBRECALC([.$D40];[.$D$2];[.$L$2])" office:value-type="string" office:string-value="Fontolja, hogy kész ~ *** biztos ~" calcext:value-type="string">
            <text:p>Fontolja, hogy kész ~ *** biztos ~</text:p>
          </table:table-cell>
          <table:table-cell table:formula="of:=GOOGLETRANSLATE_YOULIBRECALC([.$D40];[.$D$2];[.$M$2])" office:value-type="string" office:string-value="Σκεφτείτε ότι έγινε ~ *** Σίγουρα ~" calcext:value-type="string">
            <text:p>Σκεφτείτε ότι έγινε ~ *** Σίγουρα ~</text:p>
          </table:table-cell>
          <table:table-cell table:formula="of:=GOOGLETRANSLATE_YOULIBRECALC([.$D40];[.$D$2];[.$N$2])" office:value-type="string" office:string-value="Yapıldığını düşünün ~ *** emin ~" calcext:value-type="string">
            <text:p>Yapıldığını düşünün ~ *** emin ~</text:p>
          </table:table-cell>
          <table:table-cell table:formula="of:=GOOGLETRANSLATE_YOULIBRECALC([.$D40];[.$D$2];[.$O$2])" office:value-type="string" office:string-value="Consideralo fatto ~ *** Certo ~" calcext:value-type="string">
            <text:p>Consideralo fatto ~ *** Certo ~</text:p>
          </table:table-cell>
          <table:table-cell table:formula="of:=GOOGLETRANSLATE_YOULIBRECALC([.$D40];[.$D$2];[.$P$2])" office:value-type="string" office:string-value="Beschouw het gedaan ~ *** zeker ~" calcext:value-type="string">
            <text:p>Beschouw het gedaan ~ *** zeker ~</text:p>
          </table:table-cell>
          <table:table-cell table:formula="of:=GOOGLETRANSLATE_YOULIBRECALC([.$D40];[.$D$2];[.$Q$2])" office:value-type="string" office:string-value="~ *** 물론 ~" calcext:value-type="string">
            <text:p>~ *** 물론 ~</text:p>
          </table:table-cell>
          <table:table-cell table:formula="of:=GOOGLETRANSLATE_YOULIBRECALC([.$D40];[.$D$2];[.$R$2])" office:value-type="string" office:string-value="Zvážte to urobené ~ *** isté ~" calcext:value-type="string">
            <text:p>Zvážte to urobené ~ *** isté ~</text:p>
          </table:table-cell>
          <table:table-cell table:formula="of:=GOOGLETRANSLATE_YOULIBRECALC([.$D40];[.$D$2];[.$S$2])" office:value-type="string" office:string-value="Considere isso feito ~** com certeza ~" calcext:value-type="string">
            <text:p>Considere isso feito ~** com certeza ~</text:p>
          </table:table-cell>
          <table:table-cell table:formula="of:=GOOGLETRANSLATE_YOULIBRECALC([.$D40];[.$D$2];[.$T$2])" office:value-type="string" office:string-value="พิจารณาแล้ว ~ *** แน่นอน ~" calcext:value-type="string">
            <text:p>พิจารณาแล้ว ~ *** แน่นอน ~</text:p>
          </table:table-cell>
          <table:table-cell table:formula="of:=GOOGLETRANSLATE_YOULIBRECALC([.$D40];[.$D$2];[.$U$2])" office:value-type="string" office:string-value="Pertimbangkan itu dilakukan ~ *** Tentu ~" calcext:value-type="string">
            <text:p>Pertimbangkan itu dilakukan ~ *** Tentu ~</text:p>
          </table:table-cell>
          <table:table-cell table:formula="of:=GOOGLETRANSLATE_YOULIBRECALC([.$D40];[.$D$2];[.$V$2])" office:value-type="string" office:string-value="Zvažte to ~ *** jistě ~" calcext:value-type="string">
            <text:p>Zvažte to ~ *** jistě ~</text:p>
          </table:table-cell>
          <table:table-cell table:formula="of:=GOOGLETRANSLATE_YOULIBRECALC([.$D40];[.$D$2];[.$W$2])" office:value-type="string" office:string-value="Isaalang -alang ito ~ *** sigurado ~" calcext:value-type="string">
            <text:p>Isaalang -alang ito ~ *** sigurado ~</text:p>
          </table:table-cell>
          <table:table-cell table:formula="of:=GOOGLETRANSLATE_YOULIBRECALC([.$D40];[.$D$2];[.$X$2])" office:value-type="string" office:string-value="Подумайте, що це зроблено ~ *** впевнено ~" calcext:value-type="string">
            <text:p>Подумайте, що це зроблено ~ *** впевнено ~</text:p>
          </table:table-cell>
          <table:table-cell table:formula="of:=GOOGLETRANSLATE_YOULIBRECALC([.$D40];[.$D$2];[.$Y$2])" office:value-type="string" office:string-value="Hãy xem xét nó được thực hiện ~ *** chắc chắn ~" calcext:value-type="string">
            <text:p>Hãy xem xét nó được thực hiện ~ *** chắc chắn ~</text:p>
          </table:table-cell>
          <table:table-cell table:formula="of:=GOOGLETRANSLATE_YOULIBRECALC([.$D40];[.$D$2];[.$Z$2])" office:value-type="string" office:string-value="Betrachten Sie es geschafft ~ *** Sicher ~" calcext:value-type="string">
            <text:p>Betrachten Sie es geschafft ~ *** Sicher ~</text:p>
          </table:table-cell>
          <table:table-cell table:formula="of:=GOOGLETRANSLATE_YOULIBRECALC([.$D40];[.$D$2];[.$AA$2])" office:value-type="string" office:string-value="Pitää sitä tehty ~ *** varma ~" calcext:value-type="string">
            <text:p>Pitää sitä tehty ~ *** varma ~</text:p>
          </table:table-cell>
          <table:table-cell table:formula="of:=GOOGLETRANSLATE_YOULIBRECALC([.$D40];[.$D$2];[.$AB$2])" office:value-type="string" office:string-value="Overvej det gjort ~ *** sikker ~" calcext:value-type="string">
            <text:p>Overvej det gjort ~ *** sikker ~</text:p>
          </table:table-cell>
          <table:table-cell office:value-type="string" calcext:value-type="string">
            <text:p>***END***</text:p>
          </table:table-cell>
          <table:table-cell table:number-columns-repeated="16355"/>
        </table:table-row>
        <table:table-row table:style-name="ro18">
          <table:table-cell table:style-name="ce6" office:value-type="string" calcext:value-type="string">
            <text:p>***Frick_FingeringDuring***</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It’s not only about the insertion: try as well to feel the tact. Identify her G spot. Play a little~***Practice with different angles, rhythms and finger movements. ***Combine the fingering with other petting options~***One hand in my puss, the other on m</text:p>
          </table:table-cell>
          <table:table-cell table:formula="of:=GOOGLETRANSLATE_YOULIBRECALC([.$D41];[.$D$2];[.$E$2])" office:value-type="string" office:string-value="这不仅与插入有关：尝试感受到机智。识别她的G位置。用不同的角度，节奏和手指动作播放一点〜***练习。 ***将指法与其他抚摸选择结合在一起〜***一只手在我的猫中，另一只手在m上" calcext:value-type="string">
            <text:p>这不仅与插入有关：尝试感受到机智。识别她的G位置。用不同的角度，节奏和手指动作播放一点〜***练习。 ***将指法与其他抚摸选择结合在一起〜***一只手在我的猫中，另一只手在m上</text:p>
          </table:table-cell>
          <table:table-cell table:formula="of:=GOOGLETRANSLATE_YOULIBRECALC([.$D41];[.$D$2];[.$F$2])" office:value-type="string" office:string-value="挿入だけではありません。タクトを感じてみてください。彼女のGスポットを特定します。さまざまな角度、リズム、指の動きで少し〜***練習します。 ***他のふれあいオプションと運指を組み合わせてください〜***私の猫の片方の手、もう片方" calcext:value-type="string">
            <text:p>挿入だけではありません。タクトを感じてみてください。彼女のGスポットを特定します。さまざまな角度、リズム、指の動きで少し〜***練習します。 ***他のふれあいオプションと運指を組み合わせてください〜***私の猫の片方の手、もう片方</text:p>
          </table:table-cell>
          <table:table-cell table:formula="of:=GOOGLETRANSLATE_YOULIBRECALC([.$D41];[.$D$2];[.$G$2])" office:value-type="string" office:string-value="Chodzi nie tylko o wprowadzenie: spróbuj także poczuć takt. Zidentyfikuj jej miejsce G. Zagraj w trochę ~ *** ćwicz pod różnymi kątami, rytmami i ruchami palców. *** Połącz palcowanie z innymi opcjami pieszczot ~ *** jedna ręka w moim ciciu, druga na m" calcext:value-type="string">
            <text:p>Chodzi nie tylko o wprowadzenie: spróbuj także poczuć takt. Zidentyfikuj jej miejsce G. Zagraj w trochę ~ *** ćwicz pod różnymi kątami, rytmami i ruchami palców. *** Połącz palcowanie z innymi opcjami pieszczot ~ *** jedna ręka w moim ciciu, druga na m</text:p>
          </table:table-cell>
          <table:table-cell table:formula="of:=GOOGLETRANSLATE_YOULIBRECALC([.$D41];[.$D$2];[.$H$2])" office:value-type="string" office:string-value="No se trata solo de la inserción: intente también sentir el tacto. Identifica su lugar G. Juega un poco ~ *** practicar con diferentes ángulos, ritmos y movimientos de los dedos. *** Combine la digitación con otras opciones de caricias ~ *** una mano en mi coño, la otra en M" calcext:value-type="string">
            <text:p>No se trata solo de la inserción: intente también sentir el tacto. Identifica su lugar G. Juega un poco ~ *** practicar con diferentes ángulos, ritmos y movimientos de los dedos. *** Combine la digitación con otras opciones de caricias ~ *** una mano en mi coño, la otra en M</text:p>
          </table:table-cell>
          <table:table-cell table:formula="of:=GOOGLETRANSLATE_YOULIBRECALC([.$D41];[.$D$2];[.$I$2])" office:value-type="string" office:string-value="Речь идет не только о вставке: попробуйте также почувствовать такт. Определите ее место G. Играйте немного ~ *** Практикуйте с разными углами, ритмами и движениями пальцев. *** Объедините пальцы с другими вариантами ласка" calcext:value-type="string">
            <text:p>Речь идет не только о вставке: попробуйте также почувствовать такт. Определите ее место G. Играйте немного ~ *** Практикуйте с разными углами, ритмами и движениями пальцев. *** Объедините пальцы с другими вариантами ласка</text:p>
          </table:table-cell>
          <table:table-cell table:formula="of:=GOOGLETRANSLATE_YOULIBRECALC([.$D41];[.$D$2];[.$J$2])" office:value-type="string" office:string-value="Il ne s'agit pas seulement de l'insertion: essayez aussi de ressentir le tact. Identifiez sa place G. Jouez un peu ~ *** Pratiquez avec différents angles, rythmes et mouvements des doigts. *** Mélanger le doigté avec d'autres options de caresses ~ *** Une main dans mon chat, l'autre sur m" calcext:value-type="string">
            <text:p>Il ne s'agit pas seulement de l'insertion: essayez aussi de ressentir le tact. Identifiez sa place G. Jouez un peu ~ *** Pratiquez avec différents angles, rythmes et mouvements des doigts. *** Mélanger le doigté avec d'autres options de caresses ~ *** Une main dans mon chat, l'autre sur m</text:p>
          </table:table-cell>
          <table:table-cell table:formula="of:=GOOGLETRANSLATE_YOULIBRECALC([.$D41];[.$D$2];[.$K$2])" office:value-type="string" office:string-value="Ne gre samo za vstavljanje: poskusite tudi začutiti takt. Prepoznajte njeno g mesto. Igrajte malo ~ *** vadbe z različnimi koti, ritmi in gibi prstov. *** Zbirajte prst z drugimi možnostmi za malenkost ~ *** Ena roka v moji pusi, druga na m" calcext:value-type="string">
            <text:p>Ne gre samo za vstavljanje: poskusite tudi začutiti takt. Prepoznajte njeno g mesto. Igrajte malo ~ *** vadbe z različnimi koti, ritmi in gibi prstov. *** Zbirajte prst z drugimi možnostmi za malenkost ~ *** Ena roka v moji pusi, druga na m</text:p>
          </table:table-cell>
          <table:table-cell table:formula="of:=GOOGLETRANSLATE_YOULIBRECALC([.$D41];[.$D$2];[.$L$2])" office:value-type="string" office:string-value="Nem csak a beillesztésről szól: próbáld meg érezni a tapintat is. Azonosítsa a G foltját. Játssz egy kis ~ *** gyakorlatot különböző szögekkel, ritmusokkal és ujjmozgásokkal. *** Kombinálja az ujját más petting -lehetőségekkel ~ *** Az egyik kezem a pussomban, a másik a m ​​-en" calcext:value-type="string">
            <text:p>Nem csak a beillesztésről szól: próbáld meg érezni a tapintat is. Azonosítsa a G foltját. Játssz egy kis ~ *** gyakorlatot különböző szögekkel, ritmusokkal és ujjmozgásokkal. *** Kombinálja az ujját más petting -lehetőségekkel ~ *** Az egyik kezem a pussomban, a másik a m ​​-en</text:p>
          </table:table-cell>
          <table:table-cell table:formula="of:=GOOGLETRANSLATE_YOULIBRECALC([.$D41];[.$D$2];[.$M$2])" office:value-type="string" office:string-value="Δεν είναι μόνο για την εισαγωγή: δοκιμάστε επίσης να αισθανθείτε την τακτική. Προσδιορίστε το σημείο της. Παίξτε λίγο ~ *** πρακτική με διαφορετικές γωνίες, ρυθμούς και κινήσεις των δακτύλων. *** Συνδυάστε το δάχτυλο με άλλες επιλογές petting ~ *** το ένα χέρι στο puss μου, το άλλο στο m" calcext:value-type="string">
            <text:p>Δεν είναι μόνο για την εισαγωγή: δοκιμάστε επίσης να αισθανθείτε την τακτική. Προσδιορίστε το σημείο της. Παίξτε λίγο ~ *** πρακτική με διαφορετικές γωνίες, ρυθμούς και κινήσεις των δακτύλων. *** Συνδυάστε το δάχτυλο με άλλες επιλογές petting ~ *** το ένα χέρι στο puss μου, το άλλο στο m</text:p>
          </table:table-cell>
          <table:table-cell table:formula="of:=GOOGLETRANSLATE_YOULIBRECALC([.$D41];[.$D$2];[.$N$2])" office:value-type="string" office:string-value="Bu sadece ekleme ile ilgili değil: takımı hissetmek için de deneyin. G noktasını tanımlayın. Farklı açılar, ritimler ve parmak hareketleri ile biraz ~ *** pratik yapın. *** Parmakları diğer sevişme seçenekleriyle birleştirin ~ *** Bir elim, diğeri m'de" calcext:value-type="string">
            <text:p>Bu sadece ekleme ile ilgili değil: takımı hissetmek için de deneyin. G noktasını tanımlayın. Farklı açılar, ritimler ve parmak hareketleri ile biraz ~ *** pratik yapın. *** Parmakları diğer sevişme seçenekleriyle birleştirin ~ *** Bir elim, diğeri m'de</text:p>
          </table:table-cell>
          <table:table-cell table:formula="of:=GOOGLETRANSLATE_YOULIBRECALC([.$D41];[.$D$2];[.$O$2])" office:value-type="string" office:string-value="Non si tratta solo dell'inserimento: cerca anche di sentire il tatto. Identifica il suo punto G. Gioca un po 'di pratica ~ *** con diversi angoli, ritmi e movimenti delle dita. *** Combina la diteggiatura con altre opzioni di petting ~ *** una mano nel mio serpente, l'altra su m" calcext:value-type="string">
            <text:p>Non si tratta solo dell'inserimento: cerca anche di sentire il tatto. Identifica il suo punto G. Gioca un po 'di pratica ~ *** con diversi angoli, ritmi e movimenti delle dita. *** Combina la diteggiatura con altre opzioni di petting ~ *** una mano nel mio serpente, l'altra su m</text:p>
          </table:table-cell>
          <table:table-cell table:formula="of:=GOOGLETRANSLATE_YOULIBRECALC([.$D41];[.$D$2];[.$P$2])" office:value-type="string" office:string-value="Het gaat niet alleen om de invoeging: probeer ook de tact te voelen. Identificeer haar G -plek. Speel een beetje ~ *** Oefen met verschillende hoeken, ritmes en vingerbewegingen. *** Combineer het vingeren met andere aaienopties ~ *** Eén hand in mijn poes, de andere op m" calcext:value-type="string">
            <text:p>Het gaat niet alleen om de invoeging: probeer ook de tact te voelen. Identificeer haar G -plek. Speel een beetje ~ *** Oefen met verschillende hoeken, ritmes en vingerbewegingen. *** Combineer het vingeren met andere aaienopties ~ *** Eén hand in mijn poes, de andere op m</text:p>
          </table:table-cell>
          <table:table-cell table:formula="of:=GOOGLETRANSLATE_YOULIBRECALC([.$D41];[.$D$2];[.$Q$2])" office:value-type="string" office:string-value="삽입에 관한 것이 아니라 전술을 느끼도록 노력하십시오. 그녀의 G 지점을 식별하십시오. 다른 각도, 리듬 및 손가락 움직임으로 약간의 연습을합니다. *** 손가락을 다른 애완 동물 옵션과 결합하여 ~ *** 한 손, 다른 한 손, 다른 손은 m에" calcext:value-type="string">
            <text:p>삽입에 관한 것이 아니라 전술을 느끼도록 노력하십시오. 그녀의 G 지점을 식별하십시오. 다른 각도, 리듬 및 손가락 움직임으로 약간의 연습을합니다. *** 손가락을 다른 애완 동물 옵션과 결합하여 ~ *** 한 손, 다른 한 손, 다른 손은 m에</text:p>
          </table:table-cell>
          <table:table-cell table:formula="of:=GOOGLETRANSLATE_YOULIBRECALC([.$D41];[.$D$2];[.$R$2])" office:value-type="string" office:string-value="Nejde iba o vloženie: skúste tiež cítiť takt. Identifikujte jej miesto G. Zahrajte si trochu ~ *** Cvičenie s rôznymi uhlami, rytmami a pohybmi prstov. *** Kombinujte prstovanie s ďalšími možnosťami maznania ~ *** Jednou rukou v mojej kunde, druhá na m" calcext:value-type="string">
            <text:p>Nejde iba o vloženie: skúste tiež cítiť takt. Identifikujte jej miesto G. Zahrajte si trochu ~ *** Cvičenie s rôznymi uhlami, rytmami a pohybmi prstov. *** Kombinujte prstovanie s ďalšími možnosťami maznania ~ *** Jednou rukou v mojej kunde, druhá na m</text:p>
          </table:table-cell>
          <table:table-cell table:formula="of:=GOOGLETRANSLATE_YOULIBRECALC([.$D41];[.$D$2];[.$S$2])" office:value-type="string" office:string-value="Não se trata apenas da inserção: tente também sentir o tato. Identifique seu ponto G. Jogue um pouco de prática com diferentes ângulos, ritmos e movimentos dos dedos. *** Combine o dedilhado com outras opções de estimação ~ *** uma mão no meu bico, a outra em M" calcext:value-type="string">
            <text:p>Não se trata apenas da inserção: tente também sentir o tato. Identifique seu ponto G. Jogue um pouco de prática com diferentes ângulos, ritmos e movimentos dos dedos. *** Combine o dedilhado com outras opções de estimação ~ *** uma mão no meu bico, a outra em M</text:p>
          </table:table-cell>
          <table:table-cell table:formula="of:=GOOGLETRANSLATE_YOULIBRECALC([.$D41];[.$D$2];[.$T$2])" office:value-type="string" office:string-value="ไม่เพียง แต่เกี่ยวกับการแทรก: พยายามเช่นกันเพื่อให้รู้สึกถึงไหวพริบ ระบุจุด G ของเธอ เล่นนิดหน่อย ~ *** ฝึกฝนด้วยมุมที่แตกต่างกันจังหวะและการเคลื่อนไหวของนิ้ว *** รวมนิ้วเข้ากับตัวเลือกการลูบคลำอื่น ๆ ~ *** มือข้างหนึ่งใน Puss ของฉันอีกข้างหนึ่งใน M" calcext:value-type="string">
            <text:p>ไม่เพียง แต่เกี่ยวกับการแทรก: พยายามเช่นกันเพื่อให้รู้สึกถึงไหวพริบ ระบุจุด G ของเธอ เล่นนิดหน่อย ~ *** ฝึกฝนด้วยมุมที่แตกต่างกันจังหวะและการเคลื่อนไหวของนิ้ว *** รวมนิ้วเข้ากับตัวเลือกการลูบคลำอื่น ๆ ~ *** มือข้างหนึ่งใน Puss ของฉันอีกข้างหนึ่งใน M</text:p>
          </table:table-cell>
          <table:table-cell table:formula="of:=GOOGLETRANSLATE_YOULIBRECALC([.$D41];[.$D$2];[.$U$2])" office:value-type="string" office:string-value="Ini bukan hanya tentang penyisipan: coba juga untuk merasakan kebijaksanaannya. Identifikasi tempat G -nya. Mainkan sedikit ~ *** Latihan dengan sudut yang berbeda, ritme, dan gerakan jari. *** Gabungkan jari dengan opsi petting lainnya ~ *** satu tangan di kucing saya, yang lain di m" calcext:value-type="string">
            <text:p>Ini bukan hanya tentang penyisipan: coba juga untuk merasakan kebijaksanaannya. Identifikasi tempat G -nya. Mainkan sedikit ~ *** Latihan dengan sudut yang berbeda, ritme, dan gerakan jari. *** Gabungkan jari dengan opsi petting lainnya ~ *** satu tangan di kucing saya, yang lain di m</text:p>
          </table:table-cell>
          <table:table-cell table:formula="of:=GOOGLETRANSLATE_YOULIBRECALC([.$D41];[.$D$2];[.$V$2])" office:value-type="string" office:string-value="Nejde jen o vložení: snažte se také cítit takto. Identifikujte její g místo. Hrajte trochu ~ *** cvičit s různými úhly, rytmy a pohyby prstů. *** Zkombinujte prstoklad s dalšími možnostmi mazlení ~ *** Jedna ruka v mém kundě, druhá na m" calcext:value-type="string">
            <text:p>Nejde jen o vložení: snažte se také cítit takto. Identifikujte její g místo. Hrajte trochu ~ *** cvičit s různými úhly, rytmy a pohyby prstů. *** Zkombinujte prstoklad s dalšími možnostmi mazlení ~ *** Jedna ruka v mém kundě, druhá na m</text:p>
          </table:table-cell>
          <table:table-cell table:formula="of:=GOOGLETRANSLATE_YOULIBRECALC([.$D41];[.$D$2];[.$W$2])" office:value-type="string" office:string-value="Hindi lamang ito tungkol sa pagpasok: subukan din upang madama ang taktika. Kilalanin ang kanyang G spot. Maglaro ng kaunti ~ *** pagsasanay na may iba't ibang mga anggulo, ritmo at paggalaw ng daliri. *** Pagsamahin ang daliri sa iba pang mga pagpipilian sa petting ~ *** Isang kamay sa aking puss, ang iba pa sa m" calcext:value-type="string">
            <text:p>Hindi lamang ito tungkol sa pagpasok: subukan din upang madama ang taktika. Kilalanin ang kanyang G spot. Maglaro ng kaunti ~ *** pagsasanay na may iba't ibang mga anggulo, ritmo at paggalaw ng daliri. *** Pagsamahin ang daliri sa iba pang mga pagpipilian sa petting ~ *** Isang kamay sa aking puss, ang iba pa sa m</text:p>
          </table:table-cell>
          <table:table-cell table:formula="of:=GOOGLETRANSLATE_YOULIBRECALC([.$D41];[.$D$2];[.$X$2])" office:value-type="string" office:string-value="Йдеться не лише про вставку: спробуйте також відчути тактовність. Визначте її g місце. Грайте трохи ~ *** практикуйте з різними кутами, ритмами та рухами пальців. *** поєднайте пальці з іншими параметрами домашнього мірки ~ *** однією рукою в моїй кицьці, інша на м" calcext:value-type="string">
            <text:p>Йдеться не лише про вставку: спробуйте також відчути тактовність. Визначте її g місце. Грайте трохи ~ *** практикуйте з різними кутами, ритмами та рухами пальців. *** поєднайте пальці з іншими параметрами домашнього мірки ~ *** однією рукою в моїй кицьці, інша на м</text:p>
          </table:table-cell>
          <table:table-cell table:formula="of:=GOOGLETRANSLATE_YOULIBRECALC([.$D41];[.$D$2];[.$Y$2])" office:value-type="string" office:string-value="Nó không chỉ về việc chèn: cũng cố gắng để cảm nhận sự khéo léo. Xác định điểm G của cô. Chơi một chút ~ *** Thực hành với các góc độ khác nhau, nhịp điệu và chuyển động ngón tay. *** Kết hợp ngón tay với các tùy chọn vuốt ve khác ~ *** Một tay trong puss của tôi, tay kia trên m" calcext:value-type="string">
            <text:p>Nó không chỉ về việc chèn: cũng cố gắng để cảm nhận sự khéo léo. Xác định điểm G của cô. Chơi một chút ~ *** Thực hành với các góc độ khác nhau, nhịp điệu và chuyển động ngón tay. *** Kết hợp ngón tay với các tùy chọn vuốt ve khác ~ *** Một tay trong puss của tôi, tay kia trên m</text:p>
          </table:table-cell>
          <table:table-cell table:formula="of:=GOOGLETRANSLATE_YOULIBRECALC([.$D41];[.$D$2];[.$Z$2])" office:value-type="string" office:string-value="Es geht nicht nur um das Einfügen: versuchen Sie es auch, den Takt zu spüren. Identifizieren Sie ihren G -Punkt. Spielen Sie ein wenig ~ *** Übung mit verschiedenen Winkeln, Rhythmen und Fingerbewegungen. *** Kombinieren Sie das Fingern mit anderen Streicheloptionen ~ *** Eine Hand in meinem Kater, die andere auf m" calcext:value-type="string">
            <text:p>Es geht nicht nur um das Einfügen: versuchen Sie es auch, den Takt zu spüren. Identifizieren Sie ihren G -Punkt. Spielen Sie ein wenig ~ *** Übung mit verschiedenen Winkeln, Rhythmen und Fingerbewegungen. *** Kombinieren Sie das Fingern mit anderen Streicheloptionen ~ *** Eine Hand in meinem Kater, die andere auf m</text:p>
          </table:table-cell>
          <table:table-cell table:formula="of:=GOOGLETRANSLATE_YOULIBRECALC([.$D41];[.$D$2];[.$AA$2])" office:value-type="string" office:string-value="Kyse ei ole vain lisäyksestä: yritä myös tuntea tahdikkuutta. Tunnista hänen G -piste. Pelaa vähän ~ *** Harjoittele eri kulmilla, rytmeillä ja sormenliikkeillä. *** Yhdistä sormitus muihin lemmikkivaihtoehtoihin ~ *** Yhden käden pussissani, toinen m: llä" calcext:value-type="string">
            <text:p>Kyse ei ole vain lisäyksestä: yritä myös tuntea tahdikkuutta. Tunnista hänen G -piste. Pelaa vähän ~ *** Harjoittele eri kulmilla, rytmeillä ja sormenliikkeillä. *** Yhdistä sormitus muihin lemmikkivaihtoehtoihin ~ *** Yhden käden pussissani, toinen m: llä</text:p>
          </table:table-cell>
          <table:table-cell table:formula="of:=GOOGLETRANSLATE_YOULIBRECALC([.$D41];[.$D$2];[.$AB$2])" office:value-type="string" office:string-value="Det handler ikke kun om indsættelsen: prøv også at føle takten. Identificer hendes G -plet. Spil lidt ~ *** Øv med forskellige vinkler, rytmer og fingerbevægelser. *** Kombiner fingering med andre klappemuligheder ~ *** Den ene hånd i min puss, den anden på m" calcext:value-type="string">
            <text:p>Det handler ikke kun om indsættelsen: prøv også at føle takten. Identificer hendes G -plet. Spil lidt ~ *** Øv med forskellige vinkler, rytmer og fingerbevægelser. *** Kombiner fingering med andre klappemuligheder ~ *** Den ene hånd i min puss, den anden på m</text:p>
          </table:table-cell>
          <table:table-cell office:value-type="string" calcext:value-type="string">
            <text:p>***END***</text:p>
          </table:table-cell>
          <table:table-cell table:number-columns-repeated="16355"/>
        </table:table-row>
        <table:table-row table:style-name="ro12">
          <table:table-cell table:style-name="ce6" office:value-type="string" calcext:value-type="string">
            <text:p>***Frick_FingeringDuring***</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42];[.$D$2];[.$E$2])" office:value-type="string" office:string-value="无效的" calcext:value-type="string">
            <text:p>无效的</text:p>
          </table:table-cell>
          <table:table-cell table:formula="of:=GOOGLETRANSLATE_YOULIBRECALC([.$D42];[.$D$2];[.$F$2])" office:value-type="string" office:string-value="ヌル" calcext:value-type="string">
            <text:p>ヌル</text:p>
          </table:table-cell>
          <table:table-cell table:formula="of:=GOOGLETRANSLATE_YOULIBRECALC([.$D42];[.$D$2];[.$G$2])" office:value-type="string" office:string-value="nieważny" calcext:value-type="string">
            <text:p>nieważny</text:p>
          </table:table-cell>
          <table:table-cell table:formula="of:=GOOGLETRANSLATE_YOULIBRECALC([.$D42];[.$D$2];[.$H$2])" office:value-type="string" office:string-value="nulo" calcext:value-type="string">
            <text:p>nulo</text:p>
          </table:table-cell>
          <table:table-cell table:formula="of:=GOOGLETRANSLATE_YOULIBRECALC([.$D42];[.$D$2];[.$I$2])" office:value-type="string" office:string-value="нулевой" calcext:value-type="string">
            <text:p>нулевой</text:p>
          </table:table-cell>
          <table:table-cell table:formula="of:=GOOGLETRANSLATE_YOULIBRECALC([.$D42];[.$D$2];[.$J$2])" office:value-type="string" office:string-value="nul" calcext:value-type="string">
            <text:p>nul</text:p>
          </table:table-cell>
          <table:table-cell table:formula="of:=GOOGLETRANSLATE_YOULIBRECALC([.$D42];[.$D$2];[.$K$2])" office:value-type="string" office:string-value="null" calcext:value-type="string">
            <text:p>null</text:p>
          </table:table-cell>
          <table:table-cell table:formula="of:=GOOGLETRANSLATE_YOULIBRECALC([.$D42];[.$D$2];[.$L$2])" office:value-type="string" office:string-value="nulla" calcext:value-type="string">
            <text:p>nulla</text:p>
          </table:table-cell>
          <table:table-cell table:formula="of:=GOOGLETRANSLATE_YOULIBRECALC([.$D42];[.$D$2];[.$M$2])" office:value-type="string" office:string-value="άκυρος" calcext:value-type="string">
            <text:p>άκυρος</text:p>
          </table:table-cell>
          <table:table-cell table:formula="of:=GOOGLETRANSLATE_YOULIBRECALC([.$D42];[.$D$2];[.$N$2])" office:value-type="string" office:string-value="hükümsüz" calcext:value-type="string">
            <text:p>hükümsüz</text:p>
          </table:table-cell>
          <table:table-cell table:formula="of:=GOOGLETRANSLATE_YOULIBRECALC([.$D42];[.$D$2];[.$O$2])" office:value-type="string" office:string-value="null" calcext:value-type="string">
            <text:p>null</text:p>
          </table:table-cell>
          <table:table-cell table:formula="of:=GOOGLETRANSLATE_YOULIBRECALC([.$D42];[.$D$2];[.$P$2])" office:value-type="string" office:string-value="nul" calcext:value-type="string">
            <text:p>nul</text:p>
          </table:table-cell>
          <table:table-cell table:formula="of:=GOOGLETRANSLATE_YOULIBRECALC([.$D42];[.$D$2];[.$Q$2])" office:value-type="string" office:string-value="널" calcext:value-type="string">
            <text:p>널</text:p>
          </table:table-cell>
          <table:table-cell table:formula="of:=GOOGLETRANSLATE_YOULIBRECALC([.$D42];[.$D$2];[.$R$2])" office:value-type="string" office:string-value="nulové" calcext:value-type="string">
            <text:p>nulové</text:p>
          </table:table-cell>
          <table:table-cell table:formula="of:=GOOGLETRANSLATE_YOULIBRECALC([.$D42];[.$D$2];[.$S$2])" office:value-type="string" office:string-value="nulo" calcext:value-type="string">
            <text:p>nulo</text:p>
          </table:table-cell>
          <table:table-cell table:formula="of:=GOOGLETRANSLATE_YOULIBRECALC([.$D42];[.$D$2];[.$T$2])" office:value-type="string" office:string-value="โมฆะ" calcext:value-type="string">
            <text:p>โมฆะ</text:p>
          </table:table-cell>
          <table:table-cell table:formula="of:=GOOGLETRANSLATE_YOULIBRECALC([.$D42];[.$D$2];[.$U$2])" office:value-type="string" office:string-value="batal" calcext:value-type="string">
            <text:p>batal</text:p>
          </table:table-cell>
          <table:table-cell table:formula="of:=GOOGLETRANSLATE_YOULIBRECALC([.$D42];[.$D$2];[.$V$2])" office:value-type="string" office:string-value="null" calcext:value-type="string">
            <text:p>null</text:p>
          </table:table-cell>
          <table:table-cell table:formula="of:=GOOGLETRANSLATE_YOULIBRECALC([.$D42];[.$D$2];[.$W$2])" office:value-type="string" office:string-value="Null" calcext:value-type="string">
            <text:p>Null</text:p>
          </table:table-cell>
          <table:table-cell table:formula="of:=GOOGLETRANSLATE_YOULIBRECALC([.$D42];[.$D$2];[.$X$2])" office:value-type="string" office:string-value="нульовий" calcext:value-type="string">
            <text:p>нульовий</text:p>
          </table:table-cell>
          <table:table-cell table:formula="of:=GOOGLETRANSLATE_YOULIBRECALC([.$D42];[.$D$2];[.$Y$2])" office:value-type="string" office:string-value="vô giá trị" calcext:value-type="string">
            <text:p>vô giá trị</text:p>
          </table:table-cell>
          <table:table-cell table:formula="of:=GOOGLETRANSLATE_YOULIBRECALC([.$D42];[.$D$2];[.$Z$2])" office:value-type="string" office:string-value="NULL" calcext:value-type="string">
            <text:p>NULL</text:p>
          </table:table-cell>
          <table:table-cell table:formula="of:=GOOGLETRANSLATE_YOULIBRECALC([.$D42];[.$D$2];[.$AA$2])" office:value-type="string" office:string-value="tyhjä" calcext:value-type="string">
            <text:p>tyhjä</text:p>
          </table:table-cell>
          <table:table-cell table:formula="of:=GOOGLETRANSLATE_YOULIBRECALC([.$D42];[.$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1">
          <table:table-cell table:style-name="ce6" office:value-type="string" calcext:value-type="string">
            <text:p>***Frick_FingeringBotCumming***</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Just like that! ***Very good! ***Mmm… God yes…***You’re mastering this technique~</text:p>
          </table:table-cell>
          <table:table-cell table:formula="of:=GOOGLETRANSLATE_YOULIBRECALC([.$D43];[.$D$2];[.$E$2])" office:value-type="string" office:string-value="就是这样！ ***非常好！ ***嗯...上帝是……***您正在掌握这项技术〜" calcext:value-type="string">
            <text:p>就是这样！ ***非常好！ ***嗯...上帝是……***您正在掌握这项技术〜</text:p>
          </table:table-cell>
          <table:table-cell table:formula="of:=GOOGLETRANSLATE_YOULIBRECALC([.$D43];[.$D$2];[.$F$2])" office:value-type="string" office:string-value="そのように！ ***とても良い！ *** MMM…神はい…***あなたはこのテクニックを習得しています〜" calcext:value-type="string">
            <text:p>そのように！ ***とても良い！ *** MMM…神はい…***あなたはこのテクニックを習得しています〜</text:p>
          </table:table-cell>
          <table:table-cell table:formula="of:=GOOGLETRANSLATE_YOULIBRECALC([.$D43];[.$D$2];[.$G$2])" office:value-type="string" office:string-value="Właśnie tak! ***Bardzo dobry! *** mmm… Boże tak… *** Opanujesz tę technikę ~" calcext:value-type="string">
            <text:p>Właśnie tak! ***Bardzo dobry! *** mmm… Boże tak… *** Opanujesz tę technikę ~</text:p>
          </table:table-cell>
          <table:table-cell table:formula="of:=GOOGLETRANSLATE_YOULIBRECALC([.$D43];[.$D$2];[.$H$2])" office:value-type="string" office:string-value="¡Así! ***¡Muy bien! *** mmm ... Dios sí ... *** Estás dominando esta técnica ~" calcext:value-type="string">
            <text:p>¡Así! ***¡Muy bien! *** mmm ... Dios sí ... *** Estás dominando esta técnica ~</text:p>
          </table:table-cell>
          <table:table-cell table:formula="of:=GOOGLETRANSLATE_YOULIBRECALC([.$D43];[.$D$2];[.$I$2])" office:value-type="string" office:string-value="Точно так! ***Очень хороший! *** Ммм ... Боже, да ... *** Вы овладеете этой техникой ~" calcext:value-type="string">
            <text:p>Точно так! ***Очень хороший! *** Ммм ... Боже, да ... *** Вы овладеете этой техникой ~</text:p>
          </table:table-cell>
          <table:table-cell table:formula="of:=GOOGLETRANSLATE_YOULIBRECALC([.$D43];[.$D$2];[.$J$2])" office:value-type="string" office:string-value="Comme ça! ***Très bien! *** mmm… Dieu oui… *** Vous maîtrisez cette technique ~" calcext:value-type="string">
            <text:p>Comme ça! ***Très bien! *** mmm… Dieu oui… *** Vous maîtrisez cette technique ~</text:p>
          </table:table-cell>
          <table:table-cell table:formula="of:=GOOGLETRANSLATE_YOULIBRECALC([.$D43];[.$D$2];[.$K$2])" office:value-type="string" office:string-value="Tako kot to! *** zelo dobro! *** mmm ... bog ja ... *** obvladaš to tehniko ~" calcext:value-type="string">
            <text:p>Tako kot to! *** zelo dobro! *** mmm ... bog ja ... *** obvladaš to tehniko ~</text:p>
          </table:table-cell>
          <table:table-cell table:formula="of:=GOOGLETRANSLATE_YOULIBRECALC([.$D43];[.$D$2];[.$L$2])" office:value-type="string" office:string-value="Csak úgy! *** Nagyon jó! *** mmm… Istenem igen… *** elsajátítod ezt a technikát ~" calcext:value-type="string">
            <text:p>Csak úgy! *** Nagyon jó! *** mmm… Istenem igen… *** elsajátítod ezt a technikát ~</text:p>
          </table:table-cell>
          <table:table-cell table:formula="of:=GOOGLETRANSLATE_YOULIBRECALC([.$D43];[.$D$2];[.$M$2])" office:value-type="string" office:string-value="Ακριβώς έτσι! *** Πολύ καλό! *** mmm… Θεέ ναι… *** Είσαι κυριαρχία αυτής της τεχνικής ~" calcext:value-type="string">
            <text:p>Ακριβώς έτσι! *** Πολύ καλό! *** mmm… Θεέ ναι… *** Είσαι κυριαρχία αυτής της τεχνικής ~</text:p>
          </table:table-cell>
          <table:table-cell table:formula="of:=GOOGLETRANSLATE_YOULIBRECALC([.$D43];[.$D$2];[.$N$2])" office:value-type="string" office:string-value="Aynen böyle! ***Çok güzel! *** mmm… Tanrım evet… *** Bu tekniğe hakim oluyorsun ~" calcext:value-type="string">
            <text:p>Aynen böyle! ***Çok güzel! *** mmm… Tanrım evet… *** Bu tekniğe hakim oluyorsun ~</text:p>
          </table:table-cell>
          <table:table-cell table:formula="of:=GOOGLETRANSLATE_YOULIBRECALC([.$D43];[.$D$2];[.$O$2])" office:value-type="string" office:string-value="Proprio così! ***Molto bene! *** mmm ... Dio sì ... *** Stai padroneggiando questa tecnica ~" calcext:value-type="string">
            <text:p>Proprio così! ***Molto bene! *** mmm ... Dio sì ... *** Stai padroneggiando questa tecnica ~</text:p>
          </table:table-cell>
          <table:table-cell table:formula="of:=GOOGLETRANSLATE_YOULIBRECALC([.$D43];[.$D$2];[.$P$2])" office:value-type="string" office:string-value="Net als dat! ***Erg goed! *** mmm ... god ja ... *** Je beheerst deze techniek ~" calcext:value-type="string">
            <text:p>Net als dat! ***Erg goed! *** mmm ... god ja ... *** Je beheerst deze techniek ~</text:p>
          </table:table-cell>
          <table:table-cell table:formula="of:=GOOGLETRANSLATE_YOULIBRECALC([.$D43];[.$D$2];[.$Q$2])" office:value-type="string" office:string-value="그냥! ***매우 좋은! *** 음… 신 예… *** 당신은이 기술을 마스터하고 있습니다 ~" calcext:value-type="string">
            <text:p>그냥! ***매우 좋은! *** 음… 신 예… *** 당신은이 기술을 마스터하고 있습니다 ~</text:p>
          </table:table-cell>
          <table:table-cell table:formula="of:=GOOGLETRANSLATE_YOULIBRECALC([.$D43];[.$D$2];[.$R$2])" office:value-type="string" office:string-value="Rovnako tak! *** Veľmi dobré! *** mmm ... Bože áno ... *** Zvládnete túto techniku ​​~" calcext:value-type="string">
            <text:p>Rovnako tak! *** Veľmi dobré! *** mmm ... Bože áno ... *** Zvládnete túto techniku ​​~</text:p>
          </table:table-cell>
          <table:table-cell table:formula="of:=GOOGLETRANSLATE_YOULIBRECALC([.$D43];[.$D$2];[.$S$2])" office:value-type="string" office:string-value="Assim assim! ***Muito bom! *** mmm ... Deus sim ... *** você está dominando esta técnica ~" calcext:value-type="string">
            <text:p>Assim assim! ***Muito bom! *** mmm ... Deus sim ... *** você está dominando esta técnica ~</text:p>
          </table:table-cell>
          <table:table-cell table:formula="of:=GOOGLETRANSLATE_YOULIBRECALC([.$D43];[.$D$2];[.$T$2])" office:value-type="string" office:string-value="เช่นนั้น! ***ดีมาก! *** mmm …พระเจ้าใช่… *** คุณกำลังเรียนรู้เทคนิคนี้ ~" calcext:value-type="string">
            <text:p>เช่นนั้น! ***ดีมาก! *** mmm …พระเจ้าใช่… *** คุณกำลังเรียนรู้เทคนิคนี้ ~</text:p>
          </table:table-cell>
          <table:table-cell table:formula="of:=GOOGLETRANSLATE_YOULIBRECALC([.$D43];[.$D$2];[.$U$2])" office:value-type="string" office:string-value="Sama seperti itu! ***Sangat bagus! *** mmm ... Tuhan ya ... *** Anda menguasai teknik ini ~" calcext:value-type="string">
            <text:p>Sama seperti itu! ***Sangat bagus! *** mmm ... Tuhan ya ... *** Anda menguasai teknik ini ~</text:p>
          </table:table-cell>
          <table:table-cell table:formula="of:=GOOGLETRANSLATE_YOULIBRECALC([.$D43];[.$D$2];[.$V$2])" office:value-type="string" office:string-value="Jen takhle! *** velmi dobře! *** Mmm ... Bože ano ... *** Zvládnete tuto techniku ​​~" calcext:value-type="string">
            <text:p>Jen takhle! *** velmi dobře! *** Mmm ... Bože ano ... *** Zvládnete tuto techniku ​​~</text:p>
          </table:table-cell>
          <table:table-cell table:formula="of:=GOOGLETRANSLATE_YOULIBRECALC([.$D43];[.$D$2];[.$W$2])" office:value-type="string" office:string-value="Ganun lang! *** Napakaganda! *** mmm ... Diyos oo ... *** Mastering mo ang diskarteng ito ~" calcext:value-type="string">
            <text:p>Ganun lang! *** Napakaganda! *** mmm ... Diyos oo ... *** Mastering mo ang diskarteng ito ~</text:p>
          </table:table-cell>
          <table:table-cell table:formula="of:=GOOGLETRANSLATE_YOULIBRECALC([.$D43];[.$D$2];[.$X$2])" office:value-type="string" office:string-value="Просто так! *** дуже добре! *** ммм ... Боже так ... *** ти оволоаєш цю техніку ~" calcext:value-type="string">
            <text:p>Просто так! *** дуже добре! *** ммм ... Боже так ... *** ти оволоаєш цю техніку ~</text:p>
          </table:table-cell>
          <table:table-cell table:formula="of:=GOOGLETRANSLATE_YOULIBRECALC([.$D43];[.$D$2];[.$Y$2])" office:value-type="string" office:string-value="Chỉ như vậy! ***Rất tốt! *** Mmm, Chúa ơi, bạn ***" calcext:value-type="string">
            <text:p>Chỉ như vậy! ***Rất tốt! *** Mmm, Chúa ơi, bạn ***</text:p>
          </table:table-cell>
          <table:table-cell table:formula="of:=GOOGLETRANSLATE_YOULIBRECALC([.$D43];[.$D$2];[.$Z$2])" office:value-type="string" office:string-value="Einfach so! ***Sehr gut! *** mmm ... Gott ja ... *** Sie beherrschen diese Technik ~" calcext:value-type="string">
            <text:p>Einfach so! ***Sehr gut! *** mmm ... Gott ja ... *** Sie beherrschen diese Technik ~</text:p>
          </table:table-cell>
          <table:table-cell table:formula="of:=GOOGLETRANSLATE_YOULIBRECALC([.$D43];[.$D$2];[.$AA$2])" office:value-type="string" office:string-value="Aivan niin! *** Erittäin hyvä! *** mmm… Jumala kyllä ​​... *** Sinä hallitset tämän tekniikan ~" calcext:value-type="string">
            <text:p>Aivan niin! *** Erittäin hyvä! *** mmm… Jumala kyllä ​​... *** Sinä hallitset tämän tekniikan ~</text:p>
          </table:table-cell>
          <table:table-cell table:formula="of:=GOOGLETRANSLATE_YOULIBRECALC([.$D43];[.$D$2];[.$AB$2])" office:value-type="string" office:string-value="Ligesom det! *** Meget god! *** mmm ... Gud ja ... *** Du mestrer denne teknik ~" calcext:value-type="string">
            <text:p>Ligesom det! *** Meget god! *** mmm ... Gud ja ... *** Du mestrer denne teknik ~</text:p>
          </table:table-cell>
          <table:table-cell office:value-type="string" calcext:value-type="string">
            <text:p>***END***</text:p>
          </table:table-cell>
          <table:table-cell table:number-columns-repeated="16355"/>
        </table:table-row>
        <table:table-row table:style-name="ro12">
          <table:table-cell table:style-name="ce6" office:value-type="string" calcext:value-type="string">
            <text:p>***Frick_FingeringBotCumming***</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44];[.$D$2];[.$E$2])" office:value-type="string" office:string-value="无效的" calcext:value-type="string">
            <text:p>无效的</text:p>
          </table:table-cell>
          <table:table-cell table:formula="of:=GOOGLETRANSLATE_YOULIBRECALC([.$D44];[.$D$2];[.$F$2])" office:value-type="string" office:string-value="ヌル" calcext:value-type="string">
            <text:p>ヌル</text:p>
          </table:table-cell>
          <table:table-cell table:formula="of:=GOOGLETRANSLATE_YOULIBRECALC([.$D44];[.$D$2];[.$G$2])" office:value-type="string" office:string-value="nieważny" calcext:value-type="string">
            <text:p>nieważny</text:p>
          </table:table-cell>
          <table:table-cell table:formula="of:=GOOGLETRANSLATE_YOULIBRECALC([.$D44];[.$D$2];[.$H$2])" office:value-type="string" office:string-value="nulo" calcext:value-type="string">
            <text:p>nulo</text:p>
          </table:table-cell>
          <table:table-cell table:formula="of:=GOOGLETRANSLATE_YOULIBRECALC([.$D44];[.$D$2];[.$I$2])" office:value-type="string" office:string-value="нулевой" calcext:value-type="string">
            <text:p>нулевой</text:p>
          </table:table-cell>
          <table:table-cell table:formula="of:=GOOGLETRANSLATE_YOULIBRECALC([.$D44];[.$D$2];[.$J$2])" office:value-type="string" office:string-value="nul" calcext:value-type="string">
            <text:p>nul</text:p>
          </table:table-cell>
          <table:table-cell table:formula="of:=GOOGLETRANSLATE_YOULIBRECALC([.$D44];[.$D$2];[.$K$2])" office:value-type="string" office:string-value="null" calcext:value-type="string">
            <text:p>null</text:p>
          </table:table-cell>
          <table:table-cell table:formula="of:=GOOGLETRANSLATE_YOULIBRECALC([.$D44];[.$D$2];[.$L$2])" office:value-type="string" office:string-value="nulla" calcext:value-type="string">
            <text:p>nulla</text:p>
          </table:table-cell>
          <table:table-cell table:formula="of:=GOOGLETRANSLATE_YOULIBRECALC([.$D44];[.$D$2];[.$M$2])" office:value-type="string" office:string-value="άκυρος" calcext:value-type="string">
            <text:p>άκυρος</text:p>
          </table:table-cell>
          <table:table-cell table:formula="of:=GOOGLETRANSLATE_YOULIBRECALC([.$D44];[.$D$2];[.$N$2])" office:value-type="string" office:string-value="hükümsüz" calcext:value-type="string">
            <text:p>hükümsüz</text:p>
          </table:table-cell>
          <table:table-cell table:formula="of:=GOOGLETRANSLATE_YOULIBRECALC([.$D44];[.$D$2];[.$O$2])" office:value-type="string" office:string-value="null" calcext:value-type="string">
            <text:p>null</text:p>
          </table:table-cell>
          <table:table-cell table:formula="of:=GOOGLETRANSLATE_YOULIBRECALC([.$D44];[.$D$2];[.$P$2])" office:value-type="string" office:string-value="nul" calcext:value-type="string">
            <text:p>nul</text:p>
          </table:table-cell>
          <table:table-cell table:formula="of:=GOOGLETRANSLATE_YOULIBRECALC([.$D44];[.$D$2];[.$Q$2])" office:value-type="string" office:string-value="널" calcext:value-type="string">
            <text:p>널</text:p>
          </table:table-cell>
          <table:table-cell table:formula="of:=GOOGLETRANSLATE_YOULIBRECALC([.$D44];[.$D$2];[.$R$2])" office:value-type="string" office:string-value="nulové" calcext:value-type="string">
            <text:p>nulové</text:p>
          </table:table-cell>
          <table:table-cell table:formula="of:=GOOGLETRANSLATE_YOULIBRECALC([.$D44];[.$D$2];[.$S$2])" office:value-type="string" office:string-value="nulo" calcext:value-type="string">
            <text:p>nulo</text:p>
          </table:table-cell>
          <table:table-cell table:formula="of:=GOOGLETRANSLATE_YOULIBRECALC([.$D44];[.$D$2];[.$T$2])" office:value-type="string" office:string-value="โมฆะ" calcext:value-type="string">
            <text:p>โมฆะ</text:p>
          </table:table-cell>
          <table:table-cell table:formula="of:=GOOGLETRANSLATE_YOULIBRECALC([.$D44];[.$D$2];[.$U$2])" office:value-type="string" office:string-value="batal" calcext:value-type="string">
            <text:p>batal</text:p>
          </table:table-cell>
          <table:table-cell table:formula="of:=GOOGLETRANSLATE_YOULIBRECALC([.$D44];[.$D$2];[.$V$2])" office:value-type="string" office:string-value="null" calcext:value-type="string">
            <text:p>null</text:p>
          </table:table-cell>
          <table:table-cell table:formula="of:=GOOGLETRANSLATE_YOULIBRECALC([.$D44];[.$D$2];[.$W$2])" office:value-type="string" office:string-value="Null" calcext:value-type="string">
            <text:p>Null</text:p>
          </table:table-cell>
          <table:table-cell table:formula="of:=GOOGLETRANSLATE_YOULIBRECALC([.$D44];[.$D$2];[.$X$2])" office:value-type="string" office:string-value="нульовий" calcext:value-type="string">
            <text:p>нульовий</text:p>
          </table:table-cell>
          <table:table-cell table:formula="of:=GOOGLETRANSLATE_YOULIBRECALC([.$D44];[.$D$2];[.$Y$2])" office:value-type="string" office:string-value="vô giá trị" calcext:value-type="string">
            <text:p>vô giá trị</text:p>
          </table:table-cell>
          <table:table-cell table:formula="of:=GOOGLETRANSLATE_YOULIBRECALC([.$D44];[.$D$2];[.$Z$2])" office:value-type="string" office:string-value="NULL" calcext:value-type="string">
            <text:p>NULL</text:p>
          </table:table-cell>
          <table:table-cell table:formula="of:=GOOGLETRANSLATE_YOULIBRECALC([.$D44];[.$D$2];[.$AA$2])" office:value-type="string" office:string-value="tyhjä" calcext:value-type="string">
            <text:p>tyhjä</text:p>
          </table:table-cell>
          <table:table-cell table:formula="of:=GOOGLETRANSLATE_YOULIBRECALC([.$D44];[.$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7">
          <table:table-cell table:style-name="ce6" office:value-type="string" calcext:value-type="string">
            <text:p>***Frick_BoobFondle***</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Caress them in circular motion. ***Squish them from time to time, gently. ***Feel her heartbeat. How her nipples get harder below your hand. ***Time to play a bit with the nipples, hehe~***Kiss me! ***I want your fingers inside of me~***Is your cock hard,</text:p>
          </table:table-cell>
          <table:table-cell table:formula="of:=GOOGLETRANSLATE_YOULIBRECALC([.$D45];[.$D$2];[.$E$2])" office:value-type="string" office:string-value="在循环运动中抚摸他们。 ***不时轻轻地挤压它们。 ***感到她的心跳。她的乳头在您的手下如何变得更加困难。 ***是时候和乳头一起玩一点，呵呵〜***亲吻我！ ***我想要你的手指在我里面〜***你的公鸡很难" calcext:value-type="string">
            <text:p>在循环运动中抚摸他们。 ***不时轻轻地挤压它们。 ***感到她的心跳。她的乳头在您的手下如何变得更加困难。 ***是时候和乳头一起玩一点，呵呵〜***亲吻我！ ***我想要你的手指在我里面〜***你的公鸡很难</text:p>
          </table:table-cell>
          <table:table-cell table:formula="of:=GOOGLETRANSLATE_YOULIBRECALC([.$D45];[.$D$2];[.$F$2])" office:value-type="string" office:string-value="円の動きでそれらを愛sします。 ***穏やかに時々それらをつぶします。 ***彼女の鼓動を感じてください。彼女の乳首があなたの手の下にどのように難しくなるか。 ***乳首で少し遊ぶ時間、hehe〜 ***私にキス！ ***私は私の中にあなたの指が欲しいです〜***あなたのコックは硬いです、" calcext:value-type="string">
            <text:p>円の動きでそれらを愛sします。 ***穏やかに時々それらをつぶします。 ***彼女の鼓動を感じてください。彼女の乳首があなたの手の下にどのように難しくなるか。 ***乳首で少し遊ぶ時間、hehe〜 ***私にキス！ ***私は私の中にあなたの指が欲しいです〜***あなたのコックは硬いです、</text:p>
          </table:table-cell>
          <table:table-cell table:formula="of:=GOOGLETRANSLATE_YOULIBRECALC([.$D45];[.$D$2];[.$G$2])" office:value-type="string" office:string-value="Pieścić je w ruchu okrągłym. *** od czasu do czasu jeździsz je od czasu do czasu. *** Poczuj swoje bicie serca. Jak jej sutki stają się trudniejsze pod ręką. *** Czas grać trochę z sutkami, hehe ~ *** Pocałuj mnie! *** Chcę, żeby twoje palce we mnie ~ *** są trudne" calcext:value-type="string">
            <text:p>Pieścić je w ruchu okrągłym. *** od czasu do czasu jeździsz je od czasu do czasu. *** Poczuj swoje bicie serca. Jak jej sutki stają się trudniejsze pod ręką. *** Czas grać trochę z sutkami, hehe ~ *** Pocałuj mnie! *** Chcę, żeby twoje palce we mnie ~ *** są trudne</text:p>
          </table:table-cell>
          <table:table-cell table:formula="of:=GOOGLETRANSLATE_YOULIBRECALC([.$D45];[.$D$2];[.$H$2])" office:value-type="string" office:string-value="Acariciarlos en movimiento circular. *** Ségalos de vez en cuando, suavemente. *** Siente su latido. Cómo sus pezones se vuelven más duros debajo de tu mano. *** Es hora de jugar un poco con los pezones, jeje ~ *** ¡Bésame! *** Quiero tus dedos dentro de mí ~ *** es tu polla dura," calcext:value-type="string">
            <text:p>Acariciarlos en movimiento circular. *** Ségalos de vez en cuando, suavemente. *** Siente su latido. Cómo sus pezones se vuelven más duros debajo de tu mano. *** Es hora de jugar un poco con los pezones, jeje ~ *** ¡Bésame! *** Quiero tus dedos dentro de mí ~ *** es tu polla dura,</text:p>
          </table:table-cell>
          <table:table-cell table:formula="of:=GOOGLETRANSLATE_YOULIBRECALC([.$D45];[.$D$2];[.$I$2])" office:value-type="string" office:string-value="Ласкайте их круговым движением. *** Время от времени сжимайте их, мягко. *** Почувствуйте ее сердцебиение. Как ее соски становятся все сильнее под рукой. *** Время немного поиграть с сосками, хе -хе ~ *** поцелуй меня! *** Я хочу, чтобы твои пальцы внутри меня ~ *** твой член твердый," calcext:value-type="string">
            <text:p>Ласкайте их круговым движением. *** Время от времени сжимайте их, мягко. *** Почувствуйте ее сердцебиение. Как ее соски становятся все сильнее под рукой. *** Время немного поиграть с сосками, хе -хе ~ *** поцелуй меня! *** Я хочу, чтобы твои пальцы внутри меня ~ *** твой член твердый,</text:p>
          </table:table-cell>
          <table:table-cell table:formula="of:=GOOGLETRANSLATE_YOULIBRECALC([.$D45];[.$D$2];[.$J$2])" office:value-type="string" office:string-value="Les caresser en mouvement circulaire. *** Les écraser de temps en temps, doucement. *** Sentez son rythme cardiaque. Comment ses mamelons deviennent plus difficiles sous votre main. *** Il est temps de jouer un peu avec les mamelons, hehe ~ *** embrasse-moi! *** Je veux tes doigts en moi ~ *** est ta bite dure," calcext:value-type="string">
            <text:p>Les caresser en mouvement circulaire. *** Les écraser de temps en temps, doucement. *** Sentez son rythme cardiaque. Comment ses mamelons deviennent plus difficiles sous votre main. *** Il est temps de jouer un peu avec les mamelons, hehe ~ *** embrasse-moi! *** Je veux tes doigts en moi ~ *** est ta bite dure,</text:p>
          </table:table-cell>
          <table:table-cell table:formula="of:=GOOGLETRANSLATE_YOULIBRECALC([.$D45];[.$D$2];[.$K$2])" office:value-type="string" office:string-value="Boga jih v krožnem gibanju. *** Občasno jih stisnite, nežno. *** začuti njen srčni utrip. Kako se njene bradavice težje postavljajo pod vašo roko. *** Čas, da se malo igrate z bradavicami, hehe ~ *** me poljubi! *** želim tvoje prste v sebi ~ *** je tvoj petelin trd," calcext:value-type="string">
            <text:p>Boga jih v krožnem gibanju. *** Občasno jih stisnite, nežno. *** začuti njen srčni utrip. Kako se njene bradavice težje postavljajo pod vašo roko. *** Čas, da se malo igrate z bradavicami, hehe ~ *** me poljubi! *** želim tvoje prste v sebi ~ *** je tvoj petelin trd,</text:p>
          </table:table-cell>
          <table:table-cell table:formula="of:=GOOGLETRANSLATE_YOULIBRECALC([.$D45];[.$D$2];[.$L$2])" office:value-type="string" office:string-value="Sirálja őket körkörös mozgással. *** Időről időre, óvatosan szúrja őket. *** Érezd a szívverését. Hogy a mellbimbói nehezebbé válnak a kezed alatt. *** Ideje egy kicsit játszani a mellbimbókkal, hehe ~ *** csókolj meg! *** azt akarom, hogy az ujjaid bennem ~ *** a kakas kemény," calcext:value-type="string">
            <text:p>Sirálja őket körkörös mozgással. *** Időről időre, óvatosan szúrja őket. *** Érezd a szívverését. Hogy a mellbimbói nehezebbé válnak a kezed alatt. *** Ideje egy kicsit játszani a mellbimbókkal, hehe ~ *** csókolj meg! *** azt akarom, hogy az ujjaid bennem ~ *** a kakas kemény,</text:p>
          </table:table-cell>
          <table:table-cell table:formula="of:=GOOGLETRANSLATE_YOULIBRECALC([.$D45];[.$D$2];[.$M$2])" office:value-type="string" office:string-value="Τους χαϊδεύετε σε κυκλική κίνηση. *** Τραβήξτε τους από καιρό σε καιρό, απαλά. *** Νιώστε τον κτύπο της καρδιάς της. Πώς οι θηλές της γίνονται πιο δύσκολες κάτω από το χέρι σας. *** Ώρα για να παίξετε λίγο με τις θηλές, hehe ~ *** Kiss Me! *** Θέλω τα δάχτυλά σας μέσα μου ~ *** είναι ο κόκορας σας σκληρά," calcext:value-type="string">
            <text:p>Τους χαϊδεύετε σε κυκλική κίνηση. *** Τραβήξτε τους από καιρό σε καιρό, απαλά. *** Νιώστε τον κτύπο της καρδιάς της. Πώς οι θηλές της γίνονται πιο δύσκολες κάτω από το χέρι σας. *** Ώρα για να παίξετε λίγο με τις θηλές, hehe ~ *** Kiss Me! *** Θέλω τα δάχτυλά σας μέσα μου ~ *** είναι ο κόκορας σας σκληρά,</text:p>
          </table:table-cell>
          <table:table-cell table:formula="of:=GOOGLETRANSLATE_YOULIBRECALC([.$D45];[.$D$2];[.$N$2])" office:value-type="string" office:string-value="Onları dairesel hareketle okşayın. *** Onları zaman zaman nazikçe ezin. *** Kalp atışını hissedin. Meme uçları elinizin altında nasıl zorlaşıyor. *** Meme uçlarıyla biraz oynama zamanı, hehe ~ *** Kiss Me! *** İçimde parmaklarını istiyorum ~ *** senin horozun zor," calcext:value-type="string">
            <text:p>Onları dairesel hareketle okşayın. *** Onları zaman zaman nazikçe ezin. *** Kalp atışını hissedin. Meme uçları elinizin altında nasıl zorlaşıyor. *** Meme uçlarıyla biraz oynama zamanı, hehe ~ *** Kiss Me! *** İçimde parmaklarını istiyorum ~ *** senin horozun zor,</text:p>
          </table:table-cell>
          <table:table-cell table:formula="of:=GOOGLETRANSLATE_YOULIBRECALC([.$D45];[.$D$2];[.$O$2])" office:value-type="string" office:string-value="Accarezzarli in movimento circolare. *** Strizzarli di tanto in tanto, delicatamente. *** Senti il ​​suo battito cardiaco. Come i suoi capezzoli diventano più difficili sotto la tua mano. *** È ora di giocare un po 'con i capezzoli, hehe ~ *** baciami! *** Voglio che le tue dita dentro di me ~ *** sono difficili" calcext:value-type="string">
            <text:p>Accarezzarli in movimento circolare. *** Strizzarli di tanto in tanto, delicatamente. *** Senti il ​​suo battito cardiaco. Come i suoi capezzoli diventano più difficili sotto la tua mano. *** È ora di giocare un po 'con i capezzoli, hehe ~ *** baciami! *** Voglio che le tue dita dentro di me ~ *** sono difficili</text:p>
          </table:table-cell>
          <table:table-cell table:formula="of:=GOOGLETRANSLATE_YOULIBRECALC([.$D45];[.$D$2];[.$P$2])" office:value-type="string" office:string-value="Streel ze in cirkelvormige beweging. *** Squis ze van tijd tot tijd, zachtjes. *** Voel haar hartslag. Hoe haar tepels moeilijker onder je hand worden. *** Tijd om een ​​beetje te spelen met de tepels, hehe ~ *** kus me! *** Ik wil dat je vingers in mij ~ *** je pik hard is," calcext:value-type="string">
            <text:p>Streel ze in cirkelvormige beweging. *** Squis ze van tijd tot tijd, zachtjes. *** Voel haar hartslag. Hoe haar tepels moeilijker onder je hand worden. *** Tijd om een ​​beetje te spelen met de tepels, hehe ~ *** kus me! *** Ik wil dat je vingers in mij ~ *** je pik hard is,</text:p>
          </table:table-cell>
          <table:table-cell table:formula="of:=GOOGLETRANSLATE_YOULIBRECALC([.$D45];[.$D$2];[.$Q$2])" office:value-type="string" office:string-value="원형 운동으로 그들을 애무하십시오. *** 부드럽게 그들을 부드럽게 낭비하십시오. *** 그녀의 심장 박동을 느끼십시오. 그녀의 젖꼭지가 당신의 손 아래에서 어떻게 더 어려워 지는지. *** 젖꼭지와 조금 놀 수있는 시간, hehe ~ *** 키스 해! *** 나는 내 안에 당신의 손가락을 원한다 ~ *** 당신의 거시기가 힘들어" calcext:value-type="string">
            <text:p>원형 운동으로 그들을 애무하십시오. *** 부드럽게 그들을 부드럽게 낭비하십시오. *** 그녀의 심장 박동을 느끼십시오. 그녀의 젖꼭지가 당신의 손 아래에서 어떻게 더 어려워 지는지. *** 젖꼭지와 조금 놀 수있는 시간, hehe ~ *** 키스 해! *** 나는 내 안에 당신의 손가락을 원한다 ~ *** 당신의 거시기가 힘들어</text:p>
          </table:table-cell>
          <table:table-cell table:formula="of:=GOOGLETRANSLATE_YOULIBRECALC([.$D45];[.$D$2];[.$R$2])" office:value-type="string" office:string-value="Pohladiť ich v kruhovom pohybe. *** ich občas vkĺzli jemne. *** Cítite jej srdcový rytmus. Ako jej bradavky sú pod rukou ťažšie. *** Čas na to, aby ste si trochu zahrali s bradavkami, hehe ~ *** pobozk ma! *** Chcem, aby vaše prsty vo mne ~ *** je váš penis tvrdý," calcext:value-type="string">
            <text:p>Pohladiť ich v kruhovom pohybe. *** ich občas vkĺzli jemne. *** Cítite jej srdcový rytmus. Ako jej bradavky sú pod rukou ťažšie. *** Čas na to, aby ste si trochu zahrali s bradavkami, hehe ~ *** pobozk ma! *** Chcem, aby vaše prsty vo mne ~ *** je váš penis tvrdý,</text:p>
          </table:table-cell>
          <table:table-cell table:formula="of:=GOOGLETRANSLATE_YOULIBRECALC([.$D45];[.$D$2];[.$S$2])" office:value-type="string" office:string-value="Acaricie -os em movimento circular. *** Esmbolam -os de tempos em tempos, suavemente. *** Sinta seu batimento cardíaco. Como seus mamilos ficam mais difíceis abaixo da sua mão. *** Hora de jogar um pouco com os mamilos, hehe ~ *** me beije! *** Eu quero seus dedos dentro de mim ~ *** é seu pau com força," calcext:value-type="string">
            <text:p>Acaricie -os em movimento circular. *** Esmbolam -os de tempos em tempos, suavemente. *** Sinta seu batimento cardíaco. Como seus mamilos ficam mais difíceis abaixo da sua mão. *** Hora de jogar um pouco com os mamilos, hehe ~ *** me beije! *** Eu quero seus dedos dentro de mim ~ *** é seu pau com força,</text:p>
          </table:table-cell>
          <table:table-cell table:formula="of:=GOOGLETRANSLATE_YOULIBRECALC([.$D45];[.$D$2];[.$T$2])" office:value-type="string" office:string-value="ลูบไล้พวกเขาเป็นวงกลม *** ทำให้พวกเขาเป็นครั้งคราวเบา ๆ *** รู้สึกถึงการเต้นของหัวใจของเธอ วิธีที่หัวนมของเธอยากขึ้นต่ำกว่ามือของคุณ *** ถึงเวลาเล่นกับหัวนมฮิฮิ ~ *** จูบฉัน! *** ฉันต้องการนิ้วมือของคุณอยู่ข้างในฉัน ~ *** เป็นไก่ของคุณยาก" calcext:value-type="string">
            <text:p>ลูบไล้พวกเขาเป็นวงกลม *** ทำให้พวกเขาเป็นครั้งคราวเบา ๆ *** รู้สึกถึงการเต้นของหัวใจของเธอ วิธีที่หัวนมของเธอยากขึ้นต่ำกว่ามือของคุณ *** ถึงเวลาเล่นกับหัวนมฮิฮิ ~ *** จูบฉัน! *** ฉันต้องการนิ้วมือของคุณอยู่ข้างในฉัน ~ *** เป็นไก่ของคุณยาก</text:p>
          </table:table-cell>
          <table:table-cell table:formula="of:=GOOGLETRANSLATE_YOULIBRECALC([.$D45];[.$D$2];[.$U$2])" office:value-type="string" office:string-value="Berpelusutlah dengan gerakan melingkar. *** Squish mereka dari waktu ke waktu, dengan lembut. *** rasakan detak jantungnya. Bagaimana putingnya menjadi lebih keras di bawah tangan Anda. *** Waktunya bermain sedikit dengan puting, hehe ~ *** cium aku! *** Aku ingin jari -jarimu di dalam diriku ~ *** adalah penismu yang keras," calcext:value-type="string">
            <text:p>Berpelusutlah dengan gerakan melingkar. *** Squish mereka dari waktu ke waktu, dengan lembut. *** rasakan detak jantungnya. Bagaimana putingnya menjadi lebih keras di bawah tangan Anda. *** Waktunya bermain sedikit dengan puting, hehe ~ *** cium aku! *** Aku ingin jari -jarimu di dalam diriku ~ *** adalah penismu yang keras,</text:p>
          </table:table-cell>
          <table:table-cell table:formula="of:=GOOGLETRANSLATE_YOULIBRECALC([.$D45];[.$D$2];[.$V$2])" office:value-type="string" office:string-value="Pohladit je kruhovým pohybem. *** je jemně, jemně je vrhněte. *** Cítit její srdeční rytmus. Jak se její bradavky dostanou pod ruku. *** Čas na trochu hrát s bradavkami, hehe ~ *** Polib mě! *** Chci tvé prsty uvnitř mě ~ *** je tvůj penis tvrdý," calcext:value-type="string">
            <text:p>Pohladit je kruhovým pohybem. *** je jemně, jemně je vrhněte. *** Cítit její srdeční rytmus. Jak se její bradavky dostanou pod ruku. *** Čas na trochu hrát s bradavkami, hehe ~ *** Polib mě! *** Chci tvé prsty uvnitř mě ~ *** je tvůj penis tvrdý,</text:p>
          </table:table-cell>
          <table:table-cell table:formula="of:=GOOGLETRANSLATE_YOULIBRECALC([.$D45];[.$D$2];[.$W$2])" office:value-type="string" office:string-value="Haliko ang mga ito sa pabilog na paggalaw. *** Squish ang mga ito paminsan -minsan, malumanay. *** Nararamdaman ang tibok ng puso niya. Paano mas mahirap ang kanyang mga nipples sa ibaba ng iyong kamay. *** Oras upang maglaro ng kaunti sa mga nipples, hehe ~ *** halik ako! *** Gusto ko ang iyong mga daliri sa loob ko ~ *** ang iyong titi mahirap," calcext:value-type="string">
            <text:p>Haliko ang mga ito sa pabilog na paggalaw. *** Squish ang mga ito paminsan -minsan, malumanay. *** Nararamdaman ang tibok ng puso niya. Paano mas mahirap ang kanyang mga nipples sa ibaba ng iyong kamay. *** Oras upang maglaro ng kaunti sa mga nipples, hehe ~ *** halik ako! *** Gusto ko ang iyong mga daliri sa loob ko ~ *** ang iyong titi mahirap,</text:p>
          </table:table-cell>
          <table:table-cell table:formula="of:=GOOGLETRANSLATE_YOULIBRECALC([.$D45];[.$D$2];[.$X$2])" office:value-type="string" office:string-value="Пестить їх круговим рухом. *** час від часу їх вискакує, обережно. *** Відчуйте її серцебиття. Як її соски стають важче під рукою. *** Час трохи пограти з сосками, хе -хе ~ *** поцілуй мене! *** Я хочу твої пальці всередині мене ~ *** твій півень важко," calcext:value-type="string">
            <text:p>Пестить їх круговим рухом. *** час від часу їх вискакує, обережно. *** Відчуйте її серцебиття. Як її соски стають важче під рукою. *** Час трохи пограти з сосками, хе -хе ~ *** поцілуй мене! *** Я хочу твої пальці всередині мене ~ *** твій півень важко,</text:p>
          </table:table-cell>
          <table:table-cell table:formula="of:=GOOGLETRANSLATE_YOULIBRECALC([.$D45];[.$D$2];[.$Y$2])" office:value-type="string" office:string-value="Vuốt ve chúng trong chuyển động tròn. *** Thỉnh thoảng squish chúng, nhẹ nhàng. *** Cảm nhận nhịp tim của cô ấy. Làm thế nào núm vú của cô ấy khó khăn hơn dưới bàn tay của bạn. *** Thời gian để chơi một chút với núm vú, hehe ~ *** hôn tôi! *** Tôi muốn những ngón tay của bạn bên trong tôi ~ *** là con cặc của bạn cứng," calcext:value-type="string">
            <text:p>Vuốt ve chúng trong chuyển động tròn. *** Thỉnh thoảng squish chúng, nhẹ nhàng. *** Cảm nhận nhịp tim của cô ấy. Làm thế nào núm vú của cô ấy khó khăn hơn dưới bàn tay của bạn. *** Thời gian để chơi một chút với núm vú, hehe ~ *** hôn tôi! *** Tôi muốn những ngón tay của bạn bên trong tôi ~ *** là con cặc của bạn cứng,</text:p>
          </table:table-cell>
          <table:table-cell table:formula="of:=GOOGLETRANSLATE_YOULIBRECALC([.$D45];[.$D$2];[.$Z$2])" office:value-type="string" office:string-value="Streicheln Sie sie in kreisförmiger Bewegung. *** Senden Sie sie von Zeit zu Zeit sanft. *** Fühle ihren Herzschlag. Wie ihre Brustwarzen unter Ihrer Hand härter werden. *** Zeit, ein bisschen mit den Brustwarzen zu spielen, hehe ~ *** Küss mich! *** Ich möchte deine Finger in mir ~ *** Ist dein Schwanz schwer," calcext:value-type="string">
            <text:p>Streicheln Sie sie in kreisförmiger Bewegung. *** Senden Sie sie von Zeit zu Zeit sanft. *** Fühle ihren Herzschlag. Wie ihre Brustwarzen unter Ihrer Hand härter werden. *** Zeit, ein bisschen mit den Brustwarzen zu spielen, hehe ~ *** Küss mich! *** Ich möchte deine Finger in mir ~ *** Ist dein Schwanz schwer,</text:p>
          </table:table-cell>
          <table:table-cell table:formula="of:=GOOGLETRANSLATE_YOULIBRECALC([.$D45];[.$D$2];[.$AA$2])" office:value-type="string" office:string-value="Hyväile niitä pyöreällä liikkeellä. *** Purista ne ajoittain, varovasti. *** Tunne hänen sykkeensä. Kuinka hänen nännit kovemmin käden alapuolella. *** Aika pelata vähän nännien kanssa, hehe ~ *** suudella minua! *** Haluan sormesi sisälläni ~ *** on kukko kovaa," calcext:value-type="string">
            <text:p>Hyväile niitä pyöreällä liikkeellä. *** Purista ne ajoittain, varovasti. *** Tunne hänen sykkeensä. Kuinka hänen nännit kovemmin käden alapuolella. *** Aika pelata vähän nännien kanssa, hehe ~ *** suudella minua! *** Haluan sormesi sisälläni ~ *** on kukko kovaa,</text:p>
          </table:table-cell>
          <table:table-cell table:formula="of:=GOOGLETRANSLATE_YOULIBRECALC([.$D45];[.$D$2];[.$AB$2])" office:value-type="string" office:string-value="Kærtegne dem i cirkulær bevægelse. *** Skræk dem fra tid til anden forsigtigt. *** Føl hendes hjerteslag. Hvordan hendes brystvorter bliver sværere under din hånd. *** Tid til at lege lidt med brystvorterne, hehe ~ *** kysse mig! *** Jeg vil have dine fingre inde i mig ~ *** er din pik hård," calcext:value-type="string">
            <text:p>Kærtegne dem i cirkulær bevægelse. *** Skræk dem fra tid til anden forsigtigt. *** Føl hendes hjerteslag. Hvordan hendes brystvorter bliver sværere under din hånd. *** Tid til at lege lidt med brystvorterne, hehe ~ *** kysse mig! *** Jeg vil have dine fingre inde i mig ~ *** er din pik hård,</text:p>
          </table:table-cell>
          <table:table-cell office:value-type="string" calcext:value-type="string">
            <text:p>***END***</text:p>
          </table:table-cell>
          <table:table-cell table:number-columns-repeated="16355"/>
        </table:table-row>
        <table:table-row table:style-name="ro12">
          <table:table-cell table:style-name="ce6" office:value-type="string" calcext:value-type="string">
            <text:p>***Frick_BoobFondle***</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46];[.$D$2];[.$E$2])" office:value-type="string" office:string-value="无效的" calcext:value-type="string">
            <text:p>无效的</text:p>
          </table:table-cell>
          <table:table-cell table:formula="of:=GOOGLETRANSLATE_YOULIBRECALC([.$D46];[.$D$2];[.$F$2])" office:value-type="string" office:string-value="ヌル" calcext:value-type="string">
            <text:p>ヌル</text:p>
          </table:table-cell>
          <table:table-cell table:formula="of:=GOOGLETRANSLATE_YOULIBRECALC([.$D46];[.$D$2];[.$G$2])" office:value-type="string" office:string-value="nieważny" calcext:value-type="string">
            <text:p>nieważny</text:p>
          </table:table-cell>
          <table:table-cell table:formula="of:=GOOGLETRANSLATE_YOULIBRECALC([.$D46];[.$D$2];[.$H$2])" office:value-type="string" office:string-value="nulo" calcext:value-type="string">
            <text:p>nulo</text:p>
          </table:table-cell>
          <table:table-cell table:formula="of:=GOOGLETRANSLATE_YOULIBRECALC([.$D46];[.$D$2];[.$I$2])" office:value-type="string" office:string-value="нулевой" calcext:value-type="string">
            <text:p>нулевой</text:p>
          </table:table-cell>
          <table:table-cell table:formula="of:=GOOGLETRANSLATE_YOULIBRECALC([.$D46];[.$D$2];[.$J$2])" office:value-type="string" office:string-value="nul" calcext:value-type="string">
            <text:p>nul</text:p>
          </table:table-cell>
          <table:table-cell table:formula="of:=GOOGLETRANSLATE_YOULIBRECALC([.$D46];[.$D$2];[.$K$2])" office:value-type="string" office:string-value="null" calcext:value-type="string">
            <text:p>null</text:p>
          </table:table-cell>
          <table:table-cell table:formula="of:=GOOGLETRANSLATE_YOULIBRECALC([.$D46];[.$D$2];[.$L$2])" office:value-type="string" office:string-value="nulla" calcext:value-type="string">
            <text:p>nulla</text:p>
          </table:table-cell>
          <table:table-cell table:formula="of:=GOOGLETRANSLATE_YOULIBRECALC([.$D46];[.$D$2];[.$M$2])" office:value-type="string" office:string-value="άκυρος" calcext:value-type="string">
            <text:p>άκυρος</text:p>
          </table:table-cell>
          <table:table-cell table:formula="of:=GOOGLETRANSLATE_YOULIBRECALC([.$D46];[.$D$2];[.$N$2])" office:value-type="string" office:string-value="hükümsüz" calcext:value-type="string">
            <text:p>hükümsüz</text:p>
          </table:table-cell>
          <table:table-cell table:formula="of:=GOOGLETRANSLATE_YOULIBRECALC([.$D46];[.$D$2];[.$O$2])" office:value-type="string" office:string-value="null" calcext:value-type="string">
            <text:p>null</text:p>
          </table:table-cell>
          <table:table-cell table:formula="of:=GOOGLETRANSLATE_YOULIBRECALC([.$D46];[.$D$2];[.$P$2])" office:value-type="string" office:string-value="nul" calcext:value-type="string">
            <text:p>nul</text:p>
          </table:table-cell>
          <table:table-cell table:formula="of:=GOOGLETRANSLATE_YOULIBRECALC([.$D46];[.$D$2];[.$Q$2])" office:value-type="string" office:string-value="널" calcext:value-type="string">
            <text:p>널</text:p>
          </table:table-cell>
          <table:table-cell table:formula="of:=GOOGLETRANSLATE_YOULIBRECALC([.$D46];[.$D$2];[.$R$2])" office:value-type="string" office:string-value="nulové" calcext:value-type="string">
            <text:p>nulové</text:p>
          </table:table-cell>
          <table:table-cell table:formula="of:=GOOGLETRANSLATE_YOULIBRECALC([.$D46];[.$D$2];[.$S$2])" office:value-type="string" office:string-value="nulo" calcext:value-type="string">
            <text:p>nulo</text:p>
          </table:table-cell>
          <table:table-cell table:formula="of:=GOOGLETRANSLATE_YOULIBRECALC([.$D46];[.$D$2];[.$T$2])" office:value-type="string" office:string-value="โมฆะ" calcext:value-type="string">
            <text:p>โมฆะ</text:p>
          </table:table-cell>
          <table:table-cell table:formula="of:=GOOGLETRANSLATE_YOULIBRECALC([.$D46];[.$D$2];[.$U$2])" office:value-type="string" office:string-value="batal" calcext:value-type="string">
            <text:p>batal</text:p>
          </table:table-cell>
          <table:table-cell table:formula="of:=GOOGLETRANSLATE_YOULIBRECALC([.$D46];[.$D$2];[.$V$2])" office:value-type="string" office:string-value="null" calcext:value-type="string">
            <text:p>null</text:p>
          </table:table-cell>
          <table:table-cell table:formula="of:=GOOGLETRANSLATE_YOULIBRECALC([.$D46];[.$D$2];[.$W$2])" office:value-type="string" office:string-value="Null" calcext:value-type="string">
            <text:p>Null</text:p>
          </table:table-cell>
          <table:table-cell table:formula="of:=GOOGLETRANSLATE_YOULIBRECALC([.$D46];[.$D$2];[.$X$2])" office:value-type="string" office:string-value="нульовий" calcext:value-type="string">
            <text:p>нульовий</text:p>
          </table:table-cell>
          <table:table-cell table:formula="of:=GOOGLETRANSLATE_YOULIBRECALC([.$D46];[.$D$2];[.$Y$2])" office:value-type="string" office:string-value="vô giá trị" calcext:value-type="string">
            <text:p>vô giá trị</text:p>
          </table:table-cell>
          <table:table-cell table:formula="of:=GOOGLETRANSLATE_YOULIBRECALC([.$D46];[.$D$2];[.$Z$2])" office:value-type="string" office:string-value="NULL" calcext:value-type="string">
            <text:p>NULL</text:p>
          </table:table-cell>
          <table:table-cell table:formula="of:=GOOGLETRANSLATE_YOULIBRECALC([.$D46];[.$D$2];[.$AA$2])" office:value-type="string" office:string-value="tyhjä" calcext:value-type="string">
            <text:p>tyhjä</text:p>
          </table:table-cell>
          <table:table-cell table:formula="of:=GOOGLETRANSLATE_YOULIBRECALC([.$D46];[.$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8">
          <table:table-cell table:style-name="ce6" office:value-type="string" calcext:value-type="string">
            <text:p>***Frick_NipplePull***</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Twists, pulls and pinching must be perfectly done to avoid pain. Just listen to your partner advice! ***Pull harder! ***Gently! Just a bit…***Like that, perfect. ***I’m dripping… I need it inside me</text:p>
          </table:table-cell>
          <table:table-cell table:formula="of:=GOOGLETRANSLATE_YOULIBRECALC([.$D47];[.$D$2];[.$E$2])" office:value-type="string" office:string-value="必须完美地完成曲折，拉和捏合，以避免疼痛。只需听您的伴侣建议！ ***更努力！ ***轻轻！有点……***这样，完美。 ***我正在滴水……我需要它" calcext:value-type="string">
            <text:p>必须完美地完成曲折，拉和捏合，以避免疼痛。只需听您的伴侣建议！ ***更努力！ ***轻轻！有点……***这样，完美。 ***我正在滴水……我需要它</text:p>
          </table:table-cell>
          <table:table-cell table:formula="of:=GOOGLETRANSLATE_YOULIBRECALC([.$D47];[.$D$2];[.$F$2])" office:value-type="string" office:string-value="痛みを避けるために、ひねり、引っ張り、ピンチを完全に行う必要があります。パートナーのアドバイスを聞いてください！ ***強く引っ張ってください！ ***優しく！少し…***そのように、完璧です。 ***私は滴っています...私はそれを私の中に必要です" calcext:value-type="string">
            <text:p>痛みを避けるために、ひねり、引っ張り、ピンチを完全に行う必要があります。パートナーのアドバイスを聞いてください！ ***強く引っ張ってください！ ***優しく！少し…***そのように、完璧です。 ***私は滴っています...私はそれを私の中に必要です</text:p>
          </table:table-cell>
          <table:table-cell table:formula="of:=GOOGLETRANSLATE_YOULIBRECALC([.$D47];[.$D$2];[.$G$2])" office:value-type="string" office:string-value="Zakręty, ciągnie i szczypanie muszą być doskonale wykonane, aby uniknąć bólu. Po prostu słuchaj rady partnera! *** Przenieś mocniej! ***Delikatnie! Po prostu… *** w ten sposób, idealnie. *** Kapiąc… Potrzebuję tego we mnie" calcext:value-type="string">
            <text:p>Zakręty, ciągnie i szczypanie muszą być doskonale wykonane, aby uniknąć bólu. Po prostu słuchaj rady partnera! *** Przenieś mocniej! ***Delikatnie! Po prostu… *** w ten sposób, idealnie. *** Kapiąc… Potrzebuję tego we mnie</text:p>
          </table:table-cell>
          <table:table-cell table:formula="of:=GOOGLETRANSLATE_YOULIBRECALC([.$D47];[.$D$2];[.$H$2])" office:value-type="string" office:string-value="Los giros, tirones y pellizcos deben hacerse perfectamente para evitar el dolor. ¡Escuche el consejo de su pareja! *** ¡Tire más duro! ***¡Suavemente! Solo un poco ... *** así, perfecto. *** Estoy goteando ... lo necesito dentro de mí" calcext:value-type="string">
            <text:p>Los giros, tirones y pellizcos deben hacerse perfectamente para evitar el dolor. ¡Escuche el consejo de su pareja! *** ¡Tire más duro! ***¡Suavemente! Solo un poco ... *** así, perfecto. *** Estoy goteando ... lo necesito dentro de mí</text:p>
          </table:table-cell>
          <table:table-cell table:formula="of:=GOOGLETRANSLATE_YOULIBRECALC([.$D47];[.$D$2];[.$I$2])" office:value-type="string" office:string-value="Повороты, вытягивания и застревание должны быть идеально сделаны, чтобы избежать боли. Просто послушайте совет своего партнера! *** тянуть сильнее! ***Нежно! Просто немного… *** как это, идеально. *** Я капаю ... мне это нужно внутри меня" calcext:value-type="string">
            <text:p>Повороты, вытягивания и застревание должны быть идеально сделаны, чтобы избежать боли. Просто послушайте совет своего партнера! *** тянуть сильнее! ***Нежно! Просто немного… *** как это, идеально. *** Я капаю ... мне это нужно внутри меня</text:p>
          </table:table-cell>
          <table:table-cell table:formula="of:=GOOGLETRANSLATE_YOULIBRECALC([.$D47];[.$D$2];[.$J$2])" office:value-type="string" office:string-value="Les rebondissements, les tirages et le pincement doivent être parfaitement faits pour éviter la douleur. Écoutez simplement vos conseils de partenaire! *** Tirez plus fort! ***Doucement! Juste un peu… *** comme ça, parfait. *** Je dégouline… j'en ai besoin en moi" calcext:value-type="string">
            <text:p>Les rebondissements, les tirages et le pincement doivent être parfaitement faits pour éviter la douleur. Écoutez simplement vos conseils de partenaire! *** Tirez plus fort! ***Doucement! Juste un peu… *** comme ça, parfait. *** Je dégouline… j'en ai besoin en moi</text:p>
          </table:table-cell>
          <table:table-cell table:formula="of:=GOOGLETRANSLATE_YOULIBRECALC([.$D47];[.$D$2];[.$K$2])" office:value-type="string" office:string-value="Zasuki, vleke in ščepec je treba popolnoma opraviti, da se prepreči bolečina. Samo poslušajte svoj partnerski nasvet! *** Težje potegnite! *** Nežno! Samo malo ... *** Tako, popolno. *** kapljam ... rabim v sebi" calcext:value-type="string">
            <text:p>Zasuki, vleke in ščepec je treba popolnoma opraviti, da se prepreči bolečina. Samo poslušajte svoj partnerski nasvet! *** Težje potegnite! *** Nežno! Samo malo ... *** Tako, popolno. *** kapljam ... rabim v sebi</text:p>
          </table:table-cell>
          <table:table-cell table:formula="of:=GOOGLETRANSLATE_YOULIBRECALC([.$D47];[.$D$2];[.$L$2])" office:value-type="string" office:string-value="A fájdalom elkerülése érdekében a csavarásokat, a húzást és a csípést tökéletesen el kell végezni. Csak hallgassa meg a partneri tanácsát! *** Húzza keményebben! ***Gyengéden! Csak egy kicsit… *** így, tökéletes. *** csöpögök ... szükségem van rá bennem" calcext:value-type="string">
            <text:p>A fájdalom elkerülése érdekében a csavarásokat, a húzást és a csípést tökéletesen el kell végezni. Csak hallgassa meg a partneri tanácsát! *** Húzza keményebben! ***Gyengéden! Csak egy kicsit… *** így, tökéletes. *** csöpögök ... szükségem van rá bennem</text:p>
          </table:table-cell>
          <table:table-cell table:formula="of:=GOOGLETRANSLATE_YOULIBRECALC([.$D47];[.$D$2];[.$M$2])" office:value-type="string" office:string-value="Οι ανατροπές, οι τραβήξεις και η τσίμπημα πρέπει να γίνονται τέλεια για να αποφευχθεί ο πόνος. Απλώς ακούστε τις συμβουλές του συνεργάτη σας! *** Τραβήξτε σκληρότερα! ***Μαλακά! Ακριβώς λίγο ... *** έτσι, τέλειο. *** Στάζω… Το χρειάζομαι μέσα μου" calcext:value-type="string">
            <text:p>Οι ανατροπές, οι τραβήξεις και η τσίμπημα πρέπει να γίνονται τέλεια για να αποφευχθεί ο πόνος. Απλώς ακούστε τις συμβουλές του συνεργάτη σας! *** Τραβήξτε σκληρότερα! ***Μαλακά! Ακριβώς λίγο ... *** έτσι, τέλειο. *** Στάζω… Το χρειάζομαι μέσα μου</text:p>
          </table:table-cell>
          <table:table-cell table:formula="of:=GOOGLETRANSLATE_YOULIBRECALC([.$D47];[.$D$2];[.$N$2])" office:value-type="string" office:string-value="Ağrıyı önlemek için bükülmeler, çekme ve sıkıştırma mükemmel bir şekilde yapılmalıdır. Sadece partner tavsiyenizi dinleyin! *** Daha sert çek! *** nazikçe! Sadece biraz… *** böyle, mükemmel. *** Damıyorum… İçimde ihtiyacım var" calcext:value-type="string">
            <text:p>Ağrıyı önlemek için bükülmeler, çekme ve sıkıştırma mükemmel bir şekilde yapılmalıdır. Sadece partner tavsiyenizi dinleyin! *** Daha sert çek! *** nazikçe! Sadece biraz… *** böyle, mükemmel. *** Damıyorum… İçimde ihtiyacım var</text:p>
          </table:table-cell>
          <table:table-cell table:formula="of:=GOOGLETRANSLATE_YOULIBRECALC([.$D47];[.$D$2];[.$O$2])" office:value-type="string" office:string-value="I colpi di scena, le tiri e il pizzico devono essere fatti perfettamente per evitare il dolore. Ascolta i consigli del tuo partner! *** tira più forte! ***Delicatamente! Solo un po '... *** così, perfetto. *** Sto gocciolando ... ne ho bisogno dentro di me" calcext:value-type="string">
            <text:p>I colpi di scena, le tiri e il pizzico devono essere fatti perfettamente per evitare il dolore. Ascolta i consigli del tuo partner! *** tira più forte! ***Delicatamente! Solo un po '... *** così, perfetto. *** Sto gocciolando ... ne ho bisogno dentro di me</text:p>
          </table:table-cell>
          <table:table-cell table:formula="of:=GOOGLETRANSLATE_YOULIBRECALC([.$D47];[.$D$2];[.$P$2])" office:value-type="string" office:string-value="Wendingen, trekken en knijpen moet perfect worden gedaan om pijn te voorkomen. Luister gewoon naar uw partneradvies! *** Harder trekken! ***Voorzichtig! Gewoon een beetje ... *** Zo, perfect. *** Ik druip ... ik heb het in mij nodig" calcext:value-type="string">
            <text:p>Wendingen, trekken en knijpen moet perfect worden gedaan om pijn te voorkomen. Luister gewoon naar uw partneradvies! *** Harder trekken! ***Voorzichtig! Gewoon een beetje ... *** Zo, perfect. *** Ik druip ... ik heb het in mij nodig</text:p>
          </table:table-cell>
          <table:table-cell table:formula="of:=GOOGLETRANSLATE_YOULIBRECALC([.$D47];[.$D$2];[.$Q$2])" office:value-type="string" office:string-value="통증을 피하기 위해 비틀림, 당기기 및 꼬집음은 완벽하게 수행되어야합니다. 파트너 조언을 들어보세요! *** 더 세게 당기십시오! ***부드럽게! 조금만… *** 그런 식으로, 완벽합니다. *** 나는 떨어지고있다… 내 안에 그것을 필요로한다" calcext:value-type="string">
            <text:p>통증을 피하기 위해 비틀림, 당기기 및 꼬집음은 완벽하게 수행되어야합니다. 파트너 조언을 들어보세요! *** 더 세게 당기십시오! ***부드럽게! 조금만… *** 그런 식으로, 완벽합니다. *** 나는 떨어지고있다… 내 안에 그것을 필요로한다</text:p>
          </table:table-cell>
          <table:table-cell table:formula="of:=GOOGLETRANSLATE_YOULIBRECALC([.$D47];[.$D$2];[.$R$2])" office:value-type="string" office:string-value="Zvratky, ťahy a štipanie sa musia dokonale vykonať, aby sa predišlo bolesti. Len si vypočujte svoje rady pre partnerov! *** Vytiahnite tvrdšie! *** Jemne! Len trochu ... *** takto, perfektné. *** Kvapkam ... potrebujem to vo mne" calcext:value-type="string">
            <text:p>Zvratky, ťahy a štipanie sa musia dokonale vykonať, aby sa predišlo bolesti. Len si vypočujte svoje rady pre partnerov! *** Vytiahnite tvrdšie! *** Jemne! Len trochu ... *** takto, perfektné. *** Kvapkam ... potrebujem to vo mne</text:p>
          </table:table-cell>
          <table:table-cell table:formula="of:=GOOGLETRANSLATE_YOULIBRECALC([.$D47];[.$D$2];[.$S$2])" office:value-type="string" office:string-value="Torções, puxões e beliscão devem ser perfeitamente feitas para evitar a dor. Basta ouvir o conselho do seu parceiro! *** Puxe com mais força! ***Suavemente! Só um pouco ... *** assim, perfeito. *** eu estou pingando ... eu preciso disso dentro de mim" calcext:value-type="string">
            <text:p>Torções, puxões e beliscão devem ser perfeitamente feitas para evitar a dor. Basta ouvir o conselho do seu parceiro! *** Puxe com mais força! ***Suavemente! Só um pouco ... *** assim, perfeito. *** eu estou pingando ... eu preciso disso dentro de mim</text:p>
          </table:table-cell>
          <table:table-cell table:formula="of:=GOOGLETRANSLATE_YOULIBRECALC([.$D47];[.$D$2];[.$T$2])" office:value-type="string" office:string-value="การบิด, ดึงและการบีบจะต้องทำอย่างสมบูรณ์แบบเพื่อหลีกเลี่ยงความเจ็บปวด เพียงแค่ฟังคำแนะนำคู่ของคุณ! *** ดึงหนักขึ้น! *** เบา ๆ ! เพียงเล็กน้อย… *** แบบนั้นสมบูรณ์แบบ *** ฉันกำลังหยด…ฉันต้องการมันในตัวฉัน" calcext:value-type="string">
            <text:p>การบิด, ดึงและการบีบจะต้องทำอย่างสมบูรณ์แบบเพื่อหลีกเลี่ยงความเจ็บปวด เพียงแค่ฟังคำแนะนำคู่ของคุณ! *** ดึงหนักขึ้น! *** เบา ๆ ! เพียงเล็กน้อย… *** แบบนั้นสมบูรณ์แบบ *** ฉันกำลังหยด…ฉันต้องการมันในตัวฉัน</text:p>
          </table:table-cell>
          <table:table-cell table:formula="of:=GOOGLETRANSLATE_YOULIBRECALC([.$D47];[.$D$2];[.$U$2])" office:value-type="string" office:string-value="Liku -liku, tarik dan jepit harus dilakukan dengan sempurna untuk menghindari rasa sakit. Dengarkan saja saran pasangan Anda! *** Tarik lebih keras! ***Dengan lembut! Sedikit ... *** seperti itu, sempurna. *** Saya menetes ... Saya membutuhkannya di dalam diri saya" calcext:value-type="string">
            <text:p>Liku -liku, tarik dan jepit harus dilakukan dengan sempurna untuk menghindari rasa sakit. Dengarkan saja saran pasangan Anda! *** Tarik lebih keras! ***Dengan lembut! Sedikit ... *** seperti itu, sempurna. *** Saya menetes ... Saya membutuhkannya di dalam diri saya</text:p>
          </table:table-cell>
          <table:table-cell table:formula="of:=GOOGLETRANSLATE_YOULIBRECALC([.$D47];[.$D$2];[.$V$2])" office:value-type="string" office:string-value="Zvraty, tahy a sevření musí být dokonale provedeny, aby se zabránilo bolesti. Jen poslouchejte radu svého partnera! *** Vytáhněte tvrději! ***Jemně! Jen trochu ... *** takové, perfektní. *** Kapání ... potřebuji to uvnitř sebe" calcext:value-type="string">
            <text:p>Zvraty, tahy a sevření musí být dokonale provedeny, aby se zabránilo bolesti. Jen poslouchejte radu svého partnera! *** Vytáhněte tvrději! ***Jemně! Jen trochu ... *** takové, perfektní. *** Kapání ... potřebuji to uvnitř sebe</text:p>
          </table:table-cell>
          <table:table-cell table:formula="of:=GOOGLETRANSLATE_YOULIBRECALC([.$D47];[.$D$2];[.$W$2])" office:value-type="string" office:string-value="Ang mga twists, paghila at pinching ay dapat na perpektong gawin upang maiwasan ang sakit. Makinig lamang sa iyong payo sa kapareha! *** Hilahin ang mas mahirap! *** Malumanay! Kaunti lang ... *** tulad nito, perpekto. *** Tumutulo ako ... Kailangan ko ito sa loob ko" calcext:value-type="string">
            <text:p>Ang mga twists, paghila at pinching ay dapat na perpektong gawin upang maiwasan ang sakit. Makinig lamang sa iyong payo sa kapareha! *** Hilahin ang mas mahirap! *** Malumanay! Kaunti lang ... *** tulad nito, perpekto. *** Tumutulo ako ... Kailangan ko ito sa loob ko</text:p>
          </table:table-cell>
          <table:table-cell table:formula="of:=GOOGLETRANSLATE_YOULIBRECALC([.$D47];[.$D$2];[.$X$2])" office:value-type="string" office:string-value="Порушення, тягання та щіпки повинні бути ідеально зроблені, щоб уникнути болю. Просто послухайте поради партнера! *** Потягніть важче! *** обережно! Трохи… *** так, ідеально. *** Я капаю ... мені це потрібно всередині мене" calcext:value-type="string">
            <text:p>Порушення, тягання та щіпки повинні бути ідеально зроблені, щоб уникнути болю. Просто послухайте поради партнера! *** Потягніть важче! *** обережно! Трохи… *** так, ідеально. *** Я капаю ... мені це потрібно всередині мене</text:p>
          </table:table-cell>
          <table:table-cell table:formula="of:=GOOGLETRANSLATE_YOULIBRECALC([.$D47];[.$D$2];[.$Y$2])" office:value-type="string" office:string-value="Các vòng xoắn, kéo và chèn ép phải được thực hiện hoàn hảo để tránh đau. Chỉ cần lắng nghe lời khuyên đối tác của bạn! *** Kéo mạnh hơn! *** Nhẹ nhàng! Chỉ là một chút, *** như thế, hoàn hảo. *** Tôi đã nhỏ giọt… Tôi cần nó trong tôi" calcext:value-type="string">
            <text:p>Các vòng xoắn, kéo và chèn ép phải được thực hiện hoàn hảo để tránh đau. Chỉ cần lắng nghe lời khuyên đối tác của bạn! *** Kéo mạnh hơn! *** Nhẹ nhàng! Chỉ là một chút, *** như thế, hoàn hảo. *** Tôi đã nhỏ giọt… Tôi cần nó trong tôi</text:p>
          </table:table-cell>
          <table:table-cell table:formula="of:=GOOGLETRANSLATE_YOULIBRECALC([.$D47];[.$D$2];[.$Z$2])" office:value-type="string" office:string-value="Wendungen, Ziehen und Einklemmen müssen perfekt gemacht werden, um Schmerzen zu vermeiden. Hören Sie einfach Ihren Partner Rat an! *** Zieh härter! ***Sanft! Einfach ein bisschen ... so ***, perfekt. *** Ich tropfe ... ich brauche es in mir" calcext:value-type="string">
            <text:p>Wendungen, Ziehen und Einklemmen müssen perfekt gemacht werden, um Schmerzen zu vermeiden. Hören Sie einfach Ihren Partner Rat an! *** Zieh härter! ***Sanft! Einfach ein bisschen ... so ***, perfekt. *** Ich tropfe ... ich brauche es in mir</text:p>
          </table:table-cell>
          <table:table-cell table:formula="of:=GOOGLETRANSLATE_YOULIBRECALC([.$D47];[.$D$2];[.$AA$2])" office:value-type="string" office:string-value="Käännökset ja puristaminen on tehtävä täydellisesti kivun välttämiseksi. Kuuntele vain kumppanisi neuvoja! *** Vedä kovemmin! *** Varovasti! Vain vähän ... *** Tällainen, täydellinen. *** tippaan ... tarvitsen sitä sisälläni" calcext:value-type="string">
            <text:p>Käännökset ja puristaminen on tehtävä täydellisesti kivun välttämiseksi. Kuuntele vain kumppanisi neuvoja! *** Vedä kovemmin! *** Varovasti! Vain vähän ... *** Tällainen, täydellinen. *** tippaan ... tarvitsen sitä sisälläni</text:p>
          </table:table-cell>
          <table:table-cell table:formula="of:=GOOGLETRANSLATE_YOULIBRECALC([.$D47];[.$D$2];[.$AB$2])" office:value-type="string" office:string-value="Vendinger, træk og klemme skal gøres perfekt for at undgå smerter. Bare lyt til dit partnerråd! *** Træk hårdere! *** blidt! Bare lidt ... *** sådan, perfekt. *** Jeg drypper ... Jeg har brug for det inde i mig" calcext:value-type="string">
            <text:p>Vendinger, træk og klemme skal gøres perfekt for at undgå smerter. Bare lyt til dit partnerråd! *** Træk hårdere! *** blidt! Bare lidt ... *** sådan, perfekt. *** Jeg drypper ... Jeg har brug for det inde i mig</text:p>
          </table:table-cell>
          <table:table-cell office:value-type="string" calcext:value-type="string">
            <text:p>***END***</text:p>
          </table:table-cell>
          <table:table-cell table:number-columns-repeated="16355"/>
        </table:table-row>
        <table:table-row table:style-name="ro12">
          <table:table-cell table:style-name="ce6" office:value-type="string" calcext:value-type="string">
            <text:p>***Frick_NipplePull***</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48];[.$D$2];[.$E$2])" office:value-type="string" office:string-value="无效的" calcext:value-type="string">
            <text:p>无效的</text:p>
          </table:table-cell>
          <table:table-cell table:formula="of:=GOOGLETRANSLATE_YOULIBRECALC([.$D48];[.$D$2];[.$F$2])" office:value-type="string" office:string-value="ヌル" calcext:value-type="string">
            <text:p>ヌル</text:p>
          </table:table-cell>
          <table:table-cell table:formula="of:=GOOGLETRANSLATE_YOULIBRECALC([.$D48];[.$D$2];[.$G$2])" office:value-type="string" office:string-value="nieważny" calcext:value-type="string">
            <text:p>nieważny</text:p>
          </table:table-cell>
          <table:table-cell table:formula="of:=GOOGLETRANSLATE_YOULIBRECALC([.$D48];[.$D$2];[.$H$2])" office:value-type="string" office:string-value="nulo" calcext:value-type="string">
            <text:p>nulo</text:p>
          </table:table-cell>
          <table:table-cell table:formula="of:=GOOGLETRANSLATE_YOULIBRECALC([.$D48];[.$D$2];[.$I$2])" office:value-type="string" office:string-value="нулевой" calcext:value-type="string">
            <text:p>нулевой</text:p>
          </table:table-cell>
          <table:table-cell table:formula="of:=GOOGLETRANSLATE_YOULIBRECALC([.$D48];[.$D$2];[.$J$2])" office:value-type="string" office:string-value="nul" calcext:value-type="string">
            <text:p>nul</text:p>
          </table:table-cell>
          <table:table-cell table:formula="of:=GOOGLETRANSLATE_YOULIBRECALC([.$D48];[.$D$2];[.$K$2])" office:value-type="string" office:string-value="null" calcext:value-type="string">
            <text:p>null</text:p>
          </table:table-cell>
          <table:table-cell table:formula="of:=GOOGLETRANSLATE_YOULIBRECALC([.$D48];[.$D$2];[.$L$2])" office:value-type="string" office:string-value="nulla" calcext:value-type="string">
            <text:p>nulla</text:p>
          </table:table-cell>
          <table:table-cell table:formula="of:=GOOGLETRANSLATE_YOULIBRECALC([.$D48];[.$D$2];[.$M$2])" office:value-type="string" office:string-value="άκυρος" calcext:value-type="string">
            <text:p>άκυρος</text:p>
          </table:table-cell>
          <table:table-cell table:formula="of:=GOOGLETRANSLATE_YOULIBRECALC([.$D48];[.$D$2];[.$N$2])" office:value-type="string" office:string-value="hükümsüz" calcext:value-type="string">
            <text:p>hükümsüz</text:p>
          </table:table-cell>
          <table:table-cell table:formula="of:=GOOGLETRANSLATE_YOULIBRECALC([.$D48];[.$D$2];[.$O$2])" office:value-type="string" office:string-value="null" calcext:value-type="string">
            <text:p>null</text:p>
          </table:table-cell>
          <table:table-cell table:formula="of:=GOOGLETRANSLATE_YOULIBRECALC([.$D48];[.$D$2];[.$P$2])" office:value-type="string" office:string-value="nul" calcext:value-type="string">
            <text:p>nul</text:p>
          </table:table-cell>
          <table:table-cell table:formula="of:=GOOGLETRANSLATE_YOULIBRECALC([.$D48];[.$D$2];[.$Q$2])" office:value-type="string" office:string-value="널" calcext:value-type="string">
            <text:p>널</text:p>
          </table:table-cell>
          <table:table-cell table:formula="of:=GOOGLETRANSLATE_YOULIBRECALC([.$D48];[.$D$2];[.$R$2])" office:value-type="string" office:string-value="nulové" calcext:value-type="string">
            <text:p>nulové</text:p>
          </table:table-cell>
          <table:table-cell table:formula="of:=GOOGLETRANSLATE_YOULIBRECALC([.$D48];[.$D$2];[.$S$2])" office:value-type="string" office:string-value="nulo" calcext:value-type="string">
            <text:p>nulo</text:p>
          </table:table-cell>
          <table:table-cell table:formula="of:=GOOGLETRANSLATE_YOULIBRECALC([.$D48];[.$D$2];[.$T$2])" office:value-type="string" office:string-value="โมฆะ" calcext:value-type="string">
            <text:p>โมฆะ</text:p>
          </table:table-cell>
          <table:table-cell table:formula="of:=GOOGLETRANSLATE_YOULIBRECALC([.$D48];[.$D$2];[.$U$2])" office:value-type="string" office:string-value="batal" calcext:value-type="string">
            <text:p>batal</text:p>
          </table:table-cell>
          <table:table-cell table:formula="of:=GOOGLETRANSLATE_YOULIBRECALC([.$D48];[.$D$2];[.$V$2])" office:value-type="string" office:string-value="null" calcext:value-type="string">
            <text:p>null</text:p>
          </table:table-cell>
          <table:table-cell table:formula="of:=GOOGLETRANSLATE_YOULIBRECALC([.$D48];[.$D$2];[.$W$2])" office:value-type="string" office:string-value="Null" calcext:value-type="string">
            <text:p>Null</text:p>
          </table:table-cell>
          <table:table-cell table:formula="of:=GOOGLETRANSLATE_YOULIBRECALC([.$D48];[.$D$2];[.$X$2])" office:value-type="string" office:string-value="нульовий" calcext:value-type="string">
            <text:p>нульовий</text:p>
          </table:table-cell>
          <table:table-cell table:formula="of:=GOOGLETRANSLATE_YOULIBRECALC([.$D48];[.$D$2];[.$Y$2])" office:value-type="string" office:string-value="vô giá trị" calcext:value-type="string">
            <text:p>vô giá trị</text:p>
          </table:table-cell>
          <table:table-cell table:formula="of:=GOOGLETRANSLATE_YOULIBRECALC([.$D48];[.$D$2];[.$Z$2])" office:value-type="string" office:string-value="NULL" calcext:value-type="string">
            <text:p>NULL</text:p>
          </table:table-cell>
          <table:table-cell table:formula="of:=GOOGLETRANSLATE_YOULIBRECALC([.$D48];[.$D$2];[.$AA$2])" office:value-type="string" office:string-value="tyhjä" calcext:value-type="string">
            <text:p>tyhjä</text:p>
          </table:table-cell>
          <table:table-cell table:formula="of:=GOOGLETRANSLATE_YOULIBRECALC([.$D48];[.$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7">
          <table:table-cell table:style-name="ce6" office:value-type="string" calcext:value-type="string">
            <text:p>***Frick_PussySpread***</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By holding it open my muscles naturally relax, so everything will drip out~***Take your time. Observe it well. Memorize every part and shape. ***Don’t be overwhelmed! I know there are a lot of parts to play with, but take your time. ***Try slowly opening </text:p>
          </table:table-cell>
          <table:table-cell table:formula="of:=GOOGLETRANSLATE_YOULIBRECALC([.$D49];[.$D$2];[.$E$2])" office:value-type="string" office:string-value="通过握住它，我的肌肉自然放松，所以一切都会滴入〜***花时间。很好地观察它。记住每个部分和形状。 ***不要不知所措！我知道有很多角色可以玩，但请花点时间。 ***尝试慢慢打开" calcext:value-type="string">
            <text:p>通过握住它，我的肌肉自然放松，所以一切都会滴入〜***花时间。很好地观察它。记住每个部分和形状。 ***不要不知所措！我知道有很多角色可以玩，但请花点时间。 ***尝试慢慢打开</text:p>
          </table:table-cell>
          <table:table-cell table:formula="of:=GOOGLETRANSLATE_YOULIBRECALC([.$D49];[.$D$2];[.$F$2])" office:value-type="string" office:string-value="それを開くことで私の筋肉を自然にリラックスさせるので、すべてが滴り落ちるでしょう〜***あなたの時間をかけてください。よく観察してください。すべての部分と形を覚えてください。 ***圧倒されないでください！遊ぶべき部分がたくさんあることは知っていますが、時間がかかります。 ***ゆっくりと開いてみてください" calcext:value-type="string">
            <text:p>それを開くことで私の筋肉を自然にリラックスさせるので、すべてが滴り落ちるでしょう〜***あなたの時間をかけてください。よく観察してください。すべての部分と形を覚えてください。 ***圧倒されないでください！遊ぶべき部分がたくさんあることは知っていますが、時間がかかります。 ***ゆっくりと開いてみてください</text:p>
          </table:table-cell>
          <table:table-cell table:formula="of:=GOOGLETRANSLATE_YOULIBRECALC([.$D49];[.$D$2];[.$G$2])" office:value-type="string" office:string-value="Trzymając go otwieranie mięśni naturalnie zrelaksuj się, więc wszystko rozpadnie ~ *** Nie spiesz się. Obserwuj to dobrze. Zapamiętaj każdą część i kształt. *** Nie daj się przytłoczyć! Wiem, że jest wiele części do zabawy, ale nie spiesz się. *** Spróbuj powoli otwierać" calcext:value-type="string">
            <text:p>Trzymając go otwieranie mięśni naturalnie zrelaksuj się, więc wszystko rozpadnie ~ *** Nie spiesz się. Obserwuj to dobrze. Zapamiętaj każdą część i kształt. *** Nie daj się przytłoczyć! Wiem, że jest wiele części do zabawy, ale nie spiesz się. *** Spróbuj powoli otwierać</text:p>
          </table:table-cell>
          <table:table-cell table:formula="of:=GOOGLETRANSLATE_YOULIBRECALC([.$D49];[.$D$2];[.$H$2])" office:value-type="string" office:string-value="Al sostenerlo, abrir mis músculos naturalmente relajarse, para que todo gotee ~ *** Tómese su tiempo. Observarlo bien. Memorizar cada parte y forma. *** ¡No seas abrumado! Sé que hay muchas partes para jugar, pero tómate tu tiempo. *** Intenta abrir lentamente" calcext:value-type="string">
            <text:p>Al sostenerlo, abrir mis músculos naturalmente relajarse, para que todo gotee ~ *** Tómese su tiempo. Observarlo bien. Memorizar cada parte y forma. *** ¡No seas abrumado! Sé que hay muchas partes para jugar, pero tómate tu tiempo. *** Intenta abrir lentamente</text:p>
          </table:table-cell>
          <table:table-cell table:formula="of:=GOOGLETRANSLATE_YOULIBRECALC([.$D49];[.$D$2];[.$I$2])" office:value-type="string" office:string-value="Держа его открыть мышцы естественным образом расслабьтесь, так что все будет капать ~ ***, не торопитесь. Хорошо соблюдайте это. Запомните каждую часть и форму. *** Не будьте перегружены! Я знаю, что есть много частей для игры, но не торопитесь. *** Попробуйте медленно открыть" calcext:value-type="string">
            <text:p>Держа его открыть мышцы естественным образом расслабьтесь, так что все будет капать ~ ***, не торопитесь. Хорошо соблюдайте это. Запомните каждую часть и форму. *** Не будьте перегружены! Я знаю, что есть много частей для игры, но не торопитесь. *** Попробуйте медленно открыть</text:p>
          </table:table-cell>
          <table:table-cell table:formula="of:=GOOGLETRANSLATE_YOULIBRECALC([.$D49];[.$D$2];[.$J$2])" office:value-type="string" office:string-value="En l'ouvrant, mes muscles se détendent naturellement, donc tout va couler ~ *** Prenez votre temps. Observez-le bien. Mémorisez chaque partie et forme. *** Ne soyez pas dépassé! Je sais qu'il y a beaucoup de pièces avec lesquelles jouer, mais prenez votre temps. *** Essayez d'ouvrir lentement" calcext:value-type="string">
            <text:p>En l'ouvrant, mes muscles se détendent naturellement, donc tout va couler ~ *** Prenez votre temps. Observez-le bien. Mémorisez chaque partie et forme. *** Ne soyez pas dépassé! Je sais qu'il y a beaucoup de pièces avec lesquelles jouer, mais prenez votre temps. *** Essayez d'ouvrir lentement</text:p>
          </table:table-cell>
          <table:table-cell table:formula="of:=GOOGLETRANSLATE_YOULIBRECALC([.$D49];[.$D$2];[.$K$2])" office:value-type="string" office:string-value="Če se držim odprt, se mi mišice seveda sprostijo, tako da bo vse kapljalo ~ *** Vzemite si čas. Dobro ga opazujte. Zapomnite si vsak del in obliko. *** Ne bodite preobremenjeni! Vem, da je treba igrati veliko delov, vendar si vzemite čas. *** Poskusite počasi odpreti" calcext:value-type="string">
            <text:p>Če se držim odprt, se mi mišice seveda sprostijo, tako da bo vse kapljalo ~ *** Vzemite si čas. Dobro ga opazujte. Zapomnite si vsak del in obliko. *** Ne bodite preobremenjeni! Vem, da je treba igrati veliko delov, vendar si vzemite čas. *** Poskusite počasi odpreti</text:p>
          </table:table-cell>
          <table:table-cell table:formula="of:=GOOGLETRANSLATE_YOULIBRECALC([.$D49];[.$D$2];[.$L$2])" office:value-type="string" office:string-value="Azáltal, hogy kinyitja az izmaimat, természetesen pihen, tehát minden kicsökken, ~ *** Szánjon rá időt. Vigyázzon jól. Memorizálja minden részt és alakot. *** Ne légy túlterhelt! Tudom, hogy sok alkatrészt kell játszani, de szánjon időt. *** Próbáljon lassan kinyitni" calcext:value-type="string">
            <text:p>Azáltal, hogy kinyitja az izmaimat, természetesen pihen, tehát minden kicsökken, ~ *** Szánjon rá időt. Vigyázzon jól. Memorizálja minden részt és alakot. *** Ne légy túlterhelt! Tudom, hogy sok alkatrészt kell játszani, de szánjon időt. *** Próbáljon lassan kinyitni</text:p>
          </table:table-cell>
          <table:table-cell table:formula="of:=GOOGLETRANSLATE_YOULIBRECALC([.$D49];[.$D$2];[.$M$2])" office:value-type="string" office:string-value="Κρατώντας το να ανοίξει τους μύες μου φυσικά χαλαρώστε, έτσι όλα θα στάξουν ~ *** πάρτε το χρόνο σας. Παρατηρήστε το καλά. Απομνημονεύστε κάθε μέρος και σχήμα. *** Μην συγκλονιστείτε! Ξέρω ότι υπάρχουν πολλά μέρη για να παίξετε, αλλά να πάρετε το χρόνο σας. *** Δοκιμάστε αργά το άνοιγμα" calcext:value-type="string">
            <text:p>Κρατώντας το να ανοίξει τους μύες μου φυσικά χαλαρώστε, έτσι όλα θα στάξουν ~ *** πάρτε το χρόνο σας. Παρατηρήστε το καλά. Απομνημονεύστε κάθε μέρος και σχήμα. *** Μην συγκλονιστείτε! Ξέρω ότι υπάρχουν πολλά μέρη για να παίξετε, αλλά να πάρετε το χρόνο σας. *** Δοκιμάστε αργά το άνοιγμα</text:p>
          </table:table-cell>
          <table:table-cell table:formula="of:=GOOGLETRANSLATE_YOULIBRECALC([.$D49];[.$D$2];[.$N$2])" office:value-type="string" office:string-value="Açık tutarak kaslarım doğal olarak rahatlayın, böylece her şey dışarı çıkacaktır ~ *** Zaman ayırın. İyi gözlemleyin. Her parçayı ve şekli ezberleyin. *** Boğulma! Oynamak için çok fazla parça olduğunu biliyorum, ama zaman ayırın. *** Yavaşça açmayı deneyin" calcext:value-type="string">
            <text:p>Açık tutarak kaslarım doğal olarak rahatlayın, böylece her şey dışarı çıkacaktır ~ *** Zaman ayırın. İyi gözlemleyin. Her parçayı ve şekli ezberleyin. *** Boğulma! Oynamak için çok fazla parça olduğunu biliyorum, ama zaman ayırın. *** Yavaşça açmayı deneyin</text:p>
          </table:table-cell>
          <table:table-cell table:formula="of:=GOOGLETRANSLATE_YOULIBRECALC([.$D49];[.$D$2];[.$O$2])" office:value-type="string" office:string-value="Tenendolo aperto i muscoli naturalmente rilassati, quindi tutto gocciolerà ~ *** Prenditi il ​​tuo tempo. Osservalo bene. Memorizza ogni parte e forma. *** Non essere sopraffatto! So che ci sono molte parti con cui giocare, ma prenditi il ​​tuo tempo. *** Prova lentamente aprendo" calcext:value-type="string">
            <text:p>Tenendolo aperto i muscoli naturalmente rilassati, quindi tutto gocciolerà ~ *** Prenditi il ​​tuo tempo. Osservalo bene. Memorizza ogni parte e forma. *** Non essere sopraffatto! So che ci sono molte parti con cui giocare, ma prenditi il ​​tuo tempo. *** Prova lentamente aprendo</text:p>
          </table:table-cell>
          <table:table-cell table:formula="of:=GOOGLETRANSLATE_YOULIBRECALC([.$D49];[.$D$2];[.$P$2])" office:value-type="string" office:string-value="Door het open te houden, ontspannen mijn spieren op natuurlijke wijze, dus alles zal druppelen ~ *** Neem de tijd. Observeer het goed. Onthoud elk deel en vorm. *** Wees niet overweldigd! Ik weet dat er veel onderdelen zijn om mee te spelen, maar neem de tijd. *** Probeer langzaam openen" calcext:value-type="string">
            <text:p>Door het open te houden, ontspannen mijn spieren op natuurlijke wijze, dus alles zal druppelen ~ *** Neem de tijd. Observeer het goed. Onthoud elk deel en vorm. *** Wees niet overweldigd! Ik weet dat er veel onderdelen zijn om mee te spelen, maar neem de tijd. *** Probeer langzaam openen</text:p>
          </table:table-cell>
          <table:table-cell table:formula="of:=GOOGLETRANSLATE_YOULIBRECALC([.$D49];[.$D$2];[.$Q$2])" office:value-type="string" office:string-value="그것을 유지함으로써 내 근육을 열면 자연스럽게 긴장을 풀므로 모든 것이 흘러 나옵니다 ~ *** 시간이 걸립니다. 잘 관찰하십시오. 모든 부분과 모양을 외우십시오. *** 압도하지 마십시오! 나는 함께 할 부분이 많다는 것을 알고 있지만 시간이 걸립니다. *** 천천히 열기를 시도하십시오" calcext:value-type="string">
            <text:p>그것을 유지함으로써 내 근육을 열면 자연스럽게 긴장을 풀므로 모든 것이 흘러 나옵니다 ~ *** 시간이 걸립니다. 잘 관찰하십시오. 모든 부분과 모양을 외우십시오. *** 압도하지 마십시오! 나는 함께 할 부분이 많다는 것을 알고 있지만 시간이 걸립니다. *** 천천히 열기를 시도하십시오</text:p>
          </table:table-cell>
          <table:table-cell table:formula="of:=GOOGLETRANSLATE_YOULIBRECALC([.$D49];[.$D$2];[.$R$2])" office:value-type="string" office:string-value="Tým, že som ich držal otvorené, moje svaly prirodzene relaxujú, takže všetko vykvapká ~ *** VÁŠ ČAS. Dobre to pozorujte. Zapamätajte si každú časť a tvar. *** Nenechajte sa ohromiť! Viem, že je tu veľa častí, s ktorými by ste si mohli zahrať, ale venujte si čas. *** Skúste sa pomaly otvoriť" calcext:value-type="string">
            <text:p>Tým, že som ich držal otvorené, moje svaly prirodzene relaxujú, takže všetko vykvapká ~ *** VÁŠ ČAS. Dobre to pozorujte. Zapamätajte si každú časť a tvar. *** Nenechajte sa ohromiť! Viem, že je tu veľa častí, s ktorými by ste si mohli zahrať, ale venujte si čas. *** Skúste sa pomaly otvoriť</text:p>
          </table:table-cell>
          <table:table-cell table:formula="of:=GOOGLETRANSLATE_YOULIBRECALC([.$D49];[.$D$2];[.$S$2])" office:value-type="string" office:string-value="Ao segurá -lo, abra meus músculos naturalmente relaxam, para que tudo escorra ~ *** Não se apresse. Observe bem. Memorizar todas as partes e formas. *** Não fique impressionado! Eu sei que há muitas partes para brincar, mas leve seu tempo. *** tente abrir lentamente" calcext:value-type="string">
            <text:p>Ao segurá -lo, abra meus músculos naturalmente relaxam, para que tudo escorra ~ *** Não se apresse. Observe bem. Memorizar todas as partes e formas. *** Não fique impressionado! Eu sei que há muitas partes para brincar, mas leve seu tempo. *** tente abrir lentamente</text:p>
          </table:table-cell>
          <table:table-cell table:formula="of:=GOOGLETRANSLATE_YOULIBRECALC([.$D49];[.$D$2];[.$T$2])" office:value-type="string" office:string-value="โดยการเปิดกล้ามเนื้อของฉันให้ผ่อนคลายอย่างเป็นธรรมชาติดังนั้นทุกอย่างจะหยด ~ *** ใช้เวลาของคุณ สังเกตได้ดี จดจำทุกส่วนและรูปร่าง *** อย่าจม! ฉันรู้ว่ามีชิ้นส่วนมากมายให้เล่น แต่ใช้เวลาของคุณ *** ลองเปิดอย่างช้าๆ" calcext:value-type="string">
            <text:p>โดยการเปิดกล้ามเนื้อของฉันให้ผ่อนคลายอย่างเป็นธรรมชาติดังนั้นทุกอย่างจะหยด ~ *** ใช้เวลาของคุณ สังเกตได้ดี จดจำทุกส่วนและรูปร่าง *** อย่าจม! ฉันรู้ว่ามีชิ้นส่วนมากมายให้เล่น แต่ใช้เวลาของคุณ *** ลองเปิดอย่างช้าๆ</text:p>
          </table:table-cell>
          <table:table-cell table:formula="of:=GOOGLETRANSLATE_YOULIBRECALC([.$D49];[.$D$2];[.$U$2])" office:value-type="string" office:string-value="Dengan menahannya, otot -otot saya secara alami rileks, jadi semuanya akan menetes ~ *** Luangkan waktu Anda. Amati dengan baik. Menghafal setiap bagian dan bentuk. *** Jangan kewalahan! Saya tahu ada banyak bagian untuk dimainkan, tetapi luangkan waktu Anda. *** Coba buka perlahan" calcext:value-type="string">
            <text:p>Dengan menahannya, otot -otot saya secara alami rileks, jadi semuanya akan menetes ~ *** Luangkan waktu Anda. Amati dengan baik. Menghafal setiap bagian dan bentuk. *** Jangan kewalahan! Saya tahu ada banyak bagian untuk dimainkan, tetapi luangkan waktu Anda. *** Coba buka perlahan</text:p>
          </table:table-cell>
          <table:table-cell table:formula="of:=GOOGLETRANSLATE_YOULIBRECALC([.$D49];[.$D$2];[.$V$2])" office:value-type="string" office:string-value="Tím, že jsem ho otevřel otevřený svaly, přirozeně uvolněte, takže všechno bude kapat ~ *** Udělejte si čas. Sledujte to dobře. Zapamatovat si každou část a tvar. *** Nenechte se ohromeni! Vím, že existuje spousta částí, se kterými si můžete hrát, ale udělejte si čas. *** Zkuste to pomalu otevírat" calcext:value-type="string">
            <text:p>Tím, že jsem ho otevřel otevřený svaly, přirozeně uvolněte, takže všechno bude kapat ~ *** Udělejte si čas. Sledujte to dobře. Zapamatovat si každou část a tvar. *** Nenechte se ohromeni! Vím, že existuje spousta částí, se kterými si můžete hrát, ale udělejte si čas. *** Zkuste to pomalu otevírat</text:p>
          </table:table-cell>
          <table:table-cell table:formula="of:=GOOGLETRANSLATE_YOULIBRECALC([.$D49];[.$D$2];[.$W$2])" office:value-type="string" office:string-value="Sa pamamagitan ng paghawak nito buksan ang aking mga kalamnan na natural na makapagpahinga, kaya lahat ay mawawala ~ *** maglaan ng oras. Alamin ito nang maayos. Kabisaduhin ang bawat bahagi at hugis. *** Huwag labis na labis! Alam kong maraming bahagi ang dapat i -play, ngunit maglaan ng oras. *** Subukan ang dahan -dahang pagbubukas" calcext:value-type="string">
            <text:p>Sa pamamagitan ng paghawak nito buksan ang aking mga kalamnan na natural na makapagpahinga, kaya lahat ay mawawala ~ *** maglaan ng oras. Alamin ito nang maayos. Kabisaduhin ang bawat bahagi at hugis. *** Huwag labis na labis! Alam kong maraming bahagi ang dapat i -play, ngunit maglaan ng oras. *** Subukan ang dahan -dahang pagbubukas</text:p>
          </table:table-cell>
          <table:table-cell table:formula="of:=GOOGLETRANSLATE_YOULIBRECALC([.$D49];[.$D$2];[.$X$2])" office:value-type="string" office:string-value="Тримаючи його відкрити мої м’язи, природно розслабляючись, тож все буде капати ~ ***, знайдіть свій час. Дотримуйтесь цього добре. Запам'ятовуйте кожну частину та форму. *** Не будьте перевантажені! Я знаю, що є багато частин, з якими можна грати, але знайдіть свій час. *** спробуйте повільно відкрити" calcext:value-type="string">
            <text:p>Тримаючи його відкрити мої м’язи, природно розслабляючись, тож все буде капати ~ ***, знайдіть свій час. Дотримуйтесь цього добре. Запам'ятовуйте кожну частину та форму. *** Не будьте перевантажені! Я знаю, що є багато частин, з якими можна грати, але знайдіть свій час. *** спробуйте повільно відкрити</text:p>
          </table:table-cell>
          <table:table-cell table:formula="of:=GOOGLETRANSLATE_YOULIBRECALC([.$D49];[.$D$2];[.$Y$2])" office:value-type="string" office:string-value="Bằng cách giữ nó mở cơ bắp của tôi thư giãn một cách tự nhiên, vì vậy mọi thứ sẽ nhỏ giọt ~ *** Hãy dành thời gian của bạn. Quan sát nó tốt. Ghi nhớ mọi bộ phận và hình dạng. *** Don lồng bị choáng ngợp! Tôi biết có rất nhiều phần để chơi, nhưng hãy dành thời gian của bạn. *** Hãy thử từ từ mở" calcext:value-type="string">
            <text:p>Bằng cách giữ nó mở cơ bắp của tôi thư giãn một cách tự nhiên, vì vậy mọi thứ sẽ nhỏ giọt ~ *** Hãy dành thời gian của bạn. Quan sát nó tốt. Ghi nhớ mọi bộ phận và hình dạng. *** Don lồng bị choáng ngợp! Tôi biết có rất nhiều phần để chơi, nhưng hãy dành thời gian của bạn. *** Hãy thử từ từ mở</text:p>
          </table:table-cell>
          <table:table-cell table:formula="of:=GOOGLETRANSLATE_YOULIBRECALC([.$D49];[.$D$2];[.$Z$2])" office:value-type="string" office:string-value="Indem ich es offen hält, entspannen Sie sich natürlich meine Muskeln, so dass alles aus tropft ~ *** Nehmen Sie sich Zeit. Beobachten Sie es gut. Jeder Teil und jede Form auswendig lernen. *** Sei nicht überwältigt! Ich weiß, dass es viele Teile zu spielen gibt, aber nehmen Sie sich Zeit. *** Versuchen Sie langsam zu öffnen" calcext:value-type="string">
            <text:p>Indem ich es offen hält, entspannen Sie sich natürlich meine Muskeln, so dass alles aus tropft ~ *** Nehmen Sie sich Zeit. Beobachten Sie es gut. Jeder Teil und jede Form auswendig lernen. *** Sei nicht überwältigt! Ich weiß, dass es viele Teile zu spielen gibt, aber nehmen Sie sich Zeit. *** Versuchen Sie langsam zu öffnen</text:p>
          </table:table-cell>
          <table:table-cell table:formula="of:=GOOGLETRANSLATE_YOULIBRECALC([.$D49];[.$D$2];[.$AA$2])" office:value-type="string" office:string-value="Pitämällä sitä avoimeksi lihakseni luonnollisesti rentoutumaan, joten kaikki tiputtaa ~ *** vie aikaa. Tarkkaile sitä hyvin. Muista kaikki osat ja muoto. *** Älä ole hukkua! Tiedän, että leikkiä on paljon, mutta vie aikaa. *** Yritä avata hitaasti" calcext:value-type="string">
            <text:p>Pitämällä sitä avoimeksi lihakseni luonnollisesti rentoutumaan, joten kaikki tiputtaa ~ *** vie aikaa. Tarkkaile sitä hyvin. Muista kaikki osat ja muoto. *** Älä ole hukkua! Tiedän, että leikkiä on paljon, mutta vie aikaa. *** Yritä avata hitaasti</text:p>
          </table:table-cell>
          <table:table-cell table:formula="of:=GOOGLETRANSLATE_YOULIBRECALC([.$D49];[.$D$2];[.$AB$2])" office:value-type="string" office:string-value="Ved at holde det åbent mine muskler naturligt slappe af, så alt vil dryppe ~ *** tage din tid. Observer det godt. Husk hver del og form. *** Bliv ikke overvældet! Jeg ved, at der er mange dele at lege med, men tag din tid. *** Prøv langsomt at åbne" calcext:value-type="string">
            <text:p>Ved at holde det åbent mine muskler naturligt slappe af, så alt vil dryppe ~ *** tage din tid. Observer det godt. Husk hver del og form. *** Bliv ikke overvældet! Jeg ved, at der er mange dele at lege med, men tag din tid. *** Prøv langsomt at åbne</text:p>
          </table:table-cell>
          <table:table-cell office:value-type="string" calcext:value-type="string">
            <text:p>***END***</text:p>
          </table:table-cell>
          <table:table-cell table:number-columns-repeated="16355"/>
        </table:table-row>
        <table:table-row table:style-name="ro12">
          <table:table-cell table:style-name="ce6" office:value-type="string" calcext:value-type="string">
            <text:p>***Frick_PussySpread***</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50];[.$D$2];[.$E$2])" office:value-type="string" office:string-value="无效的" calcext:value-type="string">
            <text:p>无效的</text:p>
          </table:table-cell>
          <table:table-cell table:formula="of:=GOOGLETRANSLATE_YOULIBRECALC([.$D50];[.$D$2];[.$F$2])" office:value-type="string" office:string-value="ヌル" calcext:value-type="string">
            <text:p>ヌル</text:p>
          </table:table-cell>
          <table:table-cell table:formula="of:=GOOGLETRANSLATE_YOULIBRECALC([.$D50];[.$D$2];[.$G$2])" office:value-type="string" office:string-value="nieważny" calcext:value-type="string">
            <text:p>nieważny</text:p>
          </table:table-cell>
          <table:table-cell table:formula="of:=GOOGLETRANSLATE_YOULIBRECALC([.$D50];[.$D$2];[.$H$2])" office:value-type="string" office:string-value="nulo" calcext:value-type="string">
            <text:p>nulo</text:p>
          </table:table-cell>
          <table:table-cell table:formula="of:=GOOGLETRANSLATE_YOULIBRECALC([.$D50];[.$D$2];[.$I$2])" office:value-type="string" office:string-value="нулевой" calcext:value-type="string">
            <text:p>нулевой</text:p>
          </table:table-cell>
          <table:table-cell table:formula="of:=GOOGLETRANSLATE_YOULIBRECALC([.$D50];[.$D$2];[.$J$2])" office:value-type="string" office:string-value="nul" calcext:value-type="string">
            <text:p>nul</text:p>
          </table:table-cell>
          <table:table-cell table:formula="of:=GOOGLETRANSLATE_YOULIBRECALC([.$D50];[.$D$2];[.$K$2])" office:value-type="string" office:string-value="null" calcext:value-type="string">
            <text:p>null</text:p>
          </table:table-cell>
          <table:table-cell table:formula="of:=GOOGLETRANSLATE_YOULIBRECALC([.$D50];[.$D$2];[.$L$2])" office:value-type="string" office:string-value="nulla" calcext:value-type="string">
            <text:p>nulla</text:p>
          </table:table-cell>
          <table:table-cell table:formula="of:=GOOGLETRANSLATE_YOULIBRECALC([.$D50];[.$D$2];[.$M$2])" office:value-type="string" office:string-value="άκυρος" calcext:value-type="string">
            <text:p>άκυρος</text:p>
          </table:table-cell>
          <table:table-cell table:formula="of:=GOOGLETRANSLATE_YOULIBRECALC([.$D50];[.$D$2];[.$N$2])" office:value-type="string" office:string-value="hükümsüz" calcext:value-type="string">
            <text:p>hükümsüz</text:p>
          </table:table-cell>
          <table:table-cell table:formula="of:=GOOGLETRANSLATE_YOULIBRECALC([.$D50];[.$D$2];[.$O$2])" office:value-type="string" office:string-value="null" calcext:value-type="string">
            <text:p>null</text:p>
          </table:table-cell>
          <table:table-cell table:formula="of:=GOOGLETRANSLATE_YOULIBRECALC([.$D50];[.$D$2];[.$P$2])" office:value-type="string" office:string-value="nul" calcext:value-type="string">
            <text:p>nul</text:p>
          </table:table-cell>
          <table:table-cell table:formula="of:=GOOGLETRANSLATE_YOULIBRECALC([.$D50];[.$D$2];[.$Q$2])" office:value-type="string" office:string-value="널" calcext:value-type="string">
            <text:p>널</text:p>
          </table:table-cell>
          <table:table-cell table:formula="of:=GOOGLETRANSLATE_YOULIBRECALC([.$D50];[.$D$2];[.$R$2])" office:value-type="string" office:string-value="nulové" calcext:value-type="string">
            <text:p>nulové</text:p>
          </table:table-cell>
          <table:table-cell table:formula="of:=GOOGLETRANSLATE_YOULIBRECALC([.$D50];[.$D$2];[.$S$2])" office:value-type="string" office:string-value="nulo" calcext:value-type="string">
            <text:p>nulo</text:p>
          </table:table-cell>
          <table:table-cell table:formula="of:=GOOGLETRANSLATE_YOULIBRECALC([.$D50];[.$D$2];[.$T$2])" office:value-type="string" office:string-value="โมฆะ" calcext:value-type="string">
            <text:p>โมฆะ</text:p>
          </table:table-cell>
          <table:table-cell table:formula="of:=GOOGLETRANSLATE_YOULIBRECALC([.$D50];[.$D$2];[.$U$2])" office:value-type="string" office:string-value="batal" calcext:value-type="string">
            <text:p>batal</text:p>
          </table:table-cell>
          <table:table-cell table:formula="of:=GOOGLETRANSLATE_YOULIBRECALC([.$D50];[.$D$2];[.$V$2])" office:value-type="string" office:string-value="null" calcext:value-type="string">
            <text:p>null</text:p>
          </table:table-cell>
          <table:table-cell table:formula="of:=GOOGLETRANSLATE_YOULIBRECALC([.$D50];[.$D$2];[.$W$2])" office:value-type="string" office:string-value="Null" calcext:value-type="string">
            <text:p>Null</text:p>
          </table:table-cell>
          <table:table-cell table:formula="of:=GOOGLETRANSLATE_YOULIBRECALC([.$D50];[.$D$2];[.$X$2])" office:value-type="string" office:string-value="нульовий" calcext:value-type="string">
            <text:p>нульовий</text:p>
          </table:table-cell>
          <table:table-cell table:formula="of:=GOOGLETRANSLATE_YOULIBRECALC([.$D50];[.$D$2];[.$Y$2])" office:value-type="string" office:string-value="vô giá trị" calcext:value-type="string">
            <text:p>vô giá trị</text:p>
          </table:table-cell>
          <table:table-cell table:formula="of:=GOOGLETRANSLATE_YOULIBRECALC([.$D50];[.$D$2];[.$Z$2])" office:value-type="string" office:string-value="NULL" calcext:value-type="string">
            <text:p>NULL</text:p>
          </table:table-cell>
          <table:table-cell table:formula="of:=GOOGLETRANSLATE_YOULIBRECALC([.$D50];[.$D$2];[.$AA$2])" office:value-type="string" office:string-value="tyhjä" calcext:value-type="string">
            <text:p>tyhjä</text:p>
          </table:table-cell>
          <table:table-cell table:formula="of:=GOOGLETRANSLATE_YOULIBRECALC([.$D50];[.$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7">
          <table:table-cell table:style-name="ce6" office:value-type="string" calcext:value-type="string">
            <text:p>***Frick_ClitRub***</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Slowly…***This part is really sensitive, so focus on your partner reactions. ***Describe soft circles around it. ***Now, rub it gently. Try to change the pattern and rhythm. ***Try not to stay for to long touching the same points. ***So… perfect~***Oh m..</text:p>
          </table:table-cell>
          <table:table-cell table:formula="of:=GOOGLETRANSLATE_YOULIBRECALC([.$D51];[.$D$2];[.$E$2])" office:value-type="string" office:string-value="慢慢地……***这部分确实很敏感，因此请专注于您的伴侣反应。 ***描述周围的软圆。 ***现在，轻轻擦拭。尝试改变模式和节奏。 ***尽量不要长时间触摸相同的要点。 ***所以……完美〜***哦，M .." calcext:value-type="string">
            <text:p>慢慢地……***这部分确实很敏感，因此请专注于您的伴侣反应。 ***描述周围的软圆。 ***现在，轻轻擦拭。尝试改变模式和节奏。 ***尽量不要长时间触摸相同的要点。 ***所以……完美〜***哦，M ..</text:p>
          </table:table-cell>
          <table:table-cell table:formula="of:=GOOGLETRANSLATE_YOULIBRECALC([.$D51];[.$D$2];[.$F$2])" office:value-type="string" office:string-value="ゆっくり…***この部分は本当に敏感ですので、パートナーの反応に焦点を合わせてください。 ***その周りのソフトサークルを説明してください。 ***今、穏やかにこすります。パターンとリズムを変更してみてください。 ***同じポイントに長く触れるためにとどまらないようにしてください。 ***だから…完璧〜***ああm .." calcext:value-type="string">
            <text:p>ゆっくり…***この部分は本当に敏感ですので、パートナーの反応に焦点を合わせてください。 ***その周りのソフトサークルを説明してください。 ***今、穏やかにこすります。パターンとリズムを変更してみてください。 ***同じポイントに長く触れるためにとどまらないようにしてください。 ***だから…完璧〜***ああm ..</text:p>
          </table:table-cell>
          <table:table-cell table:formula="of:=GOOGLETRANSLATE_YOULIBRECALC([.$D51];[.$D$2];[.$G$2])" office:value-type="string" office:string-value="Powoli… *** Ta część jest naprawdę wrażliwa, więc skup się na reakcjach partnera. *** Opisz wokół niego miękkie koła. *** Teraz pocieraj to delikatnie. Spróbuj zmienić wzór i rytm. *** Staraj się nie pozostać na długo dotykając tych samych punktów. *** Więc… doskonały ~ *** oh m .." calcext:value-type="string">
            <text:p>Powoli… *** Ta część jest naprawdę wrażliwa, więc skup się na reakcjach partnera. *** Opisz wokół niego miękkie koła. *** Teraz pocieraj to delikatnie. Spróbuj zmienić wzór i rytm. *** Staraj się nie pozostać na długo dotykając tych samych punktów. *** Więc… doskonały ~ *** oh m ..</text:p>
          </table:table-cell>
          <table:table-cell table:formula="of:=GOOGLETRANSLATE_YOULIBRECALC([.$D51];[.$D$2];[.$H$2])" office:value-type="string" office:string-value="Lentamente ... *** Esta parte es realmente sensible, así que concéntrese en las reacciones de su pareja. *** Describa los círculos suaves a su alrededor. *** Ahora, frota suavemente. Intenta cambiar el patrón y el ritmo. *** Trate de no quedarse para tocar los mismos puntos. *** Entonces ... perfecto ~ *** oh m .." calcext:value-type="string">
            <text:p>Lentamente ... *** Esta parte es realmente sensible, así que concéntrese en las reacciones de su pareja. *** Describa los círculos suaves a su alrededor. *** Ahora, frota suavemente. Intenta cambiar el patrón y el ritmo. *** Trate de no quedarse para tocar los mismos puntos. *** Entonces ... perfecto ~ *** oh m ..</text:p>
          </table:table-cell>
          <table:table-cell table:formula="of:=GOOGLETRANSLATE_YOULIBRECALC([.$D51];[.$D$2];[.$I$2])" office:value-type="string" office:string-value="Медленно… *** Эта часть действительно чувствительна, поэтому сосредоточьтесь на реакциях своего партнера. *** Опишите мягкие круги вокруг него. *** Теперь, осторожно натирайте это. Попробуйте изменить шаблон и ритм. *** Постарайтесь не оставаться, чтобы долго прикоснуться к тем же пунктам. *** Так ... идеально ~ *** О, м .." calcext:value-type="string">
            <text:p>Медленно… *** Эта часть действительно чувствительна, поэтому сосредоточьтесь на реакциях своего партнера. *** Опишите мягкие круги вокруг него. *** Теперь, осторожно натирайте это. Попробуйте изменить шаблон и ритм. *** Постарайтесь не оставаться, чтобы долго прикоснуться к тем же пунктам. *** Так ... идеально ~ *** О, м ..</text:p>
          </table:table-cell>
          <table:table-cell table:formula="of:=GOOGLETRANSLATE_YOULIBRECALC([.$D51];[.$D$2];[.$J$2])" office:value-type="string" office:string-value="Lentement… *** Cette partie est vraiment sensible, alors concentrez-vous sur les réactions de votre partenaire. *** Décrivez les cercles doux autour de lui. *** Maintenant, frottez-le doucement. Essayez de changer le motif et le rythme. *** Essayez de ne pas rester pendant longtemps en touchant les mêmes points. *** SO… parfait ~ *** oh m .." calcext:value-type="string">
            <text:p>Lentement… *** Cette partie est vraiment sensible, alors concentrez-vous sur les réactions de votre partenaire. *** Décrivez les cercles doux autour de lui. *** Maintenant, frottez-le doucement. Essayez de changer le motif et le rythme. *** Essayez de ne pas rester pendant longtemps en touchant les mêmes points. *** SO… parfait ~ *** oh m ..</text:p>
          </table:table-cell>
          <table:table-cell table:formula="of:=GOOGLETRANSLATE_YOULIBRECALC([.$D51];[.$D$2];[.$K$2])" office:value-type="string" office:string-value="Počasi… *** Ta del je res občutljiv, zato se osredotočite na reakcije partnerja. *** Opišite mehke kroge okoli njega. *** Zdaj ga nežno drgnite. Poskusite spremeniti vzorec in ritem. *** Trudite se, da se ne boste dolgo dotaknili istih točk. *** Torej… popoln ~ *** oh m .." calcext:value-type="string">
            <text:p>Počasi… *** Ta del je res občutljiv, zato se osredotočite na reakcije partnerja. *** Opišite mehke kroge okoli njega. *** Zdaj ga nežno drgnite. Poskusite spremeniti vzorec in ritem. *** Trudite se, da se ne boste dolgo dotaknili istih točk. *** Torej… popoln ~ *** oh m ..</text:p>
          </table:table-cell>
          <table:table-cell table:formula="of:=GOOGLETRANSLATE_YOULIBRECALC([.$D51];[.$D$2];[.$L$2])" office:value-type="string" office:string-value="Lassan… *** Ez a rész nagyon érzékeny, tehát összpontosítson a partnerreakciókra. *** Írja le a puha köröket körülötte. *** Most dörzsölje meg óvatosan. Próbálja meg megváltoztatni a mintát és a ritmust. *** Próbáljon meg nem maradni, hogy hosszú ideig megérintse ugyanazokat a pontokat. *** Szóval ... tökéletes ~ *** oh m .." calcext:value-type="string">
            <text:p>Lassan… *** Ez a rész nagyon érzékeny, tehát összpontosítson a partnerreakciókra. *** Írja le a puha köröket körülötte. *** Most dörzsölje meg óvatosan. Próbálja meg megváltoztatni a mintát és a ritmust. *** Próbáljon meg nem maradni, hogy hosszú ideig megérintse ugyanazokat a pontokat. *** Szóval ... tökéletes ~ *** oh m ..</text:p>
          </table:table-cell>
          <table:table-cell table:formula="of:=GOOGLETRANSLATE_YOULIBRECALC([.$D51];[.$D$2];[.$M$2])" office:value-type="string" office:string-value="Αργά ... *** Αυτό το μέρος είναι πραγματικά ευαίσθητο, οπότε εστιάστε στις αντιδράσεις των συνεργατών σας. *** Περιγράψτε τους μαλακούς κύκλους γύρω από αυτό. *** Τώρα, τρίψτε το απαλά. Προσπαθήστε να αλλάξετε το μοτίβο και το ρυθμό. *** Προσπαθήστε να μην μείνετε για πολύ καιρό να αγγίξετε τα ίδια σημεία. *** Έτσι ... τέλειο ~ *** ω Μ .." calcext:value-type="string">
            <text:p>Αργά ... *** Αυτό το μέρος είναι πραγματικά ευαίσθητο, οπότε εστιάστε στις αντιδράσεις των συνεργατών σας. *** Περιγράψτε τους μαλακούς κύκλους γύρω από αυτό. *** Τώρα, τρίψτε το απαλά. Προσπαθήστε να αλλάξετε το μοτίβο και το ρυθμό. *** Προσπαθήστε να μην μείνετε για πολύ καιρό να αγγίξετε τα ίδια σημεία. *** Έτσι ... τέλειο ~ *** ω Μ ..</text:p>
          </table:table-cell>
          <table:table-cell table:formula="of:=GOOGLETRANSLATE_YOULIBRECALC([.$D51];[.$D$2];[.$N$2])" office:value-type="string" office:string-value="Yavaş yavaş… *** Bu kısım gerçekten hassastır, bu yüzden partner tepkilerinize odaklanın. *** Etrafındaki yumuşak daireleri tanımlayın. *** Şimdi, nazikçe ov. Desen ve ritmi değiştirmeye çalışın. *** Aynı noktalara uzun süre dokunmaya devam etmemeye çalışın. *** Yani… mükemmel ~ *** oh m .." calcext:value-type="string">
            <text:p>Yavaş yavaş… *** Bu kısım gerçekten hassastır, bu yüzden partner tepkilerinize odaklanın. *** Etrafındaki yumuşak daireleri tanımlayın. *** Şimdi, nazikçe ov. Desen ve ritmi değiştirmeye çalışın. *** Aynı noktalara uzun süre dokunmaya devam etmemeye çalışın. *** Yani… mükemmel ~ *** oh m ..</text:p>
          </table:table-cell>
          <table:table-cell table:formula="of:=GOOGLETRANSLATE_YOULIBRECALC([.$D51];[.$D$2];[.$O$2])" office:value-type="string" office:string-value="Lentamente ... *** Questa parte è davvero sensibile, quindi concentrati sulle reazioni del tuo partner. *** Descrivi i cerchi morbidi intorno a esso. *** Ora, strofinalo delicatamente. Prova a cambiare il modello e il ritmo. *** Cerca di non rimanere a lungo toccare gli stessi punti. *** quindi ... perfetto ~ *** oh m .." calcext:value-type="string">
            <text:p>Lentamente ... *** Questa parte è davvero sensibile, quindi concentrati sulle reazioni del tuo partner. *** Descrivi i cerchi morbidi intorno a esso. *** Ora, strofinalo delicatamente. Prova a cambiare il modello e il ritmo. *** Cerca di non rimanere a lungo toccare gli stessi punti. *** quindi ... perfetto ~ *** oh m ..</text:p>
          </table:table-cell>
          <table:table-cell table:formula="of:=GOOGLETRANSLATE_YOULIBRECALC([.$D51];[.$D$2];[.$P$2])" office:value-type="string" office:string-value="Langzaam ... *** Dit deel is echt gevoelig, dus concentreer je op de reacties van je partner. *** Beschrijf zachte cirkels eromheen. *** Nu, wrijf het zachtjes. Probeer het patroon en het ritme te veranderen. *** Probeer niet te blijven om dezelfde punten lang aan te raken. *** Dus ... perfect ~ *** oh m .." calcext:value-type="string">
            <text:p>Langzaam ... *** Dit deel is echt gevoelig, dus concentreer je op de reacties van je partner. *** Beschrijf zachte cirkels eromheen. *** Nu, wrijf het zachtjes. Probeer het patroon en het ritme te veranderen. *** Probeer niet te blijven om dezelfde punten lang aan te raken. *** Dus ... perfect ~ *** oh m ..</text:p>
          </table:table-cell>
          <table:table-cell table:formula="of:=GOOGLETRANSLATE_YOULIBRECALC([.$D51];[.$D$2];[.$Q$2])" office:value-type="string" office:string-value="천천히… ***이 부분은 정말 민감하므로 파트너 반응에 중점을 둡니다. *** 주변의 부드러운 원을 설명하십시오. *** 이제 부드럽게 문지르십시오. 패턴과 리듬을 변경하십시오. *** 같은 지점을 오랫동안 만지지 않도록 노력하십시오. *** 그래서… 완벽한 ~ *** 오 M .." calcext:value-type="string">
            <text:p>천천히… ***이 부분은 정말 민감하므로 파트너 반응에 중점을 둡니다. *** 주변의 부드러운 원을 설명하십시오. *** 이제 부드럽게 문지르십시오. 패턴과 리듬을 변경하십시오. *** 같은 지점을 오랫동안 만지지 않도록 노력하십시오. *** 그래서… 완벽한 ~ *** 오 M ..</text:p>
          </table:table-cell>
          <table:table-cell table:formula="of:=GOOGLETRANSLATE_YOULIBRECALC([.$D51];[.$D$2];[.$R$2])" office:value-type="string" office:string-value="Pomaly ... *** Táto časť je skutočne citlivá, takže zamerajte sa na reakcie vášho partnera. *** Opíšte okolo neho mäkké kruhy. *** Teraz to jemne utierajte. Pokúste sa zmeniť vzor a rytmus. *** Snažte sa nezostať na dlhom dotyku rovnakých bodov. *** Takže ... perfektné ~ *** Oh m .." calcext:value-type="string">
            <text:p>Pomaly ... *** Táto časť je skutočne citlivá, takže zamerajte sa na reakcie vášho partnera. *** Opíšte okolo neho mäkké kruhy. *** Teraz to jemne utierajte. Pokúste sa zmeniť vzor a rytmus. *** Snažte sa nezostať na dlhom dotyku rovnakých bodov. *** Takže ... perfektné ~ *** Oh m ..</text:p>
          </table:table-cell>
          <table:table-cell table:formula="of:=GOOGLETRANSLATE_YOULIBRECALC([.$D51];[.$D$2];[.$S$2])" office:value-type="string" office:string-value="Lentamente ... *** Esta parte é realmente sensível, portanto, concentre -se nas reações do seu parceiro. *** Descreva círculos suaves ao seu redor. *** agora, esfregue -o suavemente. Tente mudar o padrão e o ritmo. *** Tente não ficar por muito tempo tocando os mesmos pontos. *** então ... perfeito ~ *** oh m .." calcext:value-type="string">
            <text:p>Lentamente ... *** Esta parte é realmente sensível, portanto, concentre -se nas reações do seu parceiro. *** Descreva círculos suaves ao seu redor. *** agora, esfregue -o suavemente. Tente mudar o padrão e o ritmo. *** Tente não ficar por muito tempo tocando os mesmos pontos. *** então ... perfeito ~ *** oh m ..</text:p>
          </table:table-cell>
          <table:table-cell table:formula="of:=GOOGLETRANSLATE_YOULIBRECALC([.$D51];[.$D$2];[.$T$2])" office:value-type="string" office:string-value="ช้า… *** ส่วนนี้มีความอ่อนไหวจริงๆดังนั้นมุ่งเน้นไปที่ปฏิกิริยาของคู่ค้าของคุณ *** อธิบายวงกลมอ่อนรอบ ๆ *** ตอนนี้ถูเบา ๆ พยายามเปลี่ยนรูปแบบและจังหวะ *** พยายามอย่าให้สัมผัสกับจุดเดียวกันนาน *** งั้น…สมบูรณ์แบบ ~ *** โอ้ม .." calcext:value-type="string">
            <text:p>ช้า… *** ส่วนนี้มีความอ่อนไหวจริงๆดังนั้นมุ่งเน้นไปที่ปฏิกิริยาของคู่ค้าของคุณ *** อธิบายวงกลมอ่อนรอบ ๆ *** ตอนนี้ถูเบา ๆ พยายามเปลี่ยนรูปแบบและจังหวะ *** พยายามอย่าให้สัมผัสกับจุดเดียวกันนาน *** งั้น…สมบูรณ์แบบ ~ *** โอ้ม ..</text:p>
          </table:table-cell>
          <table:table-cell table:formula="of:=GOOGLETRANSLATE_YOULIBRECALC([.$D51];[.$D$2];[.$U$2])" office:value-type="string" office:string-value="Perlahan ... *** Bagian ini sangat sensitif, jadi fokuslah pada reaksi pasangan Anda. *** Jelaskan lingkaran lunak di sekitarnya. *** Sekarang, gosok dengan lembut. Cobalah untuk mengubah pola dan ritme. *** Cobalah untuk tidak tinggal lama menyentuh poin yang sama. *** Jadi… sempurna ~ *** oh m .." calcext:value-type="string">
            <text:p>Perlahan ... *** Bagian ini sangat sensitif, jadi fokuslah pada reaksi pasangan Anda. *** Jelaskan lingkaran lunak di sekitarnya. *** Sekarang, gosok dengan lembut. Cobalah untuk mengubah pola dan ritme. *** Cobalah untuk tidak tinggal lama menyentuh poin yang sama. *** Jadi… sempurna ~ *** oh m ..</text:p>
          </table:table-cell>
          <table:table-cell table:formula="of:=GOOGLETRANSLATE_YOULIBRECALC([.$D51];[.$D$2];[.$V$2])" office:value-type="string" office:string-value="Pomalu… *** Tato část je opravdu citlivá, takže se zaměřte na vaše partnerské reakce. *** Popište kolem něj měkké kruhy. *** Teď to jemně. Zkuste změnit vzorec a rytmus. *** Snažte se nezůstat dlouho dotýkat stejných bodů. *** Takže ... perfektní ~ *** Ach m .." calcext:value-type="string">
            <text:p>Pomalu… *** Tato část je opravdu citlivá, takže se zaměřte na vaše partnerské reakce. *** Popište kolem něj měkké kruhy. *** Teď to jemně. Zkuste změnit vzorec a rytmus. *** Snažte se nezůstat dlouho dotýkat stejných bodů. *** Takže ... perfektní ~ *** Ach m ..</text:p>
          </table:table-cell>
          <table:table-cell table:formula="of:=GOOGLETRANSLATE_YOULIBRECALC([.$D51];[.$D$2];[.$W$2])" office:value-type="string" office:string-value="Dahan -dahan ... *** Ang bahaging ito ay talagang sensitibo, kaya tumuon sa mga reaksyon ng iyong kapareha. *** Ilarawan ang mga malambot na bilog sa paligid nito. *** Ngayon, kuskusin ito ng marahan. Subukang baguhin ang pattern at ritmo. *** Subukang huwag manatili para sa mahabang pagpindot sa parehong mga puntos. *** Kaya ... perpekto ~ *** oh m .." calcext:value-type="string">
            <text:p>Dahan -dahan ... *** Ang bahaging ito ay talagang sensitibo, kaya tumuon sa mga reaksyon ng iyong kapareha. *** Ilarawan ang mga malambot na bilog sa paligid nito. *** Ngayon, kuskusin ito ng marahan. Subukang baguhin ang pattern at ritmo. *** Subukang huwag manatili para sa mahabang pagpindot sa parehong mga puntos. *** Kaya ... perpekto ~ *** oh m ..</text:p>
          </table:table-cell>
          <table:table-cell table:formula="of:=GOOGLETRANSLATE_YOULIBRECALC([.$D51];[.$D$2];[.$X$2])" office:value-type="string" office:string-value="Повільно… *** Ця частина справді чутлива, тому зосередьтеся на реакціях партнерів. *** Опишіть навколо нього м'які кола. *** Тепер, обережно потерти. Спробуйте змінити візерунок та ритм. *** Намагайся не залишатися, щоб тривалий доторкнувся до тих же моментів. *** так… ідеально ~ *** о м .." calcext:value-type="string">
            <text:p>Повільно… *** Ця частина справді чутлива, тому зосередьтеся на реакціях партнерів. *** Опишіть навколо нього м'які кола. *** Тепер, обережно потерти. Спробуйте змінити візерунок та ритм. *** Намагайся не залишатися, щоб тривалий доторкнувся до тих же моментів. *** так… ідеально ~ *** о м ..</text:p>
          </table:table-cell>
          <table:table-cell table:formula="of:=GOOGLETRANSLATE_YOULIBRECALC([.$D51];[.$D$2];[.$Y$2])" office:value-type="string" office:string-value="Dần dần, *** Phần này thực sự nhạy cảm, vì vậy hãy tập trung vào các phản ứng của đối tác của bạn. *** Mô tả các vòng tròn mềm xung quanh nó. *** Bây giờ, chà nó nhẹ nhàng. Cố gắng thay đổi mô hình và nhịp điệu. *** Cố gắng không ở lại để chạm vào cùng một điểm. *** Vì vậy,… hoàn hảo ~ *** oh m .." calcext:value-type="string">
            <text:p>Dần dần, *** Phần này thực sự nhạy cảm, vì vậy hãy tập trung vào các phản ứng của đối tác của bạn. *** Mô tả các vòng tròn mềm xung quanh nó. *** Bây giờ, chà nó nhẹ nhàng. Cố gắng thay đổi mô hình và nhịp điệu. *** Cố gắng không ở lại để chạm vào cùng một điểm. *** Vì vậy,… hoàn hảo ~ *** oh m ..</text:p>
          </table:table-cell>
          <table:table-cell table:formula="of:=GOOGLETRANSLATE_YOULIBRECALC([.$D51];[.$D$2];[.$Z$2])" office:value-type="string" office:string-value="Langsam… *** Dieser Teil ist wirklich sensibel, konzentrieren Sie sich also auf Ihre Partnerreaktionen. *** Beschreiben Sie weiche Kreise um ihn. *** Jetzt reibe es sanft. Versuchen Sie, das Muster und den Rhythmus zu ändern. *** Versuchen Sie, nicht lange zu bleiben, um dieselben Punkte zu berühren. *** Also… perfekt ~ *** oh m .." calcext:value-type="string">
            <text:p>Langsam… *** Dieser Teil ist wirklich sensibel, konzentrieren Sie sich also auf Ihre Partnerreaktionen. *** Beschreiben Sie weiche Kreise um ihn. *** Jetzt reibe es sanft. Versuchen Sie, das Muster und den Rhythmus zu ändern. *** Versuchen Sie, nicht lange zu bleiben, um dieselben Punkte zu berühren. *** Also… perfekt ~ *** oh m ..</text:p>
          </table:table-cell>
          <table:table-cell table:formula="of:=GOOGLETRANSLATE_YOULIBRECALC([.$D51];[.$D$2];[.$AA$2])" office:value-type="string" office:string-value="Hitaasti… *** Tämä osa on todella herkkä, joten keskity kumppanisi reaktioihin. *** Kuvaile pehmeitä ympyröitä sen ympärillä. *** Hiero sitä nyt varovasti. Yritä muuttaa kuviota ja rytmiä. *** Yritä olla pysymättä pitkään koskettamalla samoja pisteitä. *** Joten… täydellinen ~ *** Voi m .." calcext:value-type="string">
            <text:p>Hitaasti… *** Tämä osa on todella herkkä, joten keskity kumppanisi reaktioihin. *** Kuvaile pehmeitä ympyröitä sen ympärillä. *** Hiero sitä nyt varovasti. Yritä muuttaa kuviota ja rytmiä. *** Yritä olla pysymättä pitkään koskettamalla samoja pisteitä. *** Joten… täydellinen ~ *** Voi m ..</text:p>
          </table:table-cell>
          <table:table-cell table:formula="of:=GOOGLETRANSLATE_YOULIBRECALC([.$D51];[.$D$2];[.$AB$2])" office:value-type="string" office:string-value="Langsomt ... *** Denne del er virkelig følsom, så fokus på dine partnerreaktioner. *** Beskriv bløde cirkler omkring det. *** Gnid det nu forsigtigt. Prøv at ændre mønsteret og rytmen. *** Prøv ikke at blive for at røre ved de samme punkter. *** Så ... perfekt ~ *** åh m .." calcext:value-type="string">
            <text:p>Langsomt ... *** Denne del er virkelig følsom, så fokus på dine partnerreaktioner. *** Beskriv bløde cirkler omkring det. *** Gnid det nu forsigtigt. Prøv at ændre mønsteret og rytmen. *** Prøv ikke at blive for at røre ved de samme punkter. *** Så ... perfekt ~ *** åh m ..</text:p>
          </table:table-cell>
          <table:table-cell office:value-type="string" calcext:value-type="string">
            <text:p>***END***</text:p>
          </table:table-cell>
          <table:table-cell table:number-columns-repeated="16355"/>
        </table:table-row>
        <table:table-row table:style-name="ro10">
          <table:table-cell table:style-name="ce6" office:value-type="string" calcext:value-type="string">
            <text:p>***Frick_ClitRub***</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Do you like it? ***Like that? ***How about this?</text:p>
          </table:table-cell>
          <table:table-cell table:formula="of:=GOOGLETRANSLATE_YOULIBRECALC([.$D52];[.$D$2];[.$E$2])" office:value-type="string" office:string-value="你喜欢它？ ***这样吗？ ***这呢？" calcext:value-type="string">
            <text:p>你喜欢它？ ***这样吗？ ***这呢？</text:p>
          </table:table-cell>
          <table:table-cell table:formula="of:=GOOGLETRANSLATE_YOULIBRECALC([.$D52];[.$D$2];[.$F$2])" office:value-type="string" office:string-value="あなたはそれが好きですか？ ***そのように？ ***これはどうですか？" calcext:value-type="string">
            <text:p>あなたはそれが好きですか？ ***そのように？ ***これはどうですか？</text:p>
          </table:table-cell>
          <table:table-cell table:formula="of:=GOOGLETRANSLATE_YOULIBRECALC([.$D52];[.$D$2];[.$G$2])" office:value-type="string" office:string-value="Podoba ci się? ***Tak? *** Co powiesz na to?" calcext:value-type="string">
            <text:p>Podoba ci się? ***Tak? *** Co powiesz na to?</text:p>
          </table:table-cell>
          <table:table-cell table:formula="of:=GOOGLETRANSLATE_YOULIBRECALC([.$D52];[.$D$2];[.$H$2])" office:value-type="string" office:string-value="¿Te gusta? *** ¿así? *** ¿Qué tal esto?" calcext:value-type="string">
            <text:p>¿Te gusta? *** ¿así? *** ¿Qué tal esto?</text:p>
          </table:table-cell>
          <table:table-cell table:formula="of:=GOOGLETRANSLATE_YOULIBRECALC([.$D52];[.$D$2];[.$I$2])" office:value-type="string" office:string-value="Вам это нравится? *** *** Как насчет этого?" calcext:value-type="string">
            <text:p>Вам это нравится? *** *** Как насчет этого?</text:p>
          </table:table-cell>
          <table:table-cell table:formula="of:=GOOGLETRANSLATE_YOULIBRECALC([.$D52];[.$D$2];[.$J$2])" office:value-type="string" office:string-value="Aimez-vous? ***Comme ça? *** Et ça?" calcext:value-type="string">
            <text:p>Aimez-vous? ***Comme ça? *** Et ça?</text:p>
          </table:table-cell>
          <table:table-cell table:formula="of:=GOOGLETRANSLATE_YOULIBRECALC([.$D52];[.$D$2];[.$K$2])" office:value-type="string" office:string-value="Vam je všeč? *** Tako? *** Kaj pa to?" calcext:value-type="string">
            <text:p>Vam je všeč? *** Tako? *** Kaj pa to?</text:p>
          </table:table-cell>
          <table:table-cell table:formula="of:=GOOGLETRANSLATE_YOULIBRECALC([.$D52];[.$D$2];[.$L$2])" office:value-type="string" office:string-value="Tetszik neked? *** Így? *** Mi lenne ezzel?" calcext:value-type="string">
            <text:p>Tetszik neked? *** Így? *** Mi lenne ezzel?</text:p>
          </table:table-cell>
          <table:table-cell table:formula="of:=GOOGLETRANSLATE_YOULIBRECALC([.$D52];[.$D$2];[.$M$2])" office:value-type="string" office:string-value="Σου αρέσει; *** έτσι; *** Τι γίνεται με αυτό;" calcext:value-type="string">
            <text:p>Σου αρέσει; *** έτσι; *** Τι γίνεται με αυτό;</text:p>
          </table:table-cell>
          <table:table-cell table:formula="of:=GOOGLETRANSLATE_YOULIBRECALC([.$D52];[.$D$2];[.$N$2])" office:value-type="string" office:string-value="Hoşuna gitti mi? *** böyle mi? *** Buna ne dersin?" calcext:value-type="string">
            <text:p>Hoşuna gitti mi? *** böyle mi? *** Buna ne dersin?</text:p>
          </table:table-cell>
          <table:table-cell table:formula="of:=GOOGLETRANSLATE_YOULIBRECALC([.$D52];[.$D$2];[.$O$2])" office:value-type="string" office:string-value="Ti piace? *** così? *** Che ne dici di questo?" calcext:value-type="string">
            <text:p>Ti piace? *** così? *** Che ne dici di questo?</text:p>
          </table:table-cell>
          <table:table-cell table:formula="of:=GOOGLETRANSLATE_YOULIBRECALC([.$D52];[.$D$2];[.$P$2])" office:value-type="string" office:string-value="Vind je het leuk? *** Zo? *** Hoe zit dit?" calcext:value-type="string">
            <text:p>Vind je het leuk? *** Zo? *** Hoe zit dit?</text:p>
          </table:table-cell>
          <table:table-cell table:formula="of:=GOOGLETRANSLATE_YOULIBRECALC([.$D52];[.$D$2];[.$Q$2])" office:value-type="string" office:string-value="당신은 그것을 좋아합니까? *** 그렇게? *** 이건 어때?" calcext:value-type="string">
            <text:p>당신은 그것을 좋아합니까? *** 그렇게? *** 이건 어때?</text:p>
          </table:table-cell>
          <table:table-cell table:formula="of:=GOOGLETRANSLATE_YOULIBRECALC([.$D52];[.$D$2];[.$R$2])" office:value-type="string" office:string-value="Páči sa vám to? *** *** A čo tak?" calcext:value-type="string">
            <text:p>Páči sa vám to? *** *** A čo tak?</text:p>
          </table:table-cell>
          <table:table-cell table:formula="of:=GOOGLETRANSLATE_YOULIBRECALC([.$D52];[.$D$2];[.$S$2])" office:value-type="string" office:string-value="Você gosta disso? ***Assim? *** Que tal isso?" calcext:value-type="string">
            <text:p>Você gosta disso? ***Assim? *** Que tal isso?</text:p>
          </table:table-cell>
          <table:table-cell table:formula="of:=GOOGLETRANSLATE_YOULIBRECALC([.$D52];[.$D$2];[.$T$2])" office:value-type="string" office:string-value="คุณชอบไหม *** แบบนั้น? *** แล้วเรื่องนี้ล่ะ?" calcext:value-type="string">
            <text:p>คุณชอบไหม *** แบบนั้น? *** แล้วเรื่องนี้ล่ะ?</text:p>
          </table:table-cell>
          <table:table-cell table:formula="of:=GOOGLETRANSLATE_YOULIBRECALC([.$D52];[.$D$2];[.$U$2])" office:value-type="string" office:string-value="Apakah kamu menyukainya? *** seperti itu? *** Bagaimana dengan ini?" calcext:value-type="string">
            <text:p>Apakah kamu menyukainya? *** seperti itu? *** Bagaimana dengan ini?</text:p>
          </table:table-cell>
          <table:table-cell table:formula="of:=GOOGLETRANSLATE_YOULIBRECALC([.$D52];[.$D$2];[.$V$2])" office:value-type="string" office:string-value="Líbí se ti to? *** takové? *** A co tohle?" calcext:value-type="string">
            <text:p>Líbí se ti to? *** takové? *** A co tohle?</text:p>
          </table:table-cell>
          <table:table-cell table:formula="of:=GOOGLETRANSLATE_YOULIBRECALC([.$D52];[.$D$2];[.$W$2])" office:value-type="string" office:string-value="Gusto mo ba ito? *** ganyan? *** Paano ito?" calcext:value-type="string">
            <text:p>Gusto mo ba ito? *** ganyan? *** Paano ito?</text:p>
          </table:table-cell>
          <table:table-cell table:formula="of:=GOOGLETRANSLATE_YOULIBRECALC([.$D52];[.$D$2];[.$X$2])" office:value-type="string" office:string-value="Вам це подобається? *** Так? *** Як щодо цього?" calcext:value-type="string">
            <text:p>Вам це подобається? *** Так? *** Як щодо цього?</text:p>
          </table:table-cell>
          <table:table-cell table:formula="of:=GOOGLETRANSLATE_YOULIBRECALC([.$D52];[.$D$2];[.$Y$2])" office:value-type="string" office:string-value="Bạn có thích nó không? *** Như vậy? *** Làm thế nào về điều này?" calcext:value-type="string">
            <text:p>Bạn có thích nó không? *** Như vậy? *** Làm thế nào về điều này?</text:p>
          </table:table-cell>
          <table:table-cell table:formula="of:=GOOGLETRANSLATE_YOULIBRECALC([.$D52];[.$D$2];[.$Z$2])" office:value-type="string" office:string-value="Magst du es? *** so? *** Wie wäre es damit?" calcext:value-type="string">
            <text:p>Magst du es? *** so? *** Wie wäre es damit?</text:p>
          </table:table-cell>
          <table:table-cell table:formula="of:=GOOGLETRANSLATE_YOULIBRECALC([.$D52];[.$D$2];[.$AA$2])" office:value-type="string" office:string-value="Pidätkö siitä? *** sellainen? *** Entä tämä?" calcext:value-type="string">
            <text:p>Pidätkö siitä? *** sellainen? *** Entä tämä?</text:p>
          </table:table-cell>
          <table:table-cell table:formula="of:=GOOGLETRANSLATE_YOULIBRECALC([.$D52];[.$D$2];[.$AB$2])" office:value-type="string" office:string-value="Kan du lide det? *** sådan? *** Hvad med dette?" calcext:value-type="string">
            <text:p>Kan du lide det? *** sådan? *** Hvad med dette?</text:p>
          </table:table-cell>
          <table:table-cell office:value-type="string" calcext:value-type="string">
            <text:p>***END***</text:p>
          </table:table-cell>
          <table:table-cell table:number-columns-repeated="16355"/>
        </table:table-row>
        <table:table-row table:style-name="ro16">
          <table:table-cell table:style-name="ce6" office:value-type="string" calcext:value-type="string">
            <text:p>***Frick_Handholding***</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Handholding? Excellent idea. ***While holding your partner hand, try to focus on their tension. ***You can know a lot from just feeling how hard it’s holding your hand. ***Do you feel my warmth? ***I think your hand would be of better use on another place</text:p>
          </table:table-cell>
          <table:table-cell table:formula="of:=GOOGLETRANSLATE_YOULIBRECALC([.$D53];[.$D$2];[.$E$2])" office:value-type="string" office:string-value="手持？好主意。 ***在握住伴侣的同时，请尝试专注于他们的紧张局势。 ***您可以从感觉到它握住您的手有多努力来了解很多。 ***你感到我的温暖吗？ ***我认为您的手在另一个地方可以更好地使用" calcext:value-type="string">
            <text:p>手持？好主意。 ***在握住伴侣的同时，请尝试专注于他们的紧张局势。 ***您可以从感觉到它握住您的手有多努力来了解很多。 ***你感到我的温暖吗？ ***我认为您的手在另一个地方可以更好地使用</text:p>
          </table:table-cell>
          <table:table-cell table:formula="of:=GOOGLETRANSLATE_YOULIBRECALC([.$D53];[.$D$2];[.$F$2])" office:value-type="string" office:string-value="手持ち？素晴らしいアイデア。 ***パートナーの手を握っている間、彼らの緊張に集中してみてください。 ***手を握っていることを感じるだけで多くのことを知ることができます。 ***私の暖かさを感じますか？ ***私はあなたの手が別の場所でよりよく使われると思います" calcext:value-type="string">
            <text:p>手持ち？素晴らしいアイデア。 ***パートナーの手を握っている間、彼らの緊張に集中してみてください。 ***手を握っていることを感じるだけで多くのことを知ることができます。 ***私の暖かさを感じますか？ ***私はあなたの手が別の場所でよりよく使われると思います</text:p>
          </table:table-cell>
          <table:table-cell table:formula="of:=GOOGLETRANSLATE_YOULIBRECALC([.$D53];[.$D$2];[.$G$2])" office:value-type="string" office:string-value="Utrzymanie? Doskonały pomysł. *** Trzymając rękę partnera, spróbuj skupić się na ich napięciu. *** Można wiele wiedzieć, po prostu poczuj, jak ciężko trzyma cię za rękę. *** Czy czujesz moje ciepło? *** Myślę, że twoja ręka byłaby lepiej wykorzystana w innym miejscu" calcext:value-type="string">
            <text:p>Utrzymanie? Doskonały pomysł. *** Trzymając rękę partnera, spróbuj skupić się na ich napięciu. *** Można wiele wiedzieć, po prostu poczuj, jak ciężko trzyma cię za rękę. *** Czy czujesz moje ciepło? *** Myślę, że twoja ręka byłaby lepiej wykorzystana w innym miejscu</text:p>
          </table:table-cell>
          <table:table-cell table:formula="of:=GOOGLETRANSLATE_YOULIBRECALC([.$D53];[.$D$2];[.$H$2])" office:value-type="string" office:string-value="¿Asistencia? Excelente idea. *** Mientras sostiene a su pareja mano, trate de concentrarse en su tensión. *** Puedes saber mucho por sentir lo difícil que está tomando tu mano. *** ¿Sientes mi calor? *** Creo que tu mano sería de mejor uso en otro lugar" calcext:value-type="string">
            <text:p>¿Asistencia? Excelente idea. *** Mientras sostiene a su pareja mano, trate de concentrarse en su tensión. *** Puedes saber mucho por sentir lo difícil que está tomando tu mano. *** ¿Sientes mi calor? *** Creo que tu mano sería de mejor uso en otro lugar</text:p>
          </table:table-cell>
          <table:table-cell table:formula="of:=GOOGLETRANSLATE_YOULIBRECALC([.$D53];[.$D$2];[.$I$2])" office:value-type="string" office:string-value="Ручная владение? Отличная идея. ***, держа руку своего партнера, постарайтесь сосредоточиться на их напряжении. *** Вы можете многое знать, просто чувствуя, как тяжело он держит вас за руку. *** Ты чувствуешь мое тепло? *** Я думаю, что твоя рука будет лучше использовать в другом месте" calcext:value-type="string">
            <text:p>Ручная владение? Отличная идея. ***, держа руку своего партнера, постарайтесь сосредоточиться на их напряжении. *** Вы можете многое знать, просто чувствуя, как тяжело он держит вас за руку. *** Ты чувствуешь мое тепло? *** Я думаю, что твоя рука будет лучше использовать в другом месте</text:p>
          </table:table-cell>
          <table:table-cell table:formula="of:=GOOGLETRANSLATE_YOULIBRECALC([.$D53];[.$D$2];[.$J$2])" office:value-type="string" office:string-value="Handrage? Excellente idée. *** En tenant la main de votre partenaire, essayez de vous concentrer sur sa tension. *** Vous pouvez en savoir beaucoup en ressentant à quel point il vous tient la main. *** Vous sentez-vous ma chaleur? *** Je pense que ta main serait mieux utilisée dans un autre endroit" calcext:value-type="string">
            <text:p>Handrage? Excellente idée. *** En tenant la main de votre partenaire, essayez de vous concentrer sur sa tension. *** Vous pouvez en savoir beaucoup en ressentant à quel point il vous tient la main. *** Vous sentez-vous ma chaleur? *** Je pense que ta main serait mieux utilisée dans un autre endroit</text:p>
          </table:table-cell>
          <table:table-cell table:formula="of:=GOOGLETRANSLATE_YOULIBRECALC([.$D53];[.$D$2];[.$K$2])" office:value-type="string" office:string-value="Držišče? Odlična ideja. *** Medtem ko držite partnersko roko, se poskusite osredotočiti na njihovo napetost. *** Lahko veliko veste, če se počutite, kako težko se drži za roko. *** Ali čutite mojo toplino? *** Mislim, da bi bila tvoja roka bolj uporabna na drugem mestu" calcext:value-type="string">
            <text:p>Držišče? Odlična ideja. *** Medtem ko držite partnersko roko, se poskusite osredotočiti na njihovo napetost. *** Lahko veliko veste, če se počutite, kako težko se drži za roko. *** Ali čutite mojo toplino? *** Mislim, da bi bila tvoja roka bolj uporabna na drugem mestu</text:p>
          </table:table-cell>
          <table:table-cell table:formula="of:=GOOGLETRANSLATE_YOULIBRECALC([.$D53];[.$D$2];[.$L$2])" office:value-type="string" office:string-value="Kézfogás? Kiváló ötlet. *** Miközben a partner kezét tartja, próbáljon a feszültségre összpontosítani. *** Sokat tudhat, ha csak azt érezheti, milyen nehéz a kezét. *** Érzi a melegségemet? *** Azt hiszem, hogy a kezed jobban használható egy másik helyen" calcext:value-type="string">
            <text:p>Kézfogás? Kiváló ötlet. *** Miközben a partner kezét tartja, próbáljon a feszültségre összpontosítani. *** Sokat tudhat, ha csak azt érezheti, milyen nehéz a kezét. *** Érzi a melegségemet? *** Azt hiszem, hogy a kezed jobban használható egy másik helyen</text:p>
          </table:table-cell>
          <table:table-cell table:formula="of:=GOOGLETRANSLATE_YOULIBRECALC([.$D53];[.$D$2];[.$M$2])" office:value-type="string" office:string-value="Χειροδρόμηση; Εξαιρετική ιδέα. *** Ενώ κρατάτε το χέρι του συντρόφου σας, προσπαθήστε να εστιάσετε στην ένταση τους. *** Μπορείτε να γνωρίζετε πολλά από το να αισθάνεστε πόσο σκληρά κρατάει το χέρι σας. *** Νιώθεις τη ζεστασιά μου; *** Νομίζω ότι το χέρι σας θα ήταν χρήσιμο σε άλλο μέρος" calcext:value-type="string">
            <text:p>Χειροδρόμηση; Εξαιρετική ιδέα. *** Ενώ κρατάτε το χέρι του συντρόφου σας, προσπαθήστε να εστιάσετε στην ένταση τους. *** Μπορείτε να γνωρίζετε πολλά από το να αισθάνεστε πόσο σκληρά κρατάει το χέρι σας. *** Νιώθεις τη ζεστασιά μου; *** Νομίζω ότι το χέρι σας θα ήταν χρήσιμο σε άλλο μέρος</text:p>
          </table:table-cell>
          <table:table-cell table:formula="of:=GOOGLETRANSLATE_YOULIBRECALC([.$D53];[.$D$2];[.$N$2])" office:value-type="string" office:string-value="Tutma? Mükemmel fikir. *** Eşinizi elini tutarken, gerginliklerine odaklanmaya çalışın. *** Sadece elinizi ne kadar zor tuttuğunu hissetmekten çok şey bilebilirsiniz. *** Sıcaklığımı hissediyor musun? *** Bence elin başka bir yerde daha iyi kullanılabilir" calcext:value-type="string">
            <text:p>Tutma? Mükemmel fikir. *** Eşinizi elini tutarken, gerginliklerine odaklanmaya çalışın. *** Sadece elinizi ne kadar zor tuttuğunu hissetmekten çok şey bilebilirsiniz. *** Sıcaklığımı hissediyor musun? *** Bence elin başka bir yerde daha iyi kullanılabilir</text:p>
          </table:table-cell>
          <table:table-cell table:formula="of:=GOOGLETRANSLATE_YOULIBRECALC([.$D53];[.$D$2];[.$O$2])" office:value-type="string" office:string-value="Holding? Ottima idea. *** Mentre tieni la mano del tuo partner, cerca di concentrarti sulla loro tensione. *** Puoi sapere molto solo per sentire quanto ti ti tiene duramente. *** Senti il ​​mio calore? *** Penso che la tua mano sarebbe di meglio in un altro posto" calcext:value-type="string">
            <text:p>Holding? Ottima idea. *** Mentre tieni la mano del tuo partner, cerca di concentrarti sulla loro tensione. *** Puoi sapere molto solo per sentire quanto ti ti tiene duramente. *** Senti il ​​mio calore? *** Penso che la tua mano sarebbe di meglio in un altro posto</text:p>
          </table:table-cell>
          <table:table-cell table:formula="of:=GOOGLETRANSLATE_YOULIBRECALC([.$D53];[.$D$2];[.$P$2])" office:value-type="string" office:string-value="Handgreep? Uitstekend idee. *** Probeer je te concentreren op hun spanning terwijl je je partnerhand vasthoudt. *** Je kunt veel weten door gewoon te voelen hoe moeilijk het je hand vasthoudt. *** Voel je mijn warmte? *** Ik denk dat je hand van beter gebruik zou zijn op een andere plek" calcext:value-type="string">
            <text:p>Handgreep? Uitstekend idee. *** Probeer je te concentreren op hun spanning terwijl je je partnerhand vasthoudt. *** Je kunt veel weten door gewoon te voelen hoe moeilijk het je hand vasthoudt. *** Voel je mijn warmte? *** Ik denk dat je hand van beter gebruik zou zijn op een andere plek</text:p>
          </table:table-cell>
          <table:table-cell table:formula="of:=GOOGLETRANSLATE_YOULIBRECALC([.$D53];[.$D$2];[.$Q$2])" office:value-type="string" office:string-value="핸드 홀드? 훌륭한 아이디어. *** 파트너 손을 잡고있는 동안 긴장에 집중하십시오. *** 당신은 그것이 당신의 손을 얼마나 힘들고 있는지 느끼면서 많은 것을 알 수 있습니다. *** 내 따뜻함을 느끼십니까? *** 당신의 손이 다른 곳에서 더 잘 활용 될 것이라고 생각합니다." calcext:value-type="string">
            <text:p>핸드 홀드? 훌륭한 아이디어. *** 파트너 손을 잡고있는 동안 긴장에 집중하십시오. *** 당신은 그것이 당신의 손을 얼마나 힘들고 있는지 느끼면서 많은 것을 알 수 있습니다. *** 내 따뜻함을 느끼십니까? *** 당신의 손이 다른 곳에서 더 잘 활용 될 것이라고 생각합니다.</text:p>
          </table:table-cell>
          <table:table-cell table:formula="of:=GOOGLETRANSLATE_YOULIBRECALC([.$D53];[.$D$2];[.$R$2])" office:value-type="string" office:string-value="Držba? Vynikajúci nápad. *** Zatiaľ čo držte svojho partnera ruku, skúste sa sústrediť na ich napätie. *** Veľa môžete vedieť, len z toho, že cítite, aké ťažké to drží ruku. *** Cítiš moje teplo? *** Myslím, že by tvoja ruka bola lepšie využitá na inom mieste" calcext:value-type="string">
            <text:p>Držba? Vynikajúci nápad. *** Zatiaľ čo držte svojho partnera ruku, skúste sa sústrediť na ich napätie. *** Veľa môžete vedieť, len z toho, že cítite, aké ťažké to drží ruku. *** Cítiš moje teplo? *** Myslím, že by tvoja ruka bola lepšie využitá na inom mieste</text:p>
          </table:table-cell>
          <table:table-cell table:formula="of:=GOOGLETRANSLATE_YOULIBRECALC([.$D53];[.$D$2];[.$S$2])" office:value-type="string" office:string-value="Sustentação das mãos? Excelente ideia. *** Enquanto segura a mão do seu parceiro, tente se concentrar na tensão deles. *** Você pode saber muito por sentir o quão difícil está segurando sua mão. *** Você sente meu calor? *** Eu acho que sua mão seria de melhor uso em outro lugar" calcext:value-type="string">
            <text:p>Sustentação das mãos? Excelente ideia. *** Enquanto segura a mão do seu parceiro, tente se concentrar na tensão deles. *** Você pode saber muito por sentir o quão difícil está segurando sua mão. *** Você sente meu calor? *** Eu acho que sua mão seria de melhor uso em outro lugar</text:p>
          </table:table-cell>
          <table:table-cell table:formula="of:=GOOGLETRANSLATE_YOULIBRECALC([.$D53];[.$D$2];[.$T$2])" office:value-type="string" office:string-value="Handholding? ความคิดที่ยอดเยี่ยม *** ในขณะที่จับมือคู่ของคุณพยายามที่จะมุ่งเน้นไปที่ความตึงเครียดของพวกเขา *** คุณสามารถรู้ได้มากมายจากความรู้สึกว่ามันจับมือคุณได้ยากแค่ไหน *** คุณรู้สึกถึงความอบอุ่นของฉันหรือไม่? *** ฉันคิดว่ามือของคุณจะใช้งานได้ดีกว่าในที่อื่น" calcext:value-type="string">
            <text:p>Handholding? ความคิดที่ยอดเยี่ยม *** ในขณะที่จับมือคู่ของคุณพยายามที่จะมุ่งเน้นไปที่ความตึงเครียดของพวกเขา *** คุณสามารถรู้ได้มากมายจากความรู้สึกว่ามันจับมือคุณได้ยากแค่ไหน *** คุณรู้สึกถึงความอบอุ่นของฉันหรือไม่? *** ฉันคิดว่ามือของคุณจะใช้งานได้ดีกว่าในที่อื่น</text:p>
          </table:table-cell>
          <table:table-cell table:formula="of:=GOOGLETRANSLATE_YOULIBRECALC([.$D53];[.$D$2];[.$U$2])" office:value-type="string" office:string-value="Tangan? Ide bagus. *** Sambil memegang tangan pasangan Anda, cobalah untuk fokus pada ketegangan mereka. *** Anda bisa tahu banyak dari hanya merasakan betapa sulitnya memegang tangan Anda. *** Apakah Anda merasakan kehangatan saya? *** Saya pikir tangan Anda akan lebih baik digunakan di tempat lain" calcext:value-type="string">
            <text:p>Tangan? Ide bagus. *** Sambil memegang tangan pasangan Anda, cobalah untuk fokus pada ketegangan mereka. *** Anda bisa tahu banyak dari hanya merasakan betapa sulitnya memegang tangan Anda. *** Apakah Anda merasakan kehangatan saya? *** Saya pikir tangan Anda akan lebih baik digunakan di tempat lain</text:p>
          </table:table-cell>
          <table:table-cell table:formula="of:=GOOGLETRANSLATE_YOULIBRECALC([.$D53];[.$D$2];[.$V$2])" office:value-type="string" office:string-value="Držení? Vynikající nápad. *** Když držíte partnera ruku, zkuste se soustředit na jejich napětí. *** Můžete vědět hodně z toho, že cítíte, jak tvrdě to drží ruku. *** Cítíš moje teplo? *** Myslím, že by vaše ruka byla na jiném místě lépe využívána" calcext:value-type="string">
            <text:p>Držení? Vynikající nápad. *** Když držíte partnera ruku, zkuste se soustředit na jejich napětí. *** Můžete vědět hodně z toho, že cítíte, jak tvrdě to drží ruku. *** Cítíš moje teplo? *** Myslím, že by vaše ruka byla na jiném místě lépe využívána</text:p>
          </table:table-cell>
          <table:table-cell table:formula="of:=GOOGLETRANSLATE_YOULIBRECALC([.$D53];[.$D$2];[.$W$2])" office:value-type="string" office:string-value="Handholding? Mahusay na ideya. *** Habang hawak ang kamay ng iyong kapareha, subukang mag -focus sa kanilang pag -igting. *** Marami kang nalalaman mula sa pakiramdam lamang kung gaano kahirap ang paghawak sa iyong kamay. *** Nararamdaman mo ba ang aking init? *** Sa palagay ko ang iyong kamay ay magiging mas mahusay na gamitin sa ibang lugar" calcext:value-type="string">
            <text:p>Handholding? Mahusay na ideya. *** Habang hawak ang kamay ng iyong kapareha, subukang mag -focus sa kanilang pag -igting. *** Marami kang nalalaman mula sa pakiramdam lamang kung gaano kahirap ang paghawak sa iyong kamay. *** Nararamdaman mo ba ang aking init? *** Sa palagay ko ang iyong kamay ay magiging mas mahusay na gamitin sa ibang lugar</text:p>
          </table:table-cell>
          <table:table-cell table:formula="of:=GOOGLETRANSLATE_YOULIBRECALC([.$D53];[.$D$2];[.$X$2])" office:value-type="string" office:string-value="Рукоятка? Відмінна ідея. *** Під час тримання свого партнера, спробуйте зосередитись на їх напруженні. *** Ви можете багато знати, просто відчуваючи, як важко це тримає руку. *** Ви відчуваєте моє тепло? *** Я думаю, що ваша рука буде корисною в іншому місці" calcext:value-type="string">
            <text:p>Рукоятка? Відмінна ідея. *** Під час тримання свого партнера, спробуйте зосередитись на їх напруженні. *** Ви можете багато знати, просто відчуваючи, як важко це тримає руку. *** Ви відчуваєте моє тепло? *** Я думаю, що ваша рука буде корисною в іншому місці</text:p>
          </table:table-cell>
          <table:table-cell table:formula="of:=GOOGLETRANSLATE_YOULIBRECALC([.$D53];[.$D$2];[.$Y$2])" office:value-type="string" office:string-value="Cầm tay? Ý tưởng tuyệt vời. *** Trong khi nắm tay đối tác của bạn, hãy cố gắng tập trung vào sự căng thẳng của họ. *** Bạn có thể biết rất nhiều từ việc chỉ cảm thấy nó khó khăn như thế nào khi nắm tay bạn. *** Bạn có cảm thấy ấm áp của tôi không? *** Tôi nghĩ rằng bàn tay của bạn sẽ được sử dụng tốt hơn ở một nơi khác" calcext:value-type="string">
            <text:p>Cầm tay? Ý tưởng tuyệt vời. *** Trong khi nắm tay đối tác của bạn, hãy cố gắng tập trung vào sự căng thẳng của họ. *** Bạn có thể biết rất nhiều từ việc chỉ cảm thấy nó khó khăn như thế nào khi nắm tay bạn. *** Bạn có cảm thấy ấm áp của tôi không? *** Tôi nghĩ rằng bàn tay của bạn sẽ được sử dụng tốt hơn ở một nơi khác</text:p>
          </table:table-cell>
          <table:table-cell table:formula="of:=GOOGLETRANSLATE_YOULIBRECALC([.$D53];[.$D$2];[.$Z$2])" office:value-type="string" office:string-value="Handehalten? Ausgezeichnete Idee. *** Während Sie Ihre Partner Hand halten, versuchen Sie, sich auf ihre Spannung zu konzentrieren. *** Sie können viel wissen, wenn Sie nur das Gefühl haben, wie schwer es Ihre Hand hält. *** Fühlst du meine Wärme? *** Ich denke, deine Hand wäre an einem anderen Ort besser nützlich" calcext:value-type="string">
            <text:p>Handehalten? Ausgezeichnete Idee. *** Während Sie Ihre Partner Hand halten, versuchen Sie, sich auf ihre Spannung zu konzentrieren. *** Sie können viel wissen, wenn Sie nur das Gefühl haben, wie schwer es Ihre Hand hält. *** Fühlst du meine Wärme? *** Ich denke, deine Hand wäre an einem anderen Ort besser nützlich</text:p>
          </table:table-cell>
          <table:table-cell table:formula="of:=GOOGLETRANSLATE_YOULIBRECALC([.$D53];[.$D$2];[.$AA$2])" office:value-type="string" office:string-value="Käsinhuoltaminen? Erinomainen idea. *** Kun pidät kumppanisi kättä, yritä keskittyä heidän jännitykseen. *** Voit tietää paljon siitä, kuinka kovaa se pitää kättäsi. *** Tunnetko lämmöni? *** Luulen, että kädessäsi olisi parempi käyttää toisessa paikassa" calcext:value-type="string">
            <text:p>Käsinhuoltaminen? Erinomainen idea. *** Kun pidät kumppanisi kättä, yritä keskittyä heidän jännitykseen. *** Voit tietää paljon siitä, kuinka kovaa se pitää kättäsi. *** Tunnetko lämmöni? *** Luulen, että kädessäsi olisi parempi käyttää toisessa paikassa</text:p>
          </table:table-cell>
          <table:table-cell table:formula="of:=GOOGLETRANSLATE_YOULIBRECALC([.$D53];[.$D$2];[.$AB$2])" office:value-type="string" office:string-value="Håndholdning? Fremragende idé. *** Mens du holder din partnerhånd, skal du prøve at fokusere på deres spænding. *** Du kan vide meget fra bare at føle, hvor svært det holder din hånd. *** Føler du min varme? *** Jeg tror, ​​at din hånd ville være til bedre brug på et andet sted" calcext:value-type="string">
            <text:p>Håndholdning? Fremragende idé. *** Mens du holder din partnerhånd, skal du prøve at fokusere på deres spænding. *** Du kan vide meget fra bare at føle, hvor svært det holder din hånd. *** Føler du min varme? *** Jeg tror, ​​at din hånd ville være til bedre brug på et andet sted</text:p>
          </table:table-cell>
          <table:table-cell office:value-type="string" calcext:value-type="string">
            <text:p>***END***</text:p>
          </table:table-cell>
          <table:table-cell table:number-columns-repeated="16355"/>
        </table:table-row>
        <table:table-row table:style-name="ro12">
          <table:table-cell table:style-name="ce6" office:value-type="string" calcext:value-type="string">
            <text:p>***Frick_Handholding***</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54];[.$D$2];[.$E$2])" office:value-type="string" office:string-value="无效的" calcext:value-type="string">
            <text:p>无效的</text:p>
          </table:table-cell>
          <table:table-cell table:formula="of:=GOOGLETRANSLATE_YOULIBRECALC([.$D54];[.$D$2];[.$F$2])" office:value-type="string" office:string-value="ヌル" calcext:value-type="string">
            <text:p>ヌル</text:p>
          </table:table-cell>
          <table:table-cell table:formula="of:=GOOGLETRANSLATE_YOULIBRECALC([.$D54];[.$D$2];[.$G$2])" office:value-type="string" office:string-value="nieważny" calcext:value-type="string">
            <text:p>nieważny</text:p>
          </table:table-cell>
          <table:table-cell table:formula="of:=GOOGLETRANSLATE_YOULIBRECALC([.$D54];[.$D$2];[.$H$2])" office:value-type="string" office:string-value="nulo" calcext:value-type="string">
            <text:p>nulo</text:p>
          </table:table-cell>
          <table:table-cell table:formula="of:=GOOGLETRANSLATE_YOULIBRECALC([.$D54];[.$D$2];[.$I$2])" office:value-type="string" office:string-value="нулевой" calcext:value-type="string">
            <text:p>нулевой</text:p>
          </table:table-cell>
          <table:table-cell table:formula="of:=GOOGLETRANSLATE_YOULIBRECALC([.$D54];[.$D$2];[.$J$2])" office:value-type="string" office:string-value="nul" calcext:value-type="string">
            <text:p>nul</text:p>
          </table:table-cell>
          <table:table-cell table:formula="of:=GOOGLETRANSLATE_YOULIBRECALC([.$D54];[.$D$2];[.$K$2])" office:value-type="string" office:string-value="null" calcext:value-type="string">
            <text:p>null</text:p>
          </table:table-cell>
          <table:table-cell table:formula="of:=GOOGLETRANSLATE_YOULIBRECALC([.$D54];[.$D$2];[.$L$2])" office:value-type="string" office:string-value="nulla" calcext:value-type="string">
            <text:p>nulla</text:p>
          </table:table-cell>
          <table:table-cell table:formula="of:=GOOGLETRANSLATE_YOULIBRECALC([.$D54];[.$D$2];[.$M$2])" office:value-type="string" office:string-value="άκυρος" calcext:value-type="string">
            <text:p>άκυρος</text:p>
          </table:table-cell>
          <table:table-cell table:formula="of:=GOOGLETRANSLATE_YOULIBRECALC([.$D54];[.$D$2];[.$N$2])" office:value-type="string" office:string-value="hükümsüz" calcext:value-type="string">
            <text:p>hükümsüz</text:p>
          </table:table-cell>
          <table:table-cell table:formula="of:=GOOGLETRANSLATE_YOULIBRECALC([.$D54];[.$D$2];[.$O$2])" office:value-type="string" office:string-value="null" calcext:value-type="string">
            <text:p>null</text:p>
          </table:table-cell>
          <table:table-cell table:formula="of:=GOOGLETRANSLATE_YOULIBRECALC([.$D54];[.$D$2];[.$P$2])" office:value-type="string" office:string-value="nul" calcext:value-type="string">
            <text:p>nul</text:p>
          </table:table-cell>
          <table:table-cell table:formula="of:=GOOGLETRANSLATE_YOULIBRECALC([.$D54];[.$D$2];[.$Q$2])" office:value-type="string" office:string-value="널" calcext:value-type="string">
            <text:p>널</text:p>
          </table:table-cell>
          <table:table-cell table:formula="of:=GOOGLETRANSLATE_YOULIBRECALC([.$D54];[.$D$2];[.$R$2])" office:value-type="string" office:string-value="nulové" calcext:value-type="string">
            <text:p>nulové</text:p>
          </table:table-cell>
          <table:table-cell table:formula="of:=GOOGLETRANSLATE_YOULIBRECALC([.$D54];[.$D$2];[.$S$2])" office:value-type="string" office:string-value="nulo" calcext:value-type="string">
            <text:p>nulo</text:p>
          </table:table-cell>
          <table:table-cell table:formula="of:=GOOGLETRANSLATE_YOULIBRECALC([.$D54];[.$D$2];[.$T$2])" office:value-type="string" office:string-value="โมฆะ" calcext:value-type="string">
            <text:p>โมฆะ</text:p>
          </table:table-cell>
          <table:table-cell table:formula="of:=GOOGLETRANSLATE_YOULIBRECALC([.$D54];[.$D$2];[.$U$2])" office:value-type="string" office:string-value="batal" calcext:value-type="string">
            <text:p>batal</text:p>
          </table:table-cell>
          <table:table-cell table:formula="of:=GOOGLETRANSLATE_YOULIBRECALC([.$D54];[.$D$2];[.$V$2])" office:value-type="string" office:string-value="null" calcext:value-type="string">
            <text:p>null</text:p>
          </table:table-cell>
          <table:table-cell table:formula="of:=GOOGLETRANSLATE_YOULIBRECALC([.$D54];[.$D$2];[.$W$2])" office:value-type="string" office:string-value="Null" calcext:value-type="string">
            <text:p>Null</text:p>
          </table:table-cell>
          <table:table-cell table:formula="of:=GOOGLETRANSLATE_YOULIBRECALC([.$D54];[.$D$2];[.$X$2])" office:value-type="string" office:string-value="нульовий" calcext:value-type="string">
            <text:p>нульовий</text:p>
          </table:table-cell>
          <table:table-cell table:formula="of:=GOOGLETRANSLATE_YOULIBRECALC([.$D54];[.$D$2];[.$Y$2])" office:value-type="string" office:string-value="vô giá trị" calcext:value-type="string">
            <text:p>vô giá trị</text:p>
          </table:table-cell>
          <table:table-cell table:formula="of:=GOOGLETRANSLATE_YOULIBRECALC([.$D54];[.$D$2];[.$Z$2])" office:value-type="string" office:string-value="NULL" calcext:value-type="string">
            <text:p>NULL</text:p>
          </table:table-cell>
          <table:table-cell table:formula="of:=GOOGLETRANSLATE_YOULIBRECALC([.$D54];[.$D$2];[.$AA$2])" office:value-type="string" office:string-value="tyhjä" calcext:value-type="string">
            <text:p>tyhjä</text:p>
          </table:table-cell>
          <table:table-cell table:formula="of:=GOOGLETRANSLATE_YOULIBRECALC([.$D54];[.$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3">
          <table:table-cell table:style-name="ce6" office:value-type="string" calcext:value-type="string">
            <text:p>***Blowjob_EdgingAlmostCame***</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Calm down… Calm down… You almost came. ***Hehe… You almost came. Good recovery though. ***Wow! Count from 0 to 100 backwards. You need to relax if you want to last longer.</text:p>
          </table:table-cell>
          <table:table-cell table:formula="of:=GOOGLETRANSLATE_YOULIBRECALC([.$D55];[.$D$2];[.$E$2])" office:value-type="string" office:string-value="冷静下来……冷静下来……你几乎来了。 ***呵呵……你几乎来了。良好的恢复。 ***哇！从0到100向后计数。如果您想持续更长的时间，则需要放松。" calcext:value-type="string">
            <text:p>冷静下来……冷静下来……你几乎来了。 ***呵呵……你几乎来了。良好的恢复。 ***哇！从0到100向后计数。如果您想持续更长的时间，则需要放松。</text:p>
          </table:table-cell>
          <table:table-cell table:formula="of:=GOOGLETRANSLATE_YOULIBRECALC([.$D55];[.$D$2];[.$F$2])" office:value-type="string" office:string-value="落ち着いて…落ち着いて…あなたはほとんど来ました。 *** hehe…あなたはほとんど来ました。しかし、良い回復。 ***おお！ 0から100の後方にカウントします。長持ちしたい場合はリラックスする必要があります。" calcext:value-type="string">
            <text:p>落ち着いて…落ち着いて…あなたはほとんど来ました。 *** hehe…あなたはほとんど来ました。しかし、良い回復。 ***おお！ 0から100の後方にカウントします。長持ちしたい場合はリラックスする必要があります。</text:p>
          </table:table-cell>
          <table:table-cell table:formula="of:=GOOGLETRANSLATE_YOULIBRECALC([.$D55];[.$D$2];[.$G$2])" office:value-type="string" office:string-value="Uspokój się… uspokój się… prawie przyszedłeś. *** hehe… prawie przyszedłeś. Dobry powrót do zdrowia. ***Wow! Policz od 0 do 100 wstecz. Musisz się zrelaksować, jeśli chcesz trwać dłużej." calcext:value-type="string">
            <text:p>Uspokój się… uspokój się… prawie przyszedłeś. *** hehe… prawie przyszedłeś. Dobry powrót do zdrowia. ***Wow! Policz od 0 do 100 wstecz. Musisz się zrelaksować, jeśli chcesz trwać dłużej.</text:p>
          </table:table-cell>
          <table:table-cell table:formula="of:=GOOGLETRANSLATE_YOULIBRECALC([.$D55];[.$D$2];[.$H$2])" office:value-type="string" office:string-value="Cálmate ... cálmate ... casi viniste. *** jeje ... casi viniste. Buena recuperación. ***¡Guau! Cuente de 0 a 100 al revés. Necesitas relajarte si quieres durar más." calcext:value-type="string">
            <text:p>Cálmate ... cálmate ... casi viniste. *** jeje ... casi viniste. Buena recuperación. ***¡Guau! Cuente de 0 a 100 al revés. Necesitas relajarte si quieres durar más.</text:p>
          </table:table-cell>
          <table:table-cell table:formula="of:=GOOGLETRANSLATE_YOULIBRECALC([.$D55];[.$D$2];[.$I$2])" office:value-type="string" office:string-value="Успокойся ... успокойся ... ты почти пришел. *** хе -хе ... ты чуть не пришел. Хорошее выздоровление, хотя. ***Ух ты! Считайте от 0 до 100 назад. Вам нужно расслабиться, если вы хотите продержаться дольше." calcext:value-type="string">
            <text:p>Успокойся ... успокойся ... ты почти пришел. *** хе -хе ... ты чуть не пришел. Хорошее выздоровление, хотя. ***Ух ты! Считайте от 0 до 100 назад. Вам нужно расслабиться, если вы хотите продержаться дольше.</text:p>
          </table:table-cell>
          <table:table-cell table:formula="of:=GOOGLETRANSLATE_YOULIBRECALC([.$D55];[.$D$2];[.$J$2])" office:value-type="string" office:string-value="Calmez-vous… calmez-vous… vous êtes presque venu. *** hehe… tu es presque venu. Bonne récupération cependant. ***Ouah! Comptez de 0 à 100 en arrière. Vous devez vous détendre si vous voulez durer plus longtemps." calcext:value-type="string">
            <text:p>Calmez-vous… calmez-vous… vous êtes presque venu. *** hehe… tu es presque venu. Bonne récupération cependant. ***Ouah! Comptez de 0 à 100 en arrière. Vous devez vous détendre si vous voulez durer plus longtemps.</text:p>
          </table:table-cell>
          <table:table-cell table:formula="of:=GOOGLETRANSLATE_YOULIBRECALC([.$D55];[.$D$2];[.$K$2])" office:value-type="string" office:string-value="Pomiri se ... pomiri se ... skoraj si prišel. *** hehe ... skoraj si prišel. Dobro okrevanje. *** vau! Štejte od 0 do 100 nazaj. Če želite trajati dlje, se morate sprostiti." calcext:value-type="string">
            <text:p>Pomiri se ... pomiri se ... skoraj si prišel. *** hehe ... skoraj si prišel. Dobro okrevanje. *** vau! Štejte od 0 do 100 nazaj. Če želite trajati dlje, se morate sprostiti.</text:p>
          </table:table-cell>
          <table:table-cell table:formula="of:=GOOGLETRANSLATE_YOULIBRECALC([.$D55];[.$D$2];[.$L$2])" office:value-type="string" office:string-value="Nyugodj meg ... nyugodj meg ... majdnem jöttél. *** Hehe ... majdnem eljöttél. Jó gyógyulás. *** WOW! Számítson 0 -tól 100 -ig hátra. Pihenjen, ha hosszabb ideig akar tartani." calcext:value-type="string">
            <text:p>Nyugodj meg ... nyugodj meg ... majdnem jöttél. *** Hehe ... majdnem eljöttél. Jó gyógyulás. *** WOW! Számítson 0 -tól 100 -ig hátra. Pihenjen, ha hosszabb ideig akar tartani.</text:p>
          </table:table-cell>
          <table:table-cell table:formula="of:=GOOGLETRANSLATE_YOULIBRECALC([.$D55];[.$D$2];[.$M$2])" office:value-type="string" office:string-value="Ηρεμήστε ... ηρεμήστε ... ήρθες σχεδόν. *** hehe ... ήρθες σχεδόν. Καλή ανάκαμψη όμως. ***Εκπληκτική επιτυχία! Μετρήστε από 0 έως 100 προς τα πίσω. Πρέπει να χαλαρώσετε εάν θέλετε να διαρκέσετε περισσότερο." calcext:value-type="string">
            <text:p>Ηρεμήστε ... ηρεμήστε ... ήρθες σχεδόν. *** hehe ... ήρθες σχεδόν. Καλή ανάκαμψη όμως. ***Εκπληκτική επιτυχία! Μετρήστε από 0 έως 100 προς τα πίσω. Πρέπει να χαλαρώσετε εάν θέλετε να διαρκέσετε περισσότερο.</text:p>
          </table:table-cell>
          <table:table-cell table:formula="of:=GOOGLETRANSLATE_YOULIBRECALC([.$D55];[.$D$2];[.$N$2])" office:value-type="string" office:string-value="Sakin ol… sakin ol… neredeyse geldin. *** hehe… neredeyse geldin. Yine de iyi iyileşme. ***Vay! 0 ila 100 geriye doğru sayın. Daha uzun süre dayanmak istiyorsanız rahatlamanız gerekir." calcext:value-type="string">
            <text:p>Sakin ol… sakin ol… neredeyse geldin. *** hehe… neredeyse geldin. Yine de iyi iyileşme. ***Vay! 0 ila 100 geriye doğru sayın. Daha uzun süre dayanmak istiyorsanız rahatlamanız gerekir.</text:p>
          </table:table-cell>
          <table:table-cell table:formula="of:=GOOGLETRANSLATE_YOULIBRECALC([.$D55];[.$D$2];[.$O$2])" office:value-type="string" office:string-value="Calmati ... calmati ... sei quasi venuto. *** hehe ... sei quasi venuto. Buona recupero però. ***Oh! Contare da 0 a 100 all'indietro. Devi rilassarti se vuoi durare più a lungo." calcext:value-type="string">
            <text:p>Calmati ... calmati ... sei quasi venuto. *** hehe ... sei quasi venuto. Buona recupero però. ***Oh! Contare da 0 a 100 all'indietro. Devi rilassarti se vuoi durare più a lungo.</text:p>
          </table:table-cell>
          <table:table-cell table:formula="of:=GOOGLETRANSLATE_YOULIBRECALC([.$D55];[.$D$2];[.$P$2])" office:value-type="string" office:string-value="Kalmeer ... kalmeer ... je kwam bijna. *** hehe ... je kwam bijna. Goed herstel echter. ***Wauw! Tel van 0 tot 100 achteruit. Je moet ontspannen als je langer wilt meegaan." calcext:value-type="string">
            <text:p>Kalmeer ... kalmeer ... je kwam bijna. *** hehe ... je kwam bijna. Goed herstel echter. ***Wauw! Tel van 0 tot 100 achteruit. Je moet ontspannen als je langer wilt meegaan.</text:p>
          </table:table-cell>
          <table:table-cell table:formula="of:=GOOGLETRANSLATE_YOULIBRECALC([.$D55];[.$D$2];[.$Q$2])" office:value-type="string" office:string-value="진정해… 진정해… 당신은 거의왔다. *** hehe… 당신은 거의왔다. 그래도 좋은 회복. ***우와! 0에서 100으로 거꾸로 계산하십시오. 더 오래 지속하려면 긴장을 풀어야합니다." calcext:value-type="string">
            <text:p>진정해… 진정해… 당신은 거의왔다. *** hehe… 당신은 거의왔다. 그래도 좋은 회복. ***우와! 0에서 100으로 거꾸로 계산하십시오. 더 오래 지속하려면 긴장을 풀어야합니다.</text:p>
          </table:table-cell>
          <table:table-cell table:formula="of:=GOOGLETRANSLATE_YOULIBRECALC([.$D55];[.$D$2];[.$R$2])" office:value-type="string" office:string-value="Upokojte sa ... upokojte sa ... skoro ste prišli. *** Hehe ... skoro si prišiel. Dobré zotavenie. *** wow! Počítajte od 0 do 100 dozadu. Ak chcete vydržať dlhšie, musíte si oddýchnuť." calcext:value-type="string">
            <text:p>Upokojte sa ... upokojte sa ... skoro ste prišli. *** Hehe ... skoro si prišiel. Dobré zotavenie. *** wow! Počítajte od 0 do 100 dozadu. Ak chcete vydržať dlhšie, musíte si oddýchnuť.</text:p>
          </table:table-cell>
          <table:table-cell table:formula="of:=GOOGLETRANSLATE_YOULIBRECALC([.$D55];[.$D$2];[.$S$2])" office:value-type="string" office:string-value="Acalme -se ... acalme -se ... você quase veio. *** hehe ... você quase veio. Boa recuperação. ***Uau! Conte de 0 a 100 para trás. Você precisa relaxar se quiser durar mais." calcext:value-type="string">
            <text:p>Acalme -se ... acalme -se ... você quase veio. *** hehe ... você quase veio. Boa recuperação. ***Uau! Conte de 0 a 100 para trás. Você precisa relaxar se quiser durar mais.</text:p>
          </table:table-cell>
          <table:table-cell table:formula="of:=GOOGLETRANSLATE_YOULIBRECALC([.$D55];[.$D$2];[.$T$2])" office:value-type="string" office:string-value="สงบลง…สงบลง…คุณเกือบจะมา *** ฮิฮิ…คุณเกือบจะมาแล้ว การฟื้นตัวที่ดีแม้ว่า ***ว้าว! นับตั้งแต่ 0 ถึง 100 ย้อนหลัง คุณต้องผ่อนคลายหากคุณต้องการใช้งานได้นานขึ้น" calcext:value-type="string">
            <text:p>สงบลง…สงบลง…คุณเกือบจะมา *** ฮิฮิ…คุณเกือบจะมาแล้ว การฟื้นตัวที่ดีแม้ว่า ***ว้าว! นับตั้งแต่ 0 ถึง 100 ย้อนหลัง คุณต้องผ่อนคลายหากคุณต้องการใช้งานได้นานขึ้น</text:p>
          </table:table-cell>
          <table:table-cell table:formula="of:=GOOGLETRANSLATE_YOULIBRECALC([.$D55];[.$D$2];[.$U$2])" office:value-type="string" office:string-value="Tenang ... tenang ... Anda hampir datang. *** hehe… kamu hampir datang. Pemulihan yang baik. ***Wow! Hitung dari 0 hingga 100 mundur. Anda harus bersantai jika ingin bertahan lebih lama." calcext:value-type="string">
            <text:p>Tenang ... tenang ... Anda hampir datang. *** hehe… kamu hampir datang. Pemulihan yang baik. ***Wow! Hitung dari 0 hingga 100 mundur. Anda harus bersantai jika ingin bertahan lebih lama.</text:p>
          </table:table-cell>
          <table:table-cell table:formula="of:=GOOGLETRANSLATE_YOULIBRECALC([.$D55];[.$D$2];[.$V$2])" office:value-type="string" office:string-value="Uklidněte se ... uklidněte se ... Skoro jste přišli. *** Hehe ... Skoro jste přišli. Dobré zotavení. *** Páni! Počítejte od 0 do 100 dozadu. Pokud chcete vydržet déle, musíte si odpočinout." calcext:value-type="string">
            <text:p>Uklidněte se ... uklidněte se ... Skoro jste přišli. *** Hehe ... Skoro jste přišli. Dobré zotavení. *** Páni! Počítejte od 0 do 100 dozadu. Pokud chcete vydržet déle, musíte si odpočinout.</text:p>
          </table:table-cell>
          <table:table-cell table:formula="of:=GOOGLETRANSLATE_YOULIBRECALC([.$D55];[.$D$2];[.$W$2])" office:value-type="string" office:string-value="Huminahon ... huminahon ... halos dumating ka na. *** hehe ... halos dumating ka na. Magandang pagbawi bagaman. *** Wow! Bilangin mula 0 hanggang 100 paatras. Kailangan mong mag -relaks kung nais mong tumagal nang mas mahaba." calcext:value-type="string">
            <text:p>Huminahon ... huminahon ... halos dumating ka na. *** hehe ... halos dumating ka na. Magandang pagbawi bagaman. *** Wow! Bilangin mula 0 hanggang 100 paatras. Kailangan mong mag -relaks kung nais mong tumagal nang mas mahaba.</text:p>
          </table:table-cell>
          <table:table-cell table:formula="of:=GOOGLETRANSLATE_YOULIBRECALC([.$D55];[.$D$2];[.$X$2])" office:value-type="string" office:string-value="Заспокойтеся ... Заспокойтеся ... Ви майже прийшли. *** хе -хе ... ти майже прийшов. Хороше одужання. *** вау! Рахувати від 0 до 100 назад. Вам потрібно розслабитися, якщо ви хочете тривати довше." calcext:value-type="string">
            <text:p>Заспокойтеся ... Заспокойтеся ... Ви майже прийшли. *** хе -хе ... ти майже прийшов. Хороше одужання. *** вау! Рахувати від 0 до 100 назад. Вам потрібно розслабитися, якщо ви хочете тривати довше.</text:p>
          </table:table-cell>
          <table:table-cell table:formula="of:=GOOGLETRANSLATE_YOULIBRECALC([.$D55];[.$D$2];[.$Y$2])" office:value-type="string" office:string-value="Bình tĩnh xuống bình tĩnh, bạn gần như đã đến. *** hehe, bạn gần như đã đến. Phục hồi tốt mặc dù. ***Ồ! Đếm từ 0 đến 100 ngược. Bạn cần thư giãn nếu bạn muốn kéo dài hơn." calcext:value-type="string">
            <text:p>Bình tĩnh xuống bình tĩnh, bạn gần như đã đến. *** hehe, bạn gần như đã đến. Phục hồi tốt mặc dù. ***Ồ! Đếm từ 0 đến 100 ngược. Bạn cần thư giãn nếu bạn muốn kéo dài hơn.</text:p>
          </table:table-cell>
          <table:table-cell table:formula="of:=GOOGLETRANSLATE_YOULIBRECALC([.$D55];[.$D$2];[.$Z$2])" office:value-type="string" office:string-value="Beruhige dich ... beruhige dich ... du bist fast gekommen. *** Hehe ... du bist fast gekommen. Gute Genesung. ***Wow! Zählen Sie von 0 bis 100 rückwärts. Sie müssen sich entspannen, wenn Sie länger halten möchten." calcext:value-type="string">
            <text:p>Beruhige dich ... beruhige dich ... du bist fast gekommen. *** Hehe ... du bist fast gekommen. Gute Genesung. ***Wow! Zählen Sie von 0 bis 100 rückwärts. Sie müssen sich entspannen, wenn Sie länger halten möchten.</text:p>
          </table:table-cell>
          <table:table-cell table:formula="of:=GOOGLETRANSLATE_YOULIBRECALC([.$D55];[.$D$2];[.$AA$2])" office:value-type="string" office:string-value="Rauhoitu ... rauhoittuu ... sinä melkein tuli. *** Hehe ... sinä melkein tuli. Hyvä toipuminen. *** Vau! Laske 0 - 100 taaksepäin. Sinun täytyy rentoutua, jos haluat kestää kauemmin." calcext:value-type="string">
            <text:p>Rauhoitu ... rauhoittuu ... sinä melkein tuli. *** Hehe ... sinä melkein tuli. Hyvä toipuminen. *** Vau! Laske 0 - 100 taaksepäin. Sinun täytyy rentoutua, jos haluat kestää kauemmin.</text:p>
          </table:table-cell>
          <table:table-cell table:formula="of:=GOOGLETRANSLATE_YOULIBRECALC([.$D55];[.$D$2];[.$AB$2])" office:value-type="string" office:string-value="Slap af ... ro ned ... du kom næsten. *** hehe ... du kom næsten. God bedring dog. *** Wow! Tæl fra 0 til 100 baglæns. Du skal slappe af, hvis du vil vare længere." calcext:value-type="string">
            <text:p>Slap af ... ro ned ... du kom næsten. *** hehe ... du kom næsten. God bedring dog. *** Wow! Tæl fra 0 til 100 baglæns. Du skal slappe af, hvis du vil vare længere.</text:p>
          </table:table-cell>
          <table:table-cell office:value-type="string" calcext:value-type="string">
            <text:p>***END***</text:p>
          </table:table-cell>
          <table:table-cell table:number-columns-repeated="16355"/>
        </table:table-row>
        <table:table-row table:style-name="ro12">
          <table:table-cell table:style-name="ce6" office:value-type="string" calcext:value-type="string">
            <text:p>***Blowjob_EdgingAlmostCame***</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56];[.$D$2];[.$E$2])" office:value-type="string" office:string-value="无效的" calcext:value-type="string">
            <text:p>无效的</text:p>
          </table:table-cell>
          <table:table-cell table:formula="of:=GOOGLETRANSLATE_YOULIBRECALC([.$D56];[.$D$2];[.$F$2])" office:value-type="string" office:string-value="ヌル" calcext:value-type="string">
            <text:p>ヌル</text:p>
          </table:table-cell>
          <table:table-cell table:formula="of:=GOOGLETRANSLATE_YOULIBRECALC([.$D56];[.$D$2];[.$G$2])" office:value-type="string" office:string-value="nieważny" calcext:value-type="string">
            <text:p>nieważny</text:p>
          </table:table-cell>
          <table:table-cell table:formula="of:=GOOGLETRANSLATE_YOULIBRECALC([.$D56];[.$D$2];[.$H$2])" office:value-type="string" office:string-value="nulo" calcext:value-type="string">
            <text:p>nulo</text:p>
          </table:table-cell>
          <table:table-cell table:formula="of:=GOOGLETRANSLATE_YOULIBRECALC([.$D56];[.$D$2];[.$I$2])" office:value-type="string" office:string-value="нулевой" calcext:value-type="string">
            <text:p>нулевой</text:p>
          </table:table-cell>
          <table:table-cell table:formula="of:=GOOGLETRANSLATE_YOULIBRECALC([.$D56];[.$D$2];[.$J$2])" office:value-type="string" office:string-value="nul" calcext:value-type="string">
            <text:p>nul</text:p>
          </table:table-cell>
          <table:table-cell table:formula="of:=GOOGLETRANSLATE_YOULIBRECALC([.$D56];[.$D$2];[.$K$2])" office:value-type="string" office:string-value="null" calcext:value-type="string">
            <text:p>null</text:p>
          </table:table-cell>
          <table:table-cell table:formula="of:=GOOGLETRANSLATE_YOULIBRECALC([.$D56];[.$D$2];[.$L$2])" office:value-type="string" office:string-value="nulla" calcext:value-type="string">
            <text:p>nulla</text:p>
          </table:table-cell>
          <table:table-cell table:formula="of:=GOOGLETRANSLATE_YOULIBRECALC([.$D56];[.$D$2];[.$M$2])" office:value-type="string" office:string-value="άκυρος" calcext:value-type="string">
            <text:p>άκυρος</text:p>
          </table:table-cell>
          <table:table-cell table:formula="of:=GOOGLETRANSLATE_YOULIBRECALC([.$D56];[.$D$2];[.$N$2])" office:value-type="string" office:string-value="hükümsüz" calcext:value-type="string">
            <text:p>hükümsüz</text:p>
          </table:table-cell>
          <table:table-cell table:formula="of:=GOOGLETRANSLATE_YOULIBRECALC([.$D56];[.$D$2];[.$O$2])" office:value-type="string" office:string-value="null" calcext:value-type="string">
            <text:p>null</text:p>
          </table:table-cell>
          <table:table-cell table:formula="of:=GOOGLETRANSLATE_YOULIBRECALC([.$D56];[.$D$2];[.$P$2])" office:value-type="string" office:string-value="nul" calcext:value-type="string">
            <text:p>nul</text:p>
          </table:table-cell>
          <table:table-cell table:formula="of:=GOOGLETRANSLATE_YOULIBRECALC([.$D56];[.$D$2];[.$Q$2])" office:value-type="string" office:string-value="널" calcext:value-type="string">
            <text:p>널</text:p>
          </table:table-cell>
          <table:table-cell table:formula="of:=GOOGLETRANSLATE_YOULIBRECALC([.$D56];[.$D$2];[.$R$2])" office:value-type="string" office:string-value="nulové" calcext:value-type="string">
            <text:p>nulové</text:p>
          </table:table-cell>
          <table:table-cell table:formula="of:=GOOGLETRANSLATE_YOULIBRECALC([.$D56];[.$D$2];[.$S$2])" office:value-type="string" office:string-value="nulo" calcext:value-type="string">
            <text:p>nulo</text:p>
          </table:table-cell>
          <table:table-cell table:formula="of:=GOOGLETRANSLATE_YOULIBRECALC([.$D56];[.$D$2];[.$T$2])" office:value-type="string" office:string-value="โมฆะ" calcext:value-type="string">
            <text:p>โมฆะ</text:p>
          </table:table-cell>
          <table:table-cell table:formula="of:=GOOGLETRANSLATE_YOULIBRECALC([.$D56];[.$D$2];[.$U$2])" office:value-type="string" office:string-value="batal" calcext:value-type="string">
            <text:p>batal</text:p>
          </table:table-cell>
          <table:table-cell table:formula="of:=GOOGLETRANSLATE_YOULIBRECALC([.$D56];[.$D$2];[.$V$2])" office:value-type="string" office:string-value="null" calcext:value-type="string">
            <text:p>null</text:p>
          </table:table-cell>
          <table:table-cell table:formula="of:=GOOGLETRANSLATE_YOULIBRECALC([.$D56];[.$D$2];[.$W$2])" office:value-type="string" office:string-value="Null" calcext:value-type="string">
            <text:p>Null</text:p>
          </table:table-cell>
          <table:table-cell table:formula="of:=GOOGLETRANSLATE_YOULIBRECALC([.$D56];[.$D$2];[.$X$2])" office:value-type="string" office:string-value="нульовий" calcext:value-type="string">
            <text:p>нульовий</text:p>
          </table:table-cell>
          <table:table-cell table:formula="of:=GOOGLETRANSLATE_YOULIBRECALC([.$D56];[.$D$2];[.$Y$2])" office:value-type="string" office:string-value="vô giá trị" calcext:value-type="string">
            <text:p>vô giá trị</text:p>
          </table:table-cell>
          <table:table-cell table:formula="of:=GOOGLETRANSLATE_YOULIBRECALC([.$D56];[.$D$2];[.$Z$2])" office:value-type="string" office:string-value="NULL" calcext:value-type="string">
            <text:p>NULL</text:p>
          </table:table-cell>
          <table:table-cell table:formula="of:=GOOGLETRANSLATE_YOULIBRECALC([.$D56];[.$D$2];[.$AA$2])" office:value-type="string" office:string-value="tyhjä" calcext:value-type="string">
            <text:p>tyhjä</text:p>
          </table:table-cell>
          <table:table-cell table:formula="of:=GOOGLETRANSLATE_YOULIBRECALC([.$D56];[.$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3">
          <table:table-cell table:style-name="ce6" office:value-type="string" calcext:value-type="string">
            <text:p>***Blowjob_EdgingHadToSlowdown***</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See? I had to slow down. Otherwise, you would have cummed. ***I’m pressing the root of your cock. That will reduce the blood stream and relax you. ***Let’s take it easy, okay?</text:p>
          </table:table-cell>
          <table:table-cell table:formula="of:=GOOGLETRANSLATE_YOULIBRECALC([.$D57];[.$D$2];[.$E$2])" office:value-type="string" office:string-value="看？我不得不放慢脚步。否则，您会被卡明。 ***我正在按下你的公鸡的根。这将减少血液并放松您。 ***让我们放松一下，好吗？" calcext:value-type="string">
            <text:p>看？我不得不放慢脚步。否则，您会被卡明。 ***我正在按下你的公鸡的根。这将减少血液并放松您。 ***让我们放松一下，好吗？</text:p>
          </table:table-cell>
          <table:table-cell table:formula="of:=GOOGLETRANSLATE_YOULIBRECALC([.$D57];[.$D$2];[.$F$2])" office:value-type="string" office:string-value="見る？私は減速しなければなりませんでした。そうでなければ、あなたは絶頂しているでしょう。 ***私はあなたのコックの根を押しています。それは血流を減らし、あなたをリラックスさせます。 ***簡単にしましょうね" calcext:value-type="string">
            <text:p>見る？私は減速しなければなりませんでした。そうでなければ、あなたは絶頂しているでしょう。 ***私はあなたのコックの根を押しています。それは血流を減らし、あなたをリラックスさせます。 ***簡単にしましょうね</text:p>
          </table:table-cell>
          <table:table-cell table:formula="of:=GOOGLETRANSLATE_YOULIBRECALC([.$D57];[.$D$2];[.$G$2])" office:value-type="string" office:string-value="Widzieć? Musiałem zwolnić. W przeciwnym razie byś był. *** Naciskam korzeń twojego penisa. To zmniejszy krew i rozluźni cię. *** Poświęćmy się, dobrze?" calcext:value-type="string">
            <text:p>Widzieć? Musiałem zwolnić. W przeciwnym razie byś był. *** Naciskam korzeń twojego penisa. To zmniejszy krew i rozluźni cię. *** Poświęćmy się, dobrze?</text:p>
          </table:table-cell>
          <table:table-cell table:formula="of:=GOOGLETRANSLATE_YOULIBRECALC([.$D57];[.$D$2];[.$H$2])" office:value-type="string" office:string-value="¿Ver? Tuve que reducir la velocidad. De lo contrario, habrías corrido. *** Estoy presionando la raíz de tu polla. Eso reducirá el torrente sanguíneo y lo relajará. *** Vamos a tomar con calma, ¿de acuerdo?" calcext:value-type="string">
            <text:p>¿Ver? Tuve que reducir la velocidad. De lo contrario, habrías corrido. *** Estoy presionando la raíz de tu polla. Eso reducirá el torrente sanguíneo y lo relajará. *** Vamos a tomar con calma, ¿de acuerdo?</text:p>
          </table:table-cell>
          <table:table-cell table:formula="of:=GOOGLETRANSLATE_YOULIBRECALC([.$D57];[.$D$2];[.$I$2])" office:value-type="string" office:string-value="Видеть? Мне пришлось замедлиться. В противном случае, вы бы кончили. *** Я нажимаю корень вашего члена. Это уменьшит кровоток и расслабит вас. *** Давайте рассмотрим, хорошо?" calcext:value-type="string">
            <text:p>Видеть? Мне пришлось замедлиться. В противном случае, вы бы кончили. *** Я нажимаю корень вашего члена. Это уменьшит кровоток и расслабит вас. *** Давайте рассмотрим, хорошо?</text:p>
          </table:table-cell>
          <table:table-cell table:formula="of:=GOOGLETRANSLATE_YOULIBRECALC([.$D57];[.$D$2];[.$J$2])" office:value-type="string" office:string-value="Voir? J'ai dû ralentir. Sinon, vous auriez écumé. *** J'appuie sur la racine de votre bite. Cela réduira la circulation sanguine et vous détendra. *** Passons-nous, d'accord?" calcext:value-type="string">
            <text:p>Voir? J'ai dû ralentir. Sinon, vous auriez écumé. *** J'appuie sur la racine de votre bite. Cela réduira la circulation sanguine et vous détendra. *** Passons-nous, d'accord?</text:p>
          </table:table-cell>
          <table:table-cell table:formula="of:=GOOGLETRANSLATE_YOULIBRECALC([.$D57];[.$D$2];[.$K$2])" office:value-type="string" office:string-value="Se vidiš? Moral sem upočasniti. V nasprotnem primeru bi Cummed. *** Pritiskam se na koren vašega tiča. To bo zmanjšalo krvni tok in vas sprostilo. *** Olajšajmo, v redu?" calcext:value-type="string">
            <text:p>Se vidiš? Moral sem upočasniti. V nasprotnem primeru bi Cummed. *** Pritiskam se na koren vašega tiča. To bo zmanjšalo krvni tok in vas sprostilo. *** Olajšajmo, v redu?</text:p>
          </table:table-cell>
          <table:table-cell table:formula="of:=GOOGLETRANSLATE_YOULIBRECALC([.$D57];[.$D$2];[.$L$2])" office:value-type="string" office:string-value="Látja? Lassítanom kellett. Ellenkező esetben cummed lett volna. *** Megnyomom a kakas gyökerét. Ez csökkenti a véráramot és ellazítja. *** Vedd könnyedén, oké?" calcext:value-type="string">
            <text:p>Látja? Lassítanom kellett. Ellenkező esetben cummed lett volna. *** Megnyomom a kakas gyökerét. Ez csökkenti a véráramot és ellazítja. *** Vedd könnyedén, oké?</text:p>
          </table:table-cell>
          <table:table-cell table:formula="of:=GOOGLETRANSLATE_YOULIBRECALC([.$D57];[.$D$2];[.$M$2])" office:value-type="string" office:string-value="Βλέπω; Έπρεπε να επιβραδύνω. Διαφορετικά, θα είχατε cummed. *** πιέζω τη ρίζα του κόκορα σας. Αυτό θα μειώσει τη ροή του αίματος και θα σας χαλαρώσει. *** Ας το πάρουμε εύκολο, εντάξει;" calcext:value-type="string">
            <text:p>Βλέπω; Έπρεπε να επιβραδύνω. Διαφορετικά, θα είχατε cummed. *** πιέζω τη ρίζα του κόκορα σας. Αυτό θα μειώσει τη ροή του αίματος και θα σας χαλαρώσει. *** Ας το πάρουμε εύκολο, εντάξει;</text:p>
          </table:table-cell>
          <table:table-cell table:formula="of:=GOOGLETRANSLATE_YOULIBRECALC([.$D57];[.$D$2];[.$N$2])" office:value-type="string" office:string-value="Görmek? Yavaşlamak zorunda kaldım. Aksi takdirde, cummed olurdu. *** Horozunun köküne basıyorum. Bu kan akışını azaltacak ve sizi rahatlatacak. *** Hadi kolaylaştıralım, tamam mı?" calcext:value-type="string">
            <text:p>Görmek? Yavaşlamak zorunda kaldım. Aksi takdirde, cummed olurdu. *** Horozunun köküne basıyorum. Bu kan akışını azaltacak ve sizi rahatlatacak. *** Hadi kolaylaştıralım, tamam mı?</text:p>
          </table:table-cell>
          <table:table-cell table:formula="of:=GOOGLETRANSLATE_YOULIBRECALC([.$D57];[.$D$2];[.$O$2])" office:value-type="string" office:string-value="Vedere? Ho dovuto rallentare. Altrimenti, ti saresti cummed. *** Sto premendo la radice del tuo cazzo. Ciò ridurrà il flusso sanguigno e ti rilascerà. *** Facciamolo facilmente, va bene?" calcext:value-type="string">
            <text:p>Vedere? Ho dovuto rallentare. Altrimenti, ti saresti cummed. *** Sto premendo la radice del tuo cazzo. Ciò ridurrà il flusso sanguigno e ti rilascerà. *** Facciamolo facilmente, va bene?</text:p>
          </table:table-cell>
          <table:table-cell table:formula="of:=GOOGLETRANSLATE_YOULIBRECALC([.$D57];[.$D$2];[.$P$2])" office:value-type="string" office:string-value="Zien? Ik moest vertragen. Anders zou je klaarkomen. *** Ik druk op de wortel van je pik. Dat zal de bloedstroom verminderen en u ontspannen. *** Laten we het rustig aan doen, oké?" calcext:value-type="string">
            <text:p>Zien? Ik moest vertragen. Anders zou je klaarkomen. *** Ik druk op de wortel van je pik. Dat zal de bloedstroom verminderen en u ontspannen. *** Laten we het rustig aan doen, oké?</text:p>
          </table:table-cell>
          <table:table-cell table:formula="of:=GOOGLETRANSLATE_YOULIBRECALC([.$D57];[.$D$2];[.$Q$2])" office:value-type="string" office:string-value="보다? 나는 속도를 늦춰야했다. 그렇지 않으면, 당신은 cummed했을 것입니다. *** 나는 당신의 거시기의 뿌리를 누르고 있습니다. 그것은 혈류를 줄이고 당신을 긴장시킬 것입니다. *** 쉽게 가져 가자, 알았지?" calcext:value-type="string">
            <text:p>보다? 나는 속도를 늦춰야했다. 그렇지 않으면, 당신은 cummed했을 것입니다. *** 나는 당신의 거시기의 뿌리를 누르고 있습니다. 그것은 혈류를 줄이고 당신을 긴장시킬 것입니다. *** 쉽게 가져 가자, 알았지?</text:p>
          </table:table-cell>
          <table:table-cell table:formula="of:=GOOGLETRANSLATE_YOULIBRECALC([.$D57];[.$D$2];[.$R$2])" office:value-type="string" office:string-value="Vidieť? Musel som spomaliť. V opačnom prípade by ste sa cummovali. *** Tlačím koreň vášho penisu. To zníži krvný prúd a uvoľní vás. *** Poďme to ľahko, dobre?" calcext:value-type="string">
            <text:p>Vidieť? Musel som spomaliť. V opačnom prípade by ste sa cummovali. *** Tlačím koreň vášho penisu. To zníži krvný prúd a uvoľní vás. *** Poďme to ľahko, dobre?</text:p>
          </table:table-cell>
          <table:table-cell table:formula="of:=GOOGLETRANSLATE_YOULIBRECALC([.$D57];[.$D$2];[.$S$2])" office:value-type="string" office:string-value="Ver? Eu tive que desacelerar. Caso contrário, você teria gozado. *** Estou pressionando a raiz do seu pau. Isso reduzirá a corrente sanguínea e o relaxará. *** Vamos ir com calma, ok?" calcext:value-type="string">
            <text:p>Ver? Eu tive que desacelerar. Caso contrário, você teria gozado. *** Estou pressionando a raiz do seu pau. Isso reduzirá a corrente sanguínea e o relaxará. *** Vamos ir com calma, ok?</text:p>
          </table:table-cell>
          <table:table-cell table:formula="of:=GOOGLETRANSLATE_YOULIBRECALC([.$D57];[.$D$2];[.$T$2])" office:value-type="string" office:string-value="ดู? ฉันต้องชะลอตัวลง มิฉะนั้นคุณจะคัมม์ *** ฉันกำลังกดรากไก่ของคุณ ที่จะลดกระแสเลือดและผ่อนคลายคุณ *** ลองใช้มันง่าย ๆ โอเค?" calcext:value-type="string">
            <text:p>ดู? ฉันต้องชะลอตัวลง มิฉะนั้นคุณจะคัมม์ *** ฉันกำลังกดรากไก่ของคุณ ที่จะลดกระแสเลือดและผ่อนคลายคุณ *** ลองใช้มันง่าย ๆ โอเค?</text:p>
          </table:table-cell>
          <table:table-cell table:formula="of:=GOOGLETRANSLATE_YOULIBRECALC([.$D57];[.$D$2];[.$U$2])" office:value-type="string" office:string-value="Melihat? Saya harus memperlambat. Kalau tidak, Anda akan cummed. *** Saya menekan akar ayam Anda. Itu akan mengurangi aliran darah dan membuat Anda rileks. *** Mari kita santai, oke?" calcext:value-type="string">
            <text:p>Melihat? Saya harus memperlambat. Kalau tidak, Anda akan cummed. *** Saya menekan akar ayam Anda. Itu akan mengurangi aliran darah dan membuat Anda rileks. *** Mari kita santai, oke?</text:p>
          </table:table-cell>
          <table:table-cell table:formula="of:=GOOGLETRANSLATE_YOULIBRECALC([.$D57];[.$D$2];[.$V$2])" office:value-type="string" office:string-value="Vidět? Musel jsem zpomalit. Jinak byste měli Cummed. *** Stisknu kořen vašeho penisu. To sníží krevní oběh a uvolní vás. *** Pojďme to snadno, dobře?" calcext:value-type="string">
            <text:p>Vidět? Musel jsem zpomalit. Jinak byste měli Cummed. *** Stisknu kořen vašeho penisu. To sníží krevní oběh a uvolní vás. *** Pojďme to snadno, dobře?</text:p>
          </table:table-cell>
          <table:table-cell table:formula="of:=GOOGLETRANSLATE_YOULIBRECALC([.$D57];[.$D$2];[.$W$2])" office:value-type="string" office:string-value="Kita? Kailangan kong pabagalin. Kung hindi, gusto mo bang mag -cummed. *** Pinipilit ko ang ugat ng iyong titi. Bawasan nito ang stream ng dugo at mamahinga ka. *** Hayaan itong madali, okay?" calcext:value-type="string">
            <text:p>Kita? Kailangan kong pabagalin. Kung hindi, gusto mo bang mag -cummed. *** Pinipilit ko ang ugat ng iyong titi. Bawasan nito ang stream ng dugo at mamahinga ka. *** Hayaan itong madali, okay?</text:p>
          </table:table-cell>
          <table:table-cell table:formula="of:=GOOGLETRANSLATE_YOULIBRECALC([.$D57];[.$D$2];[.$X$2])" office:value-type="string" office:string-value="Бачити? Мені довелося гальмувати. В іншому випадку ви б кумували. *** Я натискаю на корінь твого півня. Це зменшить потік крові і розслаблює вас. *** Давайте це легко, добре?" calcext:value-type="string">
            <text:p>Бачити? Мені довелося гальмувати. В іншому випадку ви б кумували. *** Я натискаю на корінь твого півня. Це зменшить потік крові і розслаблює вас. *** Давайте це легко, добре?</text:p>
          </table:table-cell>
          <table:table-cell table:formula="of:=GOOGLETRANSLATE_YOULIBRECALC([.$D57];[.$D$2];[.$Y$2])" office:value-type="string" office:string-value="Nhìn thấy? Tôi đã phải chậm lại. Nếu không, bạn sẽ có được. *** Tôi ấn vào gốc rễ của con cặc của bạn. Điều đó sẽ làm giảm dòng máu và thư giãn bạn. *** Hãy để Lôi làm cho nó dễ dàng, được chứ?" calcext:value-type="string">
            <text:p>Nhìn thấy? Tôi đã phải chậm lại. Nếu không, bạn sẽ có được. *** Tôi ấn vào gốc rễ của con cặc của bạn. Điều đó sẽ làm giảm dòng máu và thư giãn bạn. *** Hãy để Lôi làm cho nó dễ dàng, được chứ?</text:p>
          </table:table-cell>
          <table:table-cell table:formula="of:=GOOGLETRANSLATE_YOULIBRECALC([.$D57];[.$D$2];[.$Z$2])" office:value-type="string" office:string-value="Sehen? Ich musste langsamer werden. Andernfalls hätten Sie gekummt. *** Ich drücke die Wurzel deines Schwanzes. Das verringert die Blutstrom und entspannt Sie. *** Nehmen wir es uns leicht, okay?" calcext:value-type="string">
            <text:p>Sehen? Ich musste langsamer werden. Andernfalls hätten Sie gekummt. *** Ich drücke die Wurzel deines Schwanzes. Das verringert die Blutstrom und entspannt Sie. *** Nehmen wir es uns leicht, okay?</text:p>
          </table:table-cell>
          <table:table-cell table:formula="of:=GOOGLETRANSLATE_YOULIBRECALC([.$D57];[.$D$2];[.$AA$2])" office:value-type="string" office:string-value="Katso? Minun piti hidastaa. Muuten olisit cummed. *** Painan kukon juuria. Se vähentää verenkiertoa ja rentouttaa sinua. *** Otetaan se helposti, okei?" calcext:value-type="string">
            <text:p>Katso? Minun piti hidastaa. Muuten olisit cummed. *** Painan kukon juuria. Se vähentää verenkiertoa ja rentouttaa sinua. *** Otetaan se helposti, okei?</text:p>
          </table:table-cell>
          <table:table-cell table:formula="of:=GOOGLETRANSLATE_YOULIBRECALC([.$D57];[.$D$2];[.$AB$2])" office:value-type="string" office:string-value="Se? Jeg var nødt til at bremse. Ellers ville du have Cummed. *** Jeg presser roden til din pik. Det vil reducere blodstrømmen og slappe af. *** Lad os tage det roligt, okay?" calcext:value-type="string">
            <text:p>Se? Jeg var nødt til at bremse. Ellers ville du have Cummed. *** Jeg presser roden til din pik. Det vil reducere blodstrømmen og slappe af. *** Lad os tage det roligt, okay?</text:p>
          </table:table-cell>
          <table:table-cell office:value-type="string" calcext:value-type="string">
            <text:p>***END***</text:p>
          </table:table-cell>
          <table:table-cell table:number-columns-repeated="16355"/>
        </table:table-row>
        <table:table-row table:style-name="ro15">
          <table:table-cell table:style-name="ce6" office:value-type="string" calcext:value-type="string">
            <text:p>***Blowjob_EdgingHadToSlowdown***</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58];[.$D$2];[.$E$2])" office:value-type="string" office:string-value="无效的" calcext:value-type="string">
            <text:p>无效的</text:p>
          </table:table-cell>
          <table:table-cell table:formula="of:=GOOGLETRANSLATE_YOULIBRECALC([.$D58];[.$D$2];[.$F$2])" office:value-type="string" office:string-value="ヌル" calcext:value-type="string">
            <text:p>ヌル</text:p>
          </table:table-cell>
          <table:table-cell table:formula="of:=GOOGLETRANSLATE_YOULIBRECALC([.$D58];[.$D$2];[.$G$2])" office:value-type="string" office:string-value="nieważny" calcext:value-type="string">
            <text:p>nieważny</text:p>
          </table:table-cell>
          <table:table-cell table:formula="of:=GOOGLETRANSLATE_YOULIBRECALC([.$D58];[.$D$2];[.$H$2])" office:value-type="string" office:string-value="nulo" calcext:value-type="string">
            <text:p>nulo</text:p>
          </table:table-cell>
          <table:table-cell table:formula="of:=GOOGLETRANSLATE_YOULIBRECALC([.$D58];[.$D$2];[.$I$2])" office:value-type="string" office:string-value="нулевой" calcext:value-type="string">
            <text:p>нулевой</text:p>
          </table:table-cell>
          <table:table-cell table:formula="of:=GOOGLETRANSLATE_YOULIBRECALC([.$D58];[.$D$2];[.$J$2])" office:value-type="string" office:string-value="nul" calcext:value-type="string">
            <text:p>nul</text:p>
          </table:table-cell>
          <table:table-cell table:formula="of:=GOOGLETRANSLATE_YOULIBRECALC([.$D58];[.$D$2];[.$K$2])" office:value-type="string" office:string-value="null" calcext:value-type="string">
            <text:p>null</text:p>
          </table:table-cell>
          <table:table-cell table:formula="of:=GOOGLETRANSLATE_YOULIBRECALC([.$D58];[.$D$2];[.$L$2])" office:value-type="string" office:string-value="nulla" calcext:value-type="string">
            <text:p>nulla</text:p>
          </table:table-cell>
          <table:table-cell table:formula="of:=GOOGLETRANSLATE_YOULIBRECALC([.$D58];[.$D$2];[.$M$2])" office:value-type="string" office:string-value="άκυρος" calcext:value-type="string">
            <text:p>άκυρος</text:p>
          </table:table-cell>
          <table:table-cell table:formula="of:=GOOGLETRANSLATE_YOULIBRECALC([.$D58];[.$D$2];[.$N$2])" office:value-type="string" office:string-value="hükümsüz" calcext:value-type="string">
            <text:p>hükümsüz</text:p>
          </table:table-cell>
          <table:table-cell table:formula="of:=GOOGLETRANSLATE_YOULIBRECALC([.$D58];[.$D$2];[.$O$2])" office:value-type="string" office:string-value="null" calcext:value-type="string">
            <text:p>null</text:p>
          </table:table-cell>
          <table:table-cell table:formula="of:=GOOGLETRANSLATE_YOULIBRECALC([.$D58];[.$D$2];[.$P$2])" office:value-type="string" office:string-value="nul" calcext:value-type="string">
            <text:p>nul</text:p>
          </table:table-cell>
          <table:table-cell table:formula="of:=GOOGLETRANSLATE_YOULIBRECALC([.$D58];[.$D$2];[.$Q$2])" office:value-type="string" office:string-value="널" calcext:value-type="string">
            <text:p>널</text:p>
          </table:table-cell>
          <table:table-cell table:formula="of:=GOOGLETRANSLATE_YOULIBRECALC([.$D58];[.$D$2];[.$R$2])" office:value-type="string" office:string-value="nulové" calcext:value-type="string">
            <text:p>nulové</text:p>
          </table:table-cell>
          <table:table-cell table:formula="of:=GOOGLETRANSLATE_YOULIBRECALC([.$D58];[.$D$2];[.$S$2])" office:value-type="string" office:string-value="nulo" calcext:value-type="string">
            <text:p>nulo</text:p>
          </table:table-cell>
          <table:table-cell table:formula="of:=GOOGLETRANSLATE_YOULIBRECALC([.$D58];[.$D$2];[.$T$2])" office:value-type="string" office:string-value="โมฆะ" calcext:value-type="string">
            <text:p>โมฆะ</text:p>
          </table:table-cell>
          <table:table-cell table:formula="of:=GOOGLETRANSLATE_YOULIBRECALC([.$D58];[.$D$2];[.$U$2])" office:value-type="string" office:string-value="batal" calcext:value-type="string">
            <text:p>batal</text:p>
          </table:table-cell>
          <table:table-cell table:formula="of:=GOOGLETRANSLATE_YOULIBRECALC([.$D58];[.$D$2];[.$V$2])" office:value-type="string" office:string-value="null" calcext:value-type="string">
            <text:p>null</text:p>
          </table:table-cell>
          <table:table-cell table:formula="of:=GOOGLETRANSLATE_YOULIBRECALC([.$D58];[.$D$2];[.$W$2])" office:value-type="string" office:string-value="Null" calcext:value-type="string">
            <text:p>Null</text:p>
          </table:table-cell>
          <table:table-cell table:formula="of:=GOOGLETRANSLATE_YOULIBRECALC([.$D58];[.$D$2];[.$X$2])" office:value-type="string" office:string-value="нульовий" calcext:value-type="string">
            <text:p>нульовий</text:p>
          </table:table-cell>
          <table:table-cell table:formula="of:=GOOGLETRANSLATE_YOULIBRECALC([.$D58];[.$D$2];[.$Y$2])" office:value-type="string" office:string-value="vô giá trị" calcext:value-type="string">
            <text:p>vô giá trị</text:p>
          </table:table-cell>
          <table:table-cell table:formula="of:=GOOGLETRANSLATE_YOULIBRECALC([.$D58];[.$D$2];[.$Z$2])" office:value-type="string" office:string-value="NULL" calcext:value-type="string">
            <text:p>NULL</text:p>
          </table:table-cell>
          <table:table-cell table:formula="of:=GOOGLETRANSLATE_YOULIBRECALC([.$D58];[.$D$2];[.$AA$2])" office:value-type="string" office:string-value="tyhjä" calcext:value-type="string">
            <text:p>tyhjä</text:p>
          </table:table-cell>
          <table:table-cell table:formula="of:=GOOGLETRANSLATE_YOULIBRECALC([.$D58];[.$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1">
          <table:table-cell table:style-name="ce6" office:value-type="string" calcext:value-type="string">
            <text:p>***Blowjob_EdgingForceStop***</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Know what? Screw it! Don’t hold back! ***Enough. Let’s see how you handle cumming!</text:p>
          </table:table-cell>
          <table:table-cell table:formula="of:=GOOGLETRANSLATE_YOULIBRECALC([.$D59];[.$D$2];[.$E$2])" office:value-type="string" office:string-value="知道什么？拧！不要退缩！ ***足够的。让我们看看您如何处理卡明！" calcext:value-type="string">
            <text:p>知道什么？拧！不要退缩！ ***足够的。让我们看看您如何处理卡明！</text:p>
          </table:table-cell>
          <table:table-cell table:formula="of:=GOOGLETRANSLATE_YOULIBRECALC([.$D59];[.$D$2];[.$F$2])" office:value-type="string" office:string-value="何を知っていますか？ねじ込みます！抑えないでください！ ***十分。カミングをどのように処理するか見てみましょう！" calcext:value-type="string">
            <text:p>何を知っていますか？ねじ込みます！抑えないでください！ ***十分。カミングをどのように処理するか見てみましょう！</text:p>
          </table:table-cell>
          <table:table-cell table:formula="of:=GOOGLETRANSLATE_YOULIBRECALC([.$D59];[.$D$2];[.$G$2])" office:value-type="string" office:string-value="Wiesz co? Pieprzyć to! Nie powstrzymaj się! ***Wystarczająco. Zobaczmy, jak sobie radzisz z Cummingiem!" calcext:value-type="string">
            <text:p>Wiesz co? Pieprzyć to! Nie powstrzymaj się! ***Wystarczająco. Zobaczmy, jak sobie radzisz z Cummingiem!</text:p>
          </table:table-cell>
          <table:table-cell table:formula="of:=GOOGLETRANSLATE_YOULIBRECALC([.$D59];[.$D$2];[.$H$2])" office:value-type="string" office:string-value="¿Sabes qué? ¡Joder! ¡No te detengas! ***Suficiente. ¡Veamos cómo manejas Cumming!" calcext:value-type="string">
            <text:p>¿Sabes qué? ¡Joder! ¡No te detengas! ***Suficiente. ¡Veamos cómo manejas Cumming!</text:p>
          </table:table-cell>
          <table:table-cell table:formula="of:=GOOGLETRANSLATE_YOULIBRECALC([.$D59];[.$D$2];[.$I$2])" office:value-type="string" office:string-value="Знаешь что? Привинтите это! Не сдерживайтесь! ***Достаточно. Давайте посмотрим, как вы справляетесь с кондиционированием!" calcext:value-type="string">
            <text:p>Знаешь что? Привинтите это! Не сдерживайтесь! ***Достаточно. Давайте посмотрим, как вы справляетесь с кондиционированием!</text:p>
          </table:table-cell>
          <table:table-cell table:formula="of:=GOOGLETRANSLATE_YOULIBRECALC([.$D59];[.$D$2];[.$J$2])" office:value-type="string" office:string-value="Savoir quoi? Vissez-le! Ne vous retenez pas! ***Assez. Voyons comment vous gérez Cumming!" calcext:value-type="string">
            <text:p>Savoir quoi? Vissez-le! Ne vous retenez pas! ***Assez. Voyons comment vous gérez Cumming!</text:p>
          </table:table-cell>
          <table:table-cell table:formula="of:=GOOGLETRANSLATE_YOULIBRECALC([.$D59];[.$D$2];[.$K$2])" office:value-type="string" office:string-value="Veste kaj? Privijte ga! Ne držite se! *** Dovolj. Poglejmo, kako ravnate s Cumming!" calcext:value-type="string">
            <text:p>Veste kaj? Privijte ga! Ne držite se! *** Dovolj. Poglejmo, kako ravnate s Cumming!</text:p>
          </table:table-cell>
          <table:table-cell table:formula="of:=GOOGLETRANSLATE_YOULIBRECALC([.$D59];[.$D$2];[.$L$2])" office:value-type="string" office:string-value="Tudja mit? Csavarja be! Ne tartsa vissza! ***Elég. Lássuk, hogyan kezeli a cummingot!" calcext:value-type="string">
            <text:p>Tudja mit? Csavarja be! Ne tartsa vissza! ***Elég. Lássuk, hogyan kezeli a cummingot!</text:p>
          </table:table-cell>
          <table:table-cell table:formula="of:=GOOGLETRANSLATE_YOULIBRECALC([.$D59];[.$D$2];[.$M$2])" office:value-type="string" office:string-value="Ξέρετε τι; Βιδώστε το! Μην κρατάτε πίσω! ***Αρκετά. Ας δούμε πώς χειρίζεστε το Cumming!" calcext:value-type="string">
            <text:p>Ξέρετε τι; Βιδώστε το! Μην κρατάτε πίσω! ***Αρκετά. Ας δούμε πώς χειρίζεστε το Cumming!</text:p>
          </table:table-cell>
          <table:table-cell table:formula="of:=GOOGLETRANSLATE_YOULIBRECALC([.$D59];[.$D$2];[.$N$2])" office:value-type="string" office:string-value="Ne biliyor musun? Sik! Geri durma! ***Yeterli. Bakalım cumming'i nasıl ele alacağınızı görelim!" calcext:value-type="string">
            <text:p>Ne biliyor musun? Sik! Geri durma! ***Yeterli. Bakalım cumming'i nasıl ele alacağınızı görelim!</text:p>
          </table:table-cell>
          <table:table-cell table:formula="of:=GOOGLETRANSLATE_YOULIBRECALC([.$D59];[.$D$2];[.$O$2])" office:value-type="string" office:string-value="Sai cosa? Fanculo! Non trattenere! ***Abbastanza. Vediamo come gestisci Cumming!" calcext:value-type="string">
            <text:p>Sai cosa? Fanculo! Non trattenere! ***Abbastanza. Vediamo come gestisci Cumming!</text:p>
          </table:table-cell>
          <table:table-cell table:formula="of:=GOOGLETRANSLATE_YOULIBRECALC([.$D59];[.$D$2];[.$P$2])" office:value-type="string" office:string-value="Weet wat? Schroef het! Houd niet terug! ***Genoeg. Laten we eens kijken hoe u omgaat met Cumming!" calcext:value-type="string">
            <text:p>Weet wat? Schroef het! Houd niet terug! ***Genoeg. Laten we eens kijken hoe u omgaat met Cumming!</text:p>
          </table:table-cell>
          <table:table-cell table:formula="of:=GOOGLETRANSLATE_YOULIBRECALC([.$D59];[.$D$2];[.$Q$2])" office:value-type="string" office:string-value="무엇을 알고 있습니까? 나사로! 지지하지 마십시오! ***충분한. Cumming을 어떻게 처리하는지 봅시다!" calcext:value-type="string">
            <text:p>무엇을 알고 있습니까? 나사로! 지지하지 마십시오! ***충분한. Cumming을 어떻게 처리하는지 봅시다!</text:p>
          </table:table-cell>
          <table:table-cell table:formula="of:=GOOGLETRANSLATE_YOULIBRECALC([.$D59];[.$D$2];[.$R$2])" office:value-type="string" office:string-value="Vieš čo? Zaskrutkujte to! Nezdržujte sa! *** Dosť. Pozrime sa, ako zvládate Cumming!" calcext:value-type="string">
            <text:p>Vieš čo? Zaskrutkujte to! Nezdržujte sa! *** Dosť. Pozrime sa, ako zvládate Cumming!</text:p>
          </table:table-cell>
          <table:table-cell table:formula="of:=GOOGLETRANSLATE_YOULIBRECALC([.$D59];[.$D$2];[.$S$2])" office:value-type="string" office:string-value="Sabe o que? Dane -se! Não se segure! ***Suficiente. Vamos ver como você lida com goza!" calcext:value-type="string">
            <text:p>Sabe o que? Dane -se! Não se segure! ***Suficiente. Vamos ver como você lida com goza!</text:p>
          </table:table-cell>
          <table:table-cell table:formula="of:=GOOGLETRANSLATE_YOULIBRECALC([.$D59];[.$D$2];[.$T$2])" office:value-type="string" office:string-value="รู้อะไร? สกรู! อย่าระงับ! ***เพียงพอ. มาดูกันว่าคุณจัดการกับคัมมิงได้อย่างไร!" calcext:value-type="string">
            <text:p>รู้อะไร? สกรู! อย่าระงับ! ***เพียงพอ. มาดูกันว่าคุณจัดการกับคัมมิงได้อย่างไร!</text:p>
          </table:table-cell>
          <table:table-cell table:formula="of:=GOOGLETRANSLATE_YOULIBRECALC([.$D59];[.$D$2];[.$U$2])" office:value-type="string" office:string-value="Tahu apa? Persetan! Jangan menahan! ***Cukup. Mari kita lihat bagaimana Anda menangani cumming!" calcext:value-type="string">
            <text:p>Tahu apa? Persetan! Jangan menahan! ***Cukup. Mari kita lihat bagaimana Anda menangani cumming!</text:p>
          </table:table-cell>
          <table:table-cell table:formula="of:=GOOGLETRANSLATE_YOULIBRECALC([.$D59];[.$D$2];[.$V$2])" office:value-type="string" office:string-value="Víš co? Zašroubujte! Neoddržte! ***Dost. Podívejme se, jak zacházíte s Cummingem!" calcext:value-type="string">
            <text:p>Víš co? Zašroubujte! Neoddržte! ***Dost. Podívejme se, jak zacházíte s Cummingem!</text:p>
          </table:table-cell>
          <table:table-cell table:formula="of:=GOOGLETRANSLATE_YOULIBRECALC([.$D59];[.$D$2];[.$W$2])" office:value-type="string" office:string-value="Alam kung ano? I -screw ito! Huwag kang magpigil! *** Sapat na. Tingnan natin kung paano mo hawakan ang cumming!" calcext:value-type="string">
            <text:p>Alam kung ano? I -screw ito! Huwag kang magpigil! *** Sapat na. Tingnan natin kung paano mo hawakan ang cumming!</text:p>
          </table:table-cell>
          <table:table-cell table:formula="of:=GOOGLETRANSLATE_YOULIBRECALC([.$D59];[.$D$2];[.$X$2])" office:value-type="string" office:string-value="Знаєте що? Накрутіть! Не стримуйся! *** Досить. Давайте подивимось, як ви обробляєте кумінг!" calcext:value-type="string">
            <text:p>Знаєте що? Накрутіть! Не стримуйся! *** Досить. Давайте подивимось, як ви обробляєте кумінг!</text:p>
          </table:table-cell>
          <table:table-cell table:formula="of:=GOOGLETRANSLATE_YOULIBRECALC([.$D59];[.$D$2];[.$Y$2])" office:value-type="string" office:string-value="Biết những gì? Vít nó! Don lồng giữ lại! ***Đủ. Hãy cùng xem cách bạn xử lý Cumming!" calcext:value-type="string">
            <text:p>Biết những gì? Vít nó! Don lồng giữ lại! ***Đủ. Hãy cùng xem cách bạn xử lý Cumming!</text:p>
          </table:table-cell>
          <table:table-cell table:formula="of:=GOOGLETRANSLATE_YOULIBRECALC([.$D59];[.$D$2];[.$Z$2])" office:value-type="string" office:string-value="Weißt du was? Schrauben Sie es! Halten Sie sich nicht zurück! ***Genug. Mal sehen, wie Sie mit Cumming umgehen!" calcext:value-type="string">
            <text:p>Weißt du was? Schrauben Sie es! Halten Sie sich nicht zurück! ***Genug. Mal sehen, wie Sie mit Cumming umgehen!</text:p>
          </table:table-cell>
          <table:table-cell table:formula="of:=GOOGLETRANSLATE_YOULIBRECALC([.$D59];[.$D$2];[.$AA$2])" office:value-type="string" office:string-value="Tiedätkö mitä? Ruuvaa! Älä pidä! ***Tarpeeksi. Katsotaanpa kuinka käsittelet cumming!" calcext:value-type="string">
            <text:p>Tiedätkö mitä? Ruuvaa! Älä pidä! ***Tarpeeksi. Katsotaanpa kuinka käsittelet cumming!</text:p>
          </table:table-cell>
          <table:table-cell table:formula="of:=GOOGLETRANSLATE_YOULIBRECALC([.$D59];[.$D$2];[.$AB$2])" office:value-type="string" office:string-value="Ved hvad? Skru det! Hold ikke tilbage! *** Nok. Lad os se, hvordan du håndterer cumming!" calcext:value-type="string">
            <text:p>Ved hvad? Skru det! Hold ikke tilbage! *** Nok. Lad os se, hvordan du håndterer cumming!</text:p>
          </table:table-cell>
          <table:table-cell office:value-type="string" calcext:value-type="string">
            <text:p>***END***</text:p>
          </table:table-cell>
          <table:table-cell table:number-columns-repeated="16355"/>
        </table:table-row>
        <table:table-row table:style-name="ro12">
          <table:table-cell table:style-name="ce6" office:value-type="string" calcext:value-type="string">
            <text:p>***Blowjob_EdgingForceStop***</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60];[.$D$2];[.$E$2])" office:value-type="string" office:string-value="无效的" calcext:value-type="string">
            <text:p>无效的</text:p>
          </table:table-cell>
          <table:table-cell table:formula="of:=GOOGLETRANSLATE_YOULIBRECALC([.$D60];[.$D$2];[.$F$2])" office:value-type="string" office:string-value="ヌル" calcext:value-type="string">
            <text:p>ヌル</text:p>
          </table:table-cell>
          <table:table-cell table:formula="of:=GOOGLETRANSLATE_YOULIBRECALC([.$D60];[.$D$2];[.$G$2])" office:value-type="string" office:string-value="nieważny" calcext:value-type="string">
            <text:p>nieważny</text:p>
          </table:table-cell>
          <table:table-cell table:formula="of:=GOOGLETRANSLATE_YOULIBRECALC([.$D60];[.$D$2];[.$H$2])" office:value-type="string" office:string-value="nulo" calcext:value-type="string">
            <text:p>nulo</text:p>
          </table:table-cell>
          <table:table-cell table:formula="of:=GOOGLETRANSLATE_YOULIBRECALC([.$D60];[.$D$2];[.$I$2])" office:value-type="string" office:string-value="нулевой" calcext:value-type="string">
            <text:p>нулевой</text:p>
          </table:table-cell>
          <table:table-cell table:formula="of:=GOOGLETRANSLATE_YOULIBRECALC([.$D60];[.$D$2];[.$J$2])" office:value-type="string" office:string-value="nul" calcext:value-type="string">
            <text:p>nul</text:p>
          </table:table-cell>
          <table:table-cell table:formula="of:=GOOGLETRANSLATE_YOULIBRECALC([.$D60];[.$D$2];[.$K$2])" office:value-type="string" office:string-value="null" calcext:value-type="string">
            <text:p>null</text:p>
          </table:table-cell>
          <table:table-cell table:formula="of:=GOOGLETRANSLATE_YOULIBRECALC([.$D60];[.$D$2];[.$L$2])" office:value-type="string" office:string-value="nulla" calcext:value-type="string">
            <text:p>nulla</text:p>
          </table:table-cell>
          <table:table-cell table:formula="of:=GOOGLETRANSLATE_YOULIBRECALC([.$D60];[.$D$2];[.$M$2])" office:value-type="string" office:string-value="άκυρος" calcext:value-type="string">
            <text:p>άκυρος</text:p>
          </table:table-cell>
          <table:table-cell table:formula="of:=GOOGLETRANSLATE_YOULIBRECALC([.$D60];[.$D$2];[.$N$2])" office:value-type="string" office:string-value="hükümsüz" calcext:value-type="string">
            <text:p>hükümsüz</text:p>
          </table:table-cell>
          <table:table-cell table:formula="of:=GOOGLETRANSLATE_YOULIBRECALC([.$D60];[.$D$2];[.$O$2])" office:value-type="string" office:string-value="null" calcext:value-type="string">
            <text:p>null</text:p>
          </table:table-cell>
          <table:table-cell table:formula="of:=GOOGLETRANSLATE_YOULIBRECALC([.$D60];[.$D$2];[.$P$2])" office:value-type="string" office:string-value="nul" calcext:value-type="string">
            <text:p>nul</text:p>
          </table:table-cell>
          <table:table-cell table:formula="of:=GOOGLETRANSLATE_YOULIBRECALC([.$D60];[.$D$2];[.$Q$2])" office:value-type="string" office:string-value="널" calcext:value-type="string">
            <text:p>널</text:p>
          </table:table-cell>
          <table:table-cell table:formula="of:=GOOGLETRANSLATE_YOULIBRECALC([.$D60];[.$D$2];[.$R$2])" office:value-type="string" office:string-value="nulové" calcext:value-type="string">
            <text:p>nulové</text:p>
          </table:table-cell>
          <table:table-cell table:formula="of:=GOOGLETRANSLATE_YOULIBRECALC([.$D60];[.$D$2];[.$S$2])" office:value-type="string" office:string-value="nulo" calcext:value-type="string">
            <text:p>nulo</text:p>
          </table:table-cell>
          <table:table-cell table:formula="of:=GOOGLETRANSLATE_YOULIBRECALC([.$D60];[.$D$2];[.$T$2])" office:value-type="string" office:string-value="โมฆะ" calcext:value-type="string">
            <text:p>โมฆะ</text:p>
          </table:table-cell>
          <table:table-cell table:formula="of:=GOOGLETRANSLATE_YOULIBRECALC([.$D60];[.$D$2];[.$U$2])" office:value-type="string" office:string-value="batal" calcext:value-type="string">
            <text:p>batal</text:p>
          </table:table-cell>
          <table:table-cell table:formula="of:=GOOGLETRANSLATE_YOULIBRECALC([.$D60];[.$D$2];[.$V$2])" office:value-type="string" office:string-value="null" calcext:value-type="string">
            <text:p>null</text:p>
          </table:table-cell>
          <table:table-cell table:formula="of:=GOOGLETRANSLATE_YOULIBRECALC([.$D60];[.$D$2];[.$W$2])" office:value-type="string" office:string-value="Null" calcext:value-type="string">
            <text:p>Null</text:p>
          </table:table-cell>
          <table:table-cell table:formula="of:=GOOGLETRANSLATE_YOULIBRECALC([.$D60];[.$D$2];[.$X$2])" office:value-type="string" office:string-value="нульовий" calcext:value-type="string">
            <text:p>нульовий</text:p>
          </table:table-cell>
          <table:table-cell table:formula="of:=GOOGLETRANSLATE_YOULIBRECALC([.$D60];[.$D$2];[.$Y$2])" office:value-type="string" office:string-value="vô giá trị" calcext:value-type="string">
            <text:p>vô giá trị</text:p>
          </table:table-cell>
          <table:table-cell table:formula="of:=GOOGLETRANSLATE_YOULIBRECALC([.$D60];[.$D$2];[.$Z$2])" office:value-type="string" office:string-value="NULL" calcext:value-type="string">
            <text:p>NULL</text:p>
          </table:table-cell>
          <table:table-cell table:formula="of:=GOOGLETRANSLATE_YOULIBRECALC([.$D60];[.$D$2];[.$AA$2])" office:value-type="string" office:string-value="tyhjä" calcext:value-type="string">
            <text:p>tyhjä</text:p>
          </table:table-cell>
          <table:table-cell table:formula="of:=GOOGLETRANSLATE_YOULIBRECALC([.$D60];[.$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7">
          <table:table-cell table:style-name="ce6" office:value-type="string" calcext:value-type="string">
            <text:p>***Blowjob_SwallowFull***</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I’m pleased you found me that skilled, hehe~***I’m happy that you enjoy it so much~***After swallowing it, we should try some anal. ***Let me swallow it and let’s continue.</text:p>
          </table:table-cell>
          <table:table-cell table:formula="of:=GOOGLETRANSLATE_YOULIBRECALC([.$D61];[.$D$2];[.$E$2])" office:value-type="string" office:string-value="我很高兴您发现我很熟练，呵呵〜***我很高兴您非常喜欢它〜***吞咽后，我们应该尝试一些肛门。 ***让我吞下它，让我们继续。" calcext:value-type="string">
            <text:p>我很高兴您发现我很熟练，呵呵〜***我很高兴您非常喜欢它〜***吞咽后，我们应该尝试一些肛门。 ***让我吞下它，让我们继续。</text:p>
          </table:table-cell>
          <table:table-cell table:formula="of:=GOOGLETRANSLATE_YOULIBRECALC([.$D61];[.$D$2];[.$F$2])" office:value-type="string" office:string-value="熟練していることに気付いてうれしいです。 ***飲み込み、続けましょう。" calcext:value-type="string">
            <text:p>熟練していることに気付いてうれしいです。 ***飲み込み、続けましょう。</text:p>
          </table:table-cell>
          <table:table-cell table:formula="of:=GOOGLETRANSLATE_YOULIBRECALC([.$D61];[.$D$2];[.$G$2])" office:value-type="string" office:string-value="Cieszę się, że znalazłeś mnie, że jest to wykwalifikowane, hehe ~ *** Cieszę się, że tak bardzo ci się podoba ~ *** Po połknięciu go powinniśmy wypróbować anal. *** Pozwól, że go przełknę i kontynuujmy." calcext:value-type="string">
            <text:p>Cieszę się, że znalazłeś mnie, że jest to wykwalifikowane, hehe ~ *** Cieszę się, że tak bardzo ci się podoba ~ *** Po połknięciu go powinniśmy wypróbować anal. *** Pozwól, że go przełknę i kontynuujmy.</text:p>
          </table:table-cell>
          <table:table-cell table:formula="of:=GOOGLETRANSLATE_YOULIBRECALC([.$D61];[.$D$2];[.$H$2])" office:value-type="string" office:string-value="Me complace que me hayas encontrado tan hábil, jeje ~ *** Estoy feliz de que lo disfrutes tanto ~ *** Después de tragarlo, deberíamos probar algo anal. *** Déjame tragarlo y continuemos." calcext:value-type="string">
            <text:p>Me complace que me hayas encontrado tan hábil, jeje ~ *** Estoy feliz de que lo disfrutes tanto ~ *** Después de tragarlo, deberíamos probar algo anal. *** Déjame tragarlo y continuemos.</text:p>
          </table:table-cell>
          <table:table-cell table:formula="of:=GOOGLETRANSLATE_YOULIBRECALC([.$D61];[.$D$2];[.$I$2])" office:value-type="string" office:string-value="Я рад, что вы нашли меня таким опытным, хе -хе ~ *** Я рад, что вам это очень нравится ~ *** после проглатывания, мы должны попробовать какой -то анальный. *** Позвольте мне проглотить это, и давайте продолжим." calcext:value-type="string">
            <text:p>Я рад, что вы нашли меня таким опытным, хе -хе ~ *** Я рад, что вам это очень нравится ~ *** после проглатывания, мы должны попробовать какой -то анальный. *** Позвольте мне проглотить это, и давайте продолжим.</text:p>
          </table:table-cell>
          <table:table-cell table:formula="of:=GOOGLETRANSLATE_YOULIBRECALC([.$D61];[.$D$2];[.$J$2])" office:value-type="string" office:string-value="Je suis ravi de m'avoir trouvé si qualifié, hehe ~ *** je suis heureux que vous l'appréciez tellement ~ *** après l'avaler, nous devrions essayer un anal. *** Permettez-moi de l'avaler et continuons." calcext:value-type="string">
            <text:p>Je suis ravi de m'avoir trouvé si qualifié, hehe ~ *** je suis heureux que vous l'appréciez tellement ~ *** après l'avaler, nous devrions essayer un anal. *** Permettez-moi de l'avaler et continuons.</text:p>
          </table:table-cell>
          <table:table-cell table:formula="of:=GOOGLETRANSLATE_YOULIBRECALC([.$D61];[.$D$2];[.$K$2])" office:value-type="string" office:string-value="Vesel sem, da ste se mi zdeli to spretno, hehe ~ *** Vesel. *** Dovolite mi, da ga požrem in nadaljujem." calcext:value-type="string">
            <text:p>Vesel sem, da ste se mi zdeli to spretno, hehe ~ *** Vesel. *** Dovolite mi, da ga požrem in nadaljujem.</text:p>
          </table:table-cell>
          <table:table-cell table:formula="of:=GOOGLETRANSLATE_YOULIBRECALC([.$D61];[.$D$2];[.$L$2])" office:value-type="string" office:string-value="Örülök, hogy megtalálta nekem ezt a képzettséget, hehe ~ *** Örülök, hogy annyira élvezed ~ *** A nyelés után, meg kell próbálnunk néhány análisot. *** Hadd nyeljem meg, és folytassuk." calcext:value-type="string">
            <text:p>Örülök, hogy megtalálta nekem ezt a képzettséget, hehe ~ *** Örülök, hogy annyira élvezed ~ *** A nyelés után, meg kell próbálnunk néhány análisot. *** Hadd nyeljem meg, és folytassuk.</text:p>
          </table:table-cell>
          <table:table-cell table:formula="of:=GOOGLETRANSLATE_YOULIBRECALC([.$D61];[.$D$2];[.$M$2])" office:value-type="string" office:string-value="Χαίρομαι που με βρήκατε αυτό το εξειδικευμένο, hehe ~ *** Είμαι χαρούμενος που σας αρέσει τόσο πολύ ~ *** μετά την κατάποση, θα πρέπει να δοκιμάσουμε κάποιο πρωκτικό. *** Επιτρέψτε μου να το καταπιείτε και ας συνεχίσουμε." calcext:value-type="string">
            <text:p>Χαίρομαι που με βρήκατε αυτό το εξειδικευμένο, hehe ~ *** Είμαι χαρούμενος που σας αρέσει τόσο πολύ ~ *** μετά την κατάποση, θα πρέπει να δοκιμάσουμε κάποιο πρωκτικό. *** Επιτρέψτε μου να το καταπιείτε και ας συνεχίσουμε.</text:p>
          </table:table-cell>
          <table:table-cell table:formula="of:=GOOGLETRANSLATE_YOULIBRECALC([.$D61];[.$D$2];[.$N$2])" office:value-type="string" office:string-value="Beni bu kadar yetenekli bulmanıza sevindim, hehe ~ *** Çok hoşlandığınız için mutluyum ~ *** yuttuktan sonra biraz anal denemeliyiz. *** Yutmama izin verin ve devam edelim." calcext:value-type="string">
            <text:p>Beni bu kadar yetenekli bulmanıza sevindim, hehe ~ *** Çok hoşlandığınız için mutluyum ~ *** yuttuktan sonra biraz anal denemeliyiz. *** Yutmama izin verin ve devam edelim.</text:p>
          </table:table-cell>
          <table:table-cell table:formula="of:=GOOGLETRANSLATE_YOULIBRECALC([.$D61];[.$D$2];[.$O$2])" office:value-type="string" office:string-value="Sono lieto che mi abbia trovato così abile, hehe ~ *** Sono felice che ti piaccia così tanto ~ *** Dopo averlo deglutito, dovremmo provare un po 'di anale. *** Lasciami ingoiare e continuiamo." calcext:value-type="string">
            <text:p>Sono lieto che mi abbia trovato così abile, hehe ~ *** Sono felice che ti piaccia così tanto ~ *** Dopo averlo deglutito, dovremmo provare un po 'di anale. *** Lasciami ingoiare e continuiamo.</text:p>
          </table:table-cell>
          <table:table-cell table:formula="of:=GOOGLETRANSLATE_YOULIBRECALC([.$D61];[.$D$2];[.$P$2])" office:value-type="string" office:string-value="Ik ben blij dat je me hebt gevonden dat bekwame, hehe ~ *** Ik ben blij dat je er zo van geniet ~ *** Nadat je het hebt ingeslikt, moeten we wat anaal proberen. *** Laat me het doorslikken en laten we doorgaan." calcext:value-type="string">
            <text:p>Ik ben blij dat je me hebt gevonden dat bekwame, hehe ~ *** Ik ben blij dat je er zo van geniet ~ *** Nadat je het hebt ingeslikt, moeten we wat anaal proberen. *** Laat me het doorslikken en laten we doorgaan.</text:p>
          </table:table-cell>
          <table:table-cell table:formula="of:=GOOGLETRANSLATE_YOULIBRECALC([.$D61];[.$D$2];[.$Q$2])" office:value-type="string" office:string-value="나는 당신이 숙련 된 것을 알게되어 기쁩니다. hehe ~ *** 당신이 그것을 너무 즐거워서 ~ *** 그것을 삼킨 후에 우리는 항문을 시도해야합니다. *** 그것을 삼키고 계속하겠습니다." calcext:value-type="string">
            <text:p>나는 당신이 숙련 된 것을 알게되어 기쁩니다. hehe ~ *** 당신이 그것을 너무 즐거워서 ~ *** 그것을 삼킨 후에 우리는 항문을 시도해야합니다. *** 그것을 삼키고 계속하겠습니다.</text:p>
          </table:table-cell>
          <table:table-cell table:formula="of:=GOOGLETRANSLATE_YOULIBRECALC([.$D61];[.$D$2];[.$R$2])" office:value-type="string" office:string-value="Teší ma, že ste ma našli tak kvalifikovaného, ​​hehe ~ *** Som rád, že sa vám to veľmi páči ~ *** Po prehltnutí, mali by sme vyskúšať nejaký anál. *** Dovoľte mi to prehltnúť a pokračujme." calcext:value-type="string">
            <text:p>Teší ma, že ste ma našli tak kvalifikovaného, ​​hehe ~ *** Som rád, že sa vám to veľmi páči ~ *** Po prehltnutí, mali by sme vyskúšať nejaký anál. *** Dovoľte mi to prehltnúť a pokračujme.</text:p>
          </table:table-cell>
          <table:table-cell table:formula="of:=GOOGLETRANSLATE_YOULIBRECALC([.$D61];[.$D$2];[.$S$2])" office:value-type="string" office:string-value="Estou satisfeito por você me encontrar tão habilidoso, hehe ~ *** Estou feliz por você gostar tanto ~ *** depois de engoli -lo, devemos tentar anal. *** Deixe -me engolir e continuarmos." calcext:value-type="string">
            <text:p>Estou satisfeito por você me encontrar tão habilidoso, hehe ~ *** Estou feliz por você gostar tanto ~ *** depois de engoli -lo, devemos tentar anal. *** Deixe -me engolir e continuarmos.</text:p>
          </table:table-cell>
          <table:table-cell table:formula="of:=GOOGLETRANSLATE_YOULIBRECALC([.$D61];[.$D$2];[.$T$2])" office:value-type="string" office:string-value="ฉันยินดีที่คุณพบฉันว่ามีทักษะฮิฮิ ~ *** ฉันมีความสุขที่คุณสนุกกับมันมาก ~ *** หลังจากกลืนมันเราควรลองทวารหนัก *** ให้ฉันกลืนมันและให้ดำเนินการต่อ" calcext:value-type="string">
            <text:p>ฉันยินดีที่คุณพบฉันว่ามีทักษะฮิฮิ ~ *** ฉันมีความสุขที่คุณสนุกกับมันมาก ~ *** หลังจากกลืนมันเราควรลองทวารหนัก *** ให้ฉันกลืนมันและให้ดำเนินการต่อ</text:p>
          </table:table-cell>
          <table:table-cell table:formula="of:=GOOGLETRANSLATE_YOULIBRECALC([.$D61];[.$D$2];[.$U$2])" office:value-type="string" office:string-value="Saya senang Anda menemukan saya yang terampil, hehe ~ *** Saya senang bahwa Anda sangat menikmatinya ~ *** Setelah menelannya, kita harus mencoba anal. *** Biarkan saya menelannya dan mari kita lanjutkan." calcext:value-type="string">
            <text:p>Saya senang Anda menemukan saya yang terampil, hehe ~ *** Saya senang bahwa Anda sangat menikmatinya ~ *** Setelah menelannya, kita harus mencoba anal. *** Biarkan saya menelannya dan mari kita lanjutkan.</text:p>
          </table:table-cell>
          <table:table-cell table:formula="of:=GOOGLETRANSLATE_YOULIBRECALC([.$D61];[.$D$2];[.$V$2])" office:value-type="string" office:string-value="Jsem rád, že jsi mě našel, že je to zkušené, hehe ~ *** Jsem rád, že se vám to moc líbí ~ *** Po polykání, měli bychom vyzkoušet nějakou anální. *** Dovolte mi, abych to spolkl a pokračujeme." calcext:value-type="string">
            <text:p>Jsem rád, že jsi mě našel, že je to zkušené, hehe ~ *** Jsem rád, že se vám to moc líbí ~ *** Po polykání, měli bychom vyzkoušet nějakou anální. *** Dovolte mi, abych to spolkl a pokračujeme.</text:p>
          </table:table-cell>
          <table:table-cell table:formula="of:=GOOGLETRANSLATE_YOULIBRECALC([.$D61];[.$D$2];[.$W$2])" office:value-type="string" office:string-value="Natutuwa ako na natagpuan mo ako na may kasanayan, hehe ~ *** Natutuwa ako na nasiyahan ka rito ~ *** Matapos itong lunukin ito, dapat nating subukan ang anal. *** Hayaan mo akong lunukin ito at magpatuloy." calcext:value-type="string">
            <text:p>Natutuwa ako na natagpuan mo ako na may kasanayan, hehe ~ *** Natutuwa ako na nasiyahan ka rito ~ *** Matapos itong lunukin ito, dapat nating subukan ang anal. *** Hayaan mo akong lunukin ito at magpatuloy.</text:p>
          </table:table-cell>
          <table:table-cell table:formula="of:=GOOGLETRANSLATE_YOULIBRECALC([.$D61];[.$D$2];[.$X$2])" office:value-type="string" office:string-value="Я радий, що ти знайшов мене в кваліфікованому, хе -хе ~ ***, я щасливий, що ти так насолоджуйся ~ *** Після ковтання, ми повинні спробувати якийсь анальний. *** Дозвольте мені проковтнути це і продовжимо." calcext:value-type="string">
            <text:p>Я радий, що ти знайшов мене в кваліфікованому, хе -хе ~ ***, я щасливий, що ти так насолоджуйся ~ *** Після ковтання, ми повинні спробувати якийсь анальний. *** Дозвольте мені проковтнути це і продовжимо.</text:p>
          </table:table-cell>
          <table:table-cell table:formula="of:=GOOGLETRANSLATE_YOULIBRECALC([.$D61];[.$D$2];[.$Y$2])" office:value-type="string" office:string-value="Tôi rất vui vì bạn đã tìm thấy tôi rằng lành nghề, hehe ~ *** Tôi rất vui vì bạn thích nó rất nhiều ~ *** Sau khi nuốt nó, chúng ta nên thử một số hậu môn. *** Hãy để tôi nuốt nó và để tiếp tục." calcext:value-type="string">
            <text:p>Tôi rất vui vì bạn đã tìm thấy tôi rằng lành nghề, hehe ~ *** Tôi rất vui vì bạn thích nó rất nhiều ~ *** Sau khi nuốt nó, chúng ta nên thử một số hậu môn. *** Hãy để tôi nuốt nó và để tiếp tục.</text:p>
          </table:table-cell>
          <table:table-cell table:formula="of:=GOOGLETRANSLATE_YOULIBRECALC([.$D61];[.$D$2];[.$Z$2])" office:value-type="string" office:string-value="Ich freue mich, dass Sie mich so geschickt gefunden haben, hehe ~ *** Ich bin froh, dass Sie es so sehr genießen ~ *** Nach dem Schlucken sollten wir etwas anal versuchen. *** Lass mich es schlucken und lass uns weitermachen." calcext:value-type="string">
            <text:p>Ich freue mich, dass Sie mich so geschickt gefunden haben, hehe ~ *** Ich bin froh, dass Sie es so sehr genießen ~ *** Nach dem Schlucken sollten wir etwas anal versuchen. *** Lass mich es schlucken und lass uns weitermachen.</text:p>
          </table:table-cell>
          <table:table-cell table:formula="of:=GOOGLETRANSLATE_YOULIBRECALC([.$D61];[.$D$2];[.$AA$2])" office:value-type="string" office:string-value="Olen iloinen, että löysit minut taitavan, hehe ~ *** Olen onnellinen siitä, että nautit siitä niin paljon ~ *** Nielemisen jälkeen, meidän pitäisi kokeilla anaali. *** Anna minun niellä se ja jatkamme." calcext:value-type="string">
            <text:p>Olen iloinen, että löysit minut taitavan, hehe ~ *** Olen onnellinen siitä, että nautit siitä niin paljon ~ *** Nielemisen jälkeen, meidän pitäisi kokeilla anaali. *** Anna minun niellä se ja jatkamme.</text:p>
          </table:table-cell>
          <table:table-cell table:formula="of:=GOOGLETRANSLATE_YOULIBRECALC([.$D61];[.$D$2];[.$AB$2])" office:value-type="string" office:string-value="Jeg er glad for, at du fandt mig, at dygtige, hehe ~ *** Jeg er glad for, at du nyder det så meget ~ *** Efter at have slukket det, skulle vi prøve noget anal. *** Lad mig sluge det, og lad os fortsætte." calcext:value-type="string">
            <text:p>Jeg er glad for, at du fandt mig, at dygtige, hehe ~ *** Jeg er glad for, at du nyder det så meget ~ *** Efter at have slukket det, skulle vi prøve noget anal. *** Lad mig sluge det, og lad os fortsætte.</text:p>
          </table:table-cell>
          <table:table-cell office:value-type="string" calcext:value-type="string">
            <text:p>***END***</text:p>
          </table:table-cell>
          <table:table-cell table:number-columns-repeated="16355"/>
        </table:table-row>
        <table:table-row table:style-name="ro12">
          <table:table-cell table:style-name="ce6" office:value-type="string" calcext:value-type="string">
            <text:p>***Blowjob_SwallowFull***</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62];[.$D$2];[.$E$2])" office:value-type="string" office:string-value="无效的" calcext:value-type="string">
            <text:p>无效的</text:p>
          </table:table-cell>
          <table:table-cell table:formula="of:=GOOGLETRANSLATE_YOULIBRECALC([.$D62];[.$D$2];[.$F$2])" office:value-type="string" office:string-value="ヌル" calcext:value-type="string">
            <text:p>ヌル</text:p>
          </table:table-cell>
          <table:table-cell table:formula="of:=GOOGLETRANSLATE_YOULIBRECALC([.$D62];[.$D$2];[.$G$2])" office:value-type="string" office:string-value="nieważny" calcext:value-type="string">
            <text:p>nieważny</text:p>
          </table:table-cell>
          <table:table-cell table:formula="of:=GOOGLETRANSLATE_YOULIBRECALC([.$D62];[.$D$2];[.$H$2])" office:value-type="string" office:string-value="nulo" calcext:value-type="string">
            <text:p>nulo</text:p>
          </table:table-cell>
          <table:table-cell table:formula="of:=GOOGLETRANSLATE_YOULIBRECALC([.$D62];[.$D$2];[.$I$2])" office:value-type="string" office:string-value="нулевой" calcext:value-type="string">
            <text:p>нулевой</text:p>
          </table:table-cell>
          <table:table-cell table:formula="of:=GOOGLETRANSLATE_YOULIBRECALC([.$D62];[.$D$2];[.$J$2])" office:value-type="string" office:string-value="nul" calcext:value-type="string">
            <text:p>nul</text:p>
          </table:table-cell>
          <table:table-cell table:formula="of:=GOOGLETRANSLATE_YOULIBRECALC([.$D62];[.$D$2];[.$K$2])" office:value-type="string" office:string-value="null" calcext:value-type="string">
            <text:p>null</text:p>
          </table:table-cell>
          <table:table-cell table:formula="of:=GOOGLETRANSLATE_YOULIBRECALC([.$D62];[.$D$2];[.$L$2])" office:value-type="string" office:string-value="nulla" calcext:value-type="string">
            <text:p>nulla</text:p>
          </table:table-cell>
          <table:table-cell table:formula="of:=GOOGLETRANSLATE_YOULIBRECALC([.$D62];[.$D$2];[.$M$2])" office:value-type="string" office:string-value="άκυρος" calcext:value-type="string">
            <text:p>άκυρος</text:p>
          </table:table-cell>
          <table:table-cell table:formula="of:=GOOGLETRANSLATE_YOULIBRECALC([.$D62];[.$D$2];[.$N$2])" office:value-type="string" office:string-value="hükümsüz" calcext:value-type="string">
            <text:p>hükümsüz</text:p>
          </table:table-cell>
          <table:table-cell table:formula="of:=GOOGLETRANSLATE_YOULIBRECALC([.$D62];[.$D$2];[.$O$2])" office:value-type="string" office:string-value="null" calcext:value-type="string">
            <text:p>null</text:p>
          </table:table-cell>
          <table:table-cell table:formula="of:=GOOGLETRANSLATE_YOULIBRECALC([.$D62];[.$D$2];[.$P$2])" office:value-type="string" office:string-value="nul" calcext:value-type="string">
            <text:p>nul</text:p>
          </table:table-cell>
          <table:table-cell table:formula="of:=GOOGLETRANSLATE_YOULIBRECALC([.$D62];[.$D$2];[.$Q$2])" office:value-type="string" office:string-value="널" calcext:value-type="string">
            <text:p>널</text:p>
          </table:table-cell>
          <table:table-cell table:formula="of:=GOOGLETRANSLATE_YOULIBRECALC([.$D62];[.$D$2];[.$R$2])" office:value-type="string" office:string-value="nulové" calcext:value-type="string">
            <text:p>nulové</text:p>
          </table:table-cell>
          <table:table-cell table:formula="of:=GOOGLETRANSLATE_YOULIBRECALC([.$D62];[.$D$2];[.$S$2])" office:value-type="string" office:string-value="nulo" calcext:value-type="string">
            <text:p>nulo</text:p>
          </table:table-cell>
          <table:table-cell table:formula="of:=GOOGLETRANSLATE_YOULIBRECALC([.$D62];[.$D$2];[.$T$2])" office:value-type="string" office:string-value="โมฆะ" calcext:value-type="string">
            <text:p>โมฆะ</text:p>
          </table:table-cell>
          <table:table-cell table:formula="of:=GOOGLETRANSLATE_YOULIBRECALC([.$D62];[.$D$2];[.$U$2])" office:value-type="string" office:string-value="batal" calcext:value-type="string">
            <text:p>batal</text:p>
          </table:table-cell>
          <table:table-cell table:formula="of:=GOOGLETRANSLATE_YOULIBRECALC([.$D62];[.$D$2];[.$V$2])" office:value-type="string" office:string-value="null" calcext:value-type="string">
            <text:p>null</text:p>
          </table:table-cell>
          <table:table-cell table:formula="of:=GOOGLETRANSLATE_YOULIBRECALC([.$D62];[.$D$2];[.$W$2])" office:value-type="string" office:string-value="Null" calcext:value-type="string">
            <text:p>Null</text:p>
          </table:table-cell>
          <table:table-cell table:formula="of:=GOOGLETRANSLATE_YOULIBRECALC([.$D62];[.$D$2];[.$X$2])" office:value-type="string" office:string-value="нульовий" calcext:value-type="string">
            <text:p>нульовий</text:p>
          </table:table-cell>
          <table:table-cell table:formula="of:=GOOGLETRANSLATE_YOULIBRECALC([.$D62];[.$D$2];[.$Y$2])" office:value-type="string" office:string-value="vô giá trị" calcext:value-type="string">
            <text:p>vô giá trị</text:p>
          </table:table-cell>
          <table:table-cell table:formula="of:=GOOGLETRANSLATE_YOULIBRECALC([.$D62];[.$D$2];[.$Z$2])" office:value-type="string" office:string-value="NULL" calcext:value-type="string">
            <text:p>NULL</text:p>
          </table:table-cell>
          <table:table-cell table:formula="of:=GOOGLETRANSLATE_YOULIBRECALC([.$D62];[.$D$2];[.$AA$2])" office:value-type="string" office:string-value="tyhjä" calcext:value-type="string">
            <text:p>tyhjä</text:p>
          </table:table-cell>
          <table:table-cell table:formula="of:=GOOGLETRANSLATE_YOULIBRECALC([.$D62];[.$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9">
          <table:table-cell table:style-name="ce6" office:value-type="string" calcext:value-type="string">
            <text:p>***Blowjob_SwallowHalf***</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That’s quite a lot. I will take it as a compliment~***Well done! Now let me swallow it. ***After drinking, how about changing position?</text:p>
          </table:table-cell>
          <table:table-cell table:formula="of:=GOOGLETRANSLATE_YOULIBRECALC([.$D63];[.$D$2];[.$E$2])" office:value-type="string" office:string-value="那很多。我将其视为一个赞美〜***做得好！现在让我吞下它。 ***喝酒后，如何改变位置？" calcext:value-type="string">
            <text:p>那很多。我将其视为一个赞美〜***做得好！现在让我吞下它。 ***喝酒后，如何改变位置？</text:p>
          </table:table-cell>
          <table:table-cell table:formula="of:=GOOGLETRANSLATE_YOULIBRECALC([.$D63];[.$D$2];[.$F$2])" office:value-type="string" office:string-value="それはかなりたくさんです。私はそれを褒め言葉として受け取ります〜***よくやった！さあ、飲み込みましょう。 ***飲んだ後、姿勢を変えるのはどうですか？" calcext:value-type="string">
            <text:p>それはかなりたくさんです。私はそれを褒め言葉として受け取ります〜***よくやった！さあ、飲み込みましょう。 ***飲んだ後、姿勢を変えるのはどうですか？</text:p>
          </table:table-cell>
          <table:table-cell table:formula="of:=GOOGLETRANSLATE_YOULIBRECALC([.$D63];[.$D$2];[.$G$2])" office:value-type="string" office:string-value="To całkiem sporo. Przyjmę to jako komplement ~ *** Dobra robota! Teraz pozwól mi go przełknąć. *** Po wypiciu, co powiesz na zmianę pozycji?" calcext:value-type="string">
            <text:p>To całkiem sporo. Przyjmę to jako komplement ~ *** Dobra robota! Teraz pozwól mi go przełknąć. *** Po wypiciu, co powiesz na zmianę pozycji?</text:p>
          </table:table-cell>
          <table:table-cell table:formula="of:=GOOGLETRANSLATE_YOULIBRECALC([.$D63];[.$D$2];[.$H$2])" office:value-type="string" office:string-value="Eso es bastante. Lo tomaré como un cumplido ~ *** ¡bien hecho! Ahora déjame tragarlo. *** Después de beber, ¿qué tal cambiar la posición?" calcext:value-type="string">
            <text:p>Eso es bastante. Lo tomaré como un cumplido ~ *** ¡bien hecho! Ahora déjame tragarlo. *** Después de beber, ¿qué tal cambiar la posición?</text:p>
          </table:table-cell>
          <table:table-cell table:formula="of:=GOOGLETRANSLATE_YOULIBRECALC([.$D63];[.$D$2];[.$I$2])" office:value-type="string" office:string-value="Это довольно много. Я воспринимаю это как комплимент ~ *** Well Mode! Теперь позвольте мне проглотить это. *** После питья, как насчет смены позиции?" calcext:value-type="string">
            <text:p>Это довольно много. Я воспринимаю это как комплимент ~ *** Well Mode! Теперь позвольте мне проглотить это. *** После питья, как насчет смены позиции?</text:p>
          </table:table-cell>
          <table:table-cell table:formula="of:=GOOGLETRANSLATE_YOULIBRECALC([.$D63];[.$D$2];[.$J$2])" office:value-type="string" office:string-value="C’est beaucoup. Je vais le prendre comme un compliment ~ *** Bravo! Maintenant, laissez-moi l'avaler. *** Après avoir bu, que diriez-vous de changer de position?" calcext:value-type="string">
            <text:p>C’est beaucoup. Je vais le prendre comme un compliment ~ *** Bravo! Maintenant, laissez-moi l'avaler. *** Après avoir bu, que diriez-vous de changer de position?</text:p>
          </table:table-cell>
          <table:table-cell table:formula="of:=GOOGLETRANSLATE_YOULIBRECALC([.$D63];[.$D$2];[.$K$2])" office:value-type="string" office:string-value="To je precej. Vzel ga bom kot kompliment ~ *** Dobro opravljeno! Zdaj pa naj to požrem. *** Po pitju, kako je s spreminjanjem položaja?" calcext:value-type="string">
            <text:p>To je precej. Vzel ga bom kot kompliment ~ *** Dobro opravljeno! Zdaj pa naj to požrem. *** Po pitju, kako je s spreminjanjem položaja?</text:p>
          </table:table-cell>
          <table:table-cell table:formula="of:=GOOGLETRANSLATE_YOULIBRECALC([.$D63];[.$D$2];[.$L$2])" office:value-type="string" office:string-value="Ez elég sok. Bókként fogom venni ~ *** Jól sikerült! Most hadd nyelsem le. *** Ivás után mi lenne a pozíció megváltoztatása?" calcext:value-type="string">
            <text:p>Ez elég sok. Bókként fogom venni ~ *** Jól sikerült! Most hadd nyelsem le. *** Ivás után mi lenne a pozíció megváltoztatása?</text:p>
          </table:table-cell>
          <table:table-cell table:formula="of:=GOOGLETRANSLATE_YOULIBRECALC([.$D63];[.$D$2];[.$M$2])" office:value-type="string" office:string-value="Αυτό είναι πολύ. Θα το πάρω ως κομπλιμέντο ~ *** καλά! Τώρα επιτρέψτε μου να το καταπιείτε. *** Μετά το πόσιμο, τι γίνεται με την αλλαγή της θέσης;" calcext:value-type="string">
            <text:p>Αυτό είναι πολύ. Θα το πάρω ως κομπλιμέντο ~ *** καλά! Τώρα επιτρέψτε μου να το καταπιείτε. *** Μετά το πόσιμο, τι γίνεται με την αλλαγή της θέσης;</text:p>
          </table:table-cell>
          <table:table-cell table:formula="of:=GOOGLETRANSLATE_YOULIBRECALC([.$D63];[.$D$2];[.$N$2])" office:value-type="string" office:string-value="Bu oldukça fazla. Bunu iltifat olarak alacağım ~ *** Aferin! Şimdi yutmama izin ver. *** İçtikten sonra pozisyonu değiştirmeye ne dersiniz?" calcext:value-type="string">
            <text:p>Bu oldukça fazla. Bunu iltifat olarak alacağım ~ *** Aferin! Şimdi yutmama izin ver. *** İçtikten sonra pozisyonu değiştirmeye ne dersiniz?</text:p>
          </table:table-cell>
          <table:table-cell table:formula="of:=GOOGLETRANSLATE_YOULIBRECALC([.$D63];[.$D$2];[.$O$2])" office:value-type="string" office:string-value="È molto. Lo prenderò come un complimento ~ *** ben fatto! Ora lasciami ingoiare. *** Dopo aver bevuto, che ne dici di cambiare posizione?" calcext:value-type="string">
            <text:p>È molto. Lo prenderò come un complimento ~ *** ben fatto! Ora lasciami ingoiare. *** Dopo aver bevuto, che ne dici di cambiare posizione?</text:p>
          </table:table-cell>
          <table:table-cell table:formula="of:=GOOGLETRANSLATE_YOULIBRECALC([.$D63];[.$D$2];[.$P$2])" office:value-type="string" office:string-value="Dat is best veel. Ik zal het als een compliment beschouwen ~ *** goed gedaan! Laat me het nu doorslikken. *** Na het drinken, hoe zit het met veranderende positie?" calcext:value-type="string">
            <text:p>Dat is best veel. Ik zal het als een compliment beschouwen ~ *** goed gedaan! Laat me het nu doorslikken. *** Na het drinken, hoe zit het met veranderende positie?</text:p>
          </table:table-cell>
          <table:table-cell table:formula="of:=GOOGLETRANSLATE_YOULIBRECALC([.$D63];[.$D$2];[.$Q$2])" office:value-type="string" office:string-value="그것은 꽤 많습니다. 나는 그것을 칭찬으로 받아 들일 것이다 ~ *** 잘 했어! 이제 삼키겠습니다. *** 술을 마신 후에는 위치를 바꾸는 것은 어떻습니까?" calcext:value-type="string">
            <text:p>그것은 꽤 많습니다. 나는 그것을 칭찬으로 받아 들일 것이다 ~ *** 잘 했어! 이제 삼키겠습니다. *** 술을 마신 후에는 위치를 바꾸는 것은 어떻습니까?</text:p>
          </table:table-cell>
          <table:table-cell table:formula="of:=GOOGLETRANSLATE_YOULIBRECALC([.$D63];[.$D$2];[.$R$2])" office:value-type="string" office:string-value="To je dosť veľa. Beriem to ako kompliment ~ *** dobre! Teraz mi dovoľte prehltnúť. *** Po pití, čo tak zmeniť pozíciu?" calcext:value-type="string">
            <text:p>To je dosť veľa. Beriem to ako kompliment ~ *** dobre! Teraz mi dovoľte prehltnúť. *** Po pití, čo tak zmeniť pozíciu?</text:p>
          </table:table-cell>
          <table:table-cell table:formula="of:=GOOGLETRANSLATE_YOULIBRECALC([.$D63];[.$D$2];[.$S$2])" office:value-type="string" office:string-value="Isso é muito. Vou aceitar isso como um elogio ~ *** bem feito! Agora deixe -me engolir. *** Depois de beber, que tal mudar de posição?" calcext:value-type="string">
            <text:p>Isso é muito. Vou aceitar isso como um elogio ~ *** bem feito! Agora deixe -me engolir. *** Depois de beber, que tal mudar de posição?</text:p>
          </table:table-cell>
          <table:table-cell table:formula="of:=GOOGLETRANSLATE_YOULIBRECALC([.$D63];[.$D$2];[.$T$2])" office:value-type="string" office:string-value="มันค่อนข้างมาก ฉันจะใช้มันเป็นคำชม ~ *** ทำได้ดีมาก! ตอนนี้ให้ฉันกลืนมัน *** หลังจากดื่มแล้วเปลี่ยนตำแหน่งอย่างไร?" calcext:value-type="string">
            <text:p>มันค่อนข้างมาก ฉันจะใช้มันเป็นคำชม ~ *** ทำได้ดีมาก! ตอนนี้ให้ฉันกลืนมัน *** หลังจากดื่มแล้วเปลี่ยนตำแหน่งอย่างไร?</text:p>
          </table:table-cell>
          <table:table-cell table:formula="of:=GOOGLETRANSLATE_YOULIBRECALC([.$D63];[.$D$2];[.$U$2])" office:value-type="string" office:string-value="Itu cukup banyak. Saya akan menganggapnya sebagai pujian ~ *** Bagus sekali! Sekarang izinkan saya menelannya. *** Setelah minum, bagaimana kalau mengubah posisi?" calcext:value-type="string">
            <text:p>Itu cukup banyak. Saya akan menganggapnya sebagai pujian ~ *** Bagus sekali! Sekarang izinkan saya menelannya. *** Setelah minum, bagaimana kalau mengubah posisi?</text:p>
          </table:table-cell>
          <table:table-cell table:formula="of:=GOOGLETRANSLATE_YOULIBRECALC([.$D63];[.$D$2];[.$V$2])" office:value-type="string" office:string-value="To je docela hodně. Vezmu to jako kompliment ~ *** dobře! Teď to dovolte polykat. *** Po pití, co změna pozice?" calcext:value-type="string">
            <text:p>To je docela hodně. Vezmu to jako kompliment ~ *** dobře! Teď to dovolte polykat. *** Po pití, co změna pozice?</text:p>
          </table:table-cell>
          <table:table-cell table:formula="of:=GOOGLETRANSLATE_YOULIBRECALC([.$D63];[.$D$2];[.$W$2])" office:value-type="string" office:string-value="Marami iyon. Kukunin ko ito bilang isang papuri ~ *** Magaling! Ngayon hayaan mo akong lunukin ito. *** Pagkatapos uminom, paano ang tungkol sa pagbabago ng posisyon?" calcext:value-type="string">
            <text:p>Marami iyon. Kukunin ko ito bilang isang papuri ~ *** Magaling! Ngayon hayaan mo akong lunukin ito. *** Pagkatapos uminom, paano ang tungkol sa pagbabago ng posisyon?</text:p>
          </table:table-cell>
          <table:table-cell table:formula="of:=GOOGLETRANSLATE_YOULIBRECALC([.$D63];[.$D$2];[.$X$2])" office:value-type="string" office:string-value="Це дуже багато. Я сприйму це як комплімент ~ *** Молодці! А тепер дозвольте мені проковтнути це. *** Після пиття, як щодо зміни положення?" calcext:value-type="string">
            <text:p>Це дуже багато. Я сприйму це як комплімент ~ *** Молодці! А тепер дозвольте мені проковтнути це. *** Після пиття, як щодо зміни положення?</text:p>
          </table:table-cell>
          <table:table-cell table:formula="of:=GOOGLETRANSLATE_YOULIBRECALC([.$D63];[.$D$2];[.$Y$2])" office:value-type="string" office:string-value="Điều đó khá nhiều. Tôi sẽ coi đó là một lời khen ~ *** Làm tốt! Bây giờ hãy để tôi nuốt nó. *** Sau khi uống, làm thế nào về việc thay đổi vị trí?" calcext:value-type="string">
            <text:p>Điều đó khá nhiều. Tôi sẽ coi đó là một lời khen ~ *** Làm tốt! Bây giờ hãy để tôi nuốt nó. *** Sau khi uống, làm thế nào về việc thay đổi vị trí?</text:p>
          </table:table-cell>
          <table:table-cell table:formula="of:=GOOGLETRANSLATE_YOULIBRECALC([.$D63];[.$D$2];[.$Z$2])" office:value-type="string" office:string-value="Das ist ziemlich viel. Ich werde es als Kompliment nehmen ~ *** Gut gemacht! Jetzt lass mich es schlucken. *** Nach dem Trinken, wie wäre es mit der Position?" calcext:value-type="string">
            <text:p>Das ist ziemlich viel. Ich werde es als Kompliment nehmen ~ *** Gut gemacht! Jetzt lass mich es schlucken. *** Nach dem Trinken, wie wäre es mit der Position?</text:p>
          </table:table-cell>
          <table:table-cell table:formula="of:=GOOGLETRANSLATE_YOULIBRECALC([.$D63];[.$D$2];[.$AA$2])" office:value-type="string" office:string-value="Se on melko paljon. Otan sen kohteliaisuutena ~ *** hyvin tehty! Anna minun niellä se nyt. *** Juomisen jälkeen entä aseman vaihtaminen?" calcext:value-type="string">
            <text:p>Se on melko paljon. Otan sen kohteliaisuutena ~ *** hyvin tehty! Anna minun niellä se nyt. *** Juomisen jälkeen entä aseman vaihtaminen?</text:p>
          </table:table-cell>
          <table:table-cell table:formula="of:=GOOGLETRANSLATE_YOULIBRECALC([.$D63];[.$D$2];[.$AB$2])" office:value-type="string" office:string-value="Det er ganske meget. Jeg vil tage det som et kompliment ~ *** godt klaret! Lad mig nu sluge det. *** Efter at have drukket, hvad med at ændre position?" calcext:value-type="string">
            <text:p>Det er ganske meget. Jeg vil tage det som et kompliment ~ *** godt klaret! Lad mig nu sluge det. *** Efter at have drukket, hvad med at ændre position?</text:p>
          </table:table-cell>
          <table:table-cell office:value-type="string" calcext:value-type="string">
            <text:p>***END***</text:p>
          </table:table-cell>
          <table:table-cell table:number-columns-repeated="16355"/>
        </table:table-row>
        <table:table-row table:style-name="ro12">
          <table:table-cell table:style-name="ce6" office:value-type="string" calcext:value-type="string">
            <text:p>***Blowjob_SwallowHalf***</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64];[.$D$2];[.$E$2])" office:value-type="string" office:string-value="无效的" calcext:value-type="string">
            <text:p>无效的</text:p>
          </table:table-cell>
          <table:table-cell table:formula="of:=GOOGLETRANSLATE_YOULIBRECALC([.$D64];[.$D$2];[.$F$2])" office:value-type="string" office:string-value="ヌル" calcext:value-type="string">
            <text:p>ヌル</text:p>
          </table:table-cell>
          <table:table-cell table:formula="of:=GOOGLETRANSLATE_YOULIBRECALC([.$D64];[.$D$2];[.$G$2])" office:value-type="string" office:string-value="nieważny" calcext:value-type="string">
            <text:p>nieważny</text:p>
          </table:table-cell>
          <table:table-cell table:formula="of:=GOOGLETRANSLATE_YOULIBRECALC([.$D64];[.$D$2];[.$H$2])" office:value-type="string" office:string-value="nulo" calcext:value-type="string">
            <text:p>nulo</text:p>
          </table:table-cell>
          <table:table-cell table:formula="of:=GOOGLETRANSLATE_YOULIBRECALC([.$D64];[.$D$2];[.$I$2])" office:value-type="string" office:string-value="нулевой" calcext:value-type="string">
            <text:p>нулевой</text:p>
          </table:table-cell>
          <table:table-cell table:formula="of:=GOOGLETRANSLATE_YOULIBRECALC([.$D64];[.$D$2];[.$J$2])" office:value-type="string" office:string-value="nul" calcext:value-type="string">
            <text:p>nul</text:p>
          </table:table-cell>
          <table:table-cell table:formula="of:=GOOGLETRANSLATE_YOULIBRECALC([.$D64];[.$D$2];[.$K$2])" office:value-type="string" office:string-value="null" calcext:value-type="string">
            <text:p>null</text:p>
          </table:table-cell>
          <table:table-cell table:formula="of:=GOOGLETRANSLATE_YOULIBRECALC([.$D64];[.$D$2];[.$L$2])" office:value-type="string" office:string-value="nulla" calcext:value-type="string">
            <text:p>nulla</text:p>
          </table:table-cell>
          <table:table-cell table:formula="of:=GOOGLETRANSLATE_YOULIBRECALC([.$D64];[.$D$2];[.$M$2])" office:value-type="string" office:string-value="άκυρος" calcext:value-type="string">
            <text:p>άκυρος</text:p>
          </table:table-cell>
          <table:table-cell table:formula="of:=GOOGLETRANSLATE_YOULIBRECALC([.$D64];[.$D$2];[.$N$2])" office:value-type="string" office:string-value="hükümsüz" calcext:value-type="string">
            <text:p>hükümsüz</text:p>
          </table:table-cell>
          <table:table-cell table:formula="of:=GOOGLETRANSLATE_YOULIBRECALC([.$D64];[.$D$2];[.$O$2])" office:value-type="string" office:string-value="null" calcext:value-type="string">
            <text:p>null</text:p>
          </table:table-cell>
          <table:table-cell table:formula="of:=GOOGLETRANSLATE_YOULIBRECALC([.$D64];[.$D$2];[.$P$2])" office:value-type="string" office:string-value="nul" calcext:value-type="string">
            <text:p>nul</text:p>
          </table:table-cell>
          <table:table-cell table:formula="of:=GOOGLETRANSLATE_YOULIBRECALC([.$D64];[.$D$2];[.$Q$2])" office:value-type="string" office:string-value="널" calcext:value-type="string">
            <text:p>널</text:p>
          </table:table-cell>
          <table:table-cell table:formula="of:=GOOGLETRANSLATE_YOULIBRECALC([.$D64];[.$D$2];[.$R$2])" office:value-type="string" office:string-value="nulové" calcext:value-type="string">
            <text:p>nulové</text:p>
          </table:table-cell>
          <table:table-cell table:formula="of:=GOOGLETRANSLATE_YOULIBRECALC([.$D64];[.$D$2];[.$S$2])" office:value-type="string" office:string-value="nulo" calcext:value-type="string">
            <text:p>nulo</text:p>
          </table:table-cell>
          <table:table-cell table:formula="of:=GOOGLETRANSLATE_YOULIBRECALC([.$D64];[.$D$2];[.$T$2])" office:value-type="string" office:string-value="โมฆะ" calcext:value-type="string">
            <text:p>โมฆะ</text:p>
          </table:table-cell>
          <table:table-cell table:formula="of:=GOOGLETRANSLATE_YOULIBRECALC([.$D64];[.$D$2];[.$U$2])" office:value-type="string" office:string-value="batal" calcext:value-type="string">
            <text:p>batal</text:p>
          </table:table-cell>
          <table:table-cell table:formula="of:=GOOGLETRANSLATE_YOULIBRECALC([.$D64];[.$D$2];[.$V$2])" office:value-type="string" office:string-value="null" calcext:value-type="string">
            <text:p>null</text:p>
          </table:table-cell>
          <table:table-cell table:formula="of:=GOOGLETRANSLATE_YOULIBRECALC([.$D64];[.$D$2];[.$W$2])" office:value-type="string" office:string-value="Null" calcext:value-type="string">
            <text:p>Null</text:p>
          </table:table-cell>
          <table:table-cell table:formula="of:=GOOGLETRANSLATE_YOULIBRECALC([.$D64];[.$D$2];[.$X$2])" office:value-type="string" office:string-value="нульовий" calcext:value-type="string">
            <text:p>нульовий</text:p>
          </table:table-cell>
          <table:table-cell table:formula="of:=GOOGLETRANSLATE_YOULIBRECALC([.$D64];[.$D$2];[.$Y$2])" office:value-type="string" office:string-value="vô giá trị" calcext:value-type="string">
            <text:p>vô giá trị</text:p>
          </table:table-cell>
          <table:table-cell table:formula="of:=GOOGLETRANSLATE_YOULIBRECALC([.$D64];[.$D$2];[.$Z$2])" office:value-type="string" office:string-value="NULL" calcext:value-type="string">
            <text:p>NULL</text:p>
          </table:table-cell>
          <table:table-cell table:formula="of:=GOOGLETRANSLATE_YOULIBRECALC([.$D64];[.$D$2];[.$AA$2])" office:value-type="string" office:string-value="tyhjä" calcext:value-type="string">
            <text:p>tyhjä</text:p>
          </table:table-cell>
          <table:table-cell table:formula="of:=GOOGLETRANSLATE_YOULIBRECALC([.$D64];[.$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3">
          <table:table-cell table:style-name="ce6" office:value-type="string" calcext:value-type="string">
            <text:p>***Blowjob_SwallowLittle***</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So you know: I can handle more cum in my mouth. Next time, cum several times! ***Focus! Next time, grab me by the hair and pull me down. Make me yours~</text:p>
          </table:table-cell>
          <table:table-cell table:formula="of:=GOOGLETRANSLATE_YOULIBRECALC([.$D65];[.$D$2];[.$E$2])" office:value-type="string" office:string-value="所以你知道：我可以在嘴里处理更多的暨。下次，暨几次！ ***重点！下次，抓住我的头发，将我拉下来。让我你〜" calcext:value-type="string">
            <text:p>所以你知道：我可以在嘴里处理更多的暨。下次，暨几次！ ***重点！下次，抓住我的头发，将我拉下来。让我你〜</text:p>
          </table:table-cell>
          <table:table-cell table:formula="of:=GOOGLETRANSLATE_YOULIBRECALC([.$D65];[.$D$2];[.$F$2])" office:value-type="string" office:string-value="あなたが知っている：私は口の中でより多くの精液を処理することができます。次回は何度か兼ねる！ ***集中！次回は、髪をつかんで引き下げてください。私をあなたのものにしてください〜" calcext:value-type="string">
            <text:p>あなたが知っている：私は口の中でより多くの精液を処理することができます。次回は何度か兼ねる！ ***集中！次回は、髪をつかんで引き下げてください。私をあなたのものにしてください〜</text:p>
          </table:table-cell>
          <table:table-cell table:formula="of:=GOOGLETRANSLATE_YOULIBRECALC([.$D65];[.$D$2];[.$G$2])" office:value-type="string" office:string-value="Więc wiesz: mogę poradzić sobie z większą ilością spermy w ustach. Następnym razem kilka razy! ***Centrum! Następnym razem złap mnie za włosy i pociągnij mnie. Uczyń mnie swoim ~" calcext:value-type="string">
            <text:p>Więc wiesz: mogę poradzić sobie z większą ilością spermy w ustach. Następnym razem kilka razy! ***Centrum! Następnym razem złap mnie za włosy i pociągnij mnie. Uczyń mnie swoim ~</text:p>
          </table:table-cell>
          <table:table-cell table:formula="of:=GOOGLETRANSLATE_YOULIBRECALC([.$D65];[.$D$2];[.$H$2])" office:value-type="string" office:string-value="Entonces, ya sabes: puedo manejar más semen en mi boca. ¡La próxima vez, corre varias veces! ***¡Enfocar! La próxima vez, agarrame por el cabello y tómame hacia abajo. Hazme tuyo ~" calcext:value-type="string">
            <text:p>Entonces, ya sabes: puedo manejar más semen en mi boca. ¡La próxima vez, corre varias veces! ***¡Enfocar! La próxima vez, agarrame por el cabello y tómame hacia abajo. Hazme tuyo ~</text:p>
          </table:table-cell>
          <table:table-cell table:formula="of:=GOOGLETRANSLATE_YOULIBRECALC([.$D65];[.$D$2];[.$I$2])" office:value-type="string" office:string-value="Итак, вы знаете: я могу справиться с спермой во рту. В следующий раз кончится несколько раз! *** Фокус! В следующий раз, возьми меня за волосы и потяните меня. Сделайте меня своим ~" calcext:value-type="string">
            <text:p>Итак, вы знаете: я могу справиться с спермой во рту. В следующий раз кончится несколько раз! *** Фокус! В следующий раз, возьми меня за волосы и потяните меня. Сделайте меня своим ~</text:p>
          </table:table-cell>
          <table:table-cell table:formula="of:=GOOGLETRANSLATE_YOULIBRECALC([.$D65];[.$D$2];[.$J$2])" office:value-type="string" office:string-value="Donc vous savez: je peux gérer plus de sperme dans ma bouche. La prochaine fois, sperme plusieurs fois! ***Se concentrer! La prochaine fois, attrapez-moi par les cheveux et tirez-moi vers le bas. Faites-moi le vôtre ~" calcext:value-type="string">
            <text:p>Donc vous savez: je peux gérer plus de sperme dans ma bouche. La prochaine fois, sperme plusieurs fois! ***Se concentrer! La prochaine fois, attrapez-moi par les cheveux et tirez-moi vers le bas. Faites-moi le vôtre ~</text:p>
          </table:table-cell>
          <table:table-cell table:formula="of:=GOOGLETRANSLATE_YOULIBRECALC([.$D65];[.$D$2];[.$K$2])" office:value-type="string" office:string-value="Torej veste: v ustih lahko ravnam več prihajanja. Naslednjič, prihajanje večkrat! *** Osredotočenost! Naslednjič me zgrabite za lase in me potegnite dol. Naredi me tvojega ~" calcext:value-type="string">
            <text:p>Torej veste: v ustih lahko ravnam več prihajanja. Naslednjič, prihajanje večkrat! *** Osredotočenost! Naslednjič me zgrabite za lase in me potegnite dol. Naredi me tvojega ~</text:p>
          </table:table-cell>
          <table:table-cell table:formula="of:=GOOGLETRANSLATE_YOULIBRECALC([.$D65];[.$D$2];[.$L$2])" office:value-type="string" office:string-value="Tehát tudod: több cumot tudok kezelni a számat. Legközelebb, többször is! ***Fókusz! Legközelebb ragadj meg a hajba, és húzz le. Tedd a tiédet ~" calcext:value-type="string">
            <text:p>Tehát tudod: több cumot tudok kezelni a számat. Legközelebb, többször is! ***Fókusz! Legközelebb ragadj meg a hajba, és húzz le. Tedd a tiédet ~</text:p>
          </table:table-cell>
          <table:table-cell table:formula="of:=GOOGLETRANSLATE_YOULIBRECALC([.$D65];[.$D$2];[.$M$2])" office:value-type="string" office:string-value="Έτσι ξέρετε: Μπορώ να χειριστώ περισσότερο cum στο στόμα μου. Την επόμενη φορά, cum αρκετές φορές! ***Εστία! Την επόμενη φορά, πιάστε με από τα μαλλιά και τραβήξτε με κάτω. Κάντε με το δικό σας ~" calcext:value-type="string">
            <text:p>Έτσι ξέρετε: Μπορώ να χειριστώ περισσότερο cum στο στόμα μου. Την επόμενη φορά, cum αρκετές φορές! ***Εστία! Την επόμενη φορά, πιάστε με από τα μαλλιά και τραβήξτε με κάτω. Κάντε με το δικό σας ~</text:p>
          </table:table-cell>
          <table:table-cell table:formula="of:=GOOGLETRANSLATE_YOULIBRECALC([.$D65];[.$D$2];[.$N$2])" office:value-type="string" office:string-value="Yani biliyorsun: Ağzımda daha fazla cum yapabilirim. Bir dahaki sefere, birkaç kez cum! ***Odak! Bir dahaki sefere, beni saçından al ve beni aşağı çek. Beni senin yap ~" calcext:value-type="string">
            <text:p>Yani biliyorsun: Ağzımda daha fazla cum yapabilirim. Bir dahaki sefere, birkaç kez cum! ***Odak! Bir dahaki sefere, beni saçından al ve beni aşağı çek. Beni senin yap ~</text:p>
          </table:table-cell>
          <table:table-cell table:formula="of:=GOOGLETRANSLATE_YOULIBRECALC([.$D65];[.$D$2];[.$O$2])" office:value-type="string" office:string-value="Quindi sai: posso gestire più sperma in bocca. La prossima volta, cum più volte! ***Messa a fuoco! La prossima volta, prendimi per i capelli e tirami giù. Fammi il tuo ~" calcext:value-type="string">
            <text:p>Quindi sai: posso gestire più sperma in bocca. La prossima volta, cum più volte! ***Messa a fuoco! La prossima volta, prendimi per i capelli e tirami giù. Fammi il tuo ~</text:p>
          </table:table-cell>
          <table:table-cell table:formula="of:=GOOGLETRANSLATE_YOULIBRECALC([.$D65];[.$D$2];[.$P$2])" office:value-type="string" office:string-value="Dus weet je: ik kan meer sperma in mijn mond aan. De volgende keer, klaarkomen meerdere keren! ***Focus! Pak me de volgende keer bij het haar en trek me naar beneden. Maak me de jouwe ~" calcext:value-type="string">
            <text:p>Dus weet je: ik kan meer sperma in mijn mond aan. De volgende keer, klaarkomen meerdere keren! ***Focus! Pak me de volgende keer bij het haar en trek me naar beneden. Maak me de jouwe ~</text:p>
          </table:table-cell>
          <table:table-cell table:formula="of:=GOOGLETRANSLATE_YOULIBRECALC([.$D65];[.$D$2];[.$Q$2])" office:value-type="string" office:string-value="그래서 당신은 알고 있습니다 : 나는 내 입에서 더 많은 정액을 다룰 수 있습니다. 다음에, 여러 번 정액! ***집중하다! 다음에, 머리카락으로 나를 잡고 나를 끌어 내십시오. 나를 너의 것 ~" calcext:value-type="string">
            <text:p>그래서 당신은 알고 있습니다 : 나는 내 입에서 더 많은 정액을 다룰 수 있습니다. 다음에, 여러 번 정액! ***집중하다! 다음에, 머리카락으로 나를 잡고 나를 끌어 내십시오. 나를 너의 것 ~</text:p>
          </table:table-cell>
          <table:table-cell table:formula="of:=GOOGLETRANSLATE_YOULIBRECALC([.$D65];[.$D$2];[.$R$2])" office:value-type="string" office:string-value="Takže viete: V ústach zvládnem viac cum. Nabudúce, cum niekoľkokrát! *** Zameranie! Nabudúce ma chyť za vlasy a stiahnite ma. Urob ma tvoj ~" calcext:value-type="string">
            <text:p>Takže viete: V ústach zvládnem viac cum. Nabudúce, cum niekoľkokrát! *** Zameranie! Nabudúce ma chyť za vlasy a stiahnite ma. Urob ma tvoj ~</text:p>
          </table:table-cell>
          <table:table-cell table:formula="of:=GOOGLETRANSLATE_YOULIBRECALC([.$D65];[.$D$2];[.$S$2])" office:value-type="string" office:string-value="Então você sabe: eu posso lidar com mais esperma na minha boca. Da próxima vez, cum várias vezes! ***Foco! Da próxima vez, pegue -me pelo cabelo e me puxe para baixo. Faça -me seu ~" calcext:value-type="string">
            <text:p>Então você sabe: eu posso lidar com mais esperma na minha boca. Da próxima vez, cum várias vezes! ***Foco! Da próxima vez, pegue -me pelo cabelo e me puxe para baixo. Faça -me seu ~</text:p>
          </table:table-cell>
          <table:table-cell table:formula="of:=GOOGLETRANSLATE_YOULIBRECALC([.$D65];[.$D$2];[.$T$2])" office:value-type="string" office:string-value="คุณก็รู้ว่า: ฉันสามารถจัดการกับสุดยอดในปากของฉันได้มากขึ้น ครั้งต่อไปหลั่งหลายครั้ง! ***จุดสนใจ! ครั้งต่อไปคว้าผมให้ฉันแล้วดึงฉันลง ทำให้ฉันเป็นของคุณ ~" calcext:value-type="string">
            <text:p>คุณก็รู้ว่า: ฉันสามารถจัดการกับสุดยอดในปากของฉันได้มากขึ้น ครั้งต่อไปหลั่งหลายครั้ง! ***จุดสนใจ! ครั้งต่อไปคว้าผมให้ฉันแล้วดึงฉันลง ทำให้ฉันเป็นของคุณ ~</text:p>
          </table:table-cell>
          <table:table-cell table:formula="of:=GOOGLETRANSLATE_YOULIBRECALC([.$D65];[.$D$2];[.$U$2])" office:value-type="string" office:string-value="Jadi Anda tahu: Saya bisa menangani lebih banyak cum di mulut saya. Lain kali, cum beberapa kali! ***Fokus! Lain kali, raih rambutku dan tarik aku ke bawah. Jadikan aku milikmu ~" calcext:value-type="string">
            <text:p>Jadi Anda tahu: Saya bisa menangani lebih banyak cum di mulut saya. Lain kali, cum beberapa kali! ***Fokus! Lain kali, raih rambutku dan tarik aku ke bawah. Jadikan aku milikmu ~</text:p>
          </table:table-cell>
          <table:table-cell table:formula="of:=GOOGLETRANSLATE_YOULIBRECALC([.$D65];[.$D$2];[.$V$2])" office:value-type="string" office:string-value="Takže víte: Dokážu zvládnout více cum v ústech. Příště, cum několikrát! ***Soustředit! Příště mě popadněte za vlasy a stáhněte mě dolů. Udělejte mi ze svého ~" calcext:value-type="string">
            <text:p>Takže víte: Dokážu zvládnout více cum v ústech. Příště, cum několikrát! ***Soustředit! Příště mě popadněte za vlasy a stáhněte mě dolů. Udělejte mi ze svého ~</text:p>
          </table:table-cell>
          <table:table-cell table:formula="of:=GOOGLETRANSLATE_YOULIBRECALC([.$D65];[.$D$2];[.$W$2])" office:value-type="string" office:string-value="Kaya alam mo: Maaari kong hawakan ang mas maraming cum sa aking bibig. Sa susunod, cum ng maraming beses! *** Pokus! Sa susunod, kunin mo ako ng buhok at hilahin ako. Gawin mo akong iyo ~" calcext:value-type="string">
            <text:p>Kaya alam mo: Maaari kong hawakan ang mas maraming cum sa aking bibig. Sa susunod, cum ng maraming beses! *** Pokus! Sa susunod, kunin mo ako ng buhok at hilahin ako. Gawin mo akong iyo ~</text:p>
          </table:table-cell>
          <table:table-cell table:formula="of:=GOOGLETRANSLATE_YOULIBRECALC([.$D65];[.$D$2];[.$X$2])" office:value-type="string" office:string-value="Отже, ви знаєте: я можу впоратися з більшою кількістю сперми в роті. Наступного разу сперму кілька разів! *** Фокус! Наступного разу схопи мене за волосся і потягніть мене вниз. Зробіть мене своїм ~" calcext:value-type="string">
            <text:p>Отже, ви знаєте: я можу впоратися з більшою кількістю сперми в роті. Наступного разу сперму кілька разів! *** Фокус! Наступного разу схопи мене за волосся і потягніть мене вниз. Зробіть мене своїм ~</text:p>
          </table:table-cell>
          <table:table-cell table:formula="of:=GOOGLETRANSLATE_YOULIBRECALC([.$D65];[.$D$2];[.$Y$2])" office:value-type="string" office:string-value="Vì vậy, bạn biết: Tôi có thể xử lý nhiều hơn trong miệng. Lần tới, kiêm nhiều lần! ***Tập trung! Lần tới, hãy túm tóc tôi và kéo tôi xuống. Làm cho tôi của bạn ~" calcext:value-type="string">
            <text:p>Vì vậy, bạn biết: Tôi có thể xử lý nhiều hơn trong miệng. Lần tới, kiêm nhiều lần! ***Tập trung! Lần tới, hãy túm tóc tôi và kéo tôi xuống. Làm cho tôi của bạn ~</text:p>
          </table:table-cell>
          <table:table-cell table:formula="of:=GOOGLETRANSLATE_YOULIBRECALC([.$D65];[.$D$2];[.$Z$2])" office:value-type="string" office:string-value="Sie wissen also: Ich kann mehr Sperma in meinem Mund bewältigen. Nächstes Mal mehrmals abspritzen! ***Fokus! Greifen Sie das nächste Mal an den Haaren und ziehen Sie mich runter. Mach mich deine ~" calcext:value-type="string">
            <text:p>Sie wissen also: Ich kann mehr Sperma in meinem Mund bewältigen. Nächstes Mal mehrmals abspritzen! ***Fokus! Greifen Sie das nächste Mal an den Haaren und ziehen Sie mich runter. Mach mich deine ~</text:p>
          </table:table-cell>
          <table:table-cell table:formula="of:=GOOGLETRANSLATE_YOULIBRECALC([.$D65];[.$D$2];[.$AA$2])" office:value-type="string" office:string-value="Joten tiedät: pystyn käsittelemään enemmän cum suussa. Seuraavan kerran, cum useita kertoja! *** Focus! Seuraavan kerran tartu minua hiuksiin ja vedä minut alas. Tee minusta sinun ~" calcext:value-type="string">
            <text:p>Joten tiedät: pystyn käsittelemään enemmän cum suussa. Seuraavan kerran, cum useita kertoja! *** Focus! Seuraavan kerran tartu minua hiuksiin ja vedä minut alas. Tee minusta sinun ~</text:p>
          </table:table-cell>
          <table:table-cell table:formula="of:=GOOGLETRANSLATE_YOULIBRECALC([.$D65];[.$D$2];[.$AB$2])" office:value-type="string" office:string-value="Så du ved: Jeg kan håndtere mere sperm i min mund. Næste gang, cum flere gange! *** Fokus! Næste gang, tag mig ved håret og træk mig ned. Gør mig din ~" calcext:value-type="string">
            <text:p>Så du ved: Jeg kan håndtere mere sperm i min mund. Næste gang, cum flere gange! *** Fokus! Næste gang, tag mig ved håret og træk mig ned. Gør mig din ~</text:p>
          </table:table-cell>
          <table:table-cell office:value-type="string" calcext:value-type="string">
            <text:p>***END***</text:p>
          </table:table-cell>
          <table:table-cell table:number-columns-repeated="16355"/>
        </table:table-row>
        <table:table-row table:style-name="ro12">
          <table:table-cell table:style-name="ce6" office:value-type="string" calcext:value-type="string">
            <text:p>***Blowjob_SwallowLittle***</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66];[.$D$2];[.$E$2])" office:value-type="string" office:string-value="无效的" calcext:value-type="string">
            <text:p>无效的</text:p>
          </table:table-cell>
          <table:table-cell table:formula="of:=GOOGLETRANSLATE_YOULIBRECALC([.$D66];[.$D$2];[.$F$2])" office:value-type="string" office:string-value="ヌル" calcext:value-type="string">
            <text:p>ヌル</text:p>
          </table:table-cell>
          <table:table-cell table:formula="of:=GOOGLETRANSLATE_YOULIBRECALC([.$D66];[.$D$2];[.$G$2])" office:value-type="string" office:string-value="nieważny" calcext:value-type="string">
            <text:p>nieważny</text:p>
          </table:table-cell>
          <table:table-cell table:formula="of:=GOOGLETRANSLATE_YOULIBRECALC([.$D66];[.$D$2];[.$H$2])" office:value-type="string" office:string-value="nulo" calcext:value-type="string">
            <text:p>nulo</text:p>
          </table:table-cell>
          <table:table-cell table:formula="of:=GOOGLETRANSLATE_YOULIBRECALC([.$D66];[.$D$2];[.$I$2])" office:value-type="string" office:string-value="нулевой" calcext:value-type="string">
            <text:p>нулевой</text:p>
          </table:table-cell>
          <table:table-cell table:formula="of:=GOOGLETRANSLATE_YOULIBRECALC([.$D66];[.$D$2];[.$J$2])" office:value-type="string" office:string-value="nul" calcext:value-type="string">
            <text:p>nul</text:p>
          </table:table-cell>
          <table:table-cell table:formula="of:=GOOGLETRANSLATE_YOULIBRECALC([.$D66];[.$D$2];[.$K$2])" office:value-type="string" office:string-value="null" calcext:value-type="string">
            <text:p>null</text:p>
          </table:table-cell>
          <table:table-cell table:formula="of:=GOOGLETRANSLATE_YOULIBRECALC([.$D66];[.$D$2];[.$L$2])" office:value-type="string" office:string-value="nulla" calcext:value-type="string">
            <text:p>nulla</text:p>
          </table:table-cell>
          <table:table-cell table:formula="of:=GOOGLETRANSLATE_YOULIBRECALC([.$D66];[.$D$2];[.$M$2])" office:value-type="string" office:string-value="άκυρος" calcext:value-type="string">
            <text:p>άκυρος</text:p>
          </table:table-cell>
          <table:table-cell table:formula="of:=GOOGLETRANSLATE_YOULIBRECALC([.$D66];[.$D$2];[.$N$2])" office:value-type="string" office:string-value="hükümsüz" calcext:value-type="string">
            <text:p>hükümsüz</text:p>
          </table:table-cell>
          <table:table-cell table:formula="of:=GOOGLETRANSLATE_YOULIBRECALC([.$D66];[.$D$2];[.$O$2])" office:value-type="string" office:string-value="null" calcext:value-type="string">
            <text:p>null</text:p>
          </table:table-cell>
          <table:table-cell table:formula="of:=GOOGLETRANSLATE_YOULIBRECALC([.$D66];[.$D$2];[.$P$2])" office:value-type="string" office:string-value="nul" calcext:value-type="string">
            <text:p>nul</text:p>
          </table:table-cell>
          <table:table-cell table:formula="of:=GOOGLETRANSLATE_YOULIBRECALC([.$D66];[.$D$2];[.$Q$2])" office:value-type="string" office:string-value="널" calcext:value-type="string">
            <text:p>널</text:p>
          </table:table-cell>
          <table:table-cell table:formula="of:=GOOGLETRANSLATE_YOULIBRECALC([.$D66];[.$D$2];[.$R$2])" office:value-type="string" office:string-value="nulové" calcext:value-type="string">
            <text:p>nulové</text:p>
          </table:table-cell>
          <table:table-cell table:formula="of:=GOOGLETRANSLATE_YOULIBRECALC([.$D66];[.$D$2];[.$S$2])" office:value-type="string" office:string-value="nulo" calcext:value-type="string">
            <text:p>nulo</text:p>
          </table:table-cell>
          <table:table-cell table:formula="of:=GOOGLETRANSLATE_YOULIBRECALC([.$D66];[.$D$2];[.$T$2])" office:value-type="string" office:string-value="โมฆะ" calcext:value-type="string">
            <text:p>โมฆะ</text:p>
          </table:table-cell>
          <table:table-cell table:formula="of:=GOOGLETRANSLATE_YOULIBRECALC([.$D66];[.$D$2];[.$U$2])" office:value-type="string" office:string-value="batal" calcext:value-type="string">
            <text:p>batal</text:p>
          </table:table-cell>
          <table:table-cell table:formula="of:=GOOGLETRANSLATE_YOULIBRECALC([.$D66];[.$D$2];[.$V$2])" office:value-type="string" office:string-value="null" calcext:value-type="string">
            <text:p>null</text:p>
          </table:table-cell>
          <table:table-cell table:formula="of:=GOOGLETRANSLATE_YOULIBRECALC([.$D66];[.$D$2];[.$W$2])" office:value-type="string" office:string-value="Null" calcext:value-type="string">
            <text:p>Null</text:p>
          </table:table-cell>
          <table:table-cell table:formula="of:=GOOGLETRANSLATE_YOULIBRECALC([.$D66];[.$D$2];[.$X$2])" office:value-type="string" office:string-value="нульовий" calcext:value-type="string">
            <text:p>нульовий</text:p>
          </table:table-cell>
          <table:table-cell table:formula="of:=GOOGLETRANSLATE_YOULIBRECALC([.$D66];[.$D$2];[.$Y$2])" office:value-type="string" office:string-value="vô giá trị" calcext:value-type="string">
            <text:p>vô giá trị</text:p>
          </table:table-cell>
          <table:table-cell table:formula="of:=GOOGLETRANSLATE_YOULIBRECALC([.$D66];[.$D$2];[.$Z$2])" office:value-type="string" office:string-value="NULL" calcext:value-type="string">
            <text:p>NULL</text:p>
          </table:table-cell>
          <table:table-cell table:formula="of:=GOOGLETRANSLATE_YOULIBRECALC([.$D66];[.$D$2];[.$AA$2])" office:value-type="string" office:string-value="tyhjä" calcext:value-type="string">
            <text:p>tyhjä</text:p>
          </table:table-cell>
          <table:table-cell table:formula="of:=GOOGLETRANSLATE_YOULIBRECALC([.$D66];[.$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9">
          <table:table-cell table:style-name="ce6" office:value-type="string" calcext:value-type="string">
            <text:p>***Blowjob_SwallowAlmostEmpty***</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You barely came… Maybe you need a rest from blowjobs? ***You may need some rest from this. How about some petting in missionary?</text:p>
          </table:table-cell>
          <table:table-cell table:formula="of:=GOOGLETRANSLATE_YOULIBRECALC([.$D67];[.$D$2];[.$E$2])" office:value-type="string" office:string-value="您几乎没有来……也许您需要吹牛的休息？ ***您可能需要休息一下。在传教士中有些抚摸怎么样？" calcext:value-type="string">
            <text:p>您几乎没有来……也许您需要吹牛的休息？ ***您可能需要休息一下。在传教士中有些抚摸怎么样？</text:p>
          </table:table-cell>
          <table:table-cell table:formula="of:=GOOGLETRANSLATE_YOULIBRECALC([.$D67];[.$D$2];[.$F$2])" office:value-type="string" office:string-value="あなたはかろうじて来ました...多分あなたはフェラチオから休む必要がありますか？ ***これから休む必要があるかもしれません。宣教師のいじりはどうですか？" calcext:value-type="string">
            <text:p>あなたはかろうじて来ました...多分あなたはフェラチオから休む必要がありますか？ ***これから休む必要があるかもしれません。宣教師のいじりはどうですか？</text:p>
          </table:table-cell>
          <table:table-cell table:formula="of:=GOOGLETRANSLATE_YOULIBRECALC([.$D67];[.$D$2];[.$G$2])" office:value-type="string" office:string-value="Ledwo przyszedłeś… może potrzebujesz odpoczynku od lodów? *** Możesz z tego potrzebować trochę odpoczynku. Co powiesz na małe misjonarza?" calcext:value-type="string">
            <text:p>Ledwo przyszedłeś… może potrzebujesz odpoczynku od lodów? *** Możesz z tego potrzebować trochę odpoczynku. Co powiesz na małe misjonarza?</text:p>
          </table:table-cell>
          <table:table-cell table:formula="of:=GOOGLETRANSLATE_YOULIBRECALC([.$D67];[.$D$2];[.$H$2])" office:value-type="string" office:string-value="Apenas viniste ... ¿tal vez necesitas un descanso de las mamadas? *** Es posible que necesite descansar de esto. ¿Qué tal algunas caricias en misionero?" calcext:value-type="string">
            <text:p>Apenas viniste ... ¿tal vez necesitas un descanso de las mamadas? *** Es posible que necesite descansar de esto. ¿Qué tal algunas caricias en misionero?</text:p>
          </table:table-cell>
          <table:table-cell table:formula="of:=GOOGLETRANSLATE_YOULIBRECALC([.$D67];[.$D$2];[.$I$2])" office:value-type="string" office:string-value="Вы едва пришли ... Может, вам нужен отдых от минет? *** Вам может понадобиться отдохнуть от этого. Как насчет палаток в миссионере?" calcext:value-type="string">
            <text:p>Вы едва пришли ... Может, вам нужен отдых от минет? *** Вам может понадобиться отдохнуть от этого. Как насчет палаток в миссионере?</text:p>
          </table:table-cell>
          <table:table-cell table:formula="of:=GOOGLETRANSLATE_YOULIBRECALC([.$D67];[.$D$2];[.$J$2])" office:value-type="string" office:string-value="Vous êtes à peine venu… peut-être que vous avez besoin d'un repos de pipe? *** Vous pourriez avoir besoin de repos à partir de cela. Et certains caresses en missionnaire?" calcext:value-type="string">
            <text:p>Vous êtes à peine venu… peut-être que vous avez besoin d'un repos de pipe? *** Vous pourriez avoir besoin de repos à partir de cela. Et certains caresses en missionnaire?</text:p>
          </table:table-cell>
          <table:table-cell table:formula="of:=GOOGLETRANSLATE_YOULIBRECALC([.$D67];[.$D$2];[.$K$2])" office:value-type="string" office:string-value="Komaj ste prišli ... morda potrebujete počitek od fafanja? *** od tega boste morda potrebovali nekaj počitka. Kaj pa nekaj malega v misijonarju?" calcext:value-type="string">
            <text:p>Komaj ste prišli ... morda potrebujete počitek od fafanja? *** od tega boste morda potrebovali nekaj počitka. Kaj pa nekaj malega v misijonarju?</text:p>
          </table:table-cell>
          <table:table-cell table:formula="of:=GOOGLETRANSLATE_YOULIBRECALC([.$D67];[.$D$2];[.$L$2])" office:value-type="string" office:string-value="Alig jöttél ... talán szükséged van egy pihenésre a szopásból? *** Szüksége lehet ebből némi pihenésre. Mit szólnál valamilyen pettinghez a misszionáriusban?" calcext:value-type="string">
            <text:p>Alig jöttél ... talán szükséged van egy pihenésre a szopásból? *** Szüksége lehet ebből némi pihenésre. Mit szólnál valamilyen pettinghez a misszionáriusban?</text:p>
          </table:table-cell>
          <table:table-cell table:formula="of:=GOOGLETRANSLATE_YOULIBRECALC([.$D67];[.$D$2];[.$M$2])" office:value-type="string" office:string-value="Μόλις ήρθες ... ίσως χρειαστεί να ξεκουραστεί από τα blowjobs; *** Μπορεί να χρειαστείτε κάποια ανάπαυση από αυτό. Τι λέτε για κάποιες χαραγμένες στο ιεραπόστολο;" calcext:value-type="string">
            <text:p>Μόλις ήρθες ... ίσως χρειαστεί να ξεκουραστεί από τα blowjobs; *** Μπορεί να χρειαστείτε κάποια ανάπαυση από αυτό. Τι λέτε για κάποιες χαραγμένες στο ιεραπόστολο;</text:p>
          </table:table-cell>
          <table:table-cell table:formula="of:=GOOGLETRANSLATE_YOULIBRECALC([.$D67];[.$D$2];[.$N$2])" office:value-type="string" office:string-value="Zar zor geldin… belki de oral sekslerden dinlenmeye ihtiyacın var? *** Bundan biraz dinlenmeye ihtiyacınız olabilir. Misyonerde biraz sevişmeye ne dersiniz?" calcext:value-type="string">
            <text:p>Zar zor geldin… belki de oral sekslerden dinlenmeye ihtiyacın var? *** Bundan biraz dinlenmeye ihtiyacınız olabilir. Misyonerde biraz sevişmeye ne dersiniz?</text:p>
          </table:table-cell>
          <table:table-cell table:formula="of:=GOOGLETRANSLATE_YOULIBRECALC([.$D67];[.$D$2];[.$O$2])" office:value-type="string" office:string-value="Sei venuto a malapena ... forse hai bisogno di riposo da pompini? *** Potresti aver bisogno di riposo da questo. Che ne dici di un po 'di accarezzare il missionario?" calcext:value-type="string">
            <text:p>Sei venuto a malapena ... forse hai bisogno di riposo da pompini? *** Potresti aver bisogno di riposo da questo. Che ne dici di un po 'di accarezzare il missionario?</text:p>
          </table:table-cell>
          <table:table-cell table:formula="of:=GOOGLETRANSLATE_YOULIBRECALC([.$D67];[.$D$2];[.$P$2])" office:value-type="string" office:string-value="Je kwam nauwelijks ... misschien heb je rust nodig van pijpbeurten? *** Je hebt hier misschien wat rust nodig. Hoe zit het met wat aaien in zendeling?" calcext:value-type="string">
            <text:p>Je kwam nauwelijks ... misschien heb je rust nodig van pijpbeurten? *** Je hebt hier misschien wat rust nodig. Hoe zit het met wat aaien in zendeling?</text:p>
          </table:table-cell>
          <table:table-cell table:formula="of:=GOOGLETRANSLATE_YOULIBRECALC([.$D67];[.$D$2];[.$Q$2])" office:value-type="string" office:string-value="당신은 간신히 왔습니다… 아마도 입으로 휴식이 필요할까요? *** 이것으로부터 약간의 휴식이 필요할 수 있습니다. 선교사의 애완 동물은 어떻습니까?" calcext:value-type="string">
            <text:p>당신은 간신히 왔습니다… 아마도 입으로 휴식이 필요할까요? *** 이것으로부터 약간의 휴식이 필요할 수 있습니다. 선교사의 애완 동물은 어떻습니까?</text:p>
          </table:table-cell>
          <table:table-cell table:formula="of:=GOOGLETRANSLATE_YOULIBRECALC([.$D67];[.$D$2];[.$R$2])" office:value-type="string" office:string-value="Sotva ste prišli ... možno potrebujete odpočinok od fajčenia? *** Možno od toho potrebujete trochu odpočinku. Čo tak trochu maznať v misionárovi?" calcext:value-type="string">
            <text:p>Sotva ste prišli ... možno potrebujete odpočinok od fajčenia? *** Možno od toho potrebujete trochu odpočinku. Čo tak trochu maznať v misionárovi?</text:p>
          </table:table-cell>
          <table:table-cell table:formula="of:=GOOGLETRANSLATE_YOULIBRECALC([.$D67];[.$D$2];[.$S$2])" office:value-type="string" office:string-value="Você mal veio ... talvez você precise de um descanso de boquetes? *** Você pode precisar de um pouco de descanso disso. Que tal alguns acariciando em missionário?" calcext:value-type="string">
            <text:p>Você mal veio ... talvez você precise de um descanso de boquetes? *** Você pode precisar de um pouco de descanso disso. Que tal alguns acariciando em missionário?</text:p>
          </table:table-cell>
          <table:table-cell table:formula="of:=GOOGLETRANSLATE_YOULIBRECALC([.$D67];[.$D$2];[.$T$2])" office:value-type="string" office:string-value="คุณแทบจะไม่มา…บางทีคุณอาจต้องพักผ่อนจาก blowjobs? *** คุณอาจต้องพักผ่อนบ้าง แล้วการลูบคลำในมิชชันนารีล่ะ?" calcext:value-type="string">
            <text:p>คุณแทบจะไม่มา…บางทีคุณอาจต้องพักผ่อนจาก blowjobs? *** คุณอาจต้องพักผ่อนบ้าง แล้วการลูบคลำในมิชชันนารีล่ะ?</text:p>
          </table:table-cell>
          <table:table-cell table:formula="of:=GOOGLETRANSLATE_YOULIBRECALC([.$D67];[.$D$2];[.$U$2])" office:value-type="string" office:string-value="Anda hampir tidak datang ... mungkin Anda perlu istirahat dari blowjobs? *** Anda mungkin perlu istirahat dari ini. Bagaimana dengan beberapa petting di misionaris?" calcext:value-type="string">
            <text:p>Anda hampir tidak datang ... mungkin Anda perlu istirahat dari blowjobs? *** Anda mungkin perlu istirahat dari ini. Bagaimana dengan beberapa petting di misionaris?</text:p>
          </table:table-cell>
          <table:table-cell table:formula="of:=GOOGLETRANSLATE_YOULIBRECALC([.$D67];[.$D$2];[.$V$2])" office:value-type="string" office:string-value="Sotva jste přišli ... možná potřebujete odpočinek od kouření? *** Možná z toho budete potřebovat odpočinek. A co nějaké mazlení v misionáři?" calcext:value-type="string">
            <text:p>Sotva jste přišli ... možná potřebujete odpočinek od kouření? *** Možná z toho budete potřebovat odpočinek. A co nějaké mazlení v misionáři?</text:p>
          </table:table-cell>
          <table:table-cell table:formula="of:=GOOGLETRANSLATE_YOULIBRECALC([.$D67];[.$D$2];[.$W$2])" office:value-type="string" office:string-value="Bahagya kang dumating ... baka kailangan mo ng pahinga mula sa mga blowjobs? *** Maaaring kailangan mo ng pahinga mula rito. Paano ang tungkol sa ilang petting sa misyonero?" calcext:value-type="string">
            <text:p>Bahagya kang dumating ... baka kailangan mo ng pahinga mula sa mga blowjobs? *** Maaaring kailangan mo ng pahinga mula rito. Paano ang tungkol sa ilang petting sa misyonero?</text:p>
          </table:table-cell>
          <table:table-cell table:formula="of:=GOOGLETRANSLATE_YOULIBRECALC([.$D67];[.$D$2];[.$X$2])" office:value-type="string" office:string-value="Ви ледве прийшли ... можливо, вам потрібен відпочинок від мінет? ***, можливо, вам знадобиться відпочинок від цього. Як щодо того, що якась петтінг у місіонері?" calcext:value-type="string">
            <text:p>Ви ледве прийшли ... можливо, вам потрібен відпочинок від мінет? ***, можливо, вам знадобиться відпочинок від цього. Як щодо того, що якась петтінг у місіонері?</text:p>
          </table:table-cell>
          <table:table-cell table:formula="of:=GOOGLETRANSLATE_YOULIBRECALC([.$D67];[.$D$2];[.$Y$2])" office:value-type="string" office:string-value="Bạn hầu như không đến… Có lẽ bạn cần nghỉ ngơi từ Blowjobs? *** Bạn có thể cần một số phần còn lại từ điều này. Làm thế nào về một số thú cưng trong nhà truyền giáo?" calcext:value-type="string">
            <text:p>Bạn hầu như không đến… Có lẽ bạn cần nghỉ ngơi từ Blowjobs? *** Bạn có thể cần một số phần còn lại từ điều này. Làm thế nào về một số thú cưng trong nhà truyền giáo?</text:p>
          </table:table-cell>
          <table:table-cell table:formula="of:=GOOGLETRANSLATE_YOULIBRECALC([.$D67];[.$D$2];[.$Z$2])" office:value-type="string" office:string-value="Du bist kaum gekommen ... vielleicht brauchst du eine Pause von Blowjobs? *** Möglicherweise brauchen Sie etwas ausruhen. Wie wäre es mit einem Streichel in Missionar?" calcext:value-type="string">
            <text:p>Du bist kaum gekommen ... vielleicht brauchst du eine Pause von Blowjobs? *** Möglicherweise brauchen Sie etwas ausruhen. Wie wäre es mit einem Streichel in Missionar?</text:p>
          </table:table-cell>
          <table:table-cell table:formula="of:=GOOGLETRANSLATE_YOULIBRECALC([.$D67];[.$D$2];[.$AA$2])" office:value-type="string" office:string-value="Sinä tuskin tuli ... ehkä tarvitset lepoa suihin? *** Saatat tarvita lepoa tästä. Entä jonkin verran lähetyssaarnaajan lentämistä?" calcext:value-type="string">
            <text:p>Sinä tuskin tuli ... ehkä tarvitset lepoa suihin? *** Saatat tarvita lepoa tästä. Entä jonkin verran lähetyssaarnaajan lentämistä?</text:p>
          </table:table-cell>
          <table:table-cell table:formula="of:=GOOGLETRANSLATE_YOULIBRECALC([.$D67];[.$D$2];[.$AB$2])" office:value-type="string" office:string-value="Du kom næppe ... måske har du brug for en hvile fra blowjobs? *** Du har muligvis brug for lidt hvile fra dette. Hvad med nogle klodlinger i missionæren?" calcext:value-type="string">
            <text:p>Du kom næppe ... måske har du brug for en hvile fra blowjobs? *** Du har muligvis brug for lidt hvile fra dette. Hvad med nogle klodlinger i missionæren?</text:p>
          </table:table-cell>
          <table:table-cell office:value-type="string" calcext:value-type="string">
            <text:p>***END***</text:p>
          </table:table-cell>
          <table:table-cell table:number-columns-repeated="16355"/>
        </table:table-row>
        <table:table-row table:style-name="ro12">
          <table:table-cell table:style-name="ce6" office:value-type="string" calcext:value-type="string">
            <text:p>***Blowjob_SwallowAlmostEmpty***</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68];[.$D$2];[.$E$2])" office:value-type="string" office:string-value="无效的" calcext:value-type="string">
            <text:p>无效的</text:p>
          </table:table-cell>
          <table:table-cell table:formula="of:=GOOGLETRANSLATE_YOULIBRECALC([.$D68];[.$D$2];[.$F$2])" office:value-type="string" office:string-value="ヌル" calcext:value-type="string">
            <text:p>ヌル</text:p>
          </table:table-cell>
          <table:table-cell table:formula="of:=GOOGLETRANSLATE_YOULIBRECALC([.$D68];[.$D$2];[.$G$2])" office:value-type="string" office:string-value="nieważny" calcext:value-type="string">
            <text:p>nieważny</text:p>
          </table:table-cell>
          <table:table-cell table:formula="of:=GOOGLETRANSLATE_YOULIBRECALC([.$D68];[.$D$2];[.$H$2])" office:value-type="string" office:string-value="nulo" calcext:value-type="string">
            <text:p>nulo</text:p>
          </table:table-cell>
          <table:table-cell table:formula="of:=GOOGLETRANSLATE_YOULIBRECALC([.$D68];[.$D$2];[.$I$2])" office:value-type="string" office:string-value="нулевой" calcext:value-type="string">
            <text:p>нулевой</text:p>
          </table:table-cell>
          <table:table-cell table:formula="of:=GOOGLETRANSLATE_YOULIBRECALC([.$D68];[.$D$2];[.$J$2])" office:value-type="string" office:string-value="nul" calcext:value-type="string">
            <text:p>nul</text:p>
          </table:table-cell>
          <table:table-cell table:formula="of:=GOOGLETRANSLATE_YOULIBRECALC([.$D68];[.$D$2];[.$K$2])" office:value-type="string" office:string-value="null" calcext:value-type="string">
            <text:p>null</text:p>
          </table:table-cell>
          <table:table-cell table:formula="of:=GOOGLETRANSLATE_YOULIBRECALC([.$D68];[.$D$2];[.$L$2])" office:value-type="string" office:string-value="nulla" calcext:value-type="string">
            <text:p>nulla</text:p>
          </table:table-cell>
          <table:table-cell table:formula="of:=GOOGLETRANSLATE_YOULIBRECALC([.$D68];[.$D$2];[.$M$2])" office:value-type="string" office:string-value="άκυρος" calcext:value-type="string">
            <text:p>άκυρος</text:p>
          </table:table-cell>
          <table:table-cell table:formula="of:=GOOGLETRANSLATE_YOULIBRECALC([.$D68];[.$D$2];[.$N$2])" office:value-type="string" office:string-value="hükümsüz" calcext:value-type="string">
            <text:p>hükümsüz</text:p>
          </table:table-cell>
          <table:table-cell table:formula="of:=GOOGLETRANSLATE_YOULIBRECALC([.$D68];[.$D$2];[.$O$2])" office:value-type="string" office:string-value="null" calcext:value-type="string">
            <text:p>null</text:p>
          </table:table-cell>
          <table:table-cell table:formula="of:=GOOGLETRANSLATE_YOULIBRECALC([.$D68];[.$D$2];[.$P$2])" office:value-type="string" office:string-value="nul" calcext:value-type="string">
            <text:p>nul</text:p>
          </table:table-cell>
          <table:table-cell table:formula="of:=GOOGLETRANSLATE_YOULIBRECALC([.$D68];[.$D$2];[.$Q$2])" office:value-type="string" office:string-value="널" calcext:value-type="string">
            <text:p>널</text:p>
          </table:table-cell>
          <table:table-cell table:formula="of:=GOOGLETRANSLATE_YOULIBRECALC([.$D68];[.$D$2];[.$R$2])" office:value-type="string" office:string-value="nulové" calcext:value-type="string">
            <text:p>nulové</text:p>
          </table:table-cell>
          <table:table-cell table:formula="of:=GOOGLETRANSLATE_YOULIBRECALC([.$D68];[.$D$2];[.$S$2])" office:value-type="string" office:string-value="nulo" calcext:value-type="string">
            <text:p>nulo</text:p>
          </table:table-cell>
          <table:table-cell table:formula="of:=GOOGLETRANSLATE_YOULIBRECALC([.$D68];[.$D$2];[.$T$2])" office:value-type="string" office:string-value="โมฆะ" calcext:value-type="string">
            <text:p>โมฆะ</text:p>
          </table:table-cell>
          <table:table-cell table:formula="of:=GOOGLETRANSLATE_YOULIBRECALC([.$D68];[.$D$2];[.$U$2])" office:value-type="string" office:string-value="batal" calcext:value-type="string">
            <text:p>batal</text:p>
          </table:table-cell>
          <table:table-cell table:formula="of:=GOOGLETRANSLATE_YOULIBRECALC([.$D68];[.$D$2];[.$V$2])" office:value-type="string" office:string-value="null" calcext:value-type="string">
            <text:p>null</text:p>
          </table:table-cell>
          <table:table-cell table:formula="of:=GOOGLETRANSLATE_YOULIBRECALC([.$D68];[.$D$2];[.$W$2])" office:value-type="string" office:string-value="Null" calcext:value-type="string">
            <text:p>Null</text:p>
          </table:table-cell>
          <table:table-cell table:formula="of:=GOOGLETRANSLATE_YOULIBRECALC([.$D68];[.$D$2];[.$X$2])" office:value-type="string" office:string-value="нульовий" calcext:value-type="string">
            <text:p>нульовий</text:p>
          </table:table-cell>
          <table:table-cell table:formula="of:=GOOGLETRANSLATE_YOULIBRECALC([.$D68];[.$D$2];[.$Y$2])" office:value-type="string" office:string-value="vô giá trị" calcext:value-type="string">
            <text:p>vô giá trị</text:p>
          </table:table-cell>
          <table:table-cell table:formula="of:=GOOGLETRANSLATE_YOULIBRECALC([.$D68];[.$D$2];[.$Z$2])" office:value-type="string" office:string-value="NULL" calcext:value-type="string">
            <text:p>NULL</text:p>
          </table:table-cell>
          <table:table-cell table:formula="of:=GOOGLETRANSLATE_YOULIBRECALC([.$D68];[.$D$2];[.$AA$2])" office:value-type="string" office:string-value="tyhjä" calcext:value-type="string">
            <text:p>tyhjä</text:p>
          </table:table-cell>
          <table:table-cell table:formula="of:=GOOGLETRANSLATE_YOULIBRECALC([.$D68];[.$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6">
          <table:table-cell table:style-name="ce6" office:value-type="string" calcext:value-type="string">
            <text:p>***Blowjob_SwitchToCowgirlBotLead***</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Variety is important to keep things interesting so… time to ride! ***Prolonged blowjobs may hurt on your partner jaws, so its better to change positions from time to time. ***Enough tongue action. Let’s improve your endurance with some cowgirl!</text:p>
          </table:table-cell>
          <table:table-cell table:formula="of:=GOOGLETRANSLATE_YOULIBRECALC([.$D69];[.$D$2];[.$E$2])" office:value-type="string" office:string-value="多样性对于使事情变得有趣很重要，所以……骑车的时候了！ ***长时间的口交可能会对您的伴侣下巴伤害，因此最好不时更改位置。 ***足够的舌头动作。让我们用一些女牛仔提高耐力！" calcext:value-type="string">
            <text:p>多样性对于使事情变得有趣很重要，所以……骑车的时候了！ ***长时间的口交可能会对您的伴侣下巴伤害，因此最好不时更改位置。 ***足够的舌头动作。让我们用一些女牛仔提高耐力！</text:p>
          </table:table-cell>
          <table:table-cell table:formula="of:=GOOGLETRANSLATE_YOULIBRECALC([.$D69];[.$D$2];[.$F$2])" office:value-type="string" office:string-value="物事を面白くするために多様性が重要なので、乗る時間です！ ***長期にわたるフェラチオは、パートナーの顎を痛める可能性があるため、時々ポジションを変更する方が良いでしょう。 ***十分な舌アクション。いくつかのカウガールであなたの持久力を改善しましょう！" calcext:value-type="string">
            <text:p>物事を面白くするために多様性が重要なので、乗る時間です！ ***長期にわたるフェラチオは、パートナーの顎を痛める可能性があるため、時々ポジションを変更する方が良いでしょう。 ***十分な舌アクション。いくつかのカウガールであなたの持久力を改善しましょう！</text:p>
          </table:table-cell>
          <table:table-cell table:formula="of:=GOOGLETRANSLATE_YOULIBRECALC([.$D69];[.$D$2];[.$G$2])" office:value-type="string" office:string-value="Różnorodność jest ważna, aby sprawić, że rzeczy były interesujące, więc… czas na jazdę! *** Długotrwałe loda mogą boleć szczęki partnera, więc od czasu do czasu lepiej zmieniać pozycje. *** Wystarczająca akcja języka. Popraw twoją wytrzymałość dzięki jakiejś cowgirl!" calcext:value-type="string">
            <text:p>Różnorodność jest ważna, aby sprawić, że rzeczy były interesujące, więc… czas na jazdę! *** Długotrwałe loda mogą boleć szczęki partnera, więc od czasu do czasu lepiej zmieniać pozycje. *** Wystarczająca akcja języka. Popraw twoją wytrzymałość dzięki jakiejś cowgirl!</text:p>
          </table:table-cell>
          <table:table-cell table:formula="of:=GOOGLETRANSLATE_YOULIBRECALC([.$D69];[.$D$2];[.$H$2])" office:value-type="string" office:string-value="La variedad es importante para mantener las cosas interesantes, así que ... ¡es hora de montar! *** Las mamadas prolongadas pueden doler en las mandíbulas de su pareja, por lo que es mejor cambiar de posición de vez en cuando. *** Suficiente acción de la lengua. ¡Vamos a mejorar tu resistencia con una vaquera!" calcext:value-type="string">
            <text:p>La variedad es importante para mantener las cosas interesantes, así que ... ¡es hora de montar! *** Las mamadas prolongadas pueden doler en las mandíbulas de su pareja, por lo que es mejor cambiar de posición de vez en cuando. *** Suficiente acción de la lengua. ¡Vamos a mejorar tu resistencia con una vaquera!</text:p>
          </table:table-cell>
          <table:table-cell table:formula="of:=GOOGLETRANSLATE_YOULIBRECALC([.$D69];[.$D$2];[.$I$2])" office:value-type="string" office:string-value="Разнообразие важно, чтобы все было интересно, поэтому ... время ездить! *** Длительные минеты могут повредить вашему партнеру челюсти, поэтому лучше время от времени менять позиции. *** Достаточно языкового действия. Давайте улучшим свою выносливость с какой -то Cowgirl!" calcext:value-type="string">
            <text:p>Разнообразие важно, чтобы все было интересно, поэтому ... время ездить! *** Длительные минеты могут повредить вашему партнеру челюсти, поэтому лучше время от времени менять позиции. *** Достаточно языкового действия. Давайте улучшим свою выносливость с какой -то Cowgirl!</text:p>
          </table:table-cell>
          <table:table-cell table:formula="of:=GOOGLETRANSLATE_YOULIBRECALC([.$D69];[.$D$2];[.$J$2])" office:value-type="string" office:string-value="La variété est importante pour garder les choses intéressantes alors… le temps de rouler! *** Les fellations prolongées peuvent nuire à la mâchoire de votre partenaire, il vaut donc mieux changer de position de temps à autre. *** suffisamment d'action de la langue. Amélilons votre endurance avec une cow-girl!" calcext:value-type="string">
            <text:p>La variété est importante pour garder les choses intéressantes alors… le temps de rouler! *** Les fellations prolongées peuvent nuire à la mâchoire de votre partenaire, il vaut donc mieux changer de position de temps à autre. *** suffisamment d'action de la langue. Amélilons votre endurance avec une cow-girl!</text:p>
          </table:table-cell>
          <table:table-cell table:formula="of:=GOOGLETRANSLATE_YOULIBRECALC([.$D69];[.$D$2];[.$K$2])" office:value-type="string" office:string-value="Raznolikost je pomembna, da bodo stvari zanimive, zato ... čas za vožnjo! *** Dolgotrajne fafanje lahko škodijo čeljusti vašega partnerja, zato je bolje, da občasno spremenite položaje. *** dovolj jezika. Izboljšajmo vašo vzdržljivost z nekaj Cowgirl!" calcext:value-type="string">
            <text:p>Raznolikost je pomembna, da bodo stvari zanimive, zato ... čas za vožnjo! *** Dolgotrajne fafanje lahko škodijo čeljusti vašega partnerja, zato je bolje, da občasno spremenite položaje. *** dovolj jezika. Izboljšajmo vašo vzdržljivost z nekaj Cowgirl!</text:p>
          </table:table-cell>
          <table:table-cell table:formula="of:=GOOGLETRANSLATE_YOULIBRECALC([.$D69];[.$D$2];[.$L$2])" office:value-type="string" office:string-value="A változatosság fontos, hogy érdekes legyen a dolgok, így… Ideje lovagolni! *** A hosszan tartó szopások árthatnak a partner állkapocsán, így jobb, ha időről időre megváltoztatja a pozíciókat. *** Elég nyelvi cselekvés. Javítsuk a kitartást néhány cowgirl -rel!" calcext:value-type="string">
            <text:p>A változatosság fontos, hogy érdekes legyen a dolgok, így… Ideje lovagolni! *** A hosszan tartó szopások árthatnak a partner állkapocsán, így jobb, ha időről időre megváltoztatja a pozíciókat. *** Elég nyelvi cselekvés. Javítsuk a kitartást néhány cowgirl -rel!</text:p>
          </table:table-cell>
          <table:table-cell table:formula="of:=GOOGLETRANSLATE_YOULIBRECALC([.$D69];[.$D$2];[.$M$2])" office:value-type="string" office:string-value="Η ποικιλία είναι σημαντική για να κρατήσετε τα πράγματα ενδιαφέροντα έτσι ... Ώρα να οδηγήσετε! *** Οι παρατεταμένες πινελιές μπορεί να βλάψουν τα σαγόνια του συνεργάτη σας, οπότε είναι καλύτερο να αλλάξετε θέσεις από καιρό σε καιρό. *** Αρκετή δράση γλώσσας. Ας βελτιώσουμε την αντοχή σας με κάποια cowgirl!" calcext:value-type="string">
            <text:p>Η ποικιλία είναι σημαντική για να κρατήσετε τα πράγματα ενδιαφέροντα έτσι ... Ώρα να οδηγήσετε! *** Οι παρατεταμένες πινελιές μπορεί να βλάψουν τα σαγόνια του συνεργάτη σας, οπότε είναι καλύτερο να αλλάξετε θέσεις από καιρό σε καιρό. *** Αρκετή δράση γλώσσας. Ας βελτιώσουμε την αντοχή σας με κάποια cowgirl!</text:p>
          </table:table-cell>
          <table:table-cell table:formula="of:=GOOGLETRANSLATE_YOULIBRECALC([.$D69];[.$D$2];[.$N$2])" office:value-type="string" office:string-value="Çeşitlilik işleri ilginç tutmak için önemlidir, bu yüzden… binme zamanı! *** Uzun süreli oral seks ortak çenelerinize zarar verebilir, bu nedenle pozisyonları zaman zaman değiştirmek daha iyidir. *** Yeterli dil eylemi. Biraz cowgirl ile dayanıklılığınızı artıralım!" calcext:value-type="string">
            <text:p>Çeşitlilik işleri ilginç tutmak için önemlidir, bu yüzden… binme zamanı! *** Uzun süreli oral seks ortak çenelerinize zarar verebilir, bu nedenle pozisyonları zaman zaman değiştirmek daha iyidir. *** Yeterli dil eylemi. Biraz cowgirl ile dayanıklılığınızı artıralım!</text:p>
          </table:table-cell>
          <table:table-cell table:formula="of:=GOOGLETRANSLATE_YOULIBRECALC([.$D69];[.$D$2];[.$O$2])" office:value-type="string" office:string-value="La varietà è importante per mantenere le cose interessanti, quindi ... è ora di guidare! *** I pompini prolungati possono far male alle mascelle del tuo partner, quindi è meglio cambiare posizione di tanto in tanto. *** Abbastanza azione della lingua. Miglioriamo la tua resistenza con un po 'di cowgirl!" calcext:value-type="string">
            <text:p>La varietà è importante per mantenere le cose interessanti, quindi ... è ora di guidare! *** I pompini prolungati possono far male alle mascelle del tuo partner, quindi è meglio cambiare posizione di tanto in tanto. *** Abbastanza azione della lingua. Miglioriamo la tua resistenza con un po 'di cowgirl!</text:p>
          </table:table-cell>
          <table:table-cell table:formula="of:=GOOGLETRANSLATE_YOULIBRECALC([.$D69];[.$D$2];[.$P$2])" office:value-type="string" office:string-value="Variatie is belangrijk om dingen interessant te houden, dus ... tijd om te rijden! *** Langdurige pijpbeurten kunnen pijn doen op uw partnerkaken, dus het is beter om van tijd tot tijd van positie te veranderen. *** genoeg tongactie. Laten we uw uithoudingsvermogen verbeteren met wat cowgirl!" calcext:value-type="string">
            <text:p>Variatie is belangrijk om dingen interessant te houden, dus ... tijd om te rijden! *** Langdurige pijpbeurten kunnen pijn doen op uw partnerkaken, dus het is beter om van tijd tot tijd van positie te veranderen. *** genoeg tongactie. Laten we uw uithoudingsvermogen verbeteren met wat cowgirl!</text:p>
          </table:table-cell>
          <table:table-cell table:formula="of:=GOOGLETRANSLATE_YOULIBRECALC([.$D69];[.$D$2];[.$Q$2])" office:value-type="string" office:string-value="다양성을 흥미롭게 유지하는 것이 중요합니다. *** 연장 된 입으로는 파트너 턱에 상처를 입을 수 있으므로 때때로 위치를 바꾸는 것이 좋습니다. *** 충분한 혀 행동. 카우걸로 당신의 지구력을 향상합시다!" calcext:value-type="string">
            <text:p>다양성을 흥미롭게 유지하는 것이 중요합니다. *** 연장 된 입으로는 파트너 턱에 상처를 입을 수 있으므로 때때로 위치를 바꾸는 것이 좋습니다. *** 충분한 혀 행동. 카우걸로 당신의 지구력을 향상합시다!</text:p>
          </table:table-cell>
          <table:table-cell table:formula="of:=GOOGLETRANSLATE_YOULIBRECALC([.$D69];[.$D$2];[.$R$2])" office:value-type="string" office:string-value="Odroda je dôležitá na to, aby sa veci udržali zaujímavé, takže ... Je čas jazdiť! *** Dlhodobé fajčenie môžu bolieť na vašich partnerských čeľustiach, takže je lepšie čas od času meniť pozície. *** Dostatok jazyka. Vylepšime vašu vytrvalosť pomocou nejakej cowgirl!" calcext:value-type="string">
            <text:p>Odroda je dôležitá na to, aby sa veci udržali zaujímavé, takže ... Je čas jazdiť! *** Dlhodobé fajčenie môžu bolieť na vašich partnerských čeľustiach, takže je lepšie čas od času meniť pozície. *** Dostatok jazyka. Vylepšime vašu vytrvalosť pomocou nejakej cowgirl!</text:p>
          </table:table-cell>
          <table:table-cell table:formula="of:=GOOGLETRANSLATE_YOULIBRECALC([.$D69];[.$D$2];[.$S$2])" office:value-type="string" office:string-value="A variedade é importante para manter as coisas interessantes então ... Hora de andar! *** boquetes prolongados podem prejudicar as mandíbulas do seu parceiro, então é melhor mudar de posição de tempos em tempos. *** Ação de língua suficiente. Vamos melhorar sua resistência com uma vaqueira!" calcext:value-type="string">
            <text:p>A variedade é importante para manter as coisas interessantes então ... Hora de andar! *** boquetes prolongados podem prejudicar as mandíbulas do seu parceiro, então é melhor mudar de posição de tempos em tempos. *** Ação de língua suficiente. Vamos melhorar sua resistência com uma vaqueira!</text:p>
          </table:table-cell>
          <table:table-cell table:formula="of:=GOOGLETRANSLATE_YOULIBRECALC([.$D69];[.$D$2];[.$T$2])" office:value-type="string" office:string-value="ความหลากหลายเป็นสิ่งสำคัญที่จะทำให้สิ่งที่น่าสนใจดังนั้น ... ถึงเวลาขี่! *** blowjobs ที่ยืดเยื้ออาจทำร้ายขากรรไกรคู่ของคุณดังนั้นจึงเป็นการดีกว่าที่จะเปลี่ยนตำแหน่งเป็นครั้งคราว *** การกระทำของลิ้นเพียงพอ มาปรับปรุงความอดทนของคุณด้วย Cowgirl กันเถอะ!" calcext:value-type="string">
            <text:p>ความหลากหลายเป็นสิ่งสำคัญที่จะทำให้สิ่งที่น่าสนใจดังนั้น ... ถึงเวลาขี่! *** blowjobs ที่ยืดเยื้ออาจทำร้ายขากรรไกรคู่ของคุณดังนั้นจึงเป็นการดีกว่าที่จะเปลี่ยนตำแหน่งเป็นครั้งคราว *** การกระทำของลิ้นเพียงพอ มาปรับปรุงความอดทนของคุณด้วย Cowgirl กันเถอะ!</text:p>
          </table:table-cell>
          <table:table-cell table:formula="of:=GOOGLETRANSLATE_YOULIBRECALC([.$D69];[.$D$2];[.$U$2])" office:value-type="string" office:string-value="Variasi penting untuk menjaga hal -hal menarik jadi ... saatnya naik! *** Blowjobs yang berkepanjangan mungkin menyakitkan pada rahang pasangan Anda, jadi lebih baik mengubah posisi dari waktu ke waktu. *** Tindakan lidah yang cukup. Mari kita tingkatkan daya tahan Anda dengan beberapa cowgirl!" calcext:value-type="string">
            <text:p>Variasi penting untuk menjaga hal -hal menarik jadi ... saatnya naik! *** Blowjobs yang berkepanjangan mungkin menyakitkan pada rahang pasangan Anda, jadi lebih baik mengubah posisi dari waktu ke waktu. *** Tindakan lidah yang cukup. Mari kita tingkatkan daya tahan Anda dengan beberapa cowgirl!</text:p>
          </table:table-cell>
          <table:table-cell table:formula="of:=GOOGLETRANSLATE_YOULIBRECALC([.$D69];[.$D$2];[.$V$2])" office:value-type="string" office:string-value="Variety je důležitá pro udržení věcí zajímavých, takže ... čas na jízdu! *** Prodloužené kouření mohou u vašich partnerských čelistí bolet, takže je lepší čas od času měnit pozice. *** Dostatek akce jazyka. Pojďme zlepšit vaši vytrvalost pomocí Cowgirl!" calcext:value-type="string">
            <text:p>Variety je důležitá pro udržení věcí zajímavých, takže ... čas na jízdu! *** Prodloužené kouření mohou u vašich partnerských čelistí bolet, takže je lepší čas od času měnit pozice. *** Dostatek akce jazyka. Pojďme zlepšit vaši vytrvalost pomocí Cowgirl!</text:p>
          </table:table-cell>
          <table:table-cell table:formula="of:=GOOGLETRANSLATE_YOULIBRECALC([.$D69];[.$D$2];[.$W$2])" office:value-type="string" office:string-value="Mahalaga ang iba't -ibang upang mapanatili ang mga bagay na kawili -wili kaya ... oras upang sumakay! *** Ang matagal na mga blowjobs ay maaaring masaktan sa iyong kasosyo sa jaws, kaya mas mahusay na baguhin ang mga posisyon sa pana -panahon. *** Sapat na pagkilos ng dila. Pagbutihin natin ang iyong pagbabata sa ilang mga cowgirl!" calcext:value-type="string">
            <text:p>Mahalaga ang iba't -ibang upang mapanatili ang mga bagay na kawili -wili kaya ... oras upang sumakay! *** Ang matagal na mga blowjobs ay maaaring masaktan sa iyong kasosyo sa jaws, kaya mas mahusay na baguhin ang mga posisyon sa pana -panahon. *** Sapat na pagkilos ng dila. Pagbutihin natin ang iyong pagbabata sa ilang mga cowgirl!</text:p>
          </table:table-cell>
          <table:table-cell table:formula="of:=GOOGLETRANSLATE_YOULIBRECALC([.$D69];[.$D$2];[.$X$2])" office:value-type="string" office:string-value="Різноманітність важлива для того, щоб зберегти цікаві речі, тому… час їздити! *** Продовжені мінет можуть зашкодити вашим партнером щелепи, тому краще час від часу змінювати позиції. *** Досить дії язика. Давайте покращимо свою витривалість за допомогою пастушки!" calcext:value-type="string">
            <text:p>Різноманітність важлива для того, щоб зберегти цікаві речі, тому… час їздити! *** Продовжені мінет можуть зашкодити вашим партнером щелепи, тому краще час від часу змінювати позиції. *** Досить дії язика. Давайте покращимо свою витривалість за допомогою пастушки!</text:p>
          </table:table-cell>
          <table:table-cell table:formula="of:=GOOGLETRANSLATE_YOULIBRECALC([.$D69];[.$D$2];[.$Y$2])" office:value-type="string" office:string-value="Sự đa dạng là quan trọng để giữ cho mọi thứ thú vị nên thời gian để đi xe! *** Các cú nhảy kéo dài có thể làm tổn thương trên hàm đối tác của bạn, vì vậy tốt hơn là thay đổi vị trí theo thời gian. *** đủ hành động lưỡi. Hãy để cải thiện sức chịu đựng của bạn với một số cowgirl!" calcext:value-type="string">
            <text:p>Sự đa dạng là quan trọng để giữ cho mọi thứ thú vị nên thời gian để đi xe! *** Các cú nhảy kéo dài có thể làm tổn thương trên hàm đối tác của bạn, vì vậy tốt hơn là thay đổi vị trí theo thời gian. *** đủ hành động lưỡi. Hãy để cải thiện sức chịu đựng của bạn với một số cowgirl!</text:p>
          </table:table-cell>
          <table:table-cell table:formula="of:=GOOGLETRANSLATE_YOULIBRECALC([.$D69];[.$D$2];[.$Z$2])" office:value-type="string" office:string-value="Abwechslung ist wichtig, um die Dinge interessant zu halten. *** Längere Blowjobs können Ihren Partnerkiefern verletzen, daher ist es besser, von Zeit zu Zeit die Positionen zu wechseln. *** Genug Zungenaktion. Lassen Sie uns Ihre Ausdauer mit etwas Cowgirl verbessern!" calcext:value-type="string">
            <text:p>Abwechslung ist wichtig, um die Dinge interessant zu halten. *** Längere Blowjobs können Ihren Partnerkiefern verletzen, daher ist es besser, von Zeit zu Zeit die Positionen zu wechseln. *** Genug Zungenaktion. Lassen Sie uns Ihre Ausdauer mit etwas Cowgirl verbessern!</text:p>
          </table:table-cell>
          <table:table-cell table:formula="of:=GOOGLETRANSLATE_YOULIBRECALC([.$D69];[.$D$2];[.$AA$2])" office:value-type="string" office:string-value="Lajike on tärkeää pitää asiat mielenkiintoisina, joten… aika ratsastaa! *** Pitkäaikaiset suihin voi satuttaa kumppanisi leuat, joten on parempi muuttaa asemia ajoittain. *** Tarpeeksi kielen toiminta. Parannetaan kestävyyttäsi jollakin cowgirlillä!" calcext:value-type="string">
            <text:p>Lajike on tärkeää pitää asiat mielenkiintoisina, joten… aika ratsastaa! *** Pitkäaikaiset suihin voi satuttaa kumppanisi leuat, joten on parempi muuttaa asemia ajoittain. *** Tarpeeksi kielen toiminta. Parannetaan kestävyyttäsi jollakin cowgirlillä!</text:p>
          </table:table-cell>
          <table:table-cell table:formula="of:=GOOGLETRANSLATE_YOULIBRECALC([.$D69];[.$D$2];[.$AB$2])" office:value-type="string" office:string-value="Variation er vigtig for at holde tingene interessante så… tid til at ride! *** Langvarige blowjobs kan skade på dine partnerkæber, så det er bedre at ændre positioner fra tid til anden. *** Nok tunge handling. Lad os forbedre din udholdenhed med nogle cowgirl!" calcext:value-type="string">
            <text:p>Variation er vigtig for at holde tingene interessante så… tid til at ride! *** Langvarige blowjobs kan skade på dine partnerkæber, så det er bedre at ændre positioner fra tid til anden. *** Nok tunge handling. Lad os forbedre din udholdenhed med nogle cowgirl!</text:p>
          </table:table-cell>
          <table:table-cell office:value-type="string" calcext:value-type="string">
            <text:p>***END***</text:p>
          </table:table-cell>
          <table:table-cell table:number-columns-repeated="16355"/>
        </table:table-row>
        <table:table-row table:style-name="ro15">
          <table:table-cell table:style-name="ce6" office:value-type="string" calcext:value-type="string">
            <text:p>***Blowjob_SwitchToCowgirlBotLead***</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70];[.$D$2];[.$E$2])" office:value-type="string" office:string-value="无效的" calcext:value-type="string">
            <text:p>无效的</text:p>
          </table:table-cell>
          <table:table-cell table:formula="of:=GOOGLETRANSLATE_YOULIBRECALC([.$D70];[.$D$2];[.$F$2])" office:value-type="string" office:string-value="ヌル" calcext:value-type="string">
            <text:p>ヌル</text:p>
          </table:table-cell>
          <table:table-cell table:formula="of:=GOOGLETRANSLATE_YOULIBRECALC([.$D70];[.$D$2];[.$G$2])" office:value-type="string" office:string-value="nieważny" calcext:value-type="string">
            <text:p>nieważny</text:p>
          </table:table-cell>
          <table:table-cell table:formula="of:=GOOGLETRANSLATE_YOULIBRECALC([.$D70];[.$D$2];[.$H$2])" office:value-type="string" office:string-value="nulo" calcext:value-type="string">
            <text:p>nulo</text:p>
          </table:table-cell>
          <table:table-cell table:formula="of:=GOOGLETRANSLATE_YOULIBRECALC([.$D70];[.$D$2];[.$I$2])" office:value-type="string" office:string-value="нулевой" calcext:value-type="string">
            <text:p>нулевой</text:p>
          </table:table-cell>
          <table:table-cell table:formula="of:=GOOGLETRANSLATE_YOULIBRECALC([.$D70];[.$D$2];[.$J$2])" office:value-type="string" office:string-value="nul" calcext:value-type="string">
            <text:p>nul</text:p>
          </table:table-cell>
          <table:table-cell table:formula="of:=GOOGLETRANSLATE_YOULIBRECALC([.$D70];[.$D$2];[.$K$2])" office:value-type="string" office:string-value="null" calcext:value-type="string">
            <text:p>null</text:p>
          </table:table-cell>
          <table:table-cell table:formula="of:=GOOGLETRANSLATE_YOULIBRECALC([.$D70];[.$D$2];[.$L$2])" office:value-type="string" office:string-value="nulla" calcext:value-type="string">
            <text:p>nulla</text:p>
          </table:table-cell>
          <table:table-cell table:formula="of:=GOOGLETRANSLATE_YOULIBRECALC([.$D70];[.$D$2];[.$M$2])" office:value-type="string" office:string-value="άκυρος" calcext:value-type="string">
            <text:p>άκυρος</text:p>
          </table:table-cell>
          <table:table-cell table:formula="of:=GOOGLETRANSLATE_YOULIBRECALC([.$D70];[.$D$2];[.$N$2])" office:value-type="string" office:string-value="hükümsüz" calcext:value-type="string">
            <text:p>hükümsüz</text:p>
          </table:table-cell>
          <table:table-cell table:formula="of:=GOOGLETRANSLATE_YOULIBRECALC([.$D70];[.$D$2];[.$O$2])" office:value-type="string" office:string-value="null" calcext:value-type="string">
            <text:p>null</text:p>
          </table:table-cell>
          <table:table-cell table:formula="of:=GOOGLETRANSLATE_YOULIBRECALC([.$D70];[.$D$2];[.$P$2])" office:value-type="string" office:string-value="nul" calcext:value-type="string">
            <text:p>nul</text:p>
          </table:table-cell>
          <table:table-cell table:formula="of:=GOOGLETRANSLATE_YOULIBRECALC([.$D70];[.$D$2];[.$Q$2])" office:value-type="string" office:string-value="널" calcext:value-type="string">
            <text:p>널</text:p>
          </table:table-cell>
          <table:table-cell table:formula="of:=GOOGLETRANSLATE_YOULIBRECALC([.$D70];[.$D$2];[.$R$2])" office:value-type="string" office:string-value="nulové" calcext:value-type="string">
            <text:p>nulové</text:p>
          </table:table-cell>
          <table:table-cell table:formula="of:=GOOGLETRANSLATE_YOULIBRECALC([.$D70];[.$D$2];[.$S$2])" office:value-type="string" office:string-value="nulo" calcext:value-type="string">
            <text:p>nulo</text:p>
          </table:table-cell>
          <table:table-cell table:formula="of:=GOOGLETRANSLATE_YOULIBRECALC([.$D70];[.$D$2];[.$T$2])" office:value-type="string" office:string-value="โมฆะ" calcext:value-type="string">
            <text:p>โมฆะ</text:p>
          </table:table-cell>
          <table:table-cell table:formula="of:=GOOGLETRANSLATE_YOULIBRECALC([.$D70];[.$D$2];[.$U$2])" office:value-type="string" office:string-value="batal" calcext:value-type="string">
            <text:p>batal</text:p>
          </table:table-cell>
          <table:table-cell table:formula="of:=GOOGLETRANSLATE_YOULIBRECALC([.$D70];[.$D$2];[.$V$2])" office:value-type="string" office:string-value="null" calcext:value-type="string">
            <text:p>null</text:p>
          </table:table-cell>
          <table:table-cell table:formula="of:=GOOGLETRANSLATE_YOULIBRECALC([.$D70];[.$D$2];[.$W$2])" office:value-type="string" office:string-value="Null" calcext:value-type="string">
            <text:p>Null</text:p>
          </table:table-cell>
          <table:table-cell table:formula="of:=GOOGLETRANSLATE_YOULIBRECALC([.$D70];[.$D$2];[.$X$2])" office:value-type="string" office:string-value="нульовий" calcext:value-type="string">
            <text:p>нульовий</text:p>
          </table:table-cell>
          <table:table-cell table:formula="of:=GOOGLETRANSLATE_YOULIBRECALC([.$D70];[.$D$2];[.$Y$2])" office:value-type="string" office:string-value="vô giá trị" calcext:value-type="string">
            <text:p>vô giá trị</text:p>
          </table:table-cell>
          <table:table-cell table:formula="of:=GOOGLETRANSLATE_YOULIBRECALC([.$D70];[.$D$2];[.$Z$2])" office:value-type="string" office:string-value="NULL" calcext:value-type="string">
            <text:p>NULL</text:p>
          </table:table-cell>
          <table:table-cell table:formula="of:=GOOGLETRANSLATE_YOULIBRECALC([.$D70];[.$D$2];[.$AA$2])" office:value-type="string" office:string-value="tyhjä" calcext:value-type="string">
            <text:p>tyhjä</text:p>
          </table:table-cell>
          <table:table-cell table:formula="of:=GOOGLETRANSLATE_YOULIBRECALC([.$D70];[.$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7">
          <table:table-cell table:style-name="ce6" office:value-type="string" calcext:value-type="string">
            <text:p>***Blowjob_SwitchToCowgirlBotRape***</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We are not done. You DEFINETELY need some cowgirl. ***Don’t be selfish. Your partner also needs some fun~***I know you don’t want to, but you need to understand how it feels being ignored.</text:p>
          </table:table-cell>
          <table:table-cell table:formula="of:=GOOGLETRANSLATE_YOULIBRECALC([.$D71];[.$D$2];[.$E$2])" office:value-type="string" office:string-value="我们还没有完成。您绝对需要一些女牛仔。 ***不要自私。您的伴侣还需要一些乐趣〜***我知道您不想这样做，但是您需要了解它被忽略的感觉。" calcext:value-type="string">
            <text:p>我们还没有完成。您绝对需要一些女牛仔。 ***不要自私。您的伴侣还需要一些乐趣〜***我知道您不想这样做，但是您需要了解它被忽略的感觉。</text:p>
          </table:table-cell>
          <table:table-cell table:formula="of:=GOOGLETRANSLATE_YOULIBRECALC([.$D71];[.$D$2];[.$F$2])" office:value-type="string" office:string-value="私たちは完了していません。あなたは間違いなくいくつかのカウガールが必要です。 ***利己的にならないでください。あなたのパートナーもいくつかの楽しみを必要としています〜***私はあなたがしたくないことを知っていますが、あなたはそれが無視されているとどのように感じるかを理解する必要があります。" calcext:value-type="string">
            <text:p>私たちは完了していません。あなたは間違いなくいくつかのカウガールが必要です。 ***利己的にならないでください。あなたのパートナーもいくつかの楽しみを必要としています〜***私はあなたがしたくないことを知っていますが、あなたはそれが無視されているとどのように感じるかを理解する必要があります。</text:p>
          </table:table-cell>
          <table:table-cell table:formula="of:=GOOGLETRANSLATE_YOULIBRECALC([.$D71];[.$D$2];[.$G$2])" office:value-type="string" office:string-value="Nie skończyliśmy. Zdecydowanie potrzebujesz trochę cowgirl. *** Nie bądź samolubny. Twój partner potrzebuje również zabawy ~ *** Wiem, że nie chcesz, ale musisz zrozumieć, jak to jest ignorowane." calcext:value-type="string">
            <text:p>Nie skończyliśmy. Zdecydowanie potrzebujesz trochę cowgirl. *** Nie bądź samolubny. Twój partner potrzebuje również zabawy ~ *** Wiem, że nie chcesz, ale musisz zrozumieć, jak to jest ignorowane.</text:p>
          </table:table-cell>
          <table:table-cell table:formula="of:=GOOGLETRANSLATE_YOULIBRECALC([.$D71];[.$D$2];[.$H$2])" office:value-type="string" office:string-value="No hemos terminado. Definitivamente necesitas algo de vaquera. *** No seas egoísta. Tu pareja también necesita algo de diversión ~ *** Sé que no quieres hacerlo, pero debes entender cómo se siente ignorarse." calcext:value-type="string">
            <text:p>No hemos terminado. Definitivamente necesitas algo de vaquera. *** No seas egoísta. Tu pareja también necesita algo de diversión ~ *** Sé que no quieres hacerlo, pero debes entender cómo se siente ignorarse.</text:p>
          </table:table-cell>
          <table:table-cell table:formula="of:=GOOGLETRANSLATE_YOULIBRECALC([.$D71];[.$D$2];[.$I$2])" office:value-type="string" office:string-value="Мы не закончили. Вам определенно нужна какая -то Cowgirl. *** Не будь эгоистичным. Вашему партнеру также нужно немного повеселиться ~ *** Я знаю, что вы не хотите, но вам нужно понять, каково это, когда он игнорируется." calcext:value-type="string">
            <text:p>Мы не закончили. Вам определенно нужна какая -то Cowgirl. *** Не будь эгоистичным. Вашему партнеру также нужно немного повеселиться ~ *** Я знаю, что вы не хотите, но вам нужно понять, каково это, когда он игнорируется.</text:p>
          </table:table-cell>
          <table:table-cell table:formula="of:=GOOGLETRANSLATE_YOULIBRECALC([.$D71];[.$D$2];[.$J$2])" office:value-type="string" office:string-value="Nous n'avons pas fini. Vous avez certainement besoin d'une cow-girl. *** Ne soyez pas égoïste. Votre partenaire a également besoin de plaisir ~ *** Je sais que vous ne voulez pas, mais vous devez comprendre comment il se sent ignoré." calcext:value-type="string">
            <text:p>Nous n'avons pas fini. Vous avez certainement besoin d'une cow-girl. *** Ne soyez pas égoïste. Votre partenaire a également besoin de plaisir ~ *** Je sais que vous ne voulez pas, mais vous devez comprendre comment il se sent ignoré.</text:p>
          </table:table-cell>
          <table:table-cell table:formula="of:=GOOGLETRANSLATE_YOULIBRECALC([.$D71];[.$D$2];[.$K$2])" office:value-type="string" office:string-value="Nismo končali. Definitivno potrebujete nekaj kravja. *** Ne bodite sebični. Tudi vaš partner potrebuje nekaj zabave ~ *** Vem, da tega ne želite, vendar morate razumeti, kako se zdi, da se ne upošteva." calcext:value-type="string">
            <text:p>Nismo končali. Definitivno potrebujete nekaj kravja. *** Ne bodite sebični. Tudi vaš partner potrebuje nekaj zabave ~ *** Vem, da tega ne želite, vendar morate razumeti, kako se zdi, da se ne upošteva.</text:p>
          </table:table-cell>
          <table:table-cell table:formula="of:=GOOGLETRANSLATE_YOULIBRECALC([.$D71];[.$D$2];[.$L$2])" office:value-type="string" office:string-value="Nem vagyunk készek. Határozottan szüksége van egy kis cowgirlre. *** Ne légy önző. Partnerének is szüksége van némi szórakozásra ~ *** Tudom, hogy nem akarja, de meg kell értenie, milyen érzés figyelmen kívül hagyják." calcext:value-type="string">
            <text:p>Nem vagyunk készek. Határozottan szüksége van egy kis cowgirlre. *** Ne légy önző. Partnerének is szüksége van némi szórakozásra ~ *** Tudom, hogy nem akarja, de meg kell értenie, milyen érzés figyelmen kívül hagyják.</text:p>
          </table:table-cell>
          <table:table-cell table:formula="of:=GOOGLETRANSLATE_YOULIBRECALC([.$D71];[.$D$2];[.$M$2])" office:value-type="string" office:string-value="Δεν έχουμε τελειώσει. Χρειάζεστε σίγουρα κάποια cowgirl. *** Μην είσαι εγωιστής. Ο σύντροφός σας χρειάζεται επίσης κάποια διασκέδαση ~ *** Ξέρω ότι δεν θέλετε, αλλά πρέπει να καταλάβετε πώς αισθάνεται ότι αγνοείται." calcext:value-type="string">
            <text:p>Δεν έχουμε τελειώσει. Χρειάζεστε σίγουρα κάποια cowgirl. *** Μην είσαι εγωιστής. Ο σύντροφός σας χρειάζεται επίσης κάποια διασκέδαση ~ *** Ξέρω ότι δεν θέλετε, αλλά πρέπει να καταλάβετε πώς αισθάνεται ότι αγνοείται.</text:p>
          </table:table-cell>
          <table:table-cell table:formula="of:=GOOGLETRANSLATE_YOULIBRECALC([.$D71];[.$D$2];[.$N$2])" office:value-type="string" office:string-value="Biz bitmedik. Kesinlikle biraz cowgirl'e ihtiyacınız var. *** Bencil olma. Partnerinizin de biraz eğlenceye ihtiyacı var ~ *** İstemediğinizi biliyorum, ancak nasıl göz ardı edildiğini anlamanız gerekiyor." calcext:value-type="string">
            <text:p>Biz bitmedik. Kesinlikle biraz cowgirl'e ihtiyacınız var. *** Bencil olma. Partnerinizin de biraz eğlenceye ihtiyacı var ~ *** İstemediğinizi biliyorum, ancak nasıl göz ardı edildiğini anlamanız gerekiyor.</text:p>
          </table:table-cell>
          <table:table-cell table:formula="of:=GOOGLETRANSLATE_YOULIBRECALC([.$D71];[.$D$2];[.$O$2])" office:value-type="string" office:string-value="Non abbiamo finito. Hai sicuramente bisogno di un po 'di cowgirl. *** Non essere egoista. Il tuo partner ha anche bisogno di un po 'di divertimento ~ *** So che non vuoi, ma devi capire come ci si sente a essere ignorato." calcext:value-type="string">
            <text:p>Non abbiamo finito. Hai sicuramente bisogno di un po 'di cowgirl. *** Non essere egoista. Il tuo partner ha anche bisogno di un po 'di divertimento ~ *** So che non vuoi, ma devi capire come ci si sente a essere ignorato.</text:p>
          </table:table-cell>
          <table:table-cell table:formula="of:=GOOGLETRANSLATE_YOULIBRECALC([.$D71];[.$D$2];[.$P$2])" office:value-type="string" office:string-value="We zijn niet klaar. Je hebt zeker wat cowgirl nodig. *** Wees niet egoïstisch. Je partner heeft ook plezier nodig ~ *** Ik weet dat je dat niet wilt, maar je moet begrijpen hoe het voelt dat wordt genegeerd." calcext:value-type="string">
            <text:p>We zijn niet klaar. Je hebt zeker wat cowgirl nodig. *** Wees niet egoïstisch. Je partner heeft ook plezier nodig ~ *** Ik weet dat je dat niet wilt, maar je moet begrijpen hoe het voelt dat wordt genegeerd.</text:p>
          </table:table-cell>
          <table:table-cell table:formula="of:=GOOGLETRANSLATE_YOULIBRECALC([.$D71];[.$D$2];[.$Q$2])" office:value-type="string" office:string-value="우리는 끝나지 않았습니다. 당신은 분명히 카우걸이 필요합니다. *** 이기적이지 마십시오. 당신의 파트너는 또한 재미가 필요합니다 ~ *** 당신이 원하지 않는다는 것을 알고 있지만, 그것이 무시되는 느낌을 이해해야합니다." calcext:value-type="string">
            <text:p>우리는 끝나지 않았습니다. 당신은 분명히 카우걸이 필요합니다. *** 이기적이지 마십시오. 당신의 파트너는 또한 재미가 필요합니다 ~ *** 당신이 원하지 않는다는 것을 알고 있지만, 그것이 무시되는 느낌을 이해해야합니다.</text:p>
          </table:table-cell>
          <table:table-cell table:formula="of:=GOOGLETRANSLATE_YOULIBRECALC([.$D71];[.$D$2];[.$R$2])" office:value-type="string" office:string-value="Nie sme hotoví. Určite potrebujete nejakú cowgirl. *** Nebuď sebecký. Váš partner tiež potrebuje zábavu ~ *** Viem, že to nechcete, ale musíte pochopiť, ako sa cíti ignorovanie." calcext:value-type="string">
            <text:p>Nie sme hotoví. Určite potrebujete nejakú cowgirl. *** Nebuď sebecký. Váš partner tiež potrebuje zábavu ~ *** Viem, že to nechcete, ale musíte pochopiť, ako sa cíti ignorovanie.</text:p>
          </table:table-cell>
          <table:table-cell table:formula="of:=GOOGLETRANSLATE_YOULIBRECALC([.$D71];[.$D$2];[.$S$2])" office:value-type="string" office:string-value="Nós não terminamos. Você definitivamente precisa de uma vaqueira. *** Não seja egoísta. Seu parceiro também precisa de um pouco de diversão ~ *** Eu sei que você não quer, mas você precisa entender como é ser ignorado." calcext:value-type="string">
            <text:p>Nós não terminamos. Você definitivamente precisa de uma vaqueira. *** Não seja egoísta. Seu parceiro também precisa de um pouco de diversão ~ *** Eu sei que você não quer, mas você precisa entender como é ser ignorado.</text:p>
          </table:table-cell>
          <table:table-cell table:formula="of:=GOOGLETRANSLATE_YOULIBRECALC([.$D71];[.$D$2];[.$T$2])" office:value-type="string" office:string-value="เรายังไม่เสร็จ คุณต้องการ cowgirl อย่างแน่นอน *** อย่าเห็นแก่ตัว คู่ของคุณยังต้องการความสนุกสนาน ~ *** ฉันรู้ว่าคุณไม่ต้องการ แต่คุณต้องเข้าใจว่ารู้สึกอย่างไรกับการถูกเพิกเฉย" calcext:value-type="string">
            <text:p>เรายังไม่เสร็จ คุณต้องการ cowgirl อย่างแน่นอน *** อย่าเห็นแก่ตัว คู่ของคุณยังต้องการความสนุกสนาน ~ *** ฉันรู้ว่าคุณไม่ต้องการ แต่คุณต้องเข้าใจว่ารู้สึกอย่างไรกับการถูกเพิกเฉย</text:p>
          </table:table-cell>
          <table:table-cell table:formula="of:=GOOGLETRANSLATE_YOULIBRECALC([.$D71];[.$D$2];[.$U$2])" office:value-type="string" office:string-value="Kami belum selesai. Anda pasti membutuhkan beberapa cowgirl. *** Jangan egois. Pasangan Anda juga membutuhkan kesenangan ~ *** Saya tahu Anda tidak mau, tetapi Anda perlu memahami bagaimana rasanya diabaikan." calcext:value-type="string">
            <text:p>Kami belum selesai. Anda pasti membutuhkan beberapa cowgirl. *** Jangan egois. Pasangan Anda juga membutuhkan kesenangan ~ *** Saya tahu Anda tidak mau, tetapi Anda perlu memahami bagaimana rasanya diabaikan.</text:p>
          </table:table-cell>
          <table:table-cell table:formula="of:=GOOGLETRANSLATE_YOULIBRECALC([.$D71];[.$D$2];[.$V$2])" office:value-type="string" office:string-value="Nejsme hotovi. Rozhodně potřebujete nějakou cowgirl. *** Nebuď sobecký. Váš partner také potřebuje nějakou zábavu ~ *** Vím, že to nechcete, ale musíte pochopit, jak se cítí ignorovat." calcext:value-type="string">
            <text:p>Nejsme hotovi. Rozhodně potřebujete nějakou cowgirl. *** Nebuď sobecký. Váš partner také potřebuje nějakou zábavu ~ *** Vím, že to nechcete, ale musíte pochopit, jak se cítí ignorovat.</text:p>
          </table:table-cell>
          <table:table-cell table:formula="of:=GOOGLETRANSLATE_YOULIBRECALC([.$D71];[.$D$2];[.$W$2])" office:value-type="string" office:string-value="Hindi tayo tapos. Tiyak na kailangan mo ng ilang cowgirl. *** Huwag maging makasarili. Ang iyong kapareha ay nangangailangan din ng kasiyahan ~ *** Alam kong hindi mo nais, ngunit kailangan mong maunawaan kung ano ang pakiramdam na hindi pinansin." calcext:value-type="string">
            <text:p>Hindi tayo tapos. Tiyak na kailangan mo ng ilang cowgirl. *** Huwag maging makasarili. Ang iyong kapareha ay nangangailangan din ng kasiyahan ~ *** Alam kong hindi mo nais, ngunit kailangan mong maunawaan kung ano ang pakiramdam na hindi pinansin.</text:p>
          </table:table-cell>
          <table:table-cell table:formula="of:=GOOGLETRANSLATE_YOULIBRECALC([.$D71];[.$D$2];[.$X$2])" office:value-type="string" office:string-value="Ми не закінчили. Вам, безумовно, потрібна копія. *** Не будьте егоїстичними. Ваш партнер також потребує веселощів ~ *** Я знаю, що ви цього не хочете, але вам потрібно зрозуміти, як це відчувається ігнорувати." calcext:value-type="string">
            <text:p>Ми не закінчили. Вам, безумовно, потрібна копія. *** Не будьте егоїстичними. Ваш партнер також потребує веселощів ~ *** Я знаю, що ви цього не хочете, але вам потрібно зрозуміти, як це відчувається ігнорувати.</text:p>
          </table:table-cell>
          <table:table-cell table:formula="of:=GOOGLETRANSLATE_YOULIBRECALC([.$D71];[.$D$2];[.$Y$2])" office:value-type="string" office:string-value="Chúng tôi không hoàn thành. Bạn chắc chắn cần một số cowgirl. *** Don lồng là ích kỷ. Đối tác của bạn cũng cần một số niềm vui ~ *** Tôi biết bạn không muốn, nhưng bạn cần hiểu cảm giác bị bỏ qua như thế nào." calcext:value-type="string">
            <text:p>Chúng tôi không hoàn thành. Bạn chắc chắn cần một số cowgirl. *** Don lồng là ích kỷ. Đối tác của bạn cũng cần một số niềm vui ~ *** Tôi biết bạn không muốn, nhưng bạn cần hiểu cảm giác bị bỏ qua như thế nào.</text:p>
          </table:table-cell>
          <table:table-cell table:formula="of:=GOOGLETRANSLATE_YOULIBRECALC([.$D71];[.$D$2];[.$Z$2])" office:value-type="string" office:string-value="Wir sind nicht fertig. Sie brauchen definitiv etwas Cowgirl. *** Sei nicht egoistisch. Ihr Partner braucht auch Spaß ~ *** Ich weiß, dass Sie es nicht wollen, aber Sie müssen verstehen, wie es sich anfühlt, ignoriert zu werden." calcext:value-type="string">
            <text:p>Wir sind nicht fertig. Sie brauchen definitiv etwas Cowgirl. *** Sei nicht egoistisch. Ihr Partner braucht auch Spaß ~ *** Ich weiß, dass Sie es nicht wollen, aber Sie müssen verstehen, wie es sich anfühlt, ignoriert zu werden.</text:p>
          </table:table-cell>
          <table:table-cell table:formula="of:=GOOGLETRANSLATE_YOULIBRECALC([.$D71];[.$D$2];[.$AA$2])" office:value-type="string" office:string-value="Emme ole valmis. Tarvitset ehdottomasti cowgirlia. *** Älä ole itsekäs. Kumppanisi tarvitsee myös hauskaa ~ *** Tiedän, ettet halua, mutta sinun on ymmärrettävä, miltä tuntuu sivuuttaa." calcext:value-type="string">
            <text:p>Emme ole valmis. Tarvitset ehdottomasti cowgirlia. *** Älä ole itsekäs. Kumppanisi tarvitsee myös hauskaa ~ *** Tiedän, ettet halua, mutta sinun on ymmärrettävä, miltä tuntuu sivuuttaa.</text:p>
          </table:table-cell>
          <table:table-cell table:formula="of:=GOOGLETRANSLATE_YOULIBRECALC([.$D71];[.$D$2];[.$AB$2])" office:value-type="string" office:string-value="Vi er ikke færdige. Du har bestemt brug for noget cowgirl. *** Vær ikke egoistisk. Din partner har også brug for sjov ~ *** Jeg ved, at du ikke vil, men du er nødt til at forstå, hvordan det føles at blive ignoreret." calcext:value-type="string">
            <text:p>Vi er ikke færdige. Du har bestemt brug for noget cowgirl. *** Vær ikke egoistisk. Din partner har også brug for sjov ~ *** Jeg ved, at du ikke vil, men du er nødt til at forstå, hvordan det føles at blive ignoreret.</text:p>
          </table:table-cell>
          <table:table-cell office:value-type="string" calcext:value-type="string">
            <text:p>***END***</text:p>
          </table:table-cell>
          <table:table-cell table:number-columns-repeated="16355"/>
        </table:table-row>
        <table:table-row table:style-name="ro15">
          <table:table-cell table:style-name="ce6" office:value-type="string" calcext:value-type="string">
            <text:p>***Blowjob_SwitchToCowgirlBotRape***</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72];[.$D$2];[.$E$2])" office:value-type="string" office:string-value="无效的" calcext:value-type="string">
            <text:p>无效的</text:p>
          </table:table-cell>
          <table:table-cell table:formula="of:=GOOGLETRANSLATE_YOULIBRECALC([.$D72];[.$D$2];[.$F$2])" office:value-type="string" office:string-value="ヌル" calcext:value-type="string">
            <text:p>ヌル</text:p>
          </table:table-cell>
          <table:table-cell table:formula="of:=GOOGLETRANSLATE_YOULIBRECALC([.$D72];[.$D$2];[.$G$2])" office:value-type="string" office:string-value="nieważny" calcext:value-type="string">
            <text:p>nieważny</text:p>
          </table:table-cell>
          <table:table-cell table:formula="of:=GOOGLETRANSLATE_YOULIBRECALC([.$D72];[.$D$2];[.$H$2])" office:value-type="string" office:string-value="nulo" calcext:value-type="string">
            <text:p>nulo</text:p>
          </table:table-cell>
          <table:table-cell table:formula="of:=GOOGLETRANSLATE_YOULIBRECALC([.$D72];[.$D$2];[.$I$2])" office:value-type="string" office:string-value="нулевой" calcext:value-type="string">
            <text:p>нулевой</text:p>
          </table:table-cell>
          <table:table-cell table:formula="of:=GOOGLETRANSLATE_YOULIBRECALC([.$D72];[.$D$2];[.$J$2])" office:value-type="string" office:string-value="nul" calcext:value-type="string">
            <text:p>nul</text:p>
          </table:table-cell>
          <table:table-cell table:formula="of:=GOOGLETRANSLATE_YOULIBRECALC([.$D72];[.$D$2];[.$K$2])" office:value-type="string" office:string-value="null" calcext:value-type="string">
            <text:p>null</text:p>
          </table:table-cell>
          <table:table-cell table:formula="of:=GOOGLETRANSLATE_YOULIBRECALC([.$D72];[.$D$2];[.$L$2])" office:value-type="string" office:string-value="nulla" calcext:value-type="string">
            <text:p>nulla</text:p>
          </table:table-cell>
          <table:table-cell table:formula="of:=GOOGLETRANSLATE_YOULIBRECALC([.$D72];[.$D$2];[.$M$2])" office:value-type="string" office:string-value="άκυρος" calcext:value-type="string">
            <text:p>άκυρος</text:p>
          </table:table-cell>
          <table:table-cell table:formula="of:=GOOGLETRANSLATE_YOULIBRECALC([.$D72];[.$D$2];[.$N$2])" office:value-type="string" office:string-value="hükümsüz" calcext:value-type="string">
            <text:p>hükümsüz</text:p>
          </table:table-cell>
          <table:table-cell table:formula="of:=GOOGLETRANSLATE_YOULIBRECALC([.$D72];[.$D$2];[.$O$2])" office:value-type="string" office:string-value="null" calcext:value-type="string">
            <text:p>null</text:p>
          </table:table-cell>
          <table:table-cell table:formula="of:=GOOGLETRANSLATE_YOULIBRECALC([.$D72];[.$D$2];[.$P$2])" office:value-type="string" office:string-value="nul" calcext:value-type="string">
            <text:p>nul</text:p>
          </table:table-cell>
          <table:table-cell table:formula="of:=GOOGLETRANSLATE_YOULIBRECALC([.$D72];[.$D$2];[.$Q$2])" office:value-type="string" office:string-value="널" calcext:value-type="string">
            <text:p>널</text:p>
          </table:table-cell>
          <table:table-cell table:formula="of:=GOOGLETRANSLATE_YOULIBRECALC([.$D72];[.$D$2];[.$R$2])" office:value-type="string" office:string-value="nulové" calcext:value-type="string">
            <text:p>nulové</text:p>
          </table:table-cell>
          <table:table-cell table:formula="of:=GOOGLETRANSLATE_YOULIBRECALC([.$D72];[.$D$2];[.$S$2])" office:value-type="string" office:string-value="nulo" calcext:value-type="string">
            <text:p>nulo</text:p>
          </table:table-cell>
          <table:table-cell table:formula="of:=GOOGLETRANSLATE_YOULIBRECALC([.$D72];[.$D$2];[.$T$2])" office:value-type="string" office:string-value="โมฆะ" calcext:value-type="string">
            <text:p>โมฆะ</text:p>
          </table:table-cell>
          <table:table-cell table:formula="of:=GOOGLETRANSLATE_YOULIBRECALC([.$D72];[.$D$2];[.$U$2])" office:value-type="string" office:string-value="batal" calcext:value-type="string">
            <text:p>batal</text:p>
          </table:table-cell>
          <table:table-cell table:formula="of:=GOOGLETRANSLATE_YOULIBRECALC([.$D72];[.$D$2];[.$V$2])" office:value-type="string" office:string-value="null" calcext:value-type="string">
            <text:p>null</text:p>
          </table:table-cell>
          <table:table-cell table:formula="of:=GOOGLETRANSLATE_YOULIBRECALC([.$D72];[.$D$2];[.$W$2])" office:value-type="string" office:string-value="Null" calcext:value-type="string">
            <text:p>Null</text:p>
          </table:table-cell>
          <table:table-cell table:formula="of:=GOOGLETRANSLATE_YOULIBRECALC([.$D72];[.$D$2];[.$X$2])" office:value-type="string" office:string-value="нульовий" calcext:value-type="string">
            <text:p>нульовий</text:p>
          </table:table-cell>
          <table:table-cell table:formula="of:=GOOGLETRANSLATE_YOULIBRECALC([.$D72];[.$D$2];[.$Y$2])" office:value-type="string" office:string-value="vô giá trị" calcext:value-type="string">
            <text:p>vô giá trị</text:p>
          </table:table-cell>
          <table:table-cell table:formula="of:=GOOGLETRANSLATE_YOULIBRECALC([.$D72];[.$D$2];[.$Z$2])" office:value-type="string" office:string-value="NULL" calcext:value-type="string">
            <text:p>NULL</text:p>
          </table:table-cell>
          <table:table-cell table:formula="of:=GOOGLETRANSLATE_YOULIBRECALC([.$D72];[.$D$2];[.$AA$2])" office:value-type="string" office:string-value="tyhjä" calcext:value-type="string">
            <text:p>tyhjä</text:p>
          </table:table-cell>
          <table:table-cell table:formula="of:=GOOGLETRANSLATE_YOULIBRECALC([.$D72];[.$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1">
          <table:table-cell table:style-name="ce6" office:value-type="string" calcext:value-type="string">
            <text:p>***Cowgirl_RemovePants***</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Removing clothes can be tedious, but done right can turn out to be really sexy~</text:p>
          </table:table-cell>
          <table:table-cell table:formula="of:=GOOGLETRANSLATE_YOULIBRECALC([.$D73];[.$D$2];[.$E$2])" office:value-type="string" office:string-value="脱下衣服可能很乏味，但是做对的事情可能真的很性感〜" calcext:value-type="string">
            <text:p>脱下衣服可能很乏味，但是做对的事情可能真的很性感〜</text:p>
          </table:table-cell>
          <table:table-cell table:formula="of:=GOOGLETRANSLATE_YOULIBRECALC([.$D73];[.$D$2];[.$F$2])" office:value-type="string" office:string-value="服を脱ぐことは退屈ですが、正しく行われると本当にセクシーになることがあります〜" calcext:value-type="string">
            <text:p>服を脱ぐことは退屈ですが、正しく行われると本当にセクシーになることがあります〜</text:p>
          </table:table-cell>
          <table:table-cell table:formula="of:=GOOGLETRANSLATE_YOULIBRECALC([.$D73];[.$D$2];[.$G$2])" office:value-type="string" office:string-value="Usuwanie ubrań może być nużące, ale zrobione dobrze może okazać się naprawdę seksowne ~" calcext:value-type="string">
            <text:p>Usuwanie ubrań może być nużące, ale zrobione dobrze może okazać się naprawdę seksowne ~</text:p>
          </table:table-cell>
          <table:table-cell table:formula="of:=GOOGLETRANSLATE_YOULIBRECALC([.$D73];[.$D$2];[.$H$2])" office:value-type="string" office:string-value="Eliminar la ropa puede ser tedioso, pero el correcto puede ser realmente sexy ~" calcext:value-type="string">
            <text:p>Eliminar la ropa puede ser tedioso, pero el correcto puede ser realmente sexy ~</text:p>
          </table:table-cell>
          <table:table-cell table:formula="of:=GOOGLETRANSLATE_YOULIBRECALC([.$D73];[.$D$2];[.$I$2])" office:value-type="string" office:string-value="Удаление одежды может быть утомительным, но сделано правильно может оказаться действительно сексуальным ~" calcext:value-type="string">
            <text:p>Удаление одежды может быть утомительным, но сделано правильно может оказаться действительно сексуальным ~</text:p>
          </table:table-cell>
          <table:table-cell table:formula="of:=GOOGLETRANSLATE_YOULIBRECALC([.$D73];[.$D$2];[.$J$2])" office:value-type="string" office:string-value="Retirer les vêtements peut être fastidieux, mais bien fait peut se révéler vraiment sexy ~" calcext:value-type="string">
            <text:p>Retirer les vêtements peut être fastidieux, mais bien fait peut se révéler vraiment sexy ~</text:p>
          </table:table-cell>
          <table:table-cell table:formula="of:=GOOGLETRANSLATE_YOULIBRECALC([.$D73];[.$D$2];[.$K$2])" office:value-type="string" office:string-value="Odstranjevanje oblačil je lahko dolgočasno, vendar se lahko izkaže za res seksi ~" calcext:value-type="string">
            <text:p>Odstranjevanje oblačil je lahko dolgočasno, vendar se lahko izkaže za res seksi ~</text:p>
          </table:table-cell>
          <table:table-cell table:formula="of:=GOOGLETRANSLATE_YOULIBRECALC([.$D73];[.$D$2];[.$L$2])" office:value-type="string" office:string-value="A ruhák eltávolítása unalmas lehet, de a megfelelő módon kiderülhet, hogy nagyon szexi ~" calcext:value-type="string">
            <text:p>A ruhák eltávolítása unalmas lehet, de a megfelelő módon kiderülhet, hogy nagyon szexi ~</text:p>
          </table:table-cell>
          <table:table-cell table:formula="of:=GOOGLETRANSLATE_YOULIBRECALC([.$D73];[.$D$2];[.$M$2])" office:value-type="string" office:string-value="Η αφαίρεση των ρούχων μπορεί να είναι κουραστική, αλλά το σωστό μπορεί να αποδειχθεί πραγματικά σέξι ~" calcext:value-type="string">
            <text:p>Η αφαίρεση των ρούχων μπορεί να είναι κουραστική, αλλά το σωστό μπορεί να αποδειχθεί πραγματικά σέξι ~</text:p>
          </table:table-cell>
          <table:table-cell table:formula="of:=GOOGLETRANSLATE_YOULIBRECALC([.$D73];[.$D$2];[.$N$2])" office:value-type="string" office:string-value="Giysileri çıkarmak sıkıcı olabilir, ancak doğru yapılır gerçekten seksi olabilir ~" calcext:value-type="string">
            <text:p>Giysileri çıkarmak sıkıcı olabilir, ancak doğru yapılır gerçekten seksi olabilir ~</text:p>
          </table:table-cell>
          <table:table-cell table:formula="of:=GOOGLETRANSLATE_YOULIBRECALC([.$D73];[.$D$2];[.$O$2])" office:value-type="string" office:string-value="La rimozione dei vestiti può essere noiosa, ma fatto bene può rivelarsi davvero sexy ~" calcext:value-type="string">
            <text:p>La rimozione dei vestiti può essere noiosa, ma fatto bene può rivelarsi davvero sexy ~</text:p>
          </table:table-cell>
          <table:table-cell table:formula="of:=GOOGLETRANSLATE_YOULIBRECALC([.$D73];[.$D$2];[.$P$2])" office:value-type="string" office:string-value="Het verwijderen van kleding kan vervelend zijn, maar goed gedaan kan echt sexy blijken te zijn ~" calcext:value-type="string">
            <text:p>Het verwijderen van kleding kan vervelend zijn, maar goed gedaan kan echt sexy blijken te zijn ~</text:p>
          </table:table-cell>
          <table:table-cell table:formula="of:=GOOGLETRANSLATE_YOULIBRECALC([.$D73];[.$D$2];[.$Q$2])" office:value-type="string" office:string-value="옷을 제거하는 것은 지루할 수 있지만, 제대로 한 것은 정말 섹시한 것으로 판명 될 수 있습니다 ~" calcext:value-type="string">
            <text:p>옷을 제거하는 것은 지루할 수 있지만, 제대로 한 것은 정말 섹시한 것으로 판명 될 수 있습니다 ~</text:p>
          </table:table-cell>
          <table:table-cell table:formula="of:=GOOGLETRANSLATE_YOULIBRECALC([.$D73];[.$D$2];[.$R$2])" office:value-type="string" office:string-value="Odstránenie oblečenia môže byť únavné, ale správne sa môže ukázať ako skutočne sexy ~" calcext:value-type="string">
            <text:p>Odstránenie oblečenia môže byť únavné, ale správne sa môže ukázať ako skutočne sexy ~</text:p>
          </table:table-cell>
          <table:table-cell table:formula="of:=GOOGLETRANSLATE_YOULIBRECALC([.$D73];[.$D$2];[.$S$2])" office:value-type="string" office:string-value="Remover roupas pode ser entediante, mas feito à direita pode ser muito sexy ~" calcext:value-type="string">
            <text:p>Remover roupas pode ser entediante, mas feito à direita pode ser muito sexy ~</text:p>
          </table:table-cell>
          <table:table-cell table:formula="of:=GOOGLETRANSLATE_YOULIBRECALC([.$D73];[.$D$2];[.$T$2])" office:value-type="string" office:string-value="การถอดเสื้อผ้าอาจเป็นเรื่องน่าเบื่อ แต่ทำถูกต้องอาจกลายเป็นเซ็กซี่จริงๆ ~" calcext:value-type="string">
            <text:p>การถอดเสื้อผ้าอาจเป็นเรื่องน่าเบื่อ แต่ทำถูกต้องอาจกลายเป็นเซ็กซี่จริงๆ ~</text:p>
          </table:table-cell>
          <table:table-cell table:formula="of:=GOOGLETRANSLATE_YOULIBRECALC([.$D73];[.$D$2];[.$U$2])" office:value-type="string" office:string-value="Menghapus pakaian bisa membosankan, tetapi dilakukan dengan benar bisa menjadi benar -benar seksi ~" calcext:value-type="string">
            <text:p>Menghapus pakaian bisa membosankan, tetapi dilakukan dengan benar bisa menjadi benar -benar seksi ~</text:p>
          </table:table-cell>
          <table:table-cell table:formula="of:=GOOGLETRANSLATE_YOULIBRECALC([.$D73];[.$D$2];[.$V$2])" office:value-type="string" office:string-value="Odstranění oblečení může být únavné, ale provedeno správně se může ukázat jako opravdu sexy ~" calcext:value-type="string">
            <text:p>Odstranění oblečení může být únavné, ale provedeno správně se může ukázat jako opravdu sexy ~</text:p>
          </table:table-cell>
          <table:table-cell table:formula="of:=GOOGLETRANSLATE_YOULIBRECALC([.$D73];[.$D$2];[.$W$2])" office:value-type="string" office:string-value="Ang pag -alis ng mga damit ay maaaring maging nakakapagod, ngunit tapos na tama ay maaaring maging talagang sexy ~" calcext:value-type="string">
            <text:p>Ang pag -alis ng mga damit ay maaaring maging nakakapagod, ngunit tapos na tama ay maaaring maging talagang sexy ~</text:p>
          </table:table-cell>
          <table:table-cell table:formula="of:=GOOGLETRANSLATE_YOULIBRECALC([.$D73];[.$D$2];[.$X$2])" office:value-type="string" office:string-value="Видалення одягу може бути стомлюючим, але зроблено правильно, може виявитися по -справжньому сексуальним ~" calcext:value-type="string">
            <text:p>Видалення одягу може бути стомлюючим, але зроблено правильно, може виявитися по -справжньому сексуальним ~</text:p>
          </table:table-cell>
          <table:table-cell table:formula="of:=GOOGLETRANSLATE_YOULIBRECALC([.$D73];[.$D$2];[.$Y$2])" office:value-type="string" office:string-value="Loại bỏ quần áo có thể tẻ nhạt, nhưng được thực hiện đúng có thể thực sự gợi cảm ~" calcext:value-type="string">
            <text:p>Loại bỏ quần áo có thể tẻ nhạt, nhưng được thực hiện đúng có thể thực sự gợi cảm ~</text:p>
          </table:table-cell>
          <table:table-cell table:formula="of:=GOOGLETRANSLATE_YOULIBRECALC([.$D73];[.$D$2];[.$Z$2])" office:value-type="string" office:string-value="Das Entfernen von Kleidung kann mühsam sein, aber richtig gemacht kann sich als wirklich sexy herausstellen ~" calcext:value-type="string">
            <text:p>Das Entfernen von Kleidung kann mühsam sein, aber richtig gemacht kann sich als wirklich sexy herausstellen ~</text:p>
          </table:table-cell>
          <table:table-cell table:formula="of:=GOOGLETRANSLATE_YOULIBRECALC([.$D73];[.$D$2];[.$AA$2])" office:value-type="string" office:string-value="Vaatteiden poistaminen voi olla työlästä, mutta oikein tehty voi osoittautua todella seksikkäiksi ~" calcext:value-type="string">
            <text:p>Vaatteiden poistaminen voi olla työlästä, mutta oikein tehty voi osoittautua todella seksikkäiksi ~</text:p>
          </table:table-cell>
          <table:table-cell table:formula="of:=GOOGLETRANSLATE_YOULIBRECALC([.$D73];[.$D$2];[.$AB$2])" office:value-type="string" office:string-value="At fjerne tøj kan være kedeligt, men det gøres rigtigt kan vise sig at være rigtig sexet ~" calcext:value-type="string">
            <text:p>At fjerne tøj kan være kedeligt, men det gøres rigtigt kan vise sig at være rigtig sexet ~</text:p>
          </table:table-cell>
          <table:table-cell office:value-type="string" calcext:value-type="string">
            <text:p>***END***</text:p>
          </table:table-cell>
          <table:table-cell table:number-columns-repeated="16355"/>
        </table:table-row>
        <table:table-row table:style-name="ro12">
          <table:table-cell table:style-name="ce6" office:value-type="string" calcext:value-type="string">
            <text:p>***Cowgirl_RemovePants***</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74];[.$D$2];[.$E$2])" office:value-type="string" office:string-value="无效的" calcext:value-type="string">
            <text:p>无效的</text:p>
          </table:table-cell>
          <table:table-cell table:formula="of:=GOOGLETRANSLATE_YOULIBRECALC([.$D74];[.$D$2];[.$F$2])" office:value-type="string" office:string-value="ヌル" calcext:value-type="string">
            <text:p>ヌル</text:p>
          </table:table-cell>
          <table:table-cell table:formula="of:=GOOGLETRANSLATE_YOULIBRECALC([.$D74];[.$D$2];[.$G$2])" office:value-type="string" office:string-value="nieważny" calcext:value-type="string">
            <text:p>nieważny</text:p>
          </table:table-cell>
          <table:table-cell table:formula="of:=GOOGLETRANSLATE_YOULIBRECALC([.$D74];[.$D$2];[.$H$2])" office:value-type="string" office:string-value="nulo" calcext:value-type="string">
            <text:p>nulo</text:p>
          </table:table-cell>
          <table:table-cell table:formula="of:=GOOGLETRANSLATE_YOULIBRECALC([.$D74];[.$D$2];[.$I$2])" office:value-type="string" office:string-value="нулевой" calcext:value-type="string">
            <text:p>нулевой</text:p>
          </table:table-cell>
          <table:table-cell table:formula="of:=GOOGLETRANSLATE_YOULIBRECALC([.$D74];[.$D$2];[.$J$2])" office:value-type="string" office:string-value="nul" calcext:value-type="string">
            <text:p>nul</text:p>
          </table:table-cell>
          <table:table-cell table:formula="of:=GOOGLETRANSLATE_YOULIBRECALC([.$D74];[.$D$2];[.$K$2])" office:value-type="string" office:string-value="null" calcext:value-type="string">
            <text:p>null</text:p>
          </table:table-cell>
          <table:table-cell table:formula="of:=GOOGLETRANSLATE_YOULIBRECALC([.$D74];[.$D$2];[.$L$2])" office:value-type="string" office:string-value="nulla" calcext:value-type="string">
            <text:p>nulla</text:p>
          </table:table-cell>
          <table:table-cell table:formula="of:=GOOGLETRANSLATE_YOULIBRECALC([.$D74];[.$D$2];[.$M$2])" office:value-type="string" office:string-value="άκυρος" calcext:value-type="string">
            <text:p>άκυρος</text:p>
          </table:table-cell>
          <table:table-cell table:formula="of:=GOOGLETRANSLATE_YOULIBRECALC([.$D74];[.$D$2];[.$N$2])" office:value-type="string" office:string-value="hükümsüz" calcext:value-type="string">
            <text:p>hükümsüz</text:p>
          </table:table-cell>
          <table:table-cell table:formula="of:=GOOGLETRANSLATE_YOULIBRECALC([.$D74];[.$D$2];[.$O$2])" office:value-type="string" office:string-value="null" calcext:value-type="string">
            <text:p>null</text:p>
          </table:table-cell>
          <table:table-cell table:formula="of:=GOOGLETRANSLATE_YOULIBRECALC([.$D74];[.$D$2];[.$P$2])" office:value-type="string" office:string-value="nul" calcext:value-type="string">
            <text:p>nul</text:p>
          </table:table-cell>
          <table:table-cell table:formula="of:=GOOGLETRANSLATE_YOULIBRECALC([.$D74];[.$D$2];[.$Q$2])" office:value-type="string" office:string-value="널" calcext:value-type="string">
            <text:p>널</text:p>
          </table:table-cell>
          <table:table-cell table:formula="of:=GOOGLETRANSLATE_YOULIBRECALC([.$D74];[.$D$2];[.$R$2])" office:value-type="string" office:string-value="nulové" calcext:value-type="string">
            <text:p>nulové</text:p>
          </table:table-cell>
          <table:table-cell table:formula="of:=GOOGLETRANSLATE_YOULIBRECALC([.$D74];[.$D$2];[.$S$2])" office:value-type="string" office:string-value="nulo" calcext:value-type="string">
            <text:p>nulo</text:p>
          </table:table-cell>
          <table:table-cell table:formula="of:=GOOGLETRANSLATE_YOULIBRECALC([.$D74];[.$D$2];[.$T$2])" office:value-type="string" office:string-value="โมฆะ" calcext:value-type="string">
            <text:p>โมฆะ</text:p>
          </table:table-cell>
          <table:table-cell table:formula="of:=GOOGLETRANSLATE_YOULIBRECALC([.$D74];[.$D$2];[.$U$2])" office:value-type="string" office:string-value="batal" calcext:value-type="string">
            <text:p>batal</text:p>
          </table:table-cell>
          <table:table-cell table:formula="of:=GOOGLETRANSLATE_YOULIBRECALC([.$D74];[.$D$2];[.$V$2])" office:value-type="string" office:string-value="null" calcext:value-type="string">
            <text:p>null</text:p>
          </table:table-cell>
          <table:table-cell table:formula="of:=GOOGLETRANSLATE_YOULIBRECALC([.$D74];[.$D$2];[.$W$2])" office:value-type="string" office:string-value="Null" calcext:value-type="string">
            <text:p>Null</text:p>
          </table:table-cell>
          <table:table-cell table:formula="of:=GOOGLETRANSLATE_YOULIBRECALC([.$D74];[.$D$2];[.$X$2])" office:value-type="string" office:string-value="нульовий" calcext:value-type="string">
            <text:p>нульовий</text:p>
          </table:table-cell>
          <table:table-cell table:formula="of:=GOOGLETRANSLATE_YOULIBRECALC([.$D74];[.$D$2];[.$Y$2])" office:value-type="string" office:string-value="vô giá trị" calcext:value-type="string">
            <text:p>vô giá trị</text:p>
          </table:table-cell>
          <table:table-cell table:formula="of:=GOOGLETRANSLATE_YOULIBRECALC([.$D74];[.$D$2];[.$Z$2])" office:value-type="string" office:string-value="NULL" calcext:value-type="string">
            <text:p>NULL</text:p>
          </table:table-cell>
          <table:table-cell table:formula="of:=GOOGLETRANSLATE_YOULIBRECALC([.$D74];[.$D$2];[.$AA$2])" office:value-type="string" office:string-value="tyhjä" calcext:value-type="string">
            <text:p>tyhjä</text:p>
          </table:table-cell>
          <table:table-cell table:formula="of:=GOOGLETRANSLATE_YOULIBRECALC([.$D74];[.$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4">
          <table:table-cell table:style-name="ce6" office:value-type="string" calcext:value-type="string">
            <text:p>***Cowgirl_BeforeFirstInsertBotLead***</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Okay. Now relax, feel and learn. I will take the lead. ***I will put it inside. Just take a look at how I do it.</text:p>
          </table:table-cell>
          <table:table-cell table:formula="of:=GOOGLETRANSLATE_YOULIBRECALC([.$D75];[.$D$2];[.$E$2])" office:value-type="string" office:string-value="好的。现在放松，感觉和学习。我会带头。 ***我会把它放在里面。只要看看我的做法。" calcext:value-type="string">
            <text:p>好的。现在放松，感觉和学习。我会带头。 ***我会把它放在里面。只要看看我的做法。</text:p>
          </table:table-cell>
          <table:table-cell table:formula="of:=GOOGLETRANSLATE_YOULIBRECALC([.$D75];[.$D$2];[.$F$2])" office:value-type="string" office:string-value="わかった。今、リラックスし、感じ、学びましょう。私はリードします。 ***私はそれを中に入れます。私がそれをどのように行うかを見てください。" calcext:value-type="string">
            <text:p>わかった。今、リラックスし、感じ、学びましょう。私はリードします。 ***私はそれを中に入れます。私がそれをどのように行うかを見てください。</text:p>
          </table:table-cell>
          <table:table-cell table:formula="of:=GOOGLETRANSLATE_YOULIBRECALC([.$D75];[.$D$2];[.$G$2])" office:value-type="string" office:string-value="Dobra. Teraz zrelaksuj się, poczuj i ucz się. Przyjmę prowadzenie. *** Włożyłem to do środka. Po prostu spójrz na to, jak to robię." calcext:value-type="string">
            <text:p>Dobra. Teraz zrelaksuj się, poczuj i ucz się. Przyjmę prowadzenie. *** Włożyłem to do środka. Po prostu spójrz na to, jak to robię.</text:p>
          </table:table-cell>
          <table:table-cell table:formula="of:=GOOGLETRANSLATE_YOULIBRECALC([.$D75];[.$D$2];[.$H$2])" office:value-type="string" office:string-value="Bueno. Ahora relájate, siente y aprende. Tomaré la delantera. *** Lo pondré adentro. Solo eche un vistazo a cómo lo hago." calcext:value-type="string">
            <text:p>Bueno. Ahora relájate, siente y aprende. Tomaré la delantera. *** Lo pondré adentro. Solo eche un vistazo a cómo lo hago.</text:p>
          </table:table-cell>
          <table:table-cell table:formula="of:=GOOGLETRANSLATE_YOULIBRECALC([.$D75];[.$D$2];[.$I$2])" office:value-type="string" office:string-value="Хорошо. Теперь расслабьтесь, почувствуйте и учитесь. Я возьму на себя инициативу. *** Я положу это внутрь. Просто посмотрите, как я это делаю." calcext:value-type="string">
            <text:p>Хорошо. Теперь расслабьтесь, почувствуйте и учитесь. Я возьму на себя инициативу. *** Я положу это внутрь. Просто посмотрите, как я это делаю.</text:p>
          </table:table-cell>
          <table:table-cell table:formula="of:=GOOGLETRANSLATE_YOULIBRECALC([.$D75];[.$D$2];[.$J$2])" office:value-type="string" office:string-value="D'accord. Maintenant détendez-vous, ressentez et apprenez. Je vais prendre les devants. *** Je vais le mettre à l'intérieur. Jetez un œil à comment je le fais." calcext:value-type="string">
            <text:p>D'accord. Maintenant détendez-vous, ressentez et apprenez. Je vais prendre les devants. *** Je vais le mettre à l'intérieur. Jetez un œil à comment je le fais.</text:p>
          </table:table-cell>
          <table:table-cell table:formula="of:=GOOGLETRANSLATE_YOULIBRECALC([.$D75];[.$D$2];[.$K$2])" office:value-type="string" office:string-value="V redu. Zdaj se sprostite, občutite in se naučite. Vzel bom vodstvo. *** Vstavil ga bom noter. Samo poglejte, kako to počnem." calcext:value-type="string">
            <text:p>V redu. Zdaj se sprostite, občutite in se naučite. Vzel bom vodstvo. *** Vstavil ga bom noter. Samo poglejte, kako to počnem.</text:p>
          </table:table-cell>
          <table:table-cell table:formula="of:=GOOGLETRANSLATE_YOULIBRECALC([.$D75];[.$D$2];[.$L$2])" office:value-type="string" office:string-value="Rendben. Most lazítson, érezze és tanuljon. Megragadom a vezetést. *** Beteszem. Csak vessen egy pillantást arra, hogyan csinálom." calcext:value-type="string">
            <text:p>Rendben. Most lazítson, érezze és tanuljon. Megragadom a vezetést. *** Beteszem. Csak vessen egy pillantást arra, hogyan csinálom.</text:p>
          </table:table-cell>
          <table:table-cell table:formula="of:=GOOGLETRANSLATE_YOULIBRECALC([.$D75];[.$D$2];[.$M$2])" office:value-type="string" office:string-value="Καλά. Τώρα χαλαρώστε, αισθανθείτε και μάθετε. Θα πάρω το προβάδισμα. *** Θα το βάλω μέσα. Απλά ρίξτε μια ματιά στο πώς το κάνω." calcext:value-type="string">
            <text:p>Καλά. Τώρα χαλαρώστε, αισθανθείτε και μάθετε. Θα πάρω το προβάδισμα. *** Θα το βάλω μέσα. Απλά ρίξτε μια ματιά στο πώς το κάνω.</text:p>
          </table:table-cell>
          <table:table-cell table:formula="of:=GOOGLETRANSLATE_YOULIBRECALC([.$D75];[.$D$2];[.$N$2])" office:value-type="string" office:string-value="Tamam aşkım. Şimdi rahatlayın, hissedin ve öğrenin. Ben liderlik edeceğim. *** İçine koyacağım. Sadece nasıl yaptığımı bir göz atın." calcext:value-type="string">
            <text:p>Tamam aşkım. Şimdi rahatlayın, hissedin ve öğrenin. Ben liderlik edeceğim. *** İçine koyacağım. Sadece nasıl yaptığımı bir göz atın.</text:p>
          </table:table-cell>
          <table:table-cell table:formula="of:=GOOGLETRANSLATE_YOULIBRECALC([.$D75];[.$D$2];[.$O$2])" office:value-type="string" office:string-value="Va bene. Ora rilassati, senti e impara. Prenderò il comando. *** Lo metterò dentro. Dai un'occhiata a come lo faccio." calcext:value-type="string">
            <text:p>Va bene. Ora rilassati, senti e impara. Prenderò il comando. *** Lo metterò dentro. Dai un'occhiata a come lo faccio.</text:p>
          </table:table-cell>
          <table:table-cell table:formula="of:=GOOGLETRANSLATE_YOULIBRECALC([.$D75];[.$D$2];[.$P$2])" office:value-type="string" office:string-value="Oké. Ontspan nu, voel en leer. Ik zal het voortouw nemen. *** Ik zal het erin plaatsen. Bekijk gewoon hoe ik het doe." calcext:value-type="string">
            <text:p>Oké. Ontspan nu, voel en leer. Ik zal het voortouw nemen. *** Ik zal het erin plaatsen. Bekijk gewoon hoe ik het doe.</text:p>
          </table:table-cell>
          <table:table-cell table:formula="of:=GOOGLETRANSLATE_YOULIBRECALC([.$D75];[.$D$2];[.$Q$2])" office:value-type="string" office:string-value="좋아요. 이제 긴장을 풀고 느끼고 배우십시오. 나는 주도권을 잡을 것이다. *** 나는 그것을 안에 넣을 것이다. 내가 어떻게하는지 살펴보십시오." calcext:value-type="string">
            <text:p>좋아요. 이제 긴장을 풀고 느끼고 배우십시오. 나는 주도권을 잡을 것이다. *** 나는 그것을 안에 넣을 것이다. 내가 어떻게하는지 살펴보십시오.</text:p>
          </table:table-cell>
          <table:table-cell table:formula="of:=GOOGLETRANSLATE_YOULIBRECALC([.$D75];[.$D$2];[.$R$2])" office:value-type="string" office:string-value="Dobre. Teraz si oddýchnite, cítite sa a učte sa. Budem sa ujať vedenia. *** Vložím to dovnútra. Stačí sa pozrieť, ako to robím." calcext:value-type="string">
            <text:p>Dobre. Teraz si oddýchnite, cítite sa a učte sa. Budem sa ujať vedenia. *** Vložím to dovnútra. Stačí sa pozrieť, ako to robím.</text:p>
          </table:table-cell>
          <table:table-cell table:formula="of:=GOOGLETRANSLATE_YOULIBRECALC([.$D75];[.$D$2];[.$S$2])" office:value-type="string" office:string-value="OK. Agora relaxe, sinta e aprenda. Vou assumir a liderança. *** Vou colocar dentro. Basta dar uma olhada em como eu faço isso." calcext:value-type="string">
            <text:p>OK. Agora relaxe, sinta e aprenda. Vou assumir a liderança. *** Vou colocar dentro. Basta dar uma olhada em como eu faço isso.</text:p>
          </table:table-cell>
          <table:table-cell table:formula="of:=GOOGLETRANSLATE_YOULIBRECALC([.$D75];[.$D$2];[.$T$2])" office:value-type="string" office:string-value="ตกลง. ตอนนี้ผ่อนคลายรู้สึกและเรียนรู้ ฉันจะเป็นผู้นำ *** ฉันจะใส่ไว้ข้างใน เพียงแค่ดูว่าฉันทำอย่างไร" calcext:value-type="string">
            <text:p>ตกลง. ตอนนี้ผ่อนคลายรู้สึกและเรียนรู้ ฉันจะเป็นผู้นำ *** ฉันจะใส่ไว้ข้างใน เพียงแค่ดูว่าฉันทำอย่างไร</text:p>
          </table:table-cell>
          <table:table-cell table:formula="of:=GOOGLETRANSLATE_YOULIBRECALC([.$D75];[.$D$2];[.$U$2])" office:value-type="string" office:string-value="Oke. Sekarang rileks, rasakan dan pelajari. Saya akan memimpin. *** Saya akan memasukkannya ke dalam. Lihat saja bagaimana saya melakukannya." calcext:value-type="string">
            <text:p>Oke. Sekarang rileks, rasakan dan pelajari. Saya akan memimpin. *** Saya akan memasukkannya ke dalam. Lihat saja bagaimana saya melakukannya.</text:p>
          </table:table-cell>
          <table:table-cell table:formula="of:=GOOGLETRANSLATE_YOULIBRECALC([.$D75];[.$D$2];[.$V$2])" office:value-type="string" office:string-value="Dobře. Nyní se uvolněte, cítím se a učte se. Ujmem se vedení. *** Vložím to dovnitř. Jen se podívejte, jak to dělám." calcext:value-type="string">
            <text:p>Dobře. Nyní se uvolněte, cítím se a učte se. Ujmem se vedení. *** Vložím to dovnitř. Jen se podívejte, jak to dělám.</text:p>
          </table:table-cell>
          <table:table-cell table:formula="of:=GOOGLETRANSLATE_YOULIBRECALC([.$D75];[.$D$2];[.$W$2])" office:value-type="string" office:string-value="Okay. Ngayon mamahinga, pakiramdam at matuto. Pangunahan ko. *** ilalagay ko ito sa loob. Tingnan mo na lang kung paano ko ito ginagawa." calcext:value-type="string">
            <text:p>Okay. Ngayon mamahinga, pakiramdam at matuto. Pangunahan ko. *** ilalagay ko ito sa loob. Tingnan mo na lang kung paano ko ito ginagawa.</text:p>
          </table:table-cell>
          <table:table-cell table:formula="of:=GOOGLETRANSLATE_YOULIBRECALC([.$D75];[.$D$2];[.$X$2])" office:value-type="string" office:string-value="Гаразд. Тепер розслабтесь, відчувайте та вчіться. Я візьму на себе лідерство. *** Я покладу його всередину. Просто подивіться, як я це роблю." calcext:value-type="string">
            <text:p>Гаразд. Тепер розслабтесь, відчувайте та вчіться. Я візьму на себе лідерство. *** Я покладу його всередину. Просто подивіться, як я це роблю.</text:p>
          </table:table-cell>
          <table:table-cell table:formula="of:=GOOGLETRANSLATE_YOULIBRECALC([.$D75];[.$D$2];[.$Y$2])" office:value-type="string" office:string-value="Được rồi. Bây giờ thư giãn, cảm nhận và học hỏi. Tôi sẽ dẫn đầu. *** Tôi sẽ đặt nó vào bên trong. Chỉ cần nhìn vào cách tôi làm điều đó." calcext:value-type="string">
            <text:p>Được rồi. Bây giờ thư giãn, cảm nhận và học hỏi. Tôi sẽ dẫn đầu. *** Tôi sẽ đặt nó vào bên trong. Chỉ cần nhìn vào cách tôi làm điều đó.</text:p>
          </table:table-cell>
          <table:table-cell table:formula="of:=GOOGLETRANSLATE_YOULIBRECALC([.$D75];[.$D$2];[.$Z$2])" office:value-type="string" office:string-value="Okay. Jetzt entspannen Sie sich, fühlen und lernen. Ich werde die Führung übernehmen. *** Ich werde es hineinlegen. Schauen Sie sich einfach an, wie ich es mache." calcext:value-type="string">
            <text:p>Okay. Jetzt entspannen Sie sich, fühlen und lernen. Ich werde die Führung übernehmen. *** Ich werde es hineinlegen. Schauen Sie sich einfach an, wie ich es mache.</text:p>
          </table:table-cell>
          <table:table-cell table:formula="of:=GOOGLETRANSLATE_YOULIBRECALC([.$D75];[.$D$2];[.$AA$2])" office:value-type="string" office:string-value="Kunnossa. Nyt rentoudu, tunne ja opi. Otan johtoaseman. *** Laitan sen sisälle. Katsokaa vain miten teen sen." calcext:value-type="string">
            <text:p>Kunnossa. Nyt rentoudu, tunne ja opi. Otan johtoaseman. *** Laitan sen sisälle. Katsokaa vain miten teen sen.</text:p>
          </table:table-cell>
          <table:table-cell table:formula="of:=GOOGLETRANSLATE_YOULIBRECALC([.$D75];[.$D$2];[.$AB$2])" office:value-type="string" office:string-value="Okay. Slap nu af, føler og lær. Jeg tager føringen. *** Jeg vil sætte det inde. Bare se på, hvordan jeg gør det." calcext:value-type="string">
            <text:p>Okay. Slap nu af, føler og lær. Jeg tager føringen. *** Jeg vil sætte det inde. Bare se på, hvordan jeg gør det.</text:p>
          </table:table-cell>
          <table:table-cell office:value-type="string" calcext:value-type="string">
            <text:p>***END***</text:p>
          </table:table-cell>
          <table:table-cell table:number-columns-repeated="16355"/>
        </table:table-row>
        <table:table-row table:style-name="ro15">
          <table:table-cell table:style-name="ce6" office:value-type="string" calcext:value-type="string">
            <text:p>***Cowgirl_BeforeFirstInsertBotLead***</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76];[.$D$2];[.$E$2])" office:value-type="string" office:string-value="无效的" calcext:value-type="string">
            <text:p>无效的</text:p>
          </table:table-cell>
          <table:table-cell table:formula="of:=GOOGLETRANSLATE_YOULIBRECALC([.$D76];[.$D$2];[.$F$2])" office:value-type="string" office:string-value="ヌル" calcext:value-type="string">
            <text:p>ヌル</text:p>
          </table:table-cell>
          <table:table-cell table:formula="of:=GOOGLETRANSLATE_YOULIBRECALC([.$D76];[.$D$2];[.$G$2])" office:value-type="string" office:string-value="nieważny" calcext:value-type="string">
            <text:p>nieważny</text:p>
          </table:table-cell>
          <table:table-cell table:formula="of:=GOOGLETRANSLATE_YOULIBRECALC([.$D76];[.$D$2];[.$H$2])" office:value-type="string" office:string-value="nulo" calcext:value-type="string">
            <text:p>nulo</text:p>
          </table:table-cell>
          <table:table-cell table:formula="of:=GOOGLETRANSLATE_YOULIBRECALC([.$D76];[.$D$2];[.$I$2])" office:value-type="string" office:string-value="нулевой" calcext:value-type="string">
            <text:p>нулевой</text:p>
          </table:table-cell>
          <table:table-cell table:formula="of:=GOOGLETRANSLATE_YOULIBRECALC([.$D76];[.$D$2];[.$J$2])" office:value-type="string" office:string-value="nul" calcext:value-type="string">
            <text:p>nul</text:p>
          </table:table-cell>
          <table:table-cell table:formula="of:=GOOGLETRANSLATE_YOULIBRECALC([.$D76];[.$D$2];[.$K$2])" office:value-type="string" office:string-value="null" calcext:value-type="string">
            <text:p>null</text:p>
          </table:table-cell>
          <table:table-cell table:formula="of:=GOOGLETRANSLATE_YOULIBRECALC([.$D76];[.$D$2];[.$L$2])" office:value-type="string" office:string-value="nulla" calcext:value-type="string">
            <text:p>nulla</text:p>
          </table:table-cell>
          <table:table-cell table:formula="of:=GOOGLETRANSLATE_YOULIBRECALC([.$D76];[.$D$2];[.$M$2])" office:value-type="string" office:string-value="άκυρος" calcext:value-type="string">
            <text:p>άκυρος</text:p>
          </table:table-cell>
          <table:table-cell table:formula="of:=GOOGLETRANSLATE_YOULIBRECALC([.$D76];[.$D$2];[.$N$2])" office:value-type="string" office:string-value="hükümsüz" calcext:value-type="string">
            <text:p>hükümsüz</text:p>
          </table:table-cell>
          <table:table-cell table:formula="of:=GOOGLETRANSLATE_YOULIBRECALC([.$D76];[.$D$2];[.$O$2])" office:value-type="string" office:string-value="null" calcext:value-type="string">
            <text:p>null</text:p>
          </table:table-cell>
          <table:table-cell table:formula="of:=GOOGLETRANSLATE_YOULIBRECALC([.$D76];[.$D$2];[.$P$2])" office:value-type="string" office:string-value="nul" calcext:value-type="string">
            <text:p>nul</text:p>
          </table:table-cell>
          <table:table-cell table:formula="of:=GOOGLETRANSLATE_YOULIBRECALC([.$D76];[.$D$2];[.$Q$2])" office:value-type="string" office:string-value="널" calcext:value-type="string">
            <text:p>널</text:p>
          </table:table-cell>
          <table:table-cell table:formula="of:=GOOGLETRANSLATE_YOULIBRECALC([.$D76];[.$D$2];[.$R$2])" office:value-type="string" office:string-value="nulové" calcext:value-type="string">
            <text:p>nulové</text:p>
          </table:table-cell>
          <table:table-cell table:formula="of:=GOOGLETRANSLATE_YOULIBRECALC([.$D76];[.$D$2];[.$S$2])" office:value-type="string" office:string-value="nulo" calcext:value-type="string">
            <text:p>nulo</text:p>
          </table:table-cell>
          <table:table-cell table:formula="of:=GOOGLETRANSLATE_YOULIBRECALC([.$D76];[.$D$2];[.$T$2])" office:value-type="string" office:string-value="โมฆะ" calcext:value-type="string">
            <text:p>โมฆะ</text:p>
          </table:table-cell>
          <table:table-cell table:formula="of:=GOOGLETRANSLATE_YOULIBRECALC([.$D76];[.$D$2];[.$U$2])" office:value-type="string" office:string-value="batal" calcext:value-type="string">
            <text:p>batal</text:p>
          </table:table-cell>
          <table:table-cell table:formula="of:=GOOGLETRANSLATE_YOULIBRECALC([.$D76];[.$D$2];[.$V$2])" office:value-type="string" office:string-value="null" calcext:value-type="string">
            <text:p>null</text:p>
          </table:table-cell>
          <table:table-cell table:formula="of:=GOOGLETRANSLATE_YOULIBRECALC([.$D76];[.$D$2];[.$W$2])" office:value-type="string" office:string-value="Null" calcext:value-type="string">
            <text:p>Null</text:p>
          </table:table-cell>
          <table:table-cell table:formula="of:=GOOGLETRANSLATE_YOULIBRECALC([.$D76];[.$D$2];[.$X$2])" office:value-type="string" office:string-value="нульовий" calcext:value-type="string">
            <text:p>нульовий</text:p>
          </table:table-cell>
          <table:table-cell table:formula="of:=GOOGLETRANSLATE_YOULIBRECALC([.$D76];[.$D$2];[.$Y$2])" office:value-type="string" office:string-value="vô giá trị" calcext:value-type="string">
            <text:p>vô giá trị</text:p>
          </table:table-cell>
          <table:table-cell table:formula="of:=GOOGLETRANSLATE_YOULIBRECALC([.$D76];[.$D$2];[.$Z$2])" office:value-type="string" office:string-value="NULL" calcext:value-type="string">
            <text:p>NULL</text:p>
          </table:table-cell>
          <table:table-cell table:formula="of:=GOOGLETRANSLATE_YOULIBRECALC([.$D76];[.$D$2];[.$AA$2])" office:value-type="string" office:string-value="tyhjä" calcext:value-type="string">
            <text:p>tyhjä</text:p>
          </table:table-cell>
          <table:table-cell table:formula="of:=GOOGLETRANSLATE_YOULIBRECALC([.$D76];[.$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6">
          <table:table-cell table:style-name="ce6" office:value-type="string" calcext:value-type="string">
            <text:p>***Cowgirl_BeforeFirstInsert***</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Put it inside slowly. If not properly lubed or if too fast, it can hurt really bad. ***Gently. Take your time. Be conscious of your partner reaction. ***Trust me. If you put it slowly your partner will melt~</text:p>
          </table:table-cell>
          <table:table-cell table:formula="of:=GOOGLETRANSLATE_YOULIBRECALC([.$D77];[.$D$2];[.$E$2])" office:value-type="string" office:string-value="将其慢慢放入内部。如果没有适当的润滑或太快，可能会造成很大的伤害。 ***轻轻。慢慢来。要注意您的伴侣反应。 ***相信我。如果您慢慢放置它，您的伴侣将融化〜" calcext:value-type="string">
            <text:p>将其慢慢放入内部。如果没有适当的润滑或太快，可能会造成很大的伤害。 ***轻轻。慢慢来。要注意您的伴侣反应。 ***相信我。如果您慢慢放置它，您的伴侣将融化〜</text:p>
          </table:table-cell>
          <table:table-cell table:formula="of:=GOOGLETRANSLATE_YOULIBRECALC([.$D77];[.$D$2];[.$F$2])" office:value-type="string" office:string-value="ゆっくりと中に入れてください。適切に潤滑されていない場合、または速すぎる場合は、本当にひどく痛いです。 ***優しく。ゆっくりしてください。あなたのパートナーの反応を意識してください。 ***私を信じて。ゆっくりと置くと、パートナーは溶けます〜" calcext:value-type="string">
            <text:p>ゆっくりと中に入れてください。適切に潤滑されていない場合、または速すぎる場合は、本当にひどく痛いです。 ***優しく。ゆっくりしてください。あなたのパートナーの反応を意識してください。 ***私を信じて。ゆっくりと置くと、パートナーは溶けます〜</text:p>
          </table:table-cell>
          <table:table-cell table:formula="of:=GOOGLETRANSLATE_YOULIBRECALC([.$D77];[.$D$2];[.$G$2])" office:value-type="string" office:string-value="Włóż go powoli. Jeśli nie jest odpowiednio smarowany lub jeśli jest zbyt szybki, może to bardzo boleć. ***Delikatnie. Nie spiesz się. Bądź świadomy reakcji partnera. *** Zaufaj mi. Jeśli położysz to powoli, twój partner się stopi ~" calcext:value-type="string">
            <text:p>Włóż go powoli. Jeśli nie jest odpowiednio smarowany lub jeśli jest zbyt szybki, może to bardzo boleć. ***Delikatnie. Nie spiesz się. Bądź świadomy reakcji partnera. *** Zaufaj mi. Jeśli położysz to powoli, twój partner się stopi ~</text:p>
          </table:table-cell>
          <table:table-cell table:formula="of:=GOOGLETRANSLATE_YOULIBRECALC([.$D77];[.$D$2];[.$H$2])" office:value-type="string" office:string-value="Ponlo adentro lentamente. Si no es correctamente lubricado o si es demasiado rápido, puede doler realmente mal. ***Suavemente. Tome su tiempo. Sea consciente de la reacción de su pareja. ***Confía en mí. Si lo pones lentamente, tu pareja se derretirá ~" calcext:value-type="string">
            <text:p>Ponlo adentro lentamente. Si no es correctamente lubricado o si es demasiado rápido, puede doler realmente mal. ***Suavemente. Tome su tiempo. Sea consciente de la reacción de su pareja. ***Confía en mí. Si lo pones lentamente, tu pareja se derretirá ~</text:p>
          </table:table-cell>
          <table:table-cell table:formula="of:=GOOGLETRANSLATE_YOULIBRECALC([.$D77];[.$D$2];[.$I$2])" office:value-type="string" office:string-value="Поставьте его внутрь медленно. Если не правильно смазать или, если слишком быстро, это может повредить очень плохо. ***Нежно. Не торопись. Познакомьтесь с реакцией своего партнера. ***Поверьте мне. Если вы медленно выразите это, ваш партнер тает ~" calcext:value-type="string">
            <text:p>Поставьте его внутрь медленно. Если не правильно смазать или, если слишком быстро, это может повредить очень плохо. ***Нежно. Не торопись. Познакомьтесь с реакцией своего партнера. ***Поверьте мне. Если вы медленно выразите это, ваш партнер тает ~</text:p>
          </table:table-cell>
          <table:table-cell table:formula="of:=GOOGLETRANSLATE_YOULIBRECALC([.$D77];[.$D$2];[.$J$2])" office:value-type="string" office:string-value="Mettez-le lentement à l'intérieur. S'il n'est pas correctement lubrifié ou s'il est trop rapide, cela peut faire vraiment mal. ***Doucement. Prenez votre temps. Soyez conscient de la réaction de votre partenaire. ***Fais-moi confiance. Si vous le mettez lentement, votre partenaire fondra ~" calcext:value-type="string">
            <text:p>Mettez-le lentement à l'intérieur. S'il n'est pas correctement lubrifié ou s'il est trop rapide, cela peut faire vraiment mal. ***Doucement. Prenez votre temps. Soyez conscient de la réaction de votre partenaire. ***Fais-moi confiance. Si vous le mettez lentement, votre partenaire fondra ~</text:p>
          </table:table-cell>
          <table:table-cell table:formula="of:=GOOGLETRANSLATE_YOULIBRECALC([.$D77];[.$D$2];[.$K$2])" office:value-type="string" office:string-value="Počasi ga dajte noter. Če ni pravilno podloženo ali če je prehitro, lahko boli res slabo. *** Nežno. Vzemite si čas. Bodite zavedani reakcije partnerja. *** Zaupaj mi. Če ga počasi rečete, se bo vaš partner stopil ~" calcext:value-type="string">
            <text:p>Počasi ga dajte noter. Če ni pravilno podloženo ali če je prehitro, lahko boli res slabo. *** Nežno. Vzemite si čas. Bodite zavedani reakcije partnerja. *** Zaupaj mi. Če ga počasi rečete, se bo vaš partner stopil ~</text:p>
          </table:table-cell>
          <table:table-cell table:formula="of:=GOOGLETRANSLATE_YOULIBRECALC([.$D77];[.$D$2];[.$L$2])" office:value-type="string" office:string-value="Tegye lassan. Ha nem megfelelően kenve, vagy ha túl gyors, akkor nagyon rosszul fájhat. ***Gyengéden. Csak nyugodtan. Légy tudatában a partner reakciójának. *** Bízz bennem. Ha lassan fogalmazza meg, a partnere megolvad ~" calcext:value-type="string">
            <text:p>Tegye lassan. Ha nem megfelelően kenve, vagy ha túl gyors, akkor nagyon rosszul fájhat. ***Gyengéden. Csak nyugodtan. Légy tudatában a partner reakciójának. *** Bízz bennem. Ha lassan fogalmazza meg, a partnere megolvad ~</text:p>
          </table:table-cell>
          <table:table-cell table:formula="of:=GOOGLETRANSLATE_YOULIBRECALC([.$D77];[.$D$2];[.$M$2])" office:value-type="string" office:string-value="Βάλτε το μέσα αργά. Εάν δεν λιπαστεί σωστά ή αν είναι πολύ γρήγορα, μπορεί να βλάψει πραγματικά άσχημα. ***Μαλακά. Πάρτε το χρόνο σας. Να είστε ενήμεροι για την αντίδραση του συνεργάτη σας. *** Πιστέψτε με. Εάν το βάζετε αργά ο σύντροφός σας θα λιώσει ~" calcext:value-type="string">
            <text:p>Βάλτε το μέσα αργά. Εάν δεν λιπαστεί σωστά ή αν είναι πολύ γρήγορα, μπορεί να βλάψει πραγματικά άσχημα. ***Μαλακά. Πάρτε το χρόνο σας. Να είστε ενήμεροι για την αντίδραση του συνεργάτη σας. *** Πιστέψτε με. Εάν το βάζετε αργά ο σύντροφός σας θα λιώσει ~</text:p>
          </table:table-cell>
          <table:table-cell table:formula="of:=GOOGLETRANSLATE_YOULIBRECALC([.$D77];[.$D$2];[.$N$2])" office:value-type="string" office:string-value="Yavaşça içine koyun. Düzgün bir şekilde yağlanmazsa veya çok hızlısa, gerçekten kötü acı verebilir. *** nazikçe. Acele etmeyin. Partner tepkinizin bilincinde olun. ***Güven bana. Yavaşça koyarsanız eşiniz erir ~" calcext:value-type="string">
            <text:p>Yavaşça içine koyun. Düzgün bir şekilde yağlanmazsa veya çok hızlısa, gerçekten kötü acı verebilir. *** nazikçe. Acele etmeyin. Partner tepkinizin bilincinde olun. ***Güven bana. Yavaşça koyarsanız eşiniz erir ~</text:p>
          </table:table-cell>
          <table:table-cell table:formula="of:=GOOGLETRANSLATE_YOULIBRECALC([.$D77];[.$D$2];[.$O$2])" office:value-type="string" office:string-value="Mettilo dentro lentamente. Se non correttamente lubrizzato o se troppo veloce, può far male davvero. ***Delicatamente. Prenditi il ​​​​tuo tempo. Sii consapevole della reazione del tuo partner. ***Fidati di me. Se lo metti lentamente il tuo partner si scioglierà ~" calcext:value-type="string">
            <text:p>Mettilo dentro lentamente. Se non correttamente lubrizzato o se troppo veloce, può far male davvero. ***Delicatamente. Prenditi il ​​​​tuo tempo. Sii consapevole della reazione del tuo partner. ***Fidati di me. Se lo metti lentamente il tuo partner si scioglierà ~</text:p>
          </table:table-cell>
          <table:table-cell table:formula="of:=GOOGLETRANSLATE_YOULIBRECALC([.$D77];[.$D$2];[.$P$2])" office:value-type="string" office:string-value="Zet het langzaam binnen. Als het niet goed wordt gesmeerd of als te snel, kan het echt slecht pijn doen. ***Voorzichtig. Neem de tijd. Wees je bewust van de reactie van je partner. *** Vertrouw me. Als je het langzaam zegt, zal je partner smelten ~" calcext:value-type="string">
            <text:p>Zet het langzaam binnen. Als het niet goed wordt gesmeerd of als te snel, kan het echt slecht pijn doen. ***Voorzichtig. Neem de tijd. Wees je bewust van de reactie van je partner. *** Vertrouw me. Als je het langzaam zegt, zal je partner smelten ~</text:p>
          </table:table-cell>
          <table:table-cell table:formula="of:=GOOGLETRANSLATE_YOULIBRECALC([.$D77];[.$D$2];[.$Q$2])" office:value-type="string" office:string-value="천천히 안에 넣으십시오. 제대로 윤활하지 않거나 너무 빠르면 정말 아파요. ***부드럽게. 시간을 내십시오. 당신의 파트너 반응을 의식하십시오. *** 나를 믿으세요. 천천히 넣으면 파트너가 녹을 것입니다 ~" calcext:value-type="string">
            <text:p>천천히 안에 넣으십시오. 제대로 윤활하지 않거나 너무 빠르면 정말 아파요. ***부드럽게. 시간을 내십시오. 당신의 파트너 반응을 의식하십시오. *** 나를 믿으세요. 천천히 넣으면 파트너가 녹을 것입니다 ~</text:p>
          </table:table-cell>
          <table:table-cell table:formula="of:=GOOGLETRANSLATE_YOULIBRECALC([.$D77];[.$D$2];[.$R$2])" office:value-type="string" office:string-value="Vložte to pomaly dovnútra. Ak to nie je správne mazané alebo ak je príliš rýchlo, môže to bolieť naozaj zlé. *** Jemne. Venujte svoj čas. Uvedomte si reakciu svojho partnera. *** Ver mi. Ak to pomaly umiestnite, váš partner sa topí ~" calcext:value-type="string">
            <text:p>Vložte to pomaly dovnútra. Ak to nie je správne mazané alebo ak je príliš rýchlo, môže to bolieť naozaj zlé. *** Jemne. Venujte svoj čas. Uvedomte si reakciu svojho partnera. *** Ver mi. Ak to pomaly umiestnite, váš partner sa topí ~</text:p>
          </table:table-cell>
          <table:table-cell table:formula="of:=GOOGLETRANSLATE_YOULIBRECALC([.$D77];[.$D$2];[.$S$2])" office:value-type="string" office:string-value="Coloque -o dentro lentamente. Se não for lubrificado ou se muito rápido, pode doer muito mal. ***Suavemente. Sem pressa. Estar consciente da reação do seu parceiro. ***Confie em mim. Se você colocar lentamente seu parceiro derreter ~" calcext:value-type="string">
            <text:p>Coloque -o dentro lentamente. Se não for lubrificado ou se muito rápido, pode doer muito mal. ***Suavemente. Sem pressa. Estar consciente da reação do seu parceiro. ***Confie em mim. Se você colocar lentamente seu parceiro derreter ~</text:p>
          </table:table-cell>
          <table:table-cell table:formula="of:=GOOGLETRANSLATE_YOULIBRECALC([.$D77];[.$D$2];[.$T$2])" office:value-type="string" office:string-value="วางไว้ข้างในอย่างช้าๆ หากไม่ได้รับการหล่อลื่นอย่างถูกต้องหรือเร็วเกินไปก็อาจเจ็บได้ดีจริงๆ *** เบา ๆ ใช้เวลาของคุณ ตระหนักถึงปฏิกิริยาของคู่ค้าของคุณ ***เชื่อฉัน. หากคุณวางไว้ช้าๆคู่ของคุณจะละลาย ~" calcext:value-type="string">
            <text:p>วางไว้ข้างในอย่างช้าๆ หากไม่ได้รับการหล่อลื่นอย่างถูกต้องหรือเร็วเกินไปก็อาจเจ็บได้ดีจริงๆ *** เบา ๆ ใช้เวลาของคุณ ตระหนักถึงปฏิกิริยาของคู่ค้าของคุณ ***เชื่อฉัน. หากคุณวางไว้ช้าๆคู่ของคุณจะละลาย ~</text:p>
          </table:table-cell>
          <table:table-cell table:formula="of:=GOOGLETRANSLATE_YOULIBRECALC([.$D77];[.$D$2];[.$U$2])" office:value-type="string" office:string-value="Letakkan di dalam perlahan. Jika tidak dilumasi dengan benar atau jika terlalu cepat, itu bisa sangat menyakitkan. ***Dengan lembut. Tidak usah buru-buru. Sadar akan reaksi pasangan Anda. ***Percayalah kepadaku. Jika Anda menaruhnya perlahan, pasangan Anda akan meleleh ~" calcext:value-type="string">
            <text:p>Letakkan di dalam perlahan. Jika tidak dilumasi dengan benar atau jika terlalu cepat, itu bisa sangat menyakitkan. ***Dengan lembut. Tidak usah buru-buru. Sadar akan reaksi pasangan Anda. ***Percayalah kepadaku. Jika Anda menaruhnya perlahan, pasangan Anda akan meleleh ~</text:p>
          </table:table-cell>
          <table:table-cell table:formula="of:=GOOGLETRANSLATE_YOULIBRECALC([.$D77];[.$D$2];[.$V$2])" office:value-type="string" office:string-value="Vložte to dovnitř pomalu. Pokud není správně namozáno nebo pokud je příliš rychle, může to bolet opravdu špatně. ***Jemně. Udělejte si čas. Uvědomte si reakci svého partnera. *** Věř mi. Pokud to dáte pomalu, váš partner se roztaví ~" calcext:value-type="string">
            <text:p>Vložte to dovnitř pomalu. Pokud není správně namozáno nebo pokud je příliš rychle, může to bolet opravdu špatně. ***Jemně. Udělejte si čas. Uvědomte si reakci svého partnera. *** Věř mi. Pokud to dáte pomalu, váš partner se roztaví ~</text:p>
          </table:table-cell>
          <table:table-cell table:formula="of:=GOOGLETRANSLATE_YOULIBRECALC([.$D77];[.$D$2];[.$W$2])" office:value-type="string" office:string-value="Dahan -dahang ilagay ito sa loob. Kung hindi maayos na lubed o kung napakabilis, maaari itong masaktan ng masama. *** Malumanay. Dalhin ang iyong oras. Magkaroon ng kamalayan sa iyong reaksyon ng kapareha. *** Tiwala ka sa akin. Kung inilalagay mo ito nang dahan -dahan ang iyong kapareha ay matunaw ~" calcext:value-type="string">
            <text:p>Dahan -dahang ilagay ito sa loob. Kung hindi maayos na lubed o kung napakabilis, maaari itong masaktan ng masama. *** Malumanay. Dalhin ang iyong oras. Magkaroon ng kamalayan sa iyong reaksyon ng kapareha. *** Tiwala ka sa akin. Kung inilalagay mo ito nang dahan -dahan ang iyong kapareha ay matunaw ~</text:p>
          </table:table-cell>
          <table:table-cell table:formula="of:=GOOGLETRANSLATE_YOULIBRECALC([.$D77];[.$D$2];[.$X$2])" office:value-type="string" office:string-value="Покладіть його всередину повільно. Якщо не належним чином змащений або якщо занадто швидко, це може зашкодити дуже погано. *** обережно. Знайдіть свій час. Будьте усвідомлюють свою партнерську реакцію. *** Повірте мені. Якщо ви повільно поставите його, ваш партнер буде розтопити ~" calcext:value-type="string">
            <text:p>Покладіть його всередину повільно. Якщо не належним чином змащений або якщо занадто швидко, це може зашкодити дуже погано. *** обережно. Знайдіть свій час. Будьте усвідомлюють свою партнерську реакцію. *** Повірте мені. Якщо ви повільно поставите його, ваш партнер буде розтопити ~</text:p>
          </table:table-cell>
          <table:table-cell table:formula="of:=GOOGLETRANSLATE_YOULIBRECALC([.$D77];[.$D$2];[.$Y$2])" office:value-type="string" office:string-value="Đặt nó vào từ từ từ từ. Nếu không được đặt đúng cách hoặc nếu quá nhanh, nó có thể làm tổn thương thực sự xấu. *** Nhẹ nhàng. Hãy dành thời gian của bạn. Ý thức về phản ứng đối tác của bạn. *** Tin tôi đi. Nếu bạn đặt nó từ từ đối tác của bạn sẽ tan chảy ~" calcext:value-type="string">
            <text:p>Đặt nó vào từ từ từ từ. Nếu không được đặt đúng cách hoặc nếu quá nhanh, nó có thể làm tổn thương thực sự xấu. *** Nhẹ nhàng. Hãy dành thời gian của bạn. Ý thức về phản ứng đối tác của bạn. *** Tin tôi đi. Nếu bạn đặt nó từ từ đối tác của bạn sẽ tan chảy ~</text:p>
          </table:table-cell>
          <table:table-cell table:formula="of:=GOOGLETRANSLATE_YOULIBRECALC([.$D77];[.$D$2];[.$Z$2])" office:value-type="string" office:string-value="Legen Sie es langsam hinein. Wenn nicht richtig geschmiert oder zu schnell, kann es wirklich schlecht weh tun. ***Sanft. Nehmen Sie sich Zeit. Achten Sie auf Ihre Partnerreaktion. ***Vertrau mir. Wenn Sie es langsam ausdrücken, schmilzt Ihr Partner ~" calcext:value-type="string">
            <text:p>Legen Sie es langsam hinein. Wenn nicht richtig geschmiert oder zu schnell, kann es wirklich schlecht weh tun. ***Sanft. Nehmen Sie sich Zeit. Achten Sie auf Ihre Partnerreaktion. ***Vertrau mir. Wenn Sie es langsam ausdrücken, schmilzt Ihr Partner ~</text:p>
          </table:table-cell>
          <table:table-cell table:formula="of:=GOOGLETRANSLATE_YOULIBRECALC([.$D77];[.$D$2];[.$AA$2])" office:value-type="string" office:string-value="Laita se hitaasti. Jos sitä ei voiteltua tai jos se ei ole liian nopeasti, se voi satuttaa todella huonoa. *** varovasti. Ota aikaa. Ole tietoinen kumppanireaktiosta. *** Luota minuun. Jos laitat sen hitaasti kumppanisi sulaa ~" calcext:value-type="string">
            <text:p>Laita se hitaasti. Jos sitä ei voiteltua tai jos se ei ole liian nopeasti, se voi satuttaa todella huonoa. *** varovasti. Ota aikaa. Ole tietoinen kumppanireaktiosta. *** Luota minuun. Jos laitat sen hitaasti kumppanisi sulaa ~</text:p>
          </table:table-cell>
          <table:table-cell table:formula="of:=GOOGLETRANSLATE_YOULIBRECALC([.$D77];[.$D$2];[.$AB$2])" office:value-type="string" office:string-value="Sæt det langsomt inde. Hvis det ikke er ordentligt smøret, eller hvis det er for hurtigt, kan det skade virkelig dårligt. *** blidt. Tag dig tid. Vær opmærksom på din partnerreaktion. *** Stol på mig. Hvis du lægger det langsomt, vil din partner smelte ~" calcext:value-type="string">
            <text:p>Sæt det langsomt inde. Hvis det ikke er ordentligt smøret, eller hvis det er for hurtigt, kan det skade virkelig dårligt. *** blidt. Tag dig tid. Vær opmærksom på din partnerreaktion. *** Stol på mig. Hvis du lægger det langsomt, vil din partner smelte ~</text:p>
          </table:table-cell>
          <table:table-cell office:value-type="string" calcext:value-type="string">
            <text:p>***END***</text:p>
          </table:table-cell>
          <table:table-cell table:number-columns-repeated="16355"/>
        </table:table-row>
        <table:table-row table:style-name="ro12">
          <table:table-cell table:style-name="ce6" office:value-type="string" calcext:value-type="string">
            <text:p>***Cowgirl_BeforeFirstInsert***</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78];[.$D$2];[.$E$2])" office:value-type="string" office:string-value="无效的" calcext:value-type="string">
            <text:p>无效的</text:p>
          </table:table-cell>
          <table:table-cell table:formula="of:=GOOGLETRANSLATE_YOULIBRECALC([.$D78];[.$D$2];[.$F$2])" office:value-type="string" office:string-value="ヌル" calcext:value-type="string">
            <text:p>ヌル</text:p>
          </table:table-cell>
          <table:table-cell table:formula="of:=GOOGLETRANSLATE_YOULIBRECALC([.$D78];[.$D$2];[.$G$2])" office:value-type="string" office:string-value="nieważny" calcext:value-type="string">
            <text:p>nieważny</text:p>
          </table:table-cell>
          <table:table-cell table:formula="of:=GOOGLETRANSLATE_YOULIBRECALC([.$D78];[.$D$2];[.$H$2])" office:value-type="string" office:string-value="nulo" calcext:value-type="string">
            <text:p>nulo</text:p>
          </table:table-cell>
          <table:table-cell table:formula="of:=GOOGLETRANSLATE_YOULIBRECALC([.$D78];[.$D$2];[.$I$2])" office:value-type="string" office:string-value="нулевой" calcext:value-type="string">
            <text:p>нулевой</text:p>
          </table:table-cell>
          <table:table-cell table:formula="of:=GOOGLETRANSLATE_YOULIBRECALC([.$D78];[.$D$2];[.$J$2])" office:value-type="string" office:string-value="nul" calcext:value-type="string">
            <text:p>nul</text:p>
          </table:table-cell>
          <table:table-cell table:formula="of:=GOOGLETRANSLATE_YOULIBRECALC([.$D78];[.$D$2];[.$K$2])" office:value-type="string" office:string-value="null" calcext:value-type="string">
            <text:p>null</text:p>
          </table:table-cell>
          <table:table-cell table:formula="of:=GOOGLETRANSLATE_YOULIBRECALC([.$D78];[.$D$2];[.$L$2])" office:value-type="string" office:string-value="nulla" calcext:value-type="string">
            <text:p>nulla</text:p>
          </table:table-cell>
          <table:table-cell table:formula="of:=GOOGLETRANSLATE_YOULIBRECALC([.$D78];[.$D$2];[.$M$2])" office:value-type="string" office:string-value="άκυρος" calcext:value-type="string">
            <text:p>άκυρος</text:p>
          </table:table-cell>
          <table:table-cell table:formula="of:=GOOGLETRANSLATE_YOULIBRECALC([.$D78];[.$D$2];[.$N$2])" office:value-type="string" office:string-value="hükümsüz" calcext:value-type="string">
            <text:p>hükümsüz</text:p>
          </table:table-cell>
          <table:table-cell table:formula="of:=GOOGLETRANSLATE_YOULIBRECALC([.$D78];[.$D$2];[.$O$2])" office:value-type="string" office:string-value="null" calcext:value-type="string">
            <text:p>null</text:p>
          </table:table-cell>
          <table:table-cell table:formula="of:=GOOGLETRANSLATE_YOULIBRECALC([.$D78];[.$D$2];[.$P$2])" office:value-type="string" office:string-value="nul" calcext:value-type="string">
            <text:p>nul</text:p>
          </table:table-cell>
          <table:table-cell table:formula="of:=GOOGLETRANSLATE_YOULIBRECALC([.$D78];[.$D$2];[.$Q$2])" office:value-type="string" office:string-value="널" calcext:value-type="string">
            <text:p>널</text:p>
          </table:table-cell>
          <table:table-cell table:formula="of:=GOOGLETRANSLATE_YOULIBRECALC([.$D78];[.$D$2];[.$R$2])" office:value-type="string" office:string-value="nulové" calcext:value-type="string">
            <text:p>nulové</text:p>
          </table:table-cell>
          <table:table-cell table:formula="of:=GOOGLETRANSLATE_YOULIBRECALC([.$D78];[.$D$2];[.$S$2])" office:value-type="string" office:string-value="nulo" calcext:value-type="string">
            <text:p>nulo</text:p>
          </table:table-cell>
          <table:table-cell table:formula="of:=GOOGLETRANSLATE_YOULIBRECALC([.$D78];[.$D$2];[.$T$2])" office:value-type="string" office:string-value="โมฆะ" calcext:value-type="string">
            <text:p>โมฆะ</text:p>
          </table:table-cell>
          <table:table-cell table:formula="of:=GOOGLETRANSLATE_YOULIBRECALC([.$D78];[.$D$2];[.$U$2])" office:value-type="string" office:string-value="batal" calcext:value-type="string">
            <text:p>batal</text:p>
          </table:table-cell>
          <table:table-cell table:formula="of:=GOOGLETRANSLATE_YOULIBRECALC([.$D78];[.$D$2];[.$V$2])" office:value-type="string" office:string-value="null" calcext:value-type="string">
            <text:p>null</text:p>
          </table:table-cell>
          <table:table-cell table:formula="of:=GOOGLETRANSLATE_YOULIBRECALC([.$D78];[.$D$2];[.$W$2])" office:value-type="string" office:string-value="Null" calcext:value-type="string">
            <text:p>Null</text:p>
          </table:table-cell>
          <table:table-cell table:formula="of:=GOOGLETRANSLATE_YOULIBRECALC([.$D78];[.$D$2];[.$X$2])" office:value-type="string" office:string-value="нульовий" calcext:value-type="string">
            <text:p>нульовий</text:p>
          </table:table-cell>
          <table:table-cell table:formula="of:=GOOGLETRANSLATE_YOULIBRECALC([.$D78];[.$D$2];[.$Y$2])" office:value-type="string" office:string-value="vô giá trị" calcext:value-type="string">
            <text:p>vô giá trị</text:p>
          </table:table-cell>
          <table:table-cell table:formula="of:=GOOGLETRANSLATE_YOULIBRECALC([.$D78];[.$D$2];[.$Z$2])" office:value-type="string" office:string-value="NULL" calcext:value-type="string">
            <text:p>NULL</text:p>
          </table:table-cell>
          <table:table-cell table:formula="of:=GOOGLETRANSLATE_YOULIBRECALC([.$D78];[.$D$2];[.$AA$2])" office:value-type="string" office:string-value="tyhjä" calcext:value-type="string">
            <text:p>tyhjä</text:p>
          </table:table-cell>
          <table:table-cell table:formula="of:=GOOGLETRANSLATE_YOULIBRECALC([.$D78];[.$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1">
          <table:table-cell table:style-name="ce6" office:value-type="string" calcext:value-type="string">
            <text:p>***Cowgirl_EdgingForceStopped***</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That’s enough edging for today~***Let’s focus on pleasure now. We may return to edging later~</text:p>
          </table:table-cell>
          <table:table-cell table:formula="of:=GOOGLETRANSLATE_YOULIBRECALC([.$D79];[.$D$2];[.$E$2])" office:value-type="string" office:string-value="今天，这已经足够了〜***，让我们现在专注于乐趣。我们稍后可能会返回边缘〜" calcext:value-type="string">
            <text:p>今天，这已经足够了〜***，让我们现在专注于乐趣。我们稍后可能会返回边缘〜</text:p>
          </table:table-cell>
          <table:table-cell table:formula="of:=GOOGLETRANSLATE_YOULIBRECALC([.$D79];[.$D$2];[.$F$2])" office:value-type="string" office:string-value="それは今日の十分なエッジングです〜***今すぐ喜びに焦点を当てましょう。後でエッジングに戻ることができます〜" calcext:value-type="string">
            <text:p>それは今日の十分なエッジングです〜***今すぐ喜びに焦点を当てましょう。後でエッジングに戻ることができます〜</text:p>
          </table:table-cell>
          <table:table-cell table:formula="of:=GOOGLETRANSLATE_YOULIBRECALC([.$D79];[.$D$2];[.$G$2])" office:value-type="string" office:string-value="To wystarczy na dziś ~ *** Skoncentrujmy się teraz na przyjemności. Możemy wrócić do obrzeża później ~" calcext:value-type="string">
            <text:p>To wystarczy na dziś ~ *** Skoncentrujmy się teraz na przyjemności. Możemy wrócić do obrzeża później ~</text:p>
          </table:table-cell>
          <table:table-cell table:formula="of:=GOOGLETRANSLATE_YOULIBRECALC([.$D79];[.$D$2];[.$H$2])" office:value-type="string" office:string-value="Eso es suficiente bordes para hoy ~ *** Centrémonos en el placer ahora. Podemos volver a bordes más tarde ~" calcext:value-type="string">
            <text:p>Eso es suficiente bordes para hoy ~ *** Centrémonos en el placer ahora. Podemos volver a bordes más tarde ~</text:p>
          </table:table-cell>
          <table:table-cell table:formula="of:=GOOGLETRANSLATE_YOULIBRECALC([.$D79];[.$D$2];[.$I$2])" office:value-type="string" office:string-value="Этого достаточно на сегодня ~ *** Давайте сосредоточимся на удовольствии сейчас. Мы можем вернуться к окантовке позже ~" calcext:value-type="string">
            <text:p>Этого достаточно на сегодня ~ *** Давайте сосредоточимся на удовольствии сейчас. Мы можем вернуться к окантовке позже ~</text:p>
          </table:table-cell>
          <table:table-cell table:formula="of:=GOOGLETRANSLATE_YOULIBRECALC([.$D79];[.$D$2];[.$J$2])" office:value-type="string" office:string-value="C’est suffisant pour aujourd'hui ~ *** Concentrons-nous sur le plaisir maintenant. Nous pouvons revenir à la bordure plus tard ~" calcext:value-type="string">
            <text:p>C’est suffisant pour aujourd'hui ~ *** Concentrons-nous sur le plaisir maintenant. Nous pouvons revenir à la bordure plus tard ~</text:p>
          </table:table-cell>
          <table:table-cell table:formula="of:=GOOGLETRANSLATE_YOULIBRECALC([.$D79];[.$D$2];[.$K$2])" office:value-type="string" office:string-value="To je dovolj obrobja za danes ~ *** Osredotočimo se na užitek zdaj. Kasneje se lahko vrnemo na robo ~" calcext:value-type="string">
            <text:p>To je dovolj obrobja za danes ~ *** Osredotočimo se na užitek zdaj. Kasneje se lahko vrnemo na robo ~</text:p>
          </table:table-cell>
          <table:table-cell table:formula="of:=GOOGLETRANSLATE_YOULIBRECALC([.$D79];[.$D$2];[.$L$2])" office:value-type="string" office:string-value="Ez elég a mai szegéllyel ~ *** Fókuszáljunk most az örömre. Később visszatérhetünk a szegélyekhez ~" calcext:value-type="string">
            <text:p>Ez elég a mai szegéllyel ~ *** Fókuszáljunk most az örömre. Később visszatérhetünk a szegélyekhez ~</text:p>
          </table:table-cell>
          <table:table-cell table:formula="of:=GOOGLETRANSLATE_YOULIBRECALC([.$D79];[.$D$2];[.$M$2])" office:value-type="string" office:string-value="Αυτό είναι αρκετό για σήμερα ~ *** ας επικεντρωθούμε στην ευχαρίστηση τώρα. Μπορούμε να επιστρέψουμε στο Edging αργότερα ~" calcext:value-type="string">
            <text:p>Αυτό είναι αρκετό για σήμερα ~ *** ας επικεντρωθούμε στην ευχαρίστηση τώρα. Μπορούμε να επιστρέψουμε στο Edging αργότερα ~</text:p>
          </table:table-cell>
          <table:table-cell table:formula="of:=GOOGLETRANSLATE_YOULIBRECALC([.$D79];[.$D$2];[.$N$2])" office:value-type="string" office:string-value="Bu bugün için yeterli kenar ~ *** Şimdi zevke odaklanalım. Daha sonra kenarlara dönebiliriz ~" calcext:value-type="string">
            <text:p>Bu bugün için yeterli kenar ~ *** Şimdi zevke odaklanalım. Daha sonra kenarlara dönebiliriz ~</text:p>
          </table:table-cell>
          <table:table-cell table:formula="of:=GOOGLETRANSLATE_YOULIBRECALC([.$D79];[.$D$2];[.$O$2])" office:value-type="string" office:string-value="È sufficiente bordare per oggi ~ *** Concentriamoci sul piacere ora. Potremmo tornare al bordo più tardi ~" calcext:value-type="string">
            <text:p>È sufficiente bordare per oggi ~ *** Concentriamoci sul piacere ora. Potremmo tornare al bordo più tardi ~</text:p>
          </table:table-cell>
          <table:table-cell table:formula="of:=GOOGLETRANSLATE_YOULIBRECALC([.$D79];[.$D$2];[.$P$2])" office:value-type="string" office:string-value="Dat is genoeg rand voor vandaag ~ *** Laten we ons nu op plezier concentreren. We kunnen later terugkeren naar de rand ~" calcext:value-type="string">
            <text:p>Dat is genoeg rand voor vandaag ~ *** Laten we ons nu op plezier concentreren. We kunnen later terugkeren naar de rand ~</text:p>
          </table:table-cell>
          <table:table-cell table:formula="of:=GOOGLETRANSLATE_YOULIBRECALC([.$D79];[.$D$2];[.$Q$2])" office:value-type="string" office:string-value="오늘은 충분한 테두리입니다 ~ *** 지금 즐거움에 집중합시다. 우리는 나중에 테두리로 돌아갈 수 있습니다 ~" calcext:value-type="string">
            <text:p>오늘은 충분한 테두리입니다 ~ *** 지금 즐거움에 집중합시다. 우리는 나중에 테두리로 돌아갈 수 있습니다 ~</text:p>
          </table:table-cell>
          <table:table-cell table:formula="of:=GOOGLETRANSLATE_YOULIBRECALC([.$D79];[.$D$2];[.$R$2])" office:value-type="string" office:string-value="To je pre dnešok dosť okraja ~ *** Zamerajme sa teraz na potešenie. Môžeme sa vrátiť k okraju neskôr ~" calcext:value-type="string">
            <text:p>To je pre dnešok dosť okraja ~ *** Zamerajme sa teraz na potešenie. Môžeme sa vrátiť k okraju neskôr ~</text:p>
          </table:table-cell>
          <table:table-cell table:formula="of:=GOOGLETRANSLATE_YOULIBRECALC([.$D79];[.$D$2];[.$S$2])" office:value-type="string" office:string-value="Isso é suficiente para hoje ~ *** vamos nos concentrar no prazer agora. Podemos voltar a batendo mais tarde ~" calcext:value-type="string">
            <text:p>Isso é suficiente para hoje ~ *** vamos nos concentrar no prazer agora. Podemos voltar a batendo mais tarde ~</text:p>
          </table:table-cell>
          <table:table-cell table:formula="of:=GOOGLETRANSLATE_YOULIBRECALC([.$D79];[.$D$2];[.$T$2])" office:value-type="string" office:string-value="นั่นเป็นสิ่งที่เพียงพอสำหรับวันนี้ ~ *** ให้ความสำคัญกับความสุขตอนนี้ เราอาจกลับไปที่ขอบในภายหลัง ~" calcext:value-type="string">
            <text:p>นั่นเป็นสิ่งที่เพียงพอสำหรับวันนี้ ~ *** ให้ความสำคัญกับความสุขตอนนี้ เราอาจกลับไปที่ขอบในภายหลัง ~</text:p>
          </table:table-cell>
          <table:table-cell table:formula="of:=GOOGLETRANSLATE_YOULIBRECALC([.$D79];[.$D$2];[.$U$2])" office:value-type="string" office:string-value="Itu cukup merayap untuk hari ini ~ *** Mari kita fokus pada kesenangan sekarang. Kami dapat kembali ke Tepi Nantinya ~" calcext:value-type="string">
            <text:p>Itu cukup merayap untuk hari ini ~ *** Mari kita fokus pada kesenangan sekarang. Kami dapat kembali ke Tepi Nantinya ~</text:p>
          </table:table-cell>
          <table:table-cell table:formula="of:=GOOGLETRANSLATE_YOULIBRECALC([.$D79];[.$D$2];[.$V$2])" office:value-type="string" office:string-value="To je pro dnešek dost hrana ~ *** se nyní zaměřme na potěšení. Můžeme se vrátit k hraním později ~" calcext:value-type="string">
            <text:p>To je pro dnešek dost hrana ~ *** se nyní zaměřme na potěšení. Můžeme se vrátit k hraním později ~</text:p>
          </table:table-cell>
          <table:table-cell table:formula="of:=GOOGLETRANSLATE_YOULIBRECALC([.$D79];[.$D$2];[.$W$2])" office:value-type="string" office:string-value="Iyon ay sapat na pag -edit para sa ngayon ~ *** Let's focus sa kasiyahan ngayon. Maaari tayong bumalik sa pag -edit mamaya ~" calcext:value-type="string">
            <text:p>Iyon ay sapat na pag -edit para sa ngayon ~ *** Let's focus sa kasiyahan ngayon. Maaari tayong bumalik sa pag -edit mamaya ~</text:p>
          </table:table-cell>
          <table:table-cell table:formula="of:=GOOGLETRANSLATE_YOULIBRECALC([.$D79];[.$D$2];[.$X$2])" office:value-type="string" office:string-value="Цього достатньо окантовки на сьогодні ~ *** Давайте зараз зосередимось на задоволення. Ми можемо повернутися до краю пізніше ~" calcext:value-type="string">
            <text:p>Цього достатньо окантовки на сьогодні ~ *** Давайте зараз зосередимось на задоволення. Ми можемо повернутися до краю пізніше ~</text:p>
          </table:table-cell>
          <table:table-cell table:formula="of:=GOOGLETRANSLATE_YOULIBRECALC([.$D79];[.$D$2];[.$Y$2])" office:value-type="string" office:string-value="Đó là đủ điều kiện cho ngày hôm nay ~ *** Hãy tập trung vào niềm vui ngay bây giờ. Chúng ta có thể trở lại để vượt qua sau ~" calcext:value-type="string">
            <text:p>Đó là đủ điều kiện cho ngày hôm nay ~ *** Hãy tập trung vào niềm vui ngay bây giờ. Chúng ta có thể trở lại để vượt qua sau ~</text:p>
          </table:table-cell>
          <table:table-cell table:formula="of:=GOOGLETRANSLATE_YOULIBRECALC([.$D79];[.$D$2];[.$Z$2])" office:value-type="string" office:string-value="Das ist genug Kanche für heute ~ *** Lassen Sie uns jetzt auf Vergnügen konzentrieren. Wir können später zur Kante zurückkehren ~" calcext:value-type="string">
            <text:p>Das ist genug Kanche für heute ~ *** Lassen Sie uns jetzt auf Vergnügen konzentrieren. Wir können später zur Kante zurückkehren ~</text:p>
          </table:table-cell>
          <table:table-cell table:formula="of:=GOOGLETRANSLATE_YOULIBRECALC([.$D79];[.$D$2];[.$AA$2])" office:value-type="string" office:string-value="Se on tarpeeksi reunusta tänään ~ *** Keskitymme nyt nautintoon. Voimme palata reunaan myöhemmin ~" calcext:value-type="string">
            <text:p>Se on tarpeeksi reunusta tänään ~ *** Keskitymme nyt nautintoon. Voimme palata reunaan myöhemmin ~</text:p>
          </table:table-cell>
          <table:table-cell table:formula="of:=GOOGLETRANSLATE_YOULIBRECALC([.$D79];[.$D$2];[.$AB$2])" office:value-type="string" office:string-value="Det er nok kantning til i dag ~ *** Lad os fokusere på glæde nu. Vi vender muligvis tilbage til kantning senere ~" calcext:value-type="string">
            <text:p>Det er nok kantning til i dag ~ *** Lad os fokusere på glæde nu. Vi vender muligvis tilbage til kantning senere ~</text:p>
          </table:table-cell>
          <table:table-cell office:value-type="string" calcext:value-type="string">
            <text:p>***END***</text:p>
          </table:table-cell>
          <table:table-cell table:number-columns-repeated="16355"/>
        </table:table-row>
        <table:table-row table:style-name="ro12">
          <table:table-cell table:style-name="ce6" office:value-type="string" calcext:value-type="string">
            <text:p>***Cowgirl_EdgingForceStopped***</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80];[.$D$2];[.$E$2])" office:value-type="string" office:string-value="无效的" calcext:value-type="string">
            <text:p>无效的</text:p>
          </table:table-cell>
          <table:table-cell table:formula="of:=GOOGLETRANSLATE_YOULIBRECALC([.$D80];[.$D$2];[.$F$2])" office:value-type="string" office:string-value="ヌル" calcext:value-type="string">
            <text:p>ヌル</text:p>
          </table:table-cell>
          <table:table-cell table:formula="of:=GOOGLETRANSLATE_YOULIBRECALC([.$D80];[.$D$2];[.$G$2])" office:value-type="string" office:string-value="nieważny" calcext:value-type="string">
            <text:p>nieważny</text:p>
          </table:table-cell>
          <table:table-cell table:formula="of:=GOOGLETRANSLATE_YOULIBRECALC([.$D80];[.$D$2];[.$H$2])" office:value-type="string" office:string-value="nulo" calcext:value-type="string">
            <text:p>nulo</text:p>
          </table:table-cell>
          <table:table-cell table:formula="of:=GOOGLETRANSLATE_YOULIBRECALC([.$D80];[.$D$2];[.$I$2])" office:value-type="string" office:string-value="нулевой" calcext:value-type="string">
            <text:p>нулевой</text:p>
          </table:table-cell>
          <table:table-cell table:formula="of:=GOOGLETRANSLATE_YOULIBRECALC([.$D80];[.$D$2];[.$J$2])" office:value-type="string" office:string-value="nul" calcext:value-type="string">
            <text:p>nul</text:p>
          </table:table-cell>
          <table:table-cell table:formula="of:=GOOGLETRANSLATE_YOULIBRECALC([.$D80];[.$D$2];[.$K$2])" office:value-type="string" office:string-value="null" calcext:value-type="string">
            <text:p>null</text:p>
          </table:table-cell>
          <table:table-cell table:formula="of:=GOOGLETRANSLATE_YOULIBRECALC([.$D80];[.$D$2];[.$L$2])" office:value-type="string" office:string-value="nulla" calcext:value-type="string">
            <text:p>nulla</text:p>
          </table:table-cell>
          <table:table-cell table:formula="of:=GOOGLETRANSLATE_YOULIBRECALC([.$D80];[.$D$2];[.$M$2])" office:value-type="string" office:string-value="άκυρος" calcext:value-type="string">
            <text:p>άκυρος</text:p>
          </table:table-cell>
          <table:table-cell table:formula="of:=GOOGLETRANSLATE_YOULIBRECALC([.$D80];[.$D$2];[.$N$2])" office:value-type="string" office:string-value="hükümsüz" calcext:value-type="string">
            <text:p>hükümsüz</text:p>
          </table:table-cell>
          <table:table-cell table:formula="of:=GOOGLETRANSLATE_YOULIBRECALC([.$D80];[.$D$2];[.$O$2])" office:value-type="string" office:string-value="null" calcext:value-type="string">
            <text:p>null</text:p>
          </table:table-cell>
          <table:table-cell table:formula="of:=GOOGLETRANSLATE_YOULIBRECALC([.$D80];[.$D$2];[.$P$2])" office:value-type="string" office:string-value="nul" calcext:value-type="string">
            <text:p>nul</text:p>
          </table:table-cell>
          <table:table-cell table:formula="of:=GOOGLETRANSLATE_YOULIBRECALC([.$D80];[.$D$2];[.$Q$2])" office:value-type="string" office:string-value="널" calcext:value-type="string">
            <text:p>널</text:p>
          </table:table-cell>
          <table:table-cell table:formula="of:=GOOGLETRANSLATE_YOULIBRECALC([.$D80];[.$D$2];[.$R$2])" office:value-type="string" office:string-value="nulové" calcext:value-type="string">
            <text:p>nulové</text:p>
          </table:table-cell>
          <table:table-cell table:formula="of:=GOOGLETRANSLATE_YOULIBRECALC([.$D80];[.$D$2];[.$S$2])" office:value-type="string" office:string-value="nulo" calcext:value-type="string">
            <text:p>nulo</text:p>
          </table:table-cell>
          <table:table-cell table:formula="of:=GOOGLETRANSLATE_YOULIBRECALC([.$D80];[.$D$2];[.$T$2])" office:value-type="string" office:string-value="โมฆะ" calcext:value-type="string">
            <text:p>โมฆะ</text:p>
          </table:table-cell>
          <table:table-cell table:formula="of:=GOOGLETRANSLATE_YOULIBRECALC([.$D80];[.$D$2];[.$U$2])" office:value-type="string" office:string-value="batal" calcext:value-type="string">
            <text:p>batal</text:p>
          </table:table-cell>
          <table:table-cell table:formula="of:=GOOGLETRANSLATE_YOULIBRECALC([.$D80];[.$D$2];[.$V$2])" office:value-type="string" office:string-value="null" calcext:value-type="string">
            <text:p>null</text:p>
          </table:table-cell>
          <table:table-cell table:formula="of:=GOOGLETRANSLATE_YOULIBRECALC([.$D80];[.$D$2];[.$W$2])" office:value-type="string" office:string-value="Null" calcext:value-type="string">
            <text:p>Null</text:p>
          </table:table-cell>
          <table:table-cell table:formula="of:=GOOGLETRANSLATE_YOULIBRECALC([.$D80];[.$D$2];[.$X$2])" office:value-type="string" office:string-value="нульовий" calcext:value-type="string">
            <text:p>нульовий</text:p>
          </table:table-cell>
          <table:table-cell table:formula="of:=GOOGLETRANSLATE_YOULIBRECALC([.$D80];[.$D$2];[.$Y$2])" office:value-type="string" office:string-value="vô giá trị" calcext:value-type="string">
            <text:p>vô giá trị</text:p>
          </table:table-cell>
          <table:table-cell table:formula="of:=GOOGLETRANSLATE_YOULIBRECALC([.$D80];[.$D$2];[.$Z$2])" office:value-type="string" office:string-value="NULL" calcext:value-type="string">
            <text:p>NULL</text:p>
          </table:table-cell>
          <table:table-cell table:formula="of:=GOOGLETRANSLATE_YOULIBRECALC([.$D80];[.$D$2];[.$AA$2])" office:value-type="string" office:string-value="tyhjä" calcext:value-type="string">
            <text:p>tyhjä</text:p>
          </table:table-cell>
          <table:table-cell table:formula="of:=GOOGLETRANSLATE_YOULIBRECALC([.$D80];[.$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0">
          <table:table-cell table:style-name="ce6" office:value-type="string" calcext:value-type="string">
            <text:p>***Cowgirl_EdgingBreak***</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Edging is not always possible. Let’s just take a break for a moment.</text:p>
          </table:table-cell>
          <table:table-cell table:formula="of:=GOOGLETRANSLATE_YOULIBRECALC([.$D81];[.$D$2];[.$E$2])" office:value-type="string" office:string-value="边缘并非总是可能的。让我们休息一下。" calcext:value-type="string">
            <text:p>边缘并非总是可能的。让我们休息一下。</text:p>
          </table:table-cell>
          <table:table-cell table:formula="of:=GOOGLETRANSLATE_YOULIBRECALC([.$D81];[.$D$2];[.$F$2])" office:value-type="string" office:string-value="エッジングが常に可能であるとは限りません。ちょっと休憩しましょう。" calcext:value-type="string">
            <text:p>エッジングが常に可能であるとは限りません。ちょっと休憩しましょう。</text:p>
          </table:table-cell>
          <table:table-cell table:formula="of:=GOOGLETRANSLATE_YOULIBRECALC([.$D81];[.$D$2];[.$G$2])" office:value-type="string" office:string-value="Połączenie nie zawsze jest możliwe. Zróbmy przerwę na chwilę." calcext:value-type="string">
            <text:p>Połączenie nie zawsze jest możliwe. Zróbmy przerwę na chwilę.</text:p>
          </table:table-cell>
          <table:table-cell table:formula="of:=GOOGLETRANSLATE_YOULIBRECALC([.$D81];[.$D$2];[.$H$2])" office:value-type="string" office:string-value="El borde no siempre es posible. Vamos a tomar un descanso por un momento." calcext:value-type="string">
            <text:p>El borde no siempre es posible. Vamos a tomar un descanso por un momento.</text:p>
          </table:table-cell>
          <table:table-cell table:formula="of:=GOOGLETRANSLATE_YOULIBRECALC([.$D81];[.$D$2];[.$I$2])" office:value-type="string" office:string-value="Одобрение не всегда возможно. Давайте просто сделаем перерыв на мгновение." calcext:value-type="string">
            <text:p>Одобрение не всегда возможно. Давайте просто сделаем перерыв на мгновение.</text:p>
          </table:table-cell>
          <table:table-cell table:formula="of:=GOOGLETRANSLATE_YOULIBRECALC([.$D81];[.$D$2];[.$J$2])" office:value-type="string" office:string-value="La bordure n'est pas toujours possible. Prenons juste une pause pendant un moment." calcext:value-type="string">
            <text:p>La bordure n'est pas toujours possible. Prenons juste une pause pendant un moment.</text:p>
          </table:table-cell>
          <table:table-cell table:formula="of:=GOOGLETRANSLATE_YOULIBRECALC([.$D81];[.$D$2];[.$K$2])" office:value-type="string" office:string-value="Obrezovanje ni vedno mogoče. Za trenutek si oddahnemo." calcext:value-type="string">
            <text:p>Obrezovanje ni vedno mogoče. Za trenutek si oddahnemo.</text:p>
          </table:table-cell>
          <table:table-cell table:formula="of:=GOOGLETRANSLATE_YOULIBRECALC([.$D81];[.$D$2];[.$L$2])" office:value-type="string" office:string-value="A szegély nem mindig lehetséges. Vegyünk csak egy kis szünetet." calcext:value-type="string">
            <text:p>A szegély nem mindig lehetséges. Vegyünk csak egy kis szünetet.</text:p>
          </table:table-cell>
          <table:table-cell table:formula="of:=GOOGLETRANSLATE_YOULIBRECALC([.$D81];[.$D$2];[.$M$2])" office:value-type="string" office:string-value="Η άκρη δεν είναι πάντα δυνατή. Ας κάνουμε ένα διάλειμμα για μια στιγμή." calcext:value-type="string">
            <text:p>Η άκρη δεν είναι πάντα δυνατή. Ας κάνουμε ένα διάλειμμα για μια στιγμή.</text:p>
          </table:table-cell>
          <table:table-cell table:formula="of:=GOOGLETRANSLATE_YOULIBRECALC([.$D81];[.$D$2];[.$N$2])" office:value-type="string" office:string-value="Kenarlık her zaman mümkün değildir. Bir an için ara verelim." calcext:value-type="string">
            <text:p>Kenarlık her zaman mümkün değildir. Bir an için ara verelim.</text:p>
          </table:table-cell>
          <table:table-cell table:formula="of:=GOOGLETRANSLATE_YOULIBRECALC([.$D81];[.$D$2];[.$O$2])" office:value-type="string" office:string-value="Il bordo non è sempre possibile. Facciamo una pausa per un momento." calcext:value-type="string">
            <text:p>Il bordo non è sempre possibile. Facciamo una pausa per un momento.</text:p>
          </table:table-cell>
          <table:table-cell table:formula="of:=GOOGLETRANSLATE_YOULIBRECALC([.$D81];[.$D$2];[.$P$2])" office:value-type="string" office:string-value="Rand is niet altijd mogelijk. Laten we even een pauze nemen." calcext:value-type="string">
            <text:p>Rand is niet altijd mogelijk. Laten we even een pauze nemen.</text:p>
          </table:table-cell>
          <table:table-cell table:formula="of:=GOOGLETRANSLATE_YOULIBRECALC([.$D81];[.$D$2];[.$Q$2])" office:value-type="string" office:string-value="테두리가 항상 가능한 것은 아닙니다. 잠시 휴식을 취합시다." calcext:value-type="string">
            <text:p>테두리가 항상 가능한 것은 아닙니다. 잠시 휴식을 취합시다.</text:p>
          </table:table-cell>
          <table:table-cell table:formula="of:=GOOGLETRANSLATE_YOULIBRECALC([.$D81];[.$D$2];[.$R$2])" office:value-type="string" office:string-value="Edgging nie je vždy možné. Dajte si na chvíľu prestávku." calcext:value-type="string">
            <text:p>Edgging nie je vždy možné. Dajte si na chvíľu prestávku.</text:p>
          </table:table-cell>
          <table:table-cell table:formula="of:=GOOGLETRANSLATE_YOULIBRECALC([.$D81];[.$D$2];[.$S$2])" office:value-type="string" office:string-value="Nem sempre é possível a bordagem. Vamos fazer uma pausa por um momento." calcext:value-type="string">
            <text:p>Nem sempre é possível a bordagem. Vamos fazer uma pausa por um momento.</text:p>
          </table:table-cell>
          <table:table-cell table:formula="of:=GOOGLETRANSLATE_YOULIBRECALC([.$D81];[.$D$2];[.$T$2])" office:value-type="string" office:string-value="ขอบไม่สามารถทำได้เสมอไป มาพักสักครู่" calcext:value-type="string">
            <text:p>ขอบไม่สามารถทำได้เสมอไป มาพักสักครู่</text:p>
          </table:table-cell>
          <table:table-cell table:formula="of:=GOOGLETRANSLATE_YOULIBRECALC([.$D81];[.$D$2];[.$U$2])" office:value-type="string" office:string-value="Tepi tidak selalu mungkin. Mari kita istirahat sejenak." calcext:value-type="string">
            <text:p>Tepi tidak selalu mungkin. Mari kita istirahat sejenak.</text:p>
          </table:table-cell>
          <table:table-cell table:formula="of:=GOOGLETRANSLATE_YOULIBRECALC([.$D81];[.$D$2];[.$V$2])" office:value-type="string" office:string-value="Ohranění není vždy možné. Pojďme si na chvíli přestávku." calcext:value-type="string">
            <text:p>Ohranění není vždy možné. Pojďme si na chvíli přestávku.</text:p>
          </table:table-cell>
          <table:table-cell table:formula="of:=GOOGLETRANSLATE_YOULIBRECALC([.$D81];[.$D$2];[.$W$2])" office:value-type="string" office:string-value="Ang pag -edit ay hindi laging posible. Magpahinga na lang tayo sandali." calcext:value-type="string">
            <text:p>Ang pag -edit ay hindi laging posible. Magpahinga na lang tayo sandali.</text:p>
          </table:table-cell>
          <table:table-cell table:formula="of:=GOOGLETRANSLATE_YOULIBRECALC([.$D81];[.$D$2];[.$X$2])" office:value-type="string" office:string-value="Окантовка не завжди можлива. Давайте на мить відпочити." calcext:value-type="string">
            <text:p>Окантовка не завжди можлива. Давайте на мить відпочити.</text:p>
          </table:table-cell>
          <table:table-cell table:formula="of:=GOOGLETRANSLATE_YOULIBRECALC([.$D81];[.$D$2];[.$Y$2])" office:value-type="string" office:string-value="Không phải lúc nào cũng có thể. Hãy để nghỉ ngơi một lúc." calcext:value-type="string">
            <text:p>Không phải lúc nào cũng có thể. Hãy để nghỉ ngơi một lúc.</text:p>
          </table:table-cell>
          <table:table-cell table:formula="of:=GOOGLETRANSLATE_YOULIBRECALC([.$D81];[.$D$2];[.$Z$2])" office:value-type="string" office:string-value="Die Kante ist nicht immer möglich. Machen wir für einen Moment eine Pause." calcext:value-type="string">
            <text:p>Die Kante ist nicht immer möglich. Machen wir für einen Moment eine Pause.</text:p>
          </table:table-cell>
          <table:table-cell table:formula="of:=GOOGLETRANSLATE_YOULIBRECALC([.$D81];[.$D$2];[.$AA$2])" office:value-type="string" office:string-value="Reunus ei ole aina mahdollista. Pidämme vain tauko hetkeksi." calcext:value-type="string">
            <text:p>Reunus ei ole aina mahdollista. Pidämme vain tauko hetkeksi.</text:p>
          </table:table-cell>
          <table:table-cell table:formula="of:=GOOGLETRANSLATE_YOULIBRECALC([.$D81];[.$D$2];[.$AB$2])" office:value-type="string" office:string-value="Kantning er ikke altid mulig. Lad os bare tage en pause et øjeblik." calcext:value-type="string">
            <text:p>Kantning er ikke altid mulig. Lad os bare tage en pause et øjeblik.</text:p>
          </table:table-cell>
          <table:table-cell office:value-type="string" calcext:value-type="string">
            <text:p>***END***</text:p>
          </table:table-cell>
          <table:table-cell table:number-columns-repeated="16355"/>
        </table:table-row>
        <table:table-row table:style-name="ro12">
          <table:table-cell table:style-name="ce6" office:value-type="string" calcext:value-type="string">
            <text:p>***Cowgirl_EdgingBreak***</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82];[.$D$2];[.$E$2])" office:value-type="string" office:string-value="无效的" calcext:value-type="string">
            <text:p>无效的</text:p>
          </table:table-cell>
          <table:table-cell table:formula="of:=GOOGLETRANSLATE_YOULIBRECALC([.$D82];[.$D$2];[.$F$2])" office:value-type="string" office:string-value="ヌル" calcext:value-type="string">
            <text:p>ヌル</text:p>
          </table:table-cell>
          <table:table-cell table:formula="of:=GOOGLETRANSLATE_YOULIBRECALC([.$D82];[.$D$2];[.$G$2])" office:value-type="string" office:string-value="nieważny" calcext:value-type="string">
            <text:p>nieważny</text:p>
          </table:table-cell>
          <table:table-cell table:formula="of:=GOOGLETRANSLATE_YOULIBRECALC([.$D82];[.$D$2];[.$H$2])" office:value-type="string" office:string-value="nulo" calcext:value-type="string">
            <text:p>nulo</text:p>
          </table:table-cell>
          <table:table-cell table:formula="of:=GOOGLETRANSLATE_YOULIBRECALC([.$D82];[.$D$2];[.$I$2])" office:value-type="string" office:string-value="нулевой" calcext:value-type="string">
            <text:p>нулевой</text:p>
          </table:table-cell>
          <table:table-cell table:formula="of:=GOOGLETRANSLATE_YOULIBRECALC([.$D82];[.$D$2];[.$J$2])" office:value-type="string" office:string-value="nul" calcext:value-type="string">
            <text:p>nul</text:p>
          </table:table-cell>
          <table:table-cell table:formula="of:=GOOGLETRANSLATE_YOULIBRECALC([.$D82];[.$D$2];[.$K$2])" office:value-type="string" office:string-value="null" calcext:value-type="string">
            <text:p>null</text:p>
          </table:table-cell>
          <table:table-cell table:formula="of:=GOOGLETRANSLATE_YOULIBRECALC([.$D82];[.$D$2];[.$L$2])" office:value-type="string" office:string-value="nulla" calcext:value-type="string">
            <text:p>nulla</text:p>
          </table:table-cell>
          <table:table-cell table:formula="of:=GOOGLETRANSLATE_YOULIBRECALC([.$D82];[.$D$2];[.$M$2])" office:value-type="string" office:string-value="άκυρος" calcext:value-type="string">
            <text:p>άκυρος</text:p>
          </table:table-cell>
          <table:table-cell table:formula="of:=GOOGLETRANSLATE_YOULIBRECALC([.$D82];[.$D$2];[.$N$2])" office:value-type="string" office:string-value="hükümsüz" calcext:value-type="string">
            <text:p>hükümsüz</text:p>
          </table:table-cell>
          <table:table-cell table:formula="of:=GOOGLETRANSLATE_YOULIBRECALC([.$D82];[.$D$2];[.$O$2])" office:value-type="string" office:string-value="null" calcext:value-type="string">
            <text:p>null</text:p>
          </table:table-cell>
          <table:table-cell table:formula="of:=GOOGLETRANSLATE_YOULIBRECALC([.$D82];[.$D$2];[.$P$2])" office:value-type="string" office:string-value="nul" calcext:value-type="string">
            <text:p>nul</text:p>
          </table:table-cell>
          <table:table-cell table:formula="of:=GOOGLETRANSLATE_YOULIBRECALC([.$D82];[.$D$2];[.$Q$2])" office:value-type="string" office:string-value="널" calcext:value-type="string">
            <text:p>널</text:p>
          </table:table-cell>
          <table:table-cell table:formula="of:=GOOGLETRANSLATE_YOULIBRECALC([.$D82];[.$D$2];[.$R$2])" office:value-type="string" office:string-value="nulové" calcext:value-type="string">
            <text:p>nulové</text:p>
          </table:table-cell>
          <table:table-cell table:formula="of:=GOOGLETRANSLATE_YOULIBRECALC([.$D82];[.$D$2];[.$S$2])" office:value-type="string" office:string-value="nulo" calcext:value-type="string">
            <text:p>nulo</text:p>
          </table:table-cell>
          <table:table-cell table:formula="of:=GOOGLETRANSLATE_YOULIBRECALC([.$D82];[.$D$2];[.$T$2])" office:value-type="string" office:string-value="โมฆะ" calcext:value-type="string">
            <text:p>โมฆะ</text:p>
          </table:table-cell>
          <table:table-cell table:formula="of:=GOOGLETRANSLATE_YOULIBRECALC([.$D82];[.$D$2];[.$U$2])" office:value-type="string" office:string-value="batal" calcext:value-type="string">
            <text:p>batal</text:p>
          </table:table-cell>
          <table:table-cell table:formula="of:=GOOGLETRANSLATE_YOULIBRECALC([.$D82];[.$D$2];[.$V$2])" office:value-type="string" office:string-value="null" calcext:value-type="string">
            <text:p>null</text:p>
          </table:table-cell>
          <table:table-cell table:formula="of:=GOOGLETRANSLATE_YOULIBRECALC([.$D82];[.$D$2];[.$W$2])" office:value-type="string" office:string-value="Null" calcext:value-type="string">
            <text:p>Null</text:p>
          </table:table-cell>
          <table:table-cell table:formula="of:=GOOGLETRANSLATE_YOULIBRECALC([.$D82];[.$D$2];[.$X$2])" office:value-type="string" office:string-value="нульовий" calcext:value-type="string">
            <text:p>нульовий</text:p>
          </table:table-cell>
          <table:table-cell table:formula="of:=GOOGLETRANSLATE_YOULIBRECALC([.$D82];[.$D$2];[.$Y$2])" office:value-type="string" office:string-value="vô giá trị" calcext:value-type="string">
            <text:p>vô giá trị</text:p>
          </table:table-cell>
          <table:table-cell table:formula="of:=GOOGLETRANSLATE_YOULIBRECALC([.$D82];[.$D$2];[.$Z$2])" office:value-type="string" office:string-value="NULL" calcext:value-type="string">
            <text:p>NULL</text:p>
          </table:table-cell>
          <table:table-cell table:formula="of:=GOOGLETRANSLATE_YOULIBRECALC([.$D82];[.$D$2];[.$AA$2])" office:value-type="string" office:string-value="tyhjä" calcext:value-type="string">
            <text:p>tyhjä</text:p>
          </table:table-cell>
          <table:table-cell table:formula="of:=GOOGLETRANSLATE_YOULIBRECALC([.$D82];[.$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3">
          <table:table-cell table:style-name="ce6" office:value-type="string" calcext:value-type="string">
            <text:p>***Cowgirl_FlacidReaction***</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Hey! Don’t worry, we have had plenty of fun! ***Wow… It has been amazing! We MUST repeat it soon~***Perfect! I hope you have learned a lot from this session.</text:p>
          </table:table-cell>
          <table:table-cell table:formula="of:=GOOGLETRANSLATE_YOULIBRECALC([.$D83];[.$D$2];[.$E$2])" office:value-type="string" office:string-value="嘿！不用担心，我们有很多乐趣！ ***哇……真是太神奇了！我们必须尽快重复〜***完美！希望您从本次会议中学到很多东西。" calcext:value-type="string">
            <text:p>嘿！不用担心，我们有很多乐趣！ ***哇……真是太神奇了！我们必须尽快重复〜***完美！希望您从本次会议中学到很多东西。</text:p>
          </table:table-cell>
          <table:table-cell table:formula="of:=GOOGLETRANSLATE_YOULIBRECALC([.$D83];[.$D$2];[.$F$2])" office:value-type="string" office:string-value="おい！心配しないでください、私たちはたくさんの楽しみを持っていました！ ***すごい…すごい！すぐに繰り返さなければなりません〜***完璧！このセッションから多くのことを学んだことを願っています。" calcext:value-type="string">
            <text:p>おい！心配しないでください、私たちはたくさんの楽しみを持っていました！ ***すごい…すごい！すぐに繰り返さなければなりません〜***完璧！このセッションから多くのことを学んだことを願っています。</text:p>
          </table:table-cell>
          <table:table-cell table:formula="of:=GOOGLETRANSLATE_YOULIBRECALC([.$D83];[.$D$2];[.$G$2])" office:value-type="string" office:string-value="Hej! Nie martw się, świetnie się bawiliśmy! *** wow… to było niesamowite! Musimy to wkrótce powtórzyć ~ *** Perfect! Mam nadzieję, że wiele się nauczyłeś z tej sesji." calcext:value-type="string">
            <text:p>Hej! Nie martw się, świetnie się bawiliśmy! *** wow… to było niesamowite! Musimy to wkrótce powtórzyć ~ *** Perfect! Mam nadzieję, że wiele się nauczyłeś z tej sesji.</text:p>
          </table:table-cell>
          <table:table-cell table:formula="of:=GOOGLETRANSLATE_YOULIBRECALC([.$D83];[.$D$2];[.$H$2])" office:value-type="string" office:string-value="¡Ey! ¡No te preocupes, nos hemos divertido mucho! *** wow ... ¡ha sido increíble! Debemos repetirlo pronto ~ *** ¡Perfecto! Espero que hayas aprendido mucho de esta sesión." calcext:value-type="string">
            <text:p>¡Ey! ¡No te preocupes, nos hemos divertido mucho! *** wow ... ¡ha sido increíble! Debemos repetirlo pronto ~ *** ¡Perfecto! Espero que hayas aprendido mucho de esta sesión.</text:p>
          </table:table-cell>
          <table:table-cell table:formula="of:=GOOGLETRANSLATE_YOULIBRECALC([.$D83];[.$D$2];[.$I$2])" office:value-type="string" office:string-value="Привет! Не волнуйтесь, нам было много удовольствия! *** вау ... это было потрясающе! Мы должны повторить это в ближайшее время ~ *** Идеально! Я надеюсь, что вы многому научились из этой сессии." calcext:value-type="string">
            <text:p>Привет! Не волнуйтесь, нам было много удовольствия! *** вау ... это было потрясающе! Мы должны повторить это в ближайшее время ~ *** Идеально! Я надеюсь, что вы многому научились из этой сессии.</text:p>
          </table:table-cell>
          <table:table-cell table:formula="of:=GOOGLETRANSLATE_YOULIBRECALC([.$D83];[.$D$2];[.$J$2])" office:value-type="string" office:string-value="Hé! Ne vous inquiétez pas, nous nous sommes beaucoup amusés! *** wow… ça a été incroyable! Nous devons le répéter bientôt ~ *** parfait! J'espère que vous avez beaucoup appris de cette session." calcext:value-type="string">
            <text:p>Hé! Ne vous inquiétez pas, nous nous sommes beaucoup amusés! *** wow… ça a été incroyable! Nous devons le répéter bientôt ~ *** parfait! J'espère que vous avez beaucoup appris de cette session.</text:p>
          </table:table-cell>
          <table:table-cell table:formula="of:=GOOGLETRANSLATE_YOULIBRECALC([.$D83];[.$D$2];[.$K$2])" office:value-type="string" office:string-value="Hej! Brez skrbi, veliko smo se zabavali! *** Vau ... bilo je neverjetno! Kmalu ga moramo ponoviti ~ *** PERFECT! Upam, da ste se s te seje veliko naučili." calcext:value-type="string">
            <text:p>Hej! Brez skrbi, veliko smo se zabavali! *** Vau ... bilo je neverjetno! Kmalu ga moramo ponoviti ~ *** PERFECT! Upam, da ste se s te seje veliko naučili.</text:p>
          </table:table-cell>
          <table:table-cell table:formula="of:=GOOGLETRANSLATE_YOULIBRECALC([.$D83];[.$D$2];[.$L$2])" office:value-type="string" office:string-value="Hé! Ne aggódjon, rengeteg móka volt! *** WOW ... csodálatos volt! Hamarosan meg kell ismételnünk ~ *** tökéletes! Remélem, sokat tanultál ebből az ülésből." calcext:value-type="string">
            <text:p>Hé! Ne aggódjon, rengeteg móka volt! *** WOW ... csodálatos volt! Hamarosan meg kell ismételnünk ~ *** tökéletes! Remélem, sokat tanultál ebből az ülésből.</text:p>
          </table:table-cell>
          <table:table-cell table:formula="of:=GOOGLETRANSLATE_YOULIBRECALC([.$D83];[.$D$2];[.$M$2])" office:value-type="string" office:string-value="Γεια! Μην ανησυχείτε, είχαμε αρκετή διασκέδαση! *** Ουάου ... ήταν εκπληκτικό! Πρέπει να το επαναλάβουμε σύντομα ~ *** τέλεια! Ελπίζω να έχετε μάθει πολλά από αυτή τη σύνοδο." calcext:value-type="string">
            <text:p>Γεια! Μην ανησυχείτε, είχαμε αρκετή διασκέδαση! *** Ουάου ... ήταν εκπληκτικό! Πρέπει να το επαναλάβουμε σύντομα ~ *** τέλεια! Ελπίζω να έχετε μάθει πολλά από αυτή τη σύνοδο.</text:p>
          </table:table-cell>
          <table:table-cell table:formula="of:=GOOGLETRANSLATE_YOULIBRECALC([.$D83];[.$D$2];[.$N$2])" office:value-type="string" office:string-value="Hey! Endişelenme, çok eğlendik! *** Vay canına… harikaydı! Yakında tekrarlamalıyız ~ *** mükemmel! Umarım bu oturumdan çok şey öğrendiğinizdir." calcext:value-type="string">
            <text:p>Hey! Endişelenme, çok eğlendik! *** Vay canına… harikaydı! Yakında tekrarlamalıyız ~ *** mükemmel! Umarım bu oturumdan çok şey öğrendiğinizdir.</text:p>
          </table:table-cell>
          <table:table-cell table:formula="of:=GOOGLETRANSLATE_YOULIBRECALC([.$D83];[.$D$2];[.$O$2])" office:value-type="string" office:string-value="EHI! Non preoccuparti, ci siamo divertiti molto! *** Wow ... è stato fantastico! Dobbiamo ripeterlo presto ~ *** perfetto! Spero che tu abbia imparato molto da questa sessione." calcext:value-type="string">
            <text:p>EHI! Non preoccuparti, ci siamo divertiti molto! *** Wow ... è stato fantastico! Dobbiamo ripeterlo presto ~ *** perfetto! Spero che tu abbia imparato molto da questa sessione.</text:p>
          </table:table-cell>
          <table:table-cell table:formula="of:=GOOGLETRANSLATE_YOULIBRECALC([.$D83];[.$D$2];[.$P$2])" office:value-type="string" office:string-value="Hoi! Maak je geen zorgen, we hebben veel plezier gehad! *** Wauw ... het was geweldig! We moeten het snel herhalen ~ *** perfect! Ik hoop dat je veel van deze sessie hebt geleerd." calcext:value-type="string">
            <text:p>Hoi! Maak je geen zorgen, we hebben veel plezier gehad! *** Wauw ... het was geweldig! We moeten het snel herhalen ~ *** perfect! Ik hoop dat je veel van deze sessie hebt geleerd.</text:p>
          </table:table-cell>
          <table:table-cell table:formula="of:=GOOGLETRANSLATE_YOULIBRECALC([.$D83];[.$D$2];[.$Q$2])" office:value-type="string" office:string-value="여기요! 걱정하지 마세요. 우리는 많은 재미를 보았습니다! *** 와우… 놀랍습니다! 곧 반복해야합니다 ~ *** 완벽합니다! 이 세션에서 많은 것을 배웠기를 바랍니다." calcext:value-type="string">
            <text:p>여기요! 걱정하지 마세요. 우리는 많은 재미를 보았습니다! *** 와우… 놀랍습니다! 곧 반복해야합니다 ~ *** 완벽합니다! 이 세션에서 많은 것을 배웠기를 바랍니다.</text:p>
          </table:table-cell>
          <table:table-cell table:formula="of:=GOOGLETRANSLATE_YOULIBRECALC([.$D83];[.$D$2];[.$R$2])" office:value-type="string" office:string-value="Hej! Nerobte si starosti, mali sme veľa zábavy! *** wow ... bolo to úžasné! Musíme to čoskoro zopakovať ~ *** perfektné! Dúfam, že ste sa z tejto relácie veľa naučili." calcext:value-type="string">
            <text:p>Hej! Nerobte si starosti, mali sme veľa zábavy! *** wow ... bolo to úžasné! Musíme to čoskoro zopakovať ~ *** perfektné! Dúfam, že ste sa z tejto relácie veľa naučili.</text:p>
          </table:table-cell>
          <table:table-cell table:formula="of:=GOOGLETRANSLATE_YOULIBRECALC([.$D83];[.$D$2];[.$S$2])" office:value-type="string" office:string-value="Ei! Não se preocupe, nos divertimos muito! *** Uau ... tem sido incrível! Devemos repeti -lo em breve ~ *** perfeito! Espero que você tenha aprendido muito com esta sessão." calcext:value-type="string">
            <text:p>Ei! Não se preocupe, nos divertimos muito! *** Uau ... tem sido incrível! Devemos repeti -lo em breve ~ *** perfeito! Espero que você tenha aprendido muito com esta sessão.</text:p>
          </table:table-cell>
          <table:table-cell table:formula="of:=GOOGLETRANSLATE_YOULIBRECALC([.$D83];[.$D$2];[.$T$2])" office:value-type="string" office:string-value="เฮ้! ไม่ต้องกังวลเรามีความสนุกสนานมากมาย! *** ว้าว…มันน่าทึ่งมาก! เราต้องทำซ้ำเร็ว ๆ นี้ ~ *** สมบูรณ์แบบ! ฉันหวังว่าคุณจะได้เรียนรู้มากมายจากเซสชั่นนี้" calcext:value-type="string">
            <text:p>เฮ้! ไม่ต้องกังวลเรามีความสนุกสนานมากมาย! *** ว้าว…มันน่าทึ่งมาก! เราต้องทำซ้ำเร็ว ๆ นี้ ~ *** สมบูรณ์แบบ! ฉันหวังว่าคุณจะได้เรียนรู้มากมายจากเซสชั่นนี้</text:p>
          </table:table-cell>
          <table:table-cell table:formula="of:=GOOGLETRANSLATE_YOULIBRECALC([.$D83];[.$D$2];[.$U$2])" office:value-type="string" office:string-value="Hai! Jangan khawatir, kami bersenang -senang! *** Wow… Sungguh luar biasa! Kita harus segera mengulanginya ~ *** SEMPURNA! Saya harap Anda telah belajar banyak dari sesi ini." calcext:value-type="string">
            <text:p>Hai! Jangan khawatir, kami bersenang -senang! *** Wow… Sungguh luar biasa! Kita harus segera mengulanginya ~ *** SEMPURNA! Saya harap Anda telah belajar banyak dari sesi ini.</text:p>
          </table:table-cell>
          <table:table-cell table:formula="of:=GOOGLETRANSLATE_YOULIBRECALC([.$D83];[.$D$2];[.$V$2])" office:value-type="string" office:string-value="Hej! Nebojte se, měli jsme spoustu zábavy! *** Páni ... bylo to úžasné! Brzy to musíme opakovat ~ *** Perfektní! Doufám, že jste se z této relace hodně naučili." calcext:value-type="string">
            <text:p>Hej! Nebojte se, měli jsme spoustu zábavy! *** Páni ... bylo to úžasné! Brzy to musíme opakovat ~ *** Perfektní! Doufám, že jste se z této relace hodně naučili.</text:p>
          </table:table-cell>
          <table:table-cell table:formula="of:=GOOGLETRANSLATE_YOULIBRECALC([.$D83];[.$D$2];[.$W$2])" office:value-type="string" office:string-value="Hoy! Huwag kang mag -alala, marami kaming kasiyahan! *** Wow ... Nakapagtataka! Dapat nating ulitin ito sa lalong madaling panahon ~ *** perpekto! Inaasahan kong marami kang natutunan mula sa session na ito." calcext:value-type="string">
            <text:p>Hoy! Huwag kang mag -alala, marami kaming kasiyahan! *** Wow ... Nakapagtataka! Dapat nating ulitin ito sa lalong madaling panahon ~ *** perpekto! Inaasahan kong marami kang natutunan mula sa session na ito.</text:p>
          </table:table-cell>
          <table:table-cell table:formula="of:=GOOGLETRANSLATE_YOULIBRECALC([.$D83];[.$D$2];[.$X$2])" office:value-type="string" office:string-value="Гей! Не хвилюйтеся, ми розважалися! *** вау ... це було дивовижно! Ми повинні повторити це найближчим часом ~ *** Ідеально! Сподіваюся, ви багато чого навчилися з цього сеансу." calcext:value-type="string">
            <text:p>Гей! Не хвилюйтеся, ми розважалися! *** вау ... це було дивовижно! Ми повинні повторити це найближчим часом ~ *** Ідеально! Сподіваюся, ви багато чого навчилися з цього сеансу.</text:p>
          </table:table-cell>
          <table:table-cell table:formula="of:=GOOGLETRANSLATE_YOULIBRECALC([.$D83];[.$D$2];[.$Y$2])" office:value-type="string" office:string-value="Chào! Đừng lo lắng, chúng tôi đã có rất nhiều niềm vui! *** wow… Thật tuyệt vời! Chúng ta phải lặp lại nó sớm ~ *** Hoàn hảo! Tôi hy vọng bạn đã học được rất nhiều từ phiên này." calcext:value-type="string">
            <text:p>Chào! Đừng lo lắng, chúng tôi đã có rất nhiều niềm vui! *** wow… Thật tuyệt vời! Chúng ta phải lặp lại nó sớm ~ *** Hoàn hảo! Tôi hy vọng bạn đã học được rất nhiều từ phiên này.</text:p>
          </table:table-cell>
          <table:table-cell table:formula="of:=GOOGLETRANSLATE_YOULIBRECALC([.$D83];[.$D$2];[.$Z$2])" office:value-type="string" office:string-value="Hey! Mach dir keine Sorgen, wir hatten viel Spaß! *** Wow ... es war unglaublich! Wir müssen es bald wiederholen ~ *** perfekt! Ich hoffe, Sie haben viel aus dieser Sitzung gelernt." calcext:value-type="string">
            <text:p>Hey! Mach dir keine Sorgen, wir hatten viel Spaß! *** Wow ... es war unglaublich! Wir müssen es bald wiederholen ~ *** perfekt! Ich hoffe, Sie haben viel aus dieser Sitzung gelernt.</text:p>
          </table:table-cell>
          <table:table-cell table:formula="of:=GOOGLETRANSLATE_YOULIBRECALC([.$D83];[.$D$2];[.$AA$2])" office:value-type="string" office:string-value="Hei! Älä huoli, meillä on ollut paljon hauskaa! *** Vau ... se on ollut uskomaton! Meidän on toistettava se pian ~ *** täydellinen! Toivon, että olet oppinut paljon tästä istunnosta." calcext:value-type="string">
            <text:p>Hei! Älä huoli, meillä on ollut paljon hauskaa! *** Vau ... se on ollut uskomaton! Meidän on toistettava se pian ~ *** täydellinen! Toivon, että olet oppinut paljon tästä istunnosta.</text:p>
          </table:table-cell>
          <table:table-cell table:formula="of:=GOOGLETRANSLATE_YOULIBRECALC([.$D83];[.$D$2];[.$AB$2])" office:value-type="string" office:string-value="Hej! Bare rolig, vi har haft masser af sjov! *** Wow ... det har været fantastisk! Vi må gentage det snart ~ *** perfekt! Jeg håber, du har lært meget af denne session." calcext:value-type="string">
            <text:p>Hej! Bare rolig, vi har haft masser af sjov! *** Wow ... det har været fantastisk! Vi må gentage det snart ~ *** perfekt! Jeg håber, du har lært meget af denne session.</text:p>
          </table:table-cell>
          <table:table-cell office:value-type="string" calcext:value-type="string">
            <text:p>***END***</text:p>
          </table:table-cell>
          <table:table-cell table:number-columns-repeated="16355"/>
        </table:table-row>
        <table:table-row table:style-name="ro12">
          <table:table-cell table:style-name="ce6" office:value-type="string" calcext:value-type="string">
            <text:p>***Cowgirl_FlacidReaction***</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84];[.$D$2];[.$E$2])" office:value-type="string" office:string-value="无效的" calcext:value-type="string">
            <text:p>无效的</text:p>
          </table:table-cell>
          <table:table-cell table:formula="of:=GOOGLETRANSLATE_YOULIBRECALC([.$D84];[.$D$2];[.$F$2])" office:value-type="string" office:string-value="ヌル" calcext:value-type="string">
            <text:p>ヌル</text:p>
          </table:table-cell>
          <table:table-cell table:formula="of:=GOOGLETRANSLATE_YOULIBRECALC([.$D84];[.$D$2];[.$G$2])" office:value-type="string" office:string-value="nieważny" calcext:value-type="string">
            <text:p>nieważny</text:p>
          </table:table-cell>
          <table:table-cell table:formula="of:=GOOGLETRANSLATE_YOULIBRECALC([.$D84];[.$D$2];[.$H$2])" office:value-type="string" office:string-value="nulo" calcext:value-type="string">
            <text:p>nulo</text:p>
          </table:table-cell>
          <table:table-cell table:formula="of:=GOOGLETRANSLATE_YOULIBRECALC([.$D84];[.$D$2];[.$I$2])" office:value-type="string" office:string-value="нулевой" calcext:value-type="string">
            <text:p>нулевой</text:p>
          </table:table-cell>
          <table:table-cell table:formula="of:=GOOGLETRANSLATE_YOULIBRECALC([.$D84];[.$D$2];[.$J$2])" office:value-type="string" office:string-value="nul" calcext:value-type="string">
            <text:p>nul</text:p>
          </table:table-cell>
          <table:table-cell table:formula="of:=GOOGLETRANSLATE_YOULIBRECALC([.$D84];[.$D$2];[.$K$2])" office:value-type="string" office:string-value="null" calcext:value-type="string">
            <text:p>null</text:p>
          </table:table-cell>
          <table:table-cell table:formula="of:=GOOGLETRANSLATE_YOULIBRECALC([.$D84];[.$D$2];[.$L$2])" office:value-type="string" office:string-value="nulla" calcext:value-type="string">
            <text:p>nulla</text:p>
          </table:table-cell>
          <table:table-cell table:formula="of:=GOOGLETRANSLATE_YOULIBRECALC([.$D84];[.$D$2];[.$M$2])" office:value-type="string" office:string-value="άκυρος" calcext:value-type="string">
            <text:p>άκυρος</text:p>
          </table:table-cell>
          <table:table-cell table:formula="of:=GOOGLETRANSLATE_YOULIBRECALC([.$D84];[.$D$2];[.$N$2])" office:value-type="string" office:string-value="hükümsüz" calcext:value-type="string">
            <text:p>hükümsüz</text:p>
          </table:table-cell>
          <table:table-cell table:formula="of:=GOOGLETRANSLATE_YOULIBRECALC([.$D84];[.$D$2];[.$O$2])" office:value-type="string" office:string-value="null" calcext:value-type="string">
            <text:p>null</text:p>
          </table:table-cell>
          <table:table-cell table:formula="of:=GOOGLETRANSLATE_YOULIBRECALC([.$D84];[.$D$2];[.$P$2])" office:value-type="string" office:string-value="nul" calcext:value-type="string">
            <text:p>nul</text:p>
          </table:table-cell>
          <table:table-cell table:formula="of:=GOOGLETRANSLATE_YOULIBRECALC([.$D84];[.$D$2];[.$Q$2])" office:value-type="string" office:string-value="널" calcext:value-type="string">
            <text:p>널</text:p>
          </table:table-cell>
          <table:table-cell table:formula="of:=GOOGLETRANSLATE_YOULIBRECALC([.$D84];[.$D$2];[.$R$2])" office:value-type="string" office:string-value="nulové" calcext:value-type="string">
            <text:p>nulové</text:p>
          </table:table-cell>
          <table:table-cell table:formula="of:=GOOGLETRANSLATE_YOULIBRECALC([.$D84];[.$D$2];[.$S$2])" office:value-type="string" office:string-value="nulo" calcext:value-type="string">
            <text:p>nulo</text:p>
          </table:table-cell>
          <table:table-cell table:formula="of:=GOOGLETRANSLATE_YOULIBRECALC([.$D84];[.$D$2];[.$T$2])" office:value-type="string" office:string-value="โมฆะ" calcext:value-type="string">
            <text:p>โมฆะ</text:p>
          </table:table-cell>
          <table:table-cell table:formula="of:=GOOGLETRANSLATE_YOULIBRECALC([.$D84];[.$D$2];[.$U$2])" office:value-type="string" office:string-value="batal" calcext:value-type="string">
            <text:p>batal</text:p>
          </table:table-cell>
          <table:table-cell table:formula="of:=GOOGLETRANSLATE_YOULIBRECALC([.$D84];[.$D$2];[.$V$2])" office:value-type="string" office:string-value="null" calcext:value-type="string">
            <text:p>null</text:p>
          </table:table-cell>
          <table:table-cell table:formula="of:=GOOGLETRANSLATE_YOULIBRECALC([.$D84];[.$D$2];[.$W$2])" office:value-type="string" office:string-value="Null" calcext:value-type="string">
            <text:p>Null</text:p>
          </table:table-cell>
          <table:table-cell table:formula="of:=GOOGLETRANSLATE_YOULIBRECALC([.$D84];[.$D$2];[.$X$2])" office:value-type="string" office:string-value="нульовий" calcext:value-type="string">
            <text:p>нульовий</text:p>
          </table:table-cell>
          <table:table-cell table:formula="of:=GOOGLETRANSLATE_YOULIBRECALC([.$D84];[.$D$2];[.$Y$2])" office:value-type="string" office:string-value="vô giá trị" calcext:value-type="string">
            <text:p>vô giá trị</text:p>
          </table:table-cell>
          <table:table-cell table:formula="of:=GOOGLETRANSLATE_YOULIBRECALC([.$D84];[.$D$2];[.$Z$2])" office:value-type="string" office:string-value="NULL" calcext:value-type="string">
            <text:p>NULL</text:p>
          </table:table-cell>
          <table:table-cell table:formula="of:=GOOGLETRANSLATE_YOULIBRECALC([.$D84];[.$D$2];[.$AA$2])" office:value-type="string" office:string-value="tyhjä" calcext:value-type="string">
            <text:p>tyhjä</text:p>
          </table:table-cell>
          <table:table-cell table:formula="of:=GOOGLETRANSLATE_YOULIBRECALC([.$D84];[.$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1">
          <table:table-cell table:style-name="ce6" office:value-type="string" calcext:value-type="string">
            <text:p>***Cowgirl_WhereToCumQuestion***</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Your cock is pulsating! Quick, where do you want to cum? ***It’s time! Decide where do you want to cum!</text:p>
          </table:table-cell>
          <table:table-cell table:formula="of:=GOOGLETRANSLATE_YOULIBRECALC([.$D85];[.$D$2];[.$E$2])" office:value-type="string" office:string-value="你的公鸡在脉动！快速，您想在哪里暨？ ***是时候了！决定您想在哪里暨！" calcext:value-type="string">
            <text:p>你的公鸡在脉动！快速，您想在哪里暨？ ***是时候了！决定您想在哪里暨！</text:p>
          </table:table-cell>
          <table:table-cell table:formula="of:=GOOGLETRANSLATE_YOULIBRECALC([.$D85];[.$D$2];[.$F$2])" office:value-type="string" office:string-value="あなたのコックは脈動しています！素早く、どこで中出ししたいですか？ ***時間です！どこで中出ししたいですか！" calcext:value-type="string">
            <text:p>あなたのコックは脈動しています！素早く、どこで中出ししたいですか？ ***時間です！どこで中出ししたいですか！</text:p>
          </table:table-cell>
          <table:table-cell table:formula="of:=GOOGLETRANSLATE_YOULIBRECALC([.$D85];[.$D$2];[.$G$2])" office:value-type="string" office:string-value="Twój kutas pulsuje! Szybko, gdzie chcesz się spuszczać? *** Nadszedł czas! Zdecyduj, gdzie chcesz się spuszczać!" calcext:value-type="string">
            <text:p>Twój kutas pulsuje! Szybko, gdzie chcesz się spuszczać? *** Nadszedł czas! Zdecyduj, gdzie chcesz się spuszczać!</text:p>
          </table:table-cell>
          <table:table-cell table:formula="of:=GOOGLETRANSLATE_YOULIBRECALC([.$D85];[.$D$2];[.$H$2])" office:value-type="string" office:string-value="¡Tu polla está pulsante! Rápido, ¿dónde quieres correrte? *** ¡Es hora! ¡Decide dónde quieres correrte!" calcext:value-type="string">
            <text:p>¡Tu polla está pulsante! Rápido, ¿dónde quieres correrte? *** ¡Es hora! ¡Decide dónde quieres correrte!</text:p>
          </table:table-cell>
          <table:table-cell table:formula="of:=GOOGLETRANSLATE_YOULIBRECALC([.$D85];[.$D$2];[.$I$2])" office:value-type="string" office:string-value="Ваш член пульсирует! Быстро, где ты хочешь кончить? *** Пора! Решите, где вы хотите кончить!" calcext:value-type="string">
            <text:p>Ваш член пульсирует! Быстро, где ты хочешь кончить? *** Пора! Решите, где вы хотите кончить!</text:p>
          </table:table-cell>
          <table:table-cell table:formula="of:=GOOGLETRANSLATE_YOULIBRECALC([.$D85];[.$D$2];[.$J$2])" office:value-type="string" office:string-value="Votre bite pulsante! Rapide, où voulez-vous jouir? *** Il est temps! Décidez où voulez-vous jouir!" calcext:value-type="string">
            <text:p>Votre bite pulsante! Rapide, où voulez-vous jouir? *** Il est temps! Décidez où voulez-vous jouir!</text:p>
          </table:table-cell>
          <table:table-cell table:formula="of:=GOOGLETRANSLATE_YOULIBRECALC([.$D85];[.$D$2];[.$K$2])" office:value-type="string" office:string-value="Vaš petelin utripa! Hitro, kje želite prihajati? *** Čas je! Odločite se, kje želite prihajati!" calcext:value-type="string">
            <text:p>Vaš petelin utripa! Hitro, kje želite prihajati? *** Čas je! Odločite se, kje želite prihajati!</text:p>
          </table:table-cell>
          <table:table-cell table:formula="of:=GOOGLETRANSLATE_YOULIBRECALC([.$D85];[.$D$2];[.$L$2])" office:value-type="string" office:string-value="A kakasod pulzáló! Gyors, hol akarsz cum? *** Itt az ideje! Döntse el, hol akarsz cum!" calcext:value-type="string">
            <text:p>A kakasod pulzáló! Gyors, hol akarsz cum? *** Itt az ideje! Döntse el, hol akarsz cum!</text:p>
          </table:table-cell>
          <table:table-cell table:formula="of:=GOOGLETRANSLATE_YOULIBRECALC([.$D85];[.$D$2];[.$M$2])" office:value-type="string" office:string-value="Ο κόκορας σας παλλίζει! Γρήγορα, πού θέλετε να cum; *** Ήρθε η ώρα! Αποφασίστε πού θέλετε να cum!" calcext:value-type="string">
            <text:p>Ο κόκορας σας παλλίζει! Γρήγορα, πού θέλετε να cum; *** Ήρθε η ώρα! Αποφασίστε πού θέλετε να cum!</text:p>
          </table:table-cell>
          <table:table-cell table:formula="of:=GOOGLETRANSLATE_YOULIBRECALC([.$D85];[.$D$2];[.$N$2])" office:value-type="string" office:string-value="Senin horoz titreşimli! Çabuk, nereden cum istiyorsun? *** Zamanı geldi! Nereye boşalmak istediğinize karar verin!" calcext:value-type="string">
            <text:p>Senin horoz titreşimli! Çabuk, nereden cum istiyorsun? *** Zamanı geldi! Nereye boşalmak istediğinize karar verin!</text:p>
          </table:table-cell>
          <table:table-cell table:formula="of:=GOOGLETRANSLATE_YOULIBRECALC([.$D85];[.$D$2];[.$O$2])" office:value-type="string" office:string-value="Il tuo cazzo è pulsante! Veloce, dove vuoi venire? *** È ora! Decidi dove vuoi venire!" calcext:value-type="string">
            <text:p>Il tuo cazzo è pulsante! Veloce, dove vuoi venire? *** È ora! Decidi dove vuoi venire!</text:p>
          </table:table-cell>
          <table:table-cell table:formula="of:=GOOGLETRANSLATE_YOULIBRECALC([.$D85];[.$D$2];[.$P$2])" office:value-type="string" office:string-value="Je pik is pulserend! Snel, waar wil je klaarkomen? *** Het is tijd! Bepaal waar je wilt klaarkomen!" calcext:value-type="string">
            <text:p>Je pik is pulserend! Snel, waar wil je klaarkomen? *** Het is tijd! Bepaal waar je wilt klaarkomen!</text:p>
          </table:table-cell>
          <table:table-cell table:formula="of:=GOOGLETRANSLATE_YOULIBRECALC([.$D85];[.$D$2];[.$Q$2])" office:value-type="string" office:string-value="당신의 거시기는 맥동합니다! 빨리, 어디서 정액을 원하십니까? *** 시간입니다! 어디서 정액을 원하는지 결정하십시오!" calcext:value-type="string">
            <text:p>당신의 거시기는 맥동합니다! 빨리, 어디서 정액을 원하십니까? *** 시간입니다! 어디서 정액을 원하는지 결정하십시오!</text:p>
          </table:table-cell>
          <table:table-cell table:formula="of:=GOOGLETRANSLATE_YOULIBRECALC([.$D85];[.$D$2];[.$R$2])" office:value-type="string" office:string-value="Váš penis pulzuje! Rýchlo, kde chceš cum? *** Je čas! Rozhodnite sa, kde chcete cum!" calcext:value-type="string">
            <text:p>Váš penis pulzuje! Rýchlo, kde chceš cum? *** Je čas! Rozhodnite sa, kde chcete cum!</text:p>
          </table:table-cell>
          <table:table-cell table:formula="of:=GOOGLETRANSLATE_YOULIBRECALC([.$D85];[.$D$2];[.$S$2])" office:value-type="string" office:string-value="Seu pau está pulsando! Rápido, onde você quer gozar? *** É hora! Decida onde você quer gozar!" calcext:value-type="string">
            <text:p>Seu pau está pulsando! Rápido, onde você quer gozar? *** É hora! Decida onde você quer gozar!</text:p>
          </table:table-cell>
          <table:table-cell table:formula="of:=GOOGLETRANSLATE_YOULIBRECALC([.$D85];[.$D$2];[.$T$2])" office:value-type="string" office:string-value="ไก่ของคุณเต้นแรง! ด่วนคุณอยากหลั่งที่ไหน? *** ถึงเวลาแล้ว! ตัดสินใจว่าคุณต้องการหลั่งที่ไหน!" calcext:value-type="string">
            <text:p>ไก่ของคุณเต้นแรง! ด่วนคุณอยากหลั่งที่ไหน? *** ถึงเวลาแล้ว! ตัดสินใจว่าคุณต้องการหลั่งที่ไหน!</text:p>
          </table:table-cell>
          <table:table-cell table:formula="of:=GOOGLETRANSLATE_YOULIBRECALC([.$D85];[.$D$2];[.$U$2])" office:value-type="string" office:string-value="Ayammu berdenyut! Cepat, di mana Anda ingin cum? *** Sudah waktunya! Putuskan di mana Anda ingin cum!" calcext:value-type="string">
            <text:p>Ayammu berdenyut! Cepat, di mana Anda ingin cum? *** Sudah waktunya! Putuskan di mana Anda ingin cum!</text:p>
          </table:table-cell>
          <table:table-cell table:formula="of:=GOOGLETRANSLATE_YOULIBRECALC([.$D85];[.$D$2];[.$V$2])" office:value-type="string" office:string-value="Váš penis pulzuje! Rychle, kde chcete cum? *** Je čas! Rozhodněte se, kde chcete cum!" calcext:value-type="string">
            <text:p>Váš penis pulzuje! Rychle, kde chcete cum? *** Je čas! Rozhodněte se, kde chcete cum!</text:p>
          </table:table-cell>
          <table:table-cell table:formula="of:=GOOGLETRANSLATE_YOULIBRECALC([.$D85];[.$D$2];[.$W$2])" office:value-type="string" office:string-value="Ang iyong titi ay pulsating! Mabilis, saan mo nais na cum? *** Oras na! Magpasya kung saan mo nais na cum!" calcext:value-type="string">
            <text:p>Ang iyong titi ay pulsating! Mabilis, saan mo nais na cum? *** Oras na! Magpasya kung saan mo nais na cum!</text:p>
          </table:table-cell>
          <table:table-cell table:formula="of:=GOOGLETRANSLATE_YOULIBRECALC([.$D85];[.$D$2];[.$X$2])" office:value-type="string" office:string-value="Ваш член пульсує! Швидко, де ти хочеш закінчити? *** Настав час! Вирішіть, де ви хочете сперму!" calcext:value-type="string">
            <text:p>Ваш член пульсує! Швидко, де ти хочеш закінчити? *** Настав час! Вирішіть, де ви хочете сперму!</text:p>
          </table:table-cell>
          <table:table-cell table:formula="of:=GOOGLETRANSLATE_YOULIBRECALC([.$D85];[.$D$2];[.$Y$2])" office:value-type="string" office:string-value="Con cặc của bạn đang đập! Nhanh chóng, bạn muốn kiêm ở đâu? *** Nó thời gian! Quyết định nơi bạn muốn kiêm!" calcext:value-type="string">
            <text:p>Con cặc của bạn đang đập! Nhanh chóng, bạn muốn kiêm ở đâu? *** Nó thời gian! Quyết định nơi bạn muốn kiêm!</text:p>
          </table:table-cell>
          <table:table-cell table:formula="of:=GOOGLETRANSLATE_YOULIBRECALC([.$D85];[.$D$2];[.$Z$2])" office:value-type="string" office:string-value="Dein Schwanz pulsiert! Schnell, wo willst du abspritzen? *** Es ist Zeit! Entscheiden Sie, wo Sie abspritzen möchten!" calcext:value-type="string">
            <text:p>Dein Schwanz pulsiert! Schnell, wo willst du abspritzen? *** Es ist Zeit! Entscheiden Sie, wo Sie abspritzen möchten!</text:p>
          </table:table-cell>
          <table:table-cell table:formula="of:=GOOGLETRANSLATE_YOULIBRECALC([.$D85];[.$D$2];[.$AA$2])" office:value-type="string" office:string-value="Kukkasi on sykkivä! Nopea, missä haluat cum? *** On aika! Päätä missä haluat cum!" calcext:value-type="string">
            <text:p>Kukkasi on sykkivä! Nopea, missä haluat cum? *** On aika! Päätä missä haluat cum!</text:p>
          </table:table-cell>
          <table:table-cell table:formula="of:=GOOGLETRANSLATE_YOULIBRECALC([.$D85];[.$D$2];[.$AB$2])" office:value-type="string" office:string-value="Din pik pulserer! Hurtigt, hvor vil du cum? *** Det er tid! Beslut, hvor vil du cum!" calcext:value-type="string">
            <text:p>Din pik pulserer! Hurtigt, hvor vil du cum? *** Det er tid! Beslut, hvor vil du cum!</text:p>
          </table:table-cell>
          <table:table-cell office:value-type="string" calcext:value-type="string">
            <text:p>***END***</text:p>
          </table:table-cell>
          <table:table-cell table:number-columns-repeated="16355"/>
        </table:table-row>
        <table:table-row table:style-name="ro12">
          <table:table-cell table:style-name="ce6" office:value-type="string" calcext:value-type="string">
            <text:p>***Cowgirl_WhereToCumQuestion***</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86];[.$D$2];[.$E$2])" office:value-type="string" office:string-value="无效的" calcext:value-type="string">
            <text:p>无效的</text:p>
          </table:table-cell>
          <table:table-cell table:formula="of:=GOOGLETRANSLATE_YOULIBRECALC([.$D86];[.$D$2];[.$F$2])" office:value-type="string" office:string-value="ヌル" calcext:value-type="string">
            <text:p>ヌル</text:p>
          </table:table-cell>
          <table:table-cell table:formula="of:=GOOGLETRANSLATE_YOULIBRECALC([.$D86];[.$D$2];[.$G$2])" office:value-type="string" office:string-value="nieważny" calcext:value-type="string">
            <text:p>nieważny</text:p>
          </table:table-cell>
          <table:table-cell table:formula="of:=GOOGLETRANSLATE_YOULIBRECALC([.$D86];[.$D$2];[.$H$2])" office:value-type="string" office:string-value="nulo" calcext:value-type="string">
            <text:p>nulo</text:p>
          </table:table-cell>
          <table:table-cell table:formula="of:=GOOGLETRANSLATE_YOULIBRECALC([.$D86];[.$D$2];[.$I$2])" office:value-type="string" office:string-value="нулевой" calcext:value-type="string">
            <text:p>нулевой</text:p>
          </table:table-cell>
          <table:table-cell table:formula="of:=GOOGLETRANSLATE_YOULIBRECALC([.$D86];[.$D$2];[.$J$2])" office:value-type="string" office:string-value="nul" calcext:value-type="string">
            <text:p>nul</text:p>
          </table:table-cell>
          <table:table-cell table:formula="of:=GOOGLETRANSLATE_YOULIBRECALC([.$D86];[.$D$2];[.$K$2])" office:value-type="string" office:string-value="null" calcext:value-type="string">
            <text:p>null</text:p>
          </table:table-cell>
          <table:table-cell table:formula="of:=GOOGLETRANSLATE_YOULIBRECALC([.$D86];[.$D$2];[.$L$2])" office:value-type="string" office:string-value="nulla" calcext:value-type="string">
            <text:p>nulla</text:p>
          </table:table-cell>
          <table:table-cell table:formula="of:=GOOGLETRANSLATE_YOULIBRECALC([.$D86];[.$D$2];[.$M$2])" office:value-type="string" office:string-value="άκυρος" calcext:value-type="string">
            <text:p>άκυρος</text:p>
          </table:table-cell>
          <table:table-cell table:formula="of:=GOOGLETRANSLATE_YOULIBRECALC([.$D86];[.$D$2];[.$N$2])" office:value-type="string" office:string-value="hükümsüz" calcext:value-type="string">
            <text:p>hükümsüz</text:p>
          </table:table-cell>
          <table:table-cell table:formula="of:=GOOGLETRANSLATE_YOULIBRECALC([.$D86];[.$D$2];[.$O$2])" office:value-type="string" office:string-value="null" calcext:value-type="string">
            <text:p>null</text:p>
          </table:table-cell>
          <table:table-cell table:formula="of:=GOOGLETRANSLATE_YOULIBRECALC([.$D86];[.$D$2];[.$P$2])" office:value-type="string" office:string-value="nul" calcext:value-type="string">
            <text:p>nul</text:p>
          </table:table-cell>
          <table:table-cell table:formula="of:=GOOGLETRANSLATE_YOULIBRECALC([.$D86];[.$D$2];[.$Q$2])" office:value-type="string" office:string-value="널" calcext:value-type="string">
            <text:p>널</text:p>
          </table:table-cell>
          <table:table-cell table:formula="of:=GOOGLETRANSLATE_YOULIBRECALC([.$D86];[.$D$2];[.$R$2])" office:value-type="string" office:string-value="nulové" calcext:value-type="string">
            <text:p>nulové</text:p>
          </table:table-cell>
          <table:table-cell table:formula="of:=GOOGLETRANSLATE_YOULIBRECALC([.$D86];[.$D$2];[.$S$2])" office:value-type="string" office:string-value="nulo" calcext:value-type="string">
            <text:p>nulo</text:p>
          </table:table-cell>
          <table:table-cell table:formula="of:=GOOGLETRANSLATE_YOULIBRECALC([.$D86];[.$D$2];[.$T$2])" office:value-type="string" office:string-value="โมฆะ" calcext:value-type="string">
            <text:p>โมฆะ</text:p>
          </table:table-cell>
          <table:table-cell table:formula="of:=GOOGLETRANSLATE_YOULIBRECALC([.$D86];[.$D$2];[.$U$2])" office:value-type="string" office:string-value="batal" calcext:value-type="string">
            <text:p>batal</text:p>
          </table:table-cell>
          <table:table-cell table:formula="of:=GOOGLETRANSLATE_YOULIBRECALC([.$D86];[.$D$2];[.$V$2])" office:value-type="string" office:string-value="null" calcext:value-type="string">
            <text:p>null</text:p>
          </table:table-cell>
          <table:table-cell table:formula="of:=GOOGLETRANSLATE_YOULIBRECALC([.$D86];[.$D$2];[.$W$2])" office:value-type="string" office:string-value="Null" calcext:value-type="string">
            <text:p>Null</text:p>
          </table:table-cell>
          <table:table-cell table:formula="of:=GOOGLETRANSLATE_YOULIBRECALC([.$D86];[.$D$2];[.$X$2])" office:value-type="string" office:string-value="нульовий" calcext:value-type="string">
            <text:p>нульовий</text:p>
          </table:table-cell>
          <table:table-cell table:formula="of:=GOOGLETRANSLATE_YOULIBRECALC([.$D86];[.$D$2];[.$Y$2])" office:value-type="string" office:string-value="vô giá trị" calcext:value-type="string">
            <text:p>vô giá trị</text:p>
          </table:table-cell>
          <table:table-cell table:formula="of:=GOOGLETRANSLATE_YOULIBRECALC([.$D86];[.$D$2];[.$Z$2])" office:value-type="string" office:string-value="NULL" calcext:value-type="string">
            <text:p>NULL</text:p>
          </table:table-cell>
          <table:table-cell table:formula="of:=GOOGLETRANSLATE_YOULIBRECALC([.$D86];[.$D$2];[.$AA$2])" office:value-type="string" office:string-value="tyhjä" calcext:value-type="string">
            <text:p>tyhjä</text:p>
          </table:table-cell>
          <table:table-cell table:formula="of:=GOOGLETRANSLATE_YOULIBRECALC([.$D86];[.$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7">
          <table:table-cell table:style-name="ce6" office:value-type="string" calcext:value-type="string">
            <text:p>***Cowgirl_WhereToCumQuestionDidntAnswer***</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Too excited, eh? Don’t worry, it’s normal. ***Too fast, eh? Try compressing your muscles next time so you gain some precious seconds. ***Hehe… messy and spontaneous, yet fun!</text:p>
          </table:table-cell>
          <table:table-cell table:formula="of:=GOOGLETRANSLATE_YOULIBRECALC([.$D87];[.$D$2];[.$E$2])" office:value-type="string" office:string-value="太兴奋了，是吗？不用担心，这是正常的。 ***太快了，是吗？下次尝试压缩肌肉，以便您获得一些宝贵的几秒钟。 ***呵呵……凌乱而自发，但是很有趣！" calcext:value-type="string">
            <text:p>太兴奋了，是吗？不用担心，这是正常的。 ***太快了，是吗？下次尝试压缩肌肉，以便您获得一些宝贵的几秒钟。 ***呵呵……凌乱而自发，但是很有趣！</text:p>
          </table:table-cell>
          <table:table-cell table:formula="of:=GOOGLETRANSLATE_YOULIBRECALC([.$D87];[.$D$2];[.$F$2])" office:value-type="string" office:string-value="興奮しすぎていますか？心配しないでください、それは普通です。 ***速すぎる、え？次回筋肉を圧縮してみてください。 *** hehe…乱雑で自発的でありながら楽しい！" calcext:value-type="string">
            <text:p>興奮しすぎていますか？心配しないでください、それは普通です。 ***速すぎる、え？次回筋肉を圧縮してみてください。 *** hehe…乱雑で自発的でありながら楽しい！</text:p>
          </table:table-cell>
          <table:table-cell table:formula="of:=GOOGLETRANSLATE_YOULIBRECALC([.$D87];[.$D$2];[.$G$2])" office:value-type="string" office:string-value="Zbyt podekscytowany, co? Nie martw się, to normalne. *** Zbyt szybko, co? Następnym razem spróbuj ściskać mięśnie, aby uzyskać cenne sekundy. *** hehe… niechlujne i spontaniczne, ale zabawne!" calcext:value-type="string">
            <text:p>Zbyt podekscytowany, co? Nie martw się, to normalne. *** Zbyt szybko, co? Następnym razem spróbuj ściskać mięśnie, aby uzyskać cenne sekundy. *** hehe… niechlujne i spontaniczne, ale zabawne!</text:p>
          </table:table-cell>
          <table:table-cell table:formula="of:=GOOGLETRANSLATE_YOULIBRECALC([.$D87];[.$D$2];[.$H$2])" office:value-type="string" office:string-value="Demasiado emocionado, ¿eh? No te preocupes, es normal. *** Demasiado rápido, ¿eh? Intente comprimir sus músculos la próxima vez para obtener algunos segundos preciosos. *** jeje ... ¡desordenado y espontáneo, pero divertido!" calcext:value-type="string">
            <text:p>Demasiado emocionado, ¿eh? No te preocupes, es normal. *** Demasiado rápido, ¿eh? Intente comprimir sus músculos la próxima vez para obtener algunos segundos preciosos. *** jeje ... ¡desordenado y espontáneo, pero divertido!</text:p>
          </table:table-cell>
          <table:table-cell table:formula="of:=GOOGLETRANSLATE_YOULIBRECALC([.$D87];[.$D$2];[.$I$2])" office:value-type="string" office:string-value="Слишком взволнован, а? Не волнуйтесь, это нормально. *** Слишком быстро, а? Попробуйте сжать мышцы в следующий раз, чтобы получить несколько драгоценных секунд. *** хе -хе ... грязный и спонтанный, но веселый!" calcext:value-type="string">
            <text:p>Слишком взволнован, а? Не волнуйтесь, это нормально. *** Слишком быстро, а? Попробуйте сжать мышцы в следующий раз, чтобы получить несколько драгоценных секунд. *** хе -хе ... грязный и спонтанный, но веселый!</text:p>
          </table:table-cell>
          <table:table-cell table:formula="of:=GOOGLETRANSLATE_YOULIBRECALC([.$D87];[.$D$2];[.$J$2])" office:value-type="string" office:string-value="Trop excité, hein? Ne vous inquiétez pas, c'est normal. *** trop vite, hein? Essayez de comprimer vos muscles la prochaine fois pour gagner des secondes précieuses. *** hehe… désordonné et spontané, mais amusant!" calcext:value-type="string">
            <text:p>Trop excité, hein? Ne vous inquiétez pas, c'est normal. *** trop vite, hein? Essayez de comprimer vos muscles la prochaine fois pour gagner des secondes précieuses. *** hehe… désordonné et spontané, mais amusant!</text:p>
          </table:table-cell>
          <table:table-cell table:formula="of:=GOOGLETRANSLATE_YOULIBRECALC([.$D87];[.$D$2];[.$K$2])" office:value-type="string" office:string-value="Preveč navdušen, kajne? Brez skrbi, normalno je. *** Prehitro, kajne? Poskusite stisniti mišice naslednjič, da boste pridobili nekaj dragocenih sekund. *** hehe ... neurejena in spontana, a zabavna!" calcext:value-type="string">
            <text:p>Preveč navdušen, kajne? Brez skrbi, normalno je. *** Prehitro, kajne? Poskusite stisniti mišice naslednjič, da boste pridobili nekaj dragocenih sekund. *** hehe ... neurejena in spontana, a zabavna!</text:p>
          </table:table-cell>
          <table:table-cell table:formula="of:=GOOGLETRANSLATE_YOULIBRECALC([.$D87];[.$D$2];[.$L$2])" office:value-type="string" office:string-value="Túl izgatott, ugye? Ne aggódjon, ez normális. *** Túl gyors, ugye? Próbálja meg legközelebb az izmait tömöríteni, hogy értékes másodperceket kapjon. *** Hehe… rendetlen és spontán, mégis szórakoztató!" calcext:value-type="string">
            <text:p>Túl izgatott, ugye? Ne aggódjon, ez normális. *** Túl gyors, ugye? Próbálja meg legközelebb az izmait tömöríteni, hogy értékes másodperceket kapjon. *** Hehe… rendetlen és spontán, mégis szórakoztató!</text:p>
          </table:table-cell>
          <table:table-cell table:formula="of:=GOOGLETRANSLATE_YOULIBRECALC([.$D87];[.$D$2];[.$M$2])" office:value-type="string" office:string-value="Πολύ ενθουσιασμένος, ε; Μην ανησυχείτε, είναι φυσιολογικό. *** Πάρα πολύ γρήγορα, ε; Δοκιμάστε να συμπιέσετε τους μύες σας την επόμενη φορά, ώστε να κερδίσετε μερικά πολύτιμα δευτερόλεπτα. *** hehe ... ακατάστατο και αυθόρμητο, αλλά διασκεδαστικό!" calcext:value-type="string">
            <text:p>Πολύ ενθουσιασμένος, ε; Μην ανησυχείτε, είναι φυσιολογικό. *** Πάρα πολύ γρήγορα, ε; Δοκιμάστε να συμπιέσετε τους μύες σας την επόμενη φορά, ώστε να κερδίσετε μερικά πολύτιμα δευτερόλεπτα. *** hehe ... ακατάστατο και αυθόρμητο, αλλά διασκεδαστικό!</text:p>
          </table:table-cell>
          <table:table-cell table:formula="of:=GOOGLETRANSLATE_YOULIBRECALC([.$D87];[.$D$2];[.$N$2])" office:value-type="string" office:string-value="Çok heyecanlı değil mi? Endişelenme, normal. *** Çok hızlı, ha? Bir dahaki sefere kaslarınızı sıkıştırmayı deneyin, böylece bazı değerli saniyeler kazanın. *** hehe… dağınık ve kendiliğinden ama eğlenceli!" calcext:value-type="string">
            <text:p>Çok heyecanlı değil mi? Endişelenme, normal. *** Çok hızlı, ha? Bir dahaki sefere kaslarınızı sıkıştırmayı deneyin, böylece bazı değerli saniyeler kazanın. *** hehe… dağınık ve kendiliğinden ama eğlenceli!</text:p>
          </table:table-cell>
          <table:table-cell table:formula="of:=GOOGLETRANSLATE_YOULIBRECALC([.$D87];[.$D$2];[.$O$2])" office:value-type="string" office:string-value="Troppo eccitato, eh? Non preoccuparti, è normale. *** Troppo veloce, eh? Prova a comprimere i muscoli la prossima volta in modo da ottenere alcuni secondi preziosi. *** hehe ... disordinato e spontaneo, ma divertente!" calcext:value-type="string">
            <text:p>Troppo eccitato, eh? Non preoccuparti, è normale. *** Troppo veloce, eh? Prova a comprimere i muscoli la prossima volta in modo da ottenere alcuni secondi preziosi. *** hehe ... disordinato e spontaneo, ma divertente!</text:p>
          </table:table-cell>
          <table:table-cell table:formula="of:=GOOGLETRANSLATE_YOULIBRECALC([.$D87];[.$D$2];[.$P$2])" office:value-type="string" office:string-value="Te opgewonden, hè? Maak je geen zorgen, het is normaal. *** Te snel, hè? Probeer de volgende keer je spieren te comprimeren, zodat je een aantal kostbare seconden wint. *** Hehe ... rommelig en spontaan, maar toch leuk!" calcext:value-type="string">
            <text:p>Te opgewonden, hè? Maak je geen zorgen, het is normaal. *** Te snel, hè? Probeer de volgende keer je spieren te comprimeren, zodat je een aantal kostbare seconden wint. *** Hehe ... rommelig en spontaan, maar toch leuk!</text:p>
          </table:table-cell>
          <table:table-cell table:formula="of:=GOOGLETRANSLATE_YOULIBRECALC([.$D87];[.$D$2];[.$Q$2])" office:value-type="string" office:string-value="너무 흥분 해요, 어? 걱정하지 마십시오. 정상입니다. *** 너무 빨리? 다음에 근육을 압축하여 소중한 초를 얻으십시오. *** hehe… 지저분하고 자발적이지만 재미!" calcext:value-type="string">
            <text:p>너무 흥분 해요, 어? 걱정하지 마십시오. 정상입니다. *** 너무 빨리? 다음에 근육을 압축하여 소중한 초를 얻으십시오. *** hehe… 지저분하고 자발적이지만 재미!</text:p>
          </table:table-cell>
          <table:table-cell table:formula="of:=GOOGLETRANSLATE_YOULIBRECALC([.$D87];[.$D$2];[.$R$2])" office:value-type="string" office:string-value="Príliš nadšený, hm? Nerobte si starosti, je to normálne. *** Príliš rýchlo, hm? Skúste nabudúce komprimovať svaly, aby ste získali niekoľko vzácnych sekúnd. *** Hehe ... chaotický a spontánny, ale zábavný!" calcext:value-type="string">
            <text:p>Príliš nadšený, hm? Nerobte si starosti, je to normálne. *** Príliš rýchlo, hm? Skúste nabudúce komprimovať svaly, aby ste získali niekoľko vzácnych sekúnd. *** Hehe ... chaotický a spontánny, ale zábavný!</text:p>
          </table:table-cell>
          <table:table-cell table:formula="of:=GOOGLETRANSLATE_YOULIBRECALC([.$D87];[.$D$2];[.$S$2])" office:value-type="string" office:string-value="Muito animado, não é? Não se preocupe, é normal. *** rápido demais, hein? Tente comprimir seus músculos na próxima vez, para ganhar alguns segundos preciosos. *** hehe ... bagunçado e espontâneo, mas divertido!" calcext:value-type="string">
            <text:p>Muito animado, não é? Não se preocupe, é normal. *** rápido demais, hein? Tente comprimir seus músculos na próxima vez, para ganhar alguns segundos preciosos. *** hehe ... bagunçado e espontâneo, mas divertido!</text:p>
          </table:table-cell>
          <table:table-cell table:formula="of:=GOOGLETRANSLATE_YOULIBRECALC([.$D87];[.$D$2];[.$T$2])" office:value-type="string" office:string-value="ตื่นเต้นเกินไปใช่มั้ย ไม่ต้องกังวลเป็นเรื่องปกติ *** เร็วเกินไปใช่มั้ย ลองบีบอัดกล้ามเนื้อของคุณในครั้งต่อไปเพื่อให้คุณได้รับวินาทีอันมีค่า *** ฮิฮิ…ยุ่งเหยิงและเป็นธรรมชาติ แต่สนุก!" calcext:value-type="string">
            <text:p>ตื่นเต้นเกินไปใช่มั้ย ไม่ต้องกังวลเป็นเรื่องปกติ *** เร็วเกินไปใช่มั้ย ลองบีบอัดกล้ามเนื้อของคุณในครั้งต่อไปเพื่อให้คุณได้รับวินาทีอันมีค่า *** ฮิฮิ…ยุ่งเหยิงและเป็นธรรมชาติ แต่สนุก!</text:p>
          </table:table-cell>
          <table:table-cell table:formula="of:=GOOGLETRANSLATE_YOULIBRECALC([.$D87];[.$D$2];[.$U$2])" office:value-type="string" office:string-value="Terlalu bersemangat, eh? Jangan khawatir, ini normal. *** Terlalu cepat, eh? Cobalah mengompresi otot Anda lain kali sehingga Anda mendapatkan beberapa detik yang berharga. *** hehe… berantakan dan spontan, namun menyenangkan!" calcext:value-type="string">
            <text:p>Terlalu bersemangat, eh? Jangan khawatir, ini normal. *** Terlalu cepat, eh? Cobalah mengompresi otot Anda lain kali sehingga Anda mendapatkan beberapa detik yang berharga. *** hehe… berantakan dan spontan, namun menyenangkan!</text:p>
          </table:table-cell>
          <table:table-cell table:formula="of:=GOOGLETRANSLATE_YOULIBRECALC([.$D87];[.$D$2];[.$V$2])" office:value-type="string" office:string-value="Příliš nadšený, hm? Nebojte se, je to normální. *** Příliš rychle, hm? Zkuste příště komprimovat svaly, abyste získali několik vzácných sekund. *** Hehe ... chaotický a spontánní, přesto zábavný!" calcext:value-type="string">
            <text:p>Příliš nadšený, hm? Nebojte se, je to normální. *** Příliš rychle, hm? Zkuste příště komprimovat svaly, abyste získali několik vzácných sekund. *** Hehe ... chaotický a spontánní, přesto zábavný!</text:p>
          </table:table-cell>
          <table:table-cell table:formula="of:=GOOGLETRANSLATE_YOULIBRECALC([.$D87];[.$D$2];[.$W$2])" office:value-type="string" office:string-value="Masyadong nasasabik, eh? Huwag kang mag -alala, normal ito. *** masyadong mabilis, eh? Subukan ang pag -compress ng iyong mga kalamnan sa susunod upang makakuha ka ng ilang mga mahalagang segundo. *** hehe ... magulo at kusang -loob, masaya pa!" calcext:value-type="string">
            <text:p>Masyadong nasasabik, eh? Huwag kang mag -alala, normal ito. *** masyadong mabilis, eh? Subukan ang pag -compress ng iyong mga kalamnan sa susunod upang makakuha ka ng ilang mga mahalagang segundo. *** hehe ... magulo at kusang -loob, masaya pa!</text:p>
          </table:table-cell>
          <table:table-cell table:formula="of:=GOOGLETRANSLATE_YOULIBRECALC([.$D87];[.$D$2];[.$X$2])" office:value-type="string" office:string-value="Занадто схвильований, так? Не хвилюйтеся, це нормально. *** Занадто швидко, так? Спробуйте стиснути м’язи наступного разу, щоб ви отримали кілька дорогоцінних секунд. *** хе -хе ... безладний і спонтанний, але весело!" calcext:value-type="string">
            <text:p>Занадто схвильований, так? Не хвилюйтеся, це нормально. *** Занадто швидко, так? Спробуйте стиснути м’язи наступного разу, щоб ви отримали кілька дорогоцінних секунд. *** хе -хе ... безладний і спонтанний, але весело!</text:p>
          </table:table-cell>
          <table:table-cell table:formula="of:=GOOGLETRANSLATE_YOULIBRECALC([.$D87];[.$D$2];[.$Y$2])" office:value-type="string" office:string-value="Quá phấn khích, hả? Đừng lo lắng, nó bình thường. *** Quá nhanh, hả? Hãy thử nén cơ bắp của bạn vào lần tới để bạn có được một vài giây quý giá. *** Hehe, lộn xộn và tự phát, nhưng vui vẻ!" calcext:value-type="string">
            <text:p>Quá phấn khích, hả? Đừng lo lắng, nó bình thường. *** Quá nhanh, hả? Hãy thử nén cơ bắp của bạn vào lần tới để bạn có được một vài giây quý giá. *** Hehe, lộn xộn và tự phát, nhưng vui vẻ!</text:p>
          </table:table-cell>
          <table:table-cell table:formula="of:=GOOGLETRANSLATE_YOULIBRECALC([.$D87];[.$D$2];[.$Z$2])" office:value-type="string" office:string-value="Zu aufgeregt, was? Keine Sorge, es ist normal. *** Zu schnell, was? Versuchen Sie es beim nächsten Mal, Ihre Muskeln zu komprimieren, damit Sie einige kostbare Sekunden erhalten. *** Hehe ... chaotisch und spontan, aber Spaß!" calcext:value-type="string">
            <text:p>Zu aufgeregt, was? Keine Sorge, es ist normal. *** Zu schnell, was? Versuchen Sie es beim nächsten Mal, Ihre Muskeln zu komprimieren, damit Sie einige kostbare Sekunden erhalten. *** Hehe ... chaotisch und spontan, aber Spaß!</text:p>
          </table:table-cell>
          <table:table-cell table:formula="of:=GOOGLETRANSLATE_YOULIBRECALC([.$D87];[.$D$2];[.$AA$2])" office:value-type="string" office:string-value="Liian innoissaan, eikö? Älä huoli, se on normaalia. *** liian nopeasti, eikö? Yritä pakata lihaksia seuraavan kerran, jotta saat arvokkaita sekunteja. *** hehe… sotkuinen ja spontaani, mutta silti hauska!" calcext:value-type="string">
            <text:p>Liian innoissaan, eikö? Älä huoli, se on normaalia. *** liian nopeasti, eikö? Yritä pakata lihaksia seuraavan kerran, jotta saat arvokkaita sekunteja. *** hehe… sotkuinen ja spontaani, mutta silti hauska!</text:p>
          </table:table-cell>
          <table:table-cell table:formula="of:=GOOGLETRANSLATE_YOULIBRECALC([.$D87];[.$D$2];[.$AB$2])" office:value-type="string" office:string-value="For ophidset, ikke? Bare rolig, det er normalt. *** For hurtigt, eh? Prøv at komprimere dine muskler næste gang, så du får nogle dyrebare sekunder. *** hehe ... rodet og spontan, men alligevel sjovt!" calcext:value-type="string">
            <text:p>For ophidset, ikke? Bare rolig, det er normalt. *** For hurtigt, eh? Prøv at komprimere dine muskler næste gang, så du får nogle dyrebare sekunder. *** hehe ... rodet og spontan, men alligevel sjovt!</text:p>
          </table:table-cell>
          <table:table-cell office:value-type="string" calcext:value-type="string">
            <text:p>***END***</text:p>
          </table:table-cell>
          <table:table-cell table:number-columns-repeated="16355"/>
        </table:table-row>
        <table:table-row table:style-name="ro15">
          <table:table-cell table:style-name="ce6" office:value-type="string" calcext:value-type="string">
            <text:p>***Cowgirl_WhereToCumQuestionDidntAnswer***</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88];[.$D$2];[.$E$2])" office:value-type="string" office:string-value="无效的" calcext:value-type="string">
            <text:p>无效的</text:p>
          </table:table-cell>
          <table:table-cell table:formula="of:=GOOGLETRANSLATE_YOULIBRECALC([.$D88];[.$D$2];[.$F$2])" office:value-type="string" office:string-value="ヌル" calcext:value-type="string">
            <text:p>ヌル</text:p>
          </table:table-cell>
          <table:table-cell table:formula="of:=GOOGLETRANSLATE_YOULIBRECALC([.$D88];[.$D$2];[.$G$2])" office:value-type="string" office:string-value="nieważny" calcext:value-type="string">
            <text:p>nieważny</text:p>
          </table:table-cell>
          <table:table-cell table:formula="of:=GOOGLETRANSLATE_YOULIBRECALC([.$D88];[.$D$2];[.$H$2])" office:value-type="string" office:string-value="nulo" calcext:value-type="string">
            <text:p>nulo</text:p>
          </table:table-cell>
          <table:table-cell table:formula="of:=GOOGLETRANSLATE_YOULIBRECALC([.$D88];[.$D$2];[.$I$2])" office:value-type="string" office:string-value="нулевой" calcext:value-type="string">
            <text:p>нулевой</text:p>
          </table:table-cell>
          <table:table-cell table:formula="of:=GOOGLETRANSLATE_YOULIBRECALC([.$D88];[.$D$2];[.$J$2])" office:value-type="string" office:string-value="nul" calcext:value-type="string">
            <text:p>nul</text:p>
          </table:table-cell>
          <table:table-cell table:formula="of:=GOOGLETRANSLATE_YOULIBRECALC([.$D88];[.$D$2];[.$K$2])" office:value-type="string" office:string-value="null" calcext:value-type="string">
            <text:p>null</text:p>
          </table:table-cell>
          <table:table-cell table:formula="of:=GOOGLETRANSLATE_YOULIBRECALC([.$D88];[.$D$2];[.$L$2])" office:value-type="string" office:string-value="nulla" calcext:value-type="string">
            <text:p>nulla</text:p>
          </table:table-cell>
          <table:table-cell table:formula="of:=GOOGLETRANSLATE_YOULIBRECALC([.$D88];[.$D$2];[.$M$2])" office:value-type="string" office:string-value="άκυρος" calcext:value-type="string">
            <text:p>άκυρος</text:p>
          </table:table-cell>
          <table:table-cell table:formula="of:=GOOGLETRANSLATE_YOULIBRECALC([.$D88];[.$D$2];[.$N$2])" office:value-type="string" office:string-value="hükümsüz" calcext:value-type="string">
            <text:p>hükümsüz</text:p>
          </table:table-cell>
          <table:table-cell table:formula="of:=GOOGLETRANSLATE_YOULIBRECALC([.$D88];[.$D$2];[.$O$2])" office:value-type="string" office:string-value="null" calcext:value-type="string">
            <text:p>null</text:p>
          </table:table-cell>
          <table:table-cell table:formula="of:=GOOGLETRANSLATE_YOULIBRECALC([.$D88];[.$D$2];[.$P$2])" office:value-type="string" office:string-value="nul" calcext:value-type="string">
            <text:p>nul</text:p>
          </table:table-cell>
          <table:table-cell table:formula="of:=GOOGLETRANSLATE_YOULIBRECALC([.$D88];[.$D$2];[.$Q$2])" office:value-type="string" office:string-value="널" calcext:value-type="string">
            <text:p>널</text:p>
          </table:table-cell>
          <table:table-cell table:formula="of:=GOOGLETRANSLATE_YOULIBRECALC([.$D88];[.$D$2];[.$R$2])" office:value-type="string" office:string-value="nulové" calcext:value-type="string">
            <text:p>nulové</text:p>
          </table:table-cell>
          <table:table-cell table:formula="of:=GOOGLETRANSLATE_YOULIBRECALC([.$D88];[.$D$2];[.$S$2])" office:value-type="string" office:string-value="nulo" calcext:value-type="string">
            <text:p>nulo</text:p>
          </table:table-cell>
          <table:table-cell table:formula="of:=GOOGLETRANSLATE_YOULIBRECALC([.$D88];[.$D$2];[.$T$2])" office:value-type="string" office:string-value="โมฆะ" calcext:value-type="string">
            <text:p>โมฆะ</text:p>
          </table:table-cell>
          <table:table-cell table:formula="of:=GOOGLETRANSLATE_YOULIBRECALC([.$D88];[.$D$2];[.$U$2])" office:value-type="string" office:string-value="batal" calcext:value-type="string">
            <text:p>batal</text:p>
          </table:table-cell>
          <table:table-cell table:formula="of:=GOOGLETRANSLATE_YOULIBRECALC([.$D88];[.$D$2];[.$V$2])" office:value-type="string" office:string-value="null" calcext:value-type="string">
            <text:p>null</text:p>
          </table:table-cell>
          <table:table-cell table:formula="of:=GOOGLETRANSLATE_YOULIBRECALC([.$D88];[.$D$2];[.$W$2])" office:value-type="string" office:string-value="Null" calcext:value-type="string">
            <text:p>Null</text:p>
          </table:table-cell>
          <table:table-cell table:formula="of:=GOOGLETRANSLATE_YOULIBRECALC([.$D88];[.$D$2];[.$X$2])" office:value-type="string" office:string-value="нульовий" calcext:value-type="string">
            <text:p>нульовий</text:p>
          </table:table-cell>
          <table:table-cell table:formula="of:=GOOGLETRANSLATE_YOULIBRECALC([.$D88];[.$D$2];[.$Y$2])" office:value-type="string" office:string-value="vô giá trị" calcext:value-type="string">
            <text:p>vô giá trị</text:p>
          </table:table-cell>
          <table:table-cell table:formula="of:=GOOGLETRANSLATE_YOULIBRECALC([.$D88];[.$D$2];[.$Z$2])" office:value-type="string" office:string-value="NULL" calcext:value-type="string">
            <text:p>NULL</text:p>
          </table:table-cell>
          <table:table-cell table:formula="of:=GOOGLETRANSLATE_YOULIBRECALC([.$D88];[.$D$2];[.$AA$2])" office:value-type="string" office:string-value="tyhjä" calcext:value-type="string">
            <text:p>tyhjä</text:p>
          </table:table-cell>
          <table:table-cell table:formula="of:=GOOGLETRANSLATE_YOULIBRECALC([.$D88];[.$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3">
          <table:table-cell table:style-name="ce6" office:value-type="string" calcext:value-type="string">
            <text:p>***Cowgirl_BeforeFirstInsertRape***</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Today you will learn that rape is no joke! ***Today you will understand how important is communication, and how disastrous is the lack of it! ***Rape simulation time!</text:p>
          </table:table-cell>
          <table:table-cell table:formula="of:=GOOGLETRANSLATE_YOULIBRECALC([.$D89];[.$D$2];[.$E$2])" office:value-type="string" office:string-value="今天，您将了解强奸不是开玩笑！ ***今天，您将了解沟通的重要性以及缺乏灾难性！ ***强奸模拟时间！" calcext:value-type="string">
            <text:p>今天，您将了解强奸不是开玩笑！ ***今天，您将了解沟通的重要性以及缺乏灾难性！ ***强奸模拟时间！</text:p>
          </table:table-cell>
          <table:table-cell table:formula="of:=GOOGLETRANSLATE_YOULIBRECALC([.$D89];[.$D$2];[.$F$2])" office:value-type="string" office:string-value="今日、あなたはレイプが冗談ではないことを学ぶでしょう！ ***今日、あなたはコミュニケーションがどれほど重要であり、それがどれほど悲惨であるかを理解するでしょう！ ***レイプシミュレーション時間！" calcext:value-type="string">
            <text:p>今日、あなたはレイプが冗談ではないことを学ぶでしょう！ ***今日、あなたはコミュニケーションがどれほど重要であり、それがどれほど悲惨であるかを理解するでしょう！ ***レイプシミュレーション時間！</text:p>
          </table:table-cell>
          <table:table-cell table:formula="of:=GOOGLETRANSLATE_YOULIBRECALC([.$D89];[.$D$2];[.$G$2])" office:value-type="string" office:string-value="Dzisiaj dowiesz się, że gwałt nie jest żartem! *** Dzisiaj zrozumiesz, jak ważna jest komunikacja i jak katastrofalny jest jej brak! *** Czas symulacji gwałtu!" calcext:value-type="string">
            <text:p>Dzisiaj dowiesz się, że gwałt nie jest żartem! *** Dzisiaj zrozumiesz, jak ważna jest komunikacja i jak katastrofalny jest jej brak! *** Czas symulacji gwałtu!</text:p>
          </table:table-cell>
          <table:table-cell table:formula="of:=GOOGLETRANSLATE_YOULIBRECALC([.$D89];[.$D$2];[.$H$2])" office:value-type="string" office:string-value="¡Hoy aprenderás que la violación no es broma! *** Hoy comprenderá cuán importante es la comunicación y cuán desastroso es la falta de ella! *** ¡Tiempo de simulación de violación!" calcext:value-type="string">
            <text:p>¡Hoy aprenderás que la violación no es broma! *** Hoy comprenderá cuán importante es la comunicación y cuán desastroso es la falta de ella! *** ¡Tiempo de simulación de violación!</text:p>
          </table:table-cell>
          <table:table-cell table:formula="of:=GOOGLETRANSLATE_YOULIBRECALC([.$D89];[.$D$2];[.$I$2])" office:value-type="string" office:string-value="Сегодня вы узнаете, что изнасилование - это не шутка! *** Сегодня вы поймете, насколько важно общение и насколько катастрофически его отсутствие! *** Время симуляции изнасилования!" calcext:value-type="string">
            <text:p>Сегодня вы узнаете, что изнасилование - это не шутка! *** Сегодня вы поймете, насколько важно общение и насколько катастрофически его отсутствие! *** Время симуляции изнасилования!</text:p>
          </table:table-cell>
          <table:table-cell table:formula="of:=GOOGLETRANSLATE_YOULIBRECALC([.$D89];[.$D$2];[.$J$2])" office:value-type="string" office:string-value="Aujourd'hui, vous apprendrez que le viol n'est pas une blague! *** Aujourd'hui, vous comprendrez à quel point la communication est importante et à quel point son manque! *** Temps de simulation de viol!" calcext:value-type="string">
            <text:p>Aujourd'hui, vous apprendrez que le viol n'est pas une blague! *** Aujourd'hui, vous comprendrez à quel point la communication est importante et à quel point son manque! *** Temps de simulation de viol!</text:p>
          </table:table-cell>
          <table:table-cell table:formula="of:=GOOGLETRANSLATE_YOULIBRECALC([.$D89];[.$D$2];[.$K$2])" office:value-type="string" office:string-value="Danes se boste naučili, da posilstvo ni šala! *** Danes boste razumeli, kako pomembna je komunikacija in kako katastrofalno je pomanjkanje tega! *** Čas simulacije posilstva!" calcext:value-type="string">
            <text:p>Danes se boste naučili, da posilstvo ni šala! *** Danes boste razumeli, kako pomembna je komunikacija in kako katastrofalno je pomanjkanje tega! *** Čas simulacije posilstva!</text:p>
          </table:table-cell>
          <table:table-cell table:formula="of:=GOOGLETRANSLATE_YOULIBRECALC([.$D89];[.$D$2];[.$L$2])" office:value-type="string" office:string-value="Ma megtudhatja, hogy a nemi erőszak nem vicc! *** Ma megérti, mennyire fontos a kommunikáció, és mennyire katasztrofális ennek hiánya! *** Nemi erőszak szimulációs ideje!" calcext:value-type="string">
            <text:p>Ma megtudhatja, hogy a nemi erőszak nem vicc! *** Ma megérti, mennyire fontos a kommunikáció, és mennyire katasztrofális ennek hiánya! *** Nemi erőszak szimulációs ideje!</text:p>
          </table:table-cell>
          <table:table-cell table:formula="of:=GOOGLETRANSLATE_YOULIBRECALC([.$D89];[.$D$2];[.$M$2])" office:value-type="string" office:string-value="Σήμερα θα μάθετε ότι ο βιασμός δεν είναι αστείο! *** Σήμερα θα καταλάβετε πόσο σημαντική είναι η επικοινωνία και πόσο καταστροφική είναι η έλλειψη! *** Χρόνος προσομοίωσης βιασμού!" calcext:value-type="string">
            <text:p>Σήμερα θα μάθετε ότι ο βιασμός δεν είναι αστείο! *** Σήμερα θα καταλάβετε πόσο σημαντική είναι η επικοινωνία και πόσο καταστροφική είναι η έλλειψη! *** Χρόνος προσομοίωσης βιασμού!</text:p>
          </table:table-cell>
          <table:table-cell table:formula="of:=GOOGLETRANSLATE_YOULIBRECALC([.$D89];[.$D$2];[.$N$2])" office:value-type="string" office:string-value="Bugün tecavüzün şaka olmadığını öğreneceksiniz! *** Bugün iletişimin ne kadar önemli olduğunu ve eksikliğinin ne kadar felaket olduğunu anlayacaksınız! *** Tecavüz Simülasyon Süresi!" calcext:value-type="string">
            <text:p>Bugün tecavüzün şaka olmadığını öğreneceksiniz! *** Bugün iletişimin ne kadar önemli olduğunu ve eksikliğinin ne kadar felaket olduğunu anlayacaksınız! *** Tecavüz Simülasyon Süresi!</text:p>
          </table:table-cell>
          <table:table-cell table:formula="of:=GOOGLETRANSLATE_YOULIBRECALC([.$D89];[.$D$2];[.$O$2])" office:value-type="string" office:string-value="Oggi imparerai che lo stupro non è uno scherzo! *** Oggi capirai quanto sia importante la comunicazione e quanto sia disastrosa la mancanza! *** Tempo di simulazione dello stupro!" calcext:value-type="string">
            <text:p>Oggi imparerai che lo stupro non è uno scherzo! *** Oggi capirai quanto sia importante la comunicazione e quanto sia disastrosa la mancanza! *** Tempo di simulazione dello stupro!</text:p>
          </table:table-cell>
          <table:table-cell table:formula="of:=GOOGLETRANSLATE_YOULIBRECALC([.$D89];[.$D$2];[.$P$2])" office:value-type="string" office:string-value="Vandaag zul je leren dat verkrachting geen grap is! *** Vandaag zul je begrijpen hoe belangrijk de communicatie is, en hoe rampzalig het ontbreken ervan is! *** Verkrachtingssimulatietijd!" calcext:value-type="string">
            <text:p>Vandaag zul je leren dat verkrachting geen grap is! *** Vandaag zul je begrijpen hoe belangrijk de communicatie is, en hoe rampzalig het ontbreken ervan is! *** Verkrachtingssimulatietijd!</text:p>
          </table:table-cell>
          <table:table-cell table:formula="of:=GOOGLETRANSLATE_YOULIBRECALC([.$D89];[.$D$2];[.$Q$2])" office:value-type="string" office:string-value="오늘 당신은 강간이 농담이 아니라는 것을 알게 될 것입니다! *** 오늘날 당신은 의사 소통이 얼마나 중요한지, 그리고 비참한 지 이해할 것입니다! *** 강간 시뮬레이션 시간!" calcext:value-type="string">
            <text:p>오늘 당신은 강간이 농담이 아니라는 것을 알게 될 것입니다! *** 오늘날 당신은 의사 소통이 얼마나 중요한지, 그리고 비참한 지 이해할 것입니다! *** 강간 시뮬레이션 시간!</text:p>
          </table:table-cell>
          <table:table-cell table:formula="of:=GOOGLETRANSLATE_YOULIBRECALC([.$D89];[.$D$2];[.$R$2])" office:value-type="string" office:string-value="Dnes sa dozviete, že znásilnenie nie je vtip! *** Dnes pochopíte, aká dôležitá je komunikácia a aké katastrofálne je jej nedostatok! *** Čas simulácie znásilnenia!" calcext:value-type="string">
            <text:p>Dnes sa dozviete, že znásilnenie nie je vtip! *** Dnes pochopíte, aká dôležitá je komunikácia a aké katastrofálne je jej nedostatok! *** Čas simulácie znásilnenia!</text:p>
          </table:table-cell>
          <table:table-cell table:formula="of:=GOOGLETRANSLATE_YOULIBRECALC([.$D89];[.$D$2];[.$S$2])" office:value-type="string" office:string-value="Hoje você aprenderá que o estupro não é brincadeira! *** Hoje você entenderá o quão importante é a comunicação e quão desastroso é a falta dela! *** tempo de simulação de estupro!" calcext:value-type="string">
            <text:p>Hoje você aprenderá que o estupro não é brincadeira! *** Hoje você entenderá o quão importante é a comunicação e quão desastroso é a falta dela! *** tempo de simulação de estupro!</text:p>
          </table:table-cell>
          <table:table-cell table:formula="of:=GOOGLETRANSLATE_YOULIBRECALC([.$D89];[.$D$2];[.$T$2])" office:value-type="string" office:string-value="วันนี้คุณจะได้เรียนรู้ว่าการข่มขืนไม่ใช่เรื่องตลก! *** วันนี้คุณจะเข้าใจว่าการสื่อสารมีความสำคัญอย่างไรและการขาดหายไปของหายนะ! *** เวลาจำลองการข่มขืน!" calcext:value-type="string">
            <text:p>วันนี้คุณจะได้เรียนรู้ว่าการข่มขืนไม่ใช่เรื่องตลก! *** วันนี้คุณจะเข้าใจว่าการสื่อสารมีความสำคัญอย่างไรและการขาดหายไปของหายนะ! *** เวลาจำลองการข่มขืน!</text:p>
          </table:table-cell>
          <table:table-cell table:formula="of:=GOOGLETRANSLATE_YOULIBRECALC([.$D89];[.$D$2];[.$U$2])" office:value-type="string" office:string-value="Hari ini Anda akan mengetahui bahwa pemerkosaan bukan lelucon! *** Hari ini Anda akan memahami betapa pentingnya komunikasi, dan betapa buruknya kekurangannya! *** Waktu simulasi pemerkosaan!" calcext:value-type="string">
            <text:p>Hari ini Anda akan mengetahui bahwa pemerkosaan bukan lelucon! *** Hari ini Anda akan memahami betapa pentingnya komunikasi, dan betapa buruknya kekurangannya! *** Waktu simulasi pemerkosaan!</text:p>
          </table:table-cell>
          <table:table-cell table:formula="of:=GOOGLETRANSLATE_YOULIBRECALC([.$D89];[.$D$2];[.$V$2])" office:value-type="string" office:string-value="Dnes se dozvíte, že znásilnění není vtip! *** Dnes pochopíte, jak důležitá je komunikace a jak katastrofální je její nedostatek! *** Čas simulace znásilnění!" calcext:value-type="string">
            <text:p>Dnes se dozvíte, že znásilnění není vtip! *** Dnes pochopíte, jak důležitá je komunikace a jak katastrofální je její nedostatek! *** Čas simulace znásilnění!</text:p>
          </table:table-cell>
          <table:table-cell table:formula="of:=GOOGLETRANSLATE_YOULIBRECALC([.$D89];[.$D$2];[.$W$2])" office:value-type="string" office:string-value="Ngayon malalaman mo na ang panggagahasa ay walang biro! *** Ngayon ay mauunawaan mo kung gaano kahalaga ang komunikasyon, at kung gaano kapahamakan ang kakulangan nito! *** Oras ng kunwa ng panggagahasa!" calcext:value-type="string">
            <text:p>Ngayon malalaman mo na ang panggagahasa ay walang biro! *** Ngayon ay mauunawaan mo kung gaano kahalaga ang komunikasyon, at kung gaano kapahamakan ang kakulangan nito! *** Oras ng kunwa ng panggagahasa!</text:p>
          </table:table-cell>
          <table:table-cell table:formula="of:=GOOGLETRANSLATE_YOULIBRECALC([.$D89];[.$D$2];[.$X$2])" office:value-type="string" office:string-value="Сьогодні ви дізнаєтесь, що зґвалтування - це не жарт! *** Сьогодні ви зрозумієте, наскільки важливим є спілкування, і наскільки катастрофічним є його відсутність! *** Час моделювання зґвалтування!" calcext:value-type="string">
            <text:p>Сьогодні ви дізнаєтесь, що зґвалтування - це не жарт! *** Сьогодні ви зрозумієте, наскільки важливим є спілкування, і наскільки катастрофічним є його відсутність! *** Час моделювання зґвалтування!</text:p>
          </table:table-cell>
          <table:table-cell table:formula="of:=GOOGLETRANSLATE_YOULIBRECALC([.$D89];[.$D$2];[.$Y$2])" office:value-type="string" office:string-value="Hôm nay bạn sẽ học được rằng hiếp dâm không phải là trò đùa! *** Hôm nay bạn sẽ hiểu giao tiếp quan trọng như thế nào và sự thảm hại là thiếu nó! *** Thời gian mô phỏng hiếp dâm!" calcext:value-type="string">
            <text:p>Hôm nay bạn sẽ học được rằng hiếp dâm không phải là trò đùa! *** Hôm nay bạn sẽ hiểu giao tiếp quan trọng như thế nào và sự thảm hại là thiếu nó! *** Thời gian mô phỏng hiếp dâm!</text:p>
          </table:table-cell>
          <table:table-cell table:formula="of:=GOOGLETRANSLATE_YOULIBRECALC([.$D89];[.$D$2];[.$Z$2])" office:value-type="string" office:string-value="Heute werden Sie lernen, dass Vergewaltigung kein Witz ist! *** Heute werden Sie verstehen, wie wichtig die Kommunikation ist und wie katastrophal das Fehlen davon ist! *** Vergewaltigungssimulationszeit!" calcext:value-type="string">
            <text:p>Heute werden Sie lernen, dass Vergewaltigung kein Witz ist! *** Heute werden Sie verstehen, wie wichtig die Kommunikation ist und wie katastrophal das Fehlen davon ist! *** Vergewaltigungssimulationszeit!</text:p>
          </table:table-cell>
          <table:table-cell table:formula="of:=GOOGLETRANSLATE_YOULIBRECALC([.$D89];[.$D$2];[.$AA$2])" office:value-type="string" office:string-value="Tänään opit, että raiskaus ei ole vitsi! *** Tänään ymmärrät, kuinka tärkeä viestintä on ja kuinka tuhoisa on sen puute! *** Raiskaus -simulaatioaika!" calcext:value-type="string">
            <text:p>Tänään opit, että raiskaus ei ole vitsi! *** Tänään ymmärrät, kuinka tärkeä viestintä on ja kuinka tuhoisa on sen puute! *** Raiskaus -simulaatioaika!</text:p>
          </table:table-cell>
          <table:table-cell table:formula="of:=GOOGLETRANSLATE_YOULIBRECALC([.$D89];[.$D$2];[.$AB$2])" office:value-type="string" office:string-value="I dag lærer du, at voldtægt ikke er nogen vittighed! *** I dag vil du forstå, hvor vigtig kommunikation er, og hvor katastrofal er manglen på det! *** Voldtape -simuleringstid!" calcext:value-type="string">
            <text:p>I dag lærer du, at voldtægt ikke er nogen vittighed! *** I dag vil du forstå, hvor vigtig kommunikation er, og hvor katastrofal er manglen på det! *** Voldtape -simuleringstid!</text:p>
          </table:table-cell>
          <table:table-cell office:value-type="string" calcext:value-type="string">
            <text:p>***END***</text:p>
          </table:table-cell>
          <table:table-cell table:number-columns-repeated="16355"/>
        </table:table-row>
        <table:table-row table:style-name="ro12">
          <table:table-cell table:style-name="ce6" office:value-type="string" calcext:value-type="string">
            <text:p>***Cowgirl_BeforeFirstInsertRape***</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90];[.$D$2];[.$E$2])" office:value-type="string" office:string-value="无效的" calcext:value-type="string">
            <text:p>无效的</text:p>
          </table:table-cell>
          <table:table-cell table:formula="of:=GOOGLETRANSLATE_YOULIBRECALC([.$D90];[.$D$2];[.$F$2])" office:value-type="string" office:string-value="ヌル" calcext:value-type="string">
            <text:p>ヌル</text:p>
          </table:table-cell>
          <table:table-cell table:formula="of:=GOOGLETRANSLATE_YOULIBRECALC([.$D90];[.$D$2];[.$G$2])" office:value-type="string" office:string-value="nieważny" calcext:value-type="string">
            <text:p>nieważny</text:p>
          </table:table-cell>
          <table:table-cell table:formula="of:=GOOGLETRANSLATE_YOULIBRECALC([.$D90];[.$D$2];[.$H$2])" office:value-type="string" office:string-value="nulo" calcext:value-type="string">
            <text:p>nulo</text:p>
          </table:table-cell>
          <table:table-cell table:formula="of:=GOOGLETRANSLATE_YOULIBRECALC([.$D90];[.$D$2];[.$I$2])" office:value-type="string" office:string-value="нулевой" calcext:value-type="string">
            <text:p>нулевой</text:p>
          </table:table-cell>
          <table:table-cell table:formula="of:=GOOGLETRANSLATE_YOULIBRECALC([.$D90];[.$D$2];[.$J$2])" office:value-type="string" office:string-value="nul" calcext:value-type="string">
            <text:p>nul</text:p>
          </table:table-cell>
          <table:table-cell table:formula="of:=GOOGLETRANSLATE_YOULIBRECALC([.$D90];[.$D$2];[.$K$2])" office:value-type="string" office:string-value="null" calcext:value-type="string">
            <text:p>null</text:p>
          </table:table-cell>
          <table:table-cell table:formula="of:=GOOGLETRANSLATE_YOULIBRECALC([.$D90];[.$D$2];[.$L$2])" office:value-type="string" office:string-value="nulla" calcext:value-type="string">
            <text:p>nulla</text:p>
          </table:table-cell>
          <table:table-cell table:formula="of:=GOOGLETRANSLATE_YOULIBRECALC([.$D90];[.$D$2];[.$M$2])" office:value-type="string" office:string-value="άκυρος" calcext:value-type="string">
            <text:p>άκυρος</text:p>
          </table:table-cell>
          <table:table-cell table:formula="of:=GOOGLETRANSLATE_YOULIBRECALC([.$D90];[.$D$2];[.$N$2])" office:value-type="string" office:string-value="hükümsüz" calcext:value-type="string">
            <text:p>hükümsüz</text:p>
          </table:table-cell>
          <table:table-cell table:formula="of:=GOOGLETRANSLATE_YOULIBRECALC([.$D90];[.$D$2];[.$O$2])" office:value-type="string" office:string-value="null" calcext:value-type="string">
            <text:p>null</text:p>
          </table:table-cell>
          <table:table-cell table:formula="of:=GOOGLETRANSLATE_YOULIBRECALC([.$D90];[.$D$2];[.$P$2])" office:value-type="string" office:string-value="nul" calcext:value-type="string">
            <text:p>nul</text:p>
          </table:table-cell>
          <table:table-cell table:formula="of:=GOOGLETRANSLATE_YOULIBRECALC([.$D90];[.$D$2];[.$Q$2])" office:value-type="string" office:string-value="널" calcext:value-type="string">
            <text:p>널</text:p>
          </table:table-cell>
          <table:table-cell table:formula="of:=GOOGLETRANSLATE_YOULIBRECALC([.$D90];[.$D$2];[.$R$2])" office:value-type="string" office:string-value="nulové" calcext:value-type="string">
            <text:p>nulové</text:p>
          </table:table-cell>
          <table:table-cell table:formula="of:=GOOGLETRANSLATE_YOULIBRECALC([.$D90];[.$D$2];[.$S$2])" office:value-type="string" office:string-value="nulo" calcext:value-type="string">
            <text:p>nulo</text:p>
          </table:table-cell>
          <table:table-cell table:formula="of:=GOOGLETRANSLATE_YOULIBRECALC([.$D90];[.$D$2];[.$T$2])" office:value-type="string" office:string-value="โมฆะ" calcext:value-type="string">
            <text:p>โมฆะ</text:p>
          </table:table-cell>
          <table:table-cell table:formula="of:=GOOGLETRANSLATE_YOULIBRECALC([.$D90];[.$D$2];[.$U$2])" office:value-type="string" office:string-value="batal" calcext:value-type="string">
            <text:p>batal</text:p>
          </table:table-cell>
          <table:table-cell table:formula="of:=GOOGLETRANSLATE_YOULIBRECALC([.$D90];[.$D$2];[.$V$2])" office:value-type="string" office:string-value="null" calcext:value-type="string">
            <text:p>null</text:p>
          </table:table-cell>
          <table:table-cell table:formula="of:=GOOGLETRANSLATE_YOULIBRECALC([.$D90];[.$D$2];[.$W$2])" office:value-type="string" office:string-value="Null" calcext:value-type="string">
            <text:p>Null</text:p>
          </table:table-cell>
          <table:table-cell table:formula="of:=GOOGLETRANSLATE_YOULIBRECALC([.$D90];[.$D$2];[.$X$2])" office:value-type="string" office:string-value="нульовий" calcext:value-type="string">
            <text:p>нульовий</text:p>
          </table:table-cell>
          <table:table-cell table:formula="of:=GOOGLETRANSLATE_YOULIBRECALC([.$D90];[.$D$2];[.$Y$2])" office:value-type="string" office:string-value="vô giá trị" calcext:value-type="string">
            <text:p>vô giá trị</text:p>
          </table:table-cell>
          <table:table-cell table:formula="of:=GOOGLETRANSLATE_YOULIBRECALC([.$D90];[.$D$2];[.$Z$2])" office:value-type="string" office:string-value="NULL" calcext:value-type="string">
            <text:p>NULL</text:p>
          </table:table-cell>
          <table:table-cell table:formula="of:=GOOGLETRANSLATE_YOULIBRECALC([.$D90];[.$D$2];[.$AA$2])" office:value-type="string" office:string-value="tyhjä" calcext:value-type="string">
            <text:p>tyhjä</text:p>
          </table:table-cell>
          <table:table-cell table:formula="of:=GOOGLETRANSLATE_YOULIBRECALC([.$D90];[.$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4">
          <table:table-cell table:style-name="ce6" office:value-type="string" calcext:value-type="string">
            <text:p>***Cowgirl_MadeMcCumInsideWhileCummingHerself***</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U-uoh! That’s unusual but… it’s super hot! ***You came too {f_playerName}! Very good! ***Shared pleasure it’s the best!</text:p>
          </table:table-cell>
          <table:table-cell table:formula="of:=GOOGLETRANSLATE_YOULIBRECALC([.$D91];[.$D$2];[.$E$2])" office:value-type="string" office:string-value="U-UOH！那很不寻常，但是……太热了！ ***您来了{f_playername}！非常好！ ***分享的快乐这是最好的！" calcext:value-type="string">
            <text:p>U-UOH！那很不寻常，但是……太热了！ ***您来了{f_playername}！非常好！ ***分享的快乐这是最好的！</text:p>
          </table:table-cell>
          <table:table-cell table:formula="of:=GOOGLETRANSLATE_YOULIBRECALC([.$D91];[.$D$2];[.$F$2])" office:value-type="string" office:string-value="u-uoh！それは珍しいですが…とても暑いです！ ***あなたも来ました{f_playername}！とても良い！ ***共有された喜びそれは最高です！" calcext:value-type="string">
            <text:p>u-uoh！それは珍しいですが…とても暑いです！ ***あなたも来ました{f_playername}！とても良い！ ***共有された喜びそれは最高です！</text:p>
          </table:table-cell>
          <table:table-cell table:formula="of:=GOOGLETRANSLATE_YOULIBRECALC([.$D91];[.$D$2];[.$G$2])" office:value-type="string" office:string-value="U-uoh! To niezwykłe, ale… jest bardzo gorąco! *** Ty też przyszedłeś {f_playername}! Bardzo dobry! *** Wspólna przyjemność, to najlepsze!" calcext:value-type="string">
            <text:p>U-uoh! To niezwykłe, ale… jest bardzo gorąco! *** Ty też przyszedłeś {f_playername}! Bardzo dobry! *** Wspólna przyjemność, to najlepsze!</text:p>
          </table:table-cell>
          <table:table-cell table:formula="of:=GOOGLETRANSLATE_YOULIBRECALC([.$D91];[.$D$2];[.$H$2])" office:value-type="string" office:string-value="U-UOH! Eso es inusual, pero ... ¡hace mucho calor! *** ¡También viniste {f_playername}! ¡Muy bien! *** ¡PECLETO COMPARTIDO ¡Es el mejor!" calcext:value-type="string">
            <text:p>U-UOH! Eso es inusual, pero ... ¡hace mucho calor! *** ¡También viniste {f_playername}! ¡Muy bien! *** ¡PECLETO COMPARTIDO ¡Es el mejor!</text:p>
          </table:table-cell>
          <table:table-cell table:formula="of:=GOOGLETRANSLATE_YOULIBRECALC([.$D91];[.$D$2];[.$I$2])" office:value-type="string" office:string-value="U-uoh! Это необычно, но ... это очень жарко! *** Ты тоже пришел {f_playername}! Очень хороший! *** Общее удовольствие это лучшее!" calcext:value-type="string">
            <text:p>U-uoh! Это необычно, но ... это очень жарко! *** Ты тоже пришел {f_playername}! Очень хороший! *** Общее удовольствие это лучшее!</text:p>
          </table:table-cell>
          <table:table-cell table:formula="of:=GOOGLETRANSLATE_YOULIBRECALC([.$D91];[.$D$2];[.$J$2])" office:value-type="string" office:string-value="U-uoh! C’est inhabituel mais… il fait très chaud! *** Vous êtes venu aussi {f_playername}! Très bien! *** Le plaisir partagé, c'est le meilleur!" calcext:value-type="string">
            <text:p>U-uoh! C’est inhabituel mais… il fait très chaud! *** Vous êtes venu aussi {f_playername}! Très bien! *** Le plaisir partagé, c'est le meilleur!</text:p>
          </table:table-cell>
          <table:table-cell table:formula="of:=GOOGLETRANSLATE_YOULIBRECALC([.$D91];[.$D$2];[.$K$2])" office:value-type="string" office:string-value="U-UOH! To je nenavadno, ampak ... zelo vroče je! *** Tudi ti si prišel {f_playername}! Zelo dobro! *** Skupni užitek je najboljše!" calcext:value-type="string">
            <text:p>U-UOH! To je nenavadno, ampak ... zelo vroče je! *** Tudi ti si prišel {f_playername}! Zelo dobro! *** Skupni užitek je najboljše!</text:p>
          </table:table-cell>
          <table:table-cell table:formula="of:=GOOGLETRANSLATE_YOULIBRECALC([.$D91];[.$D$2];[.$L$2])" office:value-type="string" office:string-value="U-UOH! Ez szokatlan, de… szuper forró! *** Te is jöttél {f_playerName}! Nagyon jó! *** A megosztott öröm ez a legjobb!" calcext:value-type="string">
            <text:p>U-UOH! Ez szokatlan, de… szuper forró! *** Te is jöttél {f_playerName}! Nagyon jó! *** A megosztott öröm ez a legjobb!</text:p>
          </table:table-cell>
          <table:table-cell table:formula="of:=GOOGLETRANSLATE_YOULIBRECALC([.$D91];[.$D$2];[.$M$2])" office:value-type="string" office:string-value="U-uoh! Αυτό είναι ασυνήθιστο, αλλά ... είναι εξαιρετικά ζεστό! *** Ήρθατε επίσης {f_playername}! Πολύ καλό! *** Κοινή ευχαρίστηση Είναι το καλύτερο!" calcext:value-type="string">
            <text:p>U-uoh! Αυτό είναι ασυνήθιστο, αλλά ... είναι εξαιρετικά ζεστό! *** Ήρθατε επίσης {f_playername}! Πολύ καλό! *** Κοινή ευχαρίστηση Είναι το καλύτερο!</text:p>
          </table:table-cell>
          <table:table-cell table:formula="of:=GOOGLETRANSLATE_YOULIBRECALC([.$D91];[.$D$2];[.$N$2])" office:value-type="string" office:string-value="U-UOH! Bu alışılmadık ama… süper sıcak! *** Sen de geldin {f_playername}! Çok güzel! *** Paylaşılan zevk en iyisi!" calcext:value-type="string">
            <text:p>U-UOH! Bu alışılmadık ama… süper sıcak! *** Sen de geldin {f_playername}! Çok güzel! *** Paylaşılan zevk en iyisi!</text:p>
          </table:table-cell>
          <table:table-cell table:formula="of:=GOOGLETRANSLATE_YOULIBRECALC([.$D91];[.$D$2];[.$O$2])" office:value-type="string" office:string-value="U-ioh! È insolito ma ... è super caldo! *** Sei venuto anche tu {f_playername}! Molto bene! *** Piacere condiviso È il migliore!" calcext:value-type="string">
            <text:p>U-ioh! È insolito ma ... è super caldo! *** Sei venuto anche tu {f_playername}! Molto bene! *** Piacere condiviso È il migliore!</text:p>
          </table:table-cell>
          <table:table-cell table:formula="of:=GOOGLETRANSLATE_YOULIBRECALC([.$D91];[.$D$2];[.$P$2])" office:value-type="string" office:string-value="U-uoh! Dat is ongebruikelijk, maar ... het is super heet! *** Je kwam ook {f_playerName}! Erg goed! *** Gedeeld plezier Het is de beste!" calcext:value-type="string">
            <text:p>U-uoh! Dat is ongebruikelijk, maar ... het is super heet! *** Je kwam ook {f_playerName}! Erg goed! *** Gedeeld plezier Het is de beste!</text:p>
          </table:table-cell>
          <table:table-cell table:formula="of:=GOOGLETRANSLATE_YOULIBRECALC([.$D91];[.$D$2];[.$Q$2])" office:value-type="string" office:string-value="u-uoh! 그것은 드문 일이지만… 매우 뜨겁습니다! *** 당신도 {f_playername}에 왔습니다! 매우 좋은! *** 공유 즐거움이 최고입니다!" calcext:value-type="string">
            <text:p>u-uoh! 그것은 드문 일이지만… 매우 뜨겁습니다! *** 당신도 {f_playername}에 왔습니다! 매우 좋은! *** 공유 즐거움이 최고입니다!</text:p>
          </table:table-cell>
          <table:table-cell table:formula="of:=GOOGLETRANSLATE_YOULIBRECALC([.$D91];[.$D$2];[.$R$2])" office:value-type="string" office:string-value="U-Uoh! To je neobvyklé, ale ... je to super horúce! *** Prišli ste tiež {f_playername}! Veľmi dobre! *** Zdieľané potešenie je to najlepšie!" calcext:value-type="string">
            <text:p>U-Uoh! To je neobvyklé, ale ... je to super horúce! *** Prišli ste tiež {f_playername}! Veľmi dobre! *** Zdieľané potešenie je to najlepšie!</text:p>
          </table:table-cell>
          <table:table-cell table:formula="of:=GOOGLETRANSLATE_YOULIBRECALC([.$D91];[.$D$2];[.$S$2])" office:value-type="string" office:string-value="U-uoh! Isso é incomum, mas ... é super quente! *** Você veio também {f_playername}! Muito bom! *** Prazer compartilhado É o melhor!" calcext:value-type="string">
            <text:p>U-uoh! Isso é incomum, mas ... é super quente! *** Você veio também {f_playername}! Muito bom! *** Prazer compartilhado É o melhor!</text:p>
          </table:table-cell>
          <table:table-cell table:formula="of:=GOOGLETRANSLATE_YOULIBRECALC([.$D91];[.$D$2];[.$T$2])" office:value-type="string" office:string-value="U-uoh! มันผิดปกติ แต่…มันร้อนสุด ๆ ! *** คุณมาด้วย {f_playername}! ดีมาก! *** แบ่งปันความสุขที่ดีที่สุด!" calcext:value-type="string">
            <text:p>U-uoh! มันผิดปกติ แต่…มันร้อนสุด ๆ ! *** คุณมาด้วย {f_playername}! ดีมาก! *** แบ่งปันความสุขที่ดีที่สุด!</text:p>
          </table:table-cell>
          <table:table-cell table:formula="of:=GOOGLETRANSLATE_YOULIBRECALC([.$D91];[.$D$2];[.$U$2])" office:value-type="string" office:string-value="U-uoh! Itu tidak biasa tapi ... sangat panas! *** Anda datang juga {f_playername}! Sangat bagus! *** Pleasure Pleasure, itu yang terbaik!" calcext:value-type="string">
            <text:p>U-uoh! Itu tidak biasa tapi ... sangat panas! *** Anda datang juga {f_playername}! Sangat bagus! *** Pleasure Pleasure, itu yang terbaik!</text:p>
          </table:table-cell>
          <table:table-cell table:formula="of:=GOOGLETRANSLATE_YOULIBRECALC([.$D91];[.$D$2];[.$V$2])" office:value-type="string" office:string-value="U-uoh! To je neobvyklé, ale ... je to super horké! *** Přišel jsi také {f_playername}! Velmi dobře! *** Sdílené potěšení, je to nejlepší!" calcext:value-type="string">
            <text:p>U-uoh! To je neobvyklé, ale ... je to super horké! *** Přišel jsi také {f_playername}! Velmi dobře! *** Sdílené potěšení, je to nejlepší!</text:p>
          </table:table-cell>
          <table:table-cell table:formula="of:=GOOGLETRANSLATE_YOULIBRECALC([.$D91];[.$D$2];[.$W$2])" office:value-type="string" office:string-value="U-Uoh! Iyon ay hindi pangkaraniwan ngunit ... sobrang init! *** Dumating ka rin {f_playername}! Napakahusay! *** Ibinahagi ang kasiyahan ito ang pinakamahusay!" calcext:value-type="string">
            <text:p>U-Uoh! Iyon ay hindi pangkaraniwan ngunit ... sobrang init! *** Dumating ka rin {f_playername}! Napakahusay! *** Ibinahagi ang kasiyahan ito ang pinakamahusay!</text:p>
          </table:table-cell>
          <table:table-cell table:formula="of:=GOOGLETRANSLATE_YOULIBRECALC([.$D91];[.$D$2];[.$X$2])" office:value-type="string" office:string-value="U-uoh! Це незвично, але ... це дуже гаряче! *** ти прийшов теж {f_playername}! Дуже добре! *** Спільне задоволення Це найкраще!" calcext:value-type="string">
            <text:p>U-uoh! Це незвично, але ... це дуже гаряче! *** ти прийшов теж {f_playername}! Дуже добре! *** Спільне задоволення Це найкраще!</text:p>
          </table:table-cell>
          <table:table-cell table:formula="of:=GOOGLETRANSLATE_YOULIBRECALC([.$D91];[.$D$2];[.$Y$2])" office:value-type="string" office:string-value="U-uoh! Điều đó khác thường nhưng đó là siêu nóng! *** Bạn cũng đã đến {f_playername}! Rất tốt! *** Chia sẻ niềm vui Nó tốt nhất!" calcext:value-type="string">
            <text:p>U-uoh! Điều đó khác thường nhưng đó là siêu nóng! *** Bạn cũng đã đến {f_playername}! Rất tốt! *** Chia sẻ niềm vui Nó tốt nhất!</text:p>
          </table:table-cell>
          <table:table-cell table:formula="of:=GOOGLETRANSLATE_YOULIBRECALC([.$D91];[.$D$2];[.$Z$2])" office:value-type="string" office:string-value="U-UOH! Das ist ungewöhnlich, aber ... es ist super heiß! *** Du bist auch gekommen {f_playername}! Sehr gut! *** Geteilte Freude, es ist das Beste!" calcext:value-type="string">
            <text:p>U-UOH! Das ist ungewöhnlich, aber ... es ist super heiß! *** Du bist auch gekommen {f_playername}! Sehr gut! *** Geteilte Freude, es ist das Beste!</text:p>
          </table:table-cell>
          <table:table-cell table:formula="of:=GOOGLETRANSLATE_YOULIBRECALC([.$D91];[.$D$2];[.$AA$2])" office:value-type="string" office:string-value="U-UOH! Se on epätavallista, mutta… se on erittäin kuuma! *** Tulit liian {f_playername}! Hyvin hyvä! *** Jaettu ilo, se on paras!" calcext:value-type="string">
            <text:p>U-UOH! Se on epätavallista, mutta… se on erittäin kuuma! *** Tulit liian {f_playername}! Hyvin hyvä! *** Jaettu ilo, se on paras!</text:p>
          </table:table-cell>
          <table:table-cell table:formula="of:=GOOGLETRANSLATE_YOULIBRECALC([.$D91];[.$D$2];[.$AB$2])" office:value-type="string" office:string-value="U-uoh! Det er usædvanligt, men ... det er super varmt! *** Du kom også {f_playername}! Meget god! *** Delt glæde Det er det bedste!" calcext:value-type="string">
            <text:p>U-uoh! Det er usædvanligt, men ... det er super varmt! *** Du kom også {f_playername}! Meget god! *** Delt glæde Det er det bedste!</text:p>
          </table:table-cell>
          <table:table-cell office:value-type="string" calcext:value-type="string">
            <text:p>***END***</text:p>
          </table:table-cell>
          <table:table-cell table:style-name="ce12" table:number-columns-repeated="16355"/>
        </table:table-row>
        <table:table-row table:style-name="ro15">
          <table:table-cell table:style-name="ce6" office:value-type="string" calcext:value-type="string">
            <text:p>***Cowgirl_MadeMcCumInsideWhileCummingHerself***</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92];[.$D$2];[.$E$2])" office:value-type="string" office:string-value="无效的" calcext:value-type="string">
            <text:p>无效的</text:p>
          </table:table-cell>
          <table:table-cell table:formula="of:=GOOGLETRANSLATE_YOULIBRECALC([.$D92];[.$D$2];[.$F$2])" office:value-type="string" office:string-value="ヌル" calcext:value-type="string">
            <text:p>ヌル</text:p>
          </table:table-cell>
          <table:table-cell table:formula="of:=GOOGLETRANSLATE_YOULIBRECALC([.$D92];[.$D$2];[.$G$2])" office:value-type="string" office:string-value="nieważny" calcext:value-type="string">
            <text:p>nieważny</text:p>
          </table:table-cell>
          <table:table-cell table:formula="of:=GOOGLETRANSLATE_YOULIBRECALC([.$D92];[.$D$2];[.$H$2])" office:value-type="string" office:string-value="nulo" calcext:value-type="string">
            <text:p>nulo</text:p>
          </table:table-cell>
          <table:table-cell table:formula="of:=GOOGLETRANSLATE_YOULIBRECALC([.$D92];[.$D$2];[.$I$2])" office:value-type="string" office:string-value="нулевой" calcext:value-type="string">
            <text:p>нулевой</text:p>
          </table:table-cell>
          <table:table-cell table:formula="of:=GOOGLETRANSLATE_YOULIBRECALC([.$D92];[.$D$2];[.$J$2])" office:value-type="string" office:string-value="nul" calcext:value-type="string">
            <text:p>nul</text:p>
          </table:table-cell>
          <table:table-cell table:formula="of:=GOOGLETRANSLATE_YOULIBRECALC([.$D92];[.$D$2];[.$K$2])" office:value-type="string" office:string-value="null" calcext:value-type="string">
            <text:p>null</text:p>
          </table:table-cell>
          <table:table-cell table:formula="of:=GOOGLETRANSLATE_YOULIBRECALC([.$D92];[.$D$2];[.$L$2])" office:value-type="string" office:string-value="nulla" calcext:value-type="string">
            <text:p>nulla</text:p>
          </table:table-cell>
          <table:table-cell table:formula="of:=GOOGLETRANSLATE_YOULIBRECALC([.$D92];[.$D$2];[.$M$2])" office:value-type="string" office:string-value="άκυρος" calcext:value-type="string">
            <text:p>άκυρος</text:p>
          </table:table-cell>
          <table:table-cell table:formula="of:=GOOGLETRANSLATE_YOULIBRECALC([.$D92];[.$D$2];[.$N$2])" office:value-type="string" office:string-value="hükümsüz" calcext:value-type="string">
            <text:p>hükümsüz</text:p>
          </table:table-cell>
          <table:table-cell table:formula="of:=GOOGLETRANSLATE_YOULIBRECALC([.$D92];[.$D$2];[.$O$2])" office:value-type="string" office:string-value="null" calcext:value-type="string">
            <text:p>null</text:p>
          </table:table-cell>
          <table:table-cell table:formula="of:=GOOGLETRANSLATE_YOULIBRECALC([.$D92];[.$D$2];[.$P$2])" office:value-type="string" office:string-value="nul" calcext:value-type="string">
            <text:p>nul</text:p>
          </table:table-cell>
          <table:table-cell table:formula="of:=GOOGLETRANSLATE_YOULIBRECALC([.$D92];[.$D$2];[.$Q$2])" office:value-type="string" office:string-value="널" calcext:value-type="string">
            <text:p>널</text:p>
          </table:table-cell>
          <table:table-cell table:formula="of:=GOOGLETRANSLATE_YOULIBRECALC([.$D92];[.$D$2];[.$R$2])" office:value-type="string" office:string-value="nulové" calcext:value-type="string">
            <text:p>nulové</text:p>
          </table:table-cell>
          <table:table-cell table:formula="of:=GOOGLETRANSLATE_YOULIBRECALC([.$D92];[.$D$2];[.$S$2])" office:value-type="string" office:string-value="nulo" calcext:value-type="string">
            <text:p>nulo</text:p>
          </table:table-cell>
          <table:table-cell table:formula="of:=GOOGLETRANSLATE_YOULIBRECALC([.$D92];[.$D$2];[.$T$2])" office:value-type="string" office:string-value="โมฆะ" calcext:value-type="string">
            <text:p>โมฆะ</text:p>
          </table:table-cell>
          <table:table-cell table:formula="of:=GOOGLETRANSLATE_YOULIBRECALC([.$D92];[.$D$2];[.$U$2])" office:value-type="string" office:string-value="batal" calcext:value-type="string">
            <text:p>batal</text:p>
          </table:table-cell>
          <table:table-cell table:formula="of:=GOOGLETRANSLATE_YOULIBRECALC([.$D92];[.$D$2];[.$V$2])" office:value-type="string" office:string-value="null" calcext:value-type="string">
            <text:p>null</text:p>
          </table:table-cell>
          <table:table-cell table:formula="of:=GOOGLETRANSLATE_YOULIBRECALC([.$D92];[.$D$2];[.$W$2])" office:value-type="string" office:string-value="Null" calcext:value-type="string">
            <text:p>Null</text:p>
          </table:table-cell>
          <table:table-cell table:formula="of:=GOOGLETRANSLATE_YOULIBRECALC([.$D92];[.$D$2];[.$X$2])" office:value-type="string" office:string-value="нульовий" calcext:value-type="string">
            <text:p>нульовий</text:p>
          </table:table-cell>
          <table:table-cell table:formula="of:=GOOGLETRANSLATE_YOULIBRECALC([.$D92];[.$D$2];[.$Y$2])" office:value-type="string" office:string-value="vô giá trị" calcext:value-type="string">
            <text:p>vô giá trị</text:p>
          </table:table-cell>
          <table:table-cell table:formula="of:=GOOGLETRANSLATE_YOULIBRECALC([.$D92];[.$D$2];[.$Z$2])" office:value-type="string" office:string-value="NULL" calcext:value-type="string">
            <text:p>NULL</text:p>
          </table:table-cell>
          <table:table-cell table:formula="of:=GOOGLETRANSLATE_YOULIBRECALC([.$D92];[.$D$2];[.$AA$2])" office:value-type="string" office:string-value="tyhjä" calcext:value-type="string">
            <text:p>tyhjä</text:p>
          </table:table-cell>
          <table:table-cell table:formula="of:=GOOGLETRANSLATE_YOULIBRECALC([.$D92];[.$D$2];[.$AB$2])" office:value-type="string" office:string-value="nul" calcext:value-type="string">
            <text:p>nul</text:p>
          </table:table-cell>
          <table:table-cell office:value-type="string" calcext:value-type="string">
            <text:p>***END***</text:p>
          </table:table-cell>
          <table:table-cell table:style-name="ce12" table:number-columns-repeated="16355"/>
        </table:table-row>
        <table:table-row table:style-name="ro13">
          <table:table-cell table:style-name="ce6" office:value-type="string" calcext:value-type="string">
            <text:p>***Cowgirl_BeforeSwitchToBlowjobBotLead***</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Okay, time to focus on your pleasure. Let me blow you~***Enough words and more tongue action! ***Mmm… I feel it a bit dry. Let me solve that~</text:p>
          </table:table-cell>
          <table:table-cell table:formula="of:=GOOGLETRANSLATE_YOULIBRECALC([.$D93];[.$D$2];[.$E$2])" office:value-type="string" office:string-value="好的，是时候专注于您的乐趣了。让我吹你〜***足够的话和更多的舌头动作！ ***嗯...我觉得它有点干。让我解决〜" calcext:value-type="string">
            <text:p>好的，是时候专注于您的乐趣了。让我吹你〜***足够的话和更多的舌头动作！ ***嗯...我觉得它有点干。让我解决〜</text:p>
          </table:table-cell>
          <table:table-cell table:formula="of:=GOOGLETRANSLATE_YOULIBRECALC([.$D93];[.$D$2];[.$F$2])" office:value-type="string" office:string-value="さて、あなたの喜びに集中する時間です。私はあなたを吹き飛ばさせてください〜***十分な言葉とより多くの舌のアクション！ *** MMM…少し乾燥していると感じています。それを解決させてください〜" calcext:value-type="string">
            <text:p>さて、あなたの喜びに集中する時間です。私はあなたを吹き飛ばさせてください〜***十分な言葉とより多くの舌のアクション！ *** MMM…少し乾燥していると感じています。それを解決させてください〜</text:p>
          </table:table-cell>
          <table:table-cell table:formula="of:=GOOGLETRANSLATE_YOULIBRECALC([.$D93];[.$D$2];[.$G$2])" office:value-type="string" office:string-value="Okej, czas skupić się na przyjemności. Pozwól, że cię dmuchnę ~ *** Wystarczająco dużo słów i więcej akcji języka! *** mmm… Czuję, że to trochę suche. Pozwól mi to rozwiązać ~" calcext:value-type="string">
            <text:p>Okej, czas skupić się na przyjemności. Pozwól, że cię dmuchnę ~ *** Wystarczająco dużo słów i więcej akcji języka! *** mmm… Czuję, że to trochę suche. Pozwól mi to rozwiązać ~</text:p>
          </table:table-cell>
          <table:table-cell table:formula="of:=GOOGLETRANSLATE_YOULIBRECALC([.$D93];[.$D$2];[.$H$2])" office:value-type="string" office:string-value="Bien, es hora de concentrarse en tu placer. ¡Déjame soplarte ~ *** suficientes palabras y más acción de la lengua! *** mmm ... lo siento un poco seco. Déjame resolver eso ~" calcext:value-type="string">
            <text:p>Bien, es hora de concentrarse en tu placer. ¡Déjame soplarte ~ *** suficientes palabras y más acción de la lengua! *** mmm ... lo siento un poco seco. Déjame resolver eso ~</text:p>
          </table:table-cell>
          <table:table-cell table:formula="of:=GOOGLETRANSLATE_YOULIBRECALC([.$D93];[.$D$2];[.$I$2])" office:value-type="string" office:string-value="Хорошо, пора сосредоточиться на вашем удовольствии. Позвольте мне взорвать тебя ~ *** достаточно слов и больше языкового действия! *** Ммм ... я чувствую, что это немного сухо. Позвольте мне решить это ~" calcext:value-type="string">
            <text:p>Хорошо, пора сосредоточиться на вашем удовольствии. Позвольте мне взорвать тебя ~ *** достаточно слов и больше языкового действия! *** Ммм ... я чувствую, что это немного сухо. Позвольте мне решить это ~</text:p>
          </table:table-cell>
          <table:table-cell table:formula="of:=GOOGLETRANSLATE_YOULIBRECALC([.$D93];[.$D$2];[.$J$2])" office:value-type="string" office:string-value="D'accord, il est temps de vous concentrer sur votre plaisir. Laissez-moi vous faire exploser ~ *** Assez de mots et plus d'action de la langue! *** mmm… Je le sens un peu sec. Laisse-moi résoudre ça ~" calcext:value-type="string">
            <text:p>D'accord, il est temps de vous concentrer sur votre plaisir. Laissez-moi vous faire exploser ~ *** Assez de mots et plus d'action de la langue! *** mmm… Je le sens un peu sec. Laisse-moi résoudre ça ~</text:p>
          </table:table-cell>
          <table:table-cell table:formula="of:=GOOGLETRANSLATE_YOULIBRECALC([.$D93];[.$D$2];[.$K$2])" office:value-type="string" office:string-value="V redu, čas, da se osredotočite na svoj užitek. Naj te razstrelim ~ *** dovolj besed in več jezika! *** mmm ... čutim, da je nekoliko suho. Naj to rešim ~" calcext:value-type="string">
            <text:p>V redu, čas, da se osredotočite na svoj užitek. Naj te razstrelim ~ *** dovolj besed in več jezika! *** mmm ... čutim, da je nekoliko suho. Naj to rešim ~</text:p>
          </table:table-cell>
          <table:table-cell table:formula="of:=GOOGLETRANSLATE_YOULIBRECALC([.$D93];[.$D$2];[.$L$2])" office:value-type="string" office:string-value="Oké, ideje összpontosítani az örömére. Hadd fújjak ~ *** elég szó és több nyelvű cselekvés! *** mmm ... kissé száraznak érzem magam. Hadd oldjam meg ezt ~" calcext:value-type="string">
            <text:p>Oké, ideje összpontosítani az örömére. Hadd fújjak ~ *** elég szó és több nyelvű cselekvés! *** mmm ... kissé száraznak érzem magam. Hadd oldjam meg ezt ~</text:p>
          </table:table-cell>
          <table:table-cell table:formula="of:=GOOGLETRANSLATE_YOULIBRECALC([.$D93];[.$D$2];[.$M$2])" office:value-type="string" office:string-value="Εντάξει, Ώρα να εστιάσετε στην ευχαρίστησή σας. Επιτρέψτε μου να σας χτυπήσω ~ *** αρκετά λόγια και περισσότερη δράση γλώσσας! *** mmm ... το αισθάνομαι λίγο στεγνό. Επιτρέψτε μου να το λύσω αυτό ~" calcext:value-type="string">
            <text:p>Εντάξει, Ώρα να εστιάσετε στην ευχαρίστησή σας. Επιτρέψτε μου να σας χτυπήσω ~ *** αρκετά λόγια και περισσότερη δράση γλώσσας! *** mmm ... το αισθάνομαι λίγο στεγνό. Επιτρέψτε μου να το λύσω αυτό ~</text:p>
          </table:table-cell>
          <table:table-cell table:formula="of:=GOOGLETRANSLATE_YOULIBRECALC([.$D93];[.$D$2];[.$N$2])" office:value-type="string" office:string-value="Tamam, zevkinize odaklanma zamanı. Seni uçurmama izin verin ~ *** Yeterli kelime ve daha fazla dil eylemi! *** mmm… biraz kuru hissediyorum. Bunu çözmeme izin ver ~" calcext:value-type="string">
            <text:p>Tamam, zevkinize odaklanma zamanı. Seni uçurmama izin verin ~ *** Yeterli kelime ve daha fazla dil eylemi! *** mmm… biraz kuru hissediyorum. Bunu çözmeme izin ver ~</text:p>
          </table:table-cell>
          <table:table-cell table:formula="of:=GOOGLETRANSLATE_YOULIBRECALC([.$D93];[.$D$2];[.$O$2])" office:value-type="string" office:string-value="Ok, è tempo di concentrarsi sul tuo piacere. Lascia che ti soffia ~ *** abbastanza parole e più azione della lingua! *** mmm ... lo sento un po 'asciutto. Lasciami risolverlo ~" calcext:value-type="string">
            <text:p>Ok, è tempo di concentrarsi sul tuo piacere. Lascia che ti soffia ~ *** abbastanza parole e più azione della lingua! *** mmm ... lo sento un po 'asciutto. Lasciami risolverlo ~</text:p>
          </table:table-cell>
          <table:table-cell table:formula="of:=GOOGLETRANSLATE_YOULIBRECALC([.$D93];[.$D$2];[.$P$2])" office:value-type="string" office:string-value="Oké, tijd om je op je plezier te concentreren. Laat me je ~ *** genoeg woorden en meer tongactie blazen! *** Mmm ... Ik voel het een beetje droog. Laat me dat oplossen ~" calcext:value-type="string">
            <text:p>Oké, tijd om je op je plezier te concentreren. Laat me je ~ *** genoeg woorden en meer tongactie blazen! *** Mmm ... Ik voel het een beetje droog. Laat me dat oplossen ~</text:p>
          </table:table-cell>
          <table:table-cell table:formula="of:=GOOGLETRANSLATE_YOULIBRECALC([.$D93];[.$D$2];[.$Q$2])" office:value-type="string" office:string-value="좋아, 당신의 즐거움에 집중할 시간입니다. 내가 당신을 날려 보겠습니다 ~ *** 충분한 단어와 더 많은 혀 행동! *** 음… 조금 건조하다고 느낍니다. 그것을 해결하겠습니다 ~" calcext:value-type="string">
            <text:p>좋아, 당신의 즐거움에 집중할 시간입니다. 내가 당신을 날려 보겠습니다 ~ *** 충분한 단어와 더 많은 혀 행동! *** 음… 조금 건조하다고 느낍니다. 그것을 해결하겠습니다 ~</text:p>
          </table:table-cell>
          <table:table-cell table:formula="of:=GOOGLETRANSLATE_YOULIBRECALC([.$D93];[.$D$2];[.$R$2])" office:value-type="string" office:string-value="Dobre, čas sa sústrediť na svoje potešenie. Dovoľte mi, aby som ťa vyhodil ~ *** dosť slov a viac jazykov! *** mmm ... cítim, že je to trochu suché. Dovoľte mi to vyriešiť ~" calcext:value-type="string">
            <text:p>Dobre, čas sa sústrediť na svoje potešenie. Dovoľte mi, aby som ťa vyhodil ~ *** dosť slov a viac jazykov! *** mmm ... cítim, že je to trochu suché. Dovoľte mi to vyriešiť ~</text:p>
          </table:table-cell>
          <table:table-cell table:formula="of:=GOOGLETRANSLATE_YOULIBRECALC([.$D93];[.$D$2];[.$S$2])" office:value-type="string" office:string-value="Ok, hora de se concentrar no seu prazer. Deixe -me explodir você ~ *** palavras suficientes e mais ação da língua! *** mmm… eu sinto um pouco seco. Deixe -me resolver isso ~" calcext:value-type="string">
            <text:p>Ok, hora de se concentrar no seu prazer. Deixe -me explodir você ~ *** palavras suficientes e mais ação da língua! *** mmm… eu sinto um pouco seco. Deixe -me resolver isso ~</text:p>
          </table:table-cell>
          <table:table-cell table:formula="of:=GOOGLETRANSLATE_YOULIBRECALC([.$D93];[.$D$2];[.$T$2])" office:value-type="string" office:string-value="โอเคถึงเวลาที่จะมุ่งเน้นไปที่ความสุขของคุณ ให้ฉันเป่าคุณ ~ *** คำพูดเพียงพอและการกระทำลิ้นมากขึ้น! *** MMM …ฉันรู้สึกว่ามันแห้งไปหน่อย ให้ฉันแก้ปัญหานั้น ~" calcext:value-type="string">
            <text:p>โอเคถึงเวลาที่จะมุ่งเน้นไปที่ความสุขของคุณ ให้ฉันเป่าคุณ ~ *** คำพูดเพียงพอและการกระทำลิ้นมากขึ้น! *** MMM …ฉันรู้สึกว่ามันแห้งไปหน่อย ให้ฉันแก้ปัญหานั้น ~</text:p>
          </table:table-cell>
          <table:table-cell table:formula="of:=GOOGLETRANSLATE_YOULIBRECALC([.$D93];[.$D$2];[.$U$2])" office:value-type="string" office:string-value="Oke, waktu untuk fokus pada kesenangan Anda. Biarkan saya meledakkan Anda ~ *** Cukup kata -kata dan lebih banyak aksi lidah! *** mmm… Saya merasa agak kering. Biarkan saya menyelesaikannya ~" calcext:value-type="string">
            <text:p>Oke, waktu untuk fokus pada kesenangan Anda. Biarkan saya meledakkan Anda ~ *** Cukup kata -kata dan lebih banyak aksi lidah! *** mmm… Saya merasa agak kering. Biarkan saya menyelesaikannya ~</text:p>
          </table:table-cell>
          <table:table-cell table:formula="of:=GOOGLETRANSLATE_YOULIBRECALC([.$D93];[.$D$2];[.$V$2])" office:value-type="string" office:string-value="Dobře, čas se zaměřit na své potěšení. Dovolte mi, abych vás vyhodil ~ *** dost slov a další akce jazyka! *** Mmm ... cítím to trochu suché. Dovolte mi to vyřešit ~" calcext:value-type="string">
            <text:p>Dobře, čas se zaměřit na své potěšení. Dovolte mi, abych vás vyhodil ~ *** dost slov a další akce jazyka! *** Mmm ... cítím to trochu suché. Dovolte mi to vyřešit ~</text:p>
          </table:table-cell>
          <table:table-cell table:formula="of:=GOOGLETRANSLATE_YOULIBRECALC([.$D93];[.$D$2];[.$W$2])" office:value-type="string" office:string-value="Okay, oras upang tumuon sa iyong kasiyahan. Hayaan mo akong pumutok ~ *** sapat na mga salita at higit pang pagkilos ng dila! *** mmm ... Nararamdaman kong medyo tuyo ito. Hayaan mo akong malutas iyon ~" calcext:value-type="string">
            <text:p>Okay, oras upang tumuon sa iyong kasiyahan. Hayaan mo akong pumutok ~ *** sapat na mga salita at higit pang pagkilos ng dila! *** mmm ... Nararamdaman kong medyo tuyo ito. Hayaan mo akong malutas iyon ~</text:p>
          </table:table-cell>
          <table:table-cell table:formula="of:=GOOGLETRANSLATE_YOULIBRECALC([.$D93];[.$D$2];[.$X$2])" office:value-type="string" office:string-value="Гаразд, час зосередитись на своєму задоволенні. Дозвольте підірвати вас ~ *** Досить слів і більше язиків! *** ммм… Я відчуваю це трохи сухим. Дозвольте вирішити це ~" calcext:value-type="string">
            <text:p>Гаразд, час зосередитись на своєму задоволенні. Дозвольте підірвати вас ~ *** Досить слів і більше язиків! *** ммм… Я відчуваю це трохи сухим. Дозвольте вирішити це ~</text:p>
          </table:table-cell>
          <table:table-cell table:formula="of:=GOOGLETRANSLATE_YOULIBRECALC([.$D93];[.$D$2];[.$Y$2])" office:value-type="string" office:string-value="Được rồi, thời gian để tập trung vào niềm vui của bạn. Hãy để tôi thổi bạn ~ *** đủ từ và hành động lưỡi hơn! *** MMM… Tôi cảm thấy hơi khô. Hãy để tôi giải quyết điều đó ~" calcext:value-type="string">
            <text:p>Được rồi, thời gian để tập trung vào niềm vui của bạn. Hãy để tôi thổi bạn ~ *** đủ từ và hành động lưỡi hơn! *** MMM… Tôi cảm thấy hơi khô. Hãy để tôi giải quyết điều đó ~</text:p>
          </table:table-cell>
          <table:table-cell table:formula="of:=GOOGLETRANSLATE_YOULIBRECALC([.$D93];[.$D$2];[.$Z$2])" office:value-type="string" office:string-value="Okay, Zeit, sich auf Ihr Vergnügen zu konzentrieren. Lassen Sie mich Sie blasen ~ *** Genug Worte und mehr Zungenaktionen! *** mmm ... ich fühle es ein bisschen trocken. Lassen Sie mich das lösen ~" calcext:value-type="string">
            <text:p>Okay, Zeit, sich auf Ihr Vergnügen zu konzentrieren. Lassen Sie mich Sie blasen ~ *** Genug Worte und mehr Zungenaktionen! *** mmm ... ich fühle es ein bisschen trocken. Lassen Sie mich das lösen ~</text:p>
          </table:table-cell>
          <table:table-cell table:formula="of:=GOOGLETRANSLATE_YOULIBRECALC([.$D93];[.$D$2];[.$AA$2])" office:value-type="string" office:string-value="Okei, aika keskittyä iloasi. Anna minun puhaltaa sinut ~ *** tarpeeksi sanoja ja enemmän kielen toimintaa! *** Mmm… tunnen sen olevan vähän kuiva. Anna minun ratkaista se ~" calcext:value-type="string">
            <text:p>Okei, aika keskittyä iloasi. Anna minun puhaltaa sinut ~ *** tarpeeksi sanoja ja enemmän kielen toimintaa! *** Mmm… tunnen sen olevan vähän kuiva. Anna minun ratkaista se ~</text:p>
          </table:table-cell>
          <table:table-cell table:formula="of:=GOOGLETRANSLATE_YOULIBRECALC([.$D93];[.$D$2];[.$AB$2])" office:value-type="string" office:string-value="Okay, tid til at fokusere på din fornøjelse. Lad mig blæse dig ~ *** nok ord og mere tungehandling! *** mmm ... Jeg føler det lidt tørt. Lad mig løse det ~" calcext:value-type="string">
            <text:p>Okay, tid til at fokusere på din fornøjelse. Lad mig blæse dig ~ *** nok ord og mere tungehandling! *** mmm ... Jeg føler det lidt tørt. Lad mig løse det ~</text:p>
          </table:table-cell>
          <table:table-cell office:value-type="string" calcext:value-type="string">
            <text:p>***END***</text:p>
          </table:table-cell>
          <table:table-cell table:number-columns-repeated="16355"/>
        </table:table-row>
        <table:table-row table:style-name="ro15">
          <table:table-cell table:style-name="ce6" office:value-type="string" calcext:value-type="string">
            <text:p>***Cowgirl_BeforeSwitchToBlowjobBotLead***</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94];[.$D$2];[.$E$2])" office:value-type="string" office:string-value="无效的" calcext:value-type="string">
            <text:p>无效的</text:p>
          </table:table-cell>
          <table:table-cell table:formula="of:=GOOGLETRANSLATE_YOULIBRECALC([.$D94];[.$D$2];[.$F$2])" office:value-type="string" office:string-value="ヌル" calcext:value-type="string">
            <text:p>ヌル</text:p>
          </table:table-cell>
          <table:table-cell table:formula="of:=GOOGLETRANSLATE_YOULIBRECALC([.$D94];[.$D$2];[.$G$2])" office:value-type="string" office:string-value="nieważny" calcext:value-type="string">
            <text:p>nieważny</text:p>
          </table:table-cell>
          <table:table-cell table:formula="of:=GOOGLETRANSLATE_YOULIBRECALC([.$D94];[.$D$2];[.$H$2])" office:value-type="string" office:string-value="nulo" calcext:value-type="string">
            <text:p>nulo</text:p>
          </table:table-cell>
          <table:table-cell table:formula="of:=GOOGLETRANSLATE_YOULIBRECALC([.$D94];[.$D$2];[.$I$2])" office:value-type="string" office:string-value="нулевой" calcext:value-type="string">
            <text:p>нулевой</text:p>
          </table:table-cell>
          <table:table-cell table:formula="of:=GOOGLETRANSLATE_YOULIBRECALC([.$D94];[.$D$2];[.$J$2])" office:value-type="string" office:string-value="nul" calcext:value-type="string">
            <text:p>nul</text:p>
          </table:table-cell>
          <table:table-cell table:formula="of:=GOOGLETRANSLATE_YOULIBRECALC([.$D94];[.$D$2];[.$K$2])" office:value-type="string" office:string-value="null" calcext:value-type="string">
            <text:p>null</text:p>
          </table:table-cell>
          <table:table-cell table:formula="of:=GOOGLETRANSLATE_YOULIBRECALC([.$D94];[.$D$2];[.$L$2])" office:value-type="string" office:string-value="nulla" calcext:value-type="string">
            <text:p>nulla</text:p>
          </table:table-cell>
          <table:table-cell table:formula="of:=GOOGLETRANSLATE_YOULIBRECALC([.$D94];[.$D$2];[.$M$2])" office:value-type="string" office:string-value="άκυρος" calcext:value-type="string">
            <text:p>άκυρος</text:p>
          </table:table-cell>
          <table:table-cell table:formula="of:=GOOGLETRANSLATE_YOULIBRECALC([.$D94];[.$D$2];[.$N$2])" office:value-type="string" office:string-value="hükümsüz" calcext:value-type="string">
            <text:p>hükümsüz</text:p>
          </table:table-cell>
          <table:table-cell table:formula="of:=GOOGLETRANSLATE_YOULIBRECALC([.$D94];[.$D$2];[.$O$2])" office:value-type="string" office:string-value="null" calcext:value-type="string">
            <text:p>null</text:p>
          </table:table-cell>
          <table:table-cell table:formula="of:=GOOGLETRANSLATE_YOULIBRECALC([.$D94];[.$D$2];[.$P$2])" office:value-type="string" office:string-value="nul" calcext:value-type="string">
            <text:p>nul</text:p>
          </table:table-cell>
          <table:table-cell table:formula="of:=GOOGLETRANSLATE_YOULIBRECALC([.$D94];[.$D$2];[.$Q$2])" office:value-type="string" office:string-value="널" calcext:value-type="string">
            <text:p>널</text:p>
          </table:table-cell>
          <table:table-cell table:formula="of:=GOOGLETRANSLATE_YOULIBRECALC([.$D94];[.$D$2];[.$R$2])" office:value-type="string" office:string-value="nulové" calcext:value-type="string">
            <text:p>nulové</text:p>
          </table:table-cell>
          <table:table-cell table:formula="of:=GOOGLETRANSLATE_YOULIBRECALC([.$D94];[.$D$2];[.$S$2])" office:value-type="string" office:string-value="nulo" calcext:value-type="string">
            <text:p>nulo</text:p>
          </table:table-cell>
          <table:table-cell table:formula="of:=GOOGLETRANSLATE_YOULIBRECALC([.$D94];[.$D$2];[.$T$2])" office:value-type="string" office:string-value="โมฆะ" calcext:value-type="string">
            <text:p>โมฆะ</text:p>
          </table:table-cell>
          <table:table-cell table:formula="of:=GOOGLETRANSLATE_YOULIBRECALC([.$D94];[.$D$2];[.$U$2])" office:value-type="string" office:string-value="batal" calcext:value-type="string">
            <text:p>batal</text:p>
          </table:table-cell>
          <table:table-cell table:formula="of:=GOOGLETRANSLATE_YOULIBRECALC([.$D94];[.$D$2];[.$V$2])" office:value-type="string" office:string-value="null" calcext:value-type="string">
            <text:p>null</text:p>
          </table:table-cell>
          <table:table-cell table:formula="of:=GOOGLETRANSLATE_YOULIBRECALC([.$D94];[.$D$2];[.$W$2])" office:value-type="string" office:string-value="Null" calcext:value-type="string">
            <text:p>Null</text:p>
          </table:table-cell>
          <table:table-cell table:formula="of:=GOOGLETRANSLATE_YOULIBRECALC([.$D94];[.$D$2];[.$X$2])" office:value-type="string" office:string-value="нульовий" calcext:value-type="string">
            <text:p>нульовий</text:p>
          </table:table-cell>
          <table:table-cell table:formula="of:=GOOGLETRANSLATE_YOULIBRECALC([.$D94];[.$D$2];[.$Y$2])" office:value-type="string" office:string-value="vô giá trị" calcext:value-type="string">
            <text:p>vô giá trị</text:p>
          </table:table-cell>
          <table:table-cell table:formula="of:=GOOGLETRANSLATE_YOULIBRECALC([.$D94];[.$D$2];[.$Z$2])" office:value-type="string" office:string-value="NULL" calcext:value-type="string">
            <text:p>NULL</text:p>
          </table:table-cell>
          <table:table-cell table:formula="of:=GOOGLETRANSLATE_YOULIBRECALC([.$D94];[.$D$2];[.$AA$2])" office:value-type="string" office:string-value="tyhjä" calcext:value-type="string">
            <text:p>tyhjä</text:p>
          </table:table-cell>
          <table:table-cell table:formula="of:=GOOGLETRANSLATE_YOULIBRECALC([.$D94];[.$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4">
          <table:table-cell table:style-name="ce6" office:value-type="string" calcext:value-type="string">
            <text:p>***Cowgirl_BeforeSwitchToBlowjobRape***</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Okay, time to experience and aggressive blowjob. You have been warned…***Time for some blowjob! Trust me, it’s important for you.</text:p>
          </table:table-cell>
          <table:table-cell table:formula="of:=GOOGLETRANSLATE_YOULIBRECALC([.$D95];[.$D$2];[.$E$2])" office:value-type="string" office:string-value="好的，有时间体验和积极的口交。您已经被警告了……***是时候进行一些口交！相信我，这对您很重要。" calcext:value-type="string">
            <text:p>好的，有时间体验和积极的口交。您已经被警告了……***是时候进行一些口交！相信我，这对您很重要。</text:p>
          </table:table-cell>
          <table:table-cell table:formula="of:=GOOGLETRANSLATE_YOULIBRECALC([.$D95];[.$D$2];[.$F$2])" office:value-type="string" office:string-value="さて、体験する時間と攻撃的なフェラチオ。あなたは警告されています…***フェラジョブの時間！私を信じてください、それはあなたにとって重要です。" calcext:value-type="string">
            <text:p>さて、体験する時間と攻撃的なフェラチオ。あなたは警告されています…***フェラジョブの時間！私を信じてください、それはあなたにとって重要です。</text:p>
          </table:table-cell>
          <table:table-cell table:formula="of:=GOOGLETRANSLATE_YOULIBRECALC([.$D95];[.$D$2];[.$G$2])" office:value-type="string" office:string-value="Okej, czas na doświadczenie i agresywny loda. Zostałeś ostrzeżony… *** czas na loda! Zaufaj mi, jest to dla ciebie ważne." calcext:value-type="string">
            <text:p>Okej, czas na doświadczenie i agresywny loda. Zostałeś ostrzeżony… *** czas na loda! Zaufaj mi, jest to dla ciebie ważne.</text:p>
          </table:table-cell>
          <table:table-cell table:formula="of:=GOOGLETRANSLATE_YOULIBRECALC([.$D95];[.$D$2];[.$H$2])" office:value-type="string" office:string-value="Bien, es hora de experimentar y mamada agresiva. Te han advertido ... *** ¡Tiempo para una mamada! Confía en mí, es importante para ti." calcext:value-type="string">
            <text:p>Bien, es hora de experimentar y mamada agresiva. Te han advertido ... *** ¡Tiempo para una mamada! Confía en mí, es importante para ti.</text:p>
          </table:table-cell>
          <table:table-cell table:formula="of:=GOOGLETRANSLATE_YOULIBRECALC([.$D95];[.$D$2];[.$I$2])" office:value-type="string" office:string-value="Хорошо, пора испытать и агрессивный минет. Вы были предупреждены ... *** время для минета! Поверьте мне, это важно для вас." calcext:value-type="string">
            <text:p>Хорошо, пора испытать и агрессивный минет. Вы были предупреждены ... *** время для минета! Поверьте мне, это важно для вас.</text:p>
          </table:table-cell>
          <table:table-cell table:formula="of:=GOOGLETRANSLATE_YOULIBRECALC([.$D95];[.$D$2];[.$J$2])" office:value-type="string" office:string-value="D'accord, il est temps de vivre et de pipe agressive. Vous avez été averti… *** Temps pour une pipe! Croyez-moi, c'est important pour vous." calcext:value-type="string">
            <text:p>D'accord, il est temps de vivre et de pipe agressive. Vous avez été averti… *** Temps pour une pipe! Croyez-moi, c'est important pour vous.</text:p>
          </table:table-cell>
          <table:table-cell table:formula="of:=GOOGLETRANSLATE_YOULIBRECALC([.$D95];[.$D$2];[.$K$2])" office:value-type="string" office:string-value="V redu, čas za doživetje in agresivno fafanje. Bili ste opozorjeni ... *** čas za nekaj fafanja! Verjemite mi, pomembno je za vas." calcext:value-type="string">
            <text:p>V redu, čas za doživetje in agresivno fafanje. Bili ste opozorjeni ... *** čas za nekaj fafanja! Verjemite mi, pomembno je za vas.</text:p>
          </table:table-cell>
          <table:table-cell table:formula="of:=GOOGLETRANSLATE_YOULIBRECALC([.$D95];[.$D$2];[.$L$2])" office:value-type="string" office:string-value="Oké, ideje megtapasztalni és agresszív szopást. Figyelmeztettek rá ... *** Idő valamilyen szopásra! Bízz bennem, ez fontos számodra." calcext:value-type="string">
            <text:p>Oké, ideje megtapasztalni és agresszív szopást. Figyelmeztettek rá ... *** Idő valamilyen szopásra! Bízz bennem, ez fontos számodra.</text:p>
          </table:table-cell>
          <table:table-cell table:formula="of:=GOOGLETRANSLATE_YOULIBRECALC([.$D95];[.$D$2];[.$M$2])" office:value-type="string" office:string-value="Εντάξει, χρόνος για να ζήσετε και επιθετικό πίπα. Έχετε προειδοποιήσει ... *** Ώρα για κάποιο χτύπημα! Πιστέψτε με, είναι σημαντικό για εσάς." calcext:value-type="string">
            <text:p>Εντάξει, χρόνος για να ζήσετε και επιθετικό πίπα. Έχετε προειδοποιήσει ... *** Ώρα για κάποιο χτύπημα! Πιστέψτε με, είναι σημαντικό για εσάς.</text:p>
          </table:table-cell>
          <table:table-cell table:formula="of:=GOOGLETRANSLATE_YOULIBRECALC([.$D95];[.$D$2];[.$N$2])" office:value-type="string" office:string-value="Tamam, deneyimleme zamanı ve agresif oral seks. Uyarıldınız… *** Biraz oral seks için zaman! Güven bana, senin için önemli." calcext:value-type="string">
            <text:p>Tamam, deneyimleme zamanı ve agresif oral seks. Uyarıldınız… *** Biraz oral seks için zaman! Güven bana, senin için önemli.</text:p>
          </table:table-cell>
          <table:table-cell table:formula="of:=GOOGLETRANSLATE_YOULIBRECALC([.$D95];[.$D$2];[.$O$2])" office:value-type="string" office:string-value="Ok, è tempo di esperienza e pompino aggressivo. Sei stato avvertito ... *** Tempo per un pompino! Fidati di me, è importante per te." calcext:value-type="string">
            <text:p>Ok, è tempo di esperienza e pompino aggressivo. Sei stato avvertito ... *** Tempo per un pompino! Fidati di me, è importante per te.</text:p>
          </table:table-cell>
          <table:table-cell table:formula="of:=GOOGLETRANSLATE_YOULIBRECALC([.$D95];[.$D$2];[.$P$2])" office:value-type="string" office:string-value="Oké, tijd om te ervaren en agressieve pijpbeurt. Je bent gewaarschuwd ... *** Tijd voor wat pijpbeurt! Geloof me, het is belangrijk voor je." calcext:value-type="string">
            <text:p>Oké, tijd om te ervaren en agressieve pijpbeurt. Je bent gewaarschuwd ... *** Tijd voor wat pijpbeurt! Geloof me, het is belangrijk voor je.</text:p>
          </table:table-cell>
          <table:table-cell table:formula="of:=GOOGLETRANSLATE_YOULIBRECALC([.$D95];[.$D$2];[.$Q$2])" office:value-type="string" office:string-value="좋아, 경험할 시간과 공격적인 입으로. 당신은 경고를 받았습니다… *** 입으로 시간을 보내십시오! 날 믿어, 당신에게 중요합니다." calcext:value-type="string">
            <text:p>좋아, 경험할 시간과 공격적인 입으로. 당신은 경고를 받았습니다… *** 입으로 시간을 보내십시오! 날 믿어, 당신에게 중요합니다.</text:p>
          </table:table-cell>
          <table:table-cell table:formula="of:=GOOGLETRANSLATE_YOULIBRECALC([.$D95];[.$D$2];[.$R$2])" office:value-type="string" office:string-value="Dobre, čas zažiť a agresívne fajčenie. Varovali vás ... *** čas na nejaké fajčenie! Ver mi, je to pre teba dôležité." calcext:value-type="string">
            <text:p>Dobre, čas zažiť a agresívne fajčenie. Varovali vás ... *** čas na nejaké fajčenie! Ver mi, je to pre teba dôležité.</text:p>
          </table:table-cell>
          <table:table-cell table:formula="of:=GOOGLETRANSLATE_YOULIBRECALC([.$D95];[.$D$2];[.$S$2])" office:value-type="string" office:string-value="Ok, hora de experimentar e boquete agressivo. Você foi avisado ... *** tempo para algum boquete! Confie em mim, é importante para você." calcext:value-type="string">
            <text:p>Ok, hora de experimentar e boquete agressivo. Você foi avisado ... *** tempo para algum boquete! Confie em mim, é importante para você.</text:p>
          </table:table-cell>
          <table:table-cell table:formula="of:=GOOGLETRANSLATE_YOULIBRECALC([.$D95];[.$D$2];[.$T$2])" office:value-type="string" office:string-value="โอเคเวลาที่จะได้สัมผัสและ blowjob ก้าวร้าว คุณได้รับการเตือนแล้ว… *** เวลาสำหรับ blowjob! เชื่อใจฉันเป็นสิ่งสำคัญสำหรับคุณ" calcext:value-type="string">
            <text:p>โอเคเวลาที่จะได้สัมผัสและ blowjob ก้าวร้าว คุณได้รับการเตือนแล้ว… *** เวลาสำหรับ blowjob! เชื่อใจฉันเป็นสิ่งสำคัญสำหรับคุณ</text:p>
          </table:table-cell>
          <table:table-cell table:formula="of:=GOOGLETRANSLATE_YOULIBRECALC([.$D95];[.$D$2];[.$U$2])" office:value-type="string" office:string-value="Oke, waktu untuk mengalami dan blowjob agresif. Anda telah diperingatkan ... waktu untuk beberapa blowjob! Percayalah, ini penting bagi Anda." calcext:value-type="string">
            <text:p>Oke, waktu untuk mengalami dan blowjob agresif. Anda telah diperingatkan ... waktu untuk beberapa blowjob! Percayalah, ini penting bagi Anda.</text:p>
          </table:table-cell>
          <table:table-cell table:formula="of:=GOOGLETRANSLATE_YOULIBRECALC([.$D95];[.$D$2];[.$V$2])" office:value-type="string" office:string-value="Dobře, čas na zkušenosti a agresivní kouření. Byli jste varováni ... *** Čas na nějaké kouření! Věř mi, je to pro vás důležité." calcext:value-type="string">
            <text:p>Dobře, čas na zkušenosti a agresivní kouření. Byli jste varováni ... *** Čas na nějaké kouření! Věř mi, je to pro vás důležité.</text:p>
          </table:table-cell>
          <table:table-cell table:formula="of:=GOOGLETRANSLATE_YOULIBRECALC([.$D95];[.$D$2];[.$W$2])" office:value-type="string" office:string-value="Okay, oras upang maranasan at agresibong blowjob. Binalaan ka ... *** Oras para sa ilang blowjob! Tiwala sa akin, mahalaga ito para sa iyo." calcext:value-type="string">
            <text:p>Okay, oras upang maranasan at agresibong blowjob. Binalaan ka ... *** Oras para sa ilang blowjob! Tiwala sa akin, mahalaga ito para sa iyo.</text:p>
          </table:table-cell>
          <table:table-cell table:formula="of:=GOOGLETRANSLATE_YOULIBRECALC([.$D95];[.$D$2];[.$X$2])" office:value-type="string" office:string-value="Гаразд, час на досвід та агресивний мінет. Вас попередили… *** Час для якогось мінет! Повірте, це важливо для вас." calcext:value-type="string">
            <text:p>Гаразд, час на досвід та агресивний мінет. Вас попередили… *** Час для якогось мінет! Повірте, це важливо для вас.</text:p>
          </table:table-cell>
          <table:table-cell table:formula="of:=GOOGLETRANSLATE_YOULIBRECALC([.$D95];[.$D$2];[.$Y$2])" office:value-type="string" office:string-value="Được rồi, thời gian để trải nghiệm và mạnh mẽ. Bạn đã được cảnh báo về thời gian cho một số blowjob! Tin tôi đi, nó rất quan trọng đối với bạn." calcext:value-type="string">
            <text:p>Được rồi, thời gian để trải nghiệm và mạnh mẽ. Bạn đã được cảnh báo về thời gian cho một số blowjob! Tin tôi đi, nó rất quan trọng đối với bạn.</text:p>
          </table:table-cell>
          <table:table-cell table:formula="of:=GOOGLETRANSLATE_YOULIBRECALC([.$D95];[.$D$2];[.$Z$2])" office:value-type="string" office:string-value="Okay, Zeit zu erleben und aggressive Blowjob. Sie wurden gewarnt ... *** Zeit für einen Blowjob! Vertrauen Sie mir, es ist wichtig für Sie." calcext:value-type="string">
            <text:p>Okay, Zeit zu erleben und aggressive Blowjob. Sie wurden gewarnt ... *** Zeit für einen Blowjob! Vertrauen Sie mir, es ist wichtig für Sie.</text:p>
          </table:table-cell>
          <table:table-cell table:formula="of:=GOOGLETRANSLATE_YOULIBRECALC([.$D95];[.$D$2];[.$AA$2])" office:value-type="string" office:string-value="Okei, aika kokea ja aggressiivinen suihin. Sinua on varoitettu ... *** Aika joillekin suihin! Luota minuun, se on sinulle tärkeää." calcext:value-type="string">
            <text:p>Okei, aika kokea ja aggressiivinen suihin. Sinua on varoitettu ... *** Aika joillekin suihin! Luota minuun, se on sinulle tärkeää.</text:p>
          </table:table-cell>
          <table:table-cell table:formula="of:=GOOGLETRANSLATE_YOULIBRECALC([.$D95];[.$D$2];[.$AB$2])" office:value-type="string" office:string-value="Okay, tid til oplevelse og aggressiv blowjob. Du er blevet advaret ... *** Tid for noget blowjob! Stol på mig, det er vigtigt for dig." calcext:value-type="string">
            <text:p>Okay, tid til oplevelse og aggressiv blowjob. Du er blevet advaret ... *** Tid for noget blowjob! Stol på mig, det er vigtigt for dig.</text:p>
          </table:table-cell>
          <table:table-cell office:value-type="string" calcext:value-type="string">
            <text:p>***END***</text:p>
          </table:table-cell>
          <table:table-cell table:number-columns-repeated="16355"/>
        </table:table-row>
        <table:table-row table:style-name="ro15">
          <table:table-cell table:style-name="ce6" office:value-type="string" calcext:value-type="string">
            <text:p>***Cowgirl_BeforeSwitchToBlowjobRape***</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96];[.$D$2];[.$E$2])" office:value-type="string" office:string-value="无效的" calcext:value-type="string">
            <text:p>无效的</text:p>
          </table:table-cell>
          <table:table-cell table:formula="of:=GOOGLETRANSLATE_YOULIBRECALC([.$D96];[.$D$2];[.$F$2])" office:value-type="string" office:string-value="ヌル" calcext:value-type="string">
            <text:p>ヌル</text:p>
          </table:table-cell>
          <table:table-cell table:formula="of:=GOOGLETRANSLATE_YOULIBRECALC([.$D96];[.$D$2];[.$G$2])" office:value-type="string" office:string-value="nieważny" calcext:value-type="string">
            <text:p>nieważny</text:p>
          </table:table-cell>
          <table:table-cell table:formula="of:=GOOGLETRANSLATE_YOULIBRECALC([.$D96];[.$D$2];[.$H$2])" office:value-type="string" office:string-value="nulo" calcext:value-type="string">
            <text:p>nulo</text:p>
          </table:table-cell>
          <table:table-cell table:formula="of:=GOOGLETRANSLATE_YOULIBRECALC([.$D96];[.$D$2];[.$I$2])" office:value-type="string" office:string-value="нулевой" calcext:value-type="string">
            <text:p>нулевой</text:p>
          </table:table-cell>
          <table:table-cell table:formula="of:=GOOGLETRANSLATE_YOULIBRECALC([.$D96];[.$D$2];[.$J$2])" office:value-type="string" office:string-value="nul" calcext:value-type="string">
            <text:p>nul</text:p>
          </table:table-cell>
          <table:table-cell table:formula="of:=GOOGLETRANSLATE_YOULIBRECALC([.$D96];[.$D$2];[.$K$2])" office:value-type="string" office:string-value="null" calcext:value-type="string">
            <text:p>null</text:p>
          </table:table-cell>
          <table:table-cell table:formula="of:=GOOGLETRANSLATE_YOULIBRECALC([.$D96];[.$D$2];[.$L$2])" office:value-type="string" office:string-value="nulla" calcext:value-type="string">
            <text:p>nulla</text:p>
          </table:table-cell>
          <table:table-cell table:formula="of:=GOOGLETRANSLATE_YOULIBRECALC([.$D96];[.$D$2];[.$M$2])" office:value-type="string" office:string-value="άκυρος" calcext:value-type="string">
            <text:p>άκυρος</text:p>
          </table:table-cell>
          <table:table-cell table:formula="of:=GOOGLETRANSLATE_YOULIBRECALC([.$D96];[.$D$2];[.$N$2])" office:value-type="string" office:string-value="hükümsüz" calcext:value-type="string">
            <text:p>hükümsüz</text:p>
          </table:table-cell>
          <table:table-cell table:formula="of:=GOOGLETRANSLATE_YOULIBRECALC([.$D96];[.$D$2];[.$O$2])" office:value-type="string" office:string-value="null" calcext:value-type="string">
            <text:p>null</text:p>
          </table:table-cell>
          <table:table-cell table:formula="of:=GOOGLETRANSLATE_YOULIBRECALC([.$D96];[.$D$2];[.$P$2])" office:value-type="string" office:string-value="nul" calcext:value-type="string">
            <text:p>nul</text:p>
          </table:table-cell>
          <table:table-cell table:formula="of:=GOOGLETRANSLATE_YOULIBRECALC([.$D96];[.$D$2];[.$Q$2])" office:value-type="string" office:string-value="널" calcext:value-type="string">
            <text:p>널</text:p>
          </table:table-cell>
          <table:table-cell table:formula="of:=GOOGLETRANSLATE_YOULIBRECALC([.$D96];[.$D$2];[.$R$2])" office:value-type="string" office:string-value="nulové" calcext:value-type="string">
            <text:p>nulové</text:p>
          </table:table-cell>
          <table:table-cell table:formula="of:=GOOGLETRANSLATE_YOULIBRECALC([.$D96];[.$D$2];[.$S$2])" office:value-type="string" office:string-value="nulo" calcext:value-type="string">
            <text:p>nulo</text:p>
          </table:table-cell>
          <table:table-cell table:formula="of:=GOOGLETRANSLATE_YOULIBRECALC([.$D96];[.$D$2];[.$T$2])" office:value-type="string" office:string-value="โมฆะ" calcext:value-type="string">
            <text:p>โมฆะ</text:p>
          </table:table-cell>
          <table:table-cell table:formula="of:=GOOGLETRANSLATE_YOULIBRECALC([.$D96];[.$D$2];[.$U$2])" office:value-type="string" office:string-value="batal" calcext:value-type="string">
            <text:p>batal</text:p>
          </table:table-cell>
          <table:table-cell table:formula="of:=GOOGLETRANSLATE_YOULIBRECALC([.$D96];[.$D$2];[.$V$2])" office:value-type="string" office:string-value="null" calcext:value-type="string">
            <text:p>null</text:p>
          </table:table-cell>
          <table:table-cell table:formula="of:=GOOGLETRANSLATE_YOULIBRECALC([.$D96];[.$D$2];[.$W$2])" office:value-type="string" office:string-value="Null" calcext:value-type="string">
            <text:p>Null</text:p>
          </table:table-cell>
          <table:table-cell table:formula="of:=GOOGLETRANSLATE_YOULIBRECALC([.$D96];[.$D$2];[.$X$2])" office:value-type="string" office:string-value="нульовий" calcext:value-type="string">
            <text:p>нульовий</text:p>
          </table:table-cell>
          <table:table-cell table:formula="of:=GOOGLETRANSLATE_YOULIBRECALC([.$D96];[.$D$2];[.$Y$2])" office:value-type="string" office:string-value="vô giá trị" calcext:value-type="string">
            <text:p>vô giá trị</text:p>
          </table:table-cell>
          <table:table-cell table:formula="of:=GOOGLETRANSLATE_YOULIBRECALC([.$D96];[.$D$2];[.$Z$2])" office:value-type="string" office:string-value="NULL" calcext:value-type="string">
            <text:p>NULL</text:p>
          </table:table-cell>
          <table:table-cell table:formula="of:=GOOGLETRANSLATE_YOULIBRECALC([.$D96];[.$D$2];[.$AA$2])" office:value-type="string" office:string-value="tyhjä" calcext:value-type="string">
            <text:p>tyhjä</text:p>
          </table:table-cell>
          <table:table-cell table:formula="of:=GOOGLETRANSLATE_YOULIBRECALC([.$D96];[.$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7">
          <table:table-cell table:style-name="ce6" office:value-type="string" calcext:value-type="string">
            <text:p>***Cowgirl_AfterFirstInsertBotRape***</text:p>
          </table:table-cell>
          <table:table-cell table:style-name="ce17" office:value-type="string" calcext:value-type="string">
            <text:p>Bot</text:p>
          </table:table-cell>
          <table:table-cell table:style-name="ce6" office:value-type="string" calcext:value-type="string">
            <text:p>N</text:p>
          </table:table-cell>
          <table:table-cell table:style-name="ce30" office:value-type="string" calcext:value-type="string">
            <text:p>How does it feel not having control? Is not cool, right? ***See? You must always maintain your partner happy and never endorse selfish or abusive behaviour. ***Being raped is not nice, I know, but this is a simulation for you to never replicate.</text:p>
          </table:table-cell>
          <table:table-cell table:formula="of:=GOOGLETRANSLATE_YOULIBRECALC([.$D97];[.$D$2];[.$E$2])" office:value-type="string" office:string-value="感觉不受控制？不是很酷吗？ ***看？您必须始终保持伴侣快乐，永远不要认可自私或虐待行为。 ***被强奸不是很好，但这是一个模拟您永远不会复制的模拟。" calcext:value-type="string">
            <text:p>感觉不受控制？不是很酷吗？ ***看？您必须始终保持伴侣快乐，永远不要认可自私或虐待行为。 ***被强奸不是很好，但这是一个模拟您永远不会复制的模拟。</text:p>
          </table:table-cell>
          <table:table-cell table:formula="of:=GOOGLETRANSLATE_YOULIBRECALC([.$D97];[.$D$2];[.$F$2])" office:value-type="string" office:string-value="コントロールがないとどのように感じますか？クールではありませんよね？ ***見る？あなたは常にあなたのパートナーを幸せに維持しなければならず、決して利己的または虐待的な行動を支持しないでください。 ***レイプされることは良くありません、私は知っていますが、これはあなたが決して複製しないシミュレーションです。" calcext:value-type="string">
            <text:p>コントロールがないとどのように感じますか？クールではありませんよね？ ***見る？あなたは常にあなたのパートナーを幸せに維持しなければならず、決して利己的または虐待的な行動を支持しないでください。 ***レイプされることは良くありません、私は知っていますが、これはあなたが決して複製しないシミュレーションです。</text:p>
          </table:table-cell>
          <table:table-cell table:formula="of:=GOOGLETRANSLATE_YOULIBRECALC([.$D97];[.$D$2];[.$G$2])" office:value-type="string" office:string-value="Jak to jest nie mieć kontroli? Czy nie jest fajne, prawda? ***Widzieć? Zawsze musisz zachować swoje partnera szczęśliwego i nigdy nie popierać samolubnego lub obraźliwego zachowania. *** Zgwałcenie nie jest miłe, wiem, ale jest to symulacja dla ciebie, aby nigdy się nie powtórzyć." calcext:value-type="string">
            <text:p>Jak to jest nie mieć kontroli? Czy nie jest fajne, prawda? ***Widzieć? Zawsze musisz zachować swoje partnera szczęśliwego i nigdy nie popierać samolubnego lub obraźliwego zachowania. *** Zgwałcenie nie jest miłe, wiem, ale jest to symulacja dla ciebie, aby nigdy się nie powtórzyć.</text:p>
          </table:table-cell>
          <table:table-cell table:formula="of:=GOOGLETRANSLATE_YOULIBRECALC([.$D97];[.$D$2];[.$H$2])" office:value-type="string" office:string-value="¿Cómo se siente no tener control? No es genial, ¿verdad? ***¿Ver? Siempre debe mantener feliz a su pareja y nunca respaldar el comportamiento egoísta o abusivo. *** Ser violado no es agradable, lo sé, pero esta es una simulación para que nunca se replique." calcext:value-type="string">
            <text:p>¿Cómo se siente no tener control? No es genial, ¿verdad? ***¿Ver? Siempre debe mantener feliz a su pareja y nunca respaldar el comportamiento egoísta o abusivo. *** Ser violado no es agradable, lo sé, pero esta es una simulación para que nunca se replique.</text:p>
          </table:table-cell>
          <table:table-cell table:formula="of:=GOOGLETRANSLATE_YOULIBRECALC([.$D97];[.$D$2];[.$I$2])" office:value-type="string" office:string-value="Каково это не иметь контроля? Не круто, верно? ***Видеть? Вы всегда должны поддерживать своего партнера счастливым и никогда не поддерживать эгоистичное или оскорбительное поведение. *** Изнасиловать нехорошо, я знаю, но это симуляция для вас, чтобы никогда не повторять." calcext:value-type="string">
            <text:p>Каково это не иметь контроля? Не круто, верно? ***Видеть? Вы всегда должны поддерживать своего партнера счастливым и никогда не поддерживать эгоистичное или оскорбительное поведение. *** Изнасиловать нехорошо, я знаю, но это симуляция для вас, чтобы никогда не повторять.</text:p>
          </table:table-cell>
          <table:table-cell table:formula="of:=GOOGLETRANSLATE_YOULIBRECALC([.$D97];[.$D$2];[.$J$2])" office:value-type="string" office:string-value="Comment vous sentez-vous sans contrôle? N'est pas cool, non? ***Voir? Vous devez toujours maintenir votre partenaire heureux et ne jamais approuver un comportement égoïste ou abusif. *** Être violée n'est pas sympa, je sais, mais c'est une simulation à ne jamais reproduire." calcext:value-type="string">
            <text:p>Comment vous sentez-vous sans contrôle? N'est pas cool, non? ***Voir? Vous devez toujours maintenir votre partenaire heureux et ne jamais approuver un comportement égoïste ou abusif. *** Être violée n'est pas sympa, je sais, mais c'est une simulation à ne jamais reproduire.</text:p>
          </table:table-cell>
          <table:table-cell table:formula="of:=GOOGLETRANSLATE_YOULIBRECALC([.$D97];[.$D$2];[.$K$2])" office:value-type="string" office:string-value="Kako se vam zdi, da nima nadzora? Ni kul, kajne? *** Glej? Svojega partnerja morate vedno ohranjati srečno in nikoli ne podpirati sebično ali nasilnega vedenja. *** posiljevanje ni lepo, vem, ampak to je simulacija, da se nikoli ne ponovite." calcext:value-type="string">
            <text:p>Kako se vam zdi, da nima nadzora? Ni kul, kajne? *** Glej? Svojega partnerja morate vedno ohranjati srečno in nikoli ne podpirati sebično ali nasilnega vedenja. *** posiljevanje ni lepo, vem, ampak to je simulacija, da se nikoli ne ponovite.</text:p>
          </table:table-cell>
          <table:table-cell table:formula="of:=GOOGLETRANSLATE_YOULIBRECALC([.$D97];[.$D$2];[.$L$2])" office:value-type="string" office:string-value="Milyen érzés, hogy nem van ellenőrzés? Nem jó, igaz? *** Lásd? Mindig boldognak kell lennie a partnerének, és soha nem kell jóváhagynia az önző vagy bántalmazó viselkedést. *** A megerőszakolás nem kedves, tudom, de ez egy olyan szimuláció, amelyet soha nem replikálhat." calcext:value-type="string">
            <text:p>Milyen érzés, hogy nem van ellenőrzés? Nem jó, igaz? *** Lásd? Mindig boldognak kell lennie a partnerének, és soha nem kell jóváhagynia az önző vagy bántalmazó viselkedést. *** A megerőszakolás nem kedves, tudom, de ez egy olyan szimuláció, amelyet soha nem replikálhat.</text:p>
          </table:table-cell>
          <table:table-cell table:formula="of:=GOOGLETRANSLATE_YOULIBRECALC([.$D97];[.$D$2];[.$M$2])" office:value-type="string" office:string-value="Πώς αισθάνεται ότι δεν έχει έλεγχο; Δεν είναι δροσερό, σωστά; ***Βλέπω; Πρέπει πάντα να διατηρείτε τον σύντροφό σας ευτυχισμένο και ποτέ να μην υποστηρίξετε εγωιστική ή καταχρηστική συμπεριφορά. *** Η βιασμό δεν είναι ωραία, ξέρω, αλλά αυτή είναι μια προσομοίωση για να μην αναπαράγετε ποτέ." calcext:value-type="string">
            <text:p>Πώς αισθάνεται ότι δεν έχει έλεγχο; Δεν είναι δροσερό, σωστά; ***Βλέπω; Πρέπει πάντα να διατηρείτε τον σύντροφό σας ευτυχισμένο και ποτέ να μην υποστηρίξετε εγωιστική ή καταχρηστική συμπεριφορά. *** Η βιασμό δεν είναι ωραία, ξέρω, αλλά αυτή είναι μια προσομοίωση για να μην αναπαράγετε ποτέ.</text:p>
          </table:table-cell>
          <table:table-cell table:formula="of:=GOOGLETRANSLATE_YOULIBRECALC([.$D97];[.$D$2];[.$N$2])" office:value-type="string" office:string-value="Kontrol sahibi olmamak nasıl bir duygu? Havalı değil, değil mi? ***Görmek? Partnerinizi her zaman mutlu etmelisiniz ve asla bencil ya da küfürlü davranışları desteklemelisiniz. *** Tecavüze uğramak hoş değil, biliyorum, ama bu asla çoğaltılmaması için bir simülasyon." calcext:value-type="string">
            <text:p>Kontrol sahibi olmamak nasıl bir duygu? Havalı değil, değil mi? ***Görmek? Partnerinizi her zaman mutlu etmelisiniz ve asla bencil ya da küfürlü davranışları desteklemelisiniz. *** Tecavüze uğramak hoş değil, biliyorum, ama bu asla çoğaltılmaması için bir simülasyon.</text:p>
          </table:table-cell>
          <table:table-cell table:formula="of:=GOOGLETRANSLATE_YOULIBRECALC([.$D97];[.$D$2];[.$O$2])" office:value-type="string" office:string-value="Come ci si sente a non avere il controllo? Non è bello, giusto? ***Vedere? Devi sempre mantenere felice il tuo partner e non approvare mai un comportamento egoistico o offensivo. *** Essere violentati non è carino, lo so, ma questa è una simulazione per non replicare mai." calcext:value-type="string">
            <text:p>Come ci si sente a non avere il controllo? Non è bello, giusto? ***Vedere? Devi sempre mantenere felice il tuo partner e non approvare mai un comportamento egoistico o offensivo. *** Essere violentati non è carino, lo so, ma questa è una simulazione per non replicare mai.</text:p>
          </table:table-cell>
          <table:table-cell table:formula="of:=GOOGLETRANSLATE_YOULIBRECALC([.$D97];[.$D$2];[.$P$2])" office:value-type="string" office:string-value="Hoe voelt het geen controle over? Is niet cool, toch? ***Zien? Je moet je partner altijd gelukkig houden en nooit egoïstisch of beledigend gedrag onderschrijven. *** verkracht is niet leuk, ik weet het, maar dit is een simulatie voor jou om nooit te repliceren." calcext:value-type="string">
            <text:p>Hoe voelt het geen controle over? Is niet cool, toch? ***Zien? Je moet je partner altijd gelukkig houden en nooit egoïstisch of beledigend gedrag onderschrijven. *** verkracht is niet leuk, ik weet het, maar dit is een simulatie voor jou om nooit te repliceren.</text:p>
          </table:table-cell>
          <table:table-cell table:formula="of:=GOOGLETRANSLATE_YOULIBRECALC([.$D97];[.$D$2];[.$Q$2])" office:value-type="string" office:string-value="통제력이없는 느낌이 어떻습니까? 시원하지 않습니까? ***보다? 당신은 항상 당신의 파트너를 행복하게 유지하고이기 적이거나 학대적인 행동을 보증하지 않아야합니다. *** 강간당하는 것은 좋지 않지만, 이것은 당신이 결코 복제하지 않는 시뮬레이션입니다." calcext:value-type="string">
            <text:p>통제력이없는 느낌이 어떻습니까? 시원하지 않습니까? ***보다? 당신은 항상 당신의 파트너를 행복하게 유지하고이기 적이거나 학대적인 행동을 보증하지 않아야합니다. *** 강간당하는 것은 좋지 않지만, 이것은 당신이 결코 복제하지 않는 시뮬레이션입니다.</text:p>
          </table:table-cell>
          <table:table-cell table:formula="of:=GOOGLETRANSLATE_YOULIBRECALC([.$D97];[.$D$2];[.$R$2])" office:value-type="string" office:string-value="Ako to vyzerá, že nemá kontrolu? Nie je v pohode, však? *** Vidíš? Vždy musíte udržiavať svojho partnera šťastný a nikdy neschváliť sebecké alebo urážlivé správanie. *** Znásilnenie nie je pekné, viem, ale toto je simulácia, aby ste sa nikdy neopakovali." calcext:value-type="string">
            <text:p>Ako to vyzerá, že nemá kontrolu? Nie je v pohode, však? *** Vidíš? Vždy musíte udržiavať svojho partnera šťastný a nikdy neschváliť sebecké alebo urážlivé správanie. *** Znásilnenie nie je pekné, viem, ale toto je simulácia, aby ste sa nikdy neopakovali.</text:p>
          </table:table-cell>
          <table:table-cell table:formula="of:=GOOGLETRANSLATE_YOULIBRECALC([.$D97];[.$D$2];[.$S$2])" office:value-type="string" office:string-value="Como parece não ter controle? Não é legal, certo? ***Ver? Você sempre deve manter seu parceiro feliz e nunca endossar um comportamento egoísta ou abusivo. *** Ser estuprado não é bom, eu sei, mas esta é uma simulação para você nunca se replicar." calcext:value-type="string">
            <text:p>Como parece não ter controle? Não é legal, certo? ***Ver? Você sempre deve manter seu parceiro feliz e nunca endossar um comportamento egoísta ou abusivo. *** Ser estuprado não é bom, eu sei, mas esta é uma simulação para você nunca se replicar.</text:p>
          </table:table-cell>
          <table:table-cell table:formula="of:=GOOGLETRANSLATE_YOULIBRECALC([.$D97];[.$D$2];[.$T$2])" office:value-type="string" office:string-value="รู้สึกอย่างไรว่าไม่มีการควบคุม? ไม่เจ๋งใช่มั้ย ***ดู? คุณต้องรักษาความสุขให้คู่ของคุณและไม่เคยรับรองพฤติกรรมที่เห็นแก่ตัวหรือไม่เหมาะสม *** การถูกข่มขืนไม่ใช่เรื่องดีฉันรู้ แต่นี่เป็นแบบจำลองสำหรับคุณที่จะไม่ทำซ้ำ" calcext:value-type="string">
            <text:p>รู้สึกอย่างไรว่าไม่มีการควบคุม? ไม่เจ๋งใช่มั้ย ***ดู? คุณต้องรักษาความสุขให้คู่ของคุณและไม่เคยรับรองพฤติกรรมที่เห็นแก่ตัวหรือไม่เหมาะสม *** การถูกข่มขืนไม่ใช่เรื่องดีฉันรู้ แต่นี่เป็นแบบจำลองสำหรับคุณที่จะไม่ทำซ้ำ</text:p>
          </table:table-cell>
          <table:table-cell table:formula="of:=GOOGLETRANSLATE_YOULIBRECALC([.$D97];[.$D$2];[.$U$2])" office:value-type="string" office:string-value="Bagaimana rasanya tidak memiliki kendali? Tidak keren, kan? ***Melihat? Anda harus selalu menjaga pasangan Anda bahagia dan tidak pernah mendukung perilaku egois atau kasar. *** Diperkosa tidak baik, saya tahu, tetapi ini adalah simulasi bagi Anda untuk tidak pernah mereplikasi." calcext:value-type="string">
            <text:p>Bagaimana rasanya tidak memiliki kendali? Tidak keren, kan? ***Melihat? Anda harus selalu menjaga pasangan Anda bahagia dan tidak pernah mendukung perilaku egois atau kasar. *** Diperkosa tidak baik, saya tahu, tetapi ini adalah simulasi bagi Anda untuk tidak pernah mereplikasi.</text:p>
          </table:table-cell>
          <table:table-cell table:formula="of:=GOOGLETRANSLATE_YOULIBRECALC([.$D97];[.$D$2];[.$V$2])" office:value-type="string" office:string-value="Jaký je to pocit, že nemáte kontrolu? Není v pohodě, že? ***Vidět? Vždy musíte udržovat svého partnera šťastného a nikdy nepodporujete sobecké nebo urážlivé chování. *** znásilnění není hezké, já vím, ale to je simulace, kterou byste se nikdy neplikovali." calcext:value-type="string">
            <text:p>Jaký je to pocit, že nemáte kontrolu? Není v pohodě, že? ***Vidět? Vždy musíte udržovat svého partnera šťastného a nikdy nepodporujete sobecké nebo urážlivé chování. *** znásilnění není hezké, já vím, ale to je simulace, kterou byste se nikdy neplikovali.</text:p>
          </table:table-cell>
          <table:table-cell table:formula="of:=GOOGLETRANSLATE_YOULIBRECALC([.$D97];[.$D$2];[.$W$2])" office:value-type="string" office:string-value="Ano ang pakiramdam na walang kontrol? Hindi ba cool, di ba? *** Kita? Dapat mong palaging mapanatili ang iyong kapareha na masaya at hindi kailanman inendorso ang makasarili o mapang -abuso na pag -uugali. *** Ang pagiging ginahasa ay hindi maganda, alam ko, ngunit ito ay isang kunwa para sa iyo na hindi kailanman magtiklop." calcext:value-type="string">
            <text:p>Ano ang pakiramdam na walang kontrol? Hindi ba cool, di ba? *** Kita? Dapat mong palaging mapanatili ang iyong kapareha na masaya at hindi kailanman inendorso ang makasarili o mapang -abuso na pag -uugali. *** Ang pagiging ginahasa ay hindi maganda, alam ko, ngunit ito ay isang kunwa para sa iyo na hindi kailanman magtiklop.</text:p>
          </table:table-cell>
          <table:table-cell table:formula="of:=GOOGLETRANSLATE_YOULIBRECALC([.$D97];[.$D$2];[.$X$2])" office:value-type="string" office:string-value="Як це відчуває себе не має контролю? Не круто, правда? *** Дивіться? Ви завжди повинні підтримувати свого партнера щасливим і ніколи не схвалювати егоїстичну чи жорстоку поведінку. *** Згвалтування - це не приємно, я знаю, але це моделювання для вас ніколи не копіювати." calcext:value-type="string">
            <text:p>Як це відчуває себе не має контролю? Не круто, правда? *** Дивіться? Ви завжди повинні підтримувати свого партнера щасливим і ніколи не схвалювати егоїстичну чи жорстоку поведінку. *** Згвалтування - це не приємно, я знаю, але це моделювання для вас ніколи не копіювати.</text:p>
          </table:table-cell>
          <table:table-cell table:formula="of:=GOOGLETRANSLATE_YOULIBRECALC([.$D97];[.$D$2];[.$Y$2])" office:value-type="string" office:string-value="Làm thế nào nó cảm thấy không có quyền kiểm soát? Không mát, phải không? ***Nhìn thấy? Bạn phải luôn duy trì đối tác của mình hạnh phúc và không bao giờ tán thành hành vi ích kỷ hoặc lạm dụng. *** bị hãm hiếp không tốt, tôi biết, nhưng đây là một mô phỏng để bạn không bao giờ sao chép." calcext:value-type="string">
            <text:p>Làm thế nào nó cảm thấy không có quyền kiểm soát? Không mát, phải không? ***Nhìn thấy? Bạn phải luôn duy trì đối tác của mình hạnh phúc và không bao giờ tán thành hành vi ích kỷ hoặc lạm dụng. *** bị hãm hiếp không tốt, tôi biết, nhưng đây là một mô phỏng để bạn không bao giờ sao chép.</text:p>
          </table:table-cell>
          <table:table-cell table:formula="of:=GOOGLETRANSLATE_YOULIBRECALC([.$D97];[.$D$2];[.$Z$2])" office:value-type="string" office:string-value="Wie fühlt es sich an, keine Kontrolle zu haben? Ist nicht cool, oder? ***Sehen? Sie müssen Ihren Partner immer glücklich halten und niemals ein egoistisches oder missbräuchliches Verhalten unterstützen. *** Vergewaltigt zu werden ist nicht schön, ich weiß, aber dies ist eine Simulation für Sie, die Sie nie replizieren können." calcext:value-type="string">
            <text:p>Wie fühlt es sich an, keine Kontrolle zu haben? Ist nicht cool, oder? ***Sehen? Sie müssen Ihren Partner immer glücklich halten und niemals ein egoistisches oder missbräuchliches Verhalten unterstützen. *** Vergewaltigt zu werden ist nicht schön, ich weiß, aber dies ist eine Simulation für Sie, die Sie nie replizieren können.</text:p>
          </table:table-cell>
          <table:table-cell table:formula="of:=GOOGLETRANSLATE_YOULIBRECALC([.$D97];[.$D$2];[.$AA$2])" office:value-type="string" office:string-value="Miltä tuntuu olevan hallintaa? Ei ole siistiä, eikö? *** Katso? Sinun on aina ylläpidettävä kumppaniasi onnellinen ja koskaan tuettava itsekkyyttä tai väärinkäyttäytymistä. *** Raiskaaminen ei ole mukavaa, tiedän, mutta tämä on simulointi, jota et koskaan toista." calcext:value-type="string">
            <text:p>Miltä tuntuu olevan hallintaa? Ei ole siistiä, eikö? *** Katso? Sinun on aina ylläpidettävä kumppaniasi onnellinen ja koskaan tuettava itsekkyyttä tai väärinkäyttäytymistä. *** Raiskaaminen ei ole mukavaa, tiedän, mutta tämä on simulointi, jota et koskaan toista.</text:p>
          </table:table-cell>
          <table:table-cell table:formula="of:=GOOGLETRANSLATE_YOULIBRECALC([.$D97];[.$D$2];[.$AB$2])" office:value-type="string" office:string-value="Hvordan føles det ikke at have kontrol? Er ikke cool, ikke? ***Se? Du skal altid bevare din partner glad og støtter aldrig egoistisk eller voldelig opførsel. *** At blive voldtaget er ikke rart, jeg ved, men dette er en simulering for dig at aldrig replikere." calcext:value-type="string">
            <text:p>Hvordan føles det ikke at have kontrol? Er ikke cool, ikke? ***Se? Du skal altid bevare din partner glad og støtter aldrig egoistisk eller voldelig opførsel. *** At blive voldtaget er ikke rart, jeg ved, men dette er en simulering for dig at aldrig replikere.</text:p>
          </table:table-cell>
          <table:table-cell office:value-type="string" calcext:value-type="string">
            <text:p>***END***</text:p>
          </table:table-cell>
          <table:table-cell table:number-columns-repeated="16355"/>
        </table:table-row>
        <table:table-row table:style-name="ro15">
          <table:table-cell table:style-name="ce6" office:value-type="string" calcext:value-type="string">
            <text:p>***Cowgirl_AfterFirstInsertBotRape***</text:p>
          </table:table-cell>
          <table:table-cell table:style-name="ce17" office:value-type="string" calcext:value-type="string">
            <text:p>You</text:p>
          </table:table-cell>
          <table:table-cell table:style-name="ce6" office:value-type="string" calcext:value-type="string">
            <text:p>N</text:p>
          </table:table-cell>
          <table:table-cell table:style-name="ce30" office:value-type="string" calcext:value-type="string">
            <text:p>null</text:p>
          </table:table-cell>
          <table:table-cell table:formula="of:=GOOGLETRANSLATE_YOULIBRECALC([.$D98];[.$D$2];[.$E$2])" office:value-type="string" office:string-value="无效的" calcext:value-type="string">
            <text:p>无效的</text:p>
          </table:table-cell>
          <table:table-cell table:formula="of:=GOOGLETRANSLATE_YOULIBRECALC([.$D98];[.$D$2];[.$F$2])" office:value-type="string" office:string-value="ヌル" calcext:value-type="string">
            <text:p>ヌル</text:p>
          </table:table-cell>
          <table:table-cell table:formula="of:=GOOGLETRANSLATE_YOULIBRECALC([.$D98];[.$D$2];[.$G$2])" office:value-type="string" office:string-value="nieważny" calcext:value-type="string">
            <text:p>nieważny</text:p>
          </table:table-cell>
          <table:table-cell table:formula="of:=GOOGLETRANSLATE_YOULIBRECALC([.$D98];[.$D$2];[.$H$2])" office:value-type="string" office:string-value="nulo" calcext:value-type="string">
            <text:p>nulo</text:p>
          </table:table-cell>
          <table:table-cell table:formula="of:=GOOGLETRANSLATE_YOULIBRECALC([.$D98];[.$D$2];[.$I$2])" office:value-type="string" office:string-value="нулевой" calcext:value-type="string">
            <text:p>нулевой</text:p>
          </table:table-cell>
          <table:table-cell table:formula="of:=GOOGLETRANSLATE_YOULIBRECALC([.$D98];[.$D$2];[.$J$2])" office:value-type="string" office:string-value="nul" calcext:value-type="string">
            <text:p>nul</text:p>
          </table:table-cell>
          <table:table-cell table:formula="of:=GOOGLETRANSLATE_YOULIBRECALC([.$D98];[.$D$2];[.$K$2])" office:value-type="string" office:string-value="null" calcext:value-type="string">
            <text:p>null</text:p>
          </table:table-cell>
          <table:table-cell table:formula="of:=GOOGLETRANSLATE_YOULIBRECALC([.$D98];[.$D$2];[.$L$2])" office:value-type="string" office:string-value="nulla" calcext:value-type="string">
            <text:p>nulla</text:p>
          </table:table-cell>
          <table:table-cell table:formula="of:=GOOGLETRANSLATE_YOULIBRECALC([.$D98];[.$D$2];[.$M$2])" office:value-type="string" office:string-value="άκυρος" calcext:value-type="string">
            <text:p>άκυρος</text:p>
          </table:table-cell>
          <table:table-cell table:formula="of:=GOOGLETRANSLATE_YOULIBRECALC([.$D98];[.$D$2];[.$N$2])" office:value-type="string" office:string-value="hükümsüz" calcext:value-type="string">
            <text:p>hükümsüz</text:p>
          </table:table-cell>
          <table:table-cell table:formula="of:=GOOGLETRANSLATE_YOULIBRECALC([.$D98];[.$D$2];[.$O$2])" office:value-type="string" office:string-value="null" calcext:value-type="string">
            <text:p>null</text:p>
          </table:table-cell>
          <table:table-cell table:formula="of:=GOOGLETRANSLATE_YOULIBRECALC([.$D98];[.$D$2];[.$P$2])" office:value-type="string" office:string-value="nul" calcext:value-type="string">
            <text:p>nul</text:p>
          </table:table-cell>
          <table:table-cell table:formula="of:=GOOGLETRANSLATE_YOULIBRECALC([.$D98];[.$D$2];[.$Q$2])" office:value-type="string" office:string-value="널" calcext:value-type="string">
            <text:p>널</text:p>
          </table:table-cell>
          <table:table-cell table:formula="of:=GOOGLETRANSLATE_YOULIBRECALC([.$D98];[.$D$2];[.$R$2])" office:value-type="string" office:string-value="nulové" calcext:value-type="string">
            <text:p>nulové</text:p>
          </table:table-cell>
          <table:table-cell table:formula="of:=GOOGLETRANSLATE_YOULIBRECALC([.$D98];[.$D$2];[.$S$2])" office:value-type="string" office:string-value="nulo" calcext:value-type="string">
            <text:p>nulo</text:p>
          </table:table-cell>
          <table:table-cell table:formula="of:=GOOGLETRANSLATE_YOULIBRECALC([.$D98];[.$D$2];[.$T$2])" office:value-type="string" office:string-value="โมฆะ" calcext:value-type="string">
            <text:p>โมฆะ</text:p>
          </table:table-cell>
          <table:table-cell table:formula="of:=GOOGLETRANSLATE_YOULIBRECALC([.$D98];[.$D$2];[.$U$2])" office:value-type="string" office:string-value="batal" calcext:value-type="string">
            <text:p>batal</text:p>
          </table:table-cell>
          <table:table-cell table:formula="of:=GOOGLETRANSLATE_YOULIBRECALC([.$D98];[.$D$2];[.$V$2])" office:value-type="string" office:string-value="null" calcext:value-type="string">
            <text:p>null</text:p>
          </table:table-cell>
          <table:table-cell table:formula="of:=GOOGLETRANSLATE_YOULIBRECALC([.$D98];[.$D$2];[.$W$2])" office:value-type="string" office:string-value="Null" calcext:value-type="string">
            <text:p>Null</text:p>
          </table:table-cell>
          <table:table-cell table:formula="of:=GOOGLETRANSLATE_YOULIBRECALC([.$D98];[.$D$2];[.$X$2])" office:value-type="string" office:string-value="нульовий" calcext:value-type="string">
            <text:p>нульовий</text:p>
          </table:table-cell>
          <table:table-cell table:formula="of:=GOOGLETRANSLATE_YOULIBRECALC([.$D98];[.$D$2];[.$Y$2])" office:value-type="string" office:string-value="vô giá trị" calcext:value-type="string">
            <text:p>vô giá trị</text:p>
          </table:table-cell>
          <table:table-cell table:formula="of:=GOOGLETRANSLATE_YOULIBRECALC([.$D98];[.$D$2];[.$Z$2])" office:value-type="string" office:string-value="NULL" calcext:value-type="string">
            <text:p>NULL</text:p>
          </table:table-cell>
          <table:table-cell table:formula="of:=GOOGLETRANSLATE_YOULIBRECALC([.$D98];[.$D$2];[.$AA$2])" office:value-type="string" office:string-value="tyhjä" calcext:value-type="string">
            <text:p>tyhjä</text:p>
          </table:table-cell>
          <table:table-cell table:formula="of:=GOOGLETRANSLATE_YOULIBRECALC([.$D98];[.$D$2];[.$AB$2])" office:value-type="string" office:string-value="nul" calcext:value-type="string">
            <text:p>nul</text:p>
          </table:table-cell>
          <table:table-cell office:value-type="string" calcext:value-type="string">
            <text:p>***END***</text:p>
          </table:table-cell>
          <table:table-cell table:number-columns-repeated="16355"/>
        </table:table-row>
        <table:table-row table:style-name="ro1" table:number-rows-repeated="3">
          <table:table-cell table:style-name="ce6"/>
          <table:table-cell table:style-name="ce17"/>
          <table:table-cell table:style-name="ce6"/>
          <table:table-cell table:style-name="ce30"/>
          <table:table-cell table:number-columns-repeated="16380"/>
        </table:table-row>
        <table:table-row table:style-name="ro1" table:number-rows-repeated="88">
          <table:table-cell table:style-name="ce6"/>
          <table:table-cell table:style-name="ce17"/>
          <table:table-cell table:style-name="ce6" table:number-columns-repeated="2"/>
          <table:table-cell table:number-columns-repeated="16380"/>
        </table:table-row>
        <table:table-row table:style-name="ro20" table:number-rows-repeated="1048386">
          <table:table-cell table:number-columns-repeated="16384"/>
        </table:table-row>
        <table:table-row table:style-name="ro20">
          <table:table-cell table:number-columns-repeated="16384"/>
        </table:table-row>
        <calcext:conditional-formats>
          <calcext:conditional-format calcext:target-range-address="Hoja1.B1:Hoja1.B1048576">
            <calcext:condition calcext:apply-style-name="Good" calcext:value="contains-text(&quot;Bot&quot;)" calcext:base-cell-address="Hoja1.B1"/>
          </calcext:conditional-format>
          <calcext:conditional-format calcext:target-range-address="Hoja1.B1:Hoja1.B1048576">
            <calcext:condition calcext:apply-style-name="Neutral" calcext:value="contains-text(&quot;You&quot;)" calcext:base-cell-address="Hoja1.B1"/>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number-style style:name="N112P0" style:volatile="true">
      <number:number number:decimal-places="0" number:min-decimal-places="0" number:min-integer-digits="1" number:grouping="true"/>
      <number:text> €</number:text>
    </number:number-style>
    <number:number-style style:name="N112">
      <number:text>-</number:text>
      <number:number number:decimal-places="0" number:min-decimal-places="0" number:min-integer-digits="1" number:grouping="true"/>
      <number:text> €</number:text>
      <style:map style:condition="value()&gt;=0" style:apply-style-name="N112P0"/>
    </number:number-style>
    <number:number-style style:name="N113P0" style:volatile="true">
      <number:number number:decimal-places="0" number:min-decimal-places="0" number:min-integer-digits="1" number:grouping="true"/>
      <number:text> €</number:text>
    </number:number-style>
    <number:number-style style:name="N113">
      <style:text-properties fo:color="#ff0000"/>
      <number:text>-</number:text>
      <number:number number:decimal-places="0" number:min-decimal-places="0" number:min-integer-digits="1" number:grouping="true"/>
      <number:text> €</number:text>
      <style:map style:condition="value()&gt;=0" style:apply-style-name="N113P0"/>
    </number:number-style>
    <number:number-style style:name="N115P0" style:volatile="true">
      <number:number number:decimal-places="2" number:min-decimal-places="2" number:min-integer-digits="1" number:grouping="true"/>
      <number:text> €</number:text>
    </number:number-style>
    <number:number-style style:name="N115">
      <number:text>-</number:text>
      <number:number number:decimal-places="2" number:min-decimal-places="2" number:min-integer-digits="1" number:grouping="true"/>
      <number:text> €</number:text>
      <style:map style:condition="value()&gt;=0" style:apply-style-name="N115P0"/>
    </number:number-style>
    <number:number-style style:name="N116P0" style:volatile="true">
      <number:number number:decimal-places="2" number:min-decimal-places="2" number:min-integer-digits="1" number:grouping="true"/>
      <number:text> €</number:text>
    </number:number-style>
    <number:number-style style:name="N116">
      <style:text-properties fo:color="#ff0000"/>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0" number:min-decimal-places="0" number:min-integer-digits="1" number:grouping="true"/>
    </number:number-style>
    <number:number-style style:name="N117">
      <number:text>-</number:text>
      <number:number number:decimal-places="0" number:min-decimal-places="0" number:min-integer-digits="1" number:grouping="true"/>
      <style:map style:condition="value()&gt;=0" style:apply-style-name="N117P0"/>
    </number:number-style>
    <number:number-style style:name="N118P0" style:volatile="true">
      <number:number number:decimal-places="0" number:min-decimal-places="0" number:min-integer-digits="1" number:grouping="true"/>
    </number:number-style>
    <number:number-style style:name="N118">
      <style:text-properties fo:color="#ff0000"/>
      <number:text>-</number:text>
      <number:number number:decimal-places="0" number:min-decimal-places="0" number:min-integer-digits="1" number:grouping="true"/>
      <style:map style:condition="value()&gt;=0" style:apply-style-name="N118P0"/>
    </number:number-style>
    <number:number-style style:name="N119P0" style:volatile="true">
      <number:number number:decimal-places="2" number:min-decimal-places="2" number:min-integer-digits="1" number:grouping="true"/>
    </number:number-style>
    <number:number-style style:name="N119">
      <number:text>-</number:text>
      <number:number number:decimal-places="2" number:min-decimal-places="2" number:min-integer-digits="1" number:grouping="true"/>
      <style:map style:condition="value()&gt;=0" style:apply-style-name="N119P0"/>
    </number:number-style>
    <number:number-style style:name="N120P0" style:volatile="true">
      <number:number number:decimal-places="2" number:min-decimal-places="2" number:min-integer-digits="1" number:grouping="true"/>
    </number:number-style>
    <number:number-style style:name="N120">
      <style:text-properties fo:color="#ff0000"/>
      <number:text>-</number:text>
      <number:number number:decimal-places="2" number:min-decimal-places="2" number:min-integer-digits="1" number:grouping="true"/>
      <style:map style:condition="value()&gt;=0" style:apply-style-name="N120P0"/>
    </number:number-style>
    <number:number-style style:name="N12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24P1" style:volatile="true">
      <number:text>-</number:text>
      <number:fill-character> </number:fill-character>
      <number:number number:decimal-places="0" number:min-decimal-places="0" number:min-integer-digits="1" number:grouping="true"/>
      <number:text loext:blank-width-char="-"> </number:text>
    </number:number-style>
    <number:number-style style:name="N124P2" style:volatile="true">
      <number:text loext:blank-width-char="-"> </number:text>
      <number:fill-character> </number:fill-character>
      <number:text>- _-</number:text>
    </number:number-style>
    <number:text-style style:name="N124">
      <number:text loext:blank-width-char="-"> </number:text>
      <number:text-content/>
      <number:text loext:blank-width-char="-"> </number:text>
      <style:map style:condition="value()&gt;0" style:apply-style-name="N124P0"/>
      <style:map style:condition="value()&lt;0" style:apply-style-name="N124P1"/>
      <style:map style:condition="value()=0" style:apply-style-name="N124P2"/>
    </number:text-style>
    <number:number-style style:name="N128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28P1" style:volatile="true">
      <number:text>-</number:text>
      <number:fill-character> </number:fill-character>
      <number:number number:decimal-places="0" number:min-decimal-places="0" number:min-integer-digits="1" number:grouping="true"/>
      <number:text loext:blank-width-char="-2"> € </number:text>
    </number:number-style>
    <number:number-style style:name="N128P2" style:volatile="true">
      <number:text loext:blank-width-char="-"> </number:text>
      <number:fill-character> </number:fill-character>
      <number:text loext:blank-width-char="-3">- € </number:text>
    </number:number-style>
    <number:text-style style:name="N128">
      <number:text loext:blank-width-char="-"> </number:text>
      <number:text-content/>
      <number:text loext:blank-width-char="-"> </number:text>
      <style:map style:condition="value()&gt;0" style:apply-style-name="N128P0"/>
      <style:map style:condition="value()&lt;0" style:apply-style-name="N128P1"/>
      <style:map style:condition="value()=0" style:apply-style-name="N128P2"/>
    </number:text-style>
    <number:number-style style:name="N132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2P1" style:volatile="true">
      <number:text>-</number:text>
      <number:fill-character> </number:fill-character>
      <number:number number:decimal-places="2" number:min-decimal-places="2" number:min-integer-digits="1" number:grouping="true"/>
      <number:text loext:blank-width-char="-"> </number:text>
    </number:number-style>
    <number:number-style style:name="N132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2">
      <number:text loext:blank-width-char="-"> </number:text>
      <number:text-content/>
      <number:text loext:blank-width-char="-"> </number:text>
      <style:map style:condition="value()&gt;0" style:apply-style-name="N132P0"/>
      <style:map style:condition="value()&lt;0" style:apply-style-name="N132P1"/>
      <style:map style:condition="value()=0" style:apply-style-name="N132P2"/>
    </number:text-style>
    <number:number-style style:name="N136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36P1" style:volatile="true">
      <number:text>-</number:text>
      <number:fill-character> </number:fill-character>
      <number:number number:decimal-places="2" number:min-decimal-places="2" number:min-integer-digits="1" number:grouping="true"/>
      <number:text loext:blank-width-char="-2"> € </number:text>
    </number:number-style>
    <number:number-style style:name="N136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decimal-places="1" number:min-integer-digits="1" number:min-exponent-digits="1" number:exponent-interval="3" number:forced-exponent-sign="true"/>
    </number:number-style>
    <number:number-style style:name="N142P0" style:volatile="true">
      <number:text>Sí</number:text>
    </number:number-style>
    <number:number-style style:name="N142P1" style:volatile="true">
      <number:text>Sí</number:text>
    </number:number-style>
    <number:number-style style:name="N142">
      <number:text>No</number:text>
      <style:map style:condition="value()&gt;0" style:apply-style-name="N142P0"/>
      <style:map style:condition="value()&lt;0" style:apply-style-name="N142P1"/>
    </number:number-style>
    <number:number-style style:name="N144P0" style:volatile="true">
      <number:text>Verdadero</number:text>
    </number:number-style>
    <number:number-style style:name="N144P1" style:volatile="true">
      <number:text>Verdadero</number:text>
    </number:number-style>
    <number:number-style style:name="N144">
      <number:text>Falso</number:text>
      <style:map style:condition="value()&gt;0" style:apply-style-name="N144P0"/>
      <style:map style:condition="value()&lt;0" style:apply-style-name="N144P1"/>
    </number:number-style>
    <number:number-style style:name="N146P0" style:volatile="true">
      <number:text>Activado</number:text>
    </number:number-style>
    <number:number-style style:name="N146P1" style:volatile="true">
      <number:text>Activado</number:text>
    </number:number-style>
    <number:number-style style:name="N146">
      <number:text>Desactivado</number:text>
      <style:map style:condition="value()&gt;0" style:apply-style-name="N146P0"/>
      <style:map style:condition="value()&lt;0" style:apply-style-name="N146P1"/>
    </number:number-style>
    <number:currency-style style:name="N148P0" style:volatile="true">
      <number:currency-symbol number:language="es" number:country="ES">€</number:currency-symbol>
      <number:text> </number:text>
      <number:number number:decimal-places="2" number:min-decimal-places="2" number:min-integer-digits="1" number:grouping="true"/>
      <number:text> _)</number:text>
    </number:currency-style>
    <number:currency-style style:name="N148">
      <style:text-properties fo:color="#ff0000"/>
      <number:text>(</number:text>
      <number:currency-symbol number:language="es" number:country="ES">€</number:currency-symbol>
      <number:text> </number:text>
      <number:number number:decimal-places="2" number:min-decimal-places="2" number:min-integer-digits="1" number:grouping="true"/>
      <number:text>)</number:text>
      <style:map style:condition="value()&gt;=0" style:apply-style-name="N148P0"/>
    </number:currency-style>
    <number:number-style style:name="N149P0" style:volatile="true">
      <number:number number:decimal-places="0" number:min-decimal-places="0" number:min-integer-digits="1" number:grouping="true"/>
      <number:text> €</number:text>
    </number:number-style>
    <number:number-style style:name="N149">
      <number:text>-</number:text>
      <number:number number:decimal-places="0" number:min-decimal-places="0" number:min-integer-digits="1" number:grouping="true"/>
      <number:text> €</number:text>
      <style:map style:condition="value()&gt;=0" style:apply-style-name="N149P0"/>
    </number:number-style>
    <number:number-style style:name="N150P0" style:volatile="true">
      <number:number number:decimal-places="0" number:min-decimal-places="0" number:min-integer-digits="1" number:grouping="true"/>
      <number:text> €</number:text>
    </number:number-style>
    <number:number-style style:name="N150">
      <style:text-properties fo:color="#ff0000"/>
      <number:text>-</number:text>
      <number:number number:decimal-places="0" number:min-decimal-places="0" number:min-integer-digits="1" number:grouping="true"/>
      <number:text> €</number:text>
      <style:map style:condition="value()&gt;=0" style:apply-style-name="N150P0"/>
    </number:number-style>
    <number:number-style style:name="N151P0" style:volatile="true">
      <number:number number:decimal-places="2" number:min-decimal-places="2" number:min-integer-digits="1" number:grouping="true"/>
      <number:text> €</number:text>
    </number:number-style>
    <number:number-style style:name="N151">
      <number:text>-</number:text>
      <number:number number:decimal-places="2" number:min-decimal-places="2" number:min-integer-digits="1" number:grouping="true"/>
      <number:text> €</number:text>
      <style:map style:condition="value()&gt;=0" style:apply-style-name="N151P0"/>
    </number:number-style>
    <number:number-style style:name="N152P0" style:volatile="true">
      <number:number number:decimal-places="2" number:min-decimal-places="2" number:min-integer-digits="1" number:grouping="true"/>
      <number:text> €</number:text>
    </number:number-style>
    <number:number-style style:name="N152">
      <style:text-properties fo:color="#ff0000"/>
      <number:text>-</number:text>
      <number:number number:decimal-places="2" number:min-decimal-places="2" number:min-integer-digits="1" number:grouping="true"/>
      <number:text> €</number:text>
      <style:map style:condition="value()&gt;=0" style:apply-style-name="N152P0"/>
    </number:number-style>
    <number:number-style style:name="N153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3P1" style:volatile="true">
      <number:text>-</number:text>
      <number:fill-character> </number:fill-character>
      <number:number number:decimal-places="0" number:min-decimal-places="0" number:min-integer-digits="1" number:grouping="true"/>
      <number:text loext:blank-width-char="-"> </number:text>
    </number:number-style>
    <number:number-style style:name="N153P2" style:volatile="true">
      <number:text loext:blank-width-char="-"> </number:text>
      <number:fill-character> </number:fill-character>
      <number:text loext:blank-width-char="-1">- </number:text>
    </number:number-style>
    <number:text-style style:name="N153">
      <number:text loext:blank-width-char="-"> </number:text>
      <number:text-content/>
      <number:text loext:blank-width-char="-"> </number:text>
      <style:map style:condition="value()&gt;0" style:apply-style-name="N153P0"/>
      <style:map style:condition="value()&lt;0" style:apply-style-name="N153P1"/>
      <style:map style:condition="value()=0" style:apply-style-name="N153P2"/>
    </number:text-style>
    <number:number-style style:name="N154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54P1" style:volatile="true">
      <number:text>-</number:text>
      <number:fill-character> </number:fill-character>
      <number:number number:decimal-places="0" number:min-decimal-places="0" number:min-integer-digits="1" number:grouping="true"/>
      <number:text loext:blank-width-char="-2"> € </number:text>
    </number:number-style>
    <number:number-style style:name="N154P2" style:volatile="true">
      <number:text loext:blank-width-char="-"> </number:text>
      <number:fill-character> </number:fill-character>
      <number:text loext:blank-width-char="-3">- € </number:text>
    </number:number-style>
    <number:text-style style:name="N154">
      <number:text loext:blank-width-char="-"> </number:text>
      <number:text-content/>
      <number:text loext:blank-width-char="-"> </number:text>
      <style:map style:condition="value()&gt;0" style:apply-style-name="N154P0"/>
      <style:map style:condition="value()&lt;0" style:apply-style-name="N154P1"/>
      <style:map style:condition="value()=0" style:apply-style-name="N154P2"/>
    </number:text-style>
    <number:number-style style:name="N155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5P1" style:volatile="true">
      <number:text>-</number:text>
      <number:fill-character> </number:fill-character>
      <number:number number:decimal-places="2" number:min-decimal-places="2" number:min-integer-digits="1" number:grouping="true"/>
      <number:text loext:blank-width-char="-"> </number:text>
    </number:number-style>
    <number:number-style style:name="N155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6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56P1" style:volatile="true">
      <number:text>-</number:text>
      <number:fill-character> </number:fill-character>
      <number:number number:decimal-places="2" number:min-decimal-places="2" number:min-integer-digits="1" number:grouping="true"/>
      <number:text loext:blank-width-char="-2"> € </number:text>
    </number:number-style>
    <number:number-style style:name="N156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56">
      <number:text loext:blank-width-char="-"> </number:text>
      <number:text-content/>
      <number:text loext:blank-width-char="-"> </number:text>
      <style:map style:condition="value()&gt;0" style:apply-style-name="N156P0"/>
      <style:map style:condition="value()&lt;0" style:apply-style-name="N156P1"/>
      <style:map style:condition="value()=0" style:apply-style-name="N156P2"/>
    </number:text-style>
    <number:number-style style:name="N157P0" style:volatile="true">
      <number:text>Sí</number:text>
    </number:number-style>
    <number:number-style style:name="N157P1" style:volatile="true">
      <number:text>Sí</number:text>
    </number:number-style>
    <number:number-style style:name="N157">
      <number:text>No</number:text>
      <style:map style:condition="value()&gt;0" style:apply-style-name="N157P0"/>
      <style:map style:condition="value()&lt;0" style:apply-style-name="N157P1"/>
    </number:number-style>
    <number:number-style style:name="N158P0" style:volatile="true">
      <number:text>Verdadero</number:text>
    </number:number-style>
    <number:number-style style:name="N158P1" style:volatile="true">
      <number:text>Verdadero</number:text>
    </number:number-style>
    <number:number-style style:name="N158">
      <number:text>Falso</number:text>
      <style:map style:condition="value()&gt;0" style:apply-style-name="N158P0"/>
      <style:map style:condition="value()&lt;0" style:apply-style-name="N158P1"/>
    </number:number-style>
    <number:number-style style:name="N159P0" style:volatile="true">
      <number:text>Activado</number:text>
    </number:number-style>
    <number:number-style style:name="N159P1" style:volatile="true">
      <number:text>Activado</number:text>
    </number:number-style>
    <number:number-style style:name="N159">
      <number:text>Desactivado</number:text>
      <style:map style:condition="value()&gt;0" style:apply-style-name="N159P0"/>
      <style:map style:condition="value()&lt;0" style:apply-style-name="N159P1"/>
    </number:number-style>
    <number:currency-style style:name="N160P0" style:volatile="true">
      <number:currency-symbol number:language="es" number:country="ES">€</number:currency-symbol>
      <number:text> </number:text>
      <number:number number:decimal-places="2" number:min-decimal-places="2" number:min-integer-digits="1" number:grouping="true"/>
      <number:text loext:blank-width-char=")"> </number:text>
    </number:currency-style>
    <number:currency-style style:name="N160">
      <style:text-properties fo:color="#ff0000"/>
      <number:text>(</number:text>
      <number:currency-symbol number:language="es" number:country="ES">€</number:currency-symbol>
      <number:text> </number:text>
      <number:number number:decimal-places="2" number:min-decimal-places="2" number:min-integer-digits="1" number:grouping="true"/>
      <number:text>)</number:text>
      <style:map style:condition="value()&gt;=0" style:apply-style-name="N160P0"/>
    </number:currency-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4">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24">00/00/0000</text:date>, <text:time style:data-style-name="N2" text:time-value="10:07:01.074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Hoja1" style:display-name="PageStyle_Hoja1" style:page-layout-name="Mpm3">
      <style:header style:display="false"/>
      <style:header-left style:display="false"/>
      <style:header-first style:display="false"/>
      <style:footer style:display="false"/>
      <style:footer-left style:display="false"/>
      <style:footer-first style:display="false"/>
    </style:master-page>
    <style:master-page style:name="PageStyle_5f_Hoja1_20_1" style:display-name="PageStyle_Hoja1 1" style:page-layout-name="Mpm3">
      <style:header style:display="false"/>
      <style:header-left style:display="false"/>
      <style:header-first style:display="false"/>
      <style:footer style:display="false"/>
      <style:footer-left style:display="false"/>
      <style:footer-first style:display="false"/>
    </style:master-page>
    <style:master-page style:name="PageStyle_5f_Hoja1_20_2" style:display-name="PageStyle_Hoja1 2"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8-16T22:55:08.012000000</meta:creation-date>
    <dc:date>2025-08-24T10:49:49.459000000</dc:date>
    <meta:editing-duration>PT5H41M55S</meta:editing-duration>
    <meta:editing-cycles>36</meta:editing-cycles>
    <meta:generator>LibreOffice/24.2.5.2$Windows_X86_64 LibreOffice_project/bffef4ea93e59bebbeaf7f431bb02b1a39ee8a59</meta:generator>
    <meta:document-statistic meta:table-count="1" meta:cell-count="2827" meta:object-count="0"/>
  </office:meta>
</office:document-meta>
</file>